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646in"/>
    </style:style>
    <style:style style:name="co2" style:family="table-column">
      <style:table-column-properties fo:break-before="auto" style:column-width="0.3429in"/>
    </style:style>
    <style:style style:name="co3" style:family="table-column">
      <style:table-column-properties fo:break-before="auto" style:column-width="0.4071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1.3508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1.2898in"/>
    </style:style>
    <style:style style:name="co8" style:family="table-column">
      <style:table-column-properties fo:break-before="auto" style:column-width="1.4075in"/>
    </style:style>
    <style:style style:name="co9" style:family="table-column">
      <style:table-column-properties fo:break-before="auto" style:column-width="1.62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fined graph of velocity and Pressure" table:style-name="ta1">
        <table:shapes>
          <draw:frame draw:z-index="0" draw:style-name="gr1" draw:text-style-name="P1" svg:width="6.3004in" svg:height="3.5453in" svg:x="4.0996in" svg:y="0in">
            <draw:object draw:notify-on-update-of-ranges="'Refined graph of velocity and Pressure'.A2:'Refined graph of velocity and Pressure'.A990 'Refined graph of velocity and Pressure'.B1:'Refined graph of velocity and Pressure'.B1 'Refined graph of velocity and Pressure'.B2:'Refined graph of velocity and Pressure'.B99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04in" svg:height="3.5453in" svg:x="4.1213in" svg:y="3.7961in">
            <draw:object draw:notify-on-update-of-ranges="'Refined graph of velocity and Pressure'.A2:'Refined graph of velocity and Pressure'.A990 'Refined graph of velocity and Pressure'.E1:'Refined graph of velocity and Pressure'.E1 'Refined graph of velocity and Pressure'.E2:'Refined graph of velocity and Pressure'.E99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rc_lengt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:0</text:p>
          </table:table-cell>
          <table:table-cell office:value-type="string" calcext:value-type="string">
            <text:p>U:1</text:p>
          </table:table-cell>
          <table:table-cell office:value-type="string" calcext:value-type="string">
            <text:p>VelMag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formula="of:=SQRT([.C2]*[.C2]+[.D2]*[.D2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QRT([.C3]*[.C3]+[.D3]*[.D3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QRT([.C4]*[.C4]+[.D4]*[.D4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QRT([.C5]*[.C5]+[.D5]*[.D5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QRT([.C6]*[.C6]+[.D6]*[.D6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QRT([.C7]*[.C7]+[.D7]*[.D7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QRT([.C8]*[.C8]+[.D8]*[.D8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QRT([.C9]*[.C9]+[.D9]*[.D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QRT([.C10]*[.C10]+[.D10]*[.D10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QRT([.C11]*[.C11]+[.D11]*[.D11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QRT([.C12]*[.C12]+[.D12]*[.D12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QRT([.C13]*[.C13]+[.D13]*[.D13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847900390625" calcext:value-type="float">
            <text:p>0.847900390625</text:p>
          </table:table-cell>
          <table:table-cell office:value-type="float" office:value="2.15161728858948" calcext:value-type="float">
            <text:p>2.15161728858948</text:p>
          </table:table-cell>
          <table:table-cell office:value-type="float" office:value="0.0000159629962581675" calcext:value-type="float">
            <text:p>1.59629962581675E-05</text:p>
          </table:table-cell>
          <table:table-cell office:value-type="float" office:value="3.00002241134644" calcext:value-type="float">
            <text:p>3.00002241134644</text:p>
          </table:table-cell>
          <table:table-cell table:formula="of:=SQRT([.C14]*[.C14]+[.D14]*[.D14])" office:value-type="float" office:value="3.00002241138891" calcext:value-type="float">
            <text:p>3.00002241138891</text:p>
          </table:table-cell>
          <table:table-cell table:number-columns-repeated="5"/>
        </table:table-row>
        <table:table-row table:style-name="ro1">
          <table:table-cell office:value-type="float" office:value="0.918557465076447" calcext:value-type="float">
            <text:p>0.918557465076447</text:p>
          </table:table-cell>
          <table:table-cell office:value-type="float" office:value="2.14966893196106" calcext:value-type="float">
            <text:p>2.14966893196106</text:p>
          </table:table-cell>
          <table:table-cell office:value-type="float" office:value="0.000511953141540289" calcext:value-type="float">
            <text:p>0.00051195314154</text:p>
          </table:table-cell>
          <table:table-cell office:value-type="float" office:value="3.00075221061707" calcext:value-type="float">
            <text:p>3.00075221061707</text:p>
          </table:table-cell>
          <table:table-cell table:formula="of:=SQRT([.C15]*[.C15]+[.D15]*[.D15])" office:value-type="float" office:value="3.00075225428879" calcext:value-type="float">
            <text:p>3.00075225428879</text:p>
          </table:table-cell>
          <table:table-cell table:number-columns-repeated="5"/>
        </table:table-row>
        <table:table-row table:style-name="ro1">
          <table:table-cell office:value-type="float" office:value="0.989214479923248" calcext:value-type="float">
            <text:p>0.989214479923248</text:p>
          </table:table-cell>
          <table:table-cell office:value-type="float" office:value="2.14772057533264" calcext:value-type="float">
            <text:p>2.14772057533264</text:p>
          </table:table-cell>
          <table:table-cell office:value-type="float" office:value="0.000959622208029032" calcext:value-type="float">
            <text:p>0.000959622208029</text:p>
          </table:table-cell>
          <table:table-cell office:value-type="float" office:value="3.00148606300354" calcext:value-type="float">
            <text:p>3.00148606300354</text:p>
          </table:table-cell>
          <table:table-cell table:formula="of:=SQRT([.C16]*[.C16]+[.D16]*[.D16])" office:value-type="float" office:value="3.00148621640668" calcext:value-type="float">
            <text:p>3.00148621640668</text:p>
          </table:table-cell>
          <table:table-cell table:number-columns-repeated="5"/>
        </table:table-row>
        <table:table-row table:style-name="ro1">
          <table:table-cell office:value-type="float" office:value="1.05987548828125" calcext:value-type="float">
            <text:p>1.05987548828125</text:p>
          </table:table-cell>
          <table:table-cell office:value-type="float" office:value="2.1457724571228" calcext:value-type="float">
            <text:p>2.1457724571228</text:p>
          </table:table-cell>
          <table:table-cell office:value-type="float" office:value="0.00135905866045505" calcext:value-type="float">
            <text:p>0.001359058660455</text:p>
          </table:table-cell>
          <table:table-cell office:value-type="float" office:value="3.00222373008728" calcext:value-type="float">
            <text:p>3.00222373008728</text:p>
          </table:table-cell>
          <table:table-cell table:formula="of:=SQRT([.C17]*[.C17]+[.D17]*[.D17])" office:value-type="float" office:value="3.00222403769932" calcext:value-type="float">
            <text:p>3.00222403769932</text:p>
          </table:table-cell>
          <table:table-cell table:number-columns-repeated="5"/>
        </table:table-row>
        <table:table-row table:style-name="ro1">
          <table:table-cell office:value-type="float" office:value="1.13053250312805" calcext:value-type="float">
            <text:p>1.13053250312805</text:p>
          </table:table-cell>
          <table:table-cell office:value-type="float" office:value="2.14382457733154" calcext:value-type="float">
            <text:p>2.14382457733154</text:p>
          </table:table-cell>
          <table:table-cell office:value-type="float" office:value="0.00171032722573727" calcext:value-type="float">
            <text:p>0.001710327225737</text:p>
          </table:table-cell>
          <table:table-cell office:value-type="float" office:value="3.00296521186829" calcext:value-type="float">
            <text:p>3.00296521186829</text:p>
          </table:table-cell>
          <table:table-cell table:formula="of:=SQRT([.C18]*[.C18]+[.D18]*[.D18])" office:value-type="float" office:value="3.00296569892338" calcext:value-type="float">
            <text:p>3.00296569892338</text:p>
          </table:table-cell>
          <table:table-cell table:number-columns-repeated="5"/>
        </table:table-row>
        <table:table-row table:style-name="ro1">
          <table:table-cell office:value-type="float" office:value="1.20118951797485" calcext:value-type="float">
            <text:p>1.20118951797485</text:p>
          </table:table-cell>
          <table:table-cell office:value-type="float" office:value="2.14187693595886" calcext:value-type="float">
            <text:p>2.14187693595886</text:p>
          </table:table-cell>
          <table:table-cell office:value-type="float" office:value="0.00201352336443961" calcext:value-type="float">
            <text:p>0.00201352336444</text:p>
          </table:table-cell>
          <table:table-cell office:value-type="float" office:value="3.00371050834656" calcext:value-type="float">
            <text:p>3.00371050834656</text:p>
          </table:table-cell>
          <table:table-cell table:formula="of:=SQRT([.C19]*[.C19]+[.D19]*[.D19])" office:value-type="float" office:value="3.00371118322449" calcext:value-type="float">
            <text:p>3.00371118322449</text:p>
          </table:table-cell>
          <table:table-cell table:number-columns-repeated="5"/>
        </table:table-row>
        <table:table-row table:style-name="ro1">
          <table:table-cell office:value-type="float" office:value="1.2718505859375" calcext:value-type="float">
            <text:p>1.2718505859375</text:p>
          </table:table-cell>
          <table:table-cell office:value-type="float" office:value="2.13992929458618" calcext:value-type="float">
            <text:p>2.13992929458618</text:p>
          </table:table-cell>
          <table:table-cell office:value-type="float" office:value="0.00226871250197291" calcext:value-type="float">
            <text:p>0.002268712501973</text:p>
          </table:table-cell>
          <table:table-cell office:value-type="float" office:value="3.00445961952209" calcext:value-type="float">
            <text:p>3.00445961952209</text:p>
          </table:table-cell>
          <table:table-cell table:formula="of:=SQRT([.C20]*[.C20]+[.D20]*[.D20])" office:value-type="float" office:value="3.00446047609138" calcext:value-type="float">
            <text:p>3.00446047609138</text:p>
          </table:table-cell>
          <table:table-cell table:number-columns-repeated="5"/>
        </table:table-row>
        <table:table-row table:style-name="ro1">
          <table:table-cell office:value-type="float" office:value="1.3425076007843" calcext:value-type="float">
            <text:p>1.3425076007843</text:p>
          </table:table-cell>
          <table:table-cell office:value-type="float" office:value="2.13484883308411" calcext:value-type="float">
            <text:p>2.13484883308411</text:p>
          </table:table-cell>
          <table:table-cell office:value-type="float" office:value="0.00233339751139283" calcext:value-type="float">
            <text:p>0.002333397511393</text:p>
          </table:table-cell>
          <table:table-cell office:value-type="float" office:value="3.00610780715942" calcext:value-type="float">
            <text:p>3.00610780715942</text:p>
          </table:table-cell>
          <table:table-cell table:formula="of:=SQRT([.C21]*[.C21]+[.D21]*[.D21])" office:value-type="float" office:value="3.00610871277284" calcext:value-type="float">
            <text:p>3.00610871277284</text:p>
          </table:table-cell>
          <table:table-cell table:number-columns-repeated="5"/>
        </table:table-row>
        <table:table-row table:style-name="ro1">
          <table:table-cell office:value-type="float" office:value="1.4131646156311" calcext:value-type="float">
            <text:p>1.4131646156311</text:p>
          </table:table-cell>
          <table:table-cell office:value-type="float" office:value="2.12942123413086" calcext:value-type="float">
            <text:p>2.12942123413086</text:p>
          </table:table-cell>
          <table:table-cell office:value-type="float" office:value="0.00234477687627077" calcext:value-type="float">
            <text:p>0.002344776876271</text:p>
          </table:table-cell>
          <table:table-cell office:value-type="float" office:value="3.00785398483276" calcext:value-type="float">
            <text:p>3.00785398483276</text:p>
          </table:table-cell>
          <table:table-cell table:formula="of:=SQRT([.C22]*[.C22]+[.D22]*[.D22])" office:value-type="float" office:value="3.0078548987697" calcext:value-type="float">
            <text:p>3.0078548987697</text:p>
          </table:table-cell>
          <table:table-cell table:number-columns-repeated="5"/>
        </table:table-row>
        <table:table-row table:style-name="ro1">
          <table:table-cell office:value-type="float" office:value="1.48382186889648" calcext:value-type="float">
            <text:p>1.48382186889648</text:p>
          </table:table-cell>
          <table:table-cell office:value-type="float" office:value="2.12399435043335" calcext:value-type="float">
            <text:p>2.12399435043335</text:p>
          </table:table-cell>
          <table:table-cell office:value-type="float" office:value="0.00231921719387174" calcext:value-type="float">
            <text:p>0.002319217193872</text:p>
          </table:table-cell>
          <table:table-cell office:value-type="float" office:value="3.00959801673889" calcext:value-type="float">
            <text:p>3.00959801673889</text:p>
          </table:table-cell>
          <table:table-cell table:formula="of:=SQRT([.C23]*[.C23]+[.D23]*[.D23])" office:value-type="float" office:value="3.00959891034122" calcext:value-type="float">
            <text:p>3.00959891034122</text:p>
          </table:table-cell>
          <table:table-cell table:number-columns-repeated="5"/>
        </table:table-row>
        <table:table-row table:style-name="ro1">
          <table:table-cell office:value-type="float" office:value="1.55448269844055" calcext:value-type="float">
            <text:p>1.55448269844055</text:p>
          </table:table-cell>
          <table:table-cell office:value-type="float" office:value="2.11856770515442" calcext:value-type="float">
            <text:p>2.11856770515442</text:p>
          </table:table-cell>
          <table:table-cell office:value-type="float" office:value="0.00225688982754946" calcext:value-type="float">
            <text:p>0.002256889827549</text:p>
          </table:table-cell>
          <table:table-cell office:value-type="float" office:value="3.01134037971497" calcext:value-type="float">
            <text:p>3.01134037971497</text:p>
          </table:table-cell>
          <table:table-cell table:formula="of:=SQRT([.C24]*[.C24]+[.D24]*[.D24])" office:value-type="float" office:value="3.01134122544317" calcext:value-type="float">
            <text:p>3.01134122544317</text:p>
          </table:table-cell>
          <table:table-cell table:number-columns-repeated="5"/>
        </table:table-row>
        <table:table-row table:style-name="ro1">
          <table:table-cell office:value-type="float" office:value="1.62513971328735" calcext:value-type="float">
            <text:p>1.62513971328735</text:p>
          </table:table-cell>
          <table:table-cell office:value-type="float" office:value="2.11314177513123" calcext:value-type="float">
            <text:p>2.11314177513123</text:p>
          </table:table-cell>
          <table:table-cell office:value-type="float" office:value="0.00215779268182814" calcext:value-type="float">
            <text:p>0.002157792681828</text:p>
          </table:table-cell>
          <table:table-cell office:value-type="float" office:value="3.01308059692383" calcext:value-type="float">
            <text:p>3.01308059692383</text:p>
          </table:table-cell>
          <table:table-cell table:formula="of:=SQRT([.C25]*[.C25]+[.D25]*[.D25])" office:value-type="float" office:value="3.0130813695664" calcext:value-type="float">
            <text:p>3.0130813695664</text:p>
          </table:table-cell>
          <table:table-cell table:number-columns-repeated="5"/>
        </table:table-row>
        <table:table-row table:style-name="ro1">
          <table:table-cell office:value-type="float" office:value="1.69579684734344" calcext:value-type="float">
            <text:p>1.69579684734344</text:p>
          </table:table-cell>
          <table:table-cell office:value-type="float" office:value="2.10771632194519" calcext:value-type="float">
            <text:p>2.10771632194519</text:p>
          </table:table-cell>
          <table:table-cell office:value-type="float" office:value="0.00202199770137668" calcext:value-type="float">
            <text:p>0.002021997701377</text:p>
          </table:table-cell>
          <table:table-cell office:value-type="float" office:value="3.01481890678406" calcext:value-type="float">
            <text:p>3.01481890678406</text:p>
          </table:table-cell>
          <table:table-cell table:formula="of:=SQRT([.C26]*[.C26]+[.D26]*[.D26])" office:value-type="float" office:value="3.01481958484705" calcext:value-type="float">
            <text:p>3.01481958484705</text:p>
          </table:table-cell>
          <table:table-cell table:number-columns-repeated="5"/>
        </table:table-row>
        <table:table-row table:style-name="ro1">
          <table:table-cell office:value-type="float" office:value="1.7664577960968" calcext:value-type="float">
            <text:p>1.7664577960968</text:p>
          </table:table-cell>
          <table:table-cell office:value-type="float" office:value="2.10012865066528" calcext:value-type="float">
            <text:p>2.10012865066528</text:p>
          </table:table-cell>
          <table:table-cell office:value-type="float" office:value="0.00184908322989941" calcext:value-type="float">
            <text:p>0.001849083229899</text:p>
          </table:table-cell>
          <table:table-cell office:value-type="float" office:value="3.017254114151" calcext:value-type="float">
            <text:p>3.017254114151</text:p>
          </table:table-cell>
          <table:table-cell table:formula="of:=SQRT([.C27]*[.C27]+[.D27]*[.D27])" office:value-type="float" office:value="3.01725468074373" calcext:value-type="float">
            <text:p>3.01725468074373</text:p>
          </table:table-cell>
          <table:table-cell table:number-columns-repeated="5"/>
        </table:table-row>
        <table:table-row table:style-name="ro1">
          <table:table-cell office:value-type="float" office:value="1.83711493015289" calcext:value-type="float">
            <text:p>1.83711493015289</text:p>
          </table:table-cell>
          <table:table-cell office:value-type="float" office:value="2.09174227714539" calcext:value-type="float">
            <text:p>2.09174227714539</text:p>
          </table:table-cell>
          <table:table-cell office:value-type="float" office:value="0.00164820265490562" calcext:value-type="float">
            <text:p>0.001648202654906</text:p>
          </table:table-cell>
          <table:table-cell office:value-type="float" office:value="3.0199453830719" calcext:value-type="float">
            <text:p>3.0199453830719</text:p>
          </table:table-cell>
          <table:table-cell table:formula="of:=SQRT([.C28]*[.C28]+[.D28]*[.D28])" office:value-type="float" office:value="3.01994583284358" calcext:value-type="float">
            <text:p>3.01994583284358</text:p>
          </table:table-cell>
          <table:table-cell table:number-columns-repeated="5"/>
        </table:table-row>
        <table:table-row table:style-name="ro1">
          <table:table-cell office:value-type="float" office:value="1.90777194499969" calcext:value-type="float">
            <text:p>1.90777194499969</text:p>
          </table:table-cell>
          <table:table-cell office:value-type="float" office:value="2.08335638046265" calcext:value-type="float">
            <text:p>2.08335638046265</text:p>
          </table:table-cell>
          <table:table-cell office:value-type="float" office:value="0.00142084807157516" calcext:value-type="float">
            <text:p>0.001420848071575</text:p>
          </table:table-cell>
          <table:table-cell office:value-type="float" office:value="3.02263450622559" calcext:value-type="float">
            <text:p>3.02263450622559</text:p>
          </table:table-cell>
          <table:table-cell table:formula="of:=SQRT([.C29]*[.C29]+[.D29]*[.D29])" office:value-type="float" office:value="3.02263484017419" calcext:value-type="float">
            <text:p>3.02263484017419</text:p>
          </table:table-cell>
          <table:table-cell table:number-columns-repeated="5"/>
        </table:table-row>
        <table:table-row table:style-name="ro1">
          <table:table-cell office:value-type="float" office:value="1.97842919826508" calcext:value-type="float">
            <text:p>1.97842919826508</text:p>
          </table:table-cell>
          <table:table-cell office:value-type="float" office:value="2.07497096061707" calcext:value-type="float">
            <text:p>2.07497096061707</text:p>
          </table:table-cell>
          <table:table-cell office:value-type="float" office:value="0.00116697757039219" calcext:value-type="float">
            <text:p>0.001166977570392</text:p>
          </table:table-cell>
          <table:table-cell office:value-type="float" office:value="3.02532148361206" calcext:value-type="float">
            <text:p>3.02532148361206</text:p>
          </table:table-cell>
          <table:table-cell table:formula="of:=SQRT([.C30]*[.C30]+[.D30]*[.D30])" office:value-type="float" office:value="3.0253217086851" calcext:value-type="float">
            <text:p>3.0253217086851</text:p>
          </table:table-cell>
          <table:table-cell table:number-columns-repeated="5"/>
        </table:table-row>
        <table:table-row table:style-name="ro1">
          <table:table-cell office:value-type="float" office:value="2.04908990859985" calcext:value-type="float">
            <text:p>2.04908990859985</text:p>
          </table:table-cell>
          <table:table-cell office:value-type="float" office:value="2.06658530235291" calcext:value-type="float">
            <text:p>2.06658530235291</text:p>
          </table:table-cell>
          <table:table-cell office:value-type="float" office:value="0.000886791269294918" calcext:value-type="float">
            <text:p>0.000886791269295</text:p>
          </table:table-cell>
          <table:table-cell office:value-type="float" office:value="3.02800679206848" calcext:value-type="float">
            <text:p>3.02800679206848</text:p>
          </table:table-cell>
          <table:table-cell table:formula="of:=SQRT([.C31]*[.C31]+[.D31]*[.D31])" office:value-type="float" office:value="3.02800692192267" calcext:value-type="float">
            <text:p>3.02800692192267</text:p>
          </table:table-cell>
          <table:table-cell table:number-columns-repeated="5"/>
        </table:table-row>
        <table:table-row table:style-name="ro1">
          <table:table-cell office:value-type="float" office:value="2.11974692344666" calcext:value-type="float">
            <text:p>2.11974692344666</text:p>
          </table:table-cell>
          <table:table-cell office:value-type="float" office:value="2.05820059776306" calcext:value-type="float">
            <text:p>2.05820059776306</text:p>
          </table:table-cell>
          <table:table-cell office:value-type="float" office:value="0.000580244697630405" calcext:value-type="float">
            <text:p>0.00058024469763</text:p>
          </table:table-cell>
          <table:table-cell office:value-type="float" office:value="3.03068995475769" calcext:value-type="float">
            <text:p>3.03068995475769</text:p>
          </table:table-cell>
          <table:table-cell table:formula="of:=SQRT([.C32]*[.C32]+[.D32]*[.D32])" office:value-type="float" office:value="3.03069001030344" calcext:value-type="float">
            <text:p>3.03069001030344</text:p>
          </table:table-cell>
          <table:table-cell table:number-columns-repeated="5"/>
        </table:table-row>
        <table:table-row table:style-name="ro1">
          <table:table-cell office:value-type="float" office:value="2.19040393829346" calcext:value-type="float">
            <text:p>2.19040393829346</text:p>
          </table:table-cell>
          <table:table-cell office:value-type="float" office:value="2.0486273765564" calcext:value-type="float">
            <text:p>2.0486273765564</text:p>
          </table:table-cell>
          <table:table-cell office:value-type="float" office:value="0.000226699790800922" calcext:value-type="float">
            <text:p>0.000226699790801</text:p>
          </table:table-cell>
          <table:table-cell office:value-type="float" office:value="3.03379273414612" calcext:value-type="float">
            <text:p>3.03379273414612</text:p>
          </table:table-cell>
          <table:table-cell table:formula="of:=SQRT([.C33]*[.C33]+[.D33]*[.D33])" office:value-type="float" office:value="3.03379274261618" calcext:value-type="float">
            <text:p>3.03379274261618</text:p>
          </table:table-cell>
          <table:table-cell table:number-columns-repeated="5"/>
        </table:table-row>
        <table:table-row table:style-name="ro1">
          <table:table-cell office:value-type="float" office:value="2.2610650062561" calcext:value-type="float">
            <text:p>2.2610650062561</text:p>
          </table:table-cell>
          <table:table-cell office:value-type="float" office:value="2.03795623779297" calcext:value-type="float">
            <text:p>2.03795623779297</text:p>
          </table:table-cell>
          <table:table-cell office:value-type="float" office:value="-0.000163343298481777" calcext:value-type="float">
            <text:p>-0.000163343298482</text:p>
          </table:table-cell>
          <table:table-cell office:value-type="float" office:value="3.03728485107422" calcext:value-type="float">
            <text:p>3.03728485107422</text:p>
          </table:table-cell>
          <table:table-cell table:formula="of:=SQRT([.C34]*[.C34]+[.D34]*[.D34])" office:value-type="float" office:value="3.03728485546647" calcext:value-type="float">
            <text:p>3.03728485546647</text:p>
          </table:table-cell>
          <table:table-cell table:number-columns-repeated="5"/>
        </table:table-row>
        <table:table-row table:style-name="ro1">
          <table:table-cell office:value-type="float" office:value="2.33172202110291" calcext:value-type="float">
            <text:p>2.33172202110291</text:p>
          </table:table-cell>
          <table:table-cell office:value-type="float" office:value="2.02728509902954" calcext:value-type="float">
            <text:p>2.02728509902954</text:p>
          </table:table-cell>
          <table:table-cell office:value-type="float" office:value="-0.000567755603697151" calcext:value-type="float">
            <text:p>-0.000567755603697</text:p>
          </table:table-cell>
          <table:table-cell office:value-type="float" office:value="3.04077696800232" calcext:value-type="float">
            <text:p>3.04077696800232</text:p>
          </table:table-cell>
          <table:table-cell table:formula="of:=SQRT([.C35]*[.C35]+[.D35]*[.D35])" office:value-type="float" office:value="3.04077702100628" calcext:value-type="float">
            <text:p>3.04077702100628</text:p>
          </table:table-cell>
          <table:table-cell table:number-columns-repeated="5"/>
        </table:table-row>
        <table:table-row table:style-name="ro1">
          <table:table-cell office:value-type="float" office:value="2.40237903594971" calcext:value-type="float">
            <text:p>2.40237903594971</text:p>
          </table:table-cell>
          <table:table-cell office:value-type="float" office:value="2.01661372184753" calcext:value-type="float">
            <text:p>2.01661372184753</text:p>
          </table:table-cell>
          <table:table-cell office:value-type="float" office:value="-0.00098660378716886" calcext:value-type="float">
            <text:p>-0.000986603787169</text:p>
          </table:table-cell>
          <table:table-cell office:value-type="float" office:value="3.04426908493042" calcext:value-type="float">
            <text:p>3.04426908493042</text:p>
          </table:table-cell>
          <table:table-cell table:formula="of:=SQRT([.C36]*[.C36]+[.D36]*[.D36])" office:value-type="float" office:value="3.04426924480246" calcext:value-type="float">
            <text:p>3.04426924480246</text:p>
          </table:table-cell>
          <table:table-cell table:number-columns-repeated="5"/>
        </table:table-row>
        <table:table-row table:style-name="ro1">
          <table:table-cell office:value-type="float" office:value="2.47303628921509" calcext:value-type="float">
            <text:p>2.47303628921509</text:p>
          </table:table-cell>
          <table:table-cell office:value-type="float" office:value="2.00594210624695" calcext:value-type="float">
            <text:p>2.00594210624695</text:p>
          </table:table-cell>
          <table:table-cell office:value-type="float" office:value="-0.00141996133606881" calcext:value-type="float">
            <text:p>-0.001419961336069</text:p>
          </table:table-cell>
          <table:table-cell office:value-type="float" office:value="3.04776167869568" calcext:value-type="float">
            <text:p>3.04776167869568</text:p>
          </table:table-cell>
          <table:table-cell table:formula="of:=SQRT([.C37]*[.C37]+[.D37]*[.D37])" office:value-type="float" office:value="3.04776200947779" calcext:value-type="float">
            <text:p>3.04776200947779</text:p>
          </table:table-cell>
          <table:table-cell table:number-columns-repeated="5"/>
        </table:table-row>
        <table:table-row table:style-name="ro1">
          <table:table-cell office:value-type="float" office:value="2.54369711875916" calcext:value-type="float">
            <text:p>2.54369711875916</text:p>
          </table:table-cell>
          <table:table-cell office:value-type="float" office:value="1.99526929855347" calcext:value-type="float">
            <text:p>1.99526929855347</text:p>
          </table:table-cell>
          <table:table-cell office:value-type="float" office:value="-0.00186761270742863" calcext:value-type="float">
            <text:p>-0.001867612707429</text:p>
          </table:table-cell>
          <table:table-cell office:value-type="float" office:value="3.05125427246094" calcext:value-type="float">
            <text:p>3.05125427246094</text:p>
          </table:table-cell>
          <table:table-cell table:formula="of:=SQRT([.C38]*[.C38]+[.D38]*[.D38])" office:value-type="float" office:value="3.05125484402538" calcext:value-type="float">
            <text:p>3.05125484402538</text:p>
          </table:table-cell>
          <table:table-cell table:number-columns-repeated="5"/>
        </table:table-row>
        <table:table-row table:style-name="ro1">
          <table:table-cell office:value-type="float" office:value="2.61435413360596" calcext:value-type="float">
            <text:p>2.61435413360596</text:p>
          </table:table-cell>
          <table:table-cell office:value-type="float" office:value="1.98421156406403" calcext:value-type="float">
            <text:p>1.98421156406403</text:p>
          </table:table-cell>
          <table:table-cell office:value-type="float" office:value="-0.00231995270587504" calcext:value-type="float">
            <text:p>-0.002319952705875</text:p>
          </table:table-cell>
          <table:table-cell office:value-type="float" office:value="3.05486536026001" calcext:value-type="float">
            <text:p>3.05486536026001</text:p>
          </table:table-cell>
          <table:table-cell table:formula="of:=SQRT([.C39]*[.C39]+[.D39]*[.D39])" office:value-type="float" office:value="3.05486624117932" calcext:value-type="float">
            <text:p>3.05486624117932</text:p>
          </table:table-cell>
          <table:table-cell table:number-columns-repeated="5"/>
        </table:table-row>
        <table:table-row table:style-name="ro1">
          <table:table-cell office:value-type="float" office:value="2.68501138687134" calcext:value-type="float">
            <text:p>2.68501138687134</text:p>
          </table:table-cell>
          <table:table-cell office:value-type="float" office:value="1.97212684154511" calcext:value-type="float">
            <text:p>1.97212684154511</text:p>
          </table:table-cell>
          <table:table-cell office:value-type="float" office:value="-0.00275491084903479" calcext:value-type="float">
            <text:p>-0.002754910849035</text:p>
          </table:table-cell>
          <table:table-cell office:value-type="float" office:value="3.05885314941406" calcext:value-type="float">
            <text:p>3.05885314941406</text:p>
          </table:table-cell>
          <table:table-cell table:formula="of:=SQRT([.C40]*[.C40]+[.D40]*[.D40])" office:value-type="float" office:value="3.05885438999866" calcext:value-type="float">
            <text:p>3.05885438999866</text:p>
          </table:table-cell>
          <table:table-cell table:number-columns-repeated="5"/>
        </table:table-row>
        <table:table-row table:style-name="ro1">
          <table:table-cell office:value-type="float" office:value="2.75567221641541" calcext:value-type="float">
            <text:p>2.75567221641541</text:p>
          </table:table-cell>
          <table:table-cell office:value-type="float" office:value="1.96003198623657" calcext:value-type="float">
            <text:p>1.96003198623657</text:p>
          </table:table-cell>
          <table:table-cell office:value-type="float" office:value="-0.00319245411083102" calcext:value-type="float">
            <text:p>-0.003192454110831</text:p>
          </table:table-cell>
          <table:table-cell office:value-type="float" office:value="3.06285047531128" calcext:value-type="float">
            <text:p>3.06285047531128</text:p>
          </table:table-cell>
          <table:table-cell table:formula="of:=SQRT([.C41]*[.C41]+[.D41]*[.D41])" office:value-type="float" office:value="3.06285213908177" calcext:value-type="float">
            <text:p>3.06285213908177</text:p>
          </table:table-cell>
          <table:table-cell table:number-columns-repeated="5"/>
        </table:table-row>
        <table:table-row table:style-name="ro1">
          <table:table-cell office:value-type="float" office:value="2.82632923126221" calcext:value-type="float">
            <text:p>2.82632923126221</text:p>
          </table:table-cell>
          <table:table-cell office:value-type="float" office:value="1.94792568683624" calcext:value-type="float">
            <text:p>1.94792568683624</text:p>
          </table:table-cell>
          <table:table-cell office:value-type="float" office:value="-0.00363250123336911" calcext:value-type="float">
            <text:p>-0.003632501233369</text:p>
          </table:table-cell>
          <table:table-cell office:value-type="float" office:value="3.06685161590576" calcext:value-type="float">
            <text:p>3.06685161590576</text:p>
          </table:table-cell>
          <table:table-cell table:formula="of:=SQRT([.C42]*[.C42]+[.D42]*[.D42])" office:value-type="float" office:value="3.06685376714459" calcext:value-type="float">
            <text:p>3.06685376714459</text:p>
          </table:table-cell>
          <table:table-cell table:number-columns-repeated="5"/>
        </table:table-row>
        <table:table-row table:style-name="ro1">
          <table:table-cell office:value-type="float" office:value="2.89698648452759" calcext:value-type="float">
            <text:p>2.89698648452759</text:p>
          </table:table-cell>
          <table:table-cell office:value-type="float" office:value="1.9358069896698" calcext:value-type="float">
            <text:p>1.9358069896698</text:p>
          </table:table-cell>
          <table:table-cell office:value-type="float" office:value="-0.00407504988834262" calcext:value-type="float">
            <text:p>-0.004075049888343</text:p>
          </table:table-cell>
          <table:table-cell office:value-type="float" office:value="3.07085728645325" calcext:value-type="float">
            <text:p>3.07085728645325</text:p>
          </table:table-cell>
          <table:table-cell table:formula="of:=SQRT([.C43]*[.C43]+[.D43]*[.D43])" office:value-type="float" office:value="3.07085999026244" calcext:value-type="float">
            <text:p>3.07085999026244</text:p>
          </table:table-cell>
          <table:table-cell table:number-columns-repeated="5"/>
        </table:table-row>
        <table:table-row table:style-name="ro1">
          <table:table-cell office:value-type="float" office:value="2.96764373779297" calcext:value-type="float">
            <text:p>2.96764373779297</text:p>
          </table:table-cell>
          <table:table-cell office:value-type="float" office:value="1.92367625236511" calcext:value-type="float">
            <text:p>1.92367625236511</text:p>
          </table:table-cell>
          <table:table-cell office:value-type="float" office:value="-0.00452019972726703" calcext:value-type="float">
            <text:p>-0.004520199727267</text:p>
          </table:table-cell>
          <table:table-cell office:value-type="float" office:value="3.07486701011658" calcext:value-type="float">
            <text:p>3.07486701011658</text:p>
          </table:table-cell>
          <table:table-cell table:formula="of:=SQRT([.C44]*[.C44]+[.D44]*[.D44])" office:value-type="float" office:value="3.07487033256833" calcext:value-type="float">
            <text:p>3.07487033256833</text:p>
          </table:table-cell>
          <table:table-cell table:number-columns-repeated="5"/>
        </table:table-row>
        <table:table-row table:style-name="ro1">
          <table:table-cell office:value-type="float" office:value="3.03830432891846" calcext:value-type="float">
            <text:p>3.03830432891846</text:p>
          </table:table-cell>
          <table:table-cell office:value-type="float" office:value="1.91153252124786" calcext:value-type="float">
            <text:p>1.91153252124786</text:p>
          </table:table-cell>
          <table:table-cell office:value-type="float" office:value="-0.00496774213388562" calcext:value-type="float">
            <text:p>-0.004967742133886</text:p>
          </table:table-cell>
          <table:table-cell office:value-type="float" office:value="3.07888126373291" calcext:value-type="float">
            <text:p>3.07888126373291</text:p>
          </table:table-cell>
          <table:table-cell table:formula="of:=SQRT([.C45]*[.C45]+[.D45]*[.D45])" office:value-type="float" office:value="3.07888527142982" calcext:value-type="float">
            <text:p>3.07888527142982</text:p>
          </table:table-cell>
          <table:table-cell table:number-columns-repeated="5"/>
        </table:table-row>
        <table:table-row table:style-name="ro1">
          <table:table-cell office:value-type="float" office:value="3.10896158218384" calcext:value-type="float">
            <text:p>3.10896158218384</text:p>
          </table:table-cell>
          <table:table-cell office:value-type="float" office:value="1.89885032176971" calcext:value-type="float">
            <text:p>1.89885032176971</text:p>
          </table:table-cell>
          <table:table-cell office:value-type="float" office:value="-0.00538885500282049" calcext:value-type="float">
            <text:p>-0.00538885500282</text:p>
          </table:table-cell>
          <table:table-cell office:value-type="float" office:value="3.08304119110107" calcext:value-type="float">
            <text:p>3.08304119110107</text:p>
          </table:table-cell>
          <table:table-cell table:formula="of:=SQRT([.C46]*[.C46]+[.D46]*[.D46])" office:value-type="float" office:value="3.08304590069369" calcext:value-type="float">
            <text:p>3.08304590069369</text:p>
          </table:table-cell>
          <table:table-cell table:number-columns-repeated="5"/>
        </table:table-row>
        <table:table-row table:style-name="ro1">
          <table:table-cell office:value-type="float" office:value="3.17961883544922" calcext:value-type="float">
            <text:p>3.17961883544922</text:p>
          </table:table-cell>
          <table:table-cell office:value-type="float" office:value="1.88615036010742" calcext:value-type="float">
            <text:p>1.88615036010742</text:p>
          </table:table-cell>
          <table:table-cell office:value-type="float" office:value="-0.00580795109272003" calcext:value-type="float">
            <text:p>-0.00580795109272</text:p>
          </table:table-cell>
          <table:table-cell office:value-type="float" office:value="3.0872061252594" calcext:value-type="float">
            <text:p>3.0872061252594</text:p>
          </table:table-cell>
          <table:table-cell table:formula="of:=SQRT([.C47]*[.C47]+[.D47]*[.D47])" office:value-type="float" office:value="3.08721158849455" calcext:value-type="float">
            <text:p>3.08721158849455</text:p>
          </table:table-cell>
          <table:table-cell table:number-columns-repeated="5"/>
        </table:table-row>
        <table:table-row table:style-name="ro1">
          <table:table-cell office:value-type="float" office:value="3.25027942657471" calcext:value-type="float">
            <text:p>3.25027942657471</text:p>
          </table:table-cell>
          <table:table-cell office:value-type="float" office:value="1.87344551086426" calcext:value-type="float">
            <text:p>1.87344551086426</text:p>
          </table:table-cell>
          <table:table-cell office:value-type="float" office:value="-0.00622551329433918" calcext:value-type="float">
            <text:p>-0.006225513294339</text:p>
          </table:table-cell>
          <table:table-cell office:value-type="float" office:value="3.09137296676636" calcext:value-type="float">
            <text:p>3.09137296676636</text:p>
          </table:table-cell>
          <table:table-cell table:formula="of:=SQRT([.C48]*[.C48]+[.D48]*[.D48])" office:value-type="float" office:value="3.09137923533649" calcext:value-type="float">
            <text:p>3.09137923533649</text:p>
          </table:table-cell>
          <table:table-cell table:number-columns-repeated="5"/>
        </table:table-row>
        <table:table-row table:style-name="ro1">
          <table:table-cell office:value-type="float" office:value="3.32093667984009" calcext:value-type="float">
            <text:p>3.32093667984009</text:p>
          </table:table-cell>
          <table:table-cell office:value-type="float" office:value="1.86073708534241" calcext:value-type="float">
            <text:p>1.86073708534241</text:p>
          </table:table-cell>
          <table:table-cell office:value-type="float" office:value="-0.00664164777845144" calcext:value-type="float">
            <text:p>-0.006641647778451</text:p>
          </table:table-cell>
          <table:table-cell office:value-type="float" office:value="3.09554100036621" calcext:value-type="float">
            <text:p>3.09554100036621</text:p>
          </table:table-cell>
          <table:table-cell table:formula="of:=SQRT([.C49]*[.C49]+[.D49]*[.D49])" office:value-type="float" office:value="3.0955481253622" calcext:value-type="float">
            <text:p>3.0955481253622</text:p>
          </table:table-cell>
          <table:table-cell table:number-columns-repeated="5"/>
        </table:table-row>
        <table:table-row table:style-name="ro1">
          <table:table-cell office:value-type="float" office:value="3.39159369468689" calcext:value-type="float">
            <text:p>3.39159369468689</text:p>
          </table:table-cell>
          <table:table-cell office:value-type="float" office:value="1.84802448749542" calcext:value-type="float">
            <text:p>1.84802448749542</text:p>
          </table:table-cell>
          <table:table-cell office:value-type="float" office:value="-0.00705635547637939" calcext:value-type="float">
            <text:p>-0.007056355476379</text:p>
          </table:table-cell>
          <table:table-cell office:value-type="float" office:value="3.09971070289612" calcext:value-type="float">
            <text:p>3.09971070289612</text:p>
          </table:table-cell>
          <table:table-cell table:formula="of:=SQRT([.C50]*[.C50]+[.D50]*[.D50])" office:value-type="float" office:value="3.09971873462761" calcext:value-type="float">
            <text:p>3.09971873462761</text:p>
          </table:table-cell>
          <table:table-cell table:number-columns-repeated="5"/>
        </table:table-row>
        <table:table-row table:style-name="ro1">
          <table:table-cell office:value-type="float" office:value="3.46225094795227" calcext:value-type="float">
            <text:p>3.46225094795227</text:p>
          </table:table-cell>
          <table:table-cell office:value-type="float" office:value="1.83530759811401" calcext:value-type="float">
            <text:p>1.83530759811401</text:p>
          </table:table-cell>
          <table:table-cell office:value-type="float" office:value="-0.00746974162757397" calcext:value-type="float">
            <text:p>-0.007469741627574</text:p>
          </table:table-cell>
          <table:table-cell office:value-type="float" office:value="3.1038818359375" calcext:value-type="float">
            <text:p>3.1038818359375</text:p>
          </table:table-cell>
          <table:table-cell table:formula="of:=SQRT([.C51]*[.C51]+[.D51]*[.D51])" office:value-type="float" office:value="3.10389082419191" calcext:value-type="float">
            <text:p>3.10389082419191</text:p>
          </table:table-cell>
          <table:table-cell table:number-columns-repeated="5"/>
        </table:table-row>
        <table:table-row table:style-name="ro1">
          <table:table-cell office:value-type="float" office:value="3.53291177749634" calcext:value-type="float">
            <text:p>3.53291177749634</text:p>
          </table:table-cell>
          <table:table-cell office:value-type="float" office:value="1.82265138626099" calcext:value-type="float">
            <text:p>1.82265138626099</text:p>
          </table:table-cell>
          <table:table-cell office:value-type="float" office:value="-0.00786795374006033" calcext:value-type="float">
            <text:p>-0.00786795374006</text:p>
          </table:table-cell>
          <table:table-cell office:value-type="float" office:value="3.10801339149475" calcext:value-type="float">
            <text:p>3.10801339149475</text:p>
          </table:table-cell>
          <table:table-cell table:formula="of:=SQRT([.C52]*[.C52]+[.D52]*[.D52])" office:value-type="float" office:value="3.10802335036382" calcext:value-type="float">
            <text:p>3.10802335036382</text:p>
          </table:table-cell>
          <table:table-cell table:number-columns-repeated="5"/>
        </table:table-row>
        <table:table-row table:style-name="ro1">
          <table:table-cell office:value-type="float" office:value="3.60356879234314" calcext:value-type="float">
            <text:p>3.60356879234314</text:p>
          </table:table-cell>
          <table:table-cell office:value-type="float" office:value="1.8100323677063" calcext:value-type="float">
            <text:p>1.8100323677063</text:p>
          </table:table-cell>
          <table:table-cell office:value-type="float" office:value="-0.00825710408389568" calcext:value-type="float">
            <text:p>-0.008257104083896</text:p>
          </table:table-cell>
          <table:table-cell office:value-type="float" office:value="3.11212205886841" calcext:value-type="float">
            <text:p>3.11212205886841</text:p>
          </table:table-cell>
          <table:table-cell table:formula="of:=SQRT([.C53]*[.C53]+[.D53]*[.D53])" office:value-type="float" office:value="3.11213301275238" calcext:value-type="float">
            <text:p>3.11213301275238</text:p>
          </table:table-cell>
          <table:table-cell table:number-columns-repeated="5"/>
        </table:table-row>
        <table:table-row table:style-name="ro1">
          <table:table-cell office:value-type="float" office:value="3.67422604560852" calcext:value-type="float">
            <text:p>3.67422604560852</text:p>
          </table:table-cell>
          <table:table-cell office:value-type="float" office:value="1.79741370677948" calcext:value-type="float">
            <text:p>1.79741370677948</text:p>
          </table:table-cell>
          <table:table-cell office:value-type="float" office:value="-0.00864500552415848" calcext:value-type="float">
            <text:p>-0.008645005524158</text:p>
          </table:table-cell>
          <table:table-cell office:value-type="float" office:value="3.11623072624207" calcext:value-type="float">
            <text:p>3.11623072624207</text:p>
          </table:table-cell>
          <table:table-cell table:formula="of:=SQRT([.C54]*[.C54]+[.D54]*[.D54])" office:value-type="float" office:value="3.11624271764824" calcext:value-type="float">
            <text:p>3.11624271764824</text:p>
          </table:table-cell>
          <table:table-cell table:number-columns-repeated="5"/>
        </table:table-row>
        <table:table-row table:style-name="ro1">
          <table:table-cell office:value-type="float" office:value="3.74488687515259" calcext:value-type="float">
            <text:p>3.74488687515259</text:p>
          </table:table-cell>
          <table:table-cell office:value-type="float" office:value="1.78479480743408" calcext:value-type="float">
            <text:p>1.78479480743408</text:p>
          </table:table-cell>
          <table:table-cell office:value-type="float" office:value="-0.0090314531698823" calcext:value-type="float">
            <text:p>-0.009031453169882</text:p>
          </table:table-cell>
          <table:table-cell office:value-type="float" office:value="3.12033987045288" calcext:value-type="float">
            <text:p>3.12033987045288</text:p>
          </table:table-cell>
          <table:table-cell table:formula="of:=SQRT([.C55]*[.C55]+[.D55]*[.D55])" office:value-type="float" office:value="3.1203529406598" calcext:value-type="float">
            <text:p>3.1203529406598</text:p>
          </table:table-cell>
          <table:table-cell table:number-columns-repeated="5"/>
        </table:table-row>
        <table:table-row table:style-name="ro1">
          <table:table-cell office:value-type="float" office:value="3.81554388999939" calcext:value-type="float">
            <text:p>3.81554388999939</text:p>
          </table:table-cell>
          <table:table-cell office:value-type="float" office:value="1.77217698097229" calcext:value-type="float">
            <text:p>1.77217698097229</text:p>
          </table:table-cell>
          <table:table-cell office:value-type="float" office:value="-0.00941655598580837" calcext:value-type="float">
            <text:p>-0.009416555985808</text:p>
          </table:table-cell>
          <table:table-cell office:value-type="float" office:value="3.12444877624512" calcext:value-type="float">
            <text:p>3.12444877624512</text:p>
          </table:table-cell>
          <table:table-cell table:formula="of:=SQRT([.C56]*[.C56]+[.D56]*[.D56])" office:value-type="float" office:value="3.12446296616015" calcext:value-type="float">
            <text:p>3.12446296616015</text:p>
          </table:table-cell>
          <table:table-cell table:number-columns-repeated="5"/>
        </table:table-row>
        <table:table-row table:style-name="ro1">
          <table:table-cell office:value-type="float" office:value="3.88620114326477" calcext:value-type="float">
            <text:p>3.88620114326477</text:p>
          </table:table-cell>
          <table:table-cell office:value-type="float" office:value="1.75955951213837" calcext:value-type="float">
            <text:p>1.75955951213837</text:p>
          </table:table-cell>
          <table:table-cell office:value-type="float" office:value="-0.00980041548609734" calcext:value-type="float">
            <text:p>-0.009800415486097</text:p>
          </table:table-cell>
          <table:table-cell office:value-type="float" office:value="3.12855768203735" calcext:value-type="float">
            <text:p>3.12855768203735</text:p>
          </table:table-cell>
          <table:table-cell table:formula="of:=SQRT([.C57]*[.C57]+[.D57]*[.D57])" office:value-type="float" office:value="3.12857303222709" calcext:value-type="float">
            <text:p>3.12857303222709</text:p>
          </table:table-cell>
          <table:table-cell table:number-columns-repeated="5"/>
        </table:table-row>
        <table:table-row table:style-name="ro1">
          <table:table-cell office:value-type="float" office:value="3.95685815811157" calcext:value-type="float">
            <text:p>3.95685815811157</text:p>
          </table:table-cell>
          <table:table-cell office:value-type="float" office:value="1.74703621864319" calcext:value-type="float">
            <text:p>1.74703621864319</text:p>
          </table:table-cell>
          <table:table-cell office:value-type="float" office:value="-0.0101827261969447" calcext:value-type="float">
            <text:p>-0.010182726196945</text:p>
          </table:table-cell>
          <table:table-cell office:value-type="float" office:value="3.13262939453125" calcext:value-type="float">
            <text:p>3.13262939453125</text:p>
          </table:table-cell>
          <table:table-cell table:formula="of:=SQRT([.C58]*[.C58]+[.D58]*[.D58])" office:value-type="float" office:value="3.13264594414914" calcext:value-type="float">
            <text:p>3.13264594414914</text:p>
          </table:table-cell>
          <table:table-cell table:number-columns-repeated="5"/>
        </table:table-row>
        <table:table-row table:style-name="ro1">
          <table:table-cell office:value-type="float" office:value="4.02751874923706" calcext:value-type="float">
            <text:p>4.02751874923706</text:p>
          </table:table-cell>
          <table:table-cell office:value-type="float" office:value="1.73477780818939" calcext:value-type="float">
            <text:p>1.73477780818939</text:p>
          </table:table-cell>
          <table:table-cell office:value-type="float" office:value="-0.0105640860274434" calcext:value-type="float">
            <text:p>-0.010564086027443</text:p>
          </table:table-cell>
          <table:table-cell office:value-type="float" office:value="3.13659524917603" calcext:value-type="float">
            <text:p>3.13659524917603</text:p>
          </table:table-cell>
          <table:table-cell table:formula="of:=SQRT([.C59]*[.C59]+[.D59]*[.D59])" office:value-type="float" office:value="3.13661303910241" calcext:value-type="float">
            <text:p>3.13661303910241</text:p>
          </table:table-cell>
          <table:table-cell table:number-columns-repeated="5"/>
        </table:table-row>
        <table:table-row table:style-name="ro1">
          <table:table-cell office:value-type="float" office:value="4.09817600250244" calcext:value-type="float">
            <text:p>4.09817600250244</text:p>
          </table:table-cell>
          <table:table-cell office:value-type="float" office:value="1.72252130508423" calcext:value-type="float">
            <text:p>1.72252130508423</text:p>
          </table:table-cell>
          <table:table-cell office:value-type="float" office:value="-0.010945194400847" calcext:value-type="float">
            <text:p>-0.010945194400847</text:p>
          </table:table-cell>
          <table:table-cell office:value-type="float" office:value="3.14056062698364" calcext:value-type="float">
            <text:p>3.14056062698364</text:p>
          </table:table-cell>
          <table:table-cell table:formula="of:=SQRT([.C60]*[.C60]+[.D60]*[.D60])" office:value-type="float" office:value="3.14057969952051" calcext:value-type="float">
            <text:p>3.14057969952051</text:p>
          </table:table-cell>
          <table:table-cell table:number-columns-repeated="5"/>
        </table:table-row>
        <table:table-row table:style-name="ro1">
          <table:table-cell office:value-type="float" office:value="4.16883325576782" calcext:value-type="float">
            <text:p>4.16883325576782</text:p>
          </table:table-cell>
          <table:table-cell office:value-type="float" office:value="1.71026611328125" calcext:value-type="float">
            <text:p>1.71026611328125</text:p>
          </table:table-cell>
          <table:table-cell office:value-type="float" office:value="-0.0113261537626386" calcext:value-type="float">
            <text:p>-0.011326153762639</text:p>
          </table:table-cell>
          <table:table-cell office:value-type="float" office:value="3.14452600479126" calcext:value-type="float">
            <text:p>3.14452600479126</text:p>
          </table:table-cell>
          <table:table-cell table:formula="of:=SQRT([.C61]*[.C61]+[.D61]*[.D61])" office:value-type="float" office:value="3.1445464023556" calcext:value-type="float">
            <text:p>3.1445464023556</text:p>
          </table:table-cell>
          <table:table-cell table:number-columns-repeated="5"/>
        </table:table-row>
        <table:table-row table:style-name="ro1">
          <table:table-cell office:value-type="float" office:value="4.23949384689331" calcext:value-type="float">
            <text:p>4.23949384689331</text:p>
          </table:table-cell>
          <table:table-cell office:value-type="float" office:value="1.69801139831543" calcext:value-type="float">
            <text:p>1.69801139831543</text:p>
          </table:table-cell>
          <table:table-cell office:value-type="float" office:value="-0.0117067582905293" calcext:value-type="float">
            <text:p>-0.011706758290529</text:p>
          </table:table-cell>
          <table:table-cell office:value-type="float" office:value="3.1484911441803" calcext:value-type="float">
            <text:p>3.1484911441803</text:p>
          </table:table-cell>
          <table:table-cell table:formula="of:=SQRT([.C62]*[.C62]+[.D62]*[.D62])" office:value-type="float" office:value="3.14851290821103" calcext:value-type="float">
            <text:p>3.14851290821103</text:p>
          </table:table-cell>
          <table:table-cell table:number-columns-repeated="5"/>
        </table:table-row>
        <table:table-row table:style-name="ro1">
          <table:table-cell office:value-type="float" office:value="4.31015110015869" calcext:value-type="float">
            <text:p>4.31015110015869</text:p>
          </table:table-cell>
          <table:table-cell office:value-type="float" office:value="1.68575847148895" calcext:value-type="float">
            <text:p>1.68575847148895</text:p>
          </table:table-cell>
          <table:table-cell office:value-type="float" office:value="-0.0120871132239699" calcext:value-type="float">
            <text:p>-0.01208711322397</text:p>
          </table:table-cell>
          <table:table-cell office:value-type="float" office:value="3.15245580673218" calcext:value-type="float">
            <text:p>3.15245580673218</text:p>
          </table:table-cell>
          <table:table-cell table:formula="of:=SQRT([.C63]*[.C63]+[.D63]*[.D63])" office:value-type="float" office:value="3.15247897878884" calcext:value-type="float">
            <text:p>3.15247897878884</text:p>
          </table:table-cell>
          <table:table-cell table:number-columns-repeated="5"/>
        </table:table-row>
        <table:table-row table:style-name="ro1">
          <table:table-cell office:value-type="float" office:value="4.38080835342407" calcext:value-type="float">
            <text:p>4.38080835342407</text:p>
          </table:table-cell>
          <table:table-cell office:value-type="float" office:value="1.67350685596466" calcext:value-type="float">
            <text:p>1.67350685596466</text:p>
          </table:table-cell>
          <table:table-cell office:value-type="float" office:value="-0.0124673191457987" calcext:value-type="float">
            <text:p>-0.012467319145799</text:p>
          </table:table-cell>
          <table:table-cell office:value-type="float" office:value="3.15642046928406" calcext:value-type="float">
            <text:p>3.15642046928406</text:p>
          </table:table-cell>
          <table:table-cell table:formula="of:=SQRT([.C64]*[.C64]+[.D64]*[.D64])" office:value-type="float" office:value="3.15644509107351" calcext:value-type="float">
            <text:p>3.15644509107351</text:p>
          </table:table-cell>
          <table:table-cell table:number-columns-repeated="5"/>
        </table:table-row>
        <table:table-row table:style-name="ro1">
          <table:table-cell office:value-type="float" office:value="4.4514651298523" calcext:value-type="float">
            <text:p>4.4514651298523</text:p>
          </table:table-cell>
          <table:table-cell office:value-type="float" office:value="1.66155290603638" calcext:value-type="float">
            <text:p>1.66155290603638</text:p>
          </table:table-cell>
          <table:table-cell office:value-type="float" office:value="-0.0128174237906933" calcext:value-type="float">
            <text:p>-0.012817423790693</text:p>
          </table:table-cell>
          <table:table-cell office:value-type="float" office:value="3.16026830673218" calcext:value-type="float">
            <text:p>3.16026830673218</text:p>
          </table:table-cell>
          <table:table-cell table:formula="of:=SQRT([.C65]*[.C65]+[.D65]*[.D65])" office:value-type="float" office:value="3.16029429909439" calcext:value-type="float">
            <text:p>3.16029429909439</text:p>
          </table:table-cell>
          <table:table-cell table:number-columns-repeated="5"/>
        </table:table-row>
        <table:table-row table:style-name="ro1">
          <table:table-cell office:value-type="float" office:value="4.52212619781494" calcext:value-type="float">
            <text:p>4.52212619781494</text:p>
          </table:table-cell>
          <table:table-cell office:value-type="float" office:value="1.64965498447418" calcext:value-type="float">
            <text:p>1.64965498447418</text:p>
          </table:table-cell>
          <table:table-cell office:value-type="float" office:value="-0.0131610203534365" calcext:value-type="float">
            <text:p>-0.013161020353437</text:p>
          </table:table-cell>
          <table:table-cell office:value-type="float" office:value="3.16409420967102" calcext:value-type="float">
            <text:p>3.16409420967102</text:p>
          </table:table-cell>
          <table:table-cell table:formula="of:=SQRT([.C66]*[.C66]+[.D66]*[.D66])" office:value-type="float" office:value="3.16412158112333" calcext:value-type="float">
            <text:p>3.16412158112333</text:p>
          </table:table-cell>
          <table:table-cell table:number-columns-repeated="5"/>
        </table:table-row>
        <table:table-row table:style-name="ro1">
          <table:table-cell office:value-type="float" office:value="4.59278345108032" calcext:value-type="float">
            <text:p>4.59278345108032</text:p>
          </table:table-cell>
          <table:table-cell office:value-type="float" office:value="1.63775050640106" calcext:value-type="float">
            <text:p>1.63775050640106</text:p>
          </table:table-cell>
          <table:table-cell office:value-type="float" office:value="-0.0135053312405944" calcext:value-type="float">
            <text:p>-0.013505331240594</text:p>
          </table:table-cell>
          <table:table-cell office:value-type="float" office:value="3.16795825958252" calcext:value-type="float">
            <text:p>3.16795825958252</text:p>
          </table:table-cell>
          <table:table-cell table:formula="of:=SQRT([.C67]*[.C67]+[.D67]*[.D67])" office:value-type="float" office:value="3.1679870467584" calcext:value-type="float">
            <text:p>3.1679870467584</text:p>
          </table:table-cell>
          <table:table-cell table:number-columns-repeated="5"/>
        </table:table-row>
        <table:table-row table:style-name="ro1">
          <table:table-cell office:value-type="float" office:value="4.66344022750855" calcext:value-type="float">
            <text:p>4.66344022750855</text:p>
          </table:table-cell>
          <table:table-cell office:value-type="float" office:value="1.62583756446838" calcext:value-type="float">
            <text:p>1.62583756446838</text:p>
          </table:table-cell>
          <table:table-cell office:value-type="float" office:value="-0.0138494754210114" calcext:value-type="float">
            <text:p>-0.013849475421011</text:p>
          </table:table-cell>
          <table:table-cell office:value-type="float" office:value="3.17185950279236" calcext:value-type="float">
            <text:p>3.17185950279236</text:p>
          </table:table-cell>
          <table:table-cell table:formula="of:=SQRT([.C68]*[.C68]+[.D68]*[.D68])" office:value-type="float" office:value="3.171889738535" calcext:value-type="float">
            <text:p>3.171889738535</text:p>
          </table:table-cell>
          <table:table-cell table:number-columns-repeated="5"/>
        </table:table-row>
        <table:table-row table:style-name="ro1">
          <table:table-cell office:value-type="float" office:value="4.73410129547119" calcext:value-type="float">
            <text:p>4.73410129547119</text:p>
          </table:table-cell>
          <table:table-cell office:value-type="float" office:value="1.6139212846756" calcext:value-type="float">
            <text:p>1.6139212846756</text:p>
          </table:table-cell>
          <table:table-cell office:value-type="float" office:value="-0.0141919441521168" calcext:value-type="float">
            <text:p>-0.014191944152117</text:p>
          </table:table-cell>
          <table:table-cell office:value-type="float" office:value="3.17576217651367" calcext:value-type="float">
            <text:p>3.17576217651367</text:p>
          </table:table-cell>
          <table:table-cell table:formula="of:=SQRT([.C69]*[.C69]+[.D69]*[.D69])" office:value-type="float" office:value="3.17579388705465" calcext:value-type="float">
            <text:p>3.17579388705465</text:p>
          </table:table-cell>
          <table:table-cell table:number-columns-repeated="5"/>
        </table:table-row>
        <table:table-row table:style-name="ro1">
          <table:table-cell office:value-type="float" office:value="4.80475807189941" calcext:value-type="float">
            <text:p>4.80475807189941</text:p>
          </table:table-cell>
          <table:table-cell office:value-type="float" office:value="1.60200321674347" calcext:value-type="float">
            <text:p>1.60200321674347</text:p>
          </table:table-cell>
          <table:table-cell office:value-type="float" office:value="-0.0145327495411038" calcext:value-type="float">
            <text:p>-0.014532749541104</text:p>
          </table:table-cell>
          <table:table-cell office:value-type="float" office:value="3.1796658039093" calcext:value-type="float">
            <text:p>3.1796658039093</text:p>
          </table:table-cell>
          <table:table-cell table:formula="of:=SQRT([.C70]*[.C70]+[.D70]*[.D70])" office:value-type="float" office:value="3.17969901490053" calcext:value-type="float">
            <text:p>3.17969901490053</text:p>
          </table:table-cell>
          <table:table-cell table:number-columns-repeated="5"/>
        </table:table-row>
        <table:table-row table:style-name="ro1">
          <table:table-cell office:value-type="float" office:value="4.8754153251648" calcext:value-type="float">
            <text:p>4.8754153251648</text:p>
          </table:table-cell>
          <table:table-cell office:value-type="float" office:value="1.59018743038178" calcext:value-type="float">
            <text:p>1.59018743038178</text:p>
          </table:table-cell>
          <table:table-cell office:value-type="float" office:value="-0.0148543063551188" calcext:value-type="float">
            <text:p>-0.014854306355119</text:p>
          </table:table-cell>
          <table:table-cell office:value-type="float" office:value="3.18352818489075" calcext:value-type="float">
            <text:p>3.18352818489075</text:p>
          </table:table-cell>
          <table:table-cell table:formula="of:=SQRT([.C71]*[.C71]+[.D71]*[.D71])" office:value-type="float" office:value="3.18356283971451" calcext:value-type="float">
            <text:p>3.18356283971451</text:p>
          </table:table-cell>
          <table:table-cell table:number-columns-repeated="5"/>
        </table:table-row>
        <table:table-row table:style-name="ro1">
          <table:table-cell office:value-type="float" office:value="4.94607257843018" calcext:value-type="float">
            <text:p>4.94607257843018</text:p>
          </table:table-cell>
          <table:table-cell office:value-type="float" office:value="1.57854330539703" calcext:value-type="float">
            <text:p>1.57854330539703</text:p>
          </table:table-cell>
          <table:table-cell office:value-type="float" office:value="-0.0151429269462824" calcext:value-type="float">
            <text:p>-0.015142926946282</text:p>
          </table:table-cell>
          <table:table-cell office:value-type="float" office:value="3.18732023239136" calcext:value-type="float">
            <text:p>3.18732023239136</text:p>
          </table:table-cell>
          <table:table-cell table:formula="of:=SQRT([.C72]*[.C72]+[.D72]*[.D72])" office:value-type="float" office:value="3.18735620413656" calcext:value-type="float">
            <text:p>3.18735620413656</text:p>
          </table:table-cell>
          <table:table-cell table:number-columns-repeated="5"/>
        </table:table-row>
        <table:table-row table:style-name="ro1">
          <table:table-cell office:value-type="float" office:value="5.01673316955566" calcext:value-type="float">
            <text:p>5.01673316955566</text:p>
          </table:table-cell>
          <table:table-cell office:value-type="float" office:value="1.56689429283142" calcext:value-type="float">
            <text:p>1.56689429283142</text:p>
          </table:table-cell>
          <table:table-cell office:value-type="float" office:value="-0.0154276117682457" calcext:value-type="float">
            <text:p>-0.015427611768246</text:p>
          </table:table-cell>
          <table:table-cell office:value-type="float" office:value="3.19111442565918" calcext:value-type="float">
            <text:p>3.19111442565918</text:p>
          </table:table-cell>
          <table:table-cell table:formula="of:=SQRT([.C73]*[.C73]+[.D73]*[.D73])" office:value-type="float" office:value="3.19115171824453" calcext:value-type="float">
            <text:p>3.19115171824453</text:p>
          </table:table-cell>
          <table:table-cell table:number-columns-repeated="5"/>
        </table:table-row>
        <table:table-row table:style-name="ro1">
          <table:table-cell office:value-type="float" office:value="5.08739042282105" calcext:value-type="float">
            <text:p>5.08739042282105</text:p>
          </table:table-cell>
          <table:table-cell office:value-type="float" office:value="1.55524158477783" calcext:value-type="float">
            <text:p>1.55524158477783</text:p>
          </table:table-cell>
          <table:table-cell office:value-type="float" office:value="-0.0157084781676531" calcext:value-type="float">
            <text:p>-0.015708478167653</text:p>
          </table:table-cell>
          <table:table-cell office:value-type="float" office:value="3.19491028785706" calcext:value-type="float">
            <text:p>3.19491028785706</text:p>
          </table:table-cell>
          <table:table-cell table:formula="of:=SQRT([.C74]*[.C74]+[.D74]*[.D74])" office:value-type="float" office:value="3.19494890471526" calcext:value-type="float">
            <text:p>3.19494890471526</text:p>
          </table:table-cell>
          <table:table-cell table:number-columns-repeated="5"/>
        </table:table-row>
        <table:table-row table:style-name="ro1">
          <table:table-cell office:value-type="float" office:value="5.15804767608643" calcext:value-type="float">
            <text:p>5.15804767608643</text:p>
          </table:table-cell>
          <table:table-cell office:value-type="float" office:value="1.54358446598053" calcext:value-type="float">
            <text:p>1.54358446598053</text:p>
          </table:table-cell>
          <table:table-cell office:value-type="float" office:value="-0.0159853212535381" calcext:value-type="float">
            <text:p>-0.015985321253538</text:p>
          </table:table-cell>
          <table:table-cell office:value-type="float" office:value="3.19870758056641" calcext:value-type="float">
            <text:p>3.19870758056641</text:p>
          </table:table-cell>
          <table:table-cell table:formula="of:=SQRT([.C75]*[.C75]+[.D75]*[.D75])" office:value-type="float" office:value="3.19874752308909" calcext:value-type="float">
            <text:p>3.19874752308909</text:p>
          </table:table-cell>
          <table:table-cell table:number-columns-repeated="5"/>
        </table:table-row>
        <table:table-row table:style-name="ro1">
          <table:table-cell office:value-type="float" office:value="5.22870826721191" calcext:value-type="float">
            <text:p>5.22870826721191</text:p>
          </table:table-cell>
          <table:table-cell office:value-type="float" office:value="1.53192257881165" calcext:value-type="float">
            <text:p>1.53192257881165</text:p>
          </table:table-cell>
          <table:table-cell office:value-type="float" office:value="-0.016258243471384" calcext:value-type="float">
            <text:p>-0.016258243471384</text:p>
          </table:table-cell>
          <table:table-cell office:value-type="float" office:value="3.20250701904297" calcext:value-type="float">
            <text:p>3.20250701904297</text:p>
          </table:table-cell>
          <table:table-cell table:formula="of:=SQRT([.C76]*[.C76]+[.D76]*[.D76])" office:value-type="float" office:value="3.20254828808252" calcext:value-type="float">
            <text:p>3.20254828808252</text:p>
          </table:table-cell>
          <table:table-cell table:number-columns-repeated="5"/>
        </table:table-row>
        <table:table-row table:style-name="ro1">
          <table:table-cell office:value-type="float" office:value="5.2993655204773" calcext:value-type="float">
            <text:p>5.2993655204773</text:p>
          </table:table-cell>
          <table:table-cell office:value-type="float" office:value="1.52025699615479" calcext:value-type="float">
            <text:p>1.52025699615479</text:p>
          </table:table-cell>
          <table:table-cell office:value-type="float" office:value="-0.0165272615849972" calcext:value-type="float">
            <text:p>-0.016527261584997</text:p>
          </table:table-cell>
          <table:table-cell office:value-type="float" office:value="3.20630788803101" calcext:value-type="float">
            <text:p>3.20630788803101</text:p>
          </table:table-cell>
          <table:table-cell table:formula="of:=SQRT([.C77]*[.C77]+[.D77]*[.D77])" office:value-type="float" office:value="3.2063504835288" calcext:value-type="float">
            <text:p>3.2063504835288</text:p>
          </table:table-cell>
          <table:table-cell table:number-columns-repeated="5"/>
        </table:table-row>
        <table:table-row table:style-name="ro1">
          <table:table-cell office:value-type="float" office:value="5.37002277374268" calcext:value-type="float">
            <text:p>5.37002277374268</text:p>
          </table:table-cell>
          <table:table-cell office:value-type="float" office:value="1.50884449481964" calcext:value-type="float">
            <text:p>1.50884449481964</text:p>
          </table:table-cell>
          <table:table-cell office:value-type="float" office:value="-0.0167238786816597" calcext:value-type="float">
            <text:p>-0.01672387868166</text:p>
          </table:table-cell>
          <table:table-cell office:value-type="float" office:value="3.21001005172729" calcext:value-type="float">
            <text:p>3.21001005172729</text:p>
          </table:table-cell>
          <table:table-cell table:formula="of:=SQRT([.C78]*[.C78]+[.D78]*[.D78])" office:value-type="float" office:value="3.21005361642269" calcext:value-type="float">
            <text:p>3.21005361642269</text:p>
          </table:table-cell>
          <table:table-cell table:number-columns-repeated="5"/>
        </table:table-row>
        <table:table-row table:style-name="ro1">
          <table:table-cell office:value-type="float" office:value="5.44068145751953" calcext:value-type="float">
            <text:p>5.44068145751953</text:p>
          </table:table-cell>
          <table:table-cell office:value-type="float" office:value="1.49746906757355" calcext:value-type="float">
            <text:p>1.49746906757355</text:p>
          </table:table-cell>
          <table:table-cell office:value-type="float" office:value="-0.0169033501297236" calcext:value-type="float">
            <text:p>-0.016903350129724</text:p>
          </table:table-cell>
          <table:table-cell office:value-type="float" office:value="3.21369814872742" calcext:value-type="float">
            <text:p>3.21369814872742</text:p>
          </table:table-cell>
          <table:table-cell table:formula="of:=SQRT([.C79]*[.C79]+[.D79]*[.D79])" office:value-type="float" office:value="3.21374260238428" calcext:value-type="float">
            <text:p>3.21374260238428</text:p>
          </table:table-cell>
          <table:table-cell table:number-columns-repeated="5"/>
        </table:table-row>
        <table:table-row table:style-name="ro1">
          <table:table-cell office:value-type="float" office:value="5.51134061813355" calcext:value-type="float">
            <text:p>5.51134061813355</text:p>
          </table:table-cell>
          <table:table-cell office:value-type="float" office:value="1.4860907793045" calcext:value-type="float">
            <text:p>1.4860907793045</text:p>
          </table:table-cell>
          <table:table-cell office:value-type="float" office:value="-0.0170763116329908" calcext:value-type="float">
            <text:p>-0.017076311632991</text:p>
          </table:table-cell>
          <table:table-cell office:value-type="float" office:value="3.21738743782043" calcext:value-type="float">
            <text:p>3.21738743782043</text:p>
          </table:table-cell>
          <table:table-cell table:formula="of:=SQRT([.C80]*[.C80]+[.D80]*[.D80])" office:value-type="float" office:value="3.21743275383709" calcext:value-type="float">
            <text:p>3.21743275383709</text:p>
          </table:table-cell>
          <table:table-cell table:number-columns-repeated="5"/>
        </table:table-row>
        <table:table-row table:style-name="ro1">
          <table:table-cell office:value-type="float" office:value="5.58199787139893" calcext:value-type="float">
            <text:p>5.58199787139893</text:p>
          </table:table-cell>
          <table:table-cell office:value-type="float" office:value="1.47471022605896" calcext:value-type="float">
            <text:p>1.47471022605896</text:p>
          </table:table-cell>
          <table:table-cell office:value-type="float" office:value="-0.0172428730875254" calcext:value-type="float">
            <text:p>-0.017242873087525</text:p>
          </table:table-cell>
          <table:table-cell office:value-type="float" office:value="3.22107791900635" calcext:value-type="float">
            <text:p>3.22107791900635</text:p>
          </table:table-cell>
          <table:table-cell table:formula="of:=SQRT([.C81]*[.C81]+[.D81]*[.D81])" office:value-type="float" office:value="3.22112407041123" calcext:value-type="float">
            <text:p>3.22112407041123</text:p>
          </table:table-cell>
          <table:table-cell table:number-columns-repeated="5"/>
        </table:table-row>
        <table:table-row table:style-name="ro1">
          <table:table-cell office:value-type="float" office:value="5.65265655517578" calcext:value-type="float">
            <text:p>5.65265655517578</text:p>
          </table:table-cell>
          <table:table-cell office:value-type="float" office:value="1.4633264541626" calcext:value-type="float">
            <text:p>1.4633264541626</text:p>
          </table:table-cell>
          <table:table-cell office:value-type="float" office:value="-0.0174028407782316" calcext:value-type="float">
            <text:p>-0.017402840778232</text:p>
          </table:table-cell>
          <table:table-cell office:value-type="float" office:value="3.22477006912231" calcext:value-type="float">
            <text:p>3.22477006912231</text:p>
          </table:table-cell>
          <table:table-cell table:formula="of:=SQRT([.C82]*[.C82]+[.D82]*[.D82])" office:value-type="float" office:value="3.22481702699149" calcext:value-type="float">
            <text:p>3.22481702699149</text:p>
          </table:table-cell>
          <table:table-cell table:number-columns-repeated="5"/>
        </table:table-row>
        <table:table-row table:style-name="ro1">
          <table:table-cell office:value-type="float" office:value="5.72331380844116" calcext:value-type="float">
            <text:p>5.72331380844116</text:p>
          </table:table-cell>
          <table:table-cell office:value-type="float" office:value="1.45194041728973" calcext:value-type="float">
            <text:p>1.45194041728973</text:p>
          </table:table-cell>
          <table:table-cell office:value-type="float" office:value="-0.0175563339143991" calcext:value-type="float">
            <text:p>-0.017556333914399</text:p>
          </table:table-cell>
          <table:table-cell office:value-type="float" office:value="3.2284631729126" calcext:value-type="float">
            <text:p>3.2284631729126</text:p>
          </table:table-cell>
          <table:table-cell table:formula="of:=SQRT([.C83]*[.C83]+[.D83]*[.D83])" office:value-type="float" office:value="3.22851090809887" calcext:value-type="float">
            <text:p>3.22851090809887</text:p>
          </table:table-cell>
          <table:table-cell table:number-columns-repeated="5"/>
        </table:table-row>
        <table:table-row table:style-name="ro1">
          <table:table-cell office:value-type="float" office:value="5.79397296905518" calcext:value-type="float">
            <text:p>5.79397296905518</text:p>
          </table:table-cell>
          <table:table-cell office:value-type="float" office:value="1.44067931175232" calcext:value-type="float">
            <text:p>1.44067931175232</text:p>
          </table:table-cell>
          <table:table-cell office:value-type="float" office:value="-0.017687700688839" calcext:value-type="float">
            <text:p>-0.017687700688839</text:p>
          </table:table-cell>
          <table:table-cell office:value-type="float" office:value="3.23211073875427" calcext:value-type="float">
            <text:p>3.23211073875427</text:p>
          </table:table-cell>
          <table:table-cell table:formula="of:=SQRT([.C84]*[.C84]+[.D84]*[.D84])" office:value-type="float" office:value="3.23215913629362" calcext:value-type="float">
            <text:p>3.23215913629362</text:p>
          </table:table-cell>
          <table:table-cell table:number-columns-repeated="5"/>
        </table:table-row>
        <table:table-row table:style-name="ro1">
          <table:table-cell office:value-type="float" office:value="5.86463022232056" calcext:value-type="float">
            <text:p>5.86463022232056</text:p>
          </table:table-cell>
          <table:table-cell office:value-type="float" office:value="1.42970192432404" calcext:value-type="float">
            <text:p>1.42970192432404</text:p>
          </table:table-cell>
          <table:table-cell office:value-type="float" office:value="-0.0177767984569073" calcext:value-type="float">
            <text:p>-0.017776798456907</text:p>
          </table:table-cell>
          <table:table-cell office:value-type="float" office:value="3.23565411567688" calcext:value-type="float">
            <text:p>3.23565411567688</text:p>
          </table:table-cell>
          <table:table-cell table:formula="of:=SQRT([.C85]*[.C85]+[.D85]*[.D85])" office:value-type="float" office:value="3.23570294848895" calcext:value-type="float">
            <text:p>3.23570294848895</text:p>
          </table:table-cell>
          <table:table-cell table:number-columns-repeated="5"/>
        </table:table-row>
        <table:table-row table:style-name="ro1">
          <table:table-cell office:value-type="float" office:value="5.93528890609741" calcext:value-type="float">
            <text:p>5.93528890609741</text:p>
          </table:table-cell>
          <table:table-cell office:value-type="float" office:value="1.41872465610504" calcext:value-type="float">
            <text:p>1.41872465610504</text:p>
          </table:table-cell>
          <table:table-cell office:value-type="float" office:value="-0.0178581513464451" calcext:value-type="float">
            <text:p>-0.017858151346445</text:p>
          </table:table-cell>
          <table:table-cell office:value-type="float" office:value="3.23919773101807" calcext:value-type="float">
            <text:p>3.23919773101807</text:p>
          </table:table-cell>
          <table:table-cell table:formula="of:=SQRT([.C86]*[.C86]+[.D86]*[.D86])" office:value-type="float" office:value="3.23924695789039" calcext:value-type="float">
            <text:p>3.23924695789039</text:p>
          </table:table-cell>
          <table:table-cell table:number-columns-repeated="5"/>
        </table:table-row>
        <table:table-row table:style-name="ro1">
          <table:table-cell office:value-type="float" office:value="6.00594806671143" calcext:value-type="float">
            <text:p>6.00594806671143</text:p>
          </table:table-cell>
          <table:table-cell office:value-type="float" office:value="1.40774786472321" calcext:value-type="float">
            <text:p>1.40774786472321</text:p>
          </table:table-cell>
          <table:table-cell office:value-type="float" office:value="-0.0179317761212587" calcext:value-type="float">
            <text:p>-0.017931776121259</text:p>
          </table:table-cell>
          <table:table-cell office:value-type="float" office:value="3.24274158477783" calcext:value-type="float">
            <text:p>3.24274158477783</text:p>
          </table:table-cell>
          <table:table-cell table:formula="of:=SQRT([.C87]*[.C87]+[.D87]*[.D87])" office:value-type="float" office:value="3.24279116414275" calcext:value-type="float">
            <text:p>3.24279116414275</text:p>
          </table:table-cell>
          <table:table-cell table:number-columns-repeated="5"/>
        </table:table-row>
        <table:table-row table:style-name="ro1">
          <table:table-cell office:value-type="float" office:value="6.07660531997681" calcext:value-type="float">
            <text:p>6.07660531997681</text:p>
          </table:table-cell>
          <table:table-cell office:value-type="float" office:value="1.3967719078064" calcext:value-type="float">
            <text:p>1.3967719078064</text:p>
          </table:table-cell>
          <table:table-cell office:value-type="float" office:value="-0.0179977808147669" calcext:value-type="float">
            <text:p>-0.017997780814767</text:p>
          </table:table-cell>
          <table:table-cell office:value-type="float" office:value="3.24628567695618" calcext:value-type="float">
            <text:p>3.24628567695618</text:p>
          </table:table-cell>
          <table:table-cell table:formula="of:=SQRT([.C88]*[.C88]+[.D88]*[.D88])" office:value-type="float" office:value="3.24633556745527" calcext:value-type="float">
            <text:p>3.24633556745527</text:p>
          </table:table-cell>
          <table:table-cell table:number-columns-repeated="5"/>
        </table:table-row>
        <table:table-row table:style-name="ro1">
          <table:table-cell office:value-type="float" office:value="6.14726400375366" calcext:value-type="float">
            <text:p>6.14726400375366</text:p>
          </table:table-cell>
          <table:table-cell office:value-type="float" office:value="1.38579618930817" calcext:value-type="float">
            <text:p>1.38579618930817</text:p>
          </table:table-cell>
          <table:table-cell office:value-type="float" office:value="-0.0180559772998095" calcext:value-type="float">
            <text:p>-0.01805597729981</text:p>
          </table:table-cell>
          <table:table-cell office:value-type="float" office:value="3.2498300075531" calcext:value-type="float">
            <text:p>3.2498300075531</text:p>
          </table:table-cell>
          <table:table-cell table:formula="of:=SQRT([.C89]*[.C89]+[.D89]*[.D89])" office:value-type="float" office:value="3.24988016645365" calcext:value-type="float">
            <text:p>3.24988016645365</text:p>
          </table:table-cell>
          <table:table-cell table:number-columns-repeated="5"/>
        </table:table-row>
        <table:table-row table:style-name="ro1">
          <table:table-cell office:value-type="float" office:value="6.21792125701904" calcext:value-type="float">
            <text:p>6.21792125701904</text:p>
          </table:table-cell>
          <table:table-cell office:value-type="float" office:value="1.37482130527496" calcext:value-type="float">
            <text:p>1.37482130527496</text:p>
          </table:table-cell>
          <table:table-cell office:value-type="float" office:value="-0.0181064829230309" calcext:value-type="float">
            <text:p>-0.018106482923031</text:p>
          </table:table-cell>
          <table:table-cell office:value-type="float" office:value="3.25337433815002" calcext:value-type="float">
            <text:p>3.25337433815002</text:p>
          </table:table-cell>
          <table:table-cell table:formula="of:=SQRT([.C90]*[.C90]+[.D90]*[.D90])" office:value-type="float" office:value="3.25342472309671" calcext:value-type="float">
            <text:p>3.25342472309671</text:p>
          </table:table-cell>
          <table:table-cell table:number-columns-repeated="5"/>
        </table:table-row>
        <table:table-row table:style-name="ro1">
          <table:table-cell office:value-type="float" office:value="6.28858041763306" calcext:value-type="float">
            <text:p>6.28858041763306</text:p>
          </table:table-cell>
          <table:table-cell office:value-type="float" office:value="1.36424911022186" calcext:value-type="float">
            <text:p>1.36424911022186</text:p>
          </table:table-cell>
          <table:table-cell office:value-type="float" office:value="-0.0181122086942196" calcext:value-type="float">
            <text:p>-0.01811220869422</text:p>
          </table:table-cell>
          <table:table-cell office:value-type="float" office:value="3.25678157806396" calcext:value-type="float">
            <text:p>3.25678157806396</text:p>
          </table:table-cell>
          <table:table-cell table:formula="of:=SQRT([.C91]*[.C91]+[.D91]*[.D91])" office:value-type="float" office:value="3.25683194213649" calcext:value-type="float">
            <text:p>3.25683194213649</text:p>
          </table:table-cell>
          <table:table-cell table:number-columns-repeated="5"/>
        </table:table-row>
        <table:table-row table:style-name="ro1">
          <table:table-cell office:value-type="float" office:value="6.35923719406128" calcext:value-type="float">
            <text:p>6.35923719406128</text:p>
          </table:table-cell>
          <table:table-cell office:value-type="float" office:value="1.35384452342987" calcext:value-type="float">
            <text:p>1.35384452342987</text:p>
          </table:table-cell>
          <table:table-cell office:value-type="float" office:value="-0.0180946234613657" calcext:value-type="float">
            <text:p>-0.018094623461366</text:p>
          </table:table-cell>
          <table:table-cell office:value-type="float" office:value="3.26013231277466" calcext:value-type="float">
            <text:p>3.26013231277466</text:p>
          </table:table-cell>
          <table:table-cell table:formula="of:=SQRT([.C92]*[.C92]+[.D92]*[.D92])" office:value-type="float" office:value="3.26018252743549" calcext:value-type="float">
            <text:p>3.26018252743549</text:p>
          </table:table-cell>
          <table:table-cell table:number-columns-repeated="5"/>
        </table:table-row>
        <table:table-row table:style-name="ro1">
          <table:table-cell office:value-type="float" office:value="6.42989635467529" calcext:value-type="float">
            <text:p>6.42989635467529</text:p>
          </table:table-cell>
          <table:table-cell office:value-type="float" office:value="1.34344434738159" calcext:value-type="float">
            <text:p>1.34344434738159</text:p>
          </table:table-cell>
          <table:table-cell office:value-type="float" office:value="-0.0180687736719847" calcext:value-type="float">
            <text:p>-0.018068773671985</text:p>
          </table:table-cell>
          <table:table-cell office:value-type="float" office:value="3.26348233222961" calcext:value-type="float">
            <text:p>3.26348233222961</text:p>
          </table:table-cell>
          <table:table-cell table:formula="of:=SQRT([.C93]*[.C93]+[.D93]*[.D93])" office:value-type="float" office:value="3.26353235212351" calcext:value-type="float">
            <text:p>3.26353235212351</text:p>
          </table:table-cell>
          <table:table-cell table:number-columns-repeated="5"/>
        </table:table-row>
        <table:table-row table:style-name="ro1">
          <table:table-cell office:value-type="float" office:value="6.50055503845215" calcext:value-type="float">
            <text:p>6.50055503845215</text:p>
          </table:table-cell>
          <table:table-cell office:value-type="float" office:value="1.33304142951965" calcext:value-type="float">
            <text:p>1.33304142951965</text:p>
          </table:table-cell>
          <table:table-cell office:value-type="float" office:value="-0.0180327445268631" calcext:value-type="float">
            <text:p>-0.018032744526863</text:p>
          </table:table-cell>
          <table:table-cell office:value-type="float" office:value="3.26685094833374" calcext:value-type="float">
            <text:p>3.26685094833374</text:p>
          </table:table-cell>
          <table:table-cell table:formula="of:=SQRT([.C94]*[.C94]+[.D94]*[.D94])" office:value-type="float" office:value="3.26690071757686" calcext:value-type="float">
            <text:p>3.26690071757686</text:p>
          </table:table-cell>
          <table:table-cell table:number-columns-repeated="5"/>
        </table:table-row>
        <table:table-row table:style-name="ro1">
          <table:table-cell office:value-type="float" office:value="6.57121229171753" calcext:value-type="float">
            <text:p>6.57121229171753</text:p>
          </table:table-cell>
          <table:table-cell office:value-type="float" office:value="1.32261550426483" calcext:value-type="float">
            <text:p>1.32261550426483</text:p>
          </table:table-cell>
          <table:table-cell office:value-type="float" office:value="-0.0179810430854559" calcext:value-type="float">
            <text:p>-0.017981043085456</text:p>
          </table:table-cell>
          <table:table-cell office:value-type="float" office:value="3.27029228210449" calcext:value-type="float">
            <text:p>3.27029228210449</text:p>
          </table:table-cell>
          <table:table-cell table:formula="of:=SQRT([.C95]*[.C95]+[.D95]*[.D95])" office:value-type="float" office:value="3.27034171430183" calcext:value-type="float">
            <text:p>3.27034171430183</text:p>
          </table:table-cell>
          <table:table-cell table:number-columns-repeated="5"/>
        </table:table-row>
        <table:table-row table:style-name="ro1">
          <table:table-cell office:value-type="float" office:value="6.64187145233154" calcext:value-type="float">
            <text:p>6.64187145233154</text:p>
          </table:table-cell>
          <table:table-cell office:value-type="float" office:value="1.31219518184662" calcext:value-type="float">
            <text:p>1.31219518184662</text:p>
          </table:table-cell>
          <table:table-cell office:value-type="float" office:value="-0.0179204288870096" calcext:value-type="float">
            <text:p>-0.01792042888701</text:p>
          </table:table-cell>
          <table:table-cell office:value-type="float" office:value="3.27373266220093" calcext:value-type="float">
            <text:p>3.27373266220093</text:p>
          </table:table-cell>
          <table:table-cell table:formula="of:=SQRT([.C96]*[.C96]+[.D96]*[.D96])" office:value-type="float" office:value="3.27378171009197" calcext:value-type="float">
            <text:p>3.27378171009197</text:p>
          </table:table-cell>
          <table:table-cell table:number-columns-repeated="5"/>
        </table:table-row>
        <table:table-row table:style-name="ro1">
          <table:table-cell office:value-type="float" office:value="6.71252822875977" calcext:value-type="float">
            <text:p>6.71252822875977</text:p>
          </table:table-cell>
          <table:table-cell office:value-type="float" office:value="1.30182325839996" calcext:value-type="float">
            <text:p>1.30182325839996</text:p>
          </table:table-cell>
          <table:table-cell office:value-type="float" office:value="-0.017850685864687" calcext:value-type="float">
            <text:p>-0.017850685864687</text:p>
          </table:table-cell>
          <table:table-cell office:value-type="float" office:value="3.2771577835083" calcext:value-type="float">
            <text:p>3.2771577835083</text:p>
          </table:table-cell>
          <table:table-cell table:formula="of:=SQRT([.C97]*[.C97]+[.D97]*[.D97])" office:value-type="float" office:value="3.27720639951085" calcext:value-type="float">
            <text:p>3.27720639951085</text:p>
          </table:table-cell>
          <table:table-cell table:number-columns-repeated="5"/>
        </table:table-row>
        <table:table-row table:style-name="ro1">
          <table:table-cell office:value-type="float" office:value="6.78318738937378" calcext:value-type="float">
            <text:p>6.78318738937378</text:p>
          </table:table-cell>
          <table:table-cell office:value-type="float" office:value="1.29209101200104" calcext:value-type="float">
            <text:p>1.29209101200104</text:p>
          </table:table-cell>
          <table:table-cell office:value-type="float" office:value="-0.0177679043263197" calcext:value-type="float">
            <text:p>-0.01776790432632</text:p>
          </table:table-cell>
          <table:table-cell office:value-type="float" office:value="3.2803692817688" calcext:value-type="float">
            <text:p>3.2803692817688</text:p>
          </table:table-cell>
          <table:table-cell table:formula="of:=SQRT([.C98]*[.C98]+[.D98]*[.D98])" office:value-type="float" office:value="3.2804174007581" calcext:value-type="float">
            <text:p>3.2804174007581</text:p>
          </table:table-cell>
          <table:table-cell table:number-columns-repeated="5"/>
        </table:table-row>
        <table:table-row table:style-name="ro1">
          <table:table-cell office:value-type="float" office:value="6.85384654998779" calcext:value-type="float">
            <text:p>6.85384654998779</text:p>
          </table:table-cell>
          <table:table-cell office:value-type="float" office:value="1.28236842155457" calcext:value-type="float">
            <text:p>1.28236842155457</text:p>
          </table:table-cell>
          <table:table-cell office:value-type="float" office:value="-0.017677303403616" calcext:value-type="float">
            <text:p>-0.017677303403616</text:p>
          </table:table-cell>
          <table:table-cell office:value-type="float" office:value="3.28357887268066" calcext:value-type="float">
            <text:p>3.28357887268066</text:p>
          </table:table-cell>
          <table:table-cell table:formula="of:=SQRT([.C99]*[.C99]+[.D99]*[.D99])" office:value-type="float" office:value="3.28362645563871" calcext:value-type="float">
            <text:p>3.28362645563871</text:p>
          </table:table-cell>
          <table:table-cell table:number-columns-repeated="5"/>
        </table:table-row>
        <table:table-row table:style-name="ro1">
          <table:table-cell office:value-type="float" office:value="6.92450332641602" calcext:value-type="float">
            <text:p>6.92450332641602</text:p>
          </table:table-cell>
          <table:table-cell office:value-type="float" office:value="1.27265560626984" calcext:value-type="float">
            <text:p>1.27265560626984</text:p>
          </table:table-cell>
          <table:table-cell office:value-type="float" office:value="-0.0175789836794138" calcext:value-type="float">
            <text:p>-0.017578983679414</text:p>
          </table:table-cell>
          <table:table-cell office:value-type="float" office:value="3.28678607940674" calcext:value-type="float">
            <text:p>3.28678607940674</text:p>
          </table:table-cell>
          <table:table-cell table:formula="of:=SQRT([.C100]*[.C100]+[.D100]*[.D100])" office:value-type="float" office:value="3.28683308862028" calcext:value-type="float">
            <text:p>3.28683308862028</text:p>
          </table:table-cell>
          <table:table-cell table:number-columns-repeated="5"/>
        </table:table-row>
        <table:table-row table:style-name="ro1">
          <table:table-cell office:value-type="float" office:value="6.99516248703003" calcext:value-type="float">
            <text:p>6.99516248703003</text:p>
          </table:table-cell>
          <table:table-cell office:value-type="float" office:value="1.26295220851898" calcext:value-type="float">
            <text:p>1.26295220851898</text:p>
          </table:table-cell>
          <table:table-cell office:value-type="float" office:value="-0.017473004758358" calcext:value-type="float">
            <text:p>-0.017473004758358</text:p>
          </table:table-cell>
          <table:table-cell office:value-type="float" office:value="3.28999137878418" calcext:value-type="float">
            <text:p>3.28999137878418</text:p>
          </table:table-cell>
          <table:table-cell table:formula="of:=SQRT([.C101]*[.C101]+[.D101]*[.D101])" office:value-type="float" office:value="3.29003777765082" calcext:value-type="float">
            <text:p>3.29003777765082</text:p>
          </table:table-cell>
          <table:table-cell table:number-columns-repeated="5"/>
        </table:table-row>
        <table:table-row table:style-name="ro1">
          <table:table-cell office:value-type="float" office:value="7.06581974029541" calcext:value-type="float">
            <text:p>7.06581974029541</text:p>
          </table:table-cell>
          <table:table-cell office:value-type="float" office:value="1.25325858592987" calcext:value-type="float">
            <text:p>1.25325858592987</text:p>
          </table:table-cell>
          <table:table-cell office:value-type="float" office:value="-0.0173592455685139" calcext:value-type="float">
            <text:p>-0.017359245568514</text:p>
          </table:table-cell>
          <table:table-cell office:value-type="float" office:value="3.29319429397583" calcext:value-type="float">
            <text:p>3.29319429397583</text:p>
          </table:table-cell>
          <table:table-cell table:formula="of:=SQRT([.C102]*[.C102]+[.D102]*[.D102])" office:value-type="float" office:value="3.29324004610682" calcext:value-type="float">
            <text:p>3.29324004610682</text:p>
          </table:table-cell>
          <table:table-cell table:number-columns-repeated="5"/>
        </table:table-row>
        <table:table-row table:style-name="ro1">
          <table:table-cell office:value-type="float" office:value="7.13647842407227" calcext:value-type="float">
            <text:p>7.13647842407227</text:p>
          </table:table-cell>
          <table:table-cell office:value-type="float" office:value="1.24357438087463" calcext:value-type="float">
            <text:p>1.24357438087463</text:p>
          </table:table-cell>
          <table:table-cell office:value-type="float" office:value="-0.0172377694398165" calcext:value-type="float">
            <text:p>-0.017237769439817</text:p>
          </table:table-cell>
          <table:table-cell office:value-type="float" office:value="3.29639530181885" calcext:value-type="float">
            <text:p>3.29639530181885</text:p>
          </table:table-cell>
          <table:table-cell table:formula="of:=SQRT([.C103]*[.C103]+[.D103]*[.D103])" office:value-type="float" office:value="3.29644037206024" calcext:value-type="float">
            <text:p>3.29644037206024</text:p>
          </table:table-cell>
          <table:table-cell table:number-columns-repeated="5"/>
        </table:table-row>
        <table:table-row table:style-name="ro1">
          <table:table-cell office:value-type="float" office:value="7.20713567733765" calcext:value-type="float">
            <text:p>7.20713567733765</text:p>
          </table:table-cell>
          <table:table-cell office:value-type="float" office:value="1.23416030406952" calcext:value-type="float">
            <text:p>1.23416030406952</text:p>
          </table:table-cell>
          <table:table-cell office:value-type="float" office:value="-0.0171020496636629" calcext:value-type="float">
            <text:p>-0.017102049663663</text:p>
          </table:table-cell>
          <table:table-cell office:value-type="float" office:value="3.29950976371765" calcext:value-type="float">
            <text:p>3.29950976371765</text:p>
          </table:table-cell>
          <table:table-cell table:formula="of:=SQRT([.C104]*[.C104]+[.D104]*[.D104])" office:value-type="float" office:value="3.29955408517133" calcext:value-type="float">
            <text:p>3.29955408517133</text:p>
          </table:table-cell>
          <table:table-cell table:number-columns-repeated="5"/>
        </table:table-row>
        <table:table-row table:style-name="ro1">
          <table:table-cell office:value-type="float" office:value="7.27779483795166" calcext:value-type="float">
            <text:p>7.27779483795166</text:p>
          </table:table-cell>
          <table:table-cell office:value-type="float" office:value="1.22521114349365" calcext:value-type="float">
            <text:p>1.22521114349365</text:p>
          </table:table-cell>
          <table:table-cell office:value-type="float" office:value="-0.0169476475566626" calcext:value-type="float">
            <text:p>-0.016947647556663</text:p>
          </table:table-cell>
          <table:table-cell office:value-type="float" office:value="3.30247473716736" calcext:value-type="float">
            <text:p>3.30247473716736</text:p>
          </table:table-cell>
          <table:table-cell table:formula="of:=SQRT([.C105]*[.C105]+[.D105]*[.D105])" office:value-type="float" office:value="3.30251822286968" calcext:value-type="float">
            <text:p>3.30251822286968</text:p>
          </table:table-cell>
          <table:table-cell table:number-columns-repeated="5"/>
        </table:table-row>
        <table:table-row table:style-name="ro1">
          <table:table-cell office:value-type="float" office:value="7.34845352172852" calcext:value-type="float">
            <text:p>7.34845352172852</text:p>
          </table:table-cell>
          <table:table-cell office:value-type="float" office:value="1.21627295017242" calcext:value-type="float">
            <text:p>1.21627295017242</text:p>
          </table:table-cell>
          <table:table-cell office:value-type="float" office:value="-0.0167860928922892" calcext:value-type="float">
            <text:p>-0.016786092892289</text:p>
          </table:table-cell>
          <table:table-cell office:value-type="float" office:value="3.30543661117554" calcext:value-type="float">
            <text:p>3.30543661117554</text:p>
          </table:table-cell>
          <table:table-cell table:formula="of:=SQRT([.C106]*[.C106]+[.D106]*[.D106])" office:value-type="float" office:value="3.30547923354757" calcext:value-type="float">
            <text:p>3.30547923354757</text:p>
          </table:table-cell>
          <table:table-cell table:number-columns-repeated="5"/>
        </table:table-row>
        <table:table-row table:style-name="ro1">
          <table:table-cell office:value-type="float" office:value="7.4191107749939" calcext:value-type="float">
            <text:p>7.4191107749939</text:p>
          </table:table-cell>
          <table:table-cell office:value-type="float" office:value="1.2073460817337" calcext:value-type="float">
            <text:p>1.2073460817337</text:p>
          </table:table-cell>
          <table:table-cell office:value-type="float" office:value="-0.016617476940155" calcext:value-type="float">
            <text:p>-0.016617476940155</text:p>
          </table:table-cell>
          <table:table-cell office:value-type="float" office:value="3.30839562416077" calcext:value-type="float">
            <text:p>3.30839562416077</text:p>
          </table:table-cell>
          <table:table-cell table:formula="of:=SQRT([.C107]*[.C107]+[.D107]*[.D107])" office:value-type="float" office:value="3.30843735719841" calcext:value-type="float">
            <text:p>3.30843735719841</text:p>
          </table:table-cell>
          <table:table-cell table:number-columns-repeated="5"/>
        </table:table-row>
        <table:table-row table:style-name="ro1">
          <table:table-cell office:value-type="float" office:value="7.48976993560791" calcext:value-type="float">
            <text:p>7.48976993560791</text:p>
          </table:table-cell>
          <table:table-cell office:value-type="float" office:value="1.19842982292175" calcext:value-type="float">
            <text:p>1.19842982292175</text:p>
          </table:table-cell>
          <table:table-cell office:value-type="float" office:value="-0.0164418555796146" calcext:value-type="float">
            <text:p>-0.016441855579615</text:p>
          </table:table-cell>
          <table:table-cell office:value-type="float" office:value="3.31135201454163" calcext:value-type="float">
            <text:p>3.31135201454163</text:p>
          </table:table-cell>
          <table:table-cell table:formula="of:=SQRT([.C108]*[.C108]+[.D108]*[.D108])" office:value-type="float" office:value="3.31139283366136" calcext:value-type="float">
            <text:p>3.31139283366136</text:p>
          </table:table-cell>
          <table:table-cell table:number-columns-repeated="5"/>
        </table:table-row>
        <table:table-row table:style-name="ro1">
          <table:table-cell office:value-type="float" office:value="7.56042671203613" calcext:value-type="float">
            <text:p>7.56042671203613</text:p>
          </table:table-cell>
          <table:table-cell office:value-type="float" office:value="1.18952488899231" calcext:value-type="float">
            <text:p>1.18952488899231</text:p>
          </table:table-cell>
          <table:table-cell office:value-type="float" office:value="-0.0162591226398945" calcext:value-type="float">
            <text:p>-0.016259122639895</text:p>
          </table:table-cell>
          <table:table-cell office:value-type="float" office:value="3.31430530548096" calcext:value-type="float">
            <text:p>3.31430530548096</text:p>
          </table:table-cell>
          <table:table-cell table:formula="of:=SQRT([.C109]*[.C109]+[.D109]*[.D109])" office:value-type="float" office:value="3.31434518676137" calcext:value-type="float">
            <text:p>3.31434518676137</text:p>
          </table:table-cell>
          <table:table-cell table:number-columns-repeated="5"/>
        </table:table-row>
        <table:table-row table:style-name="ro1">
          <table:table-cell office:value-type="float" office:value="7.63108587265015" calcext:value-type="float">
            <text:p>7.63108587265015</text:p>
          </table:table-cell>
          <table:table-cell office:value-type="float" office:value="1.18063056468964" calcext:value-type="float">
            <text:p>1.18063056468964</text:p>
          </table:table-cell>
          <table:table-cell office:value-type="float" office:value="-0.0160693321377039" calcext:value-type="float">
            <text:p>-0.016069332137704</text:p>
          </table:table-cell>
          <table:table-cell office:value-type="float" office:value="3.31725597381592" calcext:value-type="float">
            <text:p>3.31725597381592</text:p>
          </table:table-cell>
          <table:table-cell table:formula="of:=SQRT([.C110]*[.C110]+[.D110]*[.D110])" office:value-type="float" office:value="3.31729489482813" calcext:value-type="float">
            <text:p>3.31729489482813</text:p>
          </table:table-cell>
          <table:table-cell table:number-columns-repeated="5"/>
        </table:table-row>
        <table:table-row table:style-name="ro1">
          <table:table-cell office:value-type="float" office:value="7.70174312591553" calcext:value-type="float">
            <text:p>7.70174312591553</text:p>
          </table:table-cell>
          <table:table-cell office:value-type="float" office:value="1.17216193675995" calcext:value-type="float">
            <text:p>1.17216193675995</text:p>
          </table:table-cell>
          <table:table-cell office:value-type="float" office:value="-0.0158874932676554" calcext:value-type="float">
            <text:p>-0.015887493267655</text:p>
          </table:table-cell>
          <table:table-cell office:value-type="float" office:value="3.32006907463074" calcext:value-type="float">
            <text:p>3.32006907463074</text:p>
          </table:table-cell>
          <table:table-cell table:formula="of:=SQRT([.C111]*[.C111]+[.D111]*[.D111])" office:value-type="float" office:value="3.32010708754428" calcext:value-type="float">
            <text:p>3.32010708754428</text:p>
          </table:table-cell>
          <table:table-cell table:number-columns-repeated="5"/>
        </table:table-row>
        <table:table-row table:style-name="ro1">
          <table:table-cell office:value-type="float" office:value="7.77240180969238" calcext:value-type="float">
            <text:p>7.77240180969238</text:p>
          </table:table-cell>
          <table:table-cell office:value-type="float" office:value="1.16396355628967" calcext:value-type="float">
            <text:p>1.16396355628967</text:p>
          </table:table-cell>
          <table:table-cell office:value-type="float" office:value="-0.0157091245055199" calcext:value-type="float">
            <text:p>-0.01570912450552</text:p>
          </table:table-cell>
          <table:table-cell office:value-type="float" office:value="3.32279515266418" calcext:value-type="float">
            <text:p>3.32279515266418</text:p>
          </table:table-cell>
          <table:table-cell table:formula="of:=SQRT([.C112]*[.C112]+[.D112]*[.D112])" office:value-type="float" office:value="3.32283228634268" calcext:value-type="float">
            <text:p>3.32283228634268</text:p>
          </table:table-cell>
          <table:table-cell table:number-columns-repeated="5"/>
        </table:table-row>
        <table:table-row table:style-name="ro1">
          <table:table-cell office:value-type="float" office:value="7.8430609703064" calcext:value-type="float">
            <text:p>7.8430609703064</text:p>
          </table:table-cell>
          <table:table-cell office:value-type="float" office:value="1.15577602386475" calcext:value-type="float">
            <text:p>1.15577602386475</text:p>
          </table:table-cell>
          <table:table-cell office:value-type="float" office:value="-0.015525265596807" calcext:value-type="float">
            <text:p>-0.015525265596807</text:p>
          </table:table-cell>
          <table:table-cell office:value-type="float" office:value="3.32551860809326" calcext:value-type="float">
            <text:p>3.32551860809326</text:p>
          </table:table-cell>
          <table:table-cell table:formula="of:=SQRT([.C113]*[.C113]+[.D113]*[.D113])" office:value-type="float" office:value="3.32555484793837" calcext:value-type="float">
            <text:p>3.32555484793837</text:p>
          </table:table-cell>
          <table:table-cell table:number-columns-repeated="5"/>
        </table:table-row>
        <table:table-row table:style-name="ro1">
          <table:table-cell office:value-type="float" office:value="7.91371774673462" calcext:value-type="float">
            <text:p>7.91371774673462</text:p>
          </table:table-cell>
          <table:table-cell office:value-type="float" office:value="1.14759922027588" calcext:value-type="float">
            <text:p>1.14759922027588</text:p>
          </table:table-cell>
          <table:table-cell office:value-type="float" office:value="-0.0153359351679683" calcext:value-type="float">
            <text:p>-0.015335935167968</text:p>
          </table:table-cell>
          <table:table-cell office:value-type="float" office:value="3.32823944091797" calcext:value-type="float">
            <text:p>3.32823944091797</text:p>
          </table:table-cell>
          <table:table-cell table:formula="of:=SQRT([.C114]*[.C114]+[.D114]*[.D114])" office:value-type="float" office:value="3.32827477336073" calcext:value-type="float">
            <text:p>3.32827477336073</text:p>
          </table:table-cell>
          <table:table-cell table:number-columns-repeated="5"/>
        </table:table-row>
        <table:table-row table:style-name="ro1">
          <table:table-cell office:value-type="float" office:value="7.98437690734863" calcext:value-type="float">
            <text:p>7.98437690734863</text:p>
          </table:table-cell>
          <table:table-cell office:value-type="float" office:value="1.13943290710449" calcext:value-type="float">
            <text:p>1.13943290710449</text:p>
          </table:table-cell>
          <table:table-cell office:value-type="float" office:value="-0.0151411788538098" calcext:value-type="float">
            <text:p>-0.01514117885381</text:p>
          </table:table-cell>
          <table:table-cell office:value-type="float" office:value="3.33095765113831" calcext:value-type="float">
            <text:p>3.33095765113831</text:p>
          </table:table-cell>
          <table:table-cell table:formula="of:=SQRT([.C115]*[.C115]+[.D115]*[.D115])" office:value-type="float" office:value="3.33099206378129" calcext:value-type="float">
            <text:p>3.33099206378129</text:p>
          </table:table-cell>
          <table:table-cell table:number-columns-repeated="5"/>
        </table:table-row>
        <table:table-row table:style-name="ro1">
          <table:table-cell office:value-type="float" office:value="8.05503368377686" calcext:value-type="float">
            <text:p>8.05503368377686</text:p>
          </table:table-cell>
          <table:table-cell office:value-type="float" office:value="1.13127756118774" calcext:value-type="float">
            <text:p>1.13127756118774</text:p>
          </table:table-cell>
          <table:table-cell office:value-type="float" office:value="-0.0149408979341388" calcext:value-type="float">
            <text:p>-0.014940897934139</text:p>
          </table:table-cell>
          <table:table-cell office:value-type="float" office:value="3.33367300033569" calcext:value-type="float">
            <text:p>3.33367300033569</text:p>
          </table:table-cell>
          <table:table-cell table:formula="of:=SQRT([.C116]*[.C116]+[.D116]*[.D116])" office:value-type="float" office:value="3.33370648132049" calcext:value-type="float">
            <text:p>3.33370648132049</text:p>
          </table:table-cell>
          <table:table-cell table:number-columns-repeated="5"/>
        </table:table-row>
        <table:table-row table:style-name="ro1">
          <table:table-cell office:value-type="float" office:value="8.12569332122803" calcext:value-type="float">
            <text:p>8.12569332122803</text:p>
          </table:table-cell>
          <table:table-cell office:value-type="float" office:value="1.12313258647919" calcext:value-type="float">
            <text:p>1.12313258647919</text:p>
          </table:table-cell>
          <table:table-cell office:value-type="float" office:value="-0.0147351389750838" calcext:value-type="float">
            <text:p>-0.014735138975084</text:p>
          </table:table-cell>
          <table:table-cell office:value-type="float" office:value="3.33638572692871" calcext:value-type="float">
            <text:p>3.33638572692871</text:p>
          </table:table-cell>
          <table:table-cell table:formula="of:=SQRT([.C117]*[.C117]+[.D117]*[.D117])" office:value-type="float" office:value="3.33641826562172" calcext:value-type="float">
            <text:p>3.33641826562172</text:p>
          </table:table-cell>
          <table:table-cell table:number-columns-repeated="5"/>
        </table:table-row>
        <table:table-row table:style-name="ro1">
          <table:table-cell office:value-type="float" office:value="8.19635009765625" calcext:value-type="float">
            <text:p>8.19635009765625</text:p>
          </table:table-cell>
          <table:table-cell office:value-type="float" office:value="1.11547327041626" calcext:value-type="float">
            <text:p>1.11547327041626</text:p>
          </table:table-cell>
          <table:table-cell office:value-type="float" office:value="-0.0145150776952505" calcext:value-type="float">
            <text:p>-0.014515077695251</text:p>
          </table:table-cell>
          <table:table-cell office:value-type="float" office:value="3.33894658088684" calcext:value-type="float">
            <text:p>3.33894658088684</text:p>
          </table:table-cell>
          <table:table-cell table:formula="of:=SQRT([.C118]*[.C118]+[.D118]*[.D118])" office:value-type="float" office:value="3.33897813073048" calcext:value-type="float">
            <text:p>3.33897813073048</text:p>
          </table:table-cell>
          <table:table-cell table:number-columns-repeated="5"/>
        </table:table-row>
        <table:table-row table:style-name="ro1">
          <table:table-cell office:value-type="float" office:value="8.26700878143311" calcext:value-type="float">
            <text:p>8.26700878143311</text:p>
          </table:table-cell>
          <table:table-cell office:value-type="float" office:value="1.10792827606201" calcext:value-type="float">
            <text:p>1.10792827606201</text:p>
          </table:table-cell>
          <table:table-cell office:value-type="float" office:value="-0.0142881274223328" calcext:value-type="float">
            <text:p>-0.014288127422333</text:p>
          </table:table-cell>
          <table:table-cell office:value-type="float" office:value="3.34147214889526" calcext:value-type="float">
            <text:p>3.34147214889526</text:p>
          </table:table-cell>
          <table:table-cell table:formula="of:=SQRT([.C119]*[.C119]+[.D119]*[.D119])" office:value-type="float" office:value="3.34150269675605" calcext:value-type="float">
            <text:p>3.34150269675605</text:p>
          </table:table-cell>
          <table:table-cell table:number-columns-repeated="5"/>
        </table:table-row>
        <table:table-row table:style-name="ro1">
          <table:table-cell office:value-type="float" office:value="8.33766841888428" calcext:value-type="float">
            <text:p>8.33766841888428</text:p>
          </table:table-cell>
          <table:table-cell office:value-type="float" office:value="1.10039234161377" calcext:value-type="float">
            <text:p>1.10039234161377</text:p>
          </table:table-cell>
          <table:table-cell office:value-type="float" office:value="-0.0140564078465104" calcext:value-type="float">
            <text:p>-0.01405640784651</text:p>
          </table:table-cell>
          <table:table-cell office:value-type="float" office:value="3.34399580955505" calcext:value-type="float">
            <text:p>3.34399580955505</text:p>
          </table:table-cell>
          <table:table-cell table:formula="of:=SQRT([.C120]*[.C120]+[.D120]*[.D120])" office:value-type="float" office:value="3.34402535231467" calcext:value-type="float">
            <text:p>3.34402535231467</text:p>
          </table:table-cell>
          <table:table-cell table:number-columns-repeated="5"/>
        </table:table-row>
        <table:table-row table:style-name="ro1">
          <table:table-cell office:value-type="float" office:value="8.4083251953125" calcext:value-type="float">
            <text:p>8.4083251953125</text:p>
          </table:table-cell>
          <table:table-cell office:value-type="float" office:value="1.09286034107208" calcext:value-type="float">
            <text:p>1.09286034107208</text:p>
          </table:table-cell>
          <table:table-cell office:value-type="float" office:value="-0.013819714076817" calcext:value-type="float">
            <text:p>-0.013819714076817</text:p>
          </table:table-cell>
          <table:table-cell office:value-type="float" office:value="3.3465371131897" calcext:value-type="float">
            <text:p>3.3465371131897</text:p>
          </table:table-cell>
          <table:table-cell table:formula="of:=SQRT([.C121]*[.C121]+[.D121]*[.D121])" office:value-type="float" office:value="3.34656564771307" calcext:value-type="float">
            <text:p>3.34656564771307</text:p>
          </table:table-cell>
          <table:table-cell table:number-columns-repeated="5"/>
        </table:table-row>
        <table:table-row table:style-name="ro1">
          <table:table-cell office:value-type="float" office:value="8.47898387908936" calcext:value-type="float">
            <text:p>8.47898387908936</text:p>
          </table:table-cell>
          <table:table-cell office:value-type="float" office:value="1.08532202243805" calcext:value-type="float">
            <text:p>1.08532202243805</text:p>
          </table:table-cell>
          <table:table-cell office:value-type="float" office:value="-0.013577283360064" calcext:value-type="float">
            <text:p>-0.013577283360064</text:p>
          </table:table-cell>
          <table:table-cell office:value-type="float" office:value="3.34913086891174" calcext:value-type="float">
            <text:p>3.34913086891174</text:p>
          </table:table-cell>
          <table:table-cell table:formula="of:=SQRT([.C122]*[.C122]+[.D122]*[.D122])" office:value-type="float" office:value="3.34915838976316" calcext:value-type="float">
            <text:p>3.34915838976316</text:p>
          </table:table-cell>
          <table:table-cell table:number-columns-repeated="5"/>
        </table:table-row>
        <table:table-row table:style-name="ro1">
          <table:table-cell office:value-type="float" office:value="8.54964160919189" calcext:value-type="float">
            <text:p>8.54964160919189</text:p>
          </table:table-cell>
          <table:table-cell office:value-type="float" office:value="1.0777941942215" calcext:value-type="float">
            <text:p>1.0777941942215</text:p>
          </table:table-cell>
          <table:table-cell office:value-type="float" office:value="-0.0133294528350234" calcext:value-type="float">
            <text:p>-0.013329452835023</text:p>
          </table:table-cell>
          <table:table-cell office:value-type="float" office:value="3.351717710495" calcext:value-type="float">
            <text:p>3.351717710495</text:p>
          </table:table-cell>
          <table:table-cell table:formula="of:=SQRT([.C123]*[.C123]+[.D123]*[.D123])" office:value-type="float" office:value="3.35174421535396" calcext:value-type="float">
            <text:p>3.35174421535396</text:p>
          </table:table-cell>
          <table:table-cell table:number-columns-repeated="5"/>
        </table:table-row>
        <table:table-row table:style-name="ro1">
          <table:table-cell office:value-type="float" office:value="8.62030029296875" calcext:value-type="float">
            <text:p>8.62030029296875</text:p>
          </table:table-cell>
          <table:table-cell office:value-type="float" office:value="1.07027637958527" calcext:value-type="float">
            <text:p>1.07027637958527</text:p>
          </table:table-cell>
          <table:table-cell office:value-type="float" office:value="-0.0130762616172433" calcext:value-type="float">
            <text:p>-0.013076261617243</text:p>
          </table:table-cell>
          <table:table-cell office:value-type="float" office:value="3.35429763793945" calcext:value-type="float">
            <text:p>3.35429763793945</text:p>
          </table:table-cell>
          <table:table-cell table:formula="of:=SQRT([.C124]*[.C124]+[.D124]*[.D124])" office:value-type="float" office:value="3.35432312583389" calcext:value-type="float">
            <text:p>3.35432312583389</text:p>
          </table:table-cell>
          <table:table-cell table:number-columns-repeated="5"/>
        </table:table-row>
        <table:table-row table:style-name="ro1">
          <table:table-cell office:value-type="float" office:value="8.69095706939697" calcext:value-type="float">
            <text:p>8.69095706939697</text:p>
          </table:table-cell>
          <table:table-cell office:value-type="float" office:value="1.06320667266846" calcext:value-type="float">
            <text:p>1.06320667266846</text:p>
          </table:table-cell>
          <table:table-cell office:value-type="float" office:value="-0.0128435669466853" calcext:value-type="float">
            <text:p>-0.012843566946685</text:p>
          </table:table-cell>
          <table:table-cell office:value-type="float" office:value="3.35672783851624" calcext:value-type="float">
            <text:p>3.35672783851624</text:p>
          </table:table-cell>
          <table:table-cell table:formula="of:=SQRT([.C125]*[.C125]+[.D125]*[.D125])" office:value-type="float" office:value="3.35675240955925" calcext:value-type="float">
            <text:p>3.35675240955925</text:p>
          </table:table-cell>
          <table:table-cell table:number-columns-repeated="5"/>
        </table:table-row>
        <table:table-row table:style-name="ro1">
          <table:table-cell office:value-type="float" office:value="8.76161670684814" calcext:value-type="float">
            <text:p>8.76161670684814</text:p>
          </table:table-cell>
          <table:table-cell office:value-type="float" office:value="1.05615699291229" calcext:value-type="float">
            <text:p>1.05615699291229</text:p>
          </table:table-cell>
          <table:table-cell office:value-type="float" office:value="-0.0126077542081475" calcext:value-type="float">
            <text:p>-0.012607754208148</text:p>
          </table:table-cell>
          <table:table-cell office:value-type="float" office:value="3.35914826393127" calcext:value-type="float">
            <text:p>3.35914826393127</text:p>
          </table:table-cell>
          <table:table-cell table:formula="of:=SQRT([.C126]*[.C126]+[.D126]*[.D126])" office:value-type="float" office:value="3.35917192393284" calcext:value-type="float">
            <text:p>3.35917192393284</text:p>
          </table:table-cell>
          <table:table-cell table:number-columns-repeated="5"/>
        </table:table-row>
        <table:table-row table:style-name="ro1">
          <table:table-cell office:value-type="float" office:value="8.832275390625" calcext:value-type="float">
            <text:p>8.832275390625</text:p>
          </table:table-cell>
          <table:table-cell office:value-type="float" office:value="1.04911410808563" calcext:value-type="float">
            <text:p>1.04911410808563</text:p>
          </table:table-cell>
          <table:table-cell office:value-type="float" office:value="-0.0123681388795376" calcext:value-type="float">
            <text:p>-0.012368138879538</text:p>
          </table:table-cell>
          <table:table-cell office:value-type="float" office:value="3.36156344413757" calcext:value-type="float">
            <text:p>3.36156344413757</text:p>
          </table:table-cell>
          <table:table-cell table:formula="of:=SQRT([.C127]*[.C127]+[.D127]*[.D127])" office:value-type="float" office:value="3.36158619699412" calcext:value-type="float">
            <text:p>3.36158619699412</text:p>
          </table:table-cell>
          <table:table-cell table:number-columns-repeated="5"/>
        </table:table-row>
        <table:table-row table:style-name="ro1">
          <table:table-cell office:value-type="float" office:value="8.90293216705322" calcext:value-type="float">
            <text:p>8.90293216705322</text:p>
          </table:table-cell>
          <table:table-cell office:value-type="float" office:value="1.04207801818848" calcext:value-type="float">
            <text:p>1.04207801818848</text:p>
          </table:table-cell>
          <table:table-cell office:value-type="float" office:value="-0.0121247936040163" calcext:value-type="float">
            <text:p>-0.012124793604016</text:p>
          </table:table-cell>
          <table:table-cell office:value-type="float" office:value="3.36397314071655" calcext:value-type="float">
            <text:p>3.36397314071655</text:p>
          </table:table-cell>
          <table:table-cell table:formula="of:=SQRT([.C128]*[.C128]+[.D128]*[.D128])" office:value-type="float" office:value="3.36399499138782" calcext:value-type="float">
            <text:p>3.36399499138782</text:p>
          </table:table-cell>
          <table:table-cell table:number-columns-repeated="5"/>
        </table:table-row>
        <table:table-row table:style-name="ro1">
          <table:table-cell office:value-type="float" office:value="8.97359180450439" calcext:value-type="float">
            <text:p>8.97359180450439</text:p>
          </table:table-cell>
          <table:table-cell office:value-type="float" office:value="1.03504860401154" calcext:value-type="float">
            <text:p>1.03504860401154</text:p>
          </table:table-cell>
          <table:table-cell office:value-type="float" office:value="-0.0118775870651007" calcext:value-type="float">
            <text:p>-0.011877587065101</text:p>
          </table:table-cell>
          <table:table-cell office:value-type="float" office:value="3.36637759208679" calcext:value-type="float">
            <text:p>3.36637759208679</text:p>
          </table:table-cell>
          <table:table-cell table:formula="of:=SQRT([.C129]*[.C129]+[.D129]*[.D129])" office:value-type="float" office:value="3.36639854586152" calcext:value-type="float">
            <text:p>3.36639854586152</text:p>
          </table:table-cell>
          <table:table-cell table:number-columns-repeated="5"/>
        </table:table-row>
        <table:table-row table:style-name="ro1">
          <table:table-cell office:value-type="float" office:value="9.04424858093262" calcext:value-type="float">
            <text:p>9.04424858093262</text:p>
          </table:table-cell>
          <table:table-cell office:value-type="float" office:value="1.02802610397339" calcext:value-type="float">
            <text:p>1.02802610397339</text:p>
          </table:table-cell>
          <table:table-cell office:value-type="float" office:value="-0.0116266049444675" calcext:value-type="float">
            <text:p>-0.011626604944468</text:p>
          </table:table-cell>
          <table:table-cell office:value-type="float" office:value="3.36877679824829" calcext:value-type="float">
            <text:p>3.36877679824829</text:p>
          </table:table-cell>
          <table:table-cell table:formula="of:=SQRT([.C130]*[.C130]+[.D130]*[.D130])" office:value-type="float" office:value="3.36879686154546" calcext:value-type="float">
            <text:p>3.36879686154546</text:p>
          </table:table-cell>
          <table:table-cell table:number-columns-repeated="5"/>
        </table:table-row>
        <table:table-row table:style-name="ro1">
          <table:table-cell office:value-type="float" office:value="9.11490726470947" calcext:value-type="float">
            <text:p>9.11490726470947</text:p>
          </table:table-cell>
          <table:table-cell office:value-type="float" office:value="1.02103245258331" calcext:value-type="float">
            <text:p>1.02103245258331</text:p>
          </table:table-cell>
          <table:table-cell office:value-type="float" office:value="-0.0113690504804254" calcext:value-type="float">
            <text:p>-0.011369050480425</text:p>
          </table:table-cell>
          <table:table-cell office:value-type="float" office:value="3.37116265296936" calcext:value-type="float">
            <text:p>3.37116265296936</text:p>
          </table:table-cell>
          <table:table-cell table:formula="of:=SQRT([.C131]*[.C131]+[.D131]*[.D131])" office:value-type="float" office:value="3.37118182364645" calcext:value-type="float">
            <text:p>3.37118182364645</text:p>
          </table:table-cell>
          <table:table-cell table:number-columns-repeated="5"/>
        </table:table-row>
        <table:table-row table:style-name="ro1">
          <table:table-cell office:value-type="float" office:value="9.18556690216064" calcext:value-type="float">
            <text:p>9.18556690216064</text:p>
          </table:table-cell>
          <table:table-cell office:value-type="float" office:value="1.01432907581329" calcext:value-type="float">
            <text:p>1.01432907581329</text:p>
          </table:table-cell>
          <table:table-cell office:value-type="float" office:value="-0.0110719166696072" calcext:value-type="float">
            <text:p>-0.011071916669607</text:p>
          </table:table-cell>
          <table:table-cell office:value-type="float" office:value="3.37344169616699" calcext:value-type="float">
            <text:p>3.37344169616699</text:p>
          </table:table-cell>
          <table:table-cell table:formula="of:=SQRT([.C132]*[.C132]+[.D132]*[.D132])" office:value-type="float" office:value="3.37345986559448" calcext:value-type="float">
            <text:p>3.37345986559448</text:p>
          </table:table-cell>
          <table:table-cell table:number-columns-repeated="5"/>
        </table:table-row>
        <table:table-row table:style-name="ro1">
          <table:table-cell office:value-type="float" office:value="9.25622367858887" calcext:value-type="float">
            <text:p>9.25622367858887</text:p>
          </table:table-cell>
          <table:table-cell office:value-type="float" office:value="1.00762856006622" calcext:value-type="float">
            <text:p>1.00762856006622</text:p>
          </table:table-cell>
          <table:table-cell office:value-type="float" office:value="-0.0107707064598799" calcext:value-type="float">
            <text:p>-0.01077070645988</text:p>
          </table:table-cell>
          <table:table-cell office:value-type="float" office:value="3.37571477890015" calcext:value-type="float">
            <text:p>3.37571477890015</text:p>
          </table:table-cell>
          <table:table-cell table:formula="of:=SQRT([.C133]*[.C133]+[.D133]*[.D133])" office:value-type="float" office:value="3.37573196160515" calcext:value-type="float">
            <text:p>3.37573196160515</text:p>
          </table:table-cell>
          <table:table-cell table:number-columns-repeated="5"/>
        </table:table-row>
        <table:table-row table:style-name="ro1">
          <table:table-cell office:value-type="float" office:value="9.32688236236572" calcext:value-type="float">
            <text:p>9.32688236236572</text:p>
          </table:table-cell>
          <table:table-cell office:value-type="float" office:value="1.00093019008636" calcext:value-type="float">
            <text:p>1.00093019008636</text:p>
          </table:table-cell>
          <table:table-cell office:value-type="float" office:value="-0.0104654487222433" calcext:value-type="float">
            <text:p>-0.010465448722243</text:p>
          </table:table-cell>
          <table:table-cell office:value-type="float" office:value="3.3779821395874" calcext:value-type="float">
            <text:p>3.3779821395874</text:p>
          </table:table-cell>
          <table:table-cell table:formula="of:=SQRT([.C134]*[.C134]+[.D134]*[.D134])" office:value-type="float" office:value="3.37799835124122" calcext:value-type="float">
            <text:p>3.37799835124122</text:p>
          </table:table-cell>
          <table:table-cell table:number-columns-repeated="5"/>
        </table:table-row>
        <table:table-row table:style-name="ro1">
          <table:table-cell office:value-type="float" office:value="9.39754009246826" calcext:value-type="float">
            <text:p>9.39754009246826</text:p>
          </table:table-cell>
          <table:table-cell office:value-type="float" office:value="0.994234502315521" calcext:value-type="float">
            <text:p>0.994234502315521</text:p>
          </table:table-cell>
          <table:table-cell office:value-type="float" office:value="-0.0101562319323421" calcext:value-type="float">
            <text:p>-0.010156231932342</text:p>
          </table:table-cell>
          <table:table-cell office:value-type="float" office:value="3.38024353981018" calcext:value-type="float">
            <text:p>3.38024353981018</text:p>
          </table:table-cell>
          <table:table-cell table:formula="of:=SQRT([.C135]*[.C135]+[.D135]*[.D135])" office:value-type="float" office:value="3.38025879741116" calcext:value-type="float">
            <text:p>3.38025879741116</text:p>
          </table:table-cell>
          <table:table-cell table:number-columns-repeated="5"/>
        </table:table-row>
        <table:table-row table:style-name="ro1">
          <table:table-cell office:value-type="float" office:value="9.46819877624512" calcext:value-type="float">
            <text:p>9.46819877624512</text:p>
          </table:table-cell>
          <table:table-cell office:value-type="float" office:value="0.987541139125824" calcext:value-type="float">
            <text:p>0.987541139125824</text:p>
          </table:table-cell>
          <table:table-cell office:value-type="float" office:value="-0.00984292291104794" calcext:value-type="float">
            <text:p>-0.009842922911048</text:p>
          </table:table-cell>
          <table:table-cell office:value-type="float" office:value="3.38249897956848" calcext:value-type="float">
            <text:p>3.38249897956848</text:p>
          </table:table-cell>
          <table:table-cell table:formula="of:=SQRT([.C136]*[.C136]+[.D136]*[.D136])" office:value-type="float" office:value="3.38251330077403" calcext:value-type="float">
            <text:p>3.38251330077403</text:p>
          </table:table-cell>
          <table:table-cell table:number-columns-repeated="5"/>
        </table:table-row>
        <table:table-row table:style-name="ro1">
          <table:table-cell office:value-type="float" office:value="9.53885555267334" calcext:value-type="float">
            <text:p>9.53885555267334</text:p>
          </table:table-cell>
          <table:table-cell office:value-type="float" office:value="0.980850458145142" calcext:value-type="float">
            <text:p>0.980850458145142</text:p>
          </table:table-cell>
          <table:table-cell office:value-type="float" office:value="-0.00952561013400555" calcext:value-type="float">
            <text:p>-0.009525610134006</text:p>
          </table:table-cell>
          <table:table-cell office:value-type="float" office:value="3.3847484588623" calcext:value-type="float">
            <text:p>3.3847484588623</text:p>
          </table:table-cell>
          <table:table-cell table:formula="of:=SQRT([.C137]*[.C137]+[.D137]*[.D137])" office:value-type="float" office:value="3.384761862675" calcext:value-type="float">
            <text:p>3.384761862675</text:p>
          </table:table-cell>
          <table:table-cell table:number-columns-repeated="5"/>
        </table:table-row>
        <table:table-row table:style-name="ro1">
          <table:table-cell office:value-type="float" office:value="9.6095142364502" calcext:value-type="float">
            <text:p>9.6095142364502</text:p>
          </table:table-cell>
          <table:table-cell office:value-type="float" office:value="0.974183738231659" calcext:value-type="float">
            <text:p>0.974183738231659</text:p>
          </table:table-cell>
          <table:table-cell office:value-type="float" office:value="-0.00920428428798914" calcext:value-type="float">
            <text:p>-0.009204284287989</text:p>
          </table:table-cell>
          <table:table-cell office:value-type="float" office:value="3.38698482513428" calcext:value-type="float">
            <text:p>3.38698482513428</text:p>
          </table:table-cell>
          <table:table-cell table:formula="of:=SQRT([.C138]*[.C138]+[.D138]*[.D138])" office:value-type="float" office:value="3.38699733164039" calcext:value-type="float">
            <text:p>3.38699733164039</text:p>
          </table:table-cell>
          <table:table-cell table:number-columns-repeated="5"/>
        </table:table-row>
        <table:table-row table:style-name="ro1">
          <table:table-cell office:value-type="float" office:value="9.68017387390137" calcext:value-type="float">
            <text:p>9.68017387390137</text:p>
          </table:table-cell>
          <table:table-cell office:value-type="float" office:value="0.967670261859894" calcext:value-type="float">
            <text:p>0.967670261859894</text:p>
          </table:table-cell>
          <table:table-cell office:value-type="float" office:value="-0.00887995027005672" calcext:value-type="float">
            <text:p>-0.008879950270057</text:p>
          </table:table-cell>
          <table:table-cell office:value-type="float" office:value="3.38916540145874" calcext:value-type="float">
            <text:p>3.38916540145874</text:p>
          </table:table-cell>
          <table:table-cell table:formula="of:=SQRT([.C139]*[.C139]+[.D139]*[.D139])" office:value-type="float" office:value="3.38917703461501" calcext:value-type="float">
            <text:p>3.38917703461501</text:p>
          </table:table-cell>
          <table:table-cell table:number-columns-repeated="5"/>
        </table:table-row>
        <table:table-row table:style-name="ro1">
          <table:table-cell office:value-type="float" office:value="9.75083065032959" calcext:value-type="float">
            <text:p>9.75083065032959</text:p>
          </table:table-cell>
          <table:table-cell office:value-type="float" office:value="0.961154520511627" calcext:value-type="float">
            <text:p>0.961154520511627</text:p>
          </table:table-cell>
          <table:table-cell office:value-type="float" office:value="-0.00855306908488274" calcext:value-type="float">
            <text:p>-0.008553069084883</text:p>
          </table:table-cell>
          <table:table-cell office:value-type="float" office:value="3.39134287834167" calcext:value-type="float">
            <text:p>3.39134287834167</text:p>
          </table:table-cell>
          <table:table-cell table:formula="of:=SQRT([.C140]*[.C140]+[.D140]*[.D140])" office:value-type="float" office:value="3.39135366387369" calcext:value-type="float">
            <text:p>3.39135366387369</text:p>
          </table:table-cell>
          <table:table-cell table:number-columns-repeated="5"/>
        </table:table-row>
        <table:table-row table:style-name="ro1">
          <table:table-cell office:value-type="float" office:value="9.82148933410645" calcext:value-type="float">
            <text:p>9.82148933410645</text:p>
          </table:table-cell>
          <table:table-cell office:value-type="float" office:value="0.954636037349701" calcext:value-type="float">
            <text:p>0.954636037349701</text:p>
          </table:table-cell>
          <table:table-cell office:value-type="float" office:value="-0.00822366774082184" calcext:value-type="float">
            <text:p>-0.008223667740822</text:p>
          </table:table-cell>
          <table:table-cell office:value-type="float" office:value="3.39351725578308" calcext:value-type="float">
            <text:p>3.39351725578308</text:p>
          </table:table-cell>
          <table:table-cell table:formula="of:=SQRT([.C141]*[.C141]+[.D141]*[.D141])" office:value-type="float" office:value="3.39352722016616" calcext:value-type="float">
            <text:p>3.39352722016616</text:p>
          </table:table-cell>
          <table:table-cell table:number-columns-repeated="5"/>
        </table:table-row>
        <table:table-row table:style-name="ro1">
          <table:table-cell office:value-type="float" office:value="9.89214706420898" calcext:value-type="float">
            <text:p>9.89214706420898</text:p>
          </table:table-cell>
          <table:table-cell office:value-type="float" office:value="0.948115170001984" calcext:value-type="float">
            <text:p>0.948115170001984</text:p>
          </table:table-cell>
          <table:table-cell office:value-type="float" office:value="-0.00789182633161545" calcext:value-type="float">
            <text:p>-0.007891826331615</text:p>
          </table:table-cell>
          <table:table-cell office:value-type="float" office:value="3.39568829536438" calcext:value-type="float">
            <text:p>3.39568829536438</text:p>
          </table:table-cell>
          <table:table-cell table:formula="of:=SQRT([.C142]*[.C142]+[.D142]*[.D142])" office:value-type="float" office:value="3.39569746594091" calcext:value-type="float">
            <text:p>3.39569746594091</text:p>
          </table:table-cell>
          <table:table-cell table:number-columns-repeated="5"/>
        </table:table-row>
        <table:table-row table:style-name="ro1">
          <table:table-cell office:value-type="float" office:value="9.96280574798584" calcext:value-type="float">
            <text:p>9.96280574798584</text:p>
          </table:table-cell>
          <table:table-cell office:value-type="float" office:value="0.941591739654541" calcext:value-type="float">
            <text:p>0.941591739654541</text:p>
          </table:table-cell>
          <table:table-cell office:value-type="float" office:value="-0.00755742052569985" calcext:value-type="float">
            <text:p>-0.0075574205257</text:p>
          </table:table-cell>
          <table:table-cell office:value-type="float" office:value="3.39785623550415" calcext:value-type="float">
            <text:p>3.39785623550415</text:p>
          </table:table-cell>
          <table:table-cell table:formula="of:=SQRT([.C143]*[.C143]+[.D143]*[.D143])" office:value-type="float" office:value="3.39786463999957" calcext:value-type="float">
            <text:p>3.39786463999957</text:p>
          </table:table-cell>
          <table:table-cell table:number-columns-repeated="5"/>
        </table:table-row>
        <table:table-row table:style-name="ro1">
          <table:table-cell office:value-type="float" office:value="10.0334625244141" calcext:value-type="float">
            <text:p>10.0334625244141</text:p>
          </table:table-cell>
          <table:table-cell office:value-type="float" office:value="0.935065925121307" calcext:value-type="float">
            <text:p>0.935065925121307</text:p>
          </table:table-cell>
          <table:table-cell office:value-type="float" office:value="-0.00722053227946162" calcext:value-type="float">
            <text:p>-0.007220532279462</text:p>
          </table:table-cell>
          <table:table-cell office:value-type="float" office:value="3.40002107620239" calcext:value-type="float">
            <text:p>3.40002107620239</text:p>
          </table:table-cell>
          <table:table-cell table:formula="of:=SQRT([.C144]*[.C144]+[.D144]*[.D144])" office:value-type="float" office:value="3.40002874321775" calcext:value-type="float">
            <text:p>3.40002874321775</text:p>
          </table:table-cell>
          <table:table-cell table:number-columns-repeated="5"/>
        </table:table-row>
        <table:table-row table:style-name="ro1">
          <table:table-cell office:value-type="float" office:value="10.1041221618652" calcext:value-type="float">
            <text:p>10.1041221618652</text:p>
          </table:table-cell>
          <table:table-cell office:value-type="float" office:value="0.928542077541351" calcext:value-type="float">
            <text:p>0.928542077541351</text:p>
          </table:table-cell>
          <table:table-cell office:value-type="float" office:value="-0.00686946976929903" calcext:value-type="float">
            <text:p>-0.006869469769299</text:p>
          </table:table-cell>
          <table:table-cell office:value-type="float" office:value="3.40217733383179" calcext:value-type="float">
            <text:p>3.40217733383179</text:p>
          </table:table-cell>
          <table:table-cell table:formula="of:=SQRT([.C145]*[.C145]+[.D145]*[.D145])" office:value-type="float" office:value="3.40218426903272" calcext:value-type="float">
            <text:p>3.40218426903272</text:p>
          </table:table-cell>
          <table:table-cell table:number-columns-repeated="5"/>
        </table:table-row>
        <table:table-row table:style-name="ro1">
          <table:table-cell office:value-type="float" office:value="10.1747808456421" calcext:value-type="float">
            <text:p>10.1747808456421</text:p>
          </table:table-cell>
          <table:table-cell office:value-type="float" office:value="0.922045946121216" calcext:value-type="float">
            <text:p>0.922045946121216</text:p>
          </table:table-cell>
          <table:table-cell office:value-type="float" office:value="-0.00643188366666436" calcext:value-type="float">
            <text:p>-0.006431883666664</text:p>
          </table:table-cell>
          <table:table-cell office:value-type="float" office:value="3.40429258346558" calcext:value-type="float">
            <text:p>3.40429258346558</text:p>
          </table:table-cell>
          <table:table-cell table:formula="of:=SQRT([.C146]*[.C146]+[.D146]*[.D146])" office:value-type="float" office:value="3.40429865948425" calcext:value-type="float">
            <text:p>3.40429865948425</text:p>
          </table:table-cell>
          <table:table-cell table:number-columns-repeated="5"/>
        </table:table-row>
        <table:table-row table:style-name="ro1">
          <table:table-cell office:value-type="float" office:value="10.2454376220703" calcext:value-type="float">
            <text:p>10.2454376220703</text:p>
          </table:table-cell>
          <table:table-cell office:value-type="float" office:value="0.915541470050812" calcext:value-type="float">
            <text:p>0.915541470050812</text:p>
          </table:table-cell>
          <table:table-cell office:value-type="float" office:value="-0.00599145982414484" calcext:value-type="float">
            <text:p>-0.005991459824145</text:p>
          </table:table-cell>
          <table:table-cell office:value-type="float" office:value="3.40640425682068" calcext:value-type="float">
            <text:p>3.40640425682068</text:p>
          </table:table-cell>
          <table:table-cell table:formula="of:=SQRT([.C147]*[.C147]+[.D147]*[.D147])" office:value-type="float" office:value="3.40640952594911" calcext:value-type="float">
            <text:p>3.40640952594911</text:p>
          </table:table-cell>
          <table:table-cell table:number-columns-repeated="5"/>
        </table:table-row>
        <table:table-row table:style-name="ro1">
          <table:table-cell office:value-type="float" office:value="10.3160972595215" calcext:value-type="float">
            <text:p>10.3160972595215</text:p>
          </table:table-cell>
          <table:table-cell office:value-type="float" office:value="0.909019887447357" calcext:value-type="float">
            <text:p>0.909019887447357</text:p>
          </table:table-cell>
          <table:table-cell office:value-type="float" office:value="-0.00553808873519301" calcext:value-type="float">
            <text:p>-0.005538088735193</text:p>
          </table:table-cell>
          <table:table-cell office:value-type="float" office:value="3.40833377838135" calcext:value-type="float">
            <text:p>3.40833377838135</text:p>
          </table:table-cell>
          <table:table-cell table:formula="of:=SQRT([.C148]*[.C148]+[.D148]*[.D148])" office:value-type="float" office:value="3.40833827770691" calcext:value-type="float">
            <text:p>3.40833827770691</text:p>
          </table:table-cell>
          <table:table-cell table:number-columns-repeated="5"/>
        </table:table-row>
        <table:table-row table:style-name="ro1">
          <table:table-cell office:value-type="float" office:value="10.3867540359497" calcext:value-type="float">
            <text:p>10.3867540359497</text:p>
          </table:table-cell>
          <table:table-cell office:value-type="float" office:value="0.902481496334076" calcext:value-type="float">
            <text:p>0.902481496334076</text:p>
          </table:table-cell>
          <table:table-cell office:value-type="float" office:value="-0.00507237669080496" calcext:value-type="float">
            <text:p>-0.005072376690805</text:p>
          </table:table-cell>
          <table:table-cell office:value-type="float" office:value="3.41008067131042" calcext:value-type="float">
            <text:p>3.41008067131042</text:p>
          </table:table-cell>
          <table:table-cell table:formula="of:=SQRT([.C149]*[.C149]+[.D149]*[.D149])" office:value-type="float" office:value="3.41008444380051" calcext:value-type="float">
            <text:p>3.41008444380051</text:p>
          </table:table-cell>
          <table:table-cell table:number-columns-repeated="5"/>
        </table:table-row>
        <table:table-row table:style-name="ro1">
          <table:table-cell office:value-type="float" office:value="10.4574127197266" calcext:value-type="float">
            <text:p>10.4574127197266</text:p>
          </table:table-cell>
          <table:table-cell office:value-type="float" office:value="0.895933985710144" calcext:value-type="float">
            <text:p>0.895933985710144</text:p>
          </table:table-cell>
          <table:table-cell office:value-type="float" office:value="-0.00460372492671013" calcext:value-type="float">
            <text:p>-0.00460372492671</text:p>
          </table:table-cell>
          <table:table-cell office:value-type="float" office:value="3.41181087493896" calcext:value-type="float">
            <text:p>3.41181087493896</text:p>
          </table:table-cell>
          <table:table-cell table:formula="of:=SQRT([.C150]*[.C150]+[.D150]*[.D150])" office:value-type="float" office:value="3.41181398095426" calcext:value-type="float">
            <text:p>3.41181398095426</text:p>
          </table:table-cell>
          <table:table-cell table:number-columns-repeated="5"/>
        </table:table-row>
        <table:table-row table:style-name="ro1">
          <table:table-cell office:value-type="float" office:value="10.5280704498291" calcext:value-type="float">
            <text:p>10.5280704498291</text:p>
          </table:table-cell>
          <table:table-cell office:value-type="float" office:value="0.889377653598785" calcext:value-type="float">
            <text:p>0.889377653598785</text:p>
          </table:table-cell>
          <table:table-cell office:value-type="float" office:value="-0.00413221679627895" calcext:value-type="float">
            <text:p>-0.004132216796279</text:p>
          </table:table-cell>
          <table:table-cell office:value-type="float" office:value="3.41352486610413" calcext:value-type="float">
            <text:p>3.41352486610413</text:p>
          </table:table-cell>
          <table:table-cell table:formula="of:=SQRT([.C151]*[.C151]+[.D151]*[.D151])" office:value-type="float" office:value="3.41352736721516" calcext:value-type="float">
            <text:p>3.41352736721516</text:p>
          </table:table-cell>
          <table:table-cell table:number-columns-repeated="5"/>
        </table:table-row>
        <table:table-row table:style-name="ro1">
          <table:table-cell office:value-type="float" office:value="10.598729133606" calcext:value-type="float">
            <text:p>10.598729133606</text:p>
          </table:table-cell>
          <table:table-cell office:value-type="float" office:value="0.882807374000549" calcext:value-type="float">
            <text:p>0.882807374000549</text:p>
          </table:table-cell>
          <table:table-cell office:value-type="float" office:value="-0.00365487486124039" calcext:value-type="float">
            <text:p>-0.00365487486124</text:p>
          </table:table-cell>
          <table:table-cell office:value-type="float" office:value="3.41522479057312" calcext:value-type="float">
            <text:p>3.41522479057312</text:p>
          </table:table-cell>
          <table:table-cell table:formula="of:=SQRT([.C152]*[.C152]+[.D152]*[.D152])" office:value-type="float" office:value="3.41522674624328" calcext:value-type="float">
            <text:p>3.41522674624328</text:p>
          </table:table-cell>
          <table:table-cell table:number-columns-repeated="5"/>
        </table:table-row>
        <table:table-row table:style-name="ro1">
          <table:table-cell office:value-type="float" office:value="10.6693878173828" calcext:value-type="float">
            <text:p>10.6693878173828</text:p>
          </table:table-cell>
          <table:table-cell office:value-type="float" office:value="0.876149117946625" calcext:value-type="float">
            <text:p>0.876149117946625</text:p>
          </table:table-cell>
          <table:table-cell office:value-type="float" office:value="-0.00312694883905351" calcext:value-type="float">
            <text:p>-0.003126948839054</text:p>
          </table:table-cell>
          <table:table-cell office:value-type="float" office:value="3.41694927215576" calcext:value-type="float">
            <text:p>3.41694927215576</text:p>
          </table:table-cell>
          <table:table-cell table:formula="of:=SQRT([.C153]*[.C153]+[.D153]*[.D153])" office:value-type="float" office:value="3.416950702936" calcext:value-type="float">
            <text:p>3.416950702936</text:p>
          </table:table-cell>
          <table:table-cell table:number-columns-repeated="5"/>
        </table:table-row>
        <table:table-row table:style-name="ro1">
          <table:table-cell office:value-type="float" office:value="10.7400455474854" calcext:value-type="float">
            <text:p>10.7400455474854</text:p>
          </table:table-cell>
          <table:table-cell office:value-type="float" office:value="0.869474172592163" calcext:value-type="float">
            <text:p>0.869474172592163</text:p>
          </table:table-cell>
          <table:table-cell office:value-type="float" office:value="-0.00259815203025937" calcext:value-type="float">
            <text:p>-0.002598152030259</text:p>
          </table:table-cell>
          <table:table-cell office:value-type="float" office:value="3.41866064071655" calcext:value-type="float">
            <text:p>3.41866064071655</text:p>
          </table:table-cell>
          <table:table-cell table:formula="of:=SQRT([.C154]*[.C154]+[.D154]*[.D154])" office:value-type="float" office:value="3.41866162800276" calcext:value-type="float">
            <text:p>3.41866162800276</text:p>
          </table:table-cell>
          <table:table-cell table:number-columns-repeated="5"/>
        </table:table-row>
        <table:table-row table:style-name="ro1">
          <table:table-cell office:value-type="float" office:value="10.8107042312622" calcext:value-type="float">
            <text:p>10.8107042312622</text:p>
          </table:table-cell>
          <table:table-cell office:value-type="float" office:value="0.86278223991394" calcext:value-type="float">
            <text:p>0.86278223991394</text:p>
          </table:table-cell>
          <table:table-cell office:value-type="float" office:value="-0.00206844694912434" calcext:value-type="float">
            <text:p>-0.002068446949124</text:p>
          </table:table-cell>
          <table:table-cell office:value-type="float" office:value="3.42035889625549" calcext:value-type="float">
            <text:p>3.42035889625549</text:p>
          </table:table-cell>
          <table:table-cell table:formula="of:=SQRT([.C155]*[.C155]+[.D155]*[.D155])" office:value-type="float" office:value="3.42035952169752" calcext:value-type="float">
            <text:p>3.42035952169752</text:p>
          </table:table-cell>
          <table:table-cell table:number-columns-repeated="5"/>
        </table:table-row>
        <table:table-row table:style-name="ro1">
          <table:table-cell office:value-type="float" office:value="10.8813619613647" calcext:value-type="float">
            <text:p>10.8813619613647</text:p>
          </table:table-cell>
          <table:table-cell office:value-type="float" office:value="0.856073498725891" calcext:value-type="float">
            <text:p>0.856073498725891</text:p>
          </table:table-cell>
          <table:table-cell office:value-type="float" office:value="-0.00153791764751077" calcext:value-type="float">
            <text:p>-0.001537917647511</text:p>
          </table:table-cell>
          <table:table-cell office:value-type="float" office:value="3.42204403877258" calcext:value-type="float">
            <text:p>3.42204403877258</text:p>
          </table:table-cell>
          <table:table-cell table:formula="of:=SQRT([.C156]*[.C156]+[.D156]*[.D156])" office:value-type="float" office:value="3.42204438435413" calcext:value-type="float">
            <text:p>3.42204438435413</text:p>
          </table:table-cell>
          <table:table-cell table:number-columns-repeated="5"/>
        </table:table-row>
        <table:table-row table:style-name="ro1">
          <table:table-cell office:value-type="float" office:value="10.9520206451416" calcext:value-type="float">
            <text:p>10.9520206451416</text:p>
          </table:table-cell>
          <table:table-cell office:value-type="float" office:value="0.84934788942337" calcext:value-type="float">
            <text:p>0.84934788942337</text:p>
          </table:table-cell>
          <table:table-cell office:value-type="float" office:value="-0.00100643734913319" calcext:value-type="float">
            <text:p>-0.001006437349133</text:p>
          </table:table-cell>
          <table:table-cell office:value-type="float" office:value="3.42371606826782" calcext:value-type="float">
            <text:p>3.42371606826782</text:p>
          </table:table-cell>
          <table:table-cell table:formula="of:=SQRT([.C157]*[.C157]+[.D157]*[.D157])" office:value-type="float" office:value="3.42371621619424" calcext:value-type="float">
            <text:p>3.42371621619424</text:p>
          </table:table-cell>
          <table:table-cell table:number-columns-repeated="5"/>
        </table:table-row>
        <table:table-row table:style-name="ro1">
          <table:table-cell office:value-type="float" office:value="11.0226774215698" calcext:value-type="float">
            <text:p>11.0226774215698</text:p>
          </table:table-cell>
          <table:table-cell office:value-type="float" office:value="0.842605650424957" calcext:value-type="float">
            <text:p>0.842605650424957</text:p>
          </table:table-cell>
          <table:table-cell office:value-type="float" office:value="-0.000474090280476958" calcext:value-type="float">
            <text:p>-0.000474090280477</text:p>
          </table:table-cell>
          <table:table-cell office:value-type="float" office:value="3.42537522315979" calcext:value-type="float">
            <text:p>3.42537522315979</text:p>
          </table:table-cell>
          <table:table-cell table:formula="of:=SQRT([.C158]*[.C158]+[.D158]*[.D158])" office:value-type="float" office:value="3.42537525596811" calcext:value-type="float">
            <text:p>3.42537525596811</text:p>
          </table:table-cell>
          <table:table-cell table:number-columns-repeated="5"/>
        </table:table-row>
        <table:table-row table:style-name="ro1">
          <table:table-cell office:value-type="float" office:value="11.093337059021" calcext:value-type="float">
            <text:p>11.093337059021</text:p>
          </table:table-cell>
          <table:table-cell office:value-type="float" office:value="0.835846424102783" calcext:value-type="float">
            <text:p>0.835846424102783</text:p>
          </table:table-cell>
          <table:table-cell office:value-type="float" office:value="0.0000591169482504483" calcext:value-type="float">
            <text:p>5.91169482504483E-05</text:p>
          </table:table-cell>
          <table:table-cell office:value-type="float" office:value="3.42702102661133" calcext:value-type="float">
            <text:p>3.42702102661133</text:p>
          </table:table-cell>
          <table:table-cell table:formula="of:=SQRT([.C159]*[.C159]+[.D159]*[.D159])" office:value-type="float" office:value="3.42702102712122" calcext:value-type="float">
            <text:p>3.42702102712122</text:p>
          </table:table-cell>
          <table:table-cell table:number-columns-repeated="5"/>
        </table:table-row>
        <table:table-row table:style-name="ro1">
          <table:table-cell office:value-type="float" office:value="11.1639957427979" calcext:value-type="float">
            <text:p>11.1639957427979</text:p>
          </table:table-cell>
          <table:table-cell office:value-type="float" office:value="0.82887202501297" calcext:value-type="float">
            <text:p>0.82887202501297</text:p>
          </table:table-cell>
          <table:table-cell office:value-type="float" office:value="0.000761210918426514" calcext:value-type="float">
            <text:p>0.000761210918427</text:p>
          </table:table-cell>
          <table:table-cell office:value-type="float" office:value="3.42864751815796" calcext:value-type="float">
            <text:p>3.42864751815796</text:p>
          </table:table-cell>
          <table:table-cell table:formula="of:=SQRT([.C160]*[.C160]+[.D160]*[.D160])" office:value-type="float" office:value="3.42864760265805" calcext:value-type="float">
            <text:p>3.42864760265805</text:p>
          </table:table-cell>
          <table:table-cell table:number-columns-repeated="5"/>
        </table:table-row>
        <table:table-row table:style-name="ro1">
          <table:table-cell office:value-type="float" office:value="11.2346525192261" calcext:value-type="float">
            <text:p>11.2346525192261</text:p>
          </table:table-cell>
          <table:table-cell office:value-type="float" office:value="0.821856737136841" calcext:value-type="float">
            <text:p>0.821856737136841</text:p>
          </table:table-cell>
          <table:table-cell office:value-type="float" office:value="0.0014739204198122" calcext:value-type="float">
            <text:p>0.001473920419812</text:p>
          </table:table-cell>
          <table:table-cell office:value-type="float" office:value="3.43026185035706" calcext:value-type="float">
            <text:p>3.43026185035706</text:p>
          </table:table-cell>
          <table:table-cell table:formula="of:=SQRT([.C161]*[.C161]+[.D161]*[.D161])" office:value-type="float" office:value="3.43026216701529" calcext:value-type="float">
            <text:p>3.43026216701529</text:p>
          </table:table-cell>
          <table:table-cell table:number-columns-repeated="5"/>
        </table:table-row>
        <table:table-row table:style-name="ro1">
          <table:table-cell office:value-type="float" office:value="11.3053121566772" calcext:value-type="float">
            <text:p>11.3053121566772</text:p>
          </table:table-cell>
          <table:table-cell office:value-type="float" office:value="0.814814209938049" calcext:value-type="float">
            <text:p>0.814814209938049</text:p>
          </table:table-cell>
          <table:table-cell office:value-type="float" office:value="0.0021848613396287" calcext:value-type="float">
            <text:p>0.002184861339629</text:p>
          </table:table-cell>
          <table:table-cell office:value-type="float" office:value="3.43186450004578" calcext:value-type="float">
            <text:p>3.43186450004578</text:p>
          </table:table-cell>
          <table:table-cell table:formula="of:=SQRT([.C162]*[.C162]+[.D162]*[.D162])" office:value-type="float" office:value="3.43186519553049" calcext:value-type="float">
            <text:p>3.43186519553049</text:p>
          </table:table-cell>
          <table:table-cell table:number-columns-repeated="5"/>
        </table:table-row>
        <table:table-row table:style-name="ro1">
          <table:table-cell office:value-type="float" office:value="11.3759689331055" calcext:value-type="float">
            <text:p>11.3759689331055</text:p>
          </table:table-cell>
          <table:table-cell office:value-type="float" office:value="0.807745039463043" calcext:value-type="float">
            <text:p>0.807745039463043</text:p>
          </table:table-cell>
          <table:table-cell office:value-type="float" office:value="0.00289408280514181" calcext:value-type="float">
            <text:p>0.002894082805142</text:p>
          </table:table-cell>
          <table:table-cell office:value-type="float" office:value="3.43345594406128" calcext:value-type="float">
            <text:p>3.43345594406128</text:p>
          </table:table-cell>
          <table:table-cell table:formula="of:=SQRT([.C163]*[.C163]+[.D163]*[.D163])" office:value-type="float" office:value="3.43345716378187" calcext:value-type="float">
            <text:p>3.43345716378187</text:p>
          </table:table-cell>
          <table:table-cell table:number-columns-repeated="5"/>
        </table:table-row>
        <table:table-row table:style-name="ro1">
          <table:table-cell office:value-type="float" office:value="11.4466276168823" calcext:value-type="float">
            <text:p>11.4466276168823</text:p>
          </table:table-cell>
          <table:table-cell office:value-type="float" office:value="0.800648808479309" calcext:value-type="float">
            <text:p>0.800648808479309</text:p>
          </table:table-cell>
          <table:table-cell office:value-type="float" office:value="0.00360158691182733" calcext:value-type="float">
            <text:p>0.003601586911827</text:p>
          </table:table-cell>
          <table:table-cell office:value-type="float" office:value="3.43503570556641" calcext:value-type="float">
            <text:p>3.43503570556641</text:p>
          </table:table-cell>
          <table:table-cell table:formula="of:=SQRT([.C164]*[.C164]+[.D164]*[.D164])" office:value-type="float" office:value="3.43503759367265" calcext:value-type="float">
            <text:p>3.43503759367265</text:p>
          </table:table-cell>
          <table:table-cell table:number-columns-repeated="5"/>
        </table:table-row>
        <table:table-row table:style-name="ro1">
          <table:table-cell office:value-type="float" office:value="11.5172843933105" calcext:value-type="float">
            <text:p>11.5172843933105</text:p>
          </table:table-cell>
          <table:table-cell office:value-type="float" office:value="0.793525874614716" calcext:value-type="float">
            <text:p>0.793525874614716</text:p>
          </table:table-cell>
          <table:table-cell office:value-type="float" office:value="0.00430732592940331" calcext:value-type="float">
            <text:p>0.004307325929403</text:p>
          </table:table-cell>
          <table:table-cell office:value-type="float" office:value="3.43660426139832" calcext:value-type="float">
            <text:p>3.43660426139832</text:p>
          </table:table-cell>
          <table:table-cell table:formula="of:=SQRT([.C165]*[.C165]+[.D165]*[.D165])" office:value-type="float" office:value="3.43660696072707" calcext:value-type="float">
            <text:p>3.43660696072707</text:p>
          </table:table-cell>
          <table:table-cell table:number-columns-repeated="5"/>
        </table:table-row>
        <table:table-row table:style-name="ro1">
          <table:table-cell office:value-type="float" office:value="11.5879440307617" calcext:value-type="float">
            <text:p>11.5879440307617</text:p>
          </table:table-cell>
          <table:table-cell office:value-type="float" office:value="0.786375820636749" calcext:value-type="float">
            <text:p>0.786375820636749</text:p>
          </table:table-cell>
          <table:table-cell office:value-type="float" office:value="0.00501130055636168" calcext:value-type="float">
            <text:p>0.005011300556362</text:p>
          </table:table-cell>
          <table:table-cell office:value-type="float" office:value="3.43816113471985" calcext:value-type="float">
            <text:p>3.43816113471985</text:p>
          </table:table-cell>
          <table:table-cell table:formula="of:=SQRT([.C166]*[.C166]+[.D166]*[.D166])" office:value-type="float" office:value="3.43816478683488" calcext:value-type="float">
            <text:p>3.43816478683488</text:p>
          </table:table-cell>
          <table:table-cell table:number-columns-repeated="5"/>
        </table:table-row>
        <table:table-row table:style-name="ro1">
          <table:table-cell office:value-type="float" office:value="11.6586027145386" calcext:value-type="float">
            <text:p>11.6586027145386</text:p>
          </table:table-cell>
          <table:table-cell office:value-type="float" office:value="0.778950333595276" calcext:value-type="float">
            <text:p>0.778950333595276</text:p>
          </table:table-cell>
          <table:table-cell office:value-type="float" office:value="0.00581563636660576" calcext:value-type="float">
            <text:p>0.005815636366606</text:p>
          </table:table-cell>
          <table:table-cell office:value-type="float" office:value="3.43983030319214" calcext:value-type="float">
            <text:p>3.43983030319214</text:p>
          </table:table-cell>
          <table:table-cell table:formula="of:=SQRT([.C167]*[.C167]+[.D167]*[.D167])" office:value-type="float" office:value="3.43983521936521" calcext:value-type="float">
            <text:p>3.43983521936521</text:p>
          </table:table-cell>
          <table:table-cell table:number-columns-repeated="5"/>
        </table:table-row>
        <table:table-row table:style-name="ro1">
          <table:table-cell office:value-type="float" office:value="11.7292594909668" calcext:value-type="float">
            <text:p>11.7292594909668</text:p>
          </table:table-cell>
          <table:table-cell office:value-type="float" office:value="0.771407663822174" calcext:value-type="float">
            <text:p>0.771407663822174</text:p>
          </table:table-cell>
          <table:table-cell office:value-type="float" office:value="0.00665106577798724" calcext:value-type="float">
            <text:p>0.006651065777987</text:p>
          </table:table-cell>
          <table:table-cell office:value-type="float" office:value="3.44153547286987" calcext:value-type="float">
            <text:p>3.44153547286987</text:p>
          </table:table-cell>
          <table:table-cell table:formula="of:=SQRT([.C168]*[.C168]+[.D168]*[.D168])" office:value-type="float" office:value="3.44154189974459" calcext:value-type="float">
            <text:p>3.44154189974459</text:p>
          </table:table-cell>
          <table:table-cell table:number-columns-repeated="5"/>
        </table:table-row>
        <table:table-row table:style-name="ro1">
          <table:table-cell office:value-type="float" office:value="11.799919128418" calcext:value-type="float">
            <text:p>11.799919128418</text:p>
          </table:table-cell>
          <table:table-cell office:value-type="float" office:value="0.763829588890076" calcext:value-type="float">
            <text:p>0.763829588890076</text:p>
          </table:table-cell>
          <table:table-cell office:value-type="float" office:value="0.0074831866659224" calcext:value-type="float">
            <text:p>0.007483186665922</text:p>
          </table:table-cell>
          <table:table-cell office:value-type="float" office:value="3.4432361125946" calcext:value-type="float">
            <text:p>3.4432361125946</text:p>
          </table:table-cell>
          <table:table-cell table:formula="of:=SQRT([.C169]*[.C169]+[.D169]*[.D169])" office:value-type="float" office:value="3.44324424419155" calcext:value-type="float">
            <text:p>3.44324424419155</text:p>
          </table:table-cell>
          <table:table-cell table:number-columns-repeated="5"/>
        </table:table-row>
        <table:table-row table:style-name="ro1">
          <table:table-cell office:value-type="float" office:value="11.8705759048462" calcext:value-type="float">
            <text:p>11.8705759048462</text:p>
          </table:table-cell>
          <table:table-cell office:value-type="float" office:value="0.756216824054718" calcext:value-type="float">
            <text:p>0.756216824054718</text:p>
          </table:table-cell>
          <table:table-cell office:value-type="float" office:value="0.00831205304712057" calcext:value-type="float">
            <text:p>0.008312053047121</text:p>
          </table:table-cell>
          <table:table-cell office:value-type="float" office:value="3.44493198394775" calcext:value-type="float">
            <text:p>3.44493198394775</text:p>
          </table:table-cell>
          <table:table-cell table:formula="of:=SQRT([.C170]*[.C170]+[.D170]*[.D170])" office:value-type="float" office:value="3.44494201174012" calcext:value-type="float">
            <text:p>3.44494201174012</text:p>
          </table:table-cell>
          <table:table-cell table:number-columns-repeated="5"/>
        </table:table-row>
        <table:table-row table:style-name="ro1">
          <table:table-cell office:value-type="float" office:value="11.941234588623" calcext:value-type="float">
            <text:p>11.941234588623</text:p>
          </table:table-cell>
          <table:table-cell office:value-type="float" office:value="0.748568832874298" calcext:value-type="float">
            <text:p>0.748568832874298</text:p>
          </table:table-cell>
          <table:table-cell office:value-type="float" office:value="0.00913767330348492" calcext:value-type="float">
            <text:p>0.009137673303485</text:p>
          </table:table-cell>
          <table:table-cell office:value-type="float" office:value="3.44662356376648" calcext:value-type="float">
            <text:p>3.44662356376648</text:p>
          </table:table-cell>
          <table:table-cell table:formula="of:=SQRT([.C171]*[.C171]+[.D171]*[.D171])" office:value-type="float" office:value="3.44663567662492" calcext:value-type="float">
            <text:p>3.44663567662492</text:p>
          </table:table-cell>
          <table:table-cell table:number-columns-repeated="5"/>
        </table:table-row>
        <table:table-row table:style-name="ro1">
          <table:table-cell office:value-type="float" office:value="12.0118942260742" calcext:value-type="float">
            <text:p>12.0118942260742</text:p>
          </table:table-cell>
          <table:table-cell office:value-type="float" office:value="0.74088579416275" calcext:value-type="float">
            <text:p>0.74088579416275</text:p>
          </table:table-cell>
          <table:table-cell office:value-type="float" office:value="0.00995996594429016" calcext:value-type="float">
            <text:p>0.00995996594429</text:p>
          </table:table-cell>
          <table:table-cell office:value-type="float" office:value="3.4483106136322" calcext:value-type="float">
            <text:p>3.4483106136322</text:p>
          </table:table-cell>
          <table:table-cell table:formula="of:=SQRT([.C172]*[.C172]+[.D172]*[.D172])" office:value-type="float" office:value="3.44832499759087" calcext:value-type="float">
            <text:p>3.44832499759087</text:p>
          </table:table-cell>
          <table:table-cell table:number-columns-repeated="5"/>
        </table:table-row>
        <table:table-row table:style-name="ro1">
          <table:table-cell office:value-type="float" office:value="12.0825510025024" calcext:value-type="float">
            <text:p>12.0825510025024</text:p>
          </table:table-cell>
          <table:table-cell office:value-type="float" office:value="0.733168125152588" calcext:value-type="float">
            <text:p>0.733168125152588</text:p>
          </table:table-cell>
          <table:table-cell office:value-type="float" office:value="0.0107790175825357" calcext:value-type="float">
            <text:p>0.010779017582536</text:p>
          </table:table-cell>
          <table:table-cell office:value-type="float" office:value="3.44999289512634" calcext:value-type="float">
            <text:p>3.44999289512634</text:p>
          </table:table-cell>
          <table:table-cell table:formula="of:=SQRT([.C173]*[.C173]+[.D173]*[.D173])" office:value-type="float" office:value="3.45000973384747" calcext:value-type="float">
            <text:p>3.45000973384747</text:p>
          </table:table-cell>
          <table:table-cell table:number-columns-repeated="5"/>
        </table:table-row>
        <table:table-row table:style-name="ro1">
          <table:table-cell office:value-type="float" office:value="12.1532096862793" calcext:value-type="float">
            <text:p>12.1532096862793</text:p>
          </table:table-cell>
          <table:table-cell office:value-type="float" office:value="0.725181758403778" calcext:value-type="float">
            <text:p>0.725181758403778</text:p>
          </table:table-cell>
          <table:table-cell office:value-type="float" office:value="0.0118069369345903" calcext:value-type="float">
            <text:p>0.01180693693459</text:p>
          </table:table-cell>
          <table:table-cell office:value-type="float" office:value="3.45095705986023" calcext:value-type="float">
            <text:p>3.45095705986023</text:p>
          </table:table-cell>
          <table:table-cell table:formula="of:=SQRT([.C174]*[.C174]+[.D174]*[.D174])" office:value-type="float" office:value="3.45097725764151" calcext:value-type="float">
            <text:p>3.45097725764151</text:p>
          </table:table-cell>
          <table:table-cell table:number-columns-repeated="5"/>
        </table:table-row>
        <table:table-row table:style-name="ro1">
          <table:table-cell office:value-type="float" office:value="12.2238674163818" calcext:value-type="float">
            <text:p>12.2238674163818</text:p>
          </table:table-cell>
          <table:table-cell office:value-type="float" office:value="0.716928362846375" calcext:value-type="float">
            <text:p>0.716928362846375</text:p>
          </table:table-cell>
          <table:table-cell office:value-type="float" office:value="0.013072139583528" calcext:value-type="float">
            <text:p>0.013072139583528</text:p>
          </table:table-cell>
          <table:table-cell office:value-type="float" office:value="3.45053911209106" calcext:value-type="float">
            <text:p>3.45053911209106</text:p>
          </table:table-cell>
          <table:table-cell table:formula="of:=SQRT([.C175]*[.C175]+[.D175]*[.D175])" office:value-type="float" office:value="3.45056387347104" calcext:value-type="float">
            <text:p>3.45056387347104</text:p>
          </table:table-cell>
          <table:table-cell table:number-columns-repeated="5"/>
        </table:table-row>
        <table:table-row table:style-name="ro1">
          <table:table-cell office:value-type="float" office:value="12.2945261001587" calcext:value-type="float">
            <text:p>12.2945261001587</text:p>
          </table:table-cell>
          <table:table-cell office:value-type="float" office:value="0.708624243736267" calcext:value-type="float">
            <text:p>0.708624243736267</text:p>
          </table:table-cell>
          <table:table-cell office:value-type="float" office:value="0.0143367499113083" calcext:value-type="float">
            <text:p>0.014336749911308</text:p>
          </table:table-cell>
          <table:table-cell office:value-type="float" office:value="3.45009446144104" calcext:value-type="float">
            <text:p>3.45009446144104</text:p>
          </table:table-cell>
          <table:table-cell table:formula="of:=SQRT([.C176]*[.C176]+[.D176]*[.D176])" office:value-type="float" office:value="3.45012424925019" calcext:value-type="float">
            <text:p>3.45012424925019</text:p>
          </table:table-cell>
          <table:table-cell table:number-columns-repeated="5"/>
        </table:table-row>
        <table:table-row table:style-name="ro1">
          <table:table-cell office:value-type="float" office:value="12.3651828765869" calcext:value-type="float">
            <text:p>12.3651828765869</text:p>
          </table:table-cell>
          <table:table-cell office:value-type="float" office:value="0.700269997119904" calcext:value-type="float">
            <text:p>0.700269997119904</text:p>
          </table:table-cell>
          <table:table-cell office:value-type="float" office:value="0.0156007641926408" calcext:value-type="float">
            <text:p>0.015600764192641</text:p>
          </table:table-cell>
          <table:table-cell office:value-type="float" office:value="3.44962430000305" calcext:value-type="float">
            <text:p>3.44962430000305</text:p>
          </table:table-cell>
          <table:table-cell table:formula="of:=SQRT([.C177]*[.C177]+[.D177]*[.D177])" office:value-type="float" office:value="3.44965957668506" calcext:value-type="float">
            <text:p>3.44965957668506</text:p>
          </table:table-cell>
          <table:table-cell table:number-columns-repeated="5"/>
        </table:table-row>
        <table:table-row table:style-name="ro1">
          <table:table-cell office:value-type="float" office:value="12.4358425140381" calcext:value-type="float">
            <text:p>12.4358425140381</text:p>
          </table:table-cell>
          <table:table-cell office:value-type="float" office:value="0.691865205764771" calcext:value-type="float">
            <text:p>0.691865205764771</text:p>
          </table:table-cell>
          <table:table-cell office:value-type="float" office:value="0.016864225268364" calcext:value-type="float">
            <text:p>0.016864225268364</text:p>
          </table:table-cell>
          <table:table-cell office:value-type="float" office:value="3.44912791252136" calcext:value-type="float">
            <text:p>3.44912791252136</text:p>
          </table:table-cell>
          <table:table-cell table:formula="of:=SQRT([.C178]*[.C178]+[.D178]*[.D178])" office:value-type="float" office:value="3.44916914039133" calcext:value-type="float">
            <text:p>3.44916914039133</text:p>
          </table:table-cell>
          <table:table-cell table:number-columns-repeated="5"/>
        </table:table-row>
        <table:table-row table:style-name="ro1">
          <table:table-cell office:value-type="float" office:value="12.5065011978149" calcext:value-type="float">
            <text:p>12.5065011978149</text:p>
          </table:table-cell>
          <table:table-cell office:value-type="float" office:value="0.683409988880158" calcext:value-type="float">
            <text:p>0.683409988880158</text:p>
          </table:table-cell>
          <table:table-cell office:value-type="float" office:value="0.0181270577013493" calcext:value-type="float">
            <text:p>0.018127057701349</text:p>
          </table:table-cell>
          <table:table-cell office:value-type="float" office:value="3.44860506057739" calcext:value-type="float">
            <text:p>3.44860506057739</text:p>
          </table:table-cell>
          <table:table-cell table:formula="of:=SQRT([.C179]*[.C179]+[.D179]*[.D179])" office:value-type="float" office:value="3.44865270128218" calcext:value-type="float">
            <text:p>3.44865270128218</text:p>
          </table:table-cell>
          <table:table-cell table:number-columns-repeated="5"/>
        </table:table-row>
        <table:table-row table:style-name="ro1">
          <table:table-cell office:value-type="float" office:value="12.5771579742432" calcext:value-type="float">
            <text:p>12.5771579742432</text:p>
          </table:table-cell>
          <table:table-cell office:value-type="float" office:value="0.674904823303223" calcext:value-type="float">
            <text:p>0.674904823303223</text:p>
          </table:table-cell>
          <table:table-cell office:value-type="float" office:value="0.019389295950532" calcext:value-type="float">
            <text:p>0.019389295950532</text:p>
          </table:table-cell>
          <table:table-cell office:value-type="float" office:value="3.44805669784546" calcext:value-type="float">
            <text:p>3.44805669784546</text:p>
          </table:table-cell>
          <table:table-cell table:formula="of:=SQRT([.C180]*[.C180]+[.D180]*[.D180])" office:value-type="float" office:value="3.44811121287501" calcext:value-type="float">
            <text:p>3.44811121287501</text:p>
          </table:table-cell>
          <table:table-cell table:number-columns-repeated="5"/>
        </table:table-row>
        <table:table-row table:style-name="ro1">
          <table:table-cell office:value-type="float" office:value="12.6478176116943" calcext:value-type="float">
            <text:p>12.6478176116943</text:p>
          </table:table-cell>
          <table:table-cell office:value-type="float" office:value="0.666201770305634" calcext:value-type="float">
            <text:p>0.666201770305634</text:p>
          </table:table-cell>
          <table:table-cell office:value-type="float" office:value="0.0206795278936625" calcext:value-type="float">
            <text:p>0.020679527893663</text:p>
          </table:table-cell>
          <table:table-cell office:value-type="float" office:value="3.44754910469055" calcext:value-type="float">
            <text:p>3.44754910469055</text:p>
          </table:table-cell>
          <table:table-cell table:formula="of:=SQRT([.C181]*[.C181]+[.D181]*[.D181])" office:value-type="float" office:value="3.44761112542098" calcext:value-type="float">
            <text:p>3.44761112542098</text:p>
          </table:table-cell>
          <table:table-cell table:number-columns-repeated="5"/>
        </table:table-row>
        <table:table-row table:style-name="ro1">
          <table:table-cell office:value-type="float" office:value="12.7184743881226" calcext:value-type="float">
            <text:p>12.7184743881226</text:p>
          </table:table-cell>
          <table:table-cell office:value-type="float" office:value="0.656874656677246" calcext:value-type="float">
            <text:p>0.656874656677246</text:p>
          </table:table-cell>
          <table:table-cell office:value-type="float" office:value="0.0220752414315939" calcext:value-type="float">
            <text:p>0.022075241431594</text:p>
          </table:table-cell>
          <table:table-cell office:value-type="float" office:value="3.44728183746338" calcext:value-type="float">
            <text:p>3.44728183746338</text:p>
          </table:table-cell>
          <table:table-cell table:formula="of:=SQRT([.C182]*[.C182]+[.D182]*[.D182])" office:value-type="float" office:value="3.44735251797508" calcext:value-type="float">
            <text:p>3.44735251797508</text:p>
          </table:table-cell>
          <table:table-cell table:number-columns-repeated="5"/>
        </table:table-row>
        <table:table-row table:style-name="ro1">
          <table:table-cell office:value-type="float" office:value="12.7891330718994" calcext:value-type="float">
            <text:p>12.7891330718994</text:p>
          </table:table-cell>
          <table:table-cell office:value-type="float" office:value="0.647484600543976" calcext:value-type="float">
            <text:p>0.647484600543976</text:p>
          </table:table-cell>
          <table:table-cell office:value-type="float" office:value="0.0234645176678896" calcext:value-type="float">
            <text:p>0.02346451766789</text:p>
          </table:table-cell>
          <table:table-cell office:value-type="float" office:value="3.44700312614441" calcext:value-type="float">
            <text:p>3.44700312614441</text:p>
          </table:table-cell>
          <table:table-cell table:formula="of:=SQRT([.C183]*[.C183]+[.D183]*[.D183])" office:value-type="float" office:value="3.44708298931701" calcext:value-type="float">
            <text:p>3.44708298931701</text:p>
          </table:table-cell>
          <table:table-cell table:number-columns-repeated="5"/>
        </table:table-row>
        <table:table-row table:style-name="ro1">
          <table:table-cell office:value-type="float" office:value="12.859790802002" calcext:value-type="float">
            <text:p>12.859790802002</text:p>
          </table:table-cell>
          <table:table-cell office:value-type="float" office:value="0.63803243637085" calcext:value-type="float">
            <text:p>0.63803243637085</text:p>
          </table:table-cell>
          <table:table-cell office:value-type="float" office:value="0.0248473584651947" calcext:value-type="float">
            <text:p>0.024847358465195</text:p>
          </table:table-cell>
          <table:table-cell office:value-type="float" office:value="3.44671392440796" calcext:value-type="float">
            <text:p>3.44671392440796</text:p>
          </table:table-cell>
          <table:table-cell table:formula="of:=SQRT([.C184]*[.C184]+[.D184]*[.D184])" office:value-type="float" office:value="3.44680348553996" calcext:value-type="float">
            <text:p>3.44680348553996</text:p>
          </table:table-cell>
          <table:table-cell table:number-columns-repeated="5"/>
        </table:table-row>
        <table:table-row table:style-name="ro1">
          <table:table-cell office:value-type="float" office:value="12.9304494857788" calcext:value-type="float">
            <text:p>12.9304494857788</text:p>
          </table:table-cell>
          <table:table-cell office:value-type="float" office:value="0.628517687320709" calcext:value-type="float">
            <text:p>0.628517687320709</text:p>
          </table:table-cell>
          <table:table-cell office:value-type="float" office:value="0.0262238159775734" calcext:value-type="float">
            <text:p>0.026223815977573</text:p>
          </table:table-cell>
          <table:table-cell office:value-type="float" office:value="3.44641423225403" calcext:value-type="float">
            <text:p>3.44641423225403</text:p>
          </table:table-cell>
          <table:table-cell table:formula="of:=SQRT([.C185]*[.C185]+[.D185]*[.D185])" office:value-type="float" office:value="3.44651399950843" calcext:value-type="float">
            <text:p>3.44651399950843</text:p>
          </table:table-cell>
          <table:table-cell table:number-columns-repeated="5"/>
        </table:table-row>
        <table:table-row table:style-name="ro1">
          <table:table-cell office:value-type="float" office:value="13.0011081695557" calcext:value-type="float">
            <text:p>13.0011081695557</text:p>
          </table:table-cell>
          <table:table-cell office:value-type="float" office:value="0.618940412998199" calcext:value-type="float">
            <text:p>0.618940412998199</text:p>
          </table:table-cell>
          <table:table-cell office:value-type="float" office:value="0.0275938082486391" calcext:value-type="float">
            <text:p>0.027593808248639</text:p>
          </table:table-cell>
          <table:table-cell office:value-type="float" office:value="3.4461030960083" calcext:value-type="float">
            <text:p>3.4461030960083</text:p>
          </table:table-cell>
          <table:table-cell table:formula="of:=SQRT([.C186]*[.C186]+[.D186]*[.D186])" office:value-type="float" office:value="3.44621356949503" calcext:value-type="float">
            <text:p>3.44621356949503</text:p>
          </table:table-cell>
          <table:table-cell table:number-columns-repeated="5"/>
        </table:table-row>
        <table:table-row table:style-name="ro1">
          <table:table-cell office:value-type="float" office:value="13.0717658996582" calcext:value-type="float">
            <text:p>13.0717658996582</text:p>
          </table:table-cell>
          <table:table-cell office:value-type="float" office:value="0.609301269054413" calcext:value-type="float">
            <text:p>0.609301269054413</text:p>
          </table:table-cell>
          <table:table-cell office:value-type="float" office:value="0.0289573892951012" calcext:value-type="float">
            <text:p>0.028957389295101</text:p>
          </table:table-cell>
          <table:table-cell office:value-type="float" office:value="3.44578170776367" calcext:value-type="float">
            <text:p>3.44578170776367</text:p>
          </table:table-cell>
          <table:table-cell table:formula="of:=SQRT([.C187]*[.C187]+[.D187]*[.D187])" office:value-type="float" office:value="3.44590338053079" calcext:value-type="float">
            <text:p>3.44590338053079</text:p>
          </table:table-cell>
          <table:table-cell table:number-columns-repeated="5"/>
        </table:table-row>
        <table:table-row table:style-name="ro1">
          <table:table-cell office:value-type="float" office:value="13.1424245834351" calcext:value-type="float">
            <text:p>13.1424245834351</text:p>
          </table:table-cell>
          <table:table-cell office:value-type="float" office:value="0.599599659442902" calcext:value-type="float">
            <text:p>0.599599659442902</text:p>
          </table:table-cell>
          <table:table-cell office:value-type="float" office:value="0.0303146038204432" calcext:value-type="float">
            <text:p>0.030314603820443</text:p>
          </table:table-cell>
          <table:table-cell office:value-type="float" office:value="3.44544959068298" calcext:value-type="float">
            <text:p>3.44544959068298</text:p>
          </table:table-cell>
          <table:table-cell table:formula="of:=SQRT([.C188]*[.C188]+[.D188]*[.D188])" office:value-type="float" office:value="3.44558294881175" calcext:value-type="float">
            <text:p>3.44558294881175</text:p>
          </table:table-cell>
          <table:table-cell table:number-columns-repeated="5"/>
        </table:table-row>
        <table:table-row table:style-name="ro1">
          <table:table-cell office:value-type="float" office:value="13.2130813598633" calcext:value-type="float">
            <text:p>13.2130813598633</text:p>
          </table:table-cell>
          <table:table-cell office:value-type="float" office:value="0.588912665843964" calcext:value-type="float">
            <text:p>0.588912665843964</text:p>
          </table:table-cell>
          <table:table-cell office:value-type="float" office:value="0.032123401761055" calcext:value-type="float">
            <text:p>0.032123401761055</text:p>
          </table:table-cell>
          <table:table-cell office:value-type="float" office:value="3.44533610343933" calcext:value-type="float">
            <text:p>3.44533610343933</text:p>
          </table:table-cell>
          <table:table-cell table:formula="of:=SQRT([.C189]*[.C189]+[.D189]*[.D189])" office:value-type="float" office:value="3.44548585523192" calcext:value-type="float">
            <text:p>3.44548585523192</text:p>
          </table:table-cell>
          <table:table-cell table:number-columns-repeated="5"/>
        </table:table-row>
        <table:table-row table:style-name="ro1">
          <table:table-cell office:value-type="float" office:value="13.2837409973145" calcext:value-type="float">
            <text:p>13.2837409973145</text:p>
          </table:table-cell>
          <table:table-cell office:value-type="float" office:value="0.57798433303833" calcext:value-type="float">
            <text:p>0.57798433303833</text:p>
          </table:table-cell>
          <table:table-cell office:value-type="float" office:value="0.0340149067342281" calcext:value-type="float">
            <text:p>0.034014906734228</text:p>
          </table:table-cell>
          <table:table-cell office:value-type="float" office:value="3.44526124000549" calcext:value-type="float">
            <text:p>3.44526124000549</text:p>
          </table:table-cell>
          <table:table-cell table:formula="of:=SQRT([.C190]*[.C190]+[.D190]*[.D190])" office:value-type="float" office:value="3.44542914972349" calcext:value-type="float">
            <text:p>3.44542914972349</text:p>
          </table:table-cell>
          <table:table-cell table:number-columns-repeated="5"/>
        </table:table-row>
        <table:table-row table:style-name="ro1">
          <table:table-cell office:value-type="float" office:value="13.3543977737427" calcext:value-type="float">
            <text:p>13.3543977737427</text:p>
          </table:table-cell>
          <table:table-cell office:value-type="float" office:value="0.566980302333832" calcext:value-type="float">
            <text:p>0.566980302333832</text:p>
          </table:table-cell>
          <table:table-cell office:value-type="float" office:value="0.0359069854021072" calcext:value-type="float">
            <text:p>0.035906985402107</text:p>
          </table:table-cell>
          <table:table-cell office:value-type="float" office:value="3.44518327713013" calcext:value-type="float">
            <text:p>3.44518327713013</text:p>
          </table:table-cell>
          <table:table-cell table:formula="of:=SQRT([.C191]*[.C191]+[.D191]*[.D191])" office:value-type="float" office:value="3.44537039004775" calcext:value-type="float">
            <text:p>3.44537039004775</text:p>
          </table:table-cell>
          <table:table-cell table:number-columns-repeated="5"/>
        </table:table-row>
        <table:table-row table:style-name="ro1">
          <table:table-cell office:value-type="float" office:value="13.4250564575195" calcext:value-type="float">
            <text:p>13.4250564575195</text:p>
          </table:table-cell>
          <table:table-cell office:value-type="float" office:value="0.555900156497955" calcext:value-type="float">
            <text:p>0.555900156497955</text:p>
          </table:table-cell>
          <table:table-cell office:value-type="float" office:value="0.0377997532486916" calcext:value-type="float">
            <text:p>0.037799753248692</text:p>
          </table:table-cell>
          <table:table-cell office:value-type="float" office:value="3.44510221481323" calcext:value-type="float">
            <text:p>3.44510221481323</text:p>
          </table:table-cell>
          <table:table-cell table:formula="of:=SQRT([.C192]*[.C192]+[.D192]*[.D192])" office:value-type="float" office:value="3.44530957852218" calcext:value-type="float">
            <text:p>3.44530957852218</text:p>
          </table:table-cell>
          <table:table-cell table:number-columns-repeated="5"/>
        </table:table-row>
        <table:table-row table:style-name="ro1">
          <table:table-cell office:value-type="float" office:value="13.4957160949707" calcext:value-type="float">
            <text:p>13.4957160949707</text:p>
          </table:table-cell>
          <table:table-cell office:value-type="float" office:value="0.544743955135345" calcext:value-type="float">
            <text:p>0.544743955135345</text:p>
          </table:table-cell>
          <table:table-cell office:value-type="float" office:value="0.0396930947899818" calcext:value-type="float">
            <text:p>0.039693094789982</text:p>
          </table:table-cell>
          <table:table-cell office:value-type="float" office:value="3.44501733779907" calcext:value-type="float">
            <text:p>3.44501733779907</text:p>
          </table:table-cell>
          <table:table-cell table:formula="of:=SQRT([.C193]*[.C193]+[.D193]*[.D193])" office:value-type="float" office:value="3.44524599985403" calcext:value-type="float">
            <text:p>3.44524599985403</text:p>
          </table:table-cell>
          <table:table-cell table:number-columns-repeated="5"/>
        </table:table-row>
        <table:table-row table:style-name="ro1">
          <table:table-cell office:value-type="float" office:value="13.5663728713989" calcext:value-type="float">
            <text:p>13.5663728713989</text:p>
          </table:table-cell>
          <table:table-cell office:value-type="float" office:value="0.533512532711029" calcext:value-type="float">
            <text:p>0.533512532711029</text:p>
          </table:table-cell>
          <table:table-cell office:value-type="float" office:value="0.0415870696306229" calcext:value-type="float">
            <text:p>0.041587069630623</text:p>
          </table:table-cell>
          <table:table-cell office:value-type="float" office:value="3.4449303150177" calcext:value-type="float">
            <text:p>3.4449303150177</text:p>
          </table:table-cell>
          <table:table-cell table:formula="of:=SQRT([.C194]*[.C194]+[.D194]*[.D194])" office:value-type="float" office:value="3.44518132464583" calcext:value-type="float">
            <text:p>3.44518132464583</text:p>
          </table:table-cell>
          <table:table-cell table:number-columns-repeated="5"/>
        </table:table-row>
        <table:table-row table:style-name="ro1">
          <table:table-cell office:value-type="float" office:value="13.6370315551758" calcext:value-type="float">
            <text:p>13.6370315551758</text:p>
          </table:table-cell>
          <table:table-cell office:value-type="float" office:value="0.522205233573914" calcext:value-type="float">
            <text:p>0.522205233573914</text:p>
          </table:table-cell>
          <table:table-cell office:value-type="float" office:value="0.0434817336499691" calcext:value-type="float">
            <text:p>0.043481733649969</text:p>
          </table:table-cell>
          <table:table-cell office:value-type="float" office:value="3.44483995437622" calcext:value-type="float">
            <text:p>3.44483995437622</text:p>
          </table:table-cell>
          <table:table-cell table:formula="of:=SQRT([.C195]*[.C195]+[.D195]*[.D195])" office:value-type="float" office:value="3.44511436275024" calcext:value-type="float">
            <text:p>3.44511436275024</text:p>
          </table:table-cell>
          <table:table-cell table:number-columns-repeated="5"/>
        </table:table-row>
        <table:table-row table:style-name="ro1">
          <table:table-cell office:value-type="float" office:value="13.7076892852783" calcext:value-type="float">
            <text:p>13.7076892852783</text:p>
          </table:table-cell>
          <table:table-cell office:value-type="float" office:value="0.510207831859589" calcext:value-type="float">
            <text:p>0.510207831859589</text:p>
          </table:table-cell>
          <table:table-cell office:value-type="float" office:value="0.0454198457300663" calcext:value-type="float">
            <text:p>0.045419845730066</text:p>
          </table:table-cell>
          <table:table-cell office:value-type="float" office:value="3.44506478309631" calcext:value-type="float">
            <text:p>3.44506478309631</text:p>
          </table:table-cell>
          <table:table-cell table:formula="of:=SQRT([.C196]*[.C196]+[.D196]*[.D196])" office:value-type="float" office:value="3.44536417844566" calcext:value-type="float">
            <text:p>3.44536417844566</text:p>
          </table:table-cell>
          <table:table-cell table:number-columns-repeated="5"/>
        </table:table-row>
        <table:table-row table:style-name="ro1">
          <table:table-cell office:value-type="float" office:value="13.7783479690552" calcext:value-type="float">
            <text:p>13.7783479690552</text:p>
          </table:table-cell>
          <table:table-cell office:value-type="float" office:value="0.49729797244072" calcext:value-type="float">
            <text:p>0.49729797244072</text:p>
          </table:table-cell>
          <table:table-cell office:value-type="float" office:value="0.0474109947681427" calcext:value-type="float">
            <text:p>0.047410994768143</text:p>
          </table:table-cell>
          <table:table-cell office:value-type="float" office:value="3.44573450088501" calcext:value-type="float">
            <text:p>3.44573450088501</text:p>
          </table:table-cell>
          <table:table-cell table:formula="of:=SQRT([.C197]*[.C197]+[.D197]*[.D197])" office:value-type="float" office:value="3.4460606571873" calcext:value-type="float">
            <text:p>3.4460606571873</text:p>
          </table:table-cell>
          <table:table-cell table:number-columns-repeated="5"/>
        </table:table-row>
        <table:table-row table:style-name="ro1">
          <table:table-cell office:value-type="float" office:value="13.8490047454834" calcext:value-type="float">
            <text:p>13.8490047454834</text:p>
          </table:table-cell>
          <table:table-cell office:value-type="float" office:value="0.484294831752777" calcext:value-type="float">
            <text:p>0.484294831752777</text:p>
          </table:table-cell>
          <table:table-cell office:value-type="float" office:value="0.0493953302502632" calcext:value-type="float">
            <text:p>0.049395330250263</text:p>
          </table:table-cell>
          <table:table-cell office:value-type="float" office:value="3.44642972946167" calcext:value-type="float">
            <text:p>3.44642972946167</text:p>
          </table:table-cell>
          <table:table-cell table:formula="of:=SQRT([.C198]*[.C198]+[.D198]*[.D198])" office:value-type="float" office:value="3.44678368610039" calcext:value-type="float">
            <text:p>3.44678368610039</text:p>
          </table:table-cell>
          <table:table-cell table:number-columns-repeated="5"/>
        </table:table-row>
        <table:table-row table:style-name="ro1">
          <table:table-cell office:value-type="float" office:value="13.9196634292603" calcext:value-type="float">
            <text:p>13.9196634292603</text:p>
          </table:table-cell>
          <table:table-cell office:value-type="float" office:value="0.471197843551636" calcext:value-type="float">
            <text:p>0.471197843551636</text:p>
          </table:table-cell>
          <table:table-cell office:value-type="float" office:value="0.0513729900121689" calcext:value-type="float">
            <text:p>0.051372990012169</text:p>
          </table:table-cell>
          <table:table-cell office:value-type="float" office:value="3.44715046882629" calcext:value-type="float">
            <text:p>3.44715046882629</text:p>
          </table:table-cell>
          <table:table-cell table:formula="of:=SQRT([.C199]*[.C199]+[.D199]*[.D199])" office:value-type="float" office:value="3.4475332542025" calcext:value-type="float">
            <text:p>3.4475332542025</text:p>
          </table:table-cell>
          <table:table-cell table:number-columns-repeated="5"/>
        </table:table-row>
        <table:table-row table:style-name="ro1">
          <table:table-cell office:value-type="float" office:value="13.9903230667114" calcext:value-type="float">
            <text:p>13.9903230667114</text:p>
          </table:table-cell>
          <table:table-cell office:value-type="float" office:value="0.457944333553314" calcext:value-type="float">
            <text:p>0.457944333553314</text:p>
          </table:table-cell>
          <table:table-cell office:value-type="float" office:value="0.0531907565891743" calcext:value-type="float">
            <text:p>0.053190756589174</text:p>
          </table:table-cell>
          <table:table-cell office:value-type="float" office:value="3.44482851028442" calcext:value-type="float">
            <text:p>3.44482851028442</text:p>
          </table:table-cell>
          <table:table-cell table:formula="of:=SQRT([.C200]*[.C200]+[.D200]*[.D200])" office:value-type="float" office:value="3.44523913855844" calcext:value-type="float">
            <text:p>3.44523913855844</text:p>
          </table:table-cell>
          <table:table-cell table:number-columns-repeated="5"/>
        </table:table-row>
        <table:table-row table:style-name="ro1">
          <table:table-cell office:value-type="float" office:value="14.0609798431396" calcext:value-type="float">
            <text:p>14.0609798431396</text:p>
          </table:table-cell>
          <table:table-cell office:value-type="float" office:value="0.444516152143478" calcext:value-type="float">
            <text:p>0.444516152143478</text:p>
          </table:table-cell>
          <table:table-cell office:value-type="float" office:value="0.0548080839216709" calcext:value-type="float">
            <text:p>0.054808083921671</text:p>
          </table:table-cell>
          <table:table-cell office:value-type="float" office:value="3.43920111656189" calcext:value-type="float">
            <text:p>3.43920111656189</text:p>
          </table:table-cell>
          <table:table-cell table:formula="of:=SQRT([.C201]*[.C201]+[.D201]*[.D201])" office:value-type="float" office:value="3.43963780741864" calcext:value-type="float">
            <text:p>3.43963780741864</text:p>
          </table:table-cell>
          <table:table-cell table:number-columns-repeated="5"/>
        </table:table-row>
        <table:table-row table:style-name="ro1">
          <table:table-cell office:value-type="float" office:value="14.1316385269165" calcext:value-type="float">
            <text:p>14.1316385269165</text:p>
          </table:table-cell>
          <table:table-cell office:value-type="float" office:value="0.43097648024559" calcext:value-type="float">
            <text:p>0.43097648024559</text:p>
          </table:table-cell>
          <table:table-cell office:value-type="float" office:value="0.0563827864825726" calcext:value-type="float">
            <text:p>0.056382786482573</text:p>
          </table:table-cell>
          <table:table-cell office:value-type="float" office:value="3.43362259864807" calcext:value-type="float">
            <text:p>3.43362259864807</text:p>
          </table:table-cell>
          <table:table-cell table:formula="of:=SQRT([.C202]*[.C202]+[.D202]*[.D202])" office:value-type="float" office:value="3.43408549231935" calcext:value-type="float">
            <text:p>3.43408549231935</text:p>
          </table:table-cell>
          <table:table-cell table:number-columns-repeated="5"/>
        </table:table-row>
        <table:table-row table:style-name="ro1">
          <table:table-cell office:value-type="float" office:value="14.202296257019" calcext:value-type="float">
            <text:p>14.202296257019</text:p>
          </table:table-cell>
          <table:table-cell office:value-type="float" office:value="0.417325735092163" calcext:value-type="float">
            <text:p>0.417325735092163</text:p>
          </table:table-cell>
          <table:table-cell office:value-type="float" office:value="0.0579146221280098" calcext:value-type="float">
            <text:p>0.05791462212801</text:p>
          </table:table-cell>
          <table:table-cell office:value-type="float" office:value="3.42809081077576" calcext:value-type="float">
            <text:p>3.42809081077576</text:p>
          </table:table-cell>
          <table:table-cell table:formula="of:=SQRT([.C203]*[.C203]+[.D203]*[.D203])" office:value-type="float" office:value="3.428579984539" calcext:value-type="float">
            <text:p>3.428579984539</text:p>
          </table:table-cell>
          <table:table-cell table:number-columns-repeated="5"/>
        </table:table-row>
        <table:table-row table:style-name="ro1">
          <table:table-cell office:value-type="float" office:value="14.2729549407959" calcext:value-type="float">
            <text:p>14.2729549407959</text:p>
          </table:table-cell>
          <table:table-cell office:value-type="float" office:value="0.401529580354691" calcext:value-type="float">
            <text:p>0.401529580354691</text:p>
          </table:table-cell>
          <table:table-cell office:value-type="float" office:value="0.0601662583649159" calcext:value-type="float">
            <text:p>0.060166258364916</text:p>
          </table:table-cell>
          <table:table-cell office:value-type="float" office:value="3.42311882972717" calcext:value-type="float">
            <text:p>3.42311882972717</text:p>
          </table:table-cell>
          <table:table-cell table:formula="of:=SQRT([.C204]*[.C204]+[.D204]*[.D204])" office:value-type="float" office:value="3.42364754334881" calcext:value-type="float">
            <text:p>3.42364754334881</text:p>
          </table:table-cell>
          <table:table-cell table:number-columns-repeated="5"/>
        </table:table-row>
        <table:table-row table:style-name="ro1">
          <table:table-cell office:value-type="float" office:value="14.3436136245728" calcext:value-type="float">
            <text:p>14.3436136245728</text:p>
          </table:table-cell>
          <table:table-cell office:value-type="float" office:value="0.385428458452225" calcext:value-type="float">
            <text:p>0.385428458452225</text:p>
          </table:table-cell>
          <table:table-cell office:value-type="float" office:value="0.0624394789338112" calcext:value-type="float">
            <text:p>0.062439478933811</text:p>
          </table:table-cell>
          <table:table-cell office:value-type="float" office:value="3.41827630996704" calcext:value-type="float">
            <text:p>3.41827630996704</text:p>
          </table:table-cell>
          <table:table-cell table:formula="of:=SQRT([.C205]*[.C205]+[.D205]*[.D205])" office:value-type="float" office:value="3.41884653352727" calcext:value-type="float">
            <text:p>3.41884653352727</text:p>
          </table:table-cell>
          <table:table-cell table:number-columns-repeated="5"/>
        </table:table-row>
        <table:table-row table:style-name="ro1">
          <table:table-cell office:value-type="float" office:value="14.4142713546753" calcext:value-type="float">
            <text:p>14.4142713546753</text:p>
          </table:table-cell>
          <table:table-cell office:value-type="float" office:value="0.369174212217331" calcext:value-type="float">
            <text:p>0.369174212217331</text:p>
          </table:table-cell>
          <table:table-cell office:value-type="float" office:value="0.0646769478917122" calcext:value-type="float">
            <text:p>0.064676947891712</text:p>
          </table:table-cell>
          <table:table-cell office:value-type="float" office:value="3.41352343559265" calcext:value-type="float">
            <text:p>3.41352343559265</text:p>
          </table:table-cell>
          <table:table-cell table:formula="of:=SQRT([.C206]*[.C206]+[.D206]*[.D206])" office:value-type="float" office:value="3.41413610638604" calcext:value-type="float">
            <text:p>3.41413610638604</text:p>
          </table:table-cell>
          <table:table-cell table:number-columns-repeated="5"/>
        </table:table-row>
        <table:table-row table:style-name="ro1">
          <table:table-cell office:value-type="float" office:value="14.4849300384521" calcext:value-type="float">
            <text:p>14.4849300384521</text:p>
          </table:table-cell>
          <table:table-cell office:value-type="float" office:value="0.352766692638397" calcext:value-type="float">
            <text:p>0.352766692638397</text:p>
          </table:table-cell>
          <table:table-cell office:value-type="float" office:value="0.0668792501091957" calcext:value-type="float">
            <text:p>0.066879250109196</text:p>
          </table:table-cell>
          <table:table-cell office:value-type="float" office:value="3.40886521339416" calcext:value-type="float">
            <text:p>3.40886521339416</text:p>
          </table:table-cell>
          <table:table-cell table:formula="of:=SQRT([.C207]*[.C207]+[.D207]*[.D207])" office:value-type="float" office:value="3.40952120937588" calcext:value-type="float">
            <text:p>3.40952120937588</text:p>
          </table:table-cell>
          <table:table-cell table:number-columns-repeated="5"/>
        </table:table-row>
        <table:table-row table:style-name="ro1">
          <table:table-cell office:value-type="float" office:value="14.5555868148804" calcext:value-type="float">
            <text:p>14.5555868148804</text:p>
          </table:table-cell>
          <table:table-cell office:value-type="float" office:value="0.336206585168838" calcext:value-type="float">
            <text:p>0.336206585168838</text:p>
          </table:table-cell>
          <table:table-cell office:value-type="float" office:value="0.0690460726618767" calcext:value-type="float">
            <text:p>0.069046072661877</text:p>
          </table:table-cell>
          <table:table-cell office:value-type="float" office:value="3.40429925918579" calcext:value-type="float">
            <text:p>3.40429925918579</text:p>
          </table:table-cell>
          <table:table-cell table:formula="of:=SQRT([.C208]*[.C208]+[.D208]*[.D208])" office:value-type="float" office:value="3.40499938417659" calcext:value-type="float">
            <text:p>3.40499938417659</text:p>
          </table:table-cell>
          <table:table-cell table:number-columns-repeated="5"/>
        </table:table-row>
        <table:table-row table:style-name="ro1">
          <table:table-cell office:value-type="float" office:value="14.6262464523315" calcext:value-type="float">
            <text:p>14.6262464523315</text:p>
          </table:table-cell>
          <table:table-cell office:value-type="float" office:value="0.31949320435524" calcext:value-type="float">
            <text:p>0.31949320435524</text:p>
          </table:table-cell>
          <table:table-cell office:value-type="float" office:value="0.07117760181427" calcext:value-type="float">
            <text:p>0.07117760181427</text:p>
          </table:table-cell>
          <table:table-cell office:value-type="float" office:value="3.39982509613037" calcext:value-type="float">
            <text:p>3.39982509613037</text:p>
          </table:table-cell>
          <table:table-cell table:formula="of:=SQRT([.C209]*[.C209]+[.D209]*[.D209])" office:value-type="float" office:value="3.40057008974641" calcext:value-type="float">
            <text:p>3.40057008974641</text:p>
          </table:table-cell>
          <table:table-cell table:number-columns-repeated="5"/>
        </table:table-row>
        <table:table-row table:style-name="ro1">
          <table:table-cell office:value-type="float" office:value="14.6969032287598" calcext:value-type="float">
            <text:p>14.6969032287598</text:p>
          </table:table-cell>
          <table:table-cell office:value-type="float" office:value="0.302627176046371" calcext:value-type="float">
            <text:p>0.302627176046371</text:p>
          </table:table-cell>
          <table:table-cell office:value-type="float" office:value="0.0732734873890877" calcext:value-type="float">
            <text:p>0.073273487389088</text:p>
          </table:table-cell>
          <table:table-cell office:value-type="float" office:value="3.39544081687927" calcext:value-type="float">
            <text:p>3.39544081687927</text:p>
          </table:table-cell>
          <table:table-cell table:formula="of:=SQRT([.C210]*[.C210]+[.D210]*[.D210])" office:value-type="float" office:value="3.39623134442928" calcext:value-type="float">
            <text:p>3.39623134442928</text:p>
          </table:table-cell>
          <table:table-cell table:number-columns-repeated="5"/>
        </table:table-row>
        <table:table-row table:style-name="ro1">
          <table:table-cell office:value-type="float" office:value="14.7675619125366" calcext:value-type="float">
            <text:p>14.7675619125366</text:p>
          </table:table-cell>
          <table:table-cell office:value-type="float" office:value="0.284632503986359" calcext:value-type="float">
            <text:p>0.284632503986359</text:p>
          </table:table-cell>
          <table:table-cell office:value-type="float" office:value="0.075426496565342" calcext:value-type="float">
            <text:p>0.075426496565342</text:p>
          </table:table-cell>
          <table:table-cell office:value-type="float" office:value="3.39241933822632" calcext:value-type="float">
            <text:p>3.39241933822632</text:p>
          </table:table-cell>
          <table:table-cell table:formula="of:=SQRT([.C211]*[.C211]+[.D211]*[.D211])" office:value-type="float" office:value="3.39325774481633" calcext:value-type="float">
            <text:p>3.39325774481633</text:p>
          </table:table-cell>
          <table:table-cell table:number-columns-repeated="5"/>
        </table:table-row>
        <table:table-row table:style-name="ro1">
          <table:table-cell office:value-type="float" office:value="14.8382215499878" calcext:value-type="float">
            <text:p>14.8382215499878</text:p>
          </table:table-cell>
          <table:table-cell office:value-type="float" office:value="0.264675199985504" calcext:value-type="float">
            <text:p>0.264675199985504</text:p>
          </table:table-cell>
          <table:table-cell office:value-type="float" office:value="0.0776658579707146" calcext:value-type="float">
            <text:p>0.077665857970715</text:p>
          </table:table-cell>
          <table:table-cell office:value-type="float" office:value="3.39193177223206" calcext:value-type="float">
            <text:p>3.39193177223206</text:p>
          </table:table-cell>
          <table:table-cell table:formula="of:=SQRT([.C212]*[.C212]+[.D212]*[.D212])" office:value-type="float" office:value="3.39282082240894" calcext:value-type="float">
            <text:p>3.39282082240894</text:p>
          </table:table-cell>
          <table:table-cell table:number-columns-repeated="5"/>
        </table:table-row>
        <table:table-row table:style-name="ro1">
          <table:table-cell office:value-type="float" office:value="14.908878326416" calcext:value-type="float">
            <text:p>14.908878326416</text:p>
          </table:table-cell>
          <table:table-cell office:value-type="float" office:value="0.244536459445953" calcext:value-type="float">
            <text:p>0.244536459445953</text:p>
          </table:table-cell>
          <table:table-cell office:value-type="float" office:value="0.0797996297478676" calcext:value-type="float">
            <text:p>0.079799629747868</text:p>
          </table:table-cell>
          <table:table-cell office:value-type="float" office:value="3.39170289039612" calcext:value-type="float">
            <text:p>3.39170289039612</text:p>
          </table:table-cell>
          <table:table-cell table:formula="of:=SQRT([.C213]*[.C213]+[.D213]*[.D213])" office:value-type="float" office:value="3.39264151917489" calcext:value-type="float">
            <text:p>3.39264151917489</text:p>
          </table:table-cell>
          <table:table-cell table:number-columns-repeated="5"/>
        </table:table-row>
        <table:table-row table:style-name="ro1">
          <table:table-cell office:value-type="float" office:value="14.9795370101929" calcext:value-type="float">
            <text:p>14.9795370101929</text:p>
          </table:table-cell>
          <table:table-cell office:value-type="float" office:value="0.224216014146805" calcext:value-type="float">
            <text:p>0.224216014146805</text:p>
          </table:table-cell>
          <table:table-cell office:value-type="float" office:value="0.0818285718560219" calcext:value-type="float">
            <text:p>0.081828571856022</text:p>
          </table:table-cell>
          <table:table-cell office:value-type="float" office:value="3.39173769950867" calcext:value-type="float">
            <text:p>3.39173769950867</text:p>
          </table:table-cell>
          <table:table-cell table:formula="of:=SQRT([.C214]*[.C214]+[.D214]*[.D214])" office:value-type="float" office:value="3.39272464804327" calcext:value-type="float">
            <text:p>3.39272464804327</text:p>
          </table:table-cell>
          <table:table-cell table:number-columns-repeated="5"/>
        </table:table-row>
        <table:table-row table:style-name="ro1">
          <table:table-cell office:value-type="float" office:value="15.0501947402954" calcext:value-type="float">
            <text:p>15.0501947402954</text:p>
          </table:table-cell>
          <table:table-cell office:value-type="float" office:value="0.20371475815773" calcext:value-type="float">
            <text:p>0.20371475815773</text:p>
          </table:table-cell>
          <table:table-cell office:value-type="float" office:value="0.0837523639202118" calcext:value-type="float">
            <text:p>0.083752363920212</text:p>
          </table:table-cell>
          <table:table-cell office:value-type="float" office:value="3.39203286170959" calcext:value-type="float">
            <text:p>3.39203286170959</text:p>
          </table:table-cell>
          <table:table-cell table:formula="of:=SQRT([.C215]*[.C215]+[.D215]*[.D215])" office:value-type="float" office:value="3.39306666503621" calcext:value-type="float">
            <text:p>3.39306666503621</text:p>
          </table:table-cell>
          <table:table-cell table:number-columns-repeated="5"/>
        </table:table-row>
        <table:table-row table:style-name="ro1">
          <table:table-cell office:value-type="float" office:value="15.1208534240723" calcext:value-type="float">
            <text:p>15.1208534240723</text:p>
          </table:table-cell>
          <table:table-cell office:value-type="float" office:value="0.183031424880028" calcext:value-type="float">
            <text:p>0.183031424880028</text:p>
          </table:table-cell>
          <table:table-cell office:value-type="float" office:value="0.0855709761381149" calcext:value-type="float">
            <text:p>0.085570976138115</text:p>
          </table:table-cell>
          <table:table-cell office:value-type="float" office:value="3.39258670806885" calcext:value-type="float">
            <text:p>3.39258670806885</text:p>
          </table:table-cell>
          <table:table-cell table:formula="of:=SQRT([.C216]*[.C216]+[.D216]*[.D216])" office:value-type="float" office:value="3.39366571184061" calcext:value-type="float">
            <text:p>3.39366571184061</text:p>
          </table:table-cell>
          <table:table-cell table:number-columns-repeated="5"/>
        </table:table-row>
        <table:table-row table:style-name="ro1">
          <table:table-cell office:value-type="float" office:value="15.1915102005005" calcext:value-type="float">
            <text:p>15.1915102005005</text:p>
          </table:table-cell>
          <table:table-cell office:value-type="float" office:value="0.162167951464653" calcext:value-type="float">
            <text:p>0.162167951464653</text:p>
          </table:table-cell>
          <table:table-cell office:value-type="float" office:value="0.0872848927974701" calcext:value-type="float">
            <text:p>0.08728489279747</text:p>
          </table:table-cell>
          <table:table-cell office:value-type="float" office:value="3.39340257644653" calcext:value-type="float">
            <text:p>3.39340257644653</text:p>
          </table:table-cell>
          <table:table-cell table:formula="of:=SQRT([.C217]*[.C217]+[.D217]*[.D217])" office:value-type="float" office:value="3.3945249591577" calcext:value-type="float">
            <text:p>3.3945249591577</text:p>
          </table:table-cell>
          <table:table-cell table:number-columns-repeated="5"/>
        </table:table-row>
        <table:table-row table:style-name="ro1">
          <table:table-cell office:value-type="float" office:value="15.2621698379517" calcext:value-type="float">
            <text:p>15.2621698379517</text:p>
          </table:table-cell>
          <table:table-cell office:value-type="float" office:value="0.141123086214066" calcext:value-type="float">
            <text:p>0.141123086214066</text:p>
          </table:table-cell>
          <table:table-cell office:value-type="float" office:value="0.0888940989971161" calcext:value-type="float">
            <text:p>0.088894098997116</text:p>
          </table:table-cell>
          <table:table-cell office:value-type="float" office:value="3.39447903633118" calcext:value-type="float">
            <text:p>3.39447903633118</text:p>
          </table:table-cell>
          <table:table-cell table:formula="of:=SQRT([.C218]*[.C218]+[.D218]*[.D218])" office:value-type="float" office:value="3.39564280938505" calcext:value-type="float">
            <text:p>3.39564280938505</text:p>
          </table:table-cell>
          <table:table-cell table:number-columns-repeated="5"/>
        </table:table-row>
        <table:table-row table:style-name="ro1">
          <table:table-cell office:value-type="float" office:value="15.3328285217285" calcext:value-type="float">
            <text:p>15.3328285217285</text:p>
          </table:table-cell>
          <table:table-cell office:value-type="float" office:value="0.103117719292641" calcext:value-type="float">
            <text:p>0.103117719292641</text:p>
          </table:table-cell>
          <table:table-cell office:value-type="float" office:value="0.0945875495672226" calcext:value-type="float">
            <text:p>0.094587549567223</text:p>
          </table:table-cell>
          <table:table-cell office:value-type="float" office:value="3.38474225997925" calcext:value-type="float">
            <text:p>3.38474225997925</text:p>
          </table:table-cell>
          <table:table-cell table:formula="of:=SQRT([.C219]*[.C219]+[.D219]*[.D219])" office:value-type="float" office:value="3.38606363954114" calcext:value-type="float">
            <text:p>3.38606363954114</text:p>
          </table:table-cell>
          <table:table-cell table:number-columns-repeated="5"/>
        </table:table-row>
        <table:table-row table:style-name="ro1">
          <table:table-cell office:value-type="float" office:value="15.4034852981567" calcext:value-type="float">
            <text:p>15.4034852981567</text:p>
          </table:table-cell>
          <table:table-cell office:value-type="float" office:value="0.0565552525222302" calcext:value-type="float">
            <text:p>0.05655525252223</text:p>
          </table:table-cell>
          <table:table-cell office:value-type="float" office:value="0.101966373622417" calcext:value-type="float">
            <text:p>0.101966373622417</text:p>
          </table:table-cell>
          <table:table-cell office:value-type="float" office:value="3.36928629875183" calcext:value-type="float">
            <text:p>3.36928629875183</text:p>
          </table:table-cell>
          <table:table-cell table:formula="of:=SQRT([.C220]*[.C220]+[.D220]*[.D220])" office:value-type="float" office:value="3.37082887496629" calcext:value-type="float">
            <text:p>3.37082887496629</text:p>
          </table:table-cell>
          <table:table-cell table:number-columns-repeated="5"/>
        </table:table-row>
        <table:table-row table:style-name="ro1">
          <table:table-cell office:value-type="float" office:value="15.4741449356079" calcext:value-type="float">
            <text:p>15.4741449356079</text:p>
          </table:table-cell>
          <table:table-cell office:value-type="float" office:value="0.00813376717269421" calcext:value-type="float">
            <text:p>0.008133767172694</text:p>
          </table:table-cell>
          <table:table-cell office:value-type="float" office:value="0.109308294951916" calcext:value-type="float">
            <text:p>0.109308294951916</text:p>
          </table:table-cell>
          <table:table-cell office:value-type="float" office:value="3.35245943069458" calcext:value-type="float">
            <text:p>3.35245943069458</text:p>
          </table:table-cell>
          <table:table-cell table:formula="of:=SQRT([.C221]*[.C221]+[.D221]*[.D221])" office:value-type="float" office:value="3.35424097789624" calcext:value-type="float">
            <text:p>3.35424097789624</text:p>
          </table:table-cell>
          <table:table-cell table:number-columns-repeated="5"/>
        </table:table-row>
        <table:table-row table:style-name="ro1">
          <table:table-cell office:value-type="float" office:value="15.5448017120361" calcext:value-type="float">
            <text:p>15.5448017120361</text:p>
          </table:table-cell>
          <table:table-cell office:value-type="float" office:value="-0.0421409942209721" calcext:value-type="float">
            <text:p>-0.042140994220972</text:p>
          </table:table-cell>
          <table:table-cell office:value-type="float" office:value="0.116612143814564" calcext:value-type="float">
            <text:p>0.116612143814564</text:p>
          </table:table-cell>
          <table:table-cell office:value-type="float" office:value="3.33426260948181" calcext:value-type="float">
            <text:p>3.33426260948181</text:p>
          </table:table-cell>
          <table:table-cell table:formula="of:=SQRT([.C222]*[.C222]+[.D222]*[.D222])" office:value-type="float" office:value="3.33630117661363" calcext:value-type="float">
            <text:p>3.33630117661363</text:p>
          </table:table-cell>
          <table:table-cell table:number-columns-repeated="5"/>
        </table:table-row>
        <table:table-row table:style-name="ro1">
          <table:table-cell office:value-type="float" office:value="15.615460395813" calcext:value-type="float">
            <text:p>15.615460395813</text:p>
          </table:table-cell>
          <table:table-cell office:value-type="float" office:value="-0.0942693650722504" calcext:value-type="float">
            <text:p>-0.09426936507225</text:p>
          </table:table-cell>
          <table:table-cell office:value-type="float" office:value="0.123877756297588" calcext:value-type="float">
            <text:p>0.123877756297588</text:p>
          </table:table-cell>
          <table:table-cell office:value-type="float" office:value="3.31469488143921" calcext:value-type="float">
            <text:p>3.31469488143921</text:p>
          </table:table-cell>
          <table:table-cell table:formula="of:=SQRT([.C223]*[.C223]+[.D223]*[.D223])" office:value-type="float" office:value="3.31700887179167" calcext:value-type="float">
            <text:p>3.31700887179167</text:p>
          </table:table-cell>
          <table:table-cell table:number-columns-repeated="5"/>
        </table:table-row>
        <table:table-row table:style-name="ro1">
          <table:table-cell office:value-type="float" office:value="15.6861181259155" calcext:value-type="float">
            <text:p>15.6861181259155</text:p>
          </table:table-cell>
          <table:table-cell office:value-type="float" office:value="-0.148244589567184" calcext:value-type="float">
            <text:p>-0.148244589567184</text:p>
          </table:table-cell>
          <table:table-cell office:value-type="float" office:value="0.131105527281761" calcext:value-type="float">
            <text:p>0.131105527281761</text:p>
          </table:table-cell>
          <table:table-cell office:value-type="float" office:value="3.29376339912415" calcext:value-type="float">
            <text:p>3.29376339912415</text:p>
          </table:table-cell>
          <table:table-cell table:formula="of:=SQRT([.C224]*[.C224]+[.D224]*[.D224])" office:value-type="float" office:value="3.2963716399541" calcext:value-type="float">
            <text:p>3.2963716399541</text:p>
          </table:table-cell>
          <table:table-cell table:number-columns-repeated="5"/>
        </table:table-row>
        <table:table-row table:style-name="ro1">
          <table:table-cell office:value-type="float" office:value="15.7567768096924" calcext:value-type="float">
            <text:p>15.7567768096924</text:p>
          </table:table-cell>
          <table:table-cell office:value-type="float" office:value="-0.201769024133682" calcext:value-type="float">
            <text:p>-0.201769024133682</text:p>
          </table:table-cell>
          <table:table-cell office:value-type="float" office:value="0.138723716139793" calcext:value-type="float">
            <text:p>0.138723716139793</text:p>
          </table:table-cell>
          <table:table-cell office:value-type="float" office:value="3.27075457572937" calcext:value-type="float">
            <text:p>3.27075457572937</text:p>
          </table:table-cell>
          <table:table-cell table:formula="of:=SQRT([.C225]*[.C225]+[.D225]*[.D225])" office:value-type="float" office:value="3.27369512387367" calcext:value-type="float">
            <text:p>3.27369512387367</text:p>
          </table:table-cell>
          <table:table-cell table:number-columns-repeated="5"/>
        </table:table-row>
        <table:table-row table:style-name="ro1">
          <table:table-cell office:value-type="float" office:value="15.8274354934692" calcext:value-type="float">
            <text:p>15.8274354934692</text:p>
          </table:table-cell>
          <table:table-cell office:value-type="float" office:value="-0.251934230327606" calcext:value-type="float">
            <text:p>-0.251934230327606</text:p>
          </table:table-cell>
          <table:table-cell office:value-type="float" office:value="0.147106230258942" calcext:value-type="float">
            <text:p>0.147106230258942</text:p>
          </table:table-cell>
          <table:table-cell office:value-type="float" office:value="3.24710202217102" calcext:value-type="float">
            <text:p>3.24710202217102</text:p>
          </table:table-cell>
          <table:table-cell table:formula="of:=SQRT([.C226]*[.C226]+[.D226]*[.D226])" office:value-type="float" office:value="3.25043255357931" calcext:value-type="float">
            <text:p>3.25043255357931</text:p>
          </table:table-cell>
          <table:table-cell table:number-columns-repeated="5"/>
        </table:table-row>
        <table:table-row table:style-name="ro1">
          <table:table-cell office:value-type="float" office:value="15.8980932235718" calcext:value-type="float">
            <text:p>15.8980932235718</text:p>
          </table:table-cell>
          <table:table-cell office:value-type="float" office:value="-0.285720229148865" calcext:value-type="float">
            <text:p>-0.285720229148865</text:p>
          </table:table-cell>
          <table:table-cell office:value-type="float" office:value="0.150612950325012" calcext:value-type="float">
            <text:p>0.150612950325012</text:p>
          </table:table-cell>
          <table:table-cell office:value-type="float" office:value="3.23330354690552" calcext:value-type="float">
            <text:p>3.23330354690552</text:p>
          </table:table-cell>
          <table:table-cell table:formula="of:=SQRT([.C227]*[.C227]+[.D227]*[.D227])" office:value-type="float" office:value="3.23680955374848" calcext:value-type="float">
            <text:p>3.23680955374848</text:p>
          </table:table-cell>
          <table:table-cell table:number-columns-repeated="5"/>
        </table:table-row>
        <table:table-row table:style-name="ro1">
          <table:table-cell office:value-type="float" office:value="15.9687519073486" calcext:value-type="float">
            <text:p>15.9687519073486</text:p>
          </table:table-cell>
          <table:table-cell office:value-type="float" office:value="-0.308733016252518" calcext:value-type="float">
            <text:p>-0.308733016252518</text:p>
          </table:table-cell>
          <table:table-cell office:value-type="float" office:value="0.155250295996666" calcext:value-type="float">
            <text:p>0.155250295996666</text:p>
          </table:table-cell>
          <table:table-cell office:value-type="float" office:value="3.23058581352234" calcext:value-type="float">
            <text:p>3.23058581352234</text:p>
          </table:table-cell>
          <table:table-cell table:formula="of:=SQRT([.C228]*[.C228]+[.D228]*[.D228])" office:value-type="float" office:value="3.23431404673987" calcext:value-type="float">
            <text:p>3.23431404673987</text:p>
          </table:table-cell>
          <table:table-cell table:number-columns-repeated="5"/>
        </table:table-row>
        <table:table-row table:style-name="ro1">
          <table:table-cell office:value-type="float" office:value="16.0394096374512" calcext:value-type="float">
            <text:p>16.0394096374512</text:p>
          </table:table-cell>
          <table:table-cell office:value-type="float" office:value="-0.331449776887894" calcext:value-type="float">
            <text:p>-0.331449776887894</text:p>
          </table:table-cell>
          <table:table-cell office:value-type="float" office:value="0.159873470664024" calcext:value-type="float">
            <text:p>0.159873470664024</text:p>
          </table:table-cell>
          <table:table-cell office:value-type="float" office:value="3.22809600830078" calcext:value-type="float">
            <text:p>3.22809600830078</text:p>
          </table:table-cell>
          <table:table-cell table:formula="of:=SQRT([.C229]*[.C229]+[.D229]*[.D229])" office:value-type="float" office:value="3.23205250041357" calcext:value-type="float">
            <text:p>3.23205250041357</text:p>
          </table:table-cell>
          <table:table-cell table:number-columns-repeated="5"/>
        </table:table-row>
        <table:table-row table:style-name="ro1">
          <table:table-cell office:value-type="float" office:value="16.1100673675537" calcext:value-type="float">
            <text:p>16.1100673675537</text:p>
          </table:table-cell>
          <table:table-cell office:value-type="float" office:value="-0.353364080190659" calcext:value-type="float">
            <text:p>-0.353364080190659</text:p>
          </table:table-cell>
          <table:table-cell office:value-type="float" office:value="0.164949253201485" calcext:value-type="float">
            <text:p>0.164949253201485</text:p>
          </table:table-cell>
          <table:table-cell office:value-type="float" office:value="3.23067998886108" calcext:value-type="float">
            <text:p>3.23067998886108</text:p>
          </table:table-cell>
          <table:table-cell table:formula="of:=SQRT([.C230]*[.C230]+[.D230]*[.D230])" office:value-type="float" office:value="3.23488816600499" calcext:value-type="float">
            <text:p>3.23488816600499</text:p>
          </table:table-cell>
          <table:table-cell table:number-columns-repeated="5"/>
        </table:table-row>
        <table:table-row table:style-name="ro1">
          <table:table-cell office:value-type="float" office:value="16.1807250976563" calcext:value-type="float">
            <text:p>16.1807250976563</text:p>
          </table:table-cell>
          <table:table-cell office:value-type="float" office:value="-0.374522924423218" calcext:value-type="float">
            <text:p>-0.374522924423218</text:p>
          </table:table-cell>
          <table:table-cell office:value-type="float" office:value="0.17122919857502" calcext:value-type="float">
            <text:p>0.17122919857502</text:p>
          </table:table-cell>
          <table:table-cell office:value-type="float" office:value="3.24768090248108" calcext:value-type="float">
            <text:p>3.24768090248108</text:p>
          </table:table-cell>
          <table:table-cell table:formula="of:=SQRT([.C231]*[.C231]+[.D231]*[.D231])" office:value-type="float" office:value="3.25219167374633" calcext:value-type="float">
            <text:p>3.25219167374633</text:p>
          </table:table-cell>
          <table:table-cell table:number-columns-repeated="5"/>
        </table:table-row>
        <table:table-row table:style-name="ro1">
          <table:table-cell office:value-type="float" office:value="16.2513847351074" calcext:value-type="float">
            <text:p>16.2513847351074</text:p>
          </table:table-cell>
          <table:table-cell office:value-type="float" office:value="-0.396953344345093" calcext:value-type="float">
            <text:p>-0.396953344345093</text:p>
          </table:table-cell>
          <table:table-cell office:value-type="float" office:value="0.177744567394257" calcext:value-type="float">
            <text:p>0.177744567394257</text:p>
          </table:table-cell>
          <table:table-cell office:value-type="float" office:value="3.27557492256165" calcext:value-type="float">
            <text:p>3.27557492256165</text:p>
          </table:table-cell>
          <table:table-cell table:formula="of:=SQRT([.C232]*[.C232]+[.D232]*[.D232])" office:value-type="float" office:value="3.28039390996766" calcext:value-type="float">
            <text:p>3.28039390996766</text:p>
          </table:table-cell>
          <table:table-cell table:number-columns-repeated="5"/>
        </table:table-row>
        <table:table-row table:style-name="ro1">
          <table:table-cell office:value-type="float" office:value="16.32204246521" calcext:value-type="float">
            <text:p>16.32204246521</text:p>
          </table:table-cell>
          <table:table-cell office:value-type="float" office:value="-0.423154711723328" calcext:value-type="float">
            <text:p>-0.423154711723328</text:p>
          </table:table-cell>
          <table:table-cell office:value-type="float" office:value="0.189082220196724" calcext:value-type="float">
            <text:p>0.189082220196724</text:p>
          </table:table-cell>
          <table:table-cell office:value-type="float" office:value="3.36715269088745" calcext:value-type="float">
            <text:p>3.36715269088745</text:p>
          </table:table-cell>
          <table:table-cell table:formula="of:=SQRT([.C233]*[.C233]+[.D233]*[.D233])" office:value-type="float" office:value="3.37245746151751" calcext:value-type="float">
            <text:p>3.37245746151751</text:p>
          </table:table-cell>
          <table:table-cell table:number-columns-repeated="5"/>
        </table:table-row>
        <table:table-row table:style-name="ro1">
          <table:table-cell office:value-type="float" office:value="16.3927001953125" calcext:value-type="float">
            <text:p>16.3927001953125</text:p>
          </table:table-cell>
          <table:table-cell office:value-type="float" office:value="-0.455317497253418" calcext:value-type="float">
            <text:p>-0.455317497253418</text:p>
          </table:table-cell>
          <table:table-cell office:value-type="float" office:value="0.201823502779007" calcext:value-type="float">
            <text:p>0.201823502779007</text:p>
          </table:table-cell>
          <table:table-cell office:value-type="float" office:value="3.43169856071472" calcext:value-type="float">
            <text:p>3.43169856071472</text:p>
          </table:table-cell>
          <table:table-cell table:formula="of:=SQRT([.C234]*[.C234]+[.D234]*[.D234])" office:value-type="float" office:value="3.4376282140286" calcext:value-type="float">
            <text:p>3.4376282140286</text:p>
          </table:table-cell>
          <table:table-cell table:number-columns-repeated="5"/>
        </table:table-row>
        <table:table-row table:style-name="ro1">
          <table:table-cell office:value-type="float" office:value="16.4633598327637" calcext:value-type="float">
            <text:p>16.4633598327637</text:p>
          </table:table-cell>
          <table:table-cell office:value-type="float" office:value="-0.524395704269409" calcext:value-type="float">
            <text:p>-0.524395704269409</text:p>
          </table:table-cell>
          <table:table-cell office:value-type="float" office:value="0.213664159178734" calcext:value-type="float">
            <text:p>0.213664159178734</text:p>
          </table:table-cell>
          <table:table-cell office:value-type="float" office:value="3.43798661231995" calcext:value-type="float">
            <text:p>3.43798661231995</text:p>
          </table:table-cell>
          <table:table-cell table:formula="of:=SQRT([.C235]*[.C235]+[.D235]*[.D235])" office:value-type="float" office:value="3.44461961897228" calcext:value-type="float">
            <text:p>3.44461961897228</text:p>
          </table:table-cell>
          <table:table-cell table:number-columns-repeated="5"/>
        </table:table-row>
        <table:table-row table:style-name="ro1">
          <table:table-cell office:value-type="float" office:value="16.5340156555176" calcext:value-type="float">
            <text:p>16.5340156555176</text:p>
          </table:table-cell>
          <table:table-cell office:value-type="float" office:value="-0.572766065597534" calcext:value-type="float">
            <text:p>-0.572766065597534</text:p>
          </table:table-cell>
          <table:table-cell office:value-type="float" office:value="0.233571782708168" calcext:value-type="float">
            <text:p>0.233571782708168</text:p>
          </table:table-cell>
          <table:table-cell office:value-type="float" office:value="3.44166970252991" calcext:value-type="float">
            <text:p>3.44166970252991</text:p>
          </table:table-cell>
          <table:table-cell table:formula="of:=SQRT([.C236]*[.C236]+[.D236]*[.D236])" office:value-type="float" office:value="3.44958636926078" calcext:value-type="float">
            <text:p>3.44958636926078</text:p>
          </table:table-cell>
          <table:table-cell table:number-columns-repeated="5"/>
        </table:table-row>
        <table:table-row table:style-name="ro1">
          <table:table-cell office:value-type="float" office:value="16.6046752929687" calcext:value-type="float">
            <text:p>16.6046752929687</text:p>
          </table:table-cell>
          <table:table-cell office:value-type="float" office:value="-0.620289444923401" calcext:value-type="float">
            <text:p>-0.620289444923401</text:p>
          </table:table-cell>
          <table:table-cell office:value-type="float" office:value="0.254922807216644" calcext:value-type="float">
            <text:p>0.254922807216644</text:p>
          </table:table-cell>
          <table:table-cell office:value-type="float" office:value="3.43758940696716" calcext:value-type="float">
            <text:p>3.43758940696716</text:p>
          </table:table-cell>
          <table:table-cell table:formula="of:=SQRT([.C237]*[.C237]+[.D237]*[.D237])" office:value-type="float" office:value="3.44702865792149" calcext:value-type="float">
            <text:p>3.44702865792149</text:p>
          </table:table-cell>
          <table:table-cell table:number-columns-repeated="5"/>
        </table:table-row>
        <table:table-row table:style-name="ro1">
          <table:table-cell office:value-type="float" office:value="16.6753349304199" calcext:value-type="float">
            <text:p>16.6753349304199</text:p>
          </table:table-cell>
          <table:table-cell office:value-type="float" office:value="-0.661748766899109" calcext:value-type="float">
            <text:p>-0.661748766899109</text:p>
          </table:table-cell>
          <table:table-cell office:value-type="float" office:value="0.277002602815628" calcext:value-type="float">
            <text:p>0.277002602815628</text:p>
          </table:table-cell>
          <table:table-cell office:value-type="float" office:value="3.41200566291809" calcext:value-type="float">
            <text:p>3.41200566291809</text:p>
          </table:table-cell>
          <table:table-cell table:formula="of:=SQRT([.C238]*[.C238]+[.D238]*[.D238])" office:value-type="float" office:value="3.4232313806916" calcext:value-type="float">
            <text:p>3.4232313806916</text:p>
          </table:table-cell>
          <table:table-cell table:number-columns-repeated="5"/>
        </table:table-row>
        <table:table-row table:style-name="ro1">
          <table:table-cell office:value-type="float" office:value="16.7459907531738" calcext:value-type="float">
            <text:p>16.7459907531738</text:p>
          </table:table-cell>
          <table:table-cell office:value-type="float" office:value="-0.670809209346771" calcext:value-type="float">
            <text:p>-0.670809209346771</text:p>
          </table:table-cell>
          <table:table-cell office:value-type="float" office:value="0.303100734949112" calcext:value-type="float">
            <text:p>0.303100734949112</text:p>
          </table:table-cell>
          <table:table-cell office:value-type="float" office:value="3.3928062915802" calcext:value-type="float">
            <text:p>3.3928062915802</text:p>
          </table:table-cell>
          <table:table-cell table:formula="of:=SQRT([.C239]*[.C239]+[.D239]*[.D239])" office:value-type="float" office:value="3.40631833329078" calcext:value-type="float">
            <text:p>3.40631833329078</text:p>
          </table:table-cell>
          <table:table-cell table:number-columns-repeated="5"/>
        </table:table-row>
        <table:table-row table:style-name="ro1">
          <table:table-cell office:value-type="float" office:value="16.816650390625" calcext:value-type="float">
            <text:p>16.816650390625</text:p>
          </table:table-cell>
          <table:table-cell office:value-type="float" office:value="-0.670829772949219" calcext:value-type="float">
            <text:p>-0.670829772949219</text:p>
          </table:table-cell>
          <table:table-cell office:value-type="float" office:value="0.322331011295319" calcext:value-type="float">
            <text:p>0.322331011295319</text:p>
          </table:table-cell>
          <table:table-cell office:value-type="float" office:value="3.3824315071106" calcext:value-type="float">
            <text:p>3.3824315071106</text:p>
          </table:table-cell>
          <table:table-cell table:formula="of:=SQRT([.C240]*[.C240]+[.D240]*[.D240])" office:value-type="float" office:value="3.39775516792148" calcext:value-type="float">
            <text:p>3.39775516792148</text:p>
          </table:table-cell>
          <table:table-cell table:number-columns-repeated="5"/>
        </table:table-row>
        <table:table-row table:style-name="ro1">
          <table:table-cell office:value-type="float" office:value="16.8873081207275" calcext:value-type="float">
            <text:p>16.8873081207275</text:p>
          </table:table-cell>
          <table:table-cell office:value-type="float" office:value="-0.663855075836182" calcext:value-type="float">
            <text:p>-0.663855075836182</text:p>
          </table:table-cell>
          <table:table-cell office:value-type="float" office:value="0.324761152267456" calcext:value-type="float">
            <text:p>0.324761152267456</text:p>
          </table:table-cell>
          <table:table-cell office:value-type="float" office:value="3.31270051002502" calcext:value-type="float">
            <text:p>3.31270051002502</text:p>
          </table:table-cell>
          <table:table-cell table:formula="of:=SQRT([.C241]*[.C241]+[.D241]*[.D241])" office:value-type="float" office:value="3.32858145087996" calcext:value-type="float">
            <text:p>3.32858145087996</text:p>
          </table:table-cell>
          <table:table-cell table:number-columns-repeated="5"/>
        </table:table-row>
        <table:table-row table:style-name="ro1">
          <table:table-cell office:value-type="float" office:value="16.9579658508301" calcext:value-type="float">
            <text:p>16.9579658508301</text:p>
          </table:table-cell>
          <table:table-cell office:value-type="float" office:value="-0.574889898300171" calcext:value-type="float">
            <text:p>-0.574889898300171</text:p>
          </table:table-cell>
          <table:table-cell office:value-type="float" office:value="0.353908807039261" calcext:value-type="float">
            <text:p>0.353908807039261</text:p>
          </table:table-cell>
          <table:table-cell office:value-type="float" office:value="3.34817886352539" calcext:value-type="float">
            <text:p>3.34817886352539</text:p>
          </table:table-cell>
          <table:table-cell table:formula="of:=SQRT([.C242]*[.C242]+[.D242]*[.D242])" office:value-type="float" office:value="3.36683132126605" calcext:value-type="float">
            <text:p>3.36683132126605</text:p>
          </table:table-cell>
          <table:table-cell table:number-columns-repeated="5"/>
        </table:table-row>
        <table:table-row table:style-name="ro1">
          <table:table-cell office:value-type="float" office:value="17.0286235809326" calcext:value-type="float">
            <text:p>17.0286235809326</text:p>
          </table:table-cell>
          <table:table-cell office:value-type="float" office:value="-0.556840419769287" calcext:value-type="float">
            <text:p>-0.556840419769287</text:p>
          </table:table-cell>
          <table:table-cell office:value-type="float" office:value="0.369578838348389" calcext:value-type="float">
            <text:p>0.369578838348389</text:p>
          </table:table-cell>
          <table:table-cell office:value-type="float" office:value="3.32130002975464" calcext:value-type="float">
            <text:p>3.32130002975464</text:p>
          </table:table-cell>
          <table:table-cell table:formula="of:=SQRT([.C243]*[.C243]+[.D243]*[.D243])" office:value-type="float" office:value="3.3417992766477" calcext:value-type="float">
            <text:p>3.3417992766477</text:p>
          </table:table-cell>
          <table:table-cell table:number-columns-repeated="5"/>
        </table:table-row>
        <table:table-row table:style-name="ro1">
          <table:table-cell office:value-type="float" office:value="17.0992832183838" calcext:value-type="float">
            <text:p>17.0992832183838</text:p>
          </table:table-cell>
          <table:table-cell office:value-type="float" office:value="-0.534713864326477" calcext:value-type="float">
            <text:p>-0.534713864326477</text:p>
          </table:table-cell>
          <table:table-cell office:value-type="float" office:value="0.38733097910881" calcext:value-type="float">
            <text:p>0.38733097910881</text:p>
          </table:table-cell>
          <table:table-cell office:value-type="float" office:value="3.30495381355286" calcext:value-type="float">
            <text:p>3.30495381355286</text:p>
          </table:table-cell>
          <table:table-cell table:formula="of:=SQRT([.C244]*[.C244]+[.D244]*[.D244])" office:value-type="float" office:value="3.32757343977484" calcext:value-type="float">
            <text:p>3.32757343977484</text:p>
          </table:table-cell>
          <table:table-cell table:number-columns-repeated="5"/>
        </table:table-row>
        <table:table-row table:style-name="ro1">
          <table:table-cell office:value-type="float" office:value="17.1699409484863" calcext:value-type="float">
            <text:p>17.1699409484863</text:p>
          </table:table-cell>
          <table:table-cell office:value-type="float" office:value="-0.508497476577759" calcext:value-type="float">
            <text:p>-0.508497476577759</text:p>
          </table:table-cell>
          <table:table-cell office:value-type="float" office:value="0.407171547412872" calcext:value-type="float">
            <text:p>0.407171547412872</text:p>
          </table:table-cell>
          <table:table-cell office:value-type="float" office:value="3.29918074607849" calcext:value-type="float">
            <text:p>3.29918074607849</text:p>
          </table:table-cell>
          <table:table-cell table:formula="of:=SQRT([.C245]*[.C245]+[.D245]*[.D245])" office:value-type="float" office:value="3.32421152520678" calcext:value-type="float">
            <text:p>3.32421152520678</text:p>
          </table:table-cell>
          <table:table-cell table:number-columns-repeated="5"/>
        </table:table-row>
        <table:table-row table:style-name="ro1">
          <table:table-cell office:value-type="float" office:value="17.2405986785889" calcext:value-type="float">
            <text:p>17.2405986785889</text:p>
          </table:table-cell>
          <table:table-cell office:value-type="float" office:value="-0.478183954954147" calcext:value-type="float">
            <text:p>-0.478183954954147</text:p>
          </table:table-cell>
          <table:table-cell office:value-type="float" office:value="0.429105788469315" calcext:value-type="float">
            <text:p>0.429105788469315</text:p>
          </table:table-cell>
          <table:table-cell office:value-type="float" office:value="3.30401253700256" calcext:value-type="float">
            <text:p>3.30401253700256</text:p>
          </table:table-cell>
          <table:table-cell table:formula="of:=SQRT([.C246]*[.C246]+[.D246]*[.D246])" office:value-type="float" office:value="3.33176088913475" calcext:value-type="float">
            <text:p>3.33176088913475</text:p>
          </table:table-cell>
          <table:table-cell table:number-columns-repeated="5"/>
        </table:table-row>
        <table:table-row table:style-name="ro1">
          <table:table-cell office:value-type="float" office:value="17.31125831604" calcext:value-type="float">
            <text:p>17.31125831604</text:p>
          </table:table-cell>
          <table:table-cell office:value-type="float" office:value="-0.45581978559494" calcext:value-type="float">
            <text:p>-0.45581978559494</text:p>
          </table:table-cell>
          <table:table-cell office:value-type="float" office:value="0.440042227506638" calcext:value-type="float">
            <text:p>0.440042227506638</text:p>
          </table:table-cell>
          <table:table-cell office:value-type="float" office:value="3.27840781211853" calcext:value-type="float">
            <text:p>3.27840781211853</text:p>
          </table:table-cell>
          <table:table-cell table:formula="of:=SQRT([.C247]*[.C247]+[.D247]*[.D247])" office:value-type="float" office:value="3.30780817831821" calcext:value-type="float">
            <text:p>3.30780817831821</text:p>
          </table:table-cell>
          <table:table-cell table:number-columns-repeated="5"/>
        </table:table-row>
        <table:table-row table:style-name="ro1">
          <table:table-cell office:value-type="float" office:value="17.3819141387939" calcext:value-type="float">
            <text:p>17.3819141387939</text:p>
          </table:table-cell>
          <table:table-cell office:value-type="float" office:value="-0.436448127031326" calcext:value-type="float">
            <text:p>-0.436448127031326</text:p>
          </table:table-cell>
          <table:table-cell office:value-type="float" office:value="0.44926705956459" calcext:value-type="float">
            <text:p>0.44926705956459</text:p>
          </table:table-cell>
          <table:table-cell office:value-type="float" office:value="3.25620222091675" calcext:value-type="float">
            <text:p>3.25620222091675</text:p>
          </table:table-cell>
          <table:table-cell table:formula="of:=SQRT([.C248]*[.C248]+[.D248]*[.D248])" office:value-type="float" office:value="3.28704940551751" calcext:value-type="float">
            <text:p>3.28704940551751</text:p>
          </table:table-cell>
          <table:table-cell table:number-columns-repeated="5"/>
        </table:table-row>
        <table:table-row table:style-name="ro1">
          <table:table-cell office:value-type="float" office:value="17.4525737762451" calcext:value-type="float">
            <text:p>17.4525737762451</text:p>
          </table:table-cell>
          <table:table-cell office:value-type="float" office:value="-0.421066731214523" calcext:value-type="float">
            <text:p>-0.421066731214523</text:p>
          </table:table-cell>
          <table:table-cell office:value-type="float" office:value="0.459873467683792" calcext:value-type="float">
            <text:p>0.459873467683792</text:p>
          </table:table-cell>
          <table:table-cell office:value-type="float" office:value="3.25410580635071" calcext:value-type="float">
            <text:p>3.25410580635071</text:p>
          </table:table-cell>
          <table:table-cell table:formula="of:=SQRT([.C249]*[.C249]+[.D249]*[.D249])" office:value-type="float" office:value="3.28644005045047" calcext:value-type="float">
            <text:p>3.28644005045047</text:p>
          </table:table-cell>
          <table:table-cell table:number-columns-repeated="5"/>
        </table:table-row>
        <table:table-row table:style-name="ro1">
          <table:table-cell office:value-type="float" office:value="17.5232315063477" calcext:value-type="float">
            <text:p>17.5232315063477</text:p>
          </table:table-cell>
          <table:table-cell office:value-type="float" office:value="-0.409692317247391" calcext:value-type="float">
            <text:p>-0.409692317247391</text:p>
          </table:table-cell>
          <table:table-cell office:value-type="float" office:value="0.471865981817246" calcext:value-type="float">
            <text:p>0.471865981817246</text:p>
          </table:table-cell>
          <table:table-cell office:value-type="float" office:value="3.2721893787384" calcext:value-type="float">
            <text:p>3.2721893787384</text:p>
          </table:table-cell>
          <table:table-cell table:formula="of:=SQRT([.C250]*[.C250]+[.D250]*[.D250])" office:value-type="float" office:value="3.30603702869837" calcext:value-type="float">
            <text:p>3.30603702869837</text:p>
          </table:table-cell>
          <table:table-cell table:number-columns-repeated="5"/>
        </table:table-row>
        <table:table-row table:style-name="ro1">
          <table:table-cell office:value-type="float" office:value="17.5938892364502" calcext:value-type="float">
            <text:p>17.5938892364502</text:p>
          </table:table-cell>
          <table:table-cell office:value-type="float" office:value="-0.400251835584641" calcext:value-type="float">
            <text:p>-0.400251835584641</text:p>
          </table:table-cell>
          <table:table-cell office:value-type="float" office:value="0.482225596904755" calcext:value-type="float">
            <text:p>0.482225596904755</text:p>
          </table:table-cell>
          <table:table-cell office:value-type="float" office:value="3.29883337020874" calcext:value-type="float">
            <text:p>3.29883337020874</text:p>
          </table:table-cell>
          <table:table-cell table:formula="of:=SQRT([.C251]*[.C251]+[.D251]*[.D251])" office:value-type="float" office:value="3.33389308927459" calcext:value-type="float">
            <text:p>3.33389308927459</text:p>
          </table:table-cell>
          <table:table-cell table:number-columns-repeated="5"/>
        </table:table-row>
        <table:table-row table:style-name="ro1">
          <table:table-cell office:value-type="float" office:value="17.6645488739014" calcext:value-type="float">
            <text:p>17.6645488739014</text:p>
          </table:table-cell>
          <table:table-cell office:value-type="float" office:value="-0.38455992937088" calcext:value-type="float">
            <text:p>-0.38455992937088</text:p>
          </table:table-cell>
          <table:table-cell office:value-type="float" office:value="0.479833394289017" calcext:value-type="float">
            <text:p>0.479833394289017</text:p>
          </table:table-cell>
          <table:table-cell office:value-type="float" office:value="3.26211309432983" calcext:value-type="float">
            <text:p>3.26211309432983</text:p>
          </table:table-cell>
          <table:table-cell table:formula="of:=SQRT([.C252]*[.C252]+[.D252]*[.D252])" office:value-type="float" office:value="3.29721426760122" calcext:value-type="float">
            <text:p>3.29721426760122</text:p>
          </table:table-cell>
          <table:table-cell table:number-columns-repeated="5"/>
        </table:table-row>
        <table:table-row table:style-name="ro1">
          <table:table-cell office:value-type="float" office:value="17.7352066040039" calcext:value-type="float">
            <text:p>17.7352066040039</text:p>
          </table:table-cell>
          <table:table-cell office:value-type="float" office:value="-0.370940357446671" calcext:value-type="float">
            <text:p>-0.370940357446671</text:p>
          </table:table-cell>
          <table:table-cell office:value-type="float" office:value="0.480381429195404" calcext:value-type="float">
            <text:p>0.480381429195404</text:p>
          </table:table-cell>
          <table:table-cell office:value-type="float" office:value="3.24126434326172" calcext:value-type="float">
            <text:p>3.24126434326172</text:p>
          </table:table-cell>
          <table:table-cell table:formula="of:=SQRT([.C253]*[.C253]+[.D253]*[.D253])" office:value-type="float" office:value="3.27666917164606" calcext:value-type="float">
            <text:p>3.27666917164606</text:p>
          </table:table-cell>
          <table:table-cell table:number-columns-repeated="5"/>
        </table:table-row>
        <table:table-row table:style-name="ro1">
          <table:table-cell office:value-type="float" office:value="17.8058643341064" calcext:value-type="float">
            <text:p>17.8058643341064</text:p>
          </table:table-cell>
          <table:table-cell office:value-type="float" office:value="-0.359399974346161" calcext:value-type="float">
            <text:p>-0.359399974346161</text:p>
          </table:table-cell>
          <table:table-cell office:value-type="float" office:value="0.483879804611206" calcext:value-type="float">
            <text:p>0.483879804611206</text:p>
          </table:table-cell>
          <table:table-cell office:value-type="float" office:value="3.23633933067322" calcext:value-type="float">
            <text:p>3.23633933067322</text:p>
          </table:table-cell>
          <table:table-cell table:formula="of:=SQRT([.C254]*[.C254]+[.D254]*[.D254])" office:value-type="float" office:value="3.27231293255596" calcext:value-type="float">
            <text:p>3.27231293255596</text:p>
          </table:table-cell>
          <table:table-cell table:number-columns-repeated="5"/>
        </table:table-row>
        <table:table-row table:style-name="ro1">
          <table:table-cell office:value-type="float" office:value="17.876522064209" calcext:value-type="float">
            <text:p>17.876522064209</text:p>
          </table:table-cell>
          <table:table-cell office:value-type="float" office:value="-0.349946081638336" calcext:value-type="float">
            <text:p>-0.349946081638336</text:p>
          </table:table-cell>
          <table:table-cell office:value-type="float" office:value="0.490339249372482" calcext:value-type="float">
            <text:p>0.490339249372482</text:p>
          </table:table-cell>
          <table:table-cell office:value-type="float" office:value="3.24740028381348" calcext:value-type="float">
            <text:p>3.24740028381348</text:p>
          </table:table-cell>
          <table:table-cell table:formula="of:=SQRT([.C255]*[.C255]+[.D255]*[.D255])" office:value-type="float" office:value="3.28421089194757" calcext:value-type="float">
            <text:p>3.28421089194757</text:p>
          </table:table-cell>
          <table:table-cell table:number-columns-repeated="5"/>
        </table:table-row>
        <table:table-row table:style-name="ro1">
          <table:table-cell office:value-type="float" office:value="17.9471817016602" calcext:value-type="float">
            <text:p>17.9471817016602</text:p>
          </table:table-cell>
          <table:table-cell office:value-type="float" office:value="-0.339990615844727" calcext:value-type="float">
            <text:p>-0.339990615844727</text:p>
          </table:table-cell>
          <table:table-cell office:value-type="float" office:value="0.492940098047257" calcext:value-type="float">
            <text:p>0.492940098047257</text:p>
          </table:table-cell>
          <table:table-cell office:value-type="float" office:value="3.24804472923279" calcext:value-type="float">
            <text:p>3.24804472923279</text:p>
          </table:table-cell>
          <table:table-cell table:formula="of:=SQRT([.C256]*[.C256]+[.D256]*[.D256])" office:value-type="float" office:value="3.28523735875503" calcext:value-type="float">
            <text:p>3.28523735875503</text:p>
          </table:table-cell>
          <table:table-cell table:number-columns-repeated="5"/>
        </table:table-row>
        <table:table-row table:style-name="ro1">
          <table:table-cell office:value-type="float" office:value="18.0178375244141" calcext:value-type="float">
            <text:p>18.0178375244141</text:p>
          </table:table-cell>
          <table:table-cell office:value-type="float" office:value="-0.32935044169426" calcext:value-type="float">
            <text:p>-0.32935044169426</text:p>
          </table:table-cell>
          <table:table-cell office:value-type="float" office:value="0.496044397354126" calcext:value-type="float">
            <text:p>0.496044397354126</text:p>
          </table:table-cell>
          <table:table-cell office:value-type="float" office:value="3.2492733001709" calcext:value-type="float">
            <text:p>3.2492733001709</text:p>
          </table:table-cell>
          <table:table-cell table:formula="of:=SQRT([.C257]*[.C257]+[.D257]*[.D257])" office:value-type="float" office:value="3.28691907770026" calcext:value-type="float">
            <text:p>3.28691907770026</text:p>
          </table:table-cell>
          <table:table-cell table:number-columns-repeated="5"/>
        </table:table-row>
        <table:table-row table:style-name="ro1">
          <table:table-cell office:value-type="float" office:value="18.0884971618652" calcext:value-type="float">
            <text:p>18.0884971618652</text:p>
          </table:table-cell>
          <table:table-cell office:value-type="float" office:value="-0.316970020532608" calcext:value-type="float">
            <text:p>-0.316970020532608</text:p>
          </table:table-cell>
          <table:table-cell office:value-type="float" office:value="0.497872561216354" calcext:value-type="float">
            <text:p>0.497872561216354</text:p>
          </table:table-cell>
          <table:table-cell office:value-type="float" office:value="3.23314213752747" calcext:value-type="float">
            <text:p>3.23314213752747</text:p>
          </table:table-cell>
          <table:table-cell table:formula="of:=SQRT([.C258]*[.C258]+[.D258]*[.D258])" office:value-type="float" office:value="3.2712513154247" calcext:value-type="float">
            <text:p>3.2712513154247</text:p>
          </table:table-cell>
          <table:table-cell table:number-columns-repeated="5"/>
        </table:table-row>
        <table:table-row table:style-name="ro1">
          <table:table-cell office:value-type="float" office:value="18.1591567993164" calcext:value-type="float">
            <text:p>18.1591567993164</text:p>
          </table:table-cell>
          <table:table-cell office:value-type="float" office:value="-0.306019753217697" calcext:value-type="float">
            <text:p>-0.306019753217697</text:p>
          </table:table-cell>
          <table:table-cell office:value-type="float" office:value="0.501952946186066" calcext:value-type="float">
            <text:p>0.501952946186066</text:p>
          </table:table-cell>
          <table:table-cell office:value-type="float" office:value="3.22998523712158" calcext:value-type="float">
            <text:p>3.22998523712158</text:p>
          </table:table-cell>
          <table:table-cell table:formula="of:=SQRT([.C259]*[.C259]+[.D259]*[.D259])" office:value-type="float" office:value="3.26875532767569" calcext:value-type="float">
            <text:p>3.26875532767569</text:p>
          </table:table-cell>
          <table:table-cell table:number-columns-repeated="5"/>
        </table:table-row>
        <table:table-row table:style-name="ro1">
          <table:table-cell office:value-type="float" office:value="18.2298126220703" calcext:value-type="float">
            <text:p>18.2298126220703</text:p>
          </table:table-cell>
          <table:table-cell office:value-type="float" office:value="-0.296445459127426" calcext:value-type="float">
            <text:p>-0.296445459127426</text:p>
          </table:table-cell>
          <table:table-cell office:value-type="float" office:value="0.507810473442078" calcext:value-type="float">
            <text:p>0.507810473442078</text:p>
          </table:table-cell>
          <table:table-cell office:value-type="float" office:value="3.23759937286377" calcext:value-type="float">
            <text:p>3.23759937286377</text:p>
          </table:table-cell>
          <table:table-cell table:formula="of:=SQRT([.C260]*[.C260]+[.D260]*[.D260])" office:value-type="float" office:value="3.27718189548663" calcext:value-type="float">
            <text:p>3.27718189548663</text:p>
          </table:table-cell>
          <table:table-cell table:number-columns-repeated="5"/>
        </table:table-row>
        <table:table-row table:style-name="ro1">
          <table:table-cell office:value-type="float" office:value="18.3004722595215" calcext:value-type="float">
            <text:p>18.3004722595215</text:p>
          </table:table-cell>
          <table:table-cell office:value-type="float" office:value="-0.287376403808594" calcext:value-type="float">
            <text:p>-0.287376403808594</text:p>
          </table:table-cell>
          <table:table-cell office:value-type="float" office:value="0.510046720504761" calcext:value-type="float">
            <text:p>0.510046720504761</text:p>
          </table:table-cell>
          <table:table-cell office:value-type="float" office:value="3.23120546340942" calcext:value-type="float">
            <text:p>3.23120546340942</text:p>
          </table:table-cell>
          <table:table-cell table:formula="of:=SQRT([.C261]*[.C261]+[.D261]*[.D261])" office:value-type="float" office:value="3.27121329232206" calcext:value-type="float">
            <text:p>3.27121329232206</text:p>
          </table:table-cell>
          <table:table-cell table:number-columns-repeated="5"/>
        </table:table-row>
        <table:table-row table:style-name="ro1">
          <table:table-cell office:value-type="float" office:value="18.371129989624" calcext:value-type="float">
            <text:p>18.371129989624</text:p>
          </table:table-cell>
          <table:table-cell office:value-type="float" office:value="-0.279527246952057" calcext:value-type="float">
            <text:p>-0.279527246952057</text:p>
          </table:table-cell>
          <table:table-cell office:value-type="float" office:value="0.515932023525238" calcext:value-type="float">
            <text:p>0.515932023525238</text:p>
          </table:table-cell>
          <table:table-cell office:value-type="float" office:value="3.24498295783997" calcext:value-type="float">
            <text:p>3.24498295783997</text:p>
          </table:table-cell>
          <table:table-cell table:formula="of:=SQRT([.C262]*[.C262]+[.D262]*[.D262])" office:value-type="float" office:value="3.28574196332741" calcext:value-type="float">
            <text:p>3.28574196332741</text:p>
          </table:table-cell>
          <table:table-cell table:number-columns-repeated="5"/>
        </table:table-row>
        <table:table-row table:style-name="ro1">
          <table:table-cell office:value-type="float" office:value="18.4417877197266" calcext:value-type="float">
            <text:p>18.4417877197266</text:p>
          </table:table-cell>
          <table:table-cell office:value-type="float" office:value="-0.272194147109985" calcext:value-type="float">
            <text:p>-0.272194147109985</text:p>
          </table:table-cell>
          <table:table-cell office:value-type="float" office:value="0.522152125835419" calcext:value-type="float">
            <text:p>0.522152125835419</text:p>
          </table:table-cell>
          <table:table-cell office:value-type="float" office:value="3.25595879554749" calcext:value-type="float">
            <text:p>3.25595879554749</text:p>
          </table:table-cell>
          <table:table-cell table:formula="of:=SQRT([.C263]*[.C263]+[.D263]*[.D263])" office:value-type="float" office:value="3.29756129902349" calcext:value-type="float">
            <text:p>3.29756129902349</text:p>
          </table:table-cell>
          <table:table-cell table:number-columns-repeated="5"/>
        </table:table-row>
        <table:table-row table:style-name="ro1">
          <table:table-cell office:value-type="float" office:value="18.5124454498291" calcext:value-type="float">
            <text:p>18.5124454498291</text:p>
          </table:table-cell>
          <table:table-cell office:value-type="float" office:value="-0.264818251132965" calcext:value-type="float">
            <text:p>-0.264818251132965</text:p>
          </table:table-cell>
          <table:table-cell office:value-type="float" office:value="0.525556147098541" calcext:value-type="float">
            <text:p>0.525556147098541</text:p>
          </table:table-cell>
          <table:table-cell office:value-type="float" office:value="3.24477076530457" calcext:value-type="float">
            <text:p>3.24477076530457</text:p>
          </table:table-cell>
          <table:table-cell table:formula="of:=SQRT([.C264]*[.C264]+[.D264]*[.D264])" office:value-type="float" office:value="3.28705743532544" calcext:value-type="float">
            <text:p>3.28705743532544</text:p>
          </table:table-cell>
          <table:table-cell table:number-columns-repeated="5"/>
        </table:table-row>
        <table:table-row table:style-name="ro1">
          <table:table-cell office:value-type="float" office:value="18.5831050872803" calcext:value-type="float">
            <text:p>18.5831050872803</text:p>
          </table:table-cell>
          <table:table-cell office:value-type="float" office:value="-0.258489280939102" calcext:value-type="float">
            <text:p>-0.258489280939102</text:p>
          </table:table-cell>
          <table:table-cell office:value-type="float" office:value="0.528216242790222" calcext:value-type="float">
            <text:p>0.528216242790222</text:p>
          </table:table-cell>
          <table:table-cell office:value-type="float" office:value="3.23211693763733" calcext:value-type="float">
            <text:p>3.23211693763733</text:p>
          </table:table-cell>
          <table:table-cell table:formula="of:=SQRT([.C265]*[.C265]+[.D265]*[.D265])" office:value-type="float" office:value="3.27499500728009" calcext:value-type="float">
            <text:p>3.27499500728009</text:p>
          </table:table-cell>
          <table:table-cell table:number-columns-repeated="5"/>
        </table:table-row>
        <table:table-row table:style-name="ro1">
          <table:table-cell office:value-type="float" office:value="18.6537628173828" calcext:value-type="float">
            <text:p>18.6537628173828</text:p>
          </table:table-cell>
          <table:table-cell office:value-type="float" office:value="-0.253113001585007" calcext:value-type="float">
            <text:p>-0.253113001585007</text:p>
          </table:table-cell>
          <table:table-cell office:value-type="float" office:value="0.529825985431671" calcext:value-type="float">
            <text:p>0.529825985431671</text:p>
          </table:table-cell>
          <table:table-cell office:value-type="float" office:value="3.21683216094971" calcext:value-type="float">
            <text:p>3.21683216094971</text:p>
          </table:table-cell>
          <table:table-cell table:formula="of:=SQRT([.C266]*[.C266]+[.D266]*[.D266])" office:value-type="float" office:value="3.26017249950965" calcext:value-type="float">
            <text:p>3.26017249950965</text:p>
          </table:table-cell>
          <table:table-cell table:number-columns-repeated="5"/>
        </table:table-row>
        <table:table-row table:style-name="ro1">
          <table:table-cell office:value-type="float" office:value="18.7244205474854" calcext:value-type="float">
            <text:p>18.7244205474854</text:p>
          </table:table-cell>
          <table:table-cell office:value-type="float" office:value="-0.24847811460495" calcext:value-type="float">
            <text:p>-0.24847811460495</text:p>
          </table:table-cell>
          <table:table-cell office:value-type="float" office:value="0.533618867397308" calcext:value-type="float">
            <text:p>0.533618867397308</text:p>
          </table:table-cell>
          <table:table-cell office:value-type="float" office:value="3.21385908126831" calcext:value-type="float">
            <text:p>3.21385908126831</text:p>
          </table:table-cell>
          <table:table-cell table:formula="of:=SQRT([.C267]*[.C267]+[.D267]*[.D267])" office:value-type="float" office:value="3.25785808314192" calcext:value-type="float">
            <text:p>3.25785808314192</text:p>
          </table:table-cell>
          <table:table-cell table:number-columns-repeated="5"/>
        </table:table-row>
        <table:table-row table:style-name="ro1">
          <table:table-cell office:value-type="float" office:value="18.7950801849365" calcext:value-type="float">
            <text:p>18.7950801849365</text:p>
          </table:table-cell>
          <table:table-cell office:value-type="float" office:value="-0.244586184620857" calcext:value-type="float">
            <text:p>-0.244586184620857</text:p>
          </table:table-cell>
          <table:table-cell office:value-type="float" office:value="0.539604187011719" calcext:value-type="float">
            <text:p>0.539604187011719</text:p>
          </table:table-cell>
          <table:table-cell office:value-type="float" office:value="3.2232494354248" calcext:value-type="float">
            <text:p>3.2232494354248</text:p>
          </table:table-cell>
          <table:table-cell table:formula="of:=SQRT([.C268]*[.C268]+[.D268]*[.D268])" office:value-type="float" office:value="3.26810489452326" calcext:value-type="float">
            <text:p>3.26810489452326</text:p>
          </table:table-cell>
          <table:table-cell table:number-columns-repeated="5"/>
        </table:table-row>
        <table:table-row table:style-name="ro1">
          <table:table-cell office:value-type="float" office:value="18.8657360076904" calcext:value-type="float">
            <text:p>18.8657360076904</text:p>
          </table:table-cell>
          <table:table-cell office:value-type="float" office:value="-0.241440609097481" calcext:value-type="float">
            <text:p>-0.241440609097481</text:p>
          </table:table-cell>
          <table:table-cell office:value-type="float" office:value="0.547788977622986" calcext:value-type="float">
            <text:p>0.547788977622986</text:p>
          </table:table-cell>
          <table:table-cell office:value-type="float" office:value="3.24504399299622" calcext:value-type="float">
            <text:p>3.24504399299622</text:p>
          </table:table-cell>
          <table:table-cell table:formula="of:=SQRT([.C269]*[.C269]+[.D269]*[.D269])" office:value-type="float" office:value="3.29095476731086" calcext:value-type="float">
            <text:p>3.29095476731086</text:p>
          </table:table-cell>
          <table:table-cell table:number-columns-repeated="5"/>
        </table:table-row>
        <table:table-row table:style-name="ro1">
          <table:table-cell office:value-type="float" office:value="18.9363956451416" calcext:value-type="float">
            <text:p>18.9363956451416</text:p>
          </table:table-cell>
          <table:table-cell office:value-type="float" office:value="-0.238548502326012" calcext:value-type="float">
            <text:p>-0.238548502326012</text:p>
          </table:table-cell>
          <table:table-cell office:value-type="float" office:value="0.554899394512177" calcext:value-type="float">
            <text:p>0.554899394512177</text:p>
          </table:table-cell>
          <table:table-cell office:value-type="float" office:value="3.26037812232971" calcext:value-type="float">
            <text:p>3.26037812232971</text:p>
          </table:table-cell>
          <table:table-cell table:formula="of:=SQRT([.C270]*[.C270]+[.D270]*[.D270])" office:value-type="float" office:value="3.30726153162948" calcext:value-type="float">
            <text:p>3.30726153162948</text:p>
          </table:table-cell>
          <table:table-cell table:number-columns-repeated="5"/>
        </table:table-row>
        <table:table-row table:style-name="ro1">
          <table:table-cell office:value-type="float" office:value="19.0070552825928" calcext:value-type="float">
            <text:p>19.0070552825928</text:p>
          </table:table-cell>
          <table:table-cell office:value-type="float" office:value="-0.233836814761162" calcext:value-type="float">
            <text:p>-0.233836814761162</text:p>
          </table:table-cell>
          <table:table-cell office:value-type="float" office:value="0.556710243225098" calcext:value-type="float">
            <text:p>0.556710243225098</text:p>
          </table:table-cell>
          <table:table-cell office:value-type="float" office:value="3.24021506309509" calcext:value-type="float">
            <text:p>3.24021506309509</text:p>
          </table:table-cell>
          <table:table-cell table:formula="of:=SQRT([.C271]*[.C271]+[.D271]*[.D271])" office:value-type="float" office:value="3.28769219210377" calcext:value-type="float">
            <text:p>3.28769219210377</text:p>
          </table:table-cell>
          <table:table-cell table:number-columns-repeated="5"/>
        </table:table-row>
        <table:table-row table:style-name="ro1">
          <table:table-cell office:value-type="float" office:value="19.0777111053467" calcext:value-type="float">
            <text:p>19.0777111053467</text:p>
          </table:table-cell>
          <table:table-cell office:value-type="float" office:value="-0.229636609554291" calcext:value-type="float">
            <text:p>-0.229636609554291</text:p>
          </table:table-cell>
          <table:table-cell office:value-type="float" office:value="0.56024032831192" calcext:value-type="float">
            <text:p>0.56024032831192</text:p>
          </table:table-cell>
          <table:table-cell office:value-type="float" office:value="3.22971606254578" calcext:value-type="float">
            <text:p>3.22971606254578</text:p>
          </table:table-cell>
          <table:table-cell table:formula="of:=SQRT([.C272]*[.C272]+[.D272]*[.D272])" office:value-type="float" office:value="3.27794677658641" calcext:value-type="float">
            <text:p>3.27794677658641</text:p>
          </table:table-cell>
          <table:table-cell table:number-columns-repeated="5"/>
        </table:table-row>
        <table:table-row table:style-name="ro1">
          <table:table-cell office:value-type="float" office:value="19.1483707427979" calcext:value-type="float">
            <text:p>19.1483707427979</text:p>
          </table:table-cell>
          <table:table-cell office:value-type="float" office:value="-0.22594977915287" calcext:value-type="float">
            <text:p>-0.22594977915287</text:p>
          </table:table-cell>
          <table:table-cell office:value-type="float" office:value="0.565495431423187" calcext:value-type="float">
            <text:p>0.565495431423187</text:p>
          </table:table-cell>
          <table:table-cell office:value-type="float" office:value="3.22891139984131" calcext:value-type="float">
            <text:p>3.22891139984131</text:p>
          </table:table-cell>
          <table:table-cell table:formula="of:=SQRT([.C273]*[.C273]+[.D273]*[.D273])" office:value-type="float" office:value="3.27805642278861" calcext:value-type="float">
            <text:p>3.27805642278861</text:p>
          </table:table-cell>
          <table:table-cell table:number-columns-repeated="5"/>
        </table:table-row>
        <table:table-row table:style-name="ro1">
          <table:table-cell office:value-type="float" office:value="19.2190284729004" calcext:value-type="float">
            <text:p>19.2190284729004</text:p>
          </table:table-cell>
          <table:table-cell office:value-type="float" office:value="-0.222778812050819" calcext:value-type="float">
            <text:p>-0.222778812050819</text:p>
          </table:table-cell>
          <table:table-cell office:value-type="float" office:value="0.57248055934906" calcext:value-type="float">
            <text:p>0.57248055934906</text:p>
          </table:table-cell>
          <table:table-cell office:value-type="float" office:value="3.23783087730408" calcext:value-type="float">
            <text:p>3.23783087730408</text:p>
          </table:table-cell>
          <table:table-cell table:formula="of:=SQRT([.C274]*[.C274]+[.D274]*[.D274])" office:value-type="float" office:value="3.28805151736653" calcext:value-type="float">
            <text:p>3.28805151736653</text:p>
          </table:table-cell>
          <table:table-cell table:number-columns-repeated="5"/>
        </table:table-row>
        <table:table-row table:style-name="ro1">
          <table:table-cell office:value-type="float" office:value="19.2896862030029" calcext:value-type="float">
            <text:p>19.2896862030029</text:p>
          </table:table-cell>
          <table:table-cell office:value-type="float" office:value="-0.219696044921875" calcext:value-type="float">
            <text:p>-0.219696044921875</text:p>
          </table:table-cell>
          <table:table-cell office:value-type="float" office:value="0.578629732131958" calcext:value-type="float">
            <text:p>0.578629732131958</text:p>
          </table:table-cell>
          <table:table-cell office:value-type="float" office:value="3.24430513381958" calcext:value-type="float">
            <text:p>3.24430513381958</text:p>
          </table:table-cell>
          <table:table-cell table:formula="of:=SQRT([.C275]*[.C275]+[.D275]*[.D275])" office:value-type="float" office:value="3.29550120137062" calcext:value-type="float">
            <text:p>3.29550120137062</text:p>
          </table:table-cell>
          <table:table-cell table:number-columns-repeated="5"/>
        </table:table-row>
        <table:table-row table:style-name="ro1">
          <table:table-cell office:value-type="float" office:value="19.3603439331055" calcext:value-type="float">
            <text:p>19.3603439331055</text:p>
          </table:table-cell>
          <table:table-cell office:value-type="float" office:value="-0.217030897736549" calcext:value-type="float">
            <text:p>-0.217030897736549</text:p>
          </table:table-cell>
          <table:table-cell office:value-type="float" office:value="0.585525572299957" calcext:value-type="float">
            <text:p>0.585525572299957</text:p>
          </table:table-cell>
          <table:table-cell office:value-type="float" office:value="3.25585985183716" calcext:value-type="float">
            <text:p>3.25585985183716</text:p>
          </table:table-cell>
          <table:table-cell table:formula="of:=SQRT([.C276]*[.C276]+[.D276]*[.D276])" office:value-type="float" office:value="3.308090623097" calcext:value-type="float">
            <text:p>3.308090623097</text:p>
          </table:table-cell>
          <table:table-cell table:number-columns-repeated="5"/>
        </table:table-row>
        <table:table-row table:style-name="ro1">
          <table:table-cell office:value-type="float" office:value="19.4310035705566" calcext:value-type="float">
            <text:p>19.4310035705566</text:p>
          </table:table-cell>
          <table:table-cell office:value-type="float" office:value="-0.215036183595657" calcext:value-type="float">
            <text:p>-0.215036183595657</text:p>
          </table:table-cell>
          <table:table-cell office:value-type="float" office:value="0.594598650932312" calcext:value-type="float">
            <text:p>0.594598650932312</text:p>
          </table:table-cell>
          <table:table-cell office:value-type="float" office:value="3.27928924560547" calcext:value-type="float">
            <text:p>3.27928924560547</text:p>
          </table:table-cell>
          <table:table-cell table:formula="of:=SQRT([.C277]*[.C277]+[.D277]*[.D277])" office:value-type="float" office:value="3.33275944406947" calcext:value-type="float">
            <text:p>3.33275944406947</text:p>
          </table:table-cell>
          <table:table-cell table:number-columns-repeated="5"/>
        </table:table-row>
        <table:table-row table:style-name="ro1">
          <table:table-cell office:value-type="float" office:value="19.5016613006592" calcext:value-type="float">
            <text:p>19.5016613006592</text:p>
          </table:table-cell>
          <table:table-cell office:value-type="float" office:value="-0.213096767663956" calcext:value-type="float">
            <text:p>-0.213096767663956</text:p>
          </table:table-cell>
          <table:table-cell office:value-type="float" office:value="0.599264025688171" calcext:value-type="float">
            <text:p>0.599264025688171</text:p>
          </table:table-cell>
          <table:table-cell office:value-type="float" office:value="3.27694606781006" calcext:value-type="float">
            <text:p>3.27694606781006</text:p>
          </table:table-cell>
          <table:table-cell table:formula="of:=SQRT([.C278]*[.C278]+[.D278]*[.D278])" office:value-type="float" office:value="3.33128997594322" calcext:value-type="float">
            <text:p>3.33128997594322</text:p>
          </table:table-cell>
          <table:table-cell table:number-columns-repeated="5"/>
        </table:table-row>
        <table:table-row table:style-name="ro1">
          <table:table-cell office:value-type="float" office:value="19.5723190307617" calcext:value-type="float">
            <text:p>19.5723190307617</text:p>
          </table:table-cell>
          <table:table-cell office:value-type="float" office:value="-0.211383208632469" calcext:value-type="float">
            <text:p>-0.211383208632469</text:p>
          </table:table-cell>
          <table:table-cell office:value-type="float" office:value="0.603211224079132" calcext:value-type="float">
            <text:p>0.603211224079132</text:p>
          </table:table-cell>
          <table:table-cell office:value-type="float" office:value="3.26988410949707" calcext:value-type="float">
            <text:p>3.26988410949707</text:p>
          </table:table-cell>
          <table:table-cell table:formula="of:=SQRT([.C279]*[.C279]+[.D279]*[.D279])" office:value-type="float" office:value="3.32505727325057" calcext:value-type="float">
            <text:p>3.32505727325057</text:p>
          </table:table-cell>
          <table:table-cell table:number-columns-repeated="5"/>
        </table:table-row>
        <table:table-row table:style-name="ro1">
          <table:table-cell office:value-type="float" office:value="19.6429767608643" calcext:value-type="float">
            <text:p>19.6429767608643</text:p>
          </table:table-cell>
          <table:table-cell office:value-type="float" office:value="-0.209695026278496" calcext:value-type="float">
            <text:p>-0.209695026278496</text:p>
          </table:table-cell>
          <table:table-cell office:value-type="float" office:value="0.606386423110962" calcext:value-type="float">
            <text:p>0.606386423110962</text:p>
          </table:table-cell>
          <table:table-cell office:value-type="float" office:value="3.26005697250366" calcext:value-type="float">
            <text:p>3.26005697250366</text:p>
          </table:table-cell>
          <table:table-cell table:formula="of:=SQRT([.C280]*[.C280]+[.D280]*[.D280])" office:value-type="float" office:value="3.31597285243758" calcext:value-type="float">
            <text:p>3.31597285243758</text:p>
          </table:table-cell>
          <table:table-cell table:number-columns-repeated="5"/>
        </table:table-row>
        <table:table-row table:style-name="ro1">
          <table:table-cell office:value-type="float" office:value="19.7136344909668" calcext:value-type="float">
            <text:p>19.7136344909668</text:p>
          </table:table-cell>
          <table:table-cell office:value-type="float" office:value="-0.208119437098503" calcext:value-type="float">
            <text:p>-0.208119437098503</text:p>
          </table:table-cell>
          <table:table-cell office:value-type="float" office:value="0.609293282032013" calcext:value-type="float">
            <text:p>0.609293282032013</text:p>
          </table:table-cell>
          <table:table-cell office:value-type="float" office:value="3.24975538253784" calcext:value-type="float">
            <text:p>3.24975538253784</text:p>
          </table:table-cell>
          <table:table-cell table:formula="of:=SQRT([.C281]*[.C281]+[.D281]*[.D281])" office:value-type="float" office:value="3.30637994638593" calcext:value-type="float">
            <text:p>3.30637994638593</text:p>
          </table:table-cell>
          <table:table-cell table:number-columns-repeated="5"/>
        </table:table-row>
        <table:table-row table:style-name="ro1">
          <table:table-cell office:value-type="float" office:value="19.784294128418" calcext:value-type="float">
            <text:p>19.784294128418</text:p>
          </table:table-cell>
          <table:table-cell office:value-type="float" office:value="-0.206997156143188" calcext:value-type="float">
            <text:p>-0.206997156143188</text:p>
          </table:table-cell>
          <table:table-cell office:value-type="float" office:value="0.613738477230072" calcext:value-type="float">
            <text:p>0.613738477230072</text:p>
          </table:table-cell>
          <table:table-cell office:value-type="float" office:value="3.24703860282898" calcext:value-type="float">
            <text:p>3.24703860282898</text:p>
          </table:table-cell>
          <table:table-cell table:formula="of:=SQRT([.C282]*[.C282]+[.D282]*[.D282])" office:value-type="float" office:value="3.30453243389958" calcext:value-type="float">
            <text:p>3.30453243389958</text:p>
          </table:table-cell>
          <table:table-cell table:number-columns-repeated="5"/>
        </table:table-row>
        <table:table-row table:style-name="ro1">
          <table:table-cell office:value-type="float" office:value="19.8549499511719" calcext:value-type="float">
            <text:p>19.8549499511719</text:p>
          </table:table-cell>
          <table:table-cell office:value-type="float" office:value="-0.206330373883247" calcext:value-type="float">
            <text:p>-0.206330373883247</text:p>
          </table:table-cell>
          <table:table-cell office:value-type="float" office:value="0.619726777076721" calcext:value-type="float">
            <text:p>0.619726777076721</text:p>
          </table:table-cell>
          <table:table-cell office:value-type="float" office:value="3.25193166732788" calcext:value-type="float">
            <text:p>3.25193166732788</text:p>
          </table:table-cell>
          <table:table-cell table:formula="of:=SQRT([.C283]*[.C283]+[.D283]*[.D283])" office:value-type="float" office:value="3.31045628987845" calcext:value-type="float">
            <text:p>3.31045628987845</text:p>
          </table:table-cell>
          <table:table-cell table:number-columns-repeated="5"/>
        </table:table-row>
        <table:table-row table:style-name="ro1">
          <table:table-cell office:value-type="float" office:value="19.925609588623" calcext:value-type="float">
            <text:p>19.925609588623</text:p>
          </table:table-cell>
          <table:table-cell office:value-type="float" office:value="-0.206121012568474" calcext:value-type="float">
            <text:p>-0.206121012568474</text:p>
          </table:table-cell>
          <table:table-cell office:value-type="float" office:value="0.62726366519928" calcext:value-type="float">
            <text:p>0.62726366519928</text:p>
          </table:table-cell>
          <table:table-cell office:value-type="float" office:value="3.26445984840393" calcext:value-type="float">
            <text:p>3.26445984840393</text:p>
          </table:table-cell>
          <table:table-cell table:formula="of:=SQRT([.C284]*[.C284]+[.D284]*[.D284])" office:value-type="float" office:value="3.32417776412764" calcext:value-type="float">
            <text:p>3.32417776412764</text:p>
          </table:table-cell>
          <table:table-cell table:number-columns-repeated="5"/>
        </table:table-row>
        <table:table-row table:style-name="ro1">
          <table:table-cell office:value-type="float" office:value="19.9962692260742" calcext:value-type="float">
            <text:p>19.9962692260742</text:p>
          </table:table-cell>
          <table:table-cell office:value-type="float" office:value="-0.20591014623642" calcext:value-type="float">
            <text:p>-0.20591014623642</text:p>
          </table:table-cell>
          <table:table-cell office:value-type="float" office:value="0.634721100330353" calcext:value-type="float">
            <text:p>0.634721100330353</text:p>
          </table:table-cell>
          <table:table-cell office:value-type="float" office:value="3.27818942070007" calcext:value-type="float">
            <text:p>3.27818942070007</text:p>
          </table:table-cell>
          <table:table-cell table:formula="of:=SQRT([.C285]*[.C285]+[.D285]*[.D285])" office:value-type="float" office:value="3.33907124110799" calcext:value-type="float">
            <text:p>3.33907124110799</text:p>
          </table:table-cell>
          <table:table-cell table:number-columns-repeated="5"/>
        </table:table-row>
        <table:table-row table:style-name="ro1">
          <table:table-cell office:value-type="float" office:value="20.0669250488281" calcext:value-type="float">
            <text:p>20.0669250488281</text:p>
          </table:table-cell>
          <table:table-cell office:value-type="float" office:value="-0.205625221133232" calcext:value-type="float">
            <text:p>-0.205625221133232</text:p>
          </table:table-cell>
          <table:table-cell office:value-type="float" office:value="0.641797006130219" calcext:value-type="float">
            <text:p>0.641797006130219</text:p>
          </table:table-cell>
          <table:table-cell office:value-type="float" office:value="3.29209613800049" calcext:value-type="float">
            <text:p>3.29209613800049</text:p>
          </table:table-cell>
          <table:table-cell table:formula="of:=SQRT([.C286]*[.C286]+[.D286]*[.D286])" office:value-type="float" office:value="3.35407220836336" calcext:value-type="float">
            <text:p>3.35407220836336</text:p>
          </table:table-cell>
          <table:table-cell table:number-columns-repeated="5"/>
        </table:table-row>
        <table:table-row table:style-name="ro1">
          <table:table-cell office:value-type="float" office:value="20.1375846862793" calcext:value-type="float">
            <text:p>20.1375846862793</text:p>
          </table:table-cell>
          <table:table-cell office:value-type="float" office:value="-0.204443588852882" calcext:value-type="float">
            <text:p>-0.204443588852882</text:p>
          </table:table-cell>
          <table:table-cell office:value-type="float" office:value="0.646088600158691" calcext:value-type="float">
            <text:p>0.646088600158691</text:p>
          </table:table-cell>
          <table:table-cell office:value-type="float" office:value="3.2915472984314" calcext:value-type="float">
            <text:p>3.2915472984314</text:p>
          </table:table-cell>
          <table:table-cell table:formula="of:=SQRT([.C287]*[.C287]+[.D287]*[.D287])" office:value-type="float" office:value="3.35435747902129" calcext:value-type="float">
            <text:p>3.35435747902129</text:p>
          </table:table-cell>
          <table:table-cell table:number-columns-repeated="5"/>
        </table:table-row>
        <table:table-row table:style-name="ro1">
          <table:table-cell office:value-type="float" office:value="20.2082424163818" calcext:value-type="float">
            <text:p>20.2082424163818</text:p>
          </table:table-cell>
          <table:table-cell office:value-type="float" office:value="-0.202840283513069" calcext:value-type="float">
            <text:p>-0.202840283513069</text:p>
          </table:table-cell>
          <table:table-cell office:value-type="float" office:value="0.649191439151764" calcext:value-type="float">
            <text:p>0.649191439151764</text:p>
          </table:table-cell>
          <table:table-cell office:value-type="float" office:value="3.28420352935791" calcext:value-type="float">
            <text:p>3.28420352935791</text:p>
          </table:table-cell>
          <table:table-cell table:formula="of:=SQRT([.C288]*[.C288]+[.D288]*[.D288])" office:value-type="float" office:value="3.34775183472654" calcext:value-type="float">
            <text:p>3.34775183472654</text:p>
          </table:table-cell>
          <table:table-cell table:number-columns-repeated="5"/>
        </table:table-row>
        <table:table-row table:style-name="ro1">
          <table:table-cell office:value-type="float" office:value="20.2789001464844" calcext:value-type="float">
            <text:p>20.2789001464844</text:p>
          </table:table-cell>
          <table:table-cell office:value-type="float" office:value="-0.201513037085533" calcext:value-type="float">
            <text:p>-0.201513037085533</text:p>
          </table:table-cell>
          <table:table-cell office:value-type="float" office:value="0.653348326683044" calcext:value-type="float">
            <text:p>0.653348326683044</text:p>
          </table:table-cell>
          <table:table-cell office:value-type="float" office:value="3.28137969970703" calcext:value-type="float">
            <text:p>3.28137969970703</text:p>
          </table:table-cell>
          <table:table-cell table:formula="of:=SQRT([.C289]*[.C289]+[.D289]*[.D289])" office:value-type="float" office:value="3.34579090345301" calcext:value-type="float">
            <text:p>3.34579090345301</text:p>
          </table:table-cell>
          <table:table-cell table:number-columns-repeated="5"/>
        </table:table-row>
        <table:table-row table:style-name="ro1">
          <table:table-cell office:value-type="float" office:value="20.3495578765869" calcext:value-type="float">
            <text:p>20.3495578765869</text:p>
          </table:table-cell>
          <table:table-cell office:value-type="float" office:value="-0.200395703315735" calcext:value-type="float">
            <text:p>-0.200395703315735</text:p>
          </table:table-cell>
          <table:table-cell office:value-type="float" office:value="0.658390045166016" calcext:value-type="float">
            <text:p>0.658390045166016</text:p>
          </table:table-cell>
          <table:table-cell office:value-type="float" office:value="3.28242969512939" calcext:value-type="float">
            <text:p>3.28242969512939</text:p>
          </table:table-cell>
          <table:table-cell table:formula="of:=SQRT([.C290]*[.C290]+[.D290]*[.D290])" office:value-type="float" office:value="3.34780856009434" calcext:value-type="float">
            <text:p>3.34780856009434</text:p>
          </table:table-cell>
          <table:table-cell table:number-columns-repeated="5"/>
        </table:table-row>
        <table:table-row table:style-name="ro1">
          <table:table-cell office:value-type="float" office:value="20.4202175140381" calcext:value-type="float">
            <text:p>20.4202175140381</text:p>
          </table:table-cell>
          <table:table-cell office:value-type="float" office:value="-0.198551759123802" calcext:value-type="float">
            <text:p>-0.198551759123802</text:p>
          </table:table-cell>
          <table:table-cell office:value-type="float" office:value="0.662070333957672" calcext:value-type="float">
            <text:p>0.662070333957672</text:p>
          </table:table-cell>
          <table:table-cell office:value-type="float" office:value="3.27898907661438" calcext:value-type="float">
            <text:p>3.27898907661438</text:p>
          </table:table-cell>
          <table:table-cell table:formula="of:=SQRT([.C291]*[.C291]+[.D291]*[.D291])" office:value-type="float" office:value="3.34516165404054" calcext:value-type="float">
            <text:p>3.34516165404054</text:p>
          </table:table-cell>
          <table:table-cell table:number-columns-repeated="5"/>
        </table:table-row>
        <table:table-row table:style-name="ro1">
          <table:table-cell office:value-type="float" office:value="20.4908752441406" calcext:value-type="float">
            <text:p>20.4908752441406</text:p>
          </table:table-cell>
          <table:table-cell office:value-type="float" office:value="-0.197017803788185" calcext:value-type="float">
            <text:p>-0.197017803788185</text:p>
          </table:table-cell>
          <table:table-cell office:value-type="float" office:value="0.667150914669037" calcext:value-type="float">
            <text:p>0.667150914669037</text:p>
          </table:table-cell>
          <table:table-cell office:value-type="float" office:value="3.28182148933411" calcext:value-type="float">
            <text:p>3.28182148933411</text:p>
          </table:table-cell>
          <table:table-cell table:formula="of:=SQRT([.C292]*[.C292]+[.D292]*[.D292])" office:value-type="float" office:value="3.34894649566082" calcext:value-type="float">
            <text:p>3.34894649566082</text:p>
          </table:table-cell>
          <table:table-cell table:number-columns-repeated="5"/>
        </table:table-row>
        <table:table-row table:style-name="ro1">
          <table:table-cell office:value-type="float" office:value="20.5615329742432" calcext:value-type="float">
            <text:p>20.5615329742432</text:p>
          </table:table-cell>
          <table:table-cell office:value-type="float" office:value="-0.195795342326164" calcext:value-type="float">
            <text:p>-0.195795342326164</text:p>
          </table:table-cell>
          <table:table-cell office:value-type="float" office:value="0.673635721206665" calcext:value-type="float">
            <text:p>0.673635721206665</text:p>
          </table:table-cell>
          <table:table-cell office:value-type="float" office:value="3.29094552993774" calcext:value-type="float">
            <text:p>3.29094552993774</text:p>
          </table:table-cell>
          <table:table-cell table:formula="of:=SQRT([.C293]*[.C293]+[.D293]*[.D293])" office:value-type="float" office:value="3.35918257406513" calcext:value-type="float">
            <text:p>3.35918257406513</text:p>
          </table:table-cell>
          <table:table-cell table:number-columns-repeated="5"/>
        </table:table-row>
        <table:table-row table:style-name="ro1">
          <table:table-cell office:value-type="float" office:value="20.6321926116943" calcext:value-type="float">
            <text:p>20.6321926116943</text:p>
          </table:table-cell>
          <table:table-cell office:value-type="float" office:value="-0.194885641336441" calcext:value-type="float">
            <text:p>-0.194885641336441</text:p>
          </table:table-cell>
          <table:table-cell office:value-type="float" office:value="0.681529343128204" calcext:value-type="float">
            <text:p>0.681529343128204</text:p>
          </table:table-cell>
          <table:table-cell office:value-type="float" office:value="3.30638074874878" calcext:value-type="float">
            <text:p>3.30638074874878</text:p>
          </table:table-cell>
          <table:table-cell table:formula="of:=SQRT([.C294]*[.C294]+[.D294]*[.D294])" office:value-type="float" office:value="3.37589038643753" calcext:value-type="float">
            <text:p>3.37589038643753</text:p>
          </table:table-cell>
          <table:table-cell table:number-columns-repeated="5"/>
        </table:table-row>
        <table:table-row table:style-name="ro1">
          <table:table-cell office:value-type="float" office:value="20.7028484344482" calcext:value-type="float">
            <text:p>20.7028484344482</text:p>
          </table:table-cell>
          <table:table-cell office:value-type="float" office:value="-0.194289118051529" calcext:value-type="float">
            <text:p>-0.194289118051529</text:p>
          </table:table-cell>
          <table:table-cell office:value-type="float" office:value="0.69083696603775" calcext:value-type="float">
            <text:p>0.69083696603775</text:p>
          </table:table-cell>
          <table:table-cell office:value-type="float" office:value="3.3281512260437" calcext:value-type="float">
            <text:p>3.3281512260437</text:p>
          </table:table-cell>
          <table:table-cell table:formula="of:=SQRT([.C295]*[.C295]+[.D295]*[.D295])" office:value-type="float" office:value="3.39909492322007" calcext:value-type="float">
            <text:p>3.39909492322007</text:p>
          </table:table-cell>
          <table:table-cell table:number-columns-repeated="5"/>
        </table:table-row>
        <table:table-row table:style-name="ro1">
          <table:table-cell office:value-type="float" office:value="20.7735080718994" calcext:value-type="float">
            <text:p>20.7735080718994</text:p>
          </table:table-cell>
          <table:table-cell office:value-type="float" office:value="-0.192884206771851" calcext:value-type="float">
            <text:p>-0.192884206771851</text:p>
          </table:table-cell>
          <table:table-cell office:value-type="float" office:value="0.69775378704071" calcext:value-type="float">
            <text:p>0.69775378704071</text:p>
          </table:table-cell>
          <table:table-cell office:value-type="float" office:value="3.34030055999756" calcext:value-type="float">
            <text:p>3.34030055999756</text:p>
          </table:table-cell>
          <table:table-cell table:formula="of:=SQRT([.C296]*[.C296]+[.D296]*[.D296])" office:value-type="float" office:value="3.41239918216636" calcext:value-type="float">
            <text:p>3.41239918216636</text:p>
          </table:table-cell>
          <table:table-cell table:number-columns-repeated="5"/>
        </table:table-row>
        <table:table-row table:style-name="ro1">
          <table:table-cell office:value-type="float" office:value="20.844165802002" calcext:value-type="float">
            <text:p>20.844165802002</text:p>
          </table:table-cell>
          <table:table-cell office:value-type="float" office:value="-0.191218167543411" calcext:value-type="float">
            <text:p>-0.191218167543411</text:p>
          </table:table-cell>
          <table:table-cell office:value-type="float" office:value="0.699376821517944" calcext:value-type="float">
            <text:p>0.699376821517944</text:p>
          </table:table-cell>
          <table:table-cell office:value-type="float" office:value="3.32925987243652" calcext:value-type="float">
            <text:p>3.32925987243652</text:p>
          </table:table-cell>
          <table:table-cell table:formula="of:=SQRT([.C297]*[.C297]+[.D297]*[.D297])" office:value-type="float" office:value="3.40192581293193" calcext:value-type="float">
            <text:p>3.40192581293193</text:p>
          </table:table-cell>
          <table:table-cell table:number-columns-repeated="5"/>
        </table:table-row>
        <table:table-row table:style-name="ro1">
          <table:table-cell office:value-type="float" office:value="20.9148235321045" calcext:value-type="float">
            <text:p>20.9148235321045</text:p>
          </table:table-cell>
          <table:table-cell office:value-type="float" office:value="-0.189848229289055" calcext:value-type="float">
            <text:p>-0.189848229289055</text:p>
          </table:table-cell>
          <table:table-cell office:value-type="float" office:value="0.70167863368988" calcext:value-type="float">
            <text:p>0.70167863368988</text:p>
          </table:table-cell>
          <table:table-cell office:value-type="float" office:value="3.32118797302246" calcext:value-type="float">
            <text:p>3.32118797302246</text:p>
          </table:table-cell>
          <table:table-cell table:formula="of:=SQRT([.C298]*[.C298]+[.D298]*[.D298])" office:value-type="float" office:value="3.39450179807375" calcext:value-type="float">
            <text:p>3.39450179807375</text:p>
          </table:table-cell>
          <table:table-cell table:number-columns-repeated="5"/>
        </table:table-row>
        <table:table-row table:style-name="ro1">
          <table:table-cell office:value-type="float" office:value="20.9854831695557" calcext:value-type="float">
            <text:p>20.9854831695557</text:p>
          </table:table-cell>
          <table:table-cell office:value-type="float" office:value="-0.188774734735489" calcext:value-type="float">
            <text:p>-0.188774734735489</text:p>
          </table:table-cell>
          <table:table-cell office:value-type="float" office:value="0.704661786556244" calcext:value-type="float">
            <text:p>0.704661786556244</text:p>
          </table:table-cell>
          <table:table-cell office:value-type="float" office:value="3.31609725952148" calcext:value-type="float">
            <text:p>3.31609725952148</text:p>
          </table:table-cell>
          <table:table-cell table:formula="of:=SQRT([.C299]*[.C299]+[.D299]*[.D299])" office:value-type="float" office:value="3.39014000714403" calcext:value-type="float">
            <text:p>3.39014000714403</text:p>
          </table:table-cell>
          <table:table-cell table:number-columns-repeated="5"/>
        </table:table-row>
        <table:table-row table:style-name="ro1">
          <table:table-cell office:value-type="float" office:value="21.0561408996582" calcext:value-type="float">
            <text:p>21.0561408996582</text:p>
          </table:table-cell>
          <table:table-cell office:value-type="float" office:value="-0.187999084591866" calcext:value-type="float">
            <text:p>-0.187999084591866</text:p>
          </table:table-cell>
          <table:table-cell office:value-type="float" office:value="0.708328187465668" calcext:value-type="float">
            <text:p>0.708328187465668</text:p>
          </table:table-cell>
          <table:table-cell office:value-type="float" office:value="3.31399607658386" calcext:value-type="float">
            <text:p>3.31399607658386</text:p>
          </table:table-cell>
          <table:table-cell table:formula="of:=SQRT([.C300]*[.C300]+[.D300]*[.D300])" office:value-type="float" office:value="3.38884918767" calcext:value-type="float">
            <text:p>3.38884918767</text:p>
          </table:table-cell>
          <table:table-cell table:number-columns-repeated="5"/>
        </table:table-row>
        <table:table-row table:style-name="ro1">
          <table:table-cell office:value-type="float" office:value="21.1267986297607" calcext:value-type="float">
            <text:p>21.1267986297607</text:p>
          </table:table-cell>
          <table:table-cell office:value-type="float" office:value="-0.187428966164589" calcext:value-type="float">
            <text:p>-0.187428966164589</text:p>
          </table:table-cell>
          <table:table-cell office:value-type="float" office:value="0.712368965148926" calcext:value-type="float">
            <text:p>0.712368965148926</text:p>
          </table:table-cell>
          <table:table-cell office:value-type="float" office:value="3.31394100189209" calcext:value-type="float">
            <text:p>3.31394100189209</text:p>
          </table:table-cell>
          <table:table-cell table:formula="of:=SQRT([.C301]*[.C301]+[.D301]*[.D301])" office:value-type="float" office:value="3.38964223872209" calcext:value-type="float">
            <text:p>3.38964223872209</text:p>
          </table:table-cell>
          <table:table-cell table:number-columns-repeated="5"/>
        </table:table-row>
        <table:table-row table:style-name="ro1">
          <table:table-cell office:value-type="float" office:value="21.1974563598633" calcext:value-type="float">
            <text:p>21.1974563598633</text:p>
          </table:table-cell>
          <table:table-cell office:value-type="float" office:value="-0.186567440629005" calcext:value-type="float">
            <text:p>-0.186567440629005</text:p>
          </table:table-cell>
          <table:table-cell office:value-type="float" office:value="0.715231120586395" calcext:value-type="float">
            <text:p>0.715231120586395</text:p>
          </table:table-cell>
          <table:table-cell office:value-type="float" office:value="3.31125378608704" calcext:value-type="float">
            <text:p>3.31125378608704</text:p>
          </table:table-cell>
          <table:table-cell table:formula="of:=SQRT([.C302]*[.C302]+[.D302]*[.D302])" office:value-type="float" office:value="3.38761821811889" calcext:value-type="float">
            <text:p>3.38761821811889</text:p>
          </table:table-cell>
          <table:table-cell table:number-columns-repeated="5"/>
        </table:table-row>
        <table:table-row table:style-name="ro1">
          <table:table-cell office:value-type="float" office:value="21.2681159973145" calcext:value-type="float">
            <text:p>21.2681159973145</text:p>
          </table:table-cell>
          <table:table-cell office:value-type="float" office:value="-0.186041742563248" calcext:value-type="float">
            <text:p>-0.186041742563248</text:p>
          </table:table-cell>
          <table:table-cell office:value-type="float" office:value="0.71907514333725" calcext:value-type="float">
            <text:p>0.71907514333725</text:p>
          </table:table-cell>
          <table:table-cell office:value-type="float" office:value="3.3126072883606" calcext:value-type="float">
            <text:p>3.3126072883606</text:p>
          </table:table-cell>
          <table:table-cell table:formula="of:=SQRT([.C303]*[.C303]+[.D303]*[.D303])" office:value-type="float" office:value="3.38975457941504" calcext:value-type="float">
            <text:p>3.38975457941504</text:p>
          </table:table-cell>
          <table:table-cell table:number-columns-repeated="5"/>
        </table:table-row>
        <table:table-row table:style-name="ro1">
          <table:table-cell office:value-type="float" office:value="21.338773727417" calcext:value-type="float">
            <text:p>21.338773727417</text:p>
          </table:table-cell>
          <table:table-cell office:value-type="float" office:value="-0.18585304915905" calcext:value-type="float">
            <text:p>-0.18585304915905</text:p>
          </table:table-cell>
          <table:table-cell office:value-type="float" office:value="0.723904192447662" calcext:value-type="float">
            <text:p>0.723904192447662</text:p>
          </table:table-cell>
          <table:table-cell office:value-type="float" office:value="3.31801533699036" calcext:value-type="float">
            <text:p>3.31801533699036</text:p>
          </table:table-cell>
          <table:table-cell table:formula="of:=SQRT([.C304]*[.C304]+[.D304]*[.D304])" office:value-type="float" office:value="3.39606582037901" calcext:value-type="float">
            <text:p>3.39606582037901</text:p>
          </table:table-cell>
          <table:table-cell table:number-columns-repeated="5"/>
        </table:table-row>
        <table:table-row table:style-name="ro1">
          <table:table-cell office:value-type="float" office:value="21.4094314575195" calcext:value-type="float">
            <text:p>21.4094314575195</text:p>
          </table:table-cell>
          <table:table-cell office:value-type="float" office:value="-0.186002895236015" calcext:value-type="float">
            <text:p>-0.186002895236015</text:p>
          </table:table-cell>
          <table:table-cell office:value-type="float" office:value="0.729721069335938" calcext:value-type="float">
            <text:p>0.729721069335938</text:p>
          </table:table-cell>
          <table:table-cell office:value-type="float" office:value="3.32748937606812" calcext:value-type="float">
            <text:p>3.32748937606812</text:p>
          </table:table-cell>
          <table:table-cell table:formula="of:=SQRT([.C305]*[.C305]+[.D305]*[.D305])" office:value-type="float" office:value="3.40656401479247" calcext:value-type="float">
            <text:p>3.40656401479247</text:p>
          </table:table-cell>
          <table:table-cell table:number-columns-repeated="5"/>
        </table:table-row>
        <table:table-row table:style-name="ro1">
          <table:table-cell office:value-type="float" office:value="21.4800910949707" calcext:value-type="float">
            <text:p>21.4800910949707</text:p>
          </table:table-cell>
          <table:table-cell office:value-type="float" office:value="-0.186491698026657" calcext:value-type="float">
            <text:p>-0.186491698026657</text:p>
          </table:table-cell>
          <table:table-cell office:value-type="float" office:value="0.736530423164368" calcext:value-type="float">
            <text:p>0.736530423164368</text:p>
          </table:table-cell>
          <table:table-cell office:value-type="float" office:value="3.34104776382446" calcext:value-type="float">
            <text:p>3.34104776382446</text:p>
          </table:table-cell>
          <table:table-cell table:formula="of:=SQRT([.C306]*[.C306]+[.D306]*[.D306])" office:value-type="float" office:value="3.42126836486165" calcext:value-type="float">
            <text:p>3.42126836486165</text:p>
          </table:table-cell>
          <table:table-cell table:number-columns-repeated="5"/>
        </table:table-row>
        <table:table-row table:style-name="ro1">
          <table:table-cell office:value-type="float" office:value="21.5507469177246" calcext:value-type="float">
            <text:p>21.5507469177246</text:p>
          </table:table-cell>
          <table:table-cell office:value-type="float" office:value="-0.186834588646889" calcext:value-type="float">
            <text:p>-0.186834588646889</text:p>
          </table:table-cell>
          <table:table-cell office:value-type="float" office:value="0.743019640445709" calcext:value-type="float">
            <text:p>0.743019640445709</text:p>
          </table:table-cell>
          <table:table-cell office:value-type="float" office:value="3.35430455207825" calcext:value-type="float">
            <text:p>3.35430455207825</text:p>
          </table:table-cell>
          <table:table-cell table:formula="of:=SQRT([.C307]*[.C307]+[.D307]*[.D307])" office:value-type="float" office:value="3.43561307690213" calcext:value-type="float">
            <text:p>3.43561307690213</text:p>
          </table:table-cell>
          <table:table-cell table:number-columns-repeated="5"/>
        </table:table-row>
        <table:table-row table:style-name="ro1">
          <table:table-cell office:value-type="float" office:value="21.6214065551758" calcext:value-type="float">
            <text:p>21.6214065551758</text:p>
          </table:table-cell>
          <table:table-cell office:value-type="float" office:value="-0.186585068702698" calcext:value-type="float">
            <text:p>-0.186585068702698</text:p>
          </table:table-cell>
          <table:table-cell office:value-type="float" office:value="0.747670650482178" calcext:value-type="float">
            <text:p>0.747670650482178</text:p>
          </table:table-cell>
          <table:table-cell office:value-type="float" office:value="3.35973358154297" calcext:value-type="float">
            <text:p>3.35973358154297</text:p>
          </table:table-cell>
          <table:table-cell table:formula="of:=SQRT([.C308]*[.C308]+[.D308]*[.D308])" office:value-type="float" office:value="3.44192114095312" calcext:value-type="float">
            <text:p>3.44192114095312</text:p>
          </table:table-cell>
          <table:table-cell table:number-columns-repeated="5"/>
        </table:table-row>
        <table:table-row table:style-name="ro1">
          <table:table-cell office:value-type="float" office:value="21.6920642852783" calcext:value-type="float">
            <text:p>21.6920642852783</text:p>
          </table:table-cell>
          <table:table-cell office:value-type="float" office:value="-0.185758471488953" calcext:value-type="float">
            <text:p>-0.185758471488953</text:p>
          </table:table-cell>
          <table:table-cell office:value-type="float" office:value="0.750085949897766" calcext:value-type="float">
            <text:p>0.750085949897766</text:p>
          </table:table-cell>
          <table:table-cell office:value-type="float" office:value="3.35445499420166" calcext:value-type="float">
            <text:p>3.35445499420166</text:p>
          </table:table-cell>
          <table:table-cell table:formula="of:=SQRT([.C309]*[.C309]+[.D309]*[.D309])" office:value-type="float" office:value="3.43729504703313" calcext:value-type="float">
            <text:p>3.43729504703313</text:p>
          </table:table-cell>
          <table:table-cell table:number-columns-repeated="5"/>
        </table:table-row>
        <table:table-row table:style-name="ro1">
          <table:table-cell office:value-type="float" office:value="21.7627220153809" calcext:value-type="float">
            <text:p>21.7627220153809</text:p>
          </table:table-cell>
          <table:table-cell office:value-type="float" office:value="-0.185094684362412" calcext:value-type="float">
            <text:p>-0.185094684362412</text:p>
          </table:table-cell>
          <table:table-cell office:value-type="float" office:value="0.753008723258972" calcext:value-type="float">
            <text:p>0.753008723258972</text:p>
          </table:table-cell>
          <table:table-cell office:value-type="float" office:value="3.35125541687012" calcext:value-type="float">
            <text:p>3.35125541687012</text:p>
          </table:table-cell>
          <table:table-cell table:formula="of:=SQRT([.C310]*[.C310]+[.D310]*[.D310])" office:value-type="float" office:value="3.43481222287412" calcext:value-type="float">
            <text:p>3.43481222287412</text:p>
          </table:table-cell>
          <table:table-cell table:number-columns-repeated="5"/>
        </table:table-row>
        <table:table-row table:style-name="ro1">
          <table:table-cell office:value-type="float" office:value="21.833381652832" calcext:value-type="float">
            <text:p>21.833381652832</text:p>
          </table:table-cell>
          <table:table-cell office:value-type="float" office:value="-0.184594556689262" calcext:value-type="float">
            <text:p>-0.184594556689262</text:p>
          </table:table-cell>
          <table:table-cell office:value-type="float" office:value="0.756440401077271" calcext:value-type="float">
            <text:p>0.756440401077271</text:p>
          </table:table-cell>
          <table:table-cell office:value-type="float" office:value="3.35014033317566" calcext:value-type="float">
            <text:p>3.35014033317566</text:p>
          </table:table-cell>
          <table:table-cell table:formula="of:=SQRT([.C311]*[.C311]+[.D311]*[.D311])" office:value-type="float" office:value="3.43447846584489" calcext:value-type="float">
            <text:p>3.43447846584489</text:p>
          </table:table-cell>
          <table:table-cell table:number-columns-repeated="5"/>
        </table:table-row>
        <table:table-row table:style-name="ro1">
          <table:table-cell office:value-type="float" office:value="21.9040393829346" calcext:value-type="float">
            <text:p>21.9040393829346</text:p>
          </table:table-cell>
          <table:table-cell office:value-type="float" office:value="-0.184257909655571" calcext:value-type="float">
            <text:p>-0.184257909655571</text:p>
          </table:table-cell>
          <table:table-cell office:value-type="float" office:value="0.760383188724518" calcext:value-type="float">
            <text:p>0.760383188724518</text:p>
          </table:table-cell>
          <table:table-cell office:value-type="float" office:value="3.35111856460571" calcext:value-type="float">
            <text:p>3.35111856460571</text:p>
          </table:table-cell>
          <table:table-cell table:formula="of:=SQRT([.C312]*[.C312]+[.D312]*[.D312])" office:value-type="float" office:value="3.43630298834953" calcext:value-type="float">
            <text:p>3.43630298834953</text:p>
          </table:table-cell>
          <table:table-cell table:number-columns-repeated="5"/>
        </table:table-row>
        <table:table-row table:style-name="ro1">
          <table:table-cell office:value-type="float" office:value="21.9746971130371" calcext:value-type="float">
            <text:p>21.9746971130371</text:p>
          </table:table-cell>
          <table:table-cell office:value-type="float" office:value="-0.183630496263504" calcext:value-type="float">
            <text:p>-0.183630496263504</text:p>
          </table:table-cell>
          <table:table-cell office:value-type="float" office:value="0.763855040073395" calcext:value-type="float">
            <text:p>0.763855040073395</text:p>
          </table:table-cell>
          <table:table-cell office:value-type="float" office:value="3.35064888000488" calcext:value-type="float">
            <text:p>3.35064888000488</text:p>
          </table:table-cell>
          <table:table-cell table:formula="of:=SQRT([.C313]*[.C313]+[.D313]*[.D313])" office:value-type="float" office:value="3.43661496815158" calcext:value-type="float">
            <text:p>3.43661496815158</text:p>
          </table:table-cell>
          <table:table-cell table:number-columns-repeated="5"/>
        </table:table-row>
        <table:table-row table:style-name="ro1">
          <table:table-cell office:value-type="float" office:value="22.0453567504883" calcext:value-type="float">
            <text:p>22.0453567504883</text:p>
          </table:table-cell>
          <table:table-cell office:value-type="float" office:value="-0.182995706796646" calcext:value-type="float">
            <text:p>-0.182995706796646</text:p>
          </table:table-cell>
          <table:table-cell office:value-type="float" office:value="0.767579555511475" calcext:value-type="float">
            <text:p>0.767579555511475</text:p>
          </table:table-cell>
          <table:table-cell office:value-type="float" office:value="3.35146808624268" calcext:value-type="float">
            <text:p>3.35146808624268</text:p>
          </table:table-cell>
          <table:table-cell table:formula="of:=SQRT([.C314]*[.C314]+[.D314]*[.D314])" office:value-type="float" office:value="3.43824325886671" calcext:value-type="float">
            <text:p>3.43824325886671</text:p>
          </table:table-cell>
          <table:table-cell table:number-columns-repeated="5"/>
        </table:table-row>
        <table:table-row table:style-name="ro1">
          <table:table-cell office:value-type="float" office:value="22.1160144805908" calcext:value-type="float">
            <text:p>22.1160144805908</text:p>
          </table:table-cell>
          <table:table-cell office:value-type="float" office:value="-0.182540699839592" calcext:value-type="float">
            <text:p>-0.182540699839592</text:p>
          </table:table-cell>
          <table:table-cell office:value-type="float" office:value="0.771979331970215" calcext:value-type="float">
            <text:p>0.771979331970215</text:p>
          </table:table-cell>
          <table:table-cell office:value-type="float" office:value="3.3551230430603" calcext:value-type="float">
            <text:p>3.3551230430603</text:p>
          </table:table-cell>
          <table:table-cell table:formula="of:=SQRT([.C315]*[.C315]+[.D315]*[.D315])" office:value-type="float" office:value="3.44278996208938" calcext:value-type="float">
            <text:p>3.44278996208938</text:p>
          </table:table-cell>
          <table:table-cell table:number-columns-repeated="5"/>
        </table:table-row>
        <table:table-row table:style-name="ro1">
          <table:table-cell office:value-type="float" office:value="22.1866722106934" calcext:value-type="float">
            <text:p>22.1866722106934</text:p>
          </table:table-cell>
          <table:table-cell office:value-type="float" office:value="-0.182265371084213" calcext:value-type="float">
            <text:p>-0.182265371084213</text:p>
          </table:table-cell>
          <table:table-cell office:value-type="float" office:value="0.777057230472565" calcext:value-type="float">
            <text:p>0.777057230472565</text:p>
          </table:table-cell>
          <table:table-cell office:value-type="float" office:value="3.36162567138672" calcext:value-type="float">
            <text:p>3.36162567138672</text:p>
          </table:table-cell>
          <table:table-cell table:formula="of:=SQRT([.C316]*[.C316]+[.D316]*[.D316])" office:value-type="float" office:value="3.45026739455885" calcext:value-type="float">
            <text:p>3.45026739455885</text:p>
          </table:table-cell>
          <table:table-cell table:number-columns-repeated="5"/>
        </table:table-row>
        <table:table-row table:style-name="ro1">
          <table:table-cell office:value-type="float" office:value="22.2573299407959" calcext:value-type="float">
            <text:p>22.2573299407959</text:p>
          </table:table-cell>
          <table:table-cell office:value-type="float" office:value="-0.182170644402504" calcext:value-type="float">
            <text:p>-0.182170644402504</text:p>
          </table:table-cell>
          <table:table-cell office:value-type="float" office:value="0.782815217971802" calcext:value-type="float">
            <text:p>0.782815217971802</text:p>
          </table:table-cell>
          <table:table-cell office:value-type="float" office:value="3.37098431587219" calcext:value-type="float">
            <text:p>3.37098431587219</text:p>
          </table:table-cell>
          <table:table-cell table:formula="of:=SQRT([.C317]*[.C317]+[.D317]*[.D317])" office:value-type="float" office:value="3.46068416983471" calcext:value-type="float">
            <text:p>3.46068416983471</text:p>
          </table:table-cell>
          <table:table-cell table:number-columns-repeated="5"/>
        </table:table-row>
        <table:table-row table:style-name="ro1">
          <table:table-cell office:value-type="float" office:value="22.3279876708984" calcext:value-type="float">
            <text:p>22.3279876708984</text:p>
          </table:table-cell>
          <table:table-cell office:value-type="float" office:value="-0.182257413864136" calcext:value-type="float">
            <text:p>-0.182257413864136</text:p>
          </table:table-cell>
          <table:table-cell office:value-type="float" office:value="0.789255082607269" calcext:value-type="float">
            <text:p>0.789255082607269</text:p>
          </table:table-cell>
          <table:table-cell office:value-type="float" office:value="3.3832061290741" calcext:value-type="float">
            <text:p>3.3832061290741</text:p>
          </table:table-cell>
          <table:table-cell table:formula="of:=SQRT([.C318]*[.C318]+[.D318]*[.D318])" office:value-type="float" office:value="3.47404768205993" calcext:value-type="float">
            <text:p>3.47404768205993</text:p>
          </table:table-cell>
          <table:table-cell table:number-columns-repeated="5"/>
        </table:table-row>
        <table:table-row table:style-name="ro1">
          <table:table-cell office:value-type="float" office:value="22.398645401001" calcext:value-type="float">
            <text:p>22.398645401001</text:p>
          </table:table-cell>
          <table:table-cell office:value-type="float" office:value="-0.181967377662659" calcext:value-type="float">
            <text:p>-0.181967377662659</text:p>
          </table:table-cell>
          <table:table-cell office:value-type="float" office:value="0.794837117195129" calcext:value-type="float">
            <text:p>0.794837117195129</text:p>
          </table:table-cell>
          <table:table-cell office:value-type="float" office:value="3.39298868179321" calcext:value-type="float">
            <text:p>3.39298868179321</text:p>
          </table:table-cell>
          <table:table-cell table:formula="of:=SQRT([.C319]*[.C319]+[.D319]*[.D319])" office:value-type="float" office:value="3.48484407651876" calcext:value-type="float">
            <text:p>3.48484407651876</text:p>
          </table:table-cell>
          <table:table-cell table:number-columns-repeated="5"/>
        </table:table-row>
        <table:table-row table:style-name="ro1">
          <table:table-cell office:value-type="float" office:value="22.4693050384521" calcext:value-type="float">
            <text:p>22.4693050384521</text:p>
          </table:table-cell>
          <table:table-cell office:value-type="float" office:value="-0.181780114769936" calcext:value-type="float">
            <text:p>-0.181780114769936</text:p>
          </table:table-cell>
          <table:table-cell office:value-type="float" office:value="0.801029801368713" calcext:value-type="float">
            <text:p>0.801029801368713</text:p>
          </table:table-cell>
          <table:table-cell office:value-type="float" office:value="3.40524101257324" calcext:value-type="float">
            <text:p>3.40524101257324</text:p>
          </table:table-cell>
          <table:table-cell table:formula="of:=SQRT([.C320]*[.C320]+[.D320]*[.D320])" office:value-type="float" office:value="3.49818740155407" calcext:value-type="float">
            <text:p>3.49818740155407</text:p>
          </table:table-cell>
          <table:table-cell table:number-columns-repeated="5"/>
        </table:table-row>
        <table:table-row table:style-name="ro1">
          <table:table-cell office:value-type="float" office:value="22.5399627685547" calcext:value-type="float">
            <text:p>22.5399627685547</text:p>
          </table:table-cell>
          <table:table-cell office:value-type="float" office:value="-0.181842148303986" calcext:value-type="float">
            <text:p>-0.181842148303986</text:p>
          </table:table-cell>
          <table:table-cell office:value-type="float" office:value="0.803425669670105" calcext:value-type="float">
            <text:p>0.803425669670105</text:p>
          </table:table-cell>
          <table:table-cell office:value-type="float" office:value="3.40136051177979" calcext:value-type="float">
            <text:p>3.40136051177979</text:p>
          </table:table-cell>
          <table:table-cell table:formula="of:=SQRT([.C321]*[.C321]+[.D321]*[.D321])" office:value-type="float" office:value="3.49496010532019" calcext:value-type="float">
            <text:p>3.49496010532019</text:p>
          </table:table-cell>
          <table:table-cell table:number-columns-repeated="5"/>
        </table:table-row>
        <table:table-row table:style-name="ro1">
          <table:table-cell office:value-type="float" office:value="22.6106204986572" calcext:value-type="float">
            <text:p>22.6106204986572</text:p>
          </table:table-cell>
          <table:table-cell office:value-type="float" office:value="-0.182004660367966" calcext:value-type="float">
            <text:p>-0.182004660367966</text:p>
          </table:table-cell>
          <table:table-cell office:value-type="float" office:value="0.805789649486542" calcext:value-type="float">
            <text:p>0.805789649486542</text:p>
          </table:table-cell>
          <table:table-cell office:value-type="float" office:value="3.39728045463562" calcext:value-type="float">
            <text:p>3.39728045463562</text:p>
          </table:table-cell>
          <table:table-cell table:formula="of:=SQRT([.C322]*[.C322]+[.D322]*[.D322])" office:value-type="float" office:value="3.49153425397329" calcext:value-type="float">
            <text:p>3.49153425397329</text:p>
          </table:table-cell>
          <table:table-cell table:number-columns-repeated="5"/>
        </table:table-row>
        <table:table-row table:style-name="ro1">
          <table:table-cell office:value-type="float" office:value="22.6812801361084" calcext:value-type="float">
            <text:p>22.6812801361084</text:p>
          </table:table-cell>
          <table:table-cell office:value-type="float" office:value="-0.18225871026516" calcext:value-type="float">
            <text:p>-0.18225871026516</text:p>
          </table:table-cell>
          <table:table-cell office:value-type="float" office:value="0.808457672595978" calcext:value-type="float">
            <text:p>0.808457672595978</text:p>
          </table:table-cell>
          <table:table-cell office:value-type="float" office:value="3.3944149017334" calcext:value-type="float">
            <text:p>3.3944149017334</text:p>
          </table:table-cell>
          <table:table-cell table:formula="of:=SQRT([.C323]*[.C323]+[.D323]*[.D323])" office:value-type="float" office:value="3.48936331348415" calcext:value-type="float">
            <text:p>3.48936331348415</text:p>
          </table:table-cell>
          <table:table-cell table:number-columns-repeated="5"/>
        </table:table-row>
        <table:table-row table:style-name="ro1">
          <table:table-cell office:value-type="float" office:value="22.7519378662109" calcext:value-type="float">
            <text:p>22.7519378662109</text:p>
          </table:table-cell>
          <table:table-cell office:value-type="float" office:value="-0.182604596018791" calcext:value-type="float">
            <text:p>-0.182604596018791</text:p>
          </table:table-cell>
          <table:table-cell office:value-type="float" office:value="0.81143069267273" calcext:value-type="float">
            <text:p>0.81143069267273</text:p>
          </table:table-cell>
          <table:table-cell office:value-type="float" office:value="3.39276766777039" calcext:value-type="float">
            <text:p>3.39276766777039</text:p>
          </table:table-cell>
          <table:table-cell table:formula="of:=SQRT([.C324]*[.C324]+[.D324]*[.D324])" office:value-type="float" office:value="3.48845126330862" calcext:value-type="float">
            <text:p>3.48845126330862</text:p>
          </table:table-cell>
          <table:table-cell table:number-columns-repeated="5"/>
        </table:table-row>
        <table:table-row table:style-name="ro1">
          <table:table-cell office:value-type="float" office:value="22.8225955963135" calcext:value-type="float">
            <text:p>22.8225955963135</text:p>
          </table:table-cell>
          <table:table-cell office:value-type="float" office:value="-0.182409584522247" calcext:value-type="float">
            <text:p>-0.182409584522247</text:p>
          </table:table-cell>
          <table:table-cell office:value-type="float" office:value="0.814034700393677" calcext:value-type="float">
            <text:p>0.814034700393677</text:p>
          </table:table-cell>
          <table:table-cell office:value-type="float" office:value="3.39048099517822" calcext:value-type="float">
            <text:p>3.39048099517822</text:p>
          </table:table-cell>
          <table:table-cell table:formula="of:=SQRT([.C325]*[.C325]+[.D325]*[.D325])" office:value-type="float" office:value="3.48683436258589" calcext:value-type="float">
            <text:p>3.48683436258589</text:p>
          </table:table-cell>
          <table:table-cell table:number-columns-repeated="5"/>
        </table:table-row>
        <table:table-row table:style-name="ro1">
          <table:table-cell office:value-type="float" office:value="22.893253326416" calcext:value-type="float">
            <text:p>22.893253326416</text:p>
          </table:table-cell>
          <table:table-cell office:value-type="float" office:value="-0.182163327932358" calcext:value-type="float">
            <text:p>-0.182163327932358</text:p>
          </table:table-cell>
          <table:table-cell office:value-type="float" office:value="0.816794753074646" calcext:value-type="float">
            <text:p>0.816794753074646</text:p>
          </table:table-cell>
          <table:table-cell office:value-type="float" office:value="3.38904523849487" calcext:value-type="float">
            <text:p>3.38904523849487</text:p>
          </table:table-cell>
          <table:table-cell table:formula="of:=SQRT([.C326]*[.C326]+[.D326]*[.D326])" office:value-type="float" office:value="3.48608394867579" calcext:value-type="float">
            <text:p>3.48608394867579</text:p>
          </table:table-cell>
          <table:table-cell table:number-columns-repeated="5"/>
        </table:table-row>
        <table:table-row table:style-name="ro1">
          <table:table-cell office:value-type="float" office:value="22.9639110565186" calcext:value-type="float">
            <text:p>22.9639110565186</text:p>
          </table:table-cell>
          <table:table-cell office:value-type="float" office:value="-0.182053178548813" calcext:value-type="float">
            <text:p>-0.182053178548813</text:p>
          </table:table-cell>
          <table:table-cell office:value-type="float" office:value="0.819910824298859" calcext:value-type="float">
            <text:p>0.819910824298859</text:p>
          </table:table-cell>
          <table:table-cell office:value-type="float" office:value="3.38901805877686" calcext:value-type="float">
            <text:p>3.38901805877686</text:p>
          </table:table-cell>
          <table:table-cell table:formula="of:=SQRT([.C327]*[.C327]+[.D327]*[.D327])" office:value-type="float" office:value="3.48678894722897" calcext:value-type="float">
            <text:p>3.48678894722897</text:p>
          </table:table-cell>
          <table:table-cell table:number-columns-repeated="5"/>
        </table:table-row>
        <table:table-row table:style-name="ro1">
          <table:table-cell office:value-type="float" office:value="23.0345706939697" calcext:value-type="float">
            <text:p>23.0345706939697</text:p>
          </table:table-cell>
          <table:table-cell office:value-type="float" office:value="-0.182079821825027" calcext:value-type="float">
            <text:p>-0.182079821825027</text:p>
          </table:table-cell>
          <table:table-cell office:value-type="float" office:value="0.823383808135986" calcext:value-type="float">
            <text:p>0.823383808135986</text:p>
          </table:table-cell>
          <table:table-cell office:value-type="float" office:value="3.39040303230286" calcext:value-type="float">
            <text:p>3.39040303230286</text:p>
          </table:table-cell>
          <table:table-cell table:formula="of:=SQRT([.C328]*[.C328]+[.D328]*[.D328])" office:value-type="float" office:value="3.48895308322553" calcext:value-type="float">
            <text:p>3.48895308322553</text:p>
          </table:table-cell>
          <table:table-cell table:number-columns-repeated="5"/>
        </table:table-row>
        <table:table-row table:style-name="ro1">
          <table:table-cell office:value-type="float" office:value="23.1052284240723" calcext:value-type="float">
            <text:p>23.1052284240723</text:p>
          </table:table-cell>
          <table:table-cell office:value-type="float" office:value="-0.182243183255196" calcext:value-type="float">
            <text:p>-0.182243183255196</text:p>
          </table:table-cell>
          <table:table-cell office:value-type="float" office:value="0.827215194702148" calcext:value-type="float">
            <text:p>0.827215194702148</text:p>
          </table:table-cell>
          <table:table-cell office:value-type="float" office:value="3.39320588111877" calcext:value-type="float">
            <text:p>3.39320588111877</text:p>
          </table:table-cell>
          <table:table-cell table:formula="of:=SQRT([.C329]*[.C329]+[.D329]*[.D329])" office:value-type="float" office:value="3.49258230110689" calcext:value-type="float">
            <text:p>3.49258230110689</text:p>
          </table:table-cell>
          <table:table-cell table:number-columns-repeated="5"/>
        </table:table-row>
        <table:table-row table:style-name="ro1">
          <table:table-cell office:value-type="float" office:value="23.1758861541748" calcext:value-type="float">
            <text:p>23.1758861541748</text:p>
          </table:table-cell>
          <table:table-cell office:value-type="float" office:value="-0.182543933391571" calcext:value-type="float">
            <text:p>-0.182543933391571</text:p>
          </table:table-cell>
          <table:table-cell office:value-type="float" office:value="0.831405937671661" calcext:value-type="float">
            <text:p>0.831405937671661</text:p>
          </table:table-cell>
          <table:table-cell office:value-type="float" office:value="3.39743065834045" calcext:value-type="float">
            <text:p>3.39743065834045</text:p>
          </table:table-cell>
          <table:table-cell table:formula="of:=SQRT([.C330]*[.C330]+[.D330]*[.D330])" office:value-type="float" office:value="3.49768079038487" calcext:value-type="float">
            <text:p>3.49768079038487</text:p>
          </table:table-cell>
          <table:table-cell table:number-columns-repeated="5"/>
        </table:table-row>
        <table:table-row table:style-name="ro1">
          <table:table-cell office:value-type="float" office:value="23.2465438842773" calcext:value-type="float">
            <text:p>23.2465438842773</text:p>
          </table:table-cell>
          <table:table-cell office:value-type="float" office:value="-0.182608976960182" calcext:value-type="float">
            <text:p>-0.182608976960182</text:p>
          </table:table-cell>
          <table:table-cell office:value-type="float" office:value="0.835026860237122" calcext:value-type="float">
            <text:p>0.835026860237122</text:p>
          </table:table-cell>
          <table:table-cell office:value-type="float" office:value="3.40042781829834" calcext:value-type="float">
            <text:p>3.40042781829834</text:p>
          </table:table-cell>
          <table:table-cell table:formula="of:=SQRT([.C331]*[.C331]+[.D331]*[.D331])" office:value-type="float" office:value="3.50145387014804" calcext:value-type="float">
            <text:p>3.50145387014804</text:p>
          </table:table-cell>
          <table:table-cell table:number-columns-repeated="5"/>
        </table:table-row>
        <table:table-row table:style-name="ro1">
          <table:table-cell office:value-type="float" office:value="23.3172035217285" calcext:value-type="float">
            <text:p>23.3172035217285</text:p>
          </table:table-cell>
          <table:table-cell office:value-type="float" office:value="-0.182694405317307" calcext:value-type="float">
            <text:p>-0.182694405317307</text:p>
          </table:table-cell>
          <table:table-cell office:value-type="float" office:value="0.838683664798737" calcext:value-type="float">
            <text:p>0.838683664798737</text:p>
          </table:table-cell>
          <table:table-cell office:value-type="float" office:value="3.40394401550293" calcext:value-type="float">
            <text:p>3.40394401550293</text:p>
          </table:table-cell>
          <table:table-cell table:formula="of:=SQRT([.C332]*[.C332]+[.D332]*[.D332])" office:value-type="float" office:value="3.50574174038511" calcext:value-type="float">
            <text:p>3.50574174038511</text:p>
          </table:table-cell>
          <table:table-cell table:number-columns-repeated="5"/>
        </table:table-row>
        <table:table-row table:style-name="ro1">
          <table:table-cell office:value-type="float" office:value="23.3878612518311" calcext:value-type="float">
            <text:p>23.3878612518311</text:p>
          </table:table-cell>
          <table:table-cell office:value-type="float" office:value="-0.182951733469963" calcext:value-type="float">
            <text:p>-0.182951733469963</text:p>
          </table:table-cell>
          <table:table-cell office:value-type="float" office:value="0.842750549316406" calcext:value-type="float">
            <text:p>0.842750549316406</text:p>
          </table:table-cell>
          <table:table-cell office:value-type="float" office:value="3.40905046463013" calcext:value-type="float">
            <text:p>3.40905046463013</text:p>
          </table:table-cell>
          <table:table-cell table:formula="of:=SQRT([.C333]*[.C333]+[.D333]*[.D333])" office:value-type="float" office:value="3.51167389698531" calcext:value-type="float">
            <text:p>3.51167389698531</text:p>
          </table:table-cell>
          <table:table-cell table:number-columns-repeated="5"/>
        </table:table-row>
        <table:table-row table:style-name="ro1">
          <table:table-cell office:value-type="float" office:value="23.4585189819336" calcext:value-type="float">
            <text:p>23.4585189819336</text:p>
          </table:table-cell>
          <table:table-cell office:value-type="float" office:value="-0.183381721377373" calcext:value-type="float">
            <text:p>-0.183381721377373</text:p>
          </table:table-cell>
          <table:table-cell office:value-type="float" office:value="0.847228407859802" calcext:value-type="float">
            <text:p>0.847228407859802</text:p>
          </table:table-cell>
          <table:table-cell office:value-type="float" office:value="3.41575121879578" calcext:value-type="float">
            <text:p>3.41575121879578</text:p>
          </table:table-cell>
          <table:table-cell table:formula="of:=SQRT([.C334]*[.C334]+[.D334]*[.D334])" office:value-type="float" office:value="3.51925451818841" calcext:value-type="float">
            <text:p>3.51925451818841</text:p>
          </table:table-cell>
          <table:table-cell table:number-columns-repeated="5"/>
        </table:table-row>
        <table:table-row table:style-name="ro1">
          <table:table-cell office:value-type="float" office:value="23.5291786193848" calcext:value-type="float">
            <text:p>23.5291786193848</text:p>
          </table:table-cell>
          <table:table-cell office:value-type="float" office:value="-0.183985114097595" calcext:value-type="float">
            <text:p>-0.183985114097595</text:p>
          </table:table-cell>
          <table:table-cell office:value-type="float" office:value="0.852117955684662" calcext:value-type="float">
            <text:p>0.852117955684662</text:p>
          </table:table-cell>
          <table:table-cell office:value-type="float" office:value="3.42404913902283" calcext:value-type="float">
            <text:p>3.42404913902283</text:p>
          </table:table-cell>
          <table:table-cell table:formula="of:=SQRT([.C335]*[.C335]+[.D335]*[.D335])" office:value-type="float" office:value="3.52848657597605" calcext:value-type="float">
            <text:p>3.52848657597605</text:p>
          </table:table-cell>
          <table:table-cell table:number-columns-repeated="5"/>
        </table:table-row>
        <table:table-row table:style-name="ro1">
          <table:table-cell office:value-type="float" office:value="23.5998363494873" calcext:value-type="float">
            <text:p>23.5998363494873</text:p>
          </table:table-cell>
          <table:table-cell office:value-type="float" office:value="-0.184761956334114" calcext:value-type="float">
            <text:p>-0.184761956334114</text:p>
          </table:table-cell>
          <table:table-cell office:value-type="float" office:value="0.857421219348908" calcext:value-type="float">
            <text:p>0.857421219348908</text:p>
          </table:table-cell>
          <table:table-cell office:value-type="float" office:value="3.43395185470581" calcext:value-type="float">
            <text:p>3.43395185470581</text:p>
          </table:table-cell>
          <table:table-cell table:formula="of:=SQRT([.C336]*[.C336]+[.D336]*[.D336])" office:value-type="float" office:value="3.53937798035576" calcext:value-type="float">
            <text:p>3.53937798035576</text:p>
          </table:table-cell>
          <table:table-cell table:number-columns-repeated="5"/>
        </table:table-row>
        <table:table-row table:style-name="ro1">
          <table:table-cell office:value-type="float" office:value="23.6704940795898" calcext:value-type="float">
            <text:p>23.6704940795898</text:p>
          </table:table-cell>
          <table:table-cell office:value-type="float" office:value="-0.185360014438629" calcext:value-type="float">
            <text:p>-0.185360014438629</text:p>
          </table:table-cell>
          <table:table-cell office:value-type="float" office:value="0.859834134578705" calcext:value-type="float">
            <text:p>0.859834134578705</text:p>
          </table:table-cell>
          <table:table-cell office:value-type="float" office:value="3.43349933624268" calcext:value-type="float">
            <text:p>3.43349933624268</text:p>
          </table:table-cell>
          <table:table-cell table:formula="of:=SQRT([.C337]*[.C337]+[.D337]*[.D337])" office:value-type="float" office:value="3.53952432269728" calcext:value-type="float">
            <text:p>3.53952432269728</text:p>
          </table:table-cell>
          <table:table-cell table:number-columns-repeated="5"/>
        </table:table-row>
        <table:table-row table:style-name="ro1">
          <table:table-cell office:value-type="float" office:value="23.7411518096924" calcext:value-type="float">
            <text:p>23.7411518096924</text:p>
          </table:table-cell>
          <table:table-cell office:value-type="float" office:value="-0.185835376381874" calcext:value-type="float">
            <text:p>-0.185835376381874</text:p>
          </table:table-cell>
          <table:table-cell office:value-type="float" office:value="0.861540913581848" calcext:value-type="float">
            <text:p>0.861540913581848</text:p>
          </table:table-cell>
          <table:table-cell office:value-type="float" office:value="3.43127107620239" calcext:value-type="float">
            <text:p>3.43127107620239</text:p>
          </table:table-cell>
          <table:table-cell table:formula="of:=SQRT([.C338]*[.C338]+[.D338]*[.D338])" office:value-type="float" office:value="3.53777810838364" calcext:value-type="float">
            <text:p>3.53777810838364</text:p>
          </table:table-cell>
          <table:table-cell table:number-columns-repeated="5"/>
        </table:table-row>
        <table:table-row table:style-name="ro1">
          <table:table-cell office:value-type="float" office:value="23.8118095397949" calcext:value-type="float">
            <text:p>23.8118095397949</text:p>
          </table:table-cell>
          <table:table-cell office:value-type="float" office:value="-0.186403900384903" calcext:value-type="float">
            <text:p>-0.186403900384903</text:p>
          </table:table-cell>
          <table:table-cell office:value-type="float" office:value="0.863488793373108" calcext:value-type="float">
            <text:p>0.863488793373108</text:p>
          </table:table-cell>
          <table:table-cell office:value-type="float" office:value="3.42983722686768" calcext:value-type="float">
            <text:p>3.42983722686768</text:p>
          </table:table-cell>
          <table:table-cell table:formula="of:=SQRT([.C339]*[.C339]+[.D339]*[.D339])" office:value-type="float" office:value="3.53686249366417" calcext:value-type="float">
            <text:p>3.53686249366417</text:p>
          </table:table-cell>
          <table:table-cell table:number-columns-repeated="5"/>
        </table:table-row>
        <table:table-row table:style-name="ro1">
          <table:table-cell office:value-type="float" office:value="23.8824672698975" calcext:value-type="float">
            <text:p>23.8824672698975</text:p>
          </table:table-cell>
          <table:table-cell office:value-type="float" office:value="-0.187066078186035" calcext:value-type="float">
            <text:p>-0.187066078186035</text:p>
          </table:table-cell>
          <table:table-cell office:value-type="float" office:value="0.865678310394287" calcext:value-type="float">
            <text:p>0.865678310394287</text:p>
          </table:table-cell>
          <table:table-cell office:value-type="float" office:value="3.42919969558716" calcext:value-type="float">
            <text:p>3.42919969558716</text:p>
          </table:table-cell>
          <table:table-cell table:formula="of:=SQRT([.C340]*[.C340]+[.D340]*[.D340])" office:value-type="float" office:value="3.53677953642889" calcext:value-type="float">
            <text:p>3.53677953642889</text:p>
          </table:table-cell>
          <table:table-cell table:number-columns-repeated="5"/>
        </table:table-row>
        <table:table-row table:style-name="ro1">
          <table:table-cell office:value-type="float" office:value="23.9531269073486" calcext:value-type="float">
            <text:p>23.9531269073486</text:p>
          </table:table-cell>
          <table:table-cell office:value-type="float" office:value="-0.187822178006172" calcext:value-type="float">
            <text:p>-0.187822178006172</text:p>
          </table:table-cell>
          <table:table-cell office:value-type="float" office:value="0.868110239505768" calcext:value-type="float">
            <text:p>0.868110239505768</text:p>
          </table:table-cell>
          <table:table-cell office:value-type="float" office:value="3.42936062812805" calcext:value-type="float">
            <text:p>3.42936062812805</text:p>
          </table:table-cell>
          <table:table-cell table:formula="of:=SQRT([.C341]*[.C341]+[.D341]*[.D341])" office:value-type="float" office:value="3.53753158370206" calcext:value-type="float">
            <text:p>3.53753158370206</text:p>
          </table:table-cell>
          <table:table-cell table:number-columns-repeated="5"/>
        </table:table-row>
        <table:table-row table:style-name="ro1">
          <table:table-cell office:value-type="float" office:value="24.0237846374512" calcext:value-type="float">
            <text:p>24.0237846374512</text:p>
          </table:table-cell>
          <table:table-cell office:value-type="float" office:value="-0.188672721385956" calcext:value-type="float">
            <text:p>-0.188672721385956</text:p>
          </table:table-cell>
          <table:table-cell office:value-type="float" office:value="0.870784938335419" calcext:value-type="float">
            <text:p>0.870784938335419</text:p>
          </table:table-cell>
          <table:table-cell office:value-type="float" office:value="3.43032193183899" calcext:value-type="float">
            <text:p>3.43032193183899</text:p>
          </table:table-cell>
          <table:table-cell table:formula="of:=SQRT([.C342]*[.C342]+[.D342]*[.D342])" office:value-type="float" office:value="3.53912064853508" calcext:value-type="float">
            <text:p>3.53912064853508</text:p>
          </table:table-cell>
          <table:table-cell table:number-columns-repeated="5"/>
        </table:table-row>
        <table:table-row table:style-name="ro1">
          <table:table-cell office:value-type="float" office:value="24.0944423675537" calcext:value-type="float">
            <text:p>24.0944423675537</text:p>
          </table:table-cell>
          <table:table-cell office:value-type="float" office:value="-0.189617514610291" calcext:value-type="float">
            <text:p>-0.189617514610291</text:p>
          </table:table-cell>
          <table:table-cell office:value-type="float" office:value="0.873703598976135" calcext:value-type="float">
            <text:p>0.873703598976135</text:p>
          </table:table-cell>
          <table:table-cell office:value-type="float" office:value="3.43208694458008" calcext:value-type="float">
            <text:p>3.43208694458008</text:p>
          </table:table-cell>
          <table:table-cell table:formula="of:=SQRT([.C343]*[.C343]+[.D343]*[.D343])" office:value-type="float" office:value="3.54155033481396" calcext:value-type="float">
            <text:p>3.54155033481396</text:p>
          </table:table-cell>
          <table:table-cell table:number-columns-repeated="5"/>
        </table:table-row>
        <table:table-row table:style-name="ro1">
          <table:table-cell office:value-type="float" office:value="24.1651000976562" calcext:value-type="float">
            <text:p>24.1651000976562</text:p>
          </table:table-cell>
          <table:table-cell office:value-type="float" office:value="-0.190174728631973" calcext:value-type="float">
            <text:p>-0.190174728631973</text:p>
          </table:table-cell>
          <table:table-cell office:value-type="float" office:value="0.876026511192322" calcext:value-type="float">
            <text:p>0.876026511192322</text:p>
          </table:table-cell>
          <table:table-cell office:value-type="float" office:value="3.43236064910889" calcext:value-type="float">
            <text:p>3.43236064910889</text:p>
          </table:table-cell>
          <table:table-cell table:formula="of:=SQRT([.C344]*[.C344]+[.D344]*[.D344])" office:value-type="float" office:value="3.54238931709418" calcext:value-type="float">
            <text:p>3.54238931709418</text:p>
          </table:table-cell>
          <table:table-cell table:number-columns-repeated="5"/>
        </table:table-row>
        <table:table-row table:style-name="ro1">
          <table:table-cell office:value-type="float" office:value="24.2357597351074" calcext:value-type="float">
            <text:p>24.2357597351074</text:p>
          </table:table-cell>
          <table:table-cell office:value-type="float" office:value="-0.190791368484497" calcext:value-type="float">
            <text:p>-0.190791368484497</text:p>
          </table:table-cell>
          <table:table-cell office:value-type="float" office:value="0.878580451011658" calcext:value-type="float">
            <text:p>0.878580451011658</text:p>
          </table:table-cell>
          <table:table-cell office:value-type="float" office:value="3.43346452713013" calcext:value-type="float">
            <text:p>3.43346452713013</text:p>
          </table:table-cell>
          <table:table-cell table:formula="of:=SQRT([.C345]*[.C345]+[.D345]*[.D345])" office:value-type="float" office:value="3.54409117658685" calcext:value-type="float">
            <text:p>3.54409117658685</text:p>
          </table:table-cell>
          <table:table-cell table:number-columns-repeated="5"/>
        </table:table-row>
        <table:table-row table:style-name="ro1">
          <table:table-cell office:value-type="float" office:value="24.30641746521" calcext:value-type="float">
            <text:p>24.30641746521</text:p>
          </table:table-cell>
          <table:table-cell office:value-type="float" office:value="-0.191479489207268" calcext:value-type="float">
            <text:p>-0.191479489207268</text:p>
          </table:table-cell>
          <table:table-cell office:value-type="float" office:value="0.881388545036316" calcext:value-type="float">
            <text:p>0.881388545036316</text:p>
          </table:table-cell>
          <table:table-cell office:value-type="float" office:value="3.43546366691589" calcext:value-type="float">
            <text:p>3.43546366691589</text:p>
          </table:table-cell>
          <table:table-cell table:formula="of:=SQRT([.C346]*[.C346]+[.D346]*[.D346])" office:value-type="float" office:value="3.5467247389698" calcext:value-type="float">
            <text:p>3.5467247389698</text:p>
          </table:table-cell>
          <table:table-cell table:number-columns-repeated="5"/>
        </table:table-row>
        <table:table-row table:style-name="ro1">
          <table:table-cell office:value-type="float" office:value="24.3770751953125" calcext:value-type="float">
            <text:p>24.3770751953125</text:p>
          </table:table-cell>
          <table:table-cell office:value-type="float" office:value="-0.192239508032799" calcext:value-type="float">
            <text:p>-0.192239508032799</text:p>
          </table:table-cell>
          <table:table-cell office:value-type="float" office:value="0.884451448917389" calcext:value-type="float">
            <text:p>0.884451448917389</text:p>
          </table:table-cell>
          <table:table-cell office:value-type="float" office:value="3.43835997581482" calcext:value-type="float">
            <text:p>3.43835997581482</text:p>
          </table:table-cell>
          <table:table-cell table:formula="of:=SQRT([.C347]*[.C347]+[.D347]*[.D347])" office:value-type="float" office:value="3.55029205682819" calcext:value-type="float">
            <text:p>3.55029205682819</text:p>
          </table:table-cell>
          <table:table-cell table:number-columns-repeated="5"/>
        </table:table-row>
        <table:table-row table:style-name="ro1">
          <table:table-cell office:value-type="float" office:value="24.4477348327637" calcext:value-type="float">
            <text:p>24.4477348327637</text:p>
          </table:table-cell>
          <table:table-cell office:value-type="float" office:value="-0.193071633577347" calcext:value-type="float">
            <text:p>-0.193071633577347</text:p>
          </table:table-cell>
          <table:table-cell office:value-type="float" office:value="0.887769758701324" calcext:value-type="float">
            <text:p>0.887769758701324</text:p>
          </table:table-cell>
          <table:table-cell office:value-type="float" office:value="3.44215559959412" calcext:value-type="float">
            <text:p>3.44215559959412</text:p>
          </table:table-cell>
          <table:table-cell table:formula="of:=SQRT([.C348]*[.C348]+[.D348]*[.D348])" office:value-type="float" office:value="3.55479539724606" calcext:value-type="float">
            <text:p>3.55479539724606</text:p>
          </table:table-cell>
          <table:table-cell table:number-columns-repeated="5"/>
        </table:table-row>
        <table:table-row table:style-name="ro1">
          <table:table-cell office:value-type="float" office:value="24.5183925628662" calcext:value-type="float">
            <text:p>24.5183925628662</text:p>
          </table:table-cell>
          <table:table-cell office:value-type="float" office:value="-0.193976253271103" calcext:value-type="float">
            <text:p>-0.193976253271103</text:p>
          </table:table-cell>
          <table:table-cell office:value-type="float" office:value="0.891344010829926" calcext:value-type="float">
            <text:p>0.891344010829926</text:p>
          </table:table-cell>
          <table:table-cell office:value-type="float" office:value="3.44685292243958" calcext:value-type="float">
            <text:p>3.44685292243958</text:p>
          </table:table-cell>
          <table:table-cell table:formula="of:=SQRT([.C349]*[.C349]+[.D349]*[.D349])" office:value-type="float" office:value="3.56023724133275" calcext:value-type="float">
            <text:p>3.56023724133275</text:p>
          </table:table-cell>
          <table:table-cell table:number-columns-repeated="5"/>
        </table:table-row>
        <table:table-row table:style-name="ro1">
          <table:table-cell office:value-type="float" office:value="24.5890502929687" calcext:value-type="float">
            <text:p>24.5890502929687</text:p>
          </table:table-cell>
          <table:table-cell office:value-type="float" office:value="-0.194803729653358" calcext:value-type="float">
            <text:p>-0.194803729653358</text:p>
          </table:table-cell>
          <table:table-cell office:value-type="float" office:value="0.89504885673523" calcext:value-type="float">
            <text:p>0.89504885673523</text:p>
          </table:table-cell>
          <table:table-cell office:value-type="float" office:value="3.45222401618958" calcext:value-type="float">
            <text:p>3.45222401618958</text:p>
          </table:table-cell>
          <table:table-cell table:formula="of:=SQRT([.C350]*[.C350]+[.D350]*[.D350])" office:value-type="float" office:value="3.56636553284982" calcext:value-type="float">
            <text:p>3.56636553284982</text:p>
          </table:table-cell>
          <table:table-cell table:number-columns-repeated="5"/>
        </table:table-row>
        <table:table-row table:style-name="ro1">
          <table:table-cell office:value-type="float" office:value="24.6597080230713" calcext:value-type="float">
            <text:p>24.6597080230713</text:p>
          </table:table-cell>
          <table:table-cell office:value-type="float" office:value="-0.195329010486603" calcext:value-type="float">
            <text:p>-0.195329010486603</text:p>
          </table:table-cell>
          <table:table-cell office:value-type="float" office:value="0.898687183856964" calcext:value-type="float">
            <text:p>0.898687183856964</text:p>
          </table:table-cell>
          <table:table-cell office:value-type="float" office:value="3.45793008804321" calcext:value-type="float">
            <text:p>3.45793008804321</text:p>
          </table:table-cell>
          <table:table-cell table:formula="of:=SQRT([.C351]*[.C351]+[.D351]*[.D351])" office:value-type="float" office:value="3.57280270211263" calcext:value-type="float">
            <text:p>3.57280270211263</text:p>
          </table:table-cell>
          <table:table-cell table:number-columns-repeated="5"/>
        </table:table-row>
        <table:table-row table:style-name="ro1">
          <table:table-cell office:value-type="float" office:value="24.7303657531738" calcext:value-type="float">
            <text:p>24.7303657531738</text:p>
          </table:table-cell>
          <table:table-cell office:value-type="float" office:value="-0.195955157279968" calcext:value-type="float">
            <text:p>-0.195955157279968</text:p>
          </table:table-cell>
          <table:table-cell office:value-type="float" office:value="0.902596473693848" calcext:value-type="float">
            <text:p>0.902596473693848</text:p>
          </table:table-cell>
          <table:table-cell office:value-type="float" office:value="3.46460175514221" calcext:value-type="float">
            <text:p>3.46460175514221</text:p>
          </table:table-cell>
          <table:table-cell table:formula="of:=SQRT([.C352]*[.C352]+[.D352]*[.D352])" office:value-type="float" office:value="3.58024380679013" calcext:value-type="float">
            <text:p>3.58024380679013</text:p>
          </table:table-cell>
          <table:table-cell table:number-columns-repeated="5"/>
        </table:table-row>
        <table:table-row table:style-name="ro1">
          <table:table-cell office:value-type="float" office:value="24.8010234832764" calcext:value-type="float">
            <text:p>24.8010234832764</text:p>
          </table:table-cell>
          <table:table-cell office:value-type="float" office:value="-0.196682065725327" calcext:value-type="float">
            <text:p>-0.196682065725327</text:p>
          </table:table-cell>
          <table:table-cell office:value-type="float" office:value="0.90677797794342" calcext:value-type="float">
            <text:p>0.90677797794342</text:p>
          </table:table-cell>
          <table:table-cell office:value-type="float" office:value="3.47224378585815" calcext:value-type="float">
            <text:p>3.47224378585815</text:p>
          </table:table-cell>
          <table:table-cell table:formula="of:=SQRT([.C353]*[.C353]+[.D353]*[.D353])" office:value-type="float" office:value="3.58869380272456" calcext:value-type="float">
            <text:p>3.58869380272456</text:p>
          </table:table-cell>
          <table:table-cell table:number-columns-repeated="5"/>
        </table:table-row>
        <table:table-row table:style-name="ro1">
          <table:table-cell office:value-type="float" office:value="24.8716831207275" calcext:value-type="float">
            <text:p>24.8716831207275</text:p>
          </table:table-cell>
          <table:table-cell office:value-type="float" office:value="-0.197576820850372" calcext:value-type="float">
            <text:p>-0.197576820850372</text:p>
          </table:table-cell>
          <table:table-cell office:value-type="float" office:value="0.909921944141388" calcext:value-type="float">
            <text:p>0.909921944141388</text:p>
          </table:table-cell>
          <table:table-cell office:value-type="float" office:value="3.47675728797913" calcext:value-type="float">
            <text:p>3.47675728797913</text:p>
          </table:table-cell>
          <table:table-cell table:formula="of:=SQRT([.C354]*[.C354]+[.D354]*[.D354])" office:value-type="float" office:value="3.59385575447124" calcext:value-type="float">
            <text:p>3.59385575447124</text:p>
          </table:table-cell>
          <table:table-cell table:number-columns-repeated="5"/>
        </table:table-row>
        <table:table-row table:style-name="ro1">
          <table:table-cell office:value-type="float" office:value="24.9423408508301" calcext:value-type="float">
            <text:p>24.9423408508301</text:p>
          </table:table-cell>
          <table:table-cell office:value-type="float" office:value="-0.198680117726326" calcext:value-type="float">
            <text:p>-0.198680117726326</text:p>
          </table:table-cell>
          <table:table-cell office:value-type="float" office:value="0.911198973655701" calcext:value-type="float">
            <text:p>0.911198973655701</text:p>
          </table:table-cell>
          <table:table-cell office:value-type="float" office:value="3.4754376411438" calcext:value-type="float">
            <text:p>3.4754376411438</text:p>
          </table:table-cell>
          <table:table-cell table:formula="of:=SQRT([.C355]*[.C355]+[.D355]*[.D355])" office:value-type="float" office:value="3.5929027772917" calcext:value-type="float">
            <text:p>3.5929027772917</text:p>
          </table:table-cell>
          <table:table-cell table:number-columns-repeated="5"/>
        </table:table-row>
        <table:table-row table:style-name="ro1">
          <table:table-cell office:value-type="float" office:value="25.0129985809326" calcext:value-type="float">
            <text:p>25.0129985809326</text:p>
          </table:table-cell>
          <table:table-cell office:value-type="float" office:value="-0.199890106916428" calcext:value-type="float">
            <text:p>-0.199890106916428</text:p>
          </table:table-cell>
          <table:table-cell office:value-type="float" office:value="0.912596702575684" calcext:value-type="float">
            <text:p>0.912596702575684</text:p>
          </table:table-cell>
          <table:table-cell office:value-type="float" office:value="3.47445726394653" calcext:value-type="float">
            <text:p>3.47445726394653</text:p>
          </table:table-cell>
          <table:table-cell table:formula="of:=SQRT([.C356]*[.C356]+[.D356]*[.D356])" office:value-type="float" office:value="3.59230928798493" calcext:value-type="float">
            <text:p>3.59230928798493</text:p>
          </table:table-cell>
          <table:table-cell table:number-columns-repeated="5"/>
        </table:table-row>
        <table:table-row table:style-name="ro1">
          <table:table-cell office:value-type="float" office:value="25.0836582183838" calcext:value-type="float">
            <text:p>25.0836582183838</text:p>
          </table:table-cell>
          <table:table-cell office:value-type="float" office:value="-0.201017782092094" calcext:value-type="float">
            <text:p>-0.201017782092094</text:p>
          </table:table-cell>
          <table:table-cell office:value-type="float" office:value="0.913733899593353" calcext:value-type="float">
            <text:p>0.913733899593353</text:p>
          </table:table-cell>
          <table:table-cell office:value-type="float" office:value="3.47308444976807" calcext:value-type="float">
            <text:p>3.47308444976807</text:p>
          </table:table-cell>
          <table:table-cell table:formula="of:=SQRT([.C357]*[.C357]+[.D357]*[.D357])" office:value-type="float" office:value="3.59127069913796" calcext:value-type="float">
            <text:p>3.59127069913796</text:p>
          </table:table-cell>
          <table:table-cell table:number-columns-repeated="5"/>
        </table:table-row>
        <table:table-row table:style-name="ro1">
          <table:table-cell office:value-type="float" office:value="25.1543159484863" calcext:value-type="float">
            <text:p>25.1543159484863</text:p>
          </table:table-cell>
          <table:table-cell office:value-type="float" office:value="-0.202137321233749" calcext:value-type="float">
            <text:p>-0.202137321233749</text:p>
          </table:table-cell>
          <table:table-cell office:value-type="float" office:value="0.914789140224457" calcext:value-type="float">
            <text:p>0.914789140224457</text:p>
          </table:table-cell>
          <table:table-cell office:value-type="float" office:value="3.47168278694153" calcext:value-type="float">
            <text:p>3.47168278694153</text:p>
          </table:table-cell>
          <table:table-cell table:formula="of:=SQRT([.C358]*[.C358]+[.D358]*[.D358])" office:value-type="float" office:value="3.59018391509665" calcext:value-type="float">
            <text:p>3.59018391509665</text:p>
          </table:table-cell>
          <table:table-cell table:number-columns-repeated="5"/>
        </table:table-row>
        <table:table-row table:style-name="ro1">
          <table:table-cell office:value-type="float" office:value="25.2249736785889" calcext:value-type="float">
            <text:p>25.2249736785889</text:p>
          </table:table-cell>
          <table:table-cell office:value-type="float" office:value="-0.203346014022827" calcext:value-type="float">
            <text:p>-0.203346014022827</text:p>
          </table:table-cell>
          <table:table-cell office:value-type="float" office:value="0.915963709354401" calcext:value-type="float">
            <text:p>0.915963709354401</text:p>
          </table:table-cell>
          <table:table-cell office:value-type="float" office:value="3.47064256668091" calcext:value-type="float">
            <text:p>3.47064256668091</text:p>
          </table:table-cell>
          <table:table-cell table:formula="of:=SQRT([.C359]*[.C359]+[.D359]*[.D359])" office:value-type="float" office:value="3.58947758629466" calcext:value-type="float">
            <text:p>3.58947758629466</text:p>
          </table:table-cell>
          <table:table-cell table:number-columns-repeated="5"/>
        </table:table-row>
        <table:table-row table:style-name="ro1">
          <table:table-cell office:value-type="float" office:value="25.2956314086914" calcext:value-type="float">
            <text:p>25.2956314086914</text:p>
          </table:table-cell>
          <table:table-cell office:value-type="float" office:value="-0.204643785953522" calcext:value-type="float">
            <text:p>-0.204643785953522</text:p>
          </table:table-cell>
          <table:table-cell office:value-type="float" office:value="0.917258024215698" calcext:value-type="float">
            <text:p>0.917258024215698</text:p>
          </table:table-cell>
          <table:table-cell office:value-type="float" office:value="3.46996593475342" calcext:value-type="float">
            <text:p>3.46996593475342</text:p>
          </table:table-cell>
          <table:table-cell table:formula="of:=SQRT([.C360]*[.C360]+[.D360]*[.D360])" office:value-type="float" office:value="3.58915392137719" calcext:value-type="float">
            <text:p>3.58915392137719</text:p>
          </table:table-cell>
          <table:table-cell table:number-columns-repeated="5"/>
        </table:table-row>
        <table:table-row table:style-name="ro1">
          <table:table-cell office:value-type="float" office:value="25.3662910461426" calcext:value-type="float">
            <text:p>25.3662910461426</text:p>
          </table:table-cell>
          <table:table-cell office:value-type="float" office:value="-0.206030994653702" calcext:value-type="float">
            <text:p>-0.206030994653702</text:p>
          </table:table-cell>
          <table:table-cell office:value-type="float" office:value="0.918672502040863" calcext:value-type="float">
            <text:p>0.918672502040863</text:p>
          </table:table-cell>
          <table:table-cell office:value-type="float" office:value="3.46965336799622" calcext:value-type="float">
            <text:p>3.46965336799622</text:p>
          </table:table-cell>
          <table:table-cell table:formula="of:=SQRT([.C361]*[.C361]+[.D361]*[.D361])" office:value-type="float" office:value="3.58921351552865" calcext:value-type="float">
            <text:p>3.58921351552865</text:p>
          </table:table-cell>
          <table:table-cell table:number-columns-repeated="5"/>
        </table:table-row>
        <table:table-row table:style-name="ro1">
          <table:table-cell office:value-type="float" office:value="25.4369487762451" calcext:value-type="float">
            <text:p>25.4369487762451</text:p>
          </table:table-cell>
          <table:table-cell office:value-type="float" office:value="-0.207508012652397" calcext:value-type="float">
            <text:p>-0.207508012652397</text:p>
          </table:table-cell>
          <table:table-cell office:value-type="float" office:value="0.920207142829895" calcext:value-type="float">
            <text:p>0.920207142829895</text:p>
          </table:table-cell>
          <table:table-cell office:value-type="float" office:value="3.46970510482788" calcext:value-type="float">
            <text:p>3.46970510482788</text:p>
          </table:table-cell>
          <table:table-cell table:formula="of:=SQRT([.C362]*[.C362]+[.D362]*[.D362])" office:value-type="float" office:value="3.58965662705833" calcext:value-type="float">
            <text:p>3.58965662705833</text:p>
          </table:table-cell>
          <table:table-cell table:number-columns-repeated="5"/>
        </table:table-row>
        <table:table-row table:style-name="ro1">
          <table:table-cell office:value-type="float" office:value="25.5076065063477" calcext:value-type="float">
            <text:p>25.5076065063477</text:p>
          </table:table-cell>
          <table:table-cell office:value-type="float" office:value="-0.209074780344963" calcext:value-type="float">
            <text:p>-0.209074780344963</text:p>
          </table:table-cell>
          <table:table-cell office:value-type="float" office:value="0.921862483024597" calcext:value-type="float">
            <text:p>0.921862483024597</text:p>
          </table:table-cell>
          <table:table-cell office:value-type="float" office:value="3.47012305259705" calcext:value-type="float">
            <text:p>3.47012305259705</text:p>
          </table:table-cell>
          <table:table-cell table:formula="of:=SQRT([.C363]*[.C363]+[.D363]*[.D363])" office:value-type="float" office:value="3.59048526494313" calcext:value-type="float">
            <text:p>3.59048526494313</text:p>
          </table:table-cell>
          <table:table-cell table:number-columns-repeated="5"/>
        </table:table-row>
        <table:table-row table:style-name="ro1">
          <table:table-cell office:value-type="float" office:value="25.5782642364502" calcext:value-type="float">
            <text:p>25.5782642364502</text:p>
          </table:table-cell>
          <table:table-cell office:value-type="float" office:value="-0.210581541061401" calcext:value-type="float">
            <text:p>-0.210581541061401</text:p>
          </table:table-cell>
          <table:table-cell office:value-type="float" office:value="0.923382461071014" calcext:value-type="float">
            <text:p>0.923382461071014</text:p>
          </table:table-cell>
          <table:table-cell office:value-type="float" office:value="3.4706654548645" calcext:value-type="float">
            <text:p>3.4706654548645</text:p>
          </table:table-cell>
          <table:table-cell table:formula="of:=SQRT([.C364]*[.C364]+[.D364]*[.D364])" office:value-type="float" office:value="3.59139998733132" calcext:value-type="float">
            <text:p>3.59139998733132</text:p>
          </table:table-cell>
          <table:table-cell table:number-columns-repeated="5"/>
        </table:table-row>
        <table:table-row table:style-name="ro1">
          <table:table-cell office:value-type="float" office:value="25.6489219665527" calcext:value-type="float">
            <text:p>25.6489219665527</text:p>
          </table:table-cell>
          <table:table-cell office:value-type="float" office:value="-0.212077558040619" calcext:value-type="float">
            <text:p>-0.212077558040619</text:p>
          </table:table-cell>
          <table:table-cell office:value-type="float" office:value="0.924889445304871" calcext:value-type="float">
            <text:p>0.924889445304871</text:p>
          </table:table-cell>
          <table:table-cell office:value-type="float" office:value="3.47145509719849" calcext:value-type="float">
            <text:p>3.47145509719849</text:p>
          </table:table-cell>
          <table:table-cell table:formula="of:=SQRT([.C365]*[.C365]+[.D365]*[.D365])" office:value-type="float" office:value="3.5925507620494" calcext:value-type="float">
            <text:p>3.5925507620494</text:p>
          </table:table-cell>
          <table:table-cell table:number-columns-repeated="5"/>
        </table:table-row>
        <table:table-row table:style-name="ro1">
          <table:table-cell office:value-type="float" office:value="25.7195816040039" calcext:value-type="float">
            <text:p>25.7195816040039</text:p>
          </table:table-cell>
          <table:table-cell office:value-type="float" office:value="-0.213640093803406" calcext:value-type="float">
            <text:p>-0.213640093803406</text:p>
          </table:table-cell>
          <table:table-cell office:value-type="float" office:value="0.926523208618164" calcext:value-type="float">
            <text:p>0.926523208618164</text:p>
          </table:table-cell>
          <table:table-cell office:value-type="float" office:value="3.47262597084045" calcext:value-type="float">
            <text:p>3.47262597084045</text:p>
          </table:table-cell>
          <table:table-cell table:formula="of:=SQRT([.C366]*[.C366]+[.D366]*[.D366])" office:value-type="float" office:value="3.59410300206653" calcext:value-type="float">
            <text:p>3.59410300206653</text:p>
          </table:table-cell>
          <table:table-cell table:number-columns-repeated="5"/>
        </table:table-row>
        <table:table-row table:style-name="ro1">
          <table:table-cell office:value-type="float" office:value="25.7902393341064" calcext:value-type="float">
            <text:p>25.7902393341064</text:p>
          </table:table-cell>
          <table:table-cell office:value-type="float" office:value="-0.215269073843956" calcext:value-type="float">
            <text:p>-0.215269073843956</text:p>
          </table:table-cell>
          <table:table-cell office:value-type="float" office:value="0.928284466266632" calcext:value-type="float">
            <text:p>0.928284466266632</text:p>
          </table:table-cell>
          <table:table-cell office:value-type="float" office:value="3.47417998313904" calcext:value-type="float">
            <text:p>3.47417998313904</text:p>
          </table:table-cell>
          <table:table-cell table:formula="of:=SQRT([.C367]*[.C367]+[.D367]*[.D367])" office:value-type="float" office:value="3.59605876002547" calcext:value-type="float">
            <text:p>3.59605876002547</text:p>
          </table:table-cell>
          <table:table-cell table:number-columns-repeated="5"/>
        </table:table-row>
        <table:table-row table:style-name="ro1">
          <table:table-cell office:value-type="float" office:value="25.860897064209" calcext:value-type="float">
            <text:p>25.860897064209</text:p>
          </table:table-cell>
          <table:table-cell office:value-type="float" office:value="-0.216964781284332" calcext:value-type="float">
            <text:p>-0.216964781284332</text:p>
          </table:table-cell>
          <table:table-cell office:value-type="float" office:value="0.930173277854919" calcext:value-type="float">
            <text:p>0.930173277854919</text:p>
          </table:table-cell>
          <table:table-cell office:value-type="float" office:value="3.4761176109314" calcext:value-type="float">
            <text:p>3.4761176109314</text:p>
          </table:table-cell>
          <table:table-cell table:formula="of:=SQRT([.C368]*[.C368]+[.D368]*[.D368])" office:value-type="float" office:value="3.5984185376166" calcext:value-type="float">
            <text:p>3.5984185376166</text:p>
          </table:table-cell>
          <table:table-cell table:number-columns-repeated="5"/>
        </table:table-row>
        <table:table-row table:style-name="ro1">
          <table:table-cell office:value-type="float" office:value="25.9315567016602" calcext:value-type="float">
            <text:p>25.9315567016602</text:p>
          </table:table-cell>
          <table:table-cell office:value-type="float" office:value="-0.218727543950081" calcext:value-type="float">
            <text:p>-0.218727543950081</text:p>
          </table:table-cell>
          <table:table-cell office:value-type="float" office:value="0.93218994140625" calcext:value-type="float">
            <text:p>0.93218994140625</text:p>
          </table:table-cell>
          <table:table-cell office:value-type="float" office:value="3.47843933105469" calcext:value-type="float">
            <text:p>3.47843933105469</text:p>
          </table:table-cell>
          <table:table-cell table:formula="of:=SQRT([.C369]*[.C369]+[.D369]*[.D369])" office:value-type="float" office:value="3.6011828982554" calcext:value-type="float">
            <text:p>3.6011828982554</text:p>
          </table:table-cell>
          <table:table-cell table:number-columns-repeated="5"/>
        </table:table-row>
        <table:table-row table:style-name="ro1">
          <table:table-cell office:value-type="float" office:value="26.0022144317627" calcext:value-type="float">
            <text:p>26.0022144317627</text:p>
          </table:table-cell>
          <table:table-cell office:value-type="float" office:value="-0.220557242631912" calcext:value-type="float">
            <text:p>-0.220557242631912</text:p>
          </table:table-cell>
          <table:table-cell office:value-type="float" office:value="0.934334993362427" calcext:value-type="float">
            <text:p>0.934334993362427</text:p>
          </table:table-cell>
          <table:table-cell office:value-type="float" office:value="3.48114728927612" calcext:value-type="float">
            <text:p>3.48114728927612</text:p>
          </table:table-cell>
          <table:table-cell table:formula="of:=SQRT([.C370]*[.C370]+[.D370]*[.D370])" office:value-type="float" office:value="3.6043540793679" calcext:value-type="float">
            <text:p>3.6043540793679</text:p>
          </table:table-cell>
          <table:table-cell table:number-columns-repeated="5"/>
        </table:table-row>
        <table:table-row table:style-name="ro1">
          <table:table-cell office:value-type="float" office:value="26.0728721618652" calcext:value-type="float">
            <text:p>26.0728721618652</text:p>
          </table:table-cell>
          <table:table-cell office:value-type="float" office:value="-0.222156777977943" calcext:value-type="float">
            <text:p>-0.222156777977943</text:p>
          </table:table-cell>
          <table:table-cell office:value-type="float" office:value="0.936278402805328" calcext:value-type="float">
            <text:p>0.936278402805328</text:p>
          </table:table-cell>
          <table:table-cell office:value-type="float" office:value="3.4835307598114" calcext:value-type="float">
            <text:p>3.4835307598114</text:p>
          </table:table-cell>
          <table:table-cell table:formula="of:=SQRT([.C371]*[.C371]+[.D371]*[.D371])" office:value-type="float" office:value="3.60716007436763" calcext:value-type="float">
            <text:p>3.60716007436763</text:p>
          </table:table-cell>
          <table:table-cell table:number-columns-repeated="5"/>
        </table:table-row>
        <table:table-row table:style-name="ro1">
          <table:table-cell office:value-type="float" office:value="26.1435298919678" calcext:value-type="float">
            <text:p>26.1435298919678</text:p>
          </table:table-cell>
          <table:table-cell office:value-type="float" office:value="-0.223679453134537" calcext:value-type="float">
            <text:p>-0.223679453134537</text:p>
          </table:table-cell>
          <table:table-cell office:value-type="float" office:value="0.938210189342499" calcext:value-type="float">
            <text:p>0.938210189342499</text:p>
          </table:table-cell>
          <table:table-cell office:value-type="float" office:value="3.48600769042969" calcext:value-type="float">
            <text:p>3.48600769042969</text:p>
          </table:table-cell>
          <table:table-cell table:formula="of:=SQRT([.C372]*[.C372]+[.D372]*[.D372])" office:value-type="float" office:value="3.61005373604342" calcext:value-type="float">
            <text:p>3.61005373604342</text:p>
          </table:table-cell>
          <table:table-cell table:number-columns-repeated="5"/>
        </table:table-row>
        <table:table-row table:style-name="ro1">
          <table:table-cell office:value-type="float" office:value="26.2141876220703" calcext:value-type="float">
            <text:p>26.2141876220703</text:p>
          </table:table-cell>
          <table:table-cell office:value-type="float" office:value="-0.225234642624855" calcext:value-type="float">
            <text:p>-0.225234642624855</text:p>
          </table:table-cell>
          <table:table-cell office:value-type="float" office:value="0.94025582075119" calcext:value-type="float">
            <text:p>0.94025582075119</text:p>
          </table:table-cell>
          <table:table-cell office:value-type="float" office:value="3.48885011672974" calcext:value-type="float">
            <text:p>3.48885011672974</text:p>
          </table:table-cell>
          <table:table-cell table:formula="of:=SQRT([.C373]*[.C373]+[.D373]*[.D373])" office:value-type="float" office:value="3.61333033993041" calcext:value-type="float">
            <text:p>3.61333033993041</text:p>
          </table:table-cell>
          <table:table-cell table:number-columns-repeated="5"/>
        </table:table-row>
        <table:table-row table:style-name="ro1">
          <table:table-cell office:value-type="float" office:value="26.2848472595215" calcext:value-type="float">
            <text:p>26.2848472595215</text:p>
          </table:table-cell>
          <table:table-cell office:value-type="float" office:value="-0.226822569966316" calcext:value-type="float">
            <text:p>-0.226822569966316</text:p>
          </table:table-cell>
          <table:table-cell office:value-type="float" office:value="0.942415416240692" calcext:value-type="float">
            <text:p>0.942415416240692</text:p>
          </table:table-cell>
          <table:table-cell office:value-type="float" office:value="3.49205803871155" calcext:value-type="float">
            <text:p>3.49205803871155</text:p>
          </table:table-cell>
          <table:table-cell table:formula="of:=SQRT([.C374]*[.C374]+[.D374]*[.D374])" office:value-type="float" office:value="3.61698993121326" calcext:value-type="float">
            <text:p>3.61698993121326</text:p>
          </table:table-cell>
          <table:table-cell table:number-columns-repeated="5"/>
        </table:table-row>
        <table:table-row table:style-name="ro1">
          <table:table-cell office:value-type="float" office:value="26.355504989624" calcext:value-type="float">
            <text:p>26.355504989624</text:p>
          </table:table-cell>
          <table:table-cell office:value-type="float" office:value="-0.228443250060081" calcext:value-type="float">
            <text:p>-0.228443250060081</text:p>
          </table:table-cell>
          <table:table-cell office:value-type="float" office:value="0.944689273834229" calcext:value-type="float">
            <text:p>0.944689273834229</text:p>
          </table:table-cell>
          <table:table-cell office:value-type="float" office:value="3.49563264846802" calcext:value-type="float">
            <text:p>3.49563264846802</text:p>
          </table:table-cell>
          <table:table-cell table:formula="of:=SQRT([.C375]*[.C375]+[.D375]*[.D375])" office:value-type="float" office:value="3.62103375255368" calcext:value-type="float">
            <text:p>3.62103375255368</text:p>
          </table:table-cell>
          <table:table-cell table:number-columns-repeated="5"/>
        </table:table-row>
        <table:table-row table:style-name="ro1">
          <table:table-cell office:value-type="float" office:value="26.4261627197266" calcext:value-type="float">
            <text:p>26.4261627197266</text:p>
          </table:table-cell>
          <table:table-cell office:value-type="float" office:value="-0.23009692132473" calcext:value-type="float">
            <text:p>-0.23009692132473</text:p>
          </table:table-cell>
          <table:table-cell office:value-type="float" office:value="0.947077393531799" calcext:value-type="float">
            <text:p>0.947077393531799</text:p>
          </table:table-cell>
          <table:table-cell office:value-type="float" office:value="3.49957394599915" calcext:value-type="float">
            <text:p>3.49957394599915</text:p>
          </table:table-cell>
          <table:table-cell table:formula="of:=SQRT([.C376]*[.C376]+[.D376]*[.D376])" office:value-type="float" office:value="3.62546181787301" calcext:value-type="float">
            <text:p>3.62546181787301</text:p>
          </table:table-cell>
          <table:table-cell table:number-columns-repeated="5"/>
        </table:table-row>
        <table:table-row table:style-name="ro1">
          <table:table-cell office:value-type="float" office:value="26.4968204498291" calcext:value-type="float">
            <text:p>26.4968204498291</text:p>
          </table:table-cell>
          <table:table-cell office:value-type="float" office:value="-0.231783404946327" calcext:value-type="float">
            <text:p>-0.231783404946327</text:p>
          </table:table-cell>
          <table:table-cell office:value-type="float" office:value="0.949580430984497" calcext:value-type="float">
            <text:p>0.949580430984497</text:p>
          </table:table-cell>
          <table:table-cell office:value-type="float" office:value="3.50388407707214" calcext:value-type="float">
            <text:p>3.50388407707214</text:p>
          </table:table-cell>
          <table:table-cell table:formula="of:=SQRT([.C377]*[.C377]+[.D377]*[.D377])" office:value-type="float" office:value="3.63027638348217" calcext:value-type="float">
            <text:p>3.63027638348217</text:p>
          </table:table-cell>
          <table:table-cell table:number-columns-repeated="5"/>
        </table:table-row>
        <table:table-row table:style-name="ro1">
          <table:table-cell office:value-type="float" office:value="26.5674800872803" calcext:value-type="float">
            <text:p>26.5674800872803</text:p>
          </table:table-cell>
          <table:table-cell office:value-type="float" office:value="-0.233288183808327" calcext:value-type="float">
            <text:p>-0.233288183808327</text:p>
          </table:table-cell>
          <table:table-cell office:value-type="float" office:value="0.951424539089203" calcext:value-type="float">
            <text:p>0.951424539089203</text:p>
          </table:table-cell>
          <table:table-cell office:value-type="float" office:value="3.50656580924988" calcext:value-type="float">
            <text:p>3.50656580924988</text:p>
          </table:table-cell>
          <table:table-cell table:formula="of:=SQRT([.C378]*[.C378]+[.D378]*[.D378])" office:value-type="float" office:value="3.63334727602267" calcext:value-type="float">
            <text:p>3.63334727602267</text:p>
          </table:table-cell>
          <table:table-cell table:number-columns-repeated="5"/>
        </table:table-row>
        <table:table-row table:style-name="ro1">
          <table:table-cell office:value-type="float" office:value="26.6381378173828" calcext:value-type="float">
            <text:p>26.6381378173828</text:p>
          </table:table-cell>
          <table:table-cell office:value-type="float" office:value="-0.234470367431641" calcext:value-type="float">
            <text:p>-0.234470367431641</text:p>
          </table:table-cell>
          <table:table-cell office:value-type="float" office:value="0.951648771762848" calcext:value-type="float">
            <text:p>0.951648771762848</text:p>
          </table:table-cell>
          <table:table-cell office:value-type="float" office:value="3.50503277778625" calcext:value-type="float">
            <text:p>3.50503277778625</text:p>
          </table:table-cell>
          <table:table-cell table:formula="of:=SQRT([.C379]*[.C379]+[.D379]*[.D379])" office:value-type="float" office:value="3.63192650781286" calcext:value-type="float">
            <text:p>3.63192650781286</text:p>
          </table:table-cell>
          <table:table-cell table:number-columns-repeated="5"/>
        </table:table-row>
        <table:table-row table:style-name="ro1">
          <table:table-cell office:value-type="float" office:value="26.7087955474854" calcext:value-type="float">
            <text:p>26.7087955474854</text:p>
          </table:table-cell>
          <table:table-cell office:value-type="float" office:value="-0.235709592700005" calcext:value-type="float">
            <text:p>-0.235709592700005</text:p>
          </table:table-cell>
          <table:table-cell office:value-type="float" office:value="0.951939761638641" calcext:value-type="float">
            <text:p>0.951939761638641</text:p>
          </table:table-cell>
          <table:table-cell office:value-type="float" office:value="3.50368809700012" calcext:value-type="float">
            <text:p>3.50368809700012</text:p>
          </table:table-cell>
          <table:table-cell table:formula="of:=SQRT([.C380]*[.C380]+[.D380]*[.D380])" office:value-type="float" office:value="3.63070510932091" calcext:value-type="float">
            <text:p>3.63070510932091</text:p>
          </table:table-cell>
          <table:table-cell table:number-columns-repeated="5"/>
        </table:table-row>
        <table:table-row table:style-name="ro1">
          <table:table-cell office:value-type="float" office:value="26.7794551849365" calcext:value-type="float">
            <text:p>26.7794551849365</text:p>
          </table:table-cell>
          <table:table-cell office:value-type="float" office:value="-0.23700612783432" calcext:value-type="float">
            <text:p>-0.23700612783432</text:p>
          </table:table-cell>
          <table:table-cell office:value-type="float" office:value="0.952297747135162" calcext:value-type="float">
            <text:p>0.952297747135162</text:p>
          </table:table-cell>
          <table:table-cell office:value-type="float" office:value="3.50253224372864" calcext:value-type="float">
            <text:p>3.50253224372864</text:p>
          </table:table-cell>
          <table:table-cell table:formula="of:=SQRT([.C381]*[.C381]+[.D381]*[.D381])" office:value-type="float" office:value="3.62968361121978" calcext:value-type="float">
            <text:p>3.62968361121978</text:p>
          </table:table-cell>
          <table:table-cell table:number-columns-repeated="5"/>
        </table:table-row>
        <table:table-row table:style-name="ro1">
          <table:table-cell office:value-type="float" office:value="26.8501129150391" calcext:value-type="float">
            <text:p>26.8501129150391</text:p>
          </table:table-cell>
          <table:table-cell office:value-type="float" office:value="-0.238360211253166" calcext:value-type="float">
            <text:p>-0.238360211253166</text:p>
          </table:table-cell>
          <table:table-cell office:value-type="float" office:value="0.9527228474617" calcext:value-type="float">
            <text:p>0.9527228474617</text:p>
          </table:table-cell>
          <table:table-cell office:value-type="float" office:value="3.50156569480896" calcext:value-type="float">
            <text:p>3.50156569480896</text:p>
          </table:table-cell>
          <table:table-cell table:formula="of:=SQRT([.C382]*[.C382]+[.D382]*[.D382])" office:value-type="float" office:value="3.6288625131215" calcext:value-type="float">
            <text:p>3.6288625131215</text:p>
          </table:table-cell>
          <table:table-cell table:number-columns-repeated="5"/>
        </table:table-row>
        <table:table-row table:style-name="ro1">
          <table:table-cell office:value-type="float" office:value="26.9207706451416" calcext:value-type="float">
            <text:p>26.9207706451416</text:p>
          </table:table-cell>
          <table:table-cell office:value-type="float" office:value="-0.239771738648415" calcext:value-type="float">
            <text:p>-0.239771738648415</text:p>
          </table:table-cell>
          <table:table-cell office:value-type="float" office:value="0.953215181827545" calcext:value-type="float">
            <text:p>0.953215181827545</text:p>
          </table:table-cell>
          <table:table-cell office:value-type="float" office:value="3.50078892707825" calcext:value-type="float">
            <text:p>3.50078892707825</text:p>
          </table:table-cell>
          <table:table-cell table:formula="of:=SQRT([.C383]*[.C383]+[.D383]*[.D383])" office:value-type="float" office:value="3.62824231478828" calcext:value-type="float">
            <text:p>3.62824231478828</text:p>
          </table:table-cell>
          <table:table-cell table:number-columns-repeated="5"/>
        </table:table-row>
        <table:table-row table:style-name="ro1">
          <table:table-cell office:value-type="float" office:value="26.9914283752441" calcext:value-type="float">
            <text:p>26.9914283752441</text:p>
          </table:table-cell>
          <table:table-cell office:value-type="float" office:value="-0.241240993142128" calcext:value-type="float">
            <text:p>-0.241240993142128</text:p>
          </table:table-cell>
          <table:table-cell office:value-type="float" office:value="0.953774988651276" calcext:value-type="float">
            <text:p>0.953774988651276</text:p>
          </table:table-cell>
          <table:table-cell office:value-type="float" office:value="3.50020217895508" calcext:value-type="float">
            <text:p>3.50020217895508</text:p>
          </table:table-cell>
          <table:table-cell table:formula="of:=SQRT([.C384]*[.C384]+[.D384]*[.D384])" office:value-type="float" office:value="3.62782331743687" calcext:value-type="float">
            <text:p>3.62782331743687</text:p>
          </table:table-cell>
          <table:table-cell table:number-columns-repeated="5"/>
        </table:table-row>
        <table:table-row table:style-name="ro1">
          <table:table-cell office:value-type="float" office:value="27.0620861053467" calcext:value-type="float">
            <text:p>27.0620861053467</text:p>
          </table:table-cell>
          <table:table-cell office:value-type="float" office:value="-0.242711126804352" calcext:value-type="float">
            <text:p>-0.242711126804352</text:p>
          </table:table-cell>
          <table:table-cell office:value-type="float" office:value="0.954375982284546" calcext:value-type="float">
            <text:p>0.954375982284546</text:p>
          </table:table-cell>
          <table:table-cell office:value-type="float" office:value="3.49976778030395" calcext:value-type="float">
            <text:p>3.49976778030395</text:p>
          </table:table-cell>
          <table:table-cell table:formula="of:=SQRT([.C385]*[.C385]+[.D385]*[.D385])" office:value-type="float" office:value="3.62756227122502" calcext:value-type="float">
            <text:p>3.62756227122502</text:p>
          </table:table-cell>
          <table:table-cell table:number-columns-repeated="5"/>
        </table:table-row>
        <table:table-row table:style-name="ro1">
          <table:table-cell office:value-type="float" office:value="27.1327438354492" calcext:value-type="float">
            <text:p>27.1327438354492</text:p>
          </table:table-cell>
          <table:table-cell office:value-type="float" office:value="-0.243882045149803" calcext:value-type="float">
            <text:p>-0.243882045149803</text:p>
          </table:table-cell>
          <table:table-cell office:value-type="float" office:value="0.954869091510773" calcext:value-type="float">
            <text:p>0.954869091510773</text:p>
          </table:table-cell>
          <table:table-cell office:value-type="float" office:value="3.49926424026489" calcext:value-type="float">
            <text:p>3.49926424026489</text:p>
          </table:table-cell>
          <table:table-cell table:formula="of:=SQRT([.C386]*[.C386]+[.D386]*[.D386])" office:value-type="float" office:value="3.62720625345723" calcext:value-type="float">
            <text:p>3.62720625345723</text:p>
          </table:table-cell>
          <table:table-cell table:number-columns-repeated="5"/>
        </table:table-row>
        <table:table-row table:style-name="ro1">
          <table:table-cell office:value-type="float" office:value="27.2034034729004" calcext:value-type="float">
            <text:p>27.2034034729004</text:p>
          </table:table-cell>
          <table:table-cell office:value-type="float" office:value="-0.245106682181358" calcext:value-type="float">
            <text:p>-0.245106682181358</text:p>
          </table:table-cell>
          <table:table-cell office:value-type="float" office:value="0.955410182476044" calcext:value-type="float">
            <text:p>0.955410182476044</text:p>
          </table:table-cell>
          <table:table-cell office:value-type="float" office:value="3.49891543388367" calcext:value-type="float">
            <text:p>3.49891543388367</text:p>
          </table:table-cell>
          <table:table-cell table:formula="of:=SQRT([.C387]*[.C387]+[.D387]*[.D387])" office:value-type="float" office:value="3.62701224567112" calcext:value-type="float">
            <text:p>3.62701224567112</text:p>
          </table:table-cell>
          <table:table-cell table:number-columns-repeated="5"/>
        </table:table-row>
        <table:table-row table:style-name="ro1">
          <table:table-cell office:value-type="float" office:value="27.2740612030029" calcext:value-type="float">
            <text:p>27.2740612030029</text:p>
          </table:table-cell>
          <table:table-cell office:value-type="float" office:value="-0.246385216712952" calcext:value-type="float">
            <text:p>-0.246385216712952</text:p>
          </table:table-cell>
          <table:table-cell office:value-type="float" office:value="0.955999314785004" calcext:value-type="float">
            <text:p>0.955999314785004</text:p>
          </table:table-cell>
          <table:table-cell office:value-type="float" office:value="3.4987211227417" calcext:value-type="float">
            <text:p>3.4987211227417</text:p>
          </table:table-cell>
          <table:table-cell table:formula="of:=SQRT([.C388]*[.C388]+[.D388]*[.D388])" office:value-type="float" office:value="3.62698003641988" calcext:value-type="float">
            <text:p>3.62698003641988</text:p>
          </table:table-cell>
          <table:table-cell table:number-columns-repeated="5"/>
        </table:table-row>
        <table:table-row table:style-name="ro1">
          <table:table-cell office:value-type="float" office:value="27.3447189331055" calcext:value-type="float">
            <text:p>27.3447189331055</text:p>
          </table:table-cell>
          <table:table-cell office:value-type="float" office:value="-0.247717887163162" calcext:value-type="float">
            <text:p>-0.247717887163162</text:p>
          </table:table-cell>
          <table:table-cell office:value-type="float" office:value="0.956636548042297" calcext:value-type="float">
            <text:p>0.956636548042297</text:p>
          </table:table-cell>
          <table:table-cell office:value-type="float" office:value="3.49868202209473" calcext:value-type="float">
            <text:p>3.49868202209473</text:p>
          </table:table-cell>
          <table:table-cell table:formula="of:=SQRT([.C389]*[.C389]+[.D389]*[.D389])" office:value-type="float" office:value="3.62711033424394" calcext:value-type="float">
            <text:p>3.62711033424394</text:p>
          </table:table-cell>
          <table:table-cell table:number-columns-repeated="5"/>
        </table:table-row>
        <table:table-row table:style-name="ro1">
          <table:table-cell office:value-type="float" office:value="27.4153785705566" calcext:value-type="float">
            <text:p>27.4153785705566</text:p>
          </table:table-cell>
          <table:table-cell office:value-type="float" office:value="-0.249104604125023" calcext:value-type="float">
            <text:p>-0.249104604125023</text:p>
          </table:table-cell>
          <table:table-cell office:value-type="float" office:value="0.957322061061859" calcext:value-type="float">
            <text:p>0.957322061061859</text:p>
          </table:table-cell>
          <table:table-cell office:value-type="float" office:value="3.49879860877991" calcext:value-type="float">
            <text:p>3.49879860877991</text:p>
          </table:table-cell>
          <table:table-cell table:formula="of:=SQRT([.C390]*[.C390]+[.D390]*[.D390])" office:value-type="float" office:value="3.62740364908511" calcext:value-type="float">
            <text:p>3.62740364908511</text:p>
          </table:table-cell>
          <table:table-cell table:number-columns-repeated="5"/>
        </table:table-row>
        <table:table-row table:style-name="ro1">
          <table:table-cell office:value-type="float" office:value="27.4860363006592" calcext:value-type="float">
            <text:p>27.4860363006592</text:p>
          </table:table-cell>
          <table:table-cell office:value-type="float" office:value="-0.250545561313629" calcext:value-type="float">
            <text:p>-0.250545561313629</text:p>
          </table:table-cell>
          <table:table-cell office:value-type="float" office:value="0.958055913448334" calcext:value-type="float">
            <text:p>0.958055913448334</text:p>
          </table:table-cell>
          <table:table-cell office:value-type="float" office:value="3.49907088279724" calcext:value-type="float">
            <text:p>3.49907088279724</text:p>
          </table:table-cell>
          <table:table-cell table:formula="of:=SQRT([.C391]*[.C391]+[.D391]*[.D391])" office:value-type="float" office:value="3.62785999952214" calcext:value-type="float">
            <text:p>3.62785999952214</text:p>
          </table:table-cell>
          <table:table-cell table:number-columns-repeated="5"/>
        </table:table-row>
        <table:table-row table:style-name="ro1">
          <table:table-cell office:value-type="float" office:value="27.5566940307617" calcext:value-type="float">
            <text:p>27.5566940307617</text:p>
          </table:table-cell>
          <table:table-cell office:value-type="float" office:value="-0.252040863037109" calcext:value-type="float">
            <text:p>-0.252040863037109</text:p>
          </table:table-cell>
          <table:table-cell office:value-type="float" office:value="0.958838164806366" calcext:value-type="float">
            <text:p>0.958838164806366</text:p>
          </table:table-cell>
          <table:table-cell office:value-type="float" office:value="3.49949908256531" calcext:value-type="float">
            <text:p>3.49949908256531</text:p>
          </table:table-cell>
          <table:table-cell table:formula="of:=SQRT([.C392]*[.C392]+[.D392]*[.D392])" office:value-type="float" office:value="3.62847963411188" calcext:value-type="float">
            <text:p>3.62847963411188</text:p>
          </table:table-cell>
          <table:table-cell table:number-columns-repeated="5"/>
        </table:table-row>
        <table:table-row table:style-name="ro1">
          <table:table-cell office:value-type="float" office:value="27.6273517608643" calcext:value-type="float">
            <text:p>27.6273517608643</text:p>
          </table:table-cell>
          <table:table-cell office:value-type="float" office:value="-0.253430783748627" calcext:value-type="float">
            <text:p>-0.253430783748627</text:p>
          </table:table-cell>
          <table:table-cell office:value-type="float" office:value="0.95955491065979" calcext:value-type="float">
            <text:p>0.95955491065979</text:p>
          </table:table-cell>
          <table:table-cell office:value-type="float" office:value="3.50001549720764" calcext:value-type="float">
            <text:p>3.50001549720764</text:p>
          </table:table-cell>
          <table:table-cell table:formula="of:=SQRT([.C393]*[.C393]+[.D393]*[.D393])" office:value-type="float" office:value="3.62916713686005" calcext:value-type="float">
            <text:p>3.62916713686005</text:p>
          </table:table-cell>
          <table:table-cell table:number-columns-repeated="5"/>
        </table:table-row>
        <table:table-row table:style-name="ro1">
          <table:table-cell office:value-type="float" office:value="27.6980113983154" calcext:value-type="float">
            <text:p>27.6980113983154</text:p>
          </table:table-cell>
          <table:table-cell office:value-type="float" office:value="-0.254689991474152" calcext:value-type="float">
            <text:p>-0.254689991474152</text:p>
          </table:table-cell>
          <table:table-cell office:value-type="float" office:value="0.960182785987854" calcext:value-type="float">
            <text:p>0.960182785987854</text:p>
          </table:table-cell>
          <table:table-cell office:value-type="float" office:value="3.50059747695923" calcext:value-type="float">
            <text:p>3.50059747695923</text:p>
          </table:table-cell>
          <table:table-cell table:formula="of:=SQRT([.C394]*[.C394]+[.D394]*[.D394])" office:value-type="float" office:value="3.62989444449845" calcext:value-type="float">
            <text:p>3.62989444449845</text:p>
          </table:table-cell>
          <table:table-cell table:number-columns-repeated="5"/>
        </table:table-row>
        <table:table-row table:style-name="ro1">
          <table:table-cell office:value-type="float" office:value="27.768669128418" calcext:value-type="float">
            <text:p>27.768669128418</text:p>
          </table:table-cell>
          <table:table-cell office:value-type="float" office:value="-0.256011366844177" calcext:value-type="float">
            <text:p>-0.256011366844177</text:p>
          </table:table-cell>
          <table:table-cell office:value-type="float" office:value="0.960856974124908" calcext:value-type="float">
            <text:p>0.960856974124908</text:p>
          </table:table-cell>
          <table:table-cell office:value-type="float" office:value="3.5013222694397" calcext:value-type="float">
            <text:p>3.5013222694397</text:p>
          </table:table-cell>
          <table:table-cell table:formula="of:=SQRT([.C395]*[.C395]+[.D395]*[.D395])" office:value-type="float" office:value="3.63077178561237" calcext:value-type="float">
            <text:p>3.63077178561237</text:p>
          </table:table-cell>
          <table:table-cell table:number-columns-repeated="5"/>
        </table:table-row>
        <table:table-row table:style-name="ro1">
          <table:table-cell office:value-type="float" office:value="27.8393268585205" calcext:value-type="float">
            <text:p>27.8393268585205</text:p>
          </table:table-cell>
          <table:table-cell office:value-type="float" office:value="-0.257395148277283" calcext:value-type="float">
            <text:p>-0.257395148277283</text:p>
          </table:table-cell>
          <table:table-cell office:value-type="float" office:value="0.961577594280243" calcext:value-type="float">
            <text:p>0.961577594280243</text:p>
          </table:table-cell>
          <table:table-cell office:value-type="float" office:value="3.50219035148621" calcext:value-type="float">
            <text:p>3.50219035148621</text:p>
          </table:table-cell>
          <table:table-cell table:formula="of:=SQRT([.C396]*[.C396]+[.D396]*[.D396])" office:value-type="float" office:value="3.63179965414736" calcext:value-type="float">
            <text:p>3.63179965414736</text:p>
          </table:table-cell>
          <table:table-cell table:number-columns-repeated="5"/>
        </table:table-row>
        <table:table-row table:style-name="ro1">
          <table:table-cell office:value-type="float" office:value="27.909984588623" calcext:value-type="float">
            <text:p>27.909984588623</text:p>
          </table:table-cell>
          <table:table-cell office:value-type="float" office:value="-0.258841305971146" calcext:value-type="float">
            <text:p>-0.258841305971146</text:p>
          </table:table-cell>
          <table:table-cell office:value-type="float" office:value="0.962344825267792" calcext:value-type="float">
            <text:p>0.962344825267792</text:p>
          </table:table-cell>
          <table:table-cell office:value-type="float" office:value="3.50320196151733" calcext:value-type="float">
            <text:p>3.50320196151733</text:p>
          </table:table-cell>
          <table:table-cell table:formula="of:=SQRT([.C397]*[.C397]+[.D397]*[.D397])" office:value-type="float" office:value="3.63297832995169" calcext:value-type="float">
            <text:p>3.63297832995169</text:p>
          </table:table-cell>
          <table:table-cell table:number-columns-repeated="5"/>
        </table:table-row>
        <table:table-row table:style-name="ro1">
          <table:table-cell office:value-type="float" office:value="27.9806423187256" calcext:value-type="float">
            <text:p>27.9806423187256</text:p>
          </table:table-cell>
          <table:table-cell office:value-type="float" office:value="-0.260350078344345" calcext:value-type="float">
            <text:p>-0.260350078344345</text:p>
          </table:table-cell>
          <table:table-cell office:value-type="float" office:value="0.963158667087555" calcext:value-type="float">
            <text:p>0.963158667087555</text:p>
          </table:table-cell>
          <table:table-cell office:value-type="float" office:value="3.50435757637024" calcext:value-type="float">
            <text:p>3.50435757637024</text:p>
          </table:table-cell>
          <table:table-cell table:formula="of:=SQRT([.C398]*[.C398]+[.D398]*[.D398])" office:value-type="float" office:value="3.63430827545619" calcext:value-type="float">
            <text:p>3.63430827545619</text:p>
          </table:table-cell>
          <table:table-cell table:number-columns-repeated="5"/>
        </table:table-row>
        <table:table-row table:style-name="ro1">
          <table:table-cell office:value-type="float" office:value="28.0513019561768" calcext:value-type="float">
            <text:p>28.0513019561768</text:p>
          </table:table-cell>
          <table:table-cell office:value-type="float" office:value="-0.261921584606171" calcext:value-type="float">
            <text:p>-0.261921584606171</text:p>
          </table:table-cell>
          <table:table-cell office:value-type="float" office:value="0.964019298553467" calcext:value-type="float">
            <text:p>0.964019298553467</text:p>
          </table:table-cell>
          <table:table-cell office:value-type="float" office:value="3.50565719604492" calcext:value-type="float">
            <text:p>3.50565719604492</text:p>
          </table:table-cell>
          <table:table-cell table:formula="of:=SQRT([.C399]*[.C399]+[.D399]*[.D399])" office:value-type="float" office:value="3.63578954068646" calcext:value-type="float">
            <text:p>3.63578954068646</text:p>
          </table:table-cell>
          <table:table-cell table:number-columns-repeated="5"/>
        </table:table-row>
        <table:table-row table:style-name="ro1">
          <table:table-cell office:value-type="float" office:value="28.1219596862793" calcext:value-type="float">
            <text:p>28.1219596862793</text:p>
          </table:table-cell>
          <table:table-cell office:value-type="float" office:value="-0.263555914163589" calcext:value-type="float">
            <text:p>-0.263555914163589</text:p>
          </table:table-cell>
          <table:table-cell office:value-type="float" office:value="0.964926838874817" calcext:value-type="float">
            <text:p>0.964926838874817</text:p>
          </table:table-cell>
          <table:table-cell office:value-type="float" office:value="3.50710153579712" calcext:value-type="float">
            <text:p>3.50710153579712</text:p>
          </table:table-cell>
          <table:table-cell table:formula="of:=SQRT([.C400]*[.C400]+[.D400]*[.D400])" office:value-type="float" office:value="3.63742284959715" calcext:value-type="float">
            <text:p>3.63742284959715</text:p>
          </table:table-cell>
          <table:table-cell table:number-columns-repeated="5"/>
        </table:table-row>
        <table:table-row table:style-name="ro1">
          <table:table-cell office:value-type="float" office:value="28.1926174163818" calcext:value-type="float">
            <text:p>28.1926174163818</text:p>
          </table:table-cell>
          <table:table-cell office:value-type="float" office:value="-0.264895051717758" calcext:value-type="float">
            <text:p>-0.264895051717758</text:p>
          </table:table-cell>
          <table:table-cell office:value-type="float" office:value="0.965596318244934" calcext:value-type="float">
            <text:p>0.965596318244934</text:p>
          </table:table-cell>
          <table:table-cell office:value-type="float" office:value="3.50837254524231" calcext:value-type="float">
            <text:p>3.50837254524231</text:p>
          </table:table-cell>
          <table:table-cell table:formula="of:=SQRT([.C401]*[.C401]+[.D401]*[.D401])" office:value-type="float" office:value="3.63882593236035" calcext:value-type="float">
            <text:p>3.63882593236035</text:p>
          </table:table-cell>
          <table:table-cell table:number-columns-repeated="5"/>
        </table:table-row>
        <table:table-row table:style-name="ro1">
          <table:table-cell office:value-type="float" office:value="28.2632751464844" calcext:value-type="float">
            <text:p>28.2632751464844</text:p>
          </table:table-cell>
          <table:table-cell office:value-type="float" office:value="-0.266227006912231" calcext:value-type="float">
            <text:p>-0.266227006912231</text:p>
          </table:table-cell>
          <table:table-cell office:value-type="float" office:value="0.96625018119812" calcext:value-type="float">
            <text:p>0.96625018119812</text:p>
          </table:table-cell>
          <table:table-cell office:value-type="float" office:value="3.50969529151916" calcext:value-type="float">
            <text:p>3.50969529151916</text:p>
          </table:table-cell>
          <table:table-cell table:formula="of:=SQRT([.C402]*[.C402]+[.D402]*[.D402])" office:value-type="float" office:value="3.64027477698829" calcext:value-type="float">
            <text:p>3.64027477698829</text:p>
          </table:table-cell>
          <table:table-cell table:number-columns-repeated="5"/>
        </table:table-row>
        <table:table-row table:style-name="ro1">
          <table:table-cell office:value-type="float" office:value="28.3339347839355" calcext:value-type="float">
            <text:p>28.3339347839355</text:p>
          </table:table-cell>
          <table:table-cell office:value-type="float" office:value="-0.267613440752029" calcext:value-type="float">
            <text:p>-0.267613440752029</text:p>
          </table:table-cell>
          <table:table-cell office:value-type="float" office:value="0.966936945915222" calcext:value-type="float">
            <text:p>0.966936945915222</text:p>
          </table:table-cell>
          <table:table-cell office:value-type="float" office:value="3.51112174987793" calcext:value-type="float">
            <text:p>3.51112174987793</text:p>
          </table:table-cell>
          <table:table-cell table:formula="of:=SQRT([.C403]*[.C403]+[.D403]*[.D403])" office:value-type="float" office:value="3.64183236844335" calcext:value-type="float">
            <text:p>3.64183236844335</text:p>
          </table:table-cell>
          <table:table-cell table:number-columns-repeated="5"/>
        </table:table-row>
        <table:table-row table:style-name="ro1">
          <table:table-cell office:value-type="float" office:value="28.4045925140381" calcext:value-type="float">
            <text:p>28.4045925140381</text:p>
          </table:table-cell>
          <table:table-cell office:value-type="float" office:value="-0.269054412841797" calcext:value-type="float">
            <text:p>-0.269054412841797</text:p>
          </table:table-cell>
          <table:table-cell office:value-type="float" office:value="0.96765673160553" calcext:value-type="float">
            <text:p>0.96765673160553</text:p>
          </table:table-cell>
          <table:table-cell office:value-type="float" office:value="3.51265263557434" calcext:value-type="float">
            <text:p>3.51265263557434</text:p>
          </table:table-cell>
          <table:table-cell table:formula="of:=SQRT([.C404]*[.C404]+[.D404]*[.D404])" office:value-type="float" office:value="3.6434994289047" calcext:value-type="float">
            <text:p>3.6434994289047</text:p>
          </table:table-cell>
          <table:table-cell table:number-columns-repeated="5"/>
        </table:table-row>
        <table:table-row table:style-name="ro1">
          <table:table-cell office:value-type="float" office:value="28.4752502441406" calcext:value-type="float">
            <text:p>28.4752502441406</text:p>
          </table:table-cell>
          <table:table-cell office:value-type="float" office:value="-0.270549982786179" calcext:value-type="float">
            <text:p>-0.270549982786179</text:p>
          </table:table-cell>
          <table:table-cell office:value-type="float" office:value="0.968409538269043" calcext:value-type="float">
            <text:p>0.968409538269043</text:p>
          </table:table-cell>
          <table:table-cell office:value-type="float" office:value="3.5142879486084" calcext:value-type="float">
            <text:p>3.5142879486084</text:p>
          </table:table-cell>
          <table:table-cell table:formula="of:=SQRT([.C405]*[.C405]+[.D405]*[.D405])" office:value-type="float" office:value="3.64527595931292" calcext:value-type="float">
            <text:p>3.64527595931292</text:p>
          </table:table-cell>
          <table:table-cell table:number-columns-repeated="5"/>
        </table:table-row>
        <table:table-row table:style-name="ro1">
          <table:table-cell office:value-type="float" office:value="28.5459079742432" calcext:value-type="float">
            <text:p>28.5459079742432</text:p>
          </table:table-cell>
          <table:table-cell office:value-type="float" office:value="-0.272100359201431" calcext:value-type="float">
            <text:p>-0.272100359201431</text:p>
          </table:table-cell>
          <table:table-cell office:value-type="float" office:value="0.969195365905762" calcext:value-type="float">
            <text:p>0.969195365905762</text:p>
          </table:table-cell>
          <table:table-cell office:value-type="float" office:value="3.5160276889801" calcext:value-type="float">
            <text:p>3.5160276889801</text:p>
          </table:table-cell>
          <table:table-cell table:formula="of:=SQRT([.C406]*[.C406]+[.D406]*[.D406])" office:value-type="float" office:value="3.64716196061649" calcext:value-type="float">
            <text:p>3.64716196061649</text:p>
          </table:table-cell>
          <table:table-cell table:number-columns-repeated="5"/>
        </table:table-row>
        <table:table-row table:style-name="ro1">
          <table:table-cell office:value-type="float" office:value="28.6165676116943" calcext:value-type="float">
            <text:p>28.6165676116943</text:p>
          </table:table-cell>
          <table:table-cell office:value-type="float" office:value="-0.273705542087555" calcext:value-type="float">
            <text:p>-0.273705542087555</text:p>
          </table:table-cell>
          <table:table-cell office:value-type="float" office:value="0.97001439332962" calcext:value-type="float">
            <text:p>0.97001439332962</text:p>
          </table:table-cell>
          <table:table-cell office:value-type="float" office:value="3.51787233352661" calcext:value-type="float">
            <text:p>3.51787233352661</text:p>
          </table:table-cell>
          <table:table-cell table:formula="of:=SQRT([.C407]*[.C407]+[.D407]*[.D407])" office:value-type="float" office:value="3.64915794098564" calcext:value-type="float">
            <text:p>3.64915794098564</text:p>
          </table:table-cell>
          <table:table-cell table:number-columns-repeated="5"/>
        </table:table-row>
        <table:table-row table:style-name="ro1">
          <table:table-cell office:value-type="float" office:value="28.6872253417969" calcext:value-type="float">
            <text:p>28.6872253417969</text:p>
          </table:table-cell>
          <table:table-cell office:value-type="float" office:value="-0.27529039978981" calcext:value-type="float">
            <text:p>-0.27529039978981</text:p>
          </table:table-cell>
          <table:table-cell office:value-type="float" office:value="0.97022807598114" calcext:value-type="float">
            <text:p>0.97022807598114</text:p>
          </table:table-cell>
          <table:table-cell office:value-type="float" office:value="3.51760077476501" calcext:value-type="float">
            <text:p>3.51760077476501</text:p>
          </table:table-cell>
          <table:table-cell table:formula="of:=SQRT([.C408]*[.C408]+[.D408]*[.D408])" office:value-type="float" office:value="3.64895296352933" calcext:value-type="float">
            <text:p>3.64895296352933</text:p>
          </table:table-cell>
          <table:table-cell table:number-columns-repeated="5"/>
        </table:table-row>
        <table:table-row table:style-name="ro1">
          <table:table-cell office:value-type="float" office:value="28.7578830718994" calcext:value-type="float">
            <text:p>28.7578830718994</text:p>
          </table:table-cell>
          <table:table-cell office:value-type="float" office:value="-0.276467084884644" calcext:value-type="float">
            <text:p>-0.276467084884644</text:p>
          </table:table-cell>
          <table:table-cell office:value-type="float" office:value="0.969419181346893" calcext:value-type="float">
            <text:p>0.969419181346893</text:p>
          </table:table-cell>
          <table:table-cell office:value-type="float" office:value="3.51457047462463" calcext:value-type="float">
            <text:p>3.51457047462463</text:p>
          </table:table-cell>
          <table:table-cell table:formula="of:=SQRT([.C409]*[.C409]+[.D409]*[.D409])" office:value-type="float" office:value="3.64581666712226" calcext:value-type="float">
            <text:p>3.64581666712226</text:p>
          </table:table-cell>
          <table:table-cell table:number-columns-repeated="5"/>
        </table:table-row>
        <table:table-row table:style-name="ro1">
          <table:table-cell office:value-type="float" office:value="28.828540802002" calcext:value-type="float">
            <text:p>28.828540802002</text:p>
          </table:table-cell>
          <table:table-cell office:value-type="float" office:value="-0.277586191892624" calcext:value-type="float">
            <text:p>-0.277586191892624</text:p>
          </table:table-cell>
          <table:table-cell office:value-type="float" office:value="0.968577206134796" calcext:value-type="float">
            <text:p>0.968577206134796</text:p>
          </table:table-cell>
          <table:table-cell office:value-type="float" office:value="3.51161527633667" calcext:value-type="float">
            <text:p>3.51161527633667</text:p>
          </table:table-cell>
          <table:table-cell table:formula="of:=SQRT([.C410]*[.C410]+[.D410]*[.D410])" office:value-type="float" office:value="3.64274397305725" calcext:value-type="float">
            <text:p>3.64274397305725</text:p>
          </table:table-cell>
          <table:table-cell table:number-columns-repeated="5"/>
        </table:table-row>
        <table:table-row table:style-name="ro1">
          <table:table-cell office:value-type="float" office:value="28.8991985321045" calcext:value-type="float">
            <text:p>28.8991985321045</text:p>
          </table:table-cell>
          <table:table-cell office:value-type="float" office:value="-0.278741121292114" calcext:value-type="float">
            <text:p>-0.278741121292114</text:p>
          </table:table-cell>
          <table:table-cell office:value-type="float" office:value="0.96776670217514" calcext:value-type="float">
            <text:p>0.96776670217514</text:p>
          </table:table-cell>
          <table:table-cell office:value-type="float" office:value="3.50874519348145" calcext:value-type="float">
            <text:p>3.50874519348145</text:p>
          </table:table-cell>
          <table:table-cell table:formula="of:=SQRT([.C411]*[.C411]+[.D411]*[.D411])" office:value-type="float" office:value="3.6397616986031" calcext:value-type="float">
            <text:p>3.6397616986031</text:p>
          </table:table-cell>
          <table:table-cell table:number-columns-repeated="5"/>
        </table:table-row>
        <table:table-row table:style-name="ro1">
          <table:table-cell office:value-type="float" office:value="28.9698581695557" calcext:value-type="float">
            <text:p>28.9698581695557</text:p>
          </table:table-cell>
          <table:table-cell office:value-type="float" office:value="-0.279931932687759" calcext:value-type="float">
            <text:p>-0.279931932687759</text:p>
          </table:table-cell>
          <table:table-cell office:value-type="float" office:value="0.966987788677216" calcext:value-type="float">
            <text:p>0.966987788677216</text:p>
          </table:table-cell>
          <table:table-cell office:value-type="float" office:value="3.50596117973328" calcext:value-type="float">
            <text:p>3.50596117973328</text:p>
          </table:table-cell>
          <table:table-cell table:formula="of:=SQRT([.C412]*[.C412]+[.D412]*[.D412])" office:value-type="float" office:value="3.63687079468705" calcext:value-type="float">
            <text:p>3.63687079468705</text:p>
          </table:table-cell>
          <table:table-cell table:number-columns-repeated="5"/>
        </table:table-row>
        <table:table-row table:style-name="ro1">
          <table:table-cell office:value-type="float" office:value="29.0405158996582" calcext:value-type="float">
            <text:p>29.0405158996582</text:p>
          </table:table-cell>
          <table:table-cell office:value-type="float" office:value="-0.281158804893494" calcext:value-type="float">
            <text:p>-0.281158804893494</text:p>
          </table:table-cell>
          <table:table-cell office:value-type="float" office:value="0.966240763664246" calcext:value-type="float">
            <text:p>0.966240763664246</text:p>
          </table:table-cell>
          <table:table-cell office:value-type="float" office:value="3.50326299667358" calcext:value-type="float">
            <text:p>3.50326299667358</text:p>
          </table:table-cell>
          <table:table-cell table:formula="of:=SQRT([.C413]*[.C413]+[.D413]*[.D413])" office:value-type="float" office:value="3.63407111064558" calcext:value-type="float">
            <text:p>3.63407111064558</text:p>
          </table:table-cell>
          <table:table-cell table:number-columns-repeated="5"/>
        </table:table-row>
        <table:table-row table:style-name="ro1">
          <table:table-cell office:value-type="float" office:value="29.1111736297607" calcext:value-type="float">
            <text:p>29.1111736297607</text:p>
          </table:table-cell>
          <table:table-cell office:value-type="float" office:value="-0.282421678304672" calcext:value-type="float">
            <text:p>-0.282421678304672</text:p>
          </table:table-cell>
          <table:table-cell office:value-type="float" office:value="0.965525388717651" calcext:value-type="float">
            <text:p>0.965525388717651</text:p>
          </table:table-cell>
          <table:table-cell office:value-type="float" office:value="3.50065064430237" calcext:value-type="float">
            <text:p>3.50065064430237</text:p>
          </table:table-cell>
          <table:table-cell table:formula="of:=SQRT([.C414]*[.C414]+[.D414]*[.D414])" office:value-type="float" office:value="3.63136258306892" calcext:value-type="float">
            <text:p>3.63136258306892</text:p>
          </table:table-cell>
          <table:table-cell table:number-columns-repeated="5"/>
        </table:table-row>
        <table:table-row table:style-name="ro1">
          <table:table-cell office:value-type="float" office:value="29.1818332672119" calcext:value-type="float">
            <text:p>29.1818332672119</text:p>
          </table:table-cell>
          <table:table-cell office:value-type="float" office:value="-0.283720672130585" calcext:value-type="float">
            <text:p>-0.283720672130585</text:p>
          </table:table-cell>
          <table:table-cell office:value-type="float" office:value="0.964841842651367" calcext:value-type="float">
            <text:p>0.964841842651367</text:p>
          </table:table-cell>
          <table:table-cell office:value-type="float" office:value="3.49812459945679" calcext:value-type="float">
            <text:p>3.49812459945679</text:p>
          </table:table-cell>
          <table:table-cell table:formula="of:=SQRT([.C415]*[.C415]+[.D415]*[.D415])" office:value-type="float" office:value="3.62874571920596" calcext:value-type="float">
            <text:p>3.62874571920596</text:p>
          </table:table-cell>
          <table:table-cell table:number-columns-repeated="5"/>
        </table:table-row>
        <table:table-row table:style-name="ro1">
          <table:table-cell office:value-type="float" office:value="29.2524909973145" calcext:value-type="float">
            <text:p>29.2524909973145</text:p>
          </table:table-cell>
          <table:table-cell office:value-type="float" office:value="-0.285055845975876" calcext:value-type="float">
            <text:p>-0.285055845975876</text:p>
          </table:table-cell>
          <table:table-cell office:value-type="float" office:value="0.964190304279327" calcext:value-type="float">
            <text:p>0.964190304279327</text:p>
          </table:table-cell>
          <table:table-cell office:value-type="float" office:value="3.49568510055542" calcext:value-type="float">
            <text:p>3.49568510055542</text:p>
          </table:table-cell>
          <table:table-cell table:formula="of:=SQRT([.C416]*[.C416]+[.D416]*[.D416])" office:value-type="float" office:value="3.62622079651962" calcext:value-type="float">
            <text:p>3.62622079651962</text:p>
          </table:table-cell>
          <table:table-cell table:number-columns-repeated="5"/>
        </table:table-row>
        <table:table-row table:style-name="ro1">
          <table:table-cell office:value-type="float" office:value="29.323148727417" calcext:value-type="float">
            <text:p>29.323148727417</text:p>
          </table:table-cell>
          <table:table-cell office:value-type="float" office:value="-0.286046713590622" calcext:value-type="float">
            <text:p>-0.286046713590622</text:p>
          </table:table-cell>
          <table:table-cell office:value-type="float" office:value="0.963459014892578" calcext:value-type="float">
            <text:p>0.963459014892578</text:p>
          </table:table-cell>
          <table:table-cell office:value-type="float" office:value="3.49363923072815" calcext:value-type="float">
            <text:p>3.49363923072815</text:p>
          </table:table-cell>
          <table:table-cell table:formula="of:=SQRT([.C417]*[.C417]+[.D417]*[.D417])" office:value-type="float" office:value="3.62405413147494" calcext:value-type="float">
            <text:p>3.62405413147494</text:p>
          </table:table-cell>
          <table:table-cell table:number-columns-repeated="5"/>
        </table:table-row>
        <table:table-row table:style-name="ro1">
          <table:table-cell office:value-type="float" office:value="29.3938064575195" calcext:value-type="float">
            <text:p>29.3938064575195</text:p>
          </table:table-cell>
          <table:table-cell office:value-type="float" office:value="-0.286976516246796" calcext:value-type="float">
            <text:p>-0.286976516246796</text:p>
          </table:table-cell>
          <table:table-cell office:value-type="float" office:value="0.96271938085556" calcext:value-type="float">
            <text:p>0.96271938085556</text:p>
          </table:table-cell>
          <table:table-cell office:value-type="float" office:value="3.49171042442322" calcext:value-type="float">
            <text:p>3.49171042442322</text:p>
          </table:table-cell>
          <table:table-cell table:formula="of:=SQRT([.C418]*[.C418]+[.D418]*[.D418])" office:value-type="float" office:value="3.62199810799242" calcext:value-type="float">
            <text:p>3.62199810799242</text:p>
          </table:table-cell>
          <table:table-cell table:number-columns-repeated="5"/>
        </table:table-row>
        <table:table-row table:style-name="ro1">
          <table:table-cell office:value-type="float" office:value="29.4644641876221" calcext:value-type="float">
            <text:p>29.4644641876221</text:p>
          </table:table-cell>
          <table:table-cell office:value-type="float" office:value="-0.287938684225082" calcext:value-type="float">
            <text:p>-0.287938684225082</text:p>
          </table:table-cell>
          <table:table-cell office:value-type="float" office:value="0.96199756860733" calcext:value-type="float">
            <text:p>0.96199756860733</text:p>
          </table:table-cell>
          <table:table-cell office:value-type="float" office:value="3.48981761932373" calcext:value-type="float">
            <text:p>3.48981761932373</text:p>
          </table:table-cell>
          <table:table-cell table:formula="of:=SQRT([.C419]*[.C419]+[.D419]*[.D419])" office:value-type="float" office:value="3.61998153837126" calcext:value-type="float">
            <text:p>3.61998153837126</text:p>
          </table:table-cell>
          <table:table-cell table:number-columns-repeated="5"/>
        </table:table-row>
        <table:table-row table:style-name="ro1">
          <table:table-cell office:value-type="float" office:value="29.5351238250732" calcext:value-type="float">
            <text:p>29.5351238250732</text:p>
          </table:table-cell>
          <table:table-cell office:value-type="float" office:value="-0.288933277130127" calcext:value-type="float">
            <text:p>-0.288933277130127</text:p>
          </table:table-cell>
          <table:table-cell office:value-type="float" office:value="0.961293578147888" calcext:value-type="float">
            <text:p>0.961293578147888</text:p>
          </table:table-cell>
          <table:table-cell office:value-type="float" office:value="3.48796153068542" calcext:value-type="float">
            <text:p>3.48796153068542</text:p>
          </table:table-cell>
          <table:table-cell table:formula="of:=SQRT([.C420]*[.C420]+[.D420]*[.D420])" office:value-type="float" office:value="3.61800511095959" calcext:value-type="float">
            <text:p>3.61800511095959</text:p>
          </table:table-cell>
          <table:table-cell table:number-columns-repeated="5"/>
        </table:table-row>
        <table:table-row table:style-name="ro1">
          <table:table-cell office:value-type="float" office:value="29.6057815551758" calcext:value-type="float">
            <text:p>29.6057815551758</text:p>
          </table:table-cell>
          <table:table-cell office:value-type="float" office:value="-0.289960294961929" calcext:value-type="float">
            <text:p>-0.289960294961929</text:p>
          </table:table-cell>
          <table:table-cell office:value-type="float" office:value="0.960607349872589" calcext:value-type="float">
            <text:p>0.960607349872589</text:p>
          </table:table-cell>
          <table:table-cell office:value-type="float" office:value="3.48614120483398" calcext:value-type="float">
            <text:p>3.48614120483398</text:p>
          </table:table-cell>
          <table:table-cell table:formula="of:=SQRT([.C421]*[.C421]+[.D421]*[.D421])" office:value-type="float" office:value="3.61606788938905" calcext:value-type="float">
            <text:p>3.61606788938905</text:p>
          </table:table-cell>
          <table:table-cell table:number-columns-repeated="5"/>
        </table:table-row>
        <table:table-row table:style-name="ro1">
          <table:table-cell office:value-type="float" office:value="29.6764392852783" calcext:value-type="float">
            <text:p>29.6764392852783</text:p>
          </table:table-cell>
          <table:table-cell office:value-type="float" office:value="-0.291019827127457" calcext:value-type="float">
            <text:p>-0.291019827127457</text:p>
          </table:table-cell>
          <table:table-cell office:value-type="float" office:value="0.959939002990723" calcext:value-type="float">
            <text:p>0.959939002990723</text:p>
          </table:table-cell>
          <table:table-cell office:value-type="float" office:value="3.48435759544373" calcext:value-type="float">
            <text:p>3.48435759544373</text:p>
          </table:table-cell>
          <table:table-cell table:formula="of:=SQRT([.C422]*[.C422]+[.D422]*[.D422])" office:value-type="float" office:value="3.61417082363151" calcext:value-type="float">
            <text:p>3.61417082363151</text:p>
          </table:table-cell>
          <table:table-cell table:number-columns-repeated="5"/>
        </table:table-row>
        <table:table-row table:style-name="ro1">
          <table:table-cell office:value-type="float" office:value="29.7470970153809" calcext:value-type="float">
            <text:p>29.7470970153809</text:p>
          </table:table-cell>
          <table:table-cell office:value-type="float" office:value="-0.292111903429031" calcext:value-type="float">
            <text:p>-0.292111903429031</text:p>
          </table:table-cell>
          <table:table-cell office:value-type="float" office:value="0.959288597106934" calcext:value-type="float">
            <text:p>0.959288597106934</text:p>
          </table:table-cell>
          <table:table-cell office:value-type="float" office:value="3.48261046409607" calcext:value-type="float">
            <text:p>3.48261046409607</text:p>
          </table:table-cell>
          <table:table-cell table:formula="of:=SQRT([.C423]*[.C423]+[.D423]*[.D423])" office:value-type="float" office:value="3.61231369861074" calcext:value-type="float">
            <text:p>3.61231369861074</text:p>
          </table:table-cell>
          <table:table-cell table:number-columns-repeated="5"/>
        </table:table-row>
        <table:table-row table:style-name="ro1">
          <table:table-cell office:value-type="float" office:value="29.817756652832" calcext:value-type="float">
            <text:p>29.817756652832</text:p>
          </table:table-cell>
          <table:table-cell office:value-type="float" office:value="-0.293236583471298" calcext:value-type="float">
            <text:p>-0.293236583471298</text:p>
          </table:table-cell>
          <table:table-cell office:value-type="float" office:value="0.958656013011932" calcext:value-type="float">
            <text:p>0.958656013011932</text:p>
          </table:table-cell>
          <table:table-cell office:value-type="float" office:value="3.48089957237244" calcext:value-type="float">
            <text:p>3.48089957237244</text:p>
          </table:table-cell>
          <table:table-cell table:formula="of:=SQRT([.C424]*[.C424]+[.D424]*[.D424])" office:value-type="float" office:value="3.61049625179511" calcext:value-type="float">
            <text:p>3.61049625179511</text:p>
          </table:table-cell>
          <table:table-cell table:number-columns-repeated="5"/>
        </table:table-row>
        <table:table-row table:style-name="ro1">
          <table:table-cell office:value-type="float" office:value="29.8884143829346" calcext:value-type="float">
            <text:p>29.8884143829346</text:p>
          </table:table-cell>
          <table:table-cell office:value-type="float" office:value="-0.294369578361511" calcext:value-type="float">
            <text:p>-0.294369578361511</text:p>
          </table:table-cell>
          <table:table-cell office:value-type="float" office:value="0.957903146743774" calcext:value-type="float">
            <text:p>0.957903146743774</text:p>
          </table:table-cell>
          <table:table-cell office:value-type="float" office:value="3.47917246818542" calcext:value-type="float">
            <text:p>3.47917246818542</text:p>
          </table:table-cell>
          <table:table-cell table:formula="of:=SQRT([.C425]*[.C425]+[.D425]*[.D425])" office:value-type="float" office:value="3.60863125047726" calcext:value-type="float">
            <text:p>3.60863125047726</text:p>
          </table:table-cell>
          <table:table-cell table:number-columns-repeated="5"/>
        </table:table-row>
        <table:table-row table:style-name="ro1">
          <table:table-cell office:value-type="float" office:value="29.9590721130371" calcext:value-type="float">
            <text:p>29.9590721130371</text:p>
          </table:table-cell>
          <table:table-cell office:value-type="float" office:value="-0.295491337776184" calcext:value-type="float">
            <text:p>-0.295491337776184</text:p>
          </table:table-cell>
          <table:table-cell office:value-type="float" office:value="0.956879556179047" calcext:value-type="float">
            <text:p>0.956879556179047</text:p>
          </table:table-cell>
          <table:table-cell office:value-type="float" office:value="3.47736191749573" calcext:value-type="float">
            <text:p>3.47736191749573</text:p>
          </table:table-cell>
          <table:table-cell table:formula="of:=SQRT([.C426]*[.C426]+[.D426]*[.D426])" office:value-type="float" office:value="3.60661397855149" calcext:value-type="float">
            <text:p>3.60661397855149</text:p>
          </table:table-cell>
          <table:table-cell table:number-columns-repeated="5"/>
        </table:table-row>
        <table:table-row table:style-name="ro1">
          <table:table-cell office:value-type="float" office:value="30.0297298431396" calcext:value-type="float">
            <text:p>30.0297298431396</text:p>
          </table:table-cell>
          <table:table-cell office:value-type="float" office:value="-0.296655982732773" calcext:value-type="float">
            <text:p>-0.296655982732773</text:p>
          </table:table-cell>
          <table:table-cell office:value-type="float" office:value="0.955872118473053" calcext:value-type="float">
            <text:p>0.955872118473053</text:p>
          </table:table-cell>
          <table:table-cell office:value-type="float" office:value="3.47557353973389" calcext:value-type="float">
            <text:p>3.47557353973389</text:p>
          </table:table-cell>
          <table:table-cell table:formula="of:=SQRT([.C427]*[.C427]+[.D427]*[.D427])" office:value-type="float" office:value="3.60462244028033" calcext:value-type="float">
            <text:p>3.60462244028033</text:p>
          </table:table-cell>
          <table:table-cell table:number-columns-repeated="5"/>
        </table:table-row>
        <table:table-row table:style-name="ro1">
          <table:table-cell office:value-type="float" office:value="30.1003894805908" calcext:value-type="float">
            <text:p>30.1003894805908</text:p>
          </table:table-cell>
          <table:table-cell office:value-type="float" office:value="-0.2978635430336" calcext:value-type="float">
            <text:p>-0.2978635430336</text:p>
          </table:table-cell>
          <table:table-cell office:value-type="float" office:value="0.954880654811859" calcext:value-type="float">
            <text:p>0.954880654811859</text:p>
          </table:table-cell>
          <table:table-cell office:value-type="float" office:value="3.47380661964416" calcext:value-type="float">
            <text:p>3.47380661964416</text:p>
          </table:table-cell>
          <table:table-cell table:formula="of:=SQRT([.C428]*[.C428]+[.D428]*[.D428])" office:value-type="float" office:value="3.60265589470012" calcext:value-type="float">
            <text:p>3.60265589470012</text:p>
          </table:table-cell>
          <table:table-cell table:number-columns-repeated="5"/>
        </table:table-row>
        <table:table-row table:style-name="ro1">
          <table:table-cell office:value-type="float" office:value="30.1710472106934" calcext:value-type="float">
            <text:p>30.1710472106934</text:p>
          </table:table-cell>
          <table:table-cell office:value-type="float" office:value="-0.29911407828331" calcext:value-type="float">
            <text:p>-0.29911407828331</text:p>
          </table:table-cell>
          <table:table-cell office:value-type="float" office:value="0.95390522480011" calcext:value-type="float">
            <text:p>0.95390522480011</text:p>
          </table:table-cell>
          <table:table-cell office:value-type="float" office:value="3.47206139564514" calcext:value-type="float">
            <text:p>3.47206139564514</text:p>
          </table:table-cell>
          <table:table-cell table:formula="of:=SQRT([.C429]*[.C429]+[.D429]*[.D429])" office:value-type="float" office:value="3.60071458366672" calcext:value-type="float">
            <text:p>3.60071458366672</text:p>
          </table:table-cell>
          <table:table-cell table:number-columns-repeated="5"/>
        </table:table-row>
        <table:table-row table:style-name="ro1">
          <table:table-cell office:value-type="float" office:value="30.2417049407959" calcext:value-type="float">
            <text:p>30.2417049407959</text:p>
          </table:table-cell>
          <table:table-cell office:value-type="float" office:value="-0.300407648086548" calcext:value-type="float">
            <text:p>-0.300407648086548</text:p>
          </table:table-cell>
          <table:table-cell office:value-type="float" office:value="0.952946066856384" calcext:value-type="float">
            <text:p>0.952946066856384</text:p>
          </table:table-cell>
          <table:table-cell office:value-type="float" office:value="3.47033858299255" calcext:value-type="float">
            <text:p>3.47033858299255</text:p>
          </table:table-cell>
          <table:table-cell table:formula="of:=SQRT([.C430]*[.C430]+[.D430]*[.D430])" office:value-type="float" office:value="3.59879925627198" calcext:value-type="float">
            <text:p>3.59879925627198</text:p>
          </table:table-cell>
          <table:table-cell table:number-columns-repeated="5"/>
        </table:table-row>
        <table:table-row table:style-name="ro1">
          <table:table-cell office:value-type="float" office:value="30.3123626708984" calcext:value-type="float">
            <text:p>30.3123626708984</text:p>
          </table:table-cell>
          <table:table-cell office:value-type="float" office:value="-0.301744341850281" calcext:value-type="float">
            <text:p>-0.301744341850281</text:p>
          </table:table-cell>
          <table:table-cell office:value-type="float" office:value="0.952002882957459" calcext:value-type="float">
            <text:p>0.952002882957459</text:p>
          </table:table-cell>
          <table:table-cell office:value-type="float" office:value="3.46863722801208" calcext:value-type="float">
            <text:p>3.46863722801208</text:p>
          </table:table-cell>
          <table:table-cell table:formula="of:=SQRT([.C431]*[.C431]+[.D431]*[.D431])" office:value-type="float" office:value="3.5969089102604" calcext:value-type="float">
            <text:p>3.5969089102604</text:p>
          </table:table-cell>
          <table:table-cell table:number-columns-repeated="5"/>
        </table:table-row>
        <table:table-row table:style-name="ro1">
          <table:table-cell office:value-type="float" office:value="30.3830223083496" calcext:value-type="float">
            <text:p>30.3830223083496</text:p>
          </table:table-cell>
          <table:table-cell office:value-type="float" office:value="-0.303124219179153" calcext:value-type="float">
            <text:p>-0.303124219179153</text:p>
          </table:table-cell>
          <table:table-cell office:value-type="float" office:value="0.951075911521912" calcext:value-type="float">
            <text:p>0.951075911521912</text:p>
          </table:table-cell>
          <table:table-cell office:value-type="float" office:value="3.46695756912231" calcext:value-type="float">
            <text:p>3.46695756912231</text:p>
          </table:table-cell>
          <table:table-cell table:formula="of:=SQRT([.C432]*[.C432]+[.D432]*[.D432])" office:value-type="float" office:value="3.59504383500003" calcext:value-type="float">
            <text:p>3.59504383500003</text:p>
          </table:table-cell>
          <table:table-cell table:number-columns-repeated="5"/>
        </table:table-row>
        <table:table-row table:style-name="ro1">
          <table:table-cell office:value-type="float" office:value="30.4536800384521" calcext:value-type="float">
            <text:p>30.4536800384521</text:p>
          </table:table-cell>
          <table:table-cell office:value-type="float" office:value="-0.304547309875488" calcext:value-type="float">
            <text:p>-0.304547309875488</text:p>
          </table:table-cell>
          <table:table-cell office:value-type="float" office:value="0.950165212154388" calcext:value-type="float">
            <text:p>0.950165212154388</text:p>
          </table:table-cell>
          <table:table-cell office:value-type="float" office:value="3.46530032157898" calcext:value-type="float">
            <text:p>3.46530032157898</text:p>
          </table:table-cell>
          <table:table-cell table:formula="of:=SQRT([.C433]*[.C433]+[.D433]*[.D433])" office:value-type="float" office:value="3.59320473242533" calcext:value-type="float">
            <text:p>3.59320473242533</text:p>
          </table:table-cell>
          <table:table-cell table:number-columns-repeated="5"/>
        </table:table-row>
        <table:table-row table:style-name="ro1">
          <table:table-cell office:value-type="float" office:value="30.5243377685547" calcext:value-type="float">
            <text:p>30.5243377685547</text:p>
          </table:table-cell>
          <table:table-cell office:value-type="float" office:value="-0.305731564760208" calcext:value-type="float">
            <text:p>-0.305731564760208</text:p>
          </table:table-cell>
          <table:table-cell office:value-type="float" office:value="0.949316322803497" calcext:value-type="float">
            <text:p>0.949316322803497</text:p>
          </table:table-cell>
          <table:table-cell office:value-type="float" office:value="3.46405935287476" calcext:value-type="float">
            <text:p>3.46405935287476</text:p>
          </table:table-cell>
          <table:table-cell table:formula="of:=SQRT([.C434]*[.C434]+[.D434]*[.D434])" office:value-type="float" office:value="3.59178349583884" calcext:value-type="float">
            <text:p>3.59178349583884</text:p>
          </table:table-cell>
          <table:table-cell table:number-columns-repeated="5"/>
        </table:table-row>
        <table:table-row table:style-name="ro1">
          <table:table-cell office:value-type="float" office:value="30.5949954986572" calcext:value-type="float">
            <text:p>30.5949954986572</text:p>
          </table:table-cell>
          <table:table-cell office:value-type="float" office:value="-0.306905150413513" calcext:value-type="float">
            <text:p>-0.306905150413513</text:p>
          </table:table-cell>
          <table:table-cell office:value-type="float" office:value="0.948478758335114" calcext:value-type="float">
            <text:p>0.948478758335114</text:p>
          </table:table-cell>
          <table:table-cell office:value-type="float" office:value="3.46285462379456" calcext:value-type="float">
            <text:p>3.46285462379456</text:p>
          </table:table-cell>
          <table:table-cell table:formula="of:=SQRT([.C435]*[.C435]+[.D435]*[.D435])" office:value-type="float" office:value="3.59040027024123" calcext:value-type="float">
            <text:p>3.59040027024123</text:p>
          </table:table-cell>
          <table:table-cell table:number-columns-repeated="5"/>
        </table:table-row>
        <table:table-row table:style-name="ro1">
          <table:table-cell office:value-type="float" office:value="30.6656532287598" calcext:value-type="float">
            <text:p>30.6656532287598</text:p>
          </table:table-cell>
          <table:table-cell office:value-type="float" office:value="-0.308093190193176" calcext:value-type="float">
            <text:p>-0.308093190193176</text:p>
          </table:table-cell>
          <table:table-cell office:value-type="float" office:value="0.9476478099823" calcext:value-type="float">
            <text:p>0.9476478099823</text:p>
          </table:table-cell>
          <table:table-cell office:value-type="float" office:value="3.46164846420288" calcext:value-type="float">
            <text:p>3.46164846420288</text:p>
          </table:table-cell>
          <table:table-cell table:formula="of:=SQRT([.C436]*[.C436]+[.D436]*[.D436])" office:value-type="float" office:value="3.5890174785702" calcext:value-type="float">
            <text:p>3.5890174785702</text:p>
          </table:table-cell>
          <table:table-cell table:number-columns-repeated="5"/>
        </table:table-row>
        <table:table-row table:style-name="ro1">
          <table:table-cell office:value-type="float" office:value="30.7363128662109" calcext:value-type="float">
            <text:p>30.7363128662109</text:p>
          </table:table-cell>
          <table:table-cell office:value-type="float" office:value="-0.309295773506165" calcext:value-type="float">
            <text:p>-0.309295773506165</text:p>
          </table:table-cell>
          <table:table-cell office:value-type="float" office:value="0.946823537349701" calcext:value-type="float">
            <text:p>0.946823537349701</text:p>
          </table:table-cell>
          <table:table-cell office:value-type="float" office:value="3.46044111251831" calcext:value-type="float">
            <text:p>3.46044111251831</text:p>
          </table:table-cell>
          <table:table-cell table:formula="of:=SQRT([.C437]*[.C437]+[.D437]*[.D437])" office:value-type="float" office:value="3.58763536386941" calcext:value-type="float">
            <text:p>3.58763536386941</text:p>
          </table:table-cell>
          <table:table-cell table:number-columns-repeated="5"/>
        </table:table-row>
        <table:table-row table:style-name="ro1">
          <table:table-cell office:value-type="float" office:value="30.8069705963135" calcext:value-type="float">
            <text:p>30.8069705963135</text:p>
          </table:table-cell>
          <table:table-cell office:value-type="float" office:value="-0.310512900352478" calcext:value-type="float">
            <text:p>-0.310512900352478</text:p>
          </table:table-cell>
          <table:table-cell office:value-type="float" office:value="0.946005821228027" calcext:value-type="float">
            <text:p>0.946005821228027</text:p>
          </table:table-cell>
          <table:table-cell office:value-type="float" office:value="3.45923185348511" calcext:value-type="float">
            <text:p>3.45923185348511</text:p>
          </table:table-cell>
          <table:table-cell table:formula="of:=SQRT([.C438]*[.C438]+[.D438]*[.D438])" office:value-type="float" office:value="3.58625320215449" calcext:value-type="float">
            <text:p>3.58625320215449</text:p>
          </table:table-cell>
          <table:table-cell table:number-columns-repeated="5"/>
        </table:table-row>
        <table:table-row table:style-name="ro1">
          <table:table-cell office:value-type="float" office:value="30.877628326416" calcext:value-type="float">
            <text:p>30.877628326416</text:p>
          </table:table-cell>
          <table:table-cell office:value-type="float" office:value="-0.311744600534439" calcext:value-type="float">
            <text:p>-0.311744600534439</text:p>
          </table:table-cell>
          <table:table-cell office:value-type="float" office:value="0.945194721221924" calcext:value-type="float">
            <text:p>0.945194721221924</text:p>
          </table:table-cell>
          <table:table-cell office:value-type="float" office:value="3.45802116394043" calcext:value-type="float">
            <text:p>3.45802116394043</text:p>
          </table:table-cell>
          <table:table-cell table:formula="of:=SQRT([.C439]*[.C439]+[.D439]*[.D439])" office:value-type="float" office:value="3.5848714664944" calcext:value-type="float">
            <text:p>3.5848714664944</text:p>
          </table:table-cell>
          <table:table-cell table:number-columns-repeated="5"/>
        </table:table-row>
        <table:table-row table:style-name="ro1">
          <table:table-cell office:value-type="float" office:value="30.9482860565186" calcext:value-type="float">
            <text:p>30.9482860565186</text:p>
          </table:table-cell>
          <table:table-cell office:value-type="float" office:value="-0.312990844249725" calcext:value-type="float">
            <text:p>-0.312990844249725</text:p>
          </table:table-cell>
          <table:table-cell office:value-type="float" office:value="0.94439035654068" calcext:value-type="float">
            <text:p>0.94439035654068</text:p>
          </table:table-cell>
          <table:table-cell office:value-type="float" office:value="3.45680928230286" calcext:value-type="float">
            <text:p>3.45680928230286</text:p>
          </table:table-cell>
          <table:table-cell table:formula="of:=SQRT([.C440]*[.C440]+[.D440]*[.D440])" office:value-type="float" office:value="3.58349041574583" calcext:value-type="float">
            <text:p>3.58349041574583</text:p>
          </table:table-cell>
          <table:table-cell table:number-columns-repeated="5"/>
        </table:table-row>
        <table:table-row table:style-name="ro1">
          <table:table-cell office:value-type="float" office:value="31.0189456939697" calcext:value-type="float">
            <text:p>31.0189456939697</text:p>
          </table:table-cell>
          <table:table-cell office:value-type="float" office:value="-0.314251691102982" calcext:value-type="float">
            <text:p>-0.314251691102982</text:p>
          </table:table-cell>
          <table:table-cell office:value-type="float" office:value="0.943592548370361" calcext:value-type="float">
            <text:p>0.943592548370361</text:p>
          </table:table-cell>
          <table:table-cell office:value-type="float" office:value="3.45559549331665" calcext:value-type="float">
            <text:p>3.45559549331665</text:p>
          </table:table-cell>
          <table:table-cell table:formula="of:=SQRT([.C441]*[.C441]+[.D441]*[.D441])" office:value-type="float" office:value="3.58210931027662" calcext:value-type="float">
            <text:p>3.58210931027662</text:p>
          </table:table-cell>
          <table:table-cell table:number-columns-repeated="5"/>
        </table:table-row>
        <table:table-row table:style-name="ro1">
          <table:table-cell office:value-type="float" office:value="31.0896034240723" calcext:value-type="float">
            <text:p>31.0896034240723</text:p>
          </table:table-cell>
          <table:table-cell office:value-type="float" office:value="-0.31552717089653" calcext:value-type="float">
            <text:p>-0.31552717089653</text:p>
          </table:table-cell>
          <table:table-cell office:value-type="float" office:value="0.942801356315613" calcext:value-type="float">
            <text:p>0.942801356315613</text:p>
          </table:table-cell>
          <table:table-cell office:value-type="float" office:value="3.45438003540039" calcext:value-type="float">
            <text:p>3.45438003540039</text:p>
          </table:table-cell>
          <table:table-cell table:formula="of:=SQRT([.C442]*[.C442]+[.D442]*[.D442])" office:value-type="float" office:value="3.58072839328025" calcext:value-type="float">
            <text:p>3.58072839328025</text:p>
          </table:table-cell>
          <table:table-cell table:number-columns-repeated="5"/>
        </table:table-row>
        <table:table-row table:style-name="ro1">
          <table:table-cell office:value-type="float" office:value="31.1602611541748" calcext:value-type="float">
            <text:p>31.1602611541748</text:p>
          </table:table-cell>
          <table:table-cell office:value-type="float" office:value="-0.317104279994965" calcext:value-type="float">
            <text:p>-0.317104279994965</text:p>
          </table:table-cell>
          <table:table-cell office:value-type="float" office:value="0.941822230815887" calcext:value-type="float">
            <text:p>0.941822230815887</text:p>
          </table:table-cell>
          <table:table-cell office:value-type="float" office:value="3.45249080657959" calcext:value-type="float">
            <text:p>3.45249080657959</text:p>
          </table:table-cell>
          <table:table-cell table:formula="of:=SQRT([.C443]*[.C443]+[.D443]*[.D443])" office:value-type="float" office:value="3.57864805254381" calcext:value-type="float">
            <text:p>3.57864805254381</text:p>
          </table:table-cell>
          <table:table-cell table:number-columns-repeated="5"/>
        </table:table-row>
        <table:table-row table:style-name="ro1">
          <table:table-cell office:value-type="float" office:value="31.2309188842773" calcext:value-type="float">
            <text:p>31.2309188842773</text:p>
          </table:table-cell>
          <table:table-cell office:value-type="float" office:value="-0.318695306777954" calcext:value-type="float">
            <text:p>-0.318695306777954</text:p>
          </table:table-cell>
          <table:table-cell office:value-type="float" office:value="0.940834701061249" calcext:value-type="float">
            <text:p>0.940834701061249</text:p>
          </table:table-cell>
          <table:table-cell office:value-type="float" office:value="3.45055532455444" calcext:value-type="float">
            <text:p>3.45055532455444</text:p>
          </table:table-cell>
          <table:table-cell table:formula="of:=SQRT([.C444]*[.C444]+[.D444]*[.D444])" office:value-type="float" office:value="3.5765209327686" calcext:value-type="float">
            <text:p>3.5765209327686</text:p>
          </table:table-cell>
          <table:table-cell table:number-columns-repeated="5"/>
        </table:table-row>
        <table:table-row table:style-name="ro1">
          <table:table-cell office:value-type="float" office:value="31.3015785217285" calcext:value-type="float">
            <text:p>31.3015785217285</text:p>
          </table:table-cell>
          <table:table-cell office:value-type="float" office:value="-0.320293188095093" calcext:value-type="float">
            <text:p>-0.320293188095093</text:p>
          </table:table-cell>
          <table:table-cell office:value-type="float" office:value="0.939843356609345" calcext:value-type="float">
            <text:p>0.939843356609345</text:p>
          </table:table-cell>
          <table:table-cell office:value-type="float" office:value="3.44859027862549" calcext:value-type="float">
            <text:p>3.44859027862549</text:p>
          </table:table-cell>
          <table:table-cell table:formula="of:=SQRT([.C445]*[.C445]+[.D445]*[.D445])" office:value-type="float" office:value="3.57436434136099" calcext:value-type="float">
            <text:p>3.57436434136099</text:p>
          </table:table-cell>
          <table:table-cell table:number-columns-repeated="5"/>
        </table:table-row>
        <table:table-row table:style-name="ro1">
          <table:table-cell office:value-type="float" office:value="31.3722362518311" calcext:value-type="float">
            <text:p>31.3722362518311</text:p>
          </table:table-cell>
          <table:table-cell office:value-type="float" office:value="-0.321897894144058" calcext:value-type="float">
            <text:p>-0.321897894144058</text:p>
          </table:table-cell>
          <table:table-cell office:value-type="float" office:value="0.938848376274109" calcext:value-type="float">
            <text:p>0.938848376274109</text:p>
          </table:table-cell>
          <table:table-cell office:value-type="float" office:value="3.44659519195557" calcext:value-type="float">
            <text:p>3.44659519195557</text:p>
          </table:table-cell>
          <table:table-cell table:formula="of:=SQRT([.C446]*[.C446]+[.D446]*[.D446])" office:value-type="float" office:value="3.57217786383094" calcext:value-type="float">
            <text:p>3.57217786383094</text:p>
          </table:table-cell>
          <table:table-cell table:number-columns-repeated="5"/>
        </table:table-row>
        <table:table-row table:style-name="ro1">
          <table:table-cell office:value-type="float" office:value="31.4428939819336" calcext:value-type="float">
            <text:p>31.4428939819336</text:p>
          </table:table-cell>
          <table:table-cell office:value-type="float" office:value="-0.323509454727173" calcext:value-type="float">
            <text:p>-0.323509454727173</text:p>
          </table:table-cell>
          <table:table-cell office:value-type="float" office:value="0.937849640846252" calcext:value-type="float">
            <text:p>0.937849640846252</text:p>
          </table:table-cell>
          <table:table-cell office:value-type="float" office:value="3.44457054138184" calcext:value-type="float">
            <text:p>3.44457054138184</text:p>
          </table:table-cell>
          <table:table-cell table:formula="of:=SQRT([.C447]*[.C447]+[.D447]*[.D447])" office:value-type="float" office:value="3.56996192744279" calcext:value-type="float">
            <text:p>3.56996192744279</text:p>
          </table:table-cell>
          <table:table-cell table:number-columns-repeated="5"/>
        </table:table-row>
        <table:table-row table:style-name="ro1">
          <table:table-cell office:value-type="float" office:value="31.5135536193848" calcext:value-type="float">
            <text:p>31.5135536193848</text:p>
          </table:table-cell>
          <table:table-cell office:value-type="float" office:value="-0.325127929449081" calcext:value-type="float">
            <text:p>-0.325127929449081</text:p>
          </table:table-cell>
          <table:table-cell office:value-type="float" office:value="0.936847150325775" calcext:value-type="float">
            <text:p>0.936847150325775</text:p>
          </table:table-cell>
          <table:table-cell office:value-type="float" office:value="3.44251561164856" calcext:value-type="float">
            <text:p>3.44251561164856</text:p>
          </table:table-cell>
          <table:table-cell table:formula="of:=SQRT([.C448]*[.C448]+[.D448]*[.D448])" office:value-type="float" office:value="3.56771584063496" calcext:value-type="float">
            <text:p>3.56771584063496</text:p>
          </table:table-cell>
          <table:table-cell table:number-columns-repeated="5"/>
        </table:table-row>
        <table:table-row table:style-name="ro1">
          <table:table-cell office:value-type="float" office:value="31.5842113494873" calcext:value-type="float">
            <text:p>31.5842113494873</text:p>
          </table:table-cell>
          <table:table-cell office:value-type="float" office:value="-0.326753258705139" calcext:value-type="float">
            <text:p>-0.326753258705139</text:p>
          </table:table-cell>
          <table:table-cell office:value-type="float" office:value="0.935840845108032" calcext:value-type="float">
            <text:p>0.935840845108032</text:p>
          </table:table-cell>
          <table:table-cell office:value-type="float" office:value="3.4404308795929" calcext:value-type="float">
            <text:p>3.4404308795929</text:p>
          </table:table-cell>
          <table:table-cell table:formula="of:=SQRT([.C449]*[.C449]+[.D449]*[.D449])" office:value-type="float" office:value="3.56544004642188" calcext:value-type="float">
            <text:p>3.56544004642188</text:p>
          </table:table-cell>
          <table:table-cell table:number-columns-repeated="5"/>
        </table:table-row>
        <table:table-row table:style-name="ro1">
          <table:table-cell office:value-type="float" office:value="31.6548690795898" calcext:value-type="float">
            <text:p>31.6548690795898</text:p>
          </table:table-cell>
          <table:table-cell office:value-type="float" office:value="-0.328385442495346" calcext:value-type="float">
            <text:p>-0.328385442495346</text:p>
          </table:table-cell>
          <table:table-cell office:value-type="float" office:value="0.934830904006958" calcext:value-type="float">
            <text:p>0.934830904006958</text:p>
          </table:table-cell>
          <table:table-cell office:value-type="float" office:value="3.43831634521484" calcext:value-type="float">
            <text:p>3.43831634521484</text:p>
          </table:table-cell>
          <table:table-cell table:formula="of:=SQRT([.C450]*[.C450]+[.D450]*[.D450])" office:value-type="float" office:value="3.56313459033728" calcext:value-type="float">
            <text:p>3.56313459033728</text:p>
          </table:table-cell>
          <table:table-cell table:number-columns-repeated="5"/>
        </table:table-row>
        <table:table-row table:style-name="ro1">
          <table:table-cell office:value-type="float" office:value="31.7255268096924" calcext:value-type="float">
            <text:p>31.7255268096924</text:p>
          </table:table-cell>
          <table:table-cell office:value-type="float" office:value="-0.330067485570908" calcext:value-type="float">
            <text:p>-0.330067485570908</text:p>
          </table:table-cell>
          <table:table-cell office:value-type="float" office:value="0.933816194534302" calcext:value-type="float">
            <text:p>0.933816194534302</text:p>
          </table:table-cell>
          <table:table-cell office:value-type="float" office:value="3.43621444702148" calcext:value-type="float">
            <text:p>3.43621444702148</text:p>
          </table:table-cell>
          <table:table-cell table:formula="of:=SQRT([.C451]*[.C451]+[.D451]*[.D451])" office:value-type="float" office:value="3.56084012714607" calcext:value-type="float">
            <text:p>3.56084012714607</text:p>
          </table:table-cell>
          <table:table-cell table:number-columns-repeated="5"/>
        </table:table-row>
        <table:table-row table:style-name="ro1">
          <table:table-cell office:value-type="float" office:value="31.7961845397949" calcext:value-type="float">
            <text:p>31.7961845397949</text:p>
          </table:table-cell>
          <table:table-cell office:value-type="float" office:value="-0.332165032625198" calcext:value-type="float">
            <text:p>-0.332165032625198</text:p>
          </table:table-cell>
          <table:table-cell office:value-type="float" office:value="0.932789266109467" calcext:value-type="float">
            <text:p>0.932789266109467</text:p>
          </table:table-cell>
          <table:table-cell office:value-type="float" office:value="3.43449521064758" calcext:value-type="float">
            <text:p>3.43449521064758</text:p>
          </table:table-cell>
          <table:table-cell table:formula="of:=SQRT([.C452]*[.C452]+[.D452]*[.D452])" office:value-type="float" office:value="3.55891179532876" calcext:value-type="float">
            <text:p>3.55891179532876</text:p>
          </table:table-cell>
          <table:table-cell table:number-columns-repeated="5"/>
        </table:table-row>
        <table:table-row table:style-name="ro1">
          <table:table-cell office:value-type="float" office:value="31.8668441772461" calcext:value-type="float">
            <text:p>31.8668441772461</text:p>
          </table:table-cell>
          <table:table-cell office:value-type="float" office:value="-0.334268003702164" calcext:value-type="float">
            <text:p>-0.334268003702164</text:p>
          </table:table-cell>
          <table:table-cell office:value-type="float" office:value="0.9317587018013" calcext:value-type="float">
            <text:p>0.9317587018013</text:p>
          </table:table-cell>
          <table:table-cell office:value-type="float" office:value="3.43275260925293" calcext:value-type="float">
            <text:p>3.43275260925293</text:p>
          </table:table-cell>
          <table:table-cell table:formula="of:=SQRT([.C453]*[.C453]+[.D453]*[.D453])" office:value-type="float" office:value="3.55696004401444" calcext:value-type="float">
            <text:p>3.55696004401444</text:p>
          </table:table-cell>
          <table:table-cell table:number-columns-repeated="5"/>
        </table:table-row>
        <table:table-row table:style-name="ro1">
          <table:table-cell office:value-type="float" office:value="31.9375019073486" calcext:value-type="float">
            <text:p>31.9375019073486</text:p>
          </table:table-cell>
          <table:table-cell office:value-type="float" office:value="-0.336376428604126" calcext:value-type="float">
            <text:p>-0.336376428604126</text:p>
          </table:table-cell>
          <table:table-cell office:value-type="float" office:value="0.930724561214447" calcext:value-type="float">
            <text:p>0.930724561214447</text:p>
          </table:table-cell>
          <table:table-cell office:value-type="float" office:value="3.43098640441895" calcext:value-type="float">
            <text:p>3.43098640441895</text:p>
          </table:table-cell>
          <table:table-cell table:formula="of:=SQRT([.C454]*[.C454]+[.D454]*[.D454])" office:value-type="float" office:value="3.55498465765402" calcext:value-type="float">
            <text:p>3.55498465765402</text:p>
          </table:table-cell>
          <table:table-cell table:number-columns-repeated="5"/>
        </table:table-row>
        <table:table-row table:style-name="ro1">
          <table:table-cell office:value-type="float" office:value="32.0081596374512" calcext:value-type="float">
            <text:p>32.0081596374512</text:p>
          </table:table-cell>
          <table:table-cell office:value-type="float" office:value="-0.33849036693573" calcext:value-type="float">
            <text:p>-0.33849036693573</text:p>
          </table:table-cell>
          <table:table-cell office:value-type="float" office:value="0.929686784744263" calcext:value-type="float">
            <text:p>0.929686784744263</text:p>
          </table:table-cell>
          <table:table-cell office:value-type="float" office:value="3.42919611930847" calcext:value-type="float">
            <text:p>3.42919611930847</text:p>
          </table:table-cell>
          <table:table-cell table:formula="of:=SQRT([.C455]*[.C455]+[.D455]*[.D455])" office:value-type="float" office:value="3.55298515932848" calcext:value-type="float">
            <text:p>3.55298515932848</text:p>
          </table:table-cell>
          <table:table-cell table:number-columns-repeated="5"/>
        </table:table-row>
        <table:table-row table:style-name="ro1">
          <table:table-cell office:value-type="float" office:value="32.0788192749023" calcext:value-type="float">
            <text:p>32.0788192749023</text:p>
          </table:table-cell>
          <table:table-cell office:value-type="float" office:value="-0.340609759092331" calcext:value-type="float">
            <text:p>-0.340609759092331</text:p>
          </table:table-cell>
          <table:table-cell office:value-type="float" office:value="0.928645431995392" calcext:value-type="float">
            <text:p>0.928645431995392</text:p>
          </table:table-cell>
          <table:table-cell office:value-type="float" office:value="3.42738223075867" calcext:value-type="float">
            <text:p>3.42738223075867</text:p>
          </table:table-cell>
          <table:table-cell table:formula="of:=SQRT([.C456]*[.C456]+[.D456]*[.D456])" office:value-type="float" office:value="3.55096202374599" calcext:value-type="float">
            <text:p>3.55096202374599</text:p>
          </table:table-cell>
          <table:table-cell table:number-columns-repeated="5"/>
        </table:table-row>
        <table:table-row table:style-name="ro1">
          <table:table-cell office:value-type="float" office:value="32.1494750976562" calcext:value-type="float">
            <text:p>32.1494750976562</text:p>
          </table:table-cell>
          <table:table-cell office:value-type="float" office:value="-0.342734575271606" calcext:value-type="float">
            <text:p>-0.342734575271606</text:p>
          </table:table-cell>
          <table:table-cell office:value-type="float" office:value="0.927600502967835" calcext:value-type="float">
            <text:p>0.927600502967835</text:p>
          </table:table-cell>
          <table:table-cell office:value-type="float" office:value="3.42554473876953" calcext:value-type="float">
            <text:p>3.42554473876953</text:p>
          </table:table-cell>
          <table:table-cell table:formula="of:=SQRT([.C457]*[.C457]+[.D457]*[.D457])" office:value-type="float" office:value="3.54891524982181" calcext:value-type="float">
            <text:p>3.54891524982181</text:p>
          </table:table-cell>
          <table:table-cell table:number-columns-repeated="5"/>
        </table:table-row>
        <table:table-row table:style-name="ro1">
          <table:table-cell office:value-type="float" office:value="32.2201347351074" calcext:value-type="float">
            <text:p>32.2201347351074</text:p>
          </table:table-cell>
          <table:table-cell office:value-type="float" office:value="-0.344864934682846" calcext:value-type="float">
            <text:p>-0.344864934682846</text:p>
          </table:table-cell>
          <table:table-cell office:value-type="float" office:value="0.926551938056946" calcext:value-type="float">
            <text:p>0.926551938056946</text:p>
          </table:table-cell>
          <table:table-cell office:value-type="float" office:value="3.42368340492249" calcext:value-type="float">
            <text:p>3.42368340492249</text:p>
          </table:table-cell>
          <table:table-cell table:formula="of:=SQRT([.C458]*[.C458]+[.D458]*[.D458])" office:value-type="float" office:value="3.54684459076779" calcext:value-type="float">
            <text:p>3.54684459076779</text:p>
          </table:table-cell>
          <table:table-cell table:number-columns-repeated="5"/>
        </table:table-row>
        <table:table-row table:style-name="ro1">
          <table:table-cell office:value-type="float" office:value="32.2907943725586" calcext:value-type="float">
            <text:p>32.2907943725586</text:p>
          </table:table-cell>
          <table:table-cell office:value-type="float" office:value="-0.347000747919083" calcext:value-type="float">
            <text:p>-0.347000747919083</text:p>
          </table:table-cell>
          <table:table-cell office:value-type="float" office:value="0.925499737262726" calcext:value-type="float">
            <text:p>0.925499737262726</text:p>
          </table:table-cell>
          <table:table-cell office:value-type="float" office:value="3.42179822921753" calcext:value-type="float">
            <text:p>3.42179822921753</text:p>
          </table:table-cell>
          <table:table-cell table:formula="of:=SQRT([.C459]*[.C459]+[.D459]*[.D459])" office:value-type="float" office:value="3.54475004551091" calcext:value-type="float">
            <text:p>3.54475004551091</text:p>
          </table:table-cell>
          <table:table-cell table:number-columns-repeated="5"/>
        </table:table-row>
        <table:table-row table:style-name="ro1">
          <table:table-cell office:value-type="float" office:value="32.3614501953125" calcext:value-type="float">
            <text:p>32.3614501953125</text:p>
          </table:table-cell>
          <table:table-cell office:value-type="float" office:value="-0.349142014980316" calcext:value-type="float">
            <text:p>-0.349142014980316</text:p>
          </table:table-cell>
          <table:table-cell office:value-type="float" office:value="0.924443960189819" calcext:value-type="float">
            <text:p>0.924443960189819</text:p>
          </table:table-cell>
          <table:table-cell office:value-type="float" office:value="3.41988945007324" calcext:value-type="float">
            <text:p>3.41988945007324</text:p>
          </table:table-cell>
          <table:table-cell table:formula="of:=SQRT([.C460]*[.C460]+[.D460]*[.D460])" office:value-type="float" office:value="3.54263185869682" calcext:value-type="float">
            <text:p>3.54263185869682</text:p>
          </table:table-cell>
          <table:table-cell table:number-columns-repeated="5"/>
        </table:table-row>
        <table:table-row table:style-name="ro1">
          <table:table-cell office:value-type="float" office:value="32.4321098327637" calcext:value-type="float">
            <text:p>32.4321098327637</text:p>
          </table:table-cell>
          <table:table-cell office:value-type="float" office:value="-0.351311862468719" calcext:value-type="float">
            <text:p>-0.351311862468719</text:p>
          </table:table-cell>
          <table:table-cell office:value-type="float" office:value="0.923271417617798" calcext:value-type="float">
            <text:p>0.923271417617798</text:p>
          </table:table-cell>
          <table:table-cell office:value-type="float" office:value="3.41725206375122" calcext:value-type="float">
            <text:p>3.41725206375122</text:p>
          </table:table-cell>
          <table:table-cell table:formula="of:=SQRT([.C461]*[.C461]+[.D461]*[.D461])" office:value-type="float" office:value="3.53977990527687" calcext:value-type="float">
            <text:p>3.53977990527687</text:p>
          </table:table-cell>
          <table:table-cell table:number-columns-repeated="5"/>
        </table:table-row>
        <table:table-row table:style-name="ro1">
          <table:table-cell office:value-type="float" office:value="32.5027656555176" calcext:value-type="float">
            <text:p>32.5027656555176</text:p>
          </table:table-cell>
          <table:table-cell office:value-type="float" office:value="-0.353493809700012" calcext:value-type="float">
            <text:p>-0.353493809700012</text:p>
          </table:table-cell>
          <table:table-cell office:value-type="float" office:value="0.922024250030518" calcext:value-type="float">
            <text:p>0.922024250030518</text:p>
          </table:table-cell>
          <table:table-cell office:value-type="float" office:value="3.41417860984802" calcext:value-type="float">
            <text:p>3.41417860984802</text:p>
          </table:table-cell>
          <table:table-cell table:formula="of:=SQRT([.C462]*[.C462]+[.D462]*[.D462])" office:value-type="float" office:value="3.53648756502665" calcext:value-type="float">
            <text:p>3.53648756502665</text:p>
          </table:table-cell>
          <table:table-cell table:number-columns-repeated="5"/>
        </table:table-row>
        <table:table-row table:style-name="ro1">
          <table:table-cell office:value-type="float" office:value="32.5734252929688" calcext:value-type="float">
            <text:p>32.5734252929688</text:p>
          </table:table-cell>
          <table:table-cell office:value-type="float" office:value="-0.355673521757126" calcext:value-type="float">
            <text:p>-0.355673521757126</text:p>
          </table:table-cell>
          <table:table-cell office:value-type="float" office:value="0.920764446258545" calcext:value-type="float">
            <text:p>0.920764446258545</text:p>
          </table:table-cell>
          <table:table-cell office:value-type="float" office:value="3.41106176376343" calcext:value-type="float">
            <text:p>3.41106176376343</text:p>
          </table:table-cell>
          <table:table-cell table:formula="of:=SQRT([.C463]*[.C463]+[.D463]*[.D463])" office:value-type="float" office:value="3.53315008479723" calcext:value-type="float">
            <text:p>3.53315008479723</text:p>
          </table:table-cell>
          <table:table-cell table:number-columns-repeated="5"/>
        </table:table-row>
        <table:table-row table:style-name="ro1">
          <table:table-cell office:value-type="float" office:value="32.6440849304199" calcext:value-type="float">
            <text:p>32.6440849304199</text:p>
          </table:table-cell>
          <table:table-cell office:value-type="float" office:value="-0.357850968837738" calcext:value-type="float">
            <text:p>-0.357850968837738</text:p>
          </table:table-cell>
          <table:table-cell office:value-type="float" office:value="0.919492125511169" calcext:value-type="float">
            <text:p>0.919492125511169</text:p>
          </table:table-cell>
          <table:table-cell office:value-type="float" office:value="3.40790176391602" calcext:value-type="float">
            <text:p>3.40790176391602</text:p>
          </table:table-cell>
          <table:table-cell table:formula="of:=SQRT([.C464]*[.C464]+[.D464]*[.D464])" office:value-type="float" office:value="3.52976772626457" calcext:value-type="float">
            <text:p>3.52976772626457</text:p>
          </table:table-cell>
          <table:table-cell table:number-columns-repeated="5"/>
        </table:table-row>
        <table:table-row table:style-name="ro1">
          <table:table-cell office:value-type="float" office:value="32.7147407531738" calcext:value-type="float">
            <text:p>32.7147407531738</text:p>
          </table:table-cell>
          <table:table-cell office:value-type="float" office:value="-0.360026210546494" calcext:value-type="float">
            <text:p>-0.360026210546494</text:p>
          </table:table-cell>
          <table:table-cell office:value-type="float" office:value="0.918206989765167" calcext:value-type="float">
            <text:p>0.918206989765167</text:p>
          </table:table-cell>
          <table:table-cell office:value-type="float" office:value="3.40469789505005" calcext:value-type="float">
            <text:p>3.40469789505005</text:p>
          </table:table-cell>
          <table:table-cell table:formula="of:=SQRT([.C465]*[.C465]+[.D465]*[.D465])" office:value-type="float" office:value="3.52633972166776" calcext:value-type="float">
            <text:p>3.52633972166776</text:p>
          </table:table-cell>
          <table:table-cell table:number-columns-repeated="5"/>
        </table:table-row>
        <table:table-row table:style-name="ro1">
          <table:table-cell office:value-type="float" office:value="32.785400390625" calcext:value-type="float">
            <text:p>32.785400390625</text:p>
          </table:table-cell>
          <table:table-cell office:value-type="float" office:value="-0.362199187278748" calcext:value-type="float">
            <text:p>-0.362199187278748</text:p>
          </table:table-cell>
          <table:table-cell office:value-type="float" office:value="0.916909277439117" calcext:value-type="float">
            <text:p>0.916909277439117</text:p>
          </table:table-cell>
          <table:table-cell office:value-type="float" office:value="3.40145087242126" calcext:value-type="float">
            <text:p>3.40145087242126</text:p>
          </table:table-cell>
          <table:table-cell table:formula="of:=SQRT([.C466]*[.C466]+[.D466]*[.D466])" office:value-type="float" office:value="3.52286682412908" calcext:value-type="float">
            <text:p>3.52286682412908</text:p>
          </table:table-cell>
          <table:table-cell table:number-columns-repeated="5"/>
        </table:table-row>
        <table:table-row table:style-name="ro1">
          <table:table-cell office:value-type="float" office:value="32.8560562133789" calcext:value-type="float">
            <text:p>32.8560562133789</text:p>
          </table:table-cell>
          <table:table-cell office:value-type="float" office:value="-0.3643698990345" calcext:value-type="float">
            <text:p>-0.3643698990345</text:p>
          </table:table-cell>
          <table:table-cell office:value-type="float" office:value="0.91559898853302" calcext:value-type="float">
            <text:p>0.91559898853302</text:p>
          </table:table-cell>
          <table:table-cell office:value-type="float" office:value="3.39816045761108" calcext:value-type="float">
            <text:p>3.39816045761108</text:p>
          </table:table-cell>
          <table:table-cell table:formula="of:=SQRT([.C467]*[.C467]+[.D467]*[.D467])" office:value-type="float" office:value="3.51934880389458" calcext:value-type="float">
            <text:p>3.51934880389458</text:p>
          </table:table-cell>
          <table:table-cell table:number-columns-repeated="5"/>
        </table:table-row>
        <table:table-row table:style-name="ro1">
          <table:table-cell office:value-type="float" office:value="32.9267158508301" calcext:value-type="float">
            <text:p>32.9267158508301</text:p>
          </table:table-cell>
          <table:table-cell office:value-type="float" office:value="-0.366538375616074" calcext:value-type="float">
            <text:p>-0.366538375616074</text:p>
          </table:table-cell>
          <table:table-cell office:value-type="float" office:value="0.914275944232941" calcext:value-type="float">
            <text:p>0.914275944232941</text:p>
          </table:table-cell>
          <table:table-cell office:value-type="float" office:value="3.39482617378235" calcext:value-type="float">
            <text:p>3.39482617378235</text:p>
          </table:table-cell>
          <table:table-cell table:formula="of:=SQRT([.C468]*[.C468]+[.D468]*[.D468])" office:value-type="float" office:value="3.51578515447129" calcext:value-type="float">
            <text:p>3.51578515447129</text:p>
          </table:table-cell>
          <table:table-cell table:number-columns-repeated="5"/>
        </table:table-row>
        <table:table-row table:style-name="ro1">
          <table:table-cell office:value-type="float" office:value="32.9973754882812" calcext:value-type="float">
            <text:p>32.9973754882812</text:p>
          </table:table-cell>
          <table:table-cell office:value-type="float" office:value="-0.368704617023468" calcext:value-type="float">
            <text:p>-0.368704617023468</text:p>
          </table:table-cell>
          <table:table-cell office:value-type="float" office:value="0.912940204143524" calcext:value-type="float">
            <text:p>0.912940204143524</text:p>
          </table:table-cell>
          <table:table-cell office:value-type="float" office:value="3.39144849777222" calcext:value-type="float">
            <text:p>3.39144849777222</text:p>
          </table:table-cell>
          <table:table-cell table:formula="of:=SQRT([.C469]*[.C469]+[.D469]*[.D469])" office:value-type="float" office:value="3.51217635226124" calcext:value-type="float">
            <text:p>3.51217635226124</text:p>
          </table:table-cell>
          <table:table-cell table:number-columns-repeated="5"/>
        </table:table-row>
        <table:table-row table:style-name="ro1">
          <table:table-cell office:value-type="float" office:value="33.0680313110352" calcext:value-type="float">
            <text:p>33.0680313110352</text:p>
          </table:table-cell>
          <table:table-cell office:value-type="float" office:value="-0.370748192071915" calcext:value-type="float">
            <text:p>-0.370748192071915</text:p>
          </table:table-cell>
          <table:table-cell office:value-type="float" office:value="0.911634981632233" calcext:value-type="float">
            <text:p>0.911634981632233</text:p>
          </table:table-cell>
          <table:table-cell office:value-type="float" office:value="3.38807010650635" calcext:value-type="float">
            <text:p>3.38807010650635</text:p>
          </table:table-cell>
          <table:table-cell table:formula="of:=SQRT([.C470]*[.C470]+[.D470]*[.D470])" office:value-type="float" office:value="3.50857483692988" calcext:value-type="float">
            <text:p>3.50857483692988</text:p>
          </table:table-cell>
          <table:table-cell table:number-columns-repeated="5"/>
        </table:table-row>
        <table:table-row table:style-name="ro1">
          <table:table-cell office:value-type="float" office:value="33.1386909484863" calcext:value-type="float">
            <text:p>33.1386909484863</text:p>
          </table:table-cell>
          <table:table-cell office:value-type="float" office:value="-0.372378706932068" calcext:value-type="float">
            <text:p>-0.372378706932068</text:p>
          </table:table-cell>
          <table:table-cell office:value-type="float" office:value="0.910467684268951" calcext:value-type="float">
            <text:p>0.910467684268951</text:p>
          </table:table-cell>
          <table:table-cell office:value-type="float" office:value="3.38481020927429" calcext:value-type="float">
            <text:p>3.38481020927429</text:p>
          </table:table-cell>
          <table:table-cell table:formula="of:=SQRT([.C471]*[.C471]+[.D471]*[.D471])" office:value-type="float" office:value="3.50512361506774" calcext:value-type="float">
            <text:p>3.50512361506774</text:p>
          </table:table-cell>
          <table:table-cell table:number-columns-repeated="5"/>
        </table:table-row>
        <table:table-row table:style-name="ro1">
          <table:table-cell office:value-type="float" office:value="33.2093505859375" calcext:value-type="float">
            <text:p>33.2093505859375</text:p>
          </table:table-cell>
          <table:table-cell office:value-type="float" office:value="-0.374006122350693" calcext:value-type="float">
            <text:p>-0.374006122350693</text:p>
          </table:table-cell>
          <table:table-cell office:value-type="float" office:value="0.909293174743652" calcext:value-type="float">
            <text:p>0.909293174743652</text:p>
          </table:table-cell>
          <table:table-cell office:value-type="float" office:value="3.38153052330017" calcext:value-type="float">
            <text:p>3.38153052330017</text:p>
          </table:table-cell>
          <table:table-cell table:formula="of:=SQRT([.C472]*[.C472]+[.D472]*[.D472])" office:value-type="float" office:value="3.50165143291649" calcext:value-type="float">
            <text:p>3.50165143291649</text:p>
          </table:table-cell>
          <table:table-cell table:number-columns-repeated="5"/>
        </table:table-row>
        <table:table-row table:style-name="ro1">
          <table:table-cell office:value-type="float" office:value="33.2800064086914" calcext:value-type="float">
            <text:p>33.2800064086914</text:p>
          </table:table-cell>
          <table:table-cell office:value-type="float" office:value="-0.375630468130112" calcext:value-type="float">
            <text:p>-0.375630468130112</text:p>
          </table:table-cell>
          <table:table-cell office:value-type="float" office:value="0.90811151266098" calcext:value-type="float">
            <text:p>0.90811151266098</text:p>
          </table:table-cell>
          <table:table-cell office:value-type="float" office:value="3.37823176383972" calcext:value-type="float">
            <text:p>3.37823176383972</text:p>
          </table:table-cell>
          <table:table-cell table:formula="of:=SQRT([.C473]*[.C473]+[.D473]*[.D473])" office:value-type="float" office:value="3.4981589971931" calcext:value-type="float">
            <text:p>3.4981589971931</text:p>
          </table:table-cell>
          <table:table-cell table:number-columns-repeated="5"/>
        </table:table-row>
        <table:table-row table:style-name="ro1">
          <table:table-cell office:value-type="float" office:value="33.3506660461426" calcext:value-type="float">
            <text:p>33.3506660461426</text:p>
          </table:table-cell>
          <table:table-cell office:value-type="float" office:value="-0.377251654863358" calcext:value-type="float">
            <text:p>-0.377251654863358</text:p>
          </table:table-cell>
          <table:table-cell office:value-type="float" office:value="0.906922817230225" calcext:value-type="float">
            <text:p>0.906922817230225</text:p>
          </table:table-cell>
          <table:table-cell office:value-type="float" office:value="3.37491416931152" calcext:value-type="float">
            <text:p>3.37491416931152</text:p>
          </table:table-cell>
          <table:table-cell table:formula="of:=SQRT([.C474]*[.C474]+[.D474]*[.D474])" office:value-type="float" office:value="3.49464656963082" calcext:value-type="float">
            <text:p>3.49464656963082</text:p>
          </table:table-cell>
          <table:table-cell table:number-columns-repeated="5"/>
        </table:table-row>
        <table:table-row table:style-name="ro1">
          <table:table-cell office:value-type="float" office:value="33.4213218688965" calcext:value-type="float">
            <text:p>33.4213218688965</text:p>
          </table:table-cell>
          <table:table-cell office:value-type="float" office:value="-0.378869771957397" calcext:value-type="float">
            <text:p>-0.378869771957397</text:p>
          </table:table-cell>
          <table:table-cell office:value-type="float" office:value="0.905726909637451" calcext:value-type="float">
            <text:p>0.905726909637451</text:p>
          </table:table-cell>
          <table:table-cell office:value-type="float" office:value="3.37157678604126" calcext:value-type="float">
            <text:p>3.37157678604126</text:p>
          </table:table-cell>
          <table:table-cell table:formula="of:=SQRT([.C475]*[.C475]+[.D475]*[.D475])" office:value-type="float" office:value="3.49111318335767" calcext:value-type="float">
            <text:p>3.49111318335767</text:p>
          </table:table-cell>
          <table:table-cell table:number-columns-repeated="5"/>
        </table:table-row>
        <table:table-row table:style-name="ro1">
          <table:table-cell office:value-type="float" office:value="33.4919815063477" calcext:value-type="float">
            <text:p>33.4919815063477</text:p>
          </table:table-cell>
          <table:table-cell office:value-type="float" office:value="-0.380484044551849" calcext:value-type="float">
            <text:p>-0.380484044551849</text:p>
          </table:table-cell>
          <table:table-cell office:value-type="float" office:value="0.904405653476715" calcext:value-type="float">
            <text:p>0.904405653476715</text:p>
          </table:table-cell>
          <table:table-cell office:value-type="float" office:value="3.36777400970459" calcext:value-type="float">
            <text:p>3.36777400970459</text:p>
          </table:table-cell>
          <table:table-cell table:formula="of:=SQRT([.C476]*[.C476]+[.D476]*[.D476])" office:value-type="float" office:value="3.48709784297521" calcext:value-type="float">
            <text:p>3.48709784297521</text:p>
          </table:table-cell>
          <table:table-cell table:number-columns-repeated="5"/>
        </table:table-row>
        <table:table-row table:style-name="ro1">
          <table:table-cell office:value-type="float" office:value="33.5626411437988" calcext:value-type="float">
            <text:p>33.5626411437988</text:p>
          </table:table-cell>
          <table:table-cell office:value-type="float" office:value="-0.382094353437424" calcext:value-type="float">
            <text:p>-0.382094353437424</text:p>
          </table:table-cell>
          <table:table-cell office:value-type="float" office:value="0.902790606021881" calcext:value-type="float">
            <text:p>0.902790606021881</text:p>
          </table:table-cell>
          <table:table-cell office:value-type="float" office:value="3.36286520957947" calcext:value-type="float">
            <text:p>3.36286520957947</text:p>
          </table:table-cell>
          <table:table-cell table:formula="of:=SQRT([.C477]*[.C477]+[.D477]*[.D477])" office:value-type="float" office:value="3.4819381522539" calcext:value-type="float">
            <text:p>3.4819381522539</text:p>
          </table:table-cell>
          <table:table-cell table:number-columns-repeated="5"/>
        </table:table-row>
        <table:table-row table:style-name="ro1">
          <table:table-cell office:value-type="float" office:value="33.6332969665527" calcext:value-type="float">
            <text:p>33.6332969665527</text:p>
          </table:table-cell>
          <table:table-cell office:value-type="float" office:value="-0.383702903985977" calcext:value-type="float">
            <text:p>-0.383702903985977</text:p>
          </table:table-cell>
          <table:table-cell office:value-type="float" office:value="0.901169359683991" calcext:value-type="float">
            <text:p>0.901169359683991</text:p>
          </table:table-cell>
          <table:table-cell office:value-type="float" office:value="3.35793399810791" calcext:value-type="float">
            <text:p>3.35793399810791</text:p>
          </table:table-cell>
          <table:table-cell table:formula="of:=SQRT([.C478]*[.C478]+[.D478]*[.D478])" office:value-type="float" office:value="3.47675523304161" calcext:value-type="float">
            <text:p>3.47675523304161</text:p>
          </table:table-cell>
          <table:table-cell table:number-columns-repeated="5"/>
        </table:table-row>
        <table:table-row table:style-name="ro1">
          <table:table-cell office:value-type="float" office:value="33.7039566040039" calcext:value-type="float">
            <text:p>33.7039566040039</text:p>
          </table:table-cell>
          <table:table-cell office:value-type="float" office:value="-0.38530969619751" calcext:value-type="float">
            <text:p>-0.38530969619751</text:p>
          </table:table-cell>
          <table:table-cell office:value-type="float" office:value="0.899542212486267" calcext:value-type="float">
            <text:p>0.899542212486267</text:p>
          </table:table-cell>
          <table:table-cell office:value-type="float" office:value="3.35298204421997" calcext:value-type="float">
            <text:p>3.35298204421997</text:p>
          </table:table-cell>
          <table:table-cell table:formula="of:=SQRT([.C479]*[.C479]+[.D479]*[.D479])" office:value-type="float" office:value="3.47155077464038" calcext:value-type="float">
            <text:p>3.47155077464038</text:p>
          </table:table-cell>
          <table:table-cell table:number-columns-repeated="5"/>
        </table:table-row>
        <table:table-row table:style-name="ro1">
          <table:table-cell office:value-type="float" office:value="33.7746162414551" calcext:value-type="float">
            <text:p>33.7746162414551</text:p>
          </table:table-cell>
          <table:table-cell office:value-type="float" office:value="-0.386785805225372" calcext:value-type="float">
            <text:p>-0.386785805225372</text:p>
          </table:table-cell>
          <table:table-cell office:value-type="float" office:value="0.897825837135315" calcext:value-type="float">
            <text:p>0.897825837135315</text:p>
          </table:table-cell>
          <table:table-cell office:value-type="float" office:value="3.34756064414978" calcext:value-type="float">
            <text:p>3.34756064414978</text:p>
          </table:table-cell>
          <table:table-cell table:formula="of:=SQRT([.C480]*[.C480]+[.D480]*[.D480])" office:value-type="float" office:value="3.465869804261" calcext:value-type="float">
            <text:p>3.465869804261</text:p>
          </table:table-cell>
          <table:table-cell table:number-columns-repeated="5"/>
        </table:table-row>
        <table:table-row table:style-name="ro1">
          <table:table-cell office:value-type="float" office:value="33.845272064209" calcext:value-type="float">
            <text:p>33.845272064209</text:p>
          </table:table-cell>
          <table:table-cell office:value-type="float" office:value="-0.387689590454102" calcext:value-type="float">
            <text:p>-0.387689590454102</text:p>
          </table:table-cell>
          <table:table-cell office:value-type="float" office:value="0.895733535289764" calcext:value-type="float">
            <text:p>0.895733535289764</text:p>
          </table:table-cell>
          <table:table-cell office:value-type="float" office:value="3.34013342857361" calcext:value-type="float">
            <text:p>3.34013342857361</text:p>
          </table:table-cell>
          <table:table-cell table:formula="of:=SQRT([.C481]*[.C481]+[.D481]*[.D481])" office:value-type="float" office:value="3.45815411555321" calcext:value-type="float">
            <text:p>3.45815411555321</text:p>
          </table:table-cell>
          <table:table-cell table:number-columns-repeated="5"/>
        </table:table-row>
        <table:table-row table:style-name="ro1">
          <table:table-cell office:value-type="float" office:value="33.9159317016602" calcext:value-type="float">
            <text:p>33.9159317016602</text:p>
          </table:table-cell>
          <table:table-cell office:value-type="float" office:value="-0.38859236240387" calcext:value-type="float">
            <text:p>-0.38859236240387</text:p>
          </table:table-cell>
          <table:table-cell office:value-type="float" office:value="0.893633306026459" calcext:value-type="float">
            <text:p>0.893633306026459</text:p>
          </table:table-cell>
          <table:table-cell office:value-type="float" office:value="3.33268260955811" calcext:value-type="float">
            <text:p>3.33268260955811</text:p>
          </table:table-cell>
          <table:table-cell table:formula="of:=SQRT([.C482]*[.C482]+[.D482]*[.D482])" office:value-type="float" office:value="3.45041357835417" calcext:value-type="float">
            <text:p>3.45041357835417</text:p>
          </table:table-cell>
          <table:table-cell table:number-columns-repeated="5"/>
        </table:table-row>
        <table:table-row table:style-name="ro1">
          <table:table-cell office:value-type="float" office:value="33.9865875244141" calcext:value-type="float">
            <text:p>33.9865875244141</text:p>
          </table:table-cell>
          <table:table-cell office:value-type="float" office:value="-0.389494091272354" calcext:value-type="float">
            <text:p>-0.389494091272354</text:p>
          </table:table-cell>
          <table:table-cell office:value-type="float" office:value="0.891525566577911" calcext:value-type="float">
            <text:p>0.891525566577911</text:p>
          </table:table-cell>
          <table:table-cell office:value-type="float" office:value="3.32521033287048" calcext:value-type="float">
            <text:p>3.32521033287048</text:p>
          </table:table-cell>
          <table:table-cell table:formula="of:=SQRT([.C483]*[.C483]+[.D483]*[.D483])" office:value-type="float" office:value="3.44265037343188" calcext:value-type="float">
            <text:p>3.44265037343188</text:p>
          </table:table-cell>
          <table:table-cell table:number-columns-repeated="5"/>
        </table:table-row>
        <table:table-row table:style-name="ro1">
          <table:table-cell office:value-type="float" office:value="34.0572471618652" calcext:value-type="float">
            <text:p>34.0572471618652</text:p>
          </table:table-cell>
          <table:table-cell office:value-type="float" office:value="-0.390394777059555" calcext:value-type="float">
            <text:p>-0.390394777059555</text:p>
          </table:table-cell>
          <table:table-cell office:value-type="float" office:value="0.889410734176636" calcext:value-type="float">
            <text:p>0.889410734176636</text:p>
          </table:table-cell>
          <table:table-cell office:value-type="float" office:value="3.31771779060364" calcext:value-type="float">
            <text:p>3.31771779060364</text:p>
          </table:table-cell>
          <table:table-cell table:formula="of:=SQRT([.C484]*[.C484]+[.D484]*[.D484])" office:value-type="float" office:value="3.4348657604274" calcext:value-type="float">
            <text:p>3.4348657604274</text:p>
          </table:table-cell>
          <table:table-cell table:number-columns-repeated="5"/>
        </table:table-row>
        <table:table-row table:style-name="ro1">
          <table:table-cell office:value-type="float" office:value="34.1279067993164" calcext:value-type="float">
            <text:p>34.1279067993164</text:p>
          </table:table-cell>
          <table:table-cell office:value-type="float" office:value="-0.391294479370117" calcext:value-type="float">
            <text:p>-0.391294479370117</text:p>
          </table:table-cell>
          <table:table-cell office:value-type="float" office:value="0.88728791475296" calcext:value-type="float">
            <text:p>0.88728791475296</text:p>
          </table:table-cell>
          <table:table-cell office:value-type="float" office:value="3.31020212173462" calcext:value-type="float">
            <text:p>3.31020212173462</text:p>
          </table:table-cell>
          <table:table-cell table:formula="of:=SQRT([.C485]*[.C485]+[.D485]*[.D485])" office:value-type="float" office:value="3.42705674455546" calcext:value-type="float">
            <text:p>3.42705674455546</text:p>
          </table:table-cell>
          <table:table-cell table:number-columns-repeated="5"/>
        </table:table-row>
        <table:table-row table:style-name="ro1">
          <table:table-cell office:value-type="float" office:value="34.1985626220703" calcext:value-type="float">
            <text:p>34.1985626220703</text:p>
          </table:table-cell>
          <table:table-cell office:value-type="float" office:value="-0.392193108797073" calcext:value-type="float">
            <text:p>-0.392193108797073</text:p>
          </table:table-cell>
          <table:table-cell office:value-type="float" office:value="0.885157585144043" calcext:value-type="float">
            <text:p>0.885157585144043</text:p>
          </table:table-cell>
          <table:table-cell office:value-type="float" office:value="3.3026647567749" calcext:value-type="float">
            <text:p>3.3026647567749</text:p>
          </table:table-cell>
          <table:table-cell table:formula="of:=SQRT([.C486]*[.C486]+[.D486]*[.D486])" office:value-type="float" office:value="3.41922483118338" calcext:value-type="float">
            <text:p>3.41922483118338</text:p>
          </table:table-cell>
          <table:table-cell table:number-columns-repeated="5"/>
        </table:table-row>
        <table:table-row table:style-name="ro1">
          <table:table-cell office:value-type="float" office:value="34.2692222595215" calcext:value-type="float">
            <text:p>34.2692222595215</text:p>
          </table:table-cell>
          <table:table-cell office:value-type="float" office:value="-0.393090724945068" calcext:value-type="float">
            <text:p>-0.393090724945068</text:p>
          </table:table-cell>
          <table:table-cell office:value-type="float" office:value="0.883020162582397" calcext:value-type="float">
            <text:p>0.883020162582397</text:p>
          </table:table-cell>
          <table:table-cell office:value-type="float" office:value="3.29510712623596" calcext:value-type="float">
            <text:p>3.29510712623596</text:p>
          </table:table-cell>
          <table:table-cell table:formula="of:=SQRT([.C487]*[.C487]+[.D487]*[.D487])" office:value-type="float" office:value="3.41137151024306" calcext:value-type="float">
            <text:p>3.41137151024306</text:p>
          </table:table-cell>
          <table:table-cell table:number-columns-repeated="5"/>
        </table:table-row>
        <table:table-row table:style-name="ro1">
          <table:table-cell office:value-type="float" office:value="34.3398780822754" calcext:value-type="float">
            <text:p>34.3398780822754</text:p>
          </table:table-cell>
          <table:table-cell office:value-type="float" office:value="-0.39398729801178" calcext:value-type="float">
            <text:p>-0.39398729801178</text:p>
          </table:table-cell>
          <table:table-cell office:value-type="float" office:value="0.880874752998352" calcext:value-type="float">
            <text:p>0.880874752998352</text:p>
          </table:table-cell>
          <table:table-cell office:value-type="float" office:value="3.28752613067627" calcext:value-type="float">
            <text:p>3.28752613067627</text:p>
          </table:table-cell>
          <table:table-cell table:formula="of:=SQRT([.C488]*[.C488]+[.D488]*[.D488])" office:value-type="float" office:value="3.40349355667808" calcext:value-type="float">
            <text:p>3.40349355667808</text:p>
          </table:table-cell>
          <table:table-cell table:number-columns-repeated="5"/>
        </table:table-row>
        <table:table-row table:style-name="ro1">
          <table:table-cell office:value-type="float" office:value="34.4105377197266" calcext:value-type="float">
            <text:p>34.4105377197266</text:p>
          </table:table-cell>
          <table:table-cell office:value-type="float" office:value="-0.39488285779953" calcext:value-type="float">
            <text:p>-0.39488285779953</text:p>
          </table:table-cell>
          <table:table-cell office:value-type="float" office:value="0.87872177362442" calcext:value-type="float">
            <text:p>0.87872177362442</text:p>
          </table:table-cell>
          <table:table-cell office:value-type="float" office:value="3.27992367744446" calcext:value-type="float">
            <text:p>3.27992367744446</text:p>
          </table:table-cell>
          <table:table-cell table:formula="of:=SQRT([.C489]*[.C489]+[.D489]*[.D489])" office:value-type="float" office:value="3.39559292102314" calcext:value-type="float">
            <text:p>3.39559292102314</text:p>
          </table:table-cell>
          <table:table-cell table:number-columns-repeated="5"/>
        </table:table-row>
        <table:table-row table:style-name="ro1">
          <table:table-cell office:value-type="float" office:value="34.4811973571777" calcext:value-type="float">
            <text:p>34.4811973571777</text:p>
          </table:table-cell>
          <table:table-cell office:value-type="float" office:value="-0.395625114440918" calcext:value-type="float">
            <text:p>-0.395625114440918</text:p>
          </table:table-cell>
          <table:table-cell office:value-type="float" office:value="0.876639485359192" calcext:value-type="float">
            <text:p>0.876639485359192</text:p>
          </table:table-cell>
          <table:table-cell office:value-type="float" office:value="3.2726457118988" calcext:value-type="float">
            <text:p>3.2726457118988</text:p>
          </table:table-cell>
          <table:table-cell table:formula="of:=SQRT([.C490]*[.C490]+[.D490]*[.D490])" office:value-type="float" office:value="3.38802401746216" calcext:value-type="float">
            <text:p>3.38802401746216</text:p>
          </table:table-cell>
          <table:table-cell table:number-columns-repeated="5"/>
        </table:table-row>
        <table:table-row table:style-name="ro1">
          <table:table-cell office:value-type="float" office:value="34.5518531799316" calcext:value-type="float">
            <text:p>34.5518531799316</text:p>
          </table:table-cell>
          <table:table-cell office:value-type="float" office:value="-0.395573526620865" calcext:value-type="float">
            <text:p>-0.395573526620865</text:p>
          </table:table-cell>
          <table:table-cell office:value-type="float" office:value="0.874963760375977" calcext:value-type="float">
            <text:p>0.874963760375977</text:p>
          </table:table-cell>
          <table:table-cell office:value-type="float" office:value="3.26717209815979" calcext:value-type="float">
            <text:p>3.26717209815979</text:p>
          </table:table-cell>
          <table:table-cell table:formula="of:=SQRT([.C491]*[.C491]+[.D491]*[.D491])" office:value-type="float" office:value="3.38230322427856" calcext:value-type="float">
            <text:p>3.38230322427856</text:p>
          </table:table-cell>
          <table:table-cell table:number-columns-repeated="5"/>
        </table:table-row>
        <table:table-row table:style-name="ro1">
          <table:table-cell office:value-type="float" office:value="34.6225128173828" calcext:value-type="float">
            <text:p>34.6225128173828</text:p>
          </table:table-cell>
          <table:table-cell office:value-type="float" office:value="-0.395520806312561" calcext:value-type="float">
            <text:p>-0.395520806312561</text:p>
          </table:table-cell>
          <table:table-cell office:value-type="float" office:value="0.873291730880737" calcext:value-type="float">
            <text:p>0.873291730880737</text:p>
          </table:table-cell>
          <table:table-cell office:value-type="float" office:value="3.26170945167541" calcext:value-type="float">
            <text:p>3.26170945167541</text:p>
          </table:table-cell>
          <table:table-cell table:formula="of:=SQRT([.C492]*[.C492]+[.D492]*[.D492])" office:value-type="float" office:value="3.3765939931199" calcext:value-type="float">
            <text:p>3.3765939931199</text:p>
          </table:table-cell>
          <table:table-cell table:number-columns-repeated="5"/>
        </table:table-row>
        <table:table-row table:style-name="ro1">
          <table:table-cell office:value-type="float" office:value="34.693172454834" calcext:value-type="float">
            <text:p>34.693172454834</text:p>
          </table:table-cell>
          <table:table-cell office:value-type="float" office:value="-0.395466923713684" calcext:value-type="float">
            <text:p>-0.395466923713684</text:p>
          </table:table-cell>
          <table:table-cell office:value-type="float" office:value="0.871623873710632" calcext:value-type="float">
            <text:p>0.871623873710632</text:p>
          </table:table-cell>
          <table:table-cell office:value-type="float" office:value="3.25625944137573" calcext:value-type="float">
            <text:p>3.25625944137573</text:p>
          </table:table-cell>
          <table:table-cell table:formula="of:=SQRT([.C493]*[.C493]+[.D493]*[.D493])" office:value-type="float" office:value="3.37089805938579" calcext:value-type="float">
            <text:p>3.37089805938579</text:p>
          </table:table-cell>
          <table:table-cell table:number-columns-repeated="5"/>
        </table:table-row>
        <table:table-row table:style-name="ro1">
          <table:table-cell office:value-type="float" office:value="34.7638282775879" calcext:value-type="float">
            <text:p>34.7638282775879</text:p>
          </table:table-cell>
          <table:table-cell office:value-type="float" office:value="-0.395411849021912" calcext:value-type="float">
            <text:p>-0.395411849021912</text:p>
          </table:table-cell>
          <table:table-cell office:value-type="float" office:value="0.869960606098175" calcext:value-type="float">
            <text:p>0.869960606098175</text:p>
          </table:table-cell>
          <table:table-cell office:value-type="float" office:value="3.2508237361908" calcext:value-type="float">
            <text:p>3.2508237361908</text:p>
          </table:table-cell>
          <table:table-cell table:formula="of:=SQRT([.C494]*[.C494]+[.D494]*[.D494])" office:value-type="float" office:value="3.3652171430599" calcext:value-type="float">
            <text:p>3.3652171430599</text:p>
          </table:table-cell>
          <table:table-cell table:number-columns-repeated="5"/>
        </table:table-row>
        <table:table-row table:style-name="ro1">
          <table:table-cell office:value-type="float" office:value="34.8344879150391" calcext:value-type="float">
            <text:p>34.8344879150391</text:p>
          </table:table-cell>
          <table:table-cell office:value-type="float" office:value="-0.395355641841888" calcext:value-type="float">
            <text:p>-0.395355641841888</text:p>
          </table:table-cell>
          <table:table-cell office:value-type="float" office:value="0.868300974369049" calcext:value-type="float">
            <text:p>0.868300974369049</text:p>
          </table:table-cell>
          <table:table-cell office:value-type="float" office:value="3.2453989982605" calcext:value-type="float">
            <text:p>3.2453989982605</text:p>
          </table:table-cell>
          <table:table-cell table:formula="of:=SQRT([.C495]*[.C495]+[.D495]*[.D495])" office:value-type="float" office:value="3.3595477731386" calcext:value-type="float">
            <text:p>3.3595477731386</text:p>
          </table:table-cell>
          <table:table-cell table:number-columns-repeated="5"/>
        </table:table-row>
        <table:table-row table:style-name="ro1">
          <table:table-cell office:value-type="float" office:value="34.905143737793" calcext:value-type="float">
            <text:p>34.905143737793</text:p>
          </table:table-cell>
          <table:table-cell office:value-type="float" office:value="-0.39529824256897" calcext:value-type="float">
            <text:p>-0.39529824256897</text:p>
          </table:table-cell>
          <table:table-cell office:value-type="float" office:value="0.866645574569702" calcext:value-type="float">
            <text:p>0.866645574569702</text:p>
          </table:table-cell>
          <table:table-cell office:value-type="float" office:value="3.23998713493347" calcext:value-type="float">
            <text:p>3.23998713493347</text:p>
          </table:table-cell>
          <table:table-cell table:formula="of:=SQRT([.C496]*[.C496]+[.D496]*[.D496])" office:value-type="float" office:value="3.35389194615087" calcext:value-type="float">
            <text:p>3.35389194615087</text:p>
          </table:table-cell>
          <table:table-cell table:number-columns-repeated="5"/>
        </table:table-row>
        <table:table-row table:style-name="ro1">
          <table:table-cell office:value-type="float" office:value="34.9758033752441" calcext:value-type="float">
            <text:p>34.9758033752441</text:p>
          </table:table-cell>
          <table:table-cell office:value-type="float" office:value="-0.3952397108078" calcext:value-type="float">
            <text:p>-0.3952397108078</text:p>
          </table:table-cell>
          <table:table-cell office:value-type="float" office:value="0.8649942278862" calcext:value-type="float">
            <text:p>0.8649942278862</text:p>
          </table:table-cell>
          <table:table-cell office:value-type="float" office:value="3.23458766937256" calcext:value-type="float">
            <text:p>3.23458766937256</text:p>
          </table:table-cell>
          <table:table-cell table:formula="of:=SQRT([.C497]*[.C497]+[.D497]*[.D497])" office:value-type="float" office:value="3.3482491551755" calcext:value-type="float">
            <text:p>3.3482491551755</text:p>
          </table:table-cell>
          <table:table-cell table:number-columns-repeated="5"/>
        </table:table-row>
        <table:table-row table:style-name="ro1">
          <table:table-cell office:value-type="float" office:value="35.0464630126953" calcext:value-type="float">
            <text:p>35.0464630126953</text:p>
          </table:table-cell>
          <table:table-cell office:value-type="float" office:value="-0.395179957151413" calcext:value-type="float">
            <text:p>-0.395179957151413</text:p>
          </table:table-cell>
          <table:table-cell office:value-type="float" office:value="0.863347589969635" calcext:value-type="float">
            <text:p>0.863347589969635</text:p>
          </table:table-cell>
          <table:table-cell office:value-type="float" office:value="3.22920274734497" calcext:value-type="float">
            <text:p>3.22920274734497</text:p>
          </table:table-cell>
          <table:table-cell table:formula="of:=SQRT([.C498]*[.C498]+[.D498]*[.D498])" office:value-type="float" office:value="3.34262164244873" calcext:value-type="float">
            <text:p>3.34262164244873</text:p>
          </table:table-cell>
          <table:table-cell table:number-columns-repeated="5"/>
        </table:table-row>
        <table:table-row table:style-name="ro1">
          <table:table-cell office:value-type="float" office:value="35.1171188354492" calcext:value-type="float">
            <text:p>35.1171188354492</text:p>
          </table:table-cell>
          <table:table-cell office:value-type="float" office:value="-0.395119100809097" calcext:value-type="float">
            <text:p>-0.395119100809097</text:p>
          </table:table-cell>
          <table:table-cell office:value-type="float" office:value="0.861704528331757" calcext:value-type="float">
            <text:p>0.861704528331757</text:p>
          </table:table-cell>
          <table:table-cell office:value-type="float" office:value="3.22382855415344" calcext:value-type="float">
            <text:p>3.22382855415344</text:p>
          </table:table-cell>
          <table:table-cell table:formula="of:=SQRT([.C499]*[.C499]+[.D499]*[.D499])" office:value-type="float" office:value="3.33700543013081" calcext:value-type="float">
            <text:p>3.33700543013081</text:p>
          </table:table-cell>
          <table:table-cell table:number-columns-repeated="5"/>
        </table:table-row>
        <table:table-row table:style-name="ro1">
          <table:table-cell office:value-type="float" office:value="35.1877784729004" calcext:value-type="float">
            <text:p>35.1877784729004</text:p>
          </table:table-cell>
          <table:table-cell office:value-type="float" office:value="-0.395057052373886" calcext:value-type="float">
            <text:p>-0.395057052373886</text:p>
          </table:table-cell>
          <table:table-cell office:value-type="float" office:value="0.860065639019012" calcext:value-type="float">
            <text:p>0.860065639019012</text:p>
          </table:table-cell>
          <table:table-cell office:value-type="float" office:value="3.21846723556519" calcext:value-type="float">
            <text:p>3.21846723556519</text:p>
          </table:table-cell>
          <table:table-cell table:formula="of:=SQRT([.C500]*[.C500]+[.D500]*[.D500])" office:value-type="float" office:value="3.33140274506518" calcext:value-type="float">
            <text:p>3.33140274506518</text:p>
          </table:table-cell>
          <table:table-cell table:number-columns-repeated="5"/>
        </table:table-row>
        <table:table-row table:style-name="ro1">
          <table:table-cell office:value-type="float" office:value="35.2584381103516" calcext:value-type="float">
            <text:p>35.2584381103516</text:p>
          </table:table-cell>
          <table:table-cell office:value-type="float" office:value="-0.394660890102386" calcext:value-type="float">
            <text:p>-0.394660890102386</text:p>
          </table:table-cell>
          <table:table-cell office:value-type="float" office:value="0.857916295528412" calcext:value-type="float">
            <text:p>0.857916295528412</text:p>
          </table:table-cell>
          <table:table-cell office:value-type="float" office:value="3.21188139915466" calcext:value-type="float">
            <text:p>3.21188139915466</text:p>
          </table:table-cell>
          <table:table-cell table:formula="of:=SQRT([.C501]*[.C501]+[.D501]*[.D501])" office:value-type="float" office:value="3.32448529736091" calcext:value-type="float">
            <text:p>3.32448529736091</text:p>
          </table:table-cell>
          <table:table-cell table:number-columns-repeated="5"/>
        </table:table-row>
        <table:table-row table:style-name="ro1">
          <table:table-cell office:value-type="float" office:value="35.3290939331055" calcext:value-type="float">
            <text:p>35.3290939331055</text:p>
          </table:table-cell>
          <table:table-cell office:value-type="float" office:value="-0.393838822841644" calcext:value-type="float">
            <text:p>-0.393838822841644</text:p>
          </table:table-cell>
          <table:table-cell office:value-type="float" office:value="0.855112910270691" calcext:value-type="float">
            <text:p>0.855112910270691</text:p>
          </table:table-cell>
          <table:table-cell office:value-type="float" office:value="3.2037239074707" calcext:value-type="float">
            <text:p>3.2037239074707</text:p>
          </table:table-cell>
          <table:table-cell table:formula="of:=SQRT([.C502]*[.C502]+[.D502]*[.D502])" office:value-type="float" office:value="3.3158807223136" calcext:value-type="float">
            <text:p>3.3158807223136</text:p>
          </table:table-cell>
          <table:table-cell table:number-columns-repeated="5"/>
        </table:table-row>
        <table:table-row table:style-name="ro1">
          <table:table-cell office:value-type="float" office:value="35.3997535705566" calcext:value-type="float">
            <text:p>35.3997535705566</text:p>
          </table:table-cell>
          <table:table-cell office:value-type="float" office:value="-0.393014848232269" calcext:value-type="float">
            <text:p>-0.393014848232269</text:p>
          </table:table-cell>
          <table:table-cell office:value-type="float" office:value="0.852311968803406" calcext:value-type="float">
            <text:p>0.852311968803406</text:p>
          </table:table-cell>
          <table:table-cell office:value-type="float" office:value="3.19557332992554" calcext:value-type="float">
            <text:p>3.19557332992554</text:p>
          </table:table-cell>
          <table:table-cell table:formula="of:=SQRT([.C503]*[.C503]+[.D503]*[.D503])" office:value-type="float" office:value="3.30728356799004" calcext:value-type="float">
            <text:p>3.30728356799004</text:p>
          </table:table-cell>
          <table:table-cell table:number-columns-repeated="5"/>
        </table:table-row>
        <table:table-row table:style-name="ro1">
          <table:table-cell office:value-type="float" office:value="35.4704093933105" calcext:value-type="float">
            <text:p>35.4704093933105</text:p>
          </table:table-cell>
          <table:table-cell office:value-type="float" office:value="-0.392188876867294" calcext:value-type="float">
            <text:p>-0.392188876867294</text:p>
          </table:table-cell>
          <table:table-cell office:value-type="float" office:value="0.849513947963715" calcext:value-type="float">
            <text:p>0.849513947963715</text:p>
          </table:table-cell>
          <table:table-cell office:value-type="float" office:value="3.18743181228638" calcext:value-type="float">
            <text:p>3.18743181228638</text:p>
          </table:table-cell>
          <table:table-cell table:formula="of:=SQRT([.C504]*[.C504]+[.D504]*[.D504])" office:value-type="float" office:value="3.29869603112505" calcext:value-type="float">
            <text:p>3.29869603112505</text:p>
          </table:table-cell>
          <table:table-cell table:number-columns-repeated="5"/>
        </table:table-row>
        <table:table-row table:style-name="ro1">
          <table:table-cell office:value-type="float" office:value="35.5410690307617" calcext:value-type="float">
            <text:p>35.5410690307617</text:p>
          </table:table-cell>
          <table:table-cell office:value-type="float" office:value="-0.391361027956009" calcext:value-type="float">
            <text:p>-0.391361027956009</text:p>
          </table:table-cell>
          <table:table-cell office:value-type="float" office:value="0.846717774868012" calcext:value-type="float">
            <text:p>0.846717774868012</text:p>
          </table:table-cell>
          <table:table-cell office:value-type="float" office:value="3.17929530143738" calcext:value-type="float">
            <text:p>3.17929530143738</text:p>
          </table:table-cell>
          <table:table-cell table:formula="of:=SQRT([.C505]*[.C505]+[.D505]*[.D505])" office:value-type="float" office:value="3.29011391961118" calcext:value-type="float">
            <text:p>3.29011391961118</text:p>
          </table:table-cell>
          <table:table-cell table:number-columns-repeated="5"/>
        </table:table-row>
        <table:table-row table:style-name="ro1">
          <table:table-cell office:value-type="float" office:value="35.6117286682129" calcext:value-type="float">
            <text:p>35.6117286682129</text:p>
          </table:table-cell>
          <table:table-cell office:value-type="float" office:value="-0.390531241893768" calcext:value-type="float">
            <text:p>-0.390531241893768</text:p>
          </table:table-cell>
          <table:table-cell office:value-type="float" office:value="0.843924105167389" calcext:value-type="float">
            <text:p>0.843924105167389</text:p>
          </table:table-cell>
          <table:table-cell office:value-type="float" office:value="3.17116618156433" calcext:value-type="float">
            <text:p>3.17116618156433</text:p>
          </table:table-cell>
          <table:table-cell table:formula="of:=SQRT([.C506]*[.C506]+[.D506]*[.D506])" office:value-type="float" office:value="3.28153970665904" calcext:value-type="float">
            <text:p>3.28153970665904</text:p>
          </table:table-cell>
          <table:table-cell table:number-columns-repeated="5"/>
        </table:table-row>
        <table:table-row table:style-name="ro1">
          <table:table-cell office:value-type="float" office:value="35.6823844909668" calcext:value-type="float">
            <text:p>35.6823844909668</text:p>
          </table:table-cell>
          <table:table-cell office:value-type="float" office:value="-0.389699548482895" calcext:value-type="float">
            <text:p>-0.389699548482895</text:p>
          </table:table-cell>
          <table:table-cell office:value-type="float" office:value="0.841132760047913" calcext:value-type="float">
            <text:p>0.841132760047913</text:p>
          </table:table-cell>
          <table:table-cell office:value-type="float" office:value="3.16304397583008" calcext:value-type="float">
            <text:p>3.16304397583008</text:p>
          </table:table-cell>
          <table:table-cell table:formula="of:=SQRT([.C507]*[.C507]+[.D507]*[.D507])" office:value-type="float" office:value="3.27297288608702" calcext:value-type="float">
            <text:p>3.27297288608702</text:p>
          </table:table-cell>
          <table:table-cell table:number-columns-repeated="5"/>
        </table:table-row>
        <table:table-row table:style-name="ro1">
          <table:table-cell office:value-type="float" office:value="35.753044128418" calcext:value-type="float">
            <text:p>35.753044128418</text:p>
          </table:table-cell>
          <table:table-cell office:value-type="float" office:value="-0.388865888118744" calcext:value-type="float">
            <text:p>-0.388865888118744</text:p>
          </table:table-cell>
          <table:table-cell office:value-type="float" office:value="0.838344395160675" calcext:value-type="float">
            <text:p>0.838344395160675</text:p>
          </table:table-cell>
          <table:table-cell office:value-type="float" office:value="3.15493059158325" calcext:value-type="float">
            <text:p>3.15493059158325</text:p>
          </table:table-cell>
          <table:table-cell table:formula="of:=SQRT([.C508]*[.C508]+[.D508]*[.D508])" office:value-type="float" office:value="3.26441547028027" calcext:value-type="float">
            <text:p>3.26441547028027</text:p>
          </table:table-cell>
          <table:table-cell table:number-columns-repeated="5"/>
        </table:table-row>
        <table:table-row table:style-name="ro1">
          <table:table-cell office:value-type="float" office:value="35.8236999511719" calcext:value-type="float">
            <text:p>35.8236999511719</text:p>
          </table:table-cell>
          <table:table-cell office:value-type="float" office:value="-0.388030350208282" calcext:value-type="float">
            <text:p>-0.388030350208282</text:p>
          </table:table-cell>
          <table:table-cell office:value-type="float" office:value="0.835557878017426" calcext:value-type="float">
            <text:p>0.835557878017426</text:p>
          </table:table-cell>
          <table:table-cell office:value-type="float" office:value="3.14682245254517" calcext:value-type="float">
            <text:p>3.14682245254517</text:p>
          </table:table-cell>
          <table:table-cell table:formula="of:=SQRT([.C509]*[.C509]+[.D509]*[.D509])" office:value-type="float" office:value="3.25586371265128" calcext:value-type="float">
            <text:p>3.25586371265128</text:p>
          </table:table-cell>
          <table:table-cell table:number-columns-repeated="5"/>
        </table:table-row>
        <table:table-row table:style-name="ro1">
          <table:table-cell office:value-type="float" office:value="35.894359588623" calcext:value-type="float">
            <text:p>35.894359588623</text:p>
          </table:table-cell>
          <table:table-cell office:value-type="float" office:value="-0.387192875146866" calcext:value-type="float">
            <text:p>-0.387192875146866</text:p>
          </table:table-cell>
          <table:table-cell office:value-type="float" office:value="0.832773804664612" calcext:value-type="float">
            <text:p>0.832773804664612</text:p>
          </table:table-cell>
          <table:table-cell office:value-type="float" office:value="3.13872146606445" calcext:value-type="float">
            <text:p>3.13872146606445</text:p>
          </table:table-cell>
          <table:table-cell table:formula="of:=SQRT([.C510]*[.C510]+[.D510]*[.D510])" office:value-type="float" office:value="3.24731961027389" calcext:value-type="float">
            <text:p>3.24731961027389</text:p>
          </table:table-cell>
          <table:table-cell table:number-columns-repeated="5"/>
        </table:table-row>
        <table:table-row table:style-name="ro1">
          <table:table-cell office:value-type="float" office:value="35.9650192260742" calcext:value-type="float">
            <text:p>35.9650192260742</text:p>
          </table:table-cell>
          <table:table-cell office:value-type="float" office:value="-0.386353433132172" calcext:value-type="float">
            <text:p>-0.386353433132172</text:p>
          </table:table-cell>
          <table:table-cell office:value-type="float" office:value="0.829992592334747" calcext:value-type="float">
            <text:p>0.829992592334747</text:p>
          </table:table-cell>
          <table:table-cell office:value-type="float" office:value="3.13062930107117" calcext:value-type="float">
            <text:p>3.13062930107117</text:p>
          </table:table-cell>
          <table:table-cell table:formula="of:=SQRT([.C511]*[.C511]+[.D511]*[.D511])" office:value-type="float" office:value="3.23878488388098" calcext:value-type="float">
            <text:p>3.23878488388098</text:p>
          </table:table-cell>
          <table:table-cell table:number-columns-repeated="5"/>
        </table:table-row>
        <table:table-row table:style-name="ro1">
          <table:table-cell office:value-type="float" office:value="36.0356750488281" calcext:value-type="float">
            <text:p>36.0356750488281</text:p>
          </table:table-cell>
          <table:table-cell office:value-type="float" office:value="-0.38531681895256" calcext:value-type="float">
            <text:p>-0.38531681895256</text:p>
          </table:table-cell>
          <table:table-cell office:value-type="float" office:value="0.827134191989899" calcext:value-type="float">
            <text:p>0.827134191989899</text:p>
          </table:table-cell>
          <table:table-cell office:value-type="float" office:value="3.122878074646" calcext:value-type="float">
            <text:p>3.122878074646</text:p>
          </table:table-cell>
          <table:table-cell table:formula="of:=SQRT([.C512]*[.C512]+[.D512]*[.D512])" office:value-type="float" office:value="3.23056008157463" calcext:value-type="float">
            <text:p>3.23056008157463</text:p>
          </table:table-cell>
          <table:table-cell table:number-columns-repeated="5"/>
        </table:table-row>
        <table:table-row table:style-name="ro1">
          <table:table-cell office:value-type="float" office:value="36.1063346862793" calcext:value-type="float">
            <text:p>36.1063346862793</text:p>
          </table:table-cell>
          <table:table-cell office:value-type="float" office:value="-0.384196817874908" calcext:value-type="float">
            <text:p>-0.384196817874908</text:p>
          </table:table-cell>
          <table:table-cell office:value-type="float" office:value="0.824148952960968" calcext:value-type="float">
            <text:p>0.824148952960968</text:p>
          </table:table-cell>
          <table:table-cell office:value-type="float" office:value="3.11490845680237" calcext:value-type="float">
            <text:p>3.11490845680237</text:p>
          </table:table-cell>
          <table:table-cell table:formula="of:=SQRT([.C513]*[.C513]+[.D513]*[.D513])" office:value-type="float" office:value="3.22209189672262" calcext:value-type="float">
            <text:p>3.22209189672262</text:p>
          </table:table-cell>
          <table:table-cell table:number-columns-repeated="5"/>
        </table:table-row>
        <table:table-row table:style-name="ro1">
          <table:table-cell office:value-type="float" office:value="36.1769943237305" calcext:value-type="float">
            <text:p>36.1769943237305</text:p>
          </table:table-cell>
          <table:table-cell office:value-type="float" office:value="-0.383088499307632" calcext:value-type="float">
            <text:p>-0.383088499307632</text:p>
          </table:table-cell>
          <table:table-cell office:value-type="float" office:value="0.820576786994934" calcext:value-type="float">
            <text:p>0.820576786994934</text:p>
          </table:table-cell>
          <table:table-cell office:value-type="float" office:value="3.10475826263428" calcext:value-type="float">
            <text:p>3.10475826263428</text:p>
          </table:table-cell>
          <table:table-cell table:formula="of:=SQRT([.C514]*[.C514]+[.D514]*[.D514])" office:value-type="float" office:value="3.21136577374032" calcext:value-type="float">
            <text:p>3.21136577374032</text:p>
          </table:table-cell>
          <table:table-cell table:number-columns-repeated="5"/>
        </table:table-row>
        <table:table-row table:style-name="ro1">
          <table:table-cell office:value-type="float" office:value="36.2476501464844" calcext:value-type="float">
            <text:p>36.2476501464844</text:p>
          </table:table-cell>
          <table:table-cell office:value-type="float" office:value="-0.381974399089813" calcext:value-type="float">
            <text:p>-0.381974399089813</text:p>
          </table:table-cell>
          <table:table-cell office:value-type="float" office:value="0.817034125328064" calcext:value-type="float">
            <text:p>0.817034125328064</text:p>
          </table:table-cell>
          <table:table-cell office:value-type="float" office:value="3.09473633766174" calcext:value-type="float">
            <text:p>3.09473633766174</text:p>
          </table:table-cell>
          <table:table-cell table:formula="of:=SQRT([.C515]*[.C515]+[.D515]*[.D515])" office:value-type="float" office:value="3.20077143226357" calcext:value-type="float">
            <text:p>3.20077143226357</text:p>
          </table:table-cell>
          <table:table-cell table:number-columns-repeated="5"/>
        </table:table-row>
        <table:table-row table:style-name="ro1">
          <table:table-cell office:value-type="float" office:value="36.3183097839355" calcext:value-type="float">
            <text:p>36.3183097839355</text:p>
          </table:table-cell>
          <table:table-cell office:value-type="float" office:value="-0.380854666233063" calcext:value-type="float">
            <text:p>-0.380854666233063</text:p>
          </table:table-cell>
          <table:table-cell office:value-type="float" office:value="0.813520491123199" calcext:value-type="float">
            <text:p>0.813520491123199</text:p>
          </table:table-cell>
          <table:table-cell office:value-type="float" office:value="3.08484101295471" calcext:value-type="float">
            <text:p>3.08484101295471</text:p>
          </table:table-cell>
          <table:table-cell table:formula="of:=SQRT([.C516]*[.C516]+[.D516]*[.D516])" office:value-type="float" office:value="3.1903071426878" calcext:value-type="float">
            <text:p>3.1903071426878</text:p>
          </table:table-cell>
          <table:table-cell table:number-columns-repeated="5"/>
        </table:table-row>
        <table:table-row table:style-name="ro1">
          <table:table-cell office:value-type="float" office:value="36.3889656066895" calcext:value-type="float">
            <text:p>36.3889656066895</text:p>
          </table:table-cell>
          <table:table-cell office:value-type="float" office:value="-0.379729241132736" calcext:value-type="float">
            <text:p>-0.379729241132736</text:p>
          </table:table-cell>
          <table:table-cell office:value-type="float" office:value="0.81003612279892" calcext:value-type="float">
            <text:p>0.81003612279892</text:p>
          </table:table-cell>
          <table:table-cell office:value-type="float" office:value="3.07507300376892" calcext:value-type="float">
            <text:p>3.07507300376892</text:p>
          </table:table-cell>
          <table:table-cell table:formula="of:=SQRT([.C517]*[.C517]+[.D517]*[.D517])" office:value-type="float" office:value="3.17997366321602" calcext:value-type="float">
            <text:p>3.17997366321602</text:p>
          </table:table-cell>
          <table:table-cell table:number-columns-repeated="5"/>
        </table:table-row>
        <table:table-row table:style-name="ro1">
          <table:table-cell office:value-type="float" office:value="36.4596252441406" calcext:value-type="float">
            <text:p>36.4596252441406</text:p>
          </table:table-cell>
          <table:table-cell office:value-type="float" office:value="-0.378598064184189" calcext:value-type="float">
            <text:p>-0.378598064184189</text:p>
          </table:table-cell>
          <table:table-cell office:value-type="float" office:value="0.806581258773804" calcext:value-type="float">
            <text:p>0.806581258773804</text:p>
          </table:table-cell>
          <table:table-cell office:value-type="float" office:value="3.06543326377869" calcext:value-type="float">
            <text:p>3.06543326377869</text:p>
          </table:table-cell>
          <table:table-cell table:formula="of:=SQRT([.C518]*[.C518]+[.D518]*[.D518])" office:value-type="float" office:value="3.16977198260159" calcext:value-type="float">
            <text:p>3.16977198260159</text:p>
          </table:table-cell>
          <table:table-cell table:number-columns-repeated="5"/>
        </table:table-row>
        <table:table-row table:style-name="ro1">
          <table:table-cell office:value-type="float" office:value="36.5302848815918" calcext:value-type="float">
            <text:p>36.5302848815918</text:p>
          </table:table-cell>
          <table:table-cell office:value-type="float" office:value="-0.37746125459671" calcext:value-type="float">
            <text:p>-0.37746125459671</text:p>
          </table:table-cell>
          <table:table-cell office:value-type="float" office:value="0.803155362606049" calcext:value-type="float">
            <text:p>0.803155362606049</text:p>
          </table:table-cell>
          <table:table-cell office:value-type="float" office:value="3.05591988563538" calcext:value-type="float">
            <text:p>3.05591988563538</text:p>
          </table:table-cell>
          <table:table-cell table:formula="of:=SQRT([.C519]*[.C519]+[.D519]*[.D519])" office:value-type="float" office:value="3.15970012562974" calcext:value-type="float">
            <text:p>3.15970012562974</text:p>
          </table:table-cell>
          <table:table-cell table:number-columns-repeated="5"/>
        </table:table-row>
        <table:table-row table:style-name="ro1">
          <table:table-cell office:value-type="float" office:value="36.6009407043457" calcext:value-type="float">
            <text:p>36.6009407043457</text:p>
          </table:table-cell>
          <table:table-cell office:value-type="float" office:value="-0.376318752765656" calcext:value-type="float">
            <text:p>-0.376318752765656</text:p>
          </table:table-cell>
          <table:table-cell office:value-type="float" office:value="0.799758613109589" calcext:value-type="float">
            <text:p>0.799758613109589</text:p>
          </table:table-cell>
          <table:table-cell office:value-type="float" office:value="3.04653358459473" calcext:value-type="float">
            <text:p>3.04653358459473</text:p>
          </table:table-cell>
          <table:table-cell table:formula="of:=SQRT([.C520]*[.C520]+[.D520]*[.D520])" office:value-type="float" office:value="3.14975883542004" calcext:value-type="float">
            <text:p>3.14975883542004</text:p>
          </table:table-cell>
          <table:table-cell table:number-columns-repeated="5"/>
        </table:table-row>
        <table:table-row table:style-name="ro1">
          <table:table-cell office:value-type="float" office:value="36.6716003417969" calcext:value-type="float">
            <text:p>36.6716003417969</text:p>
          </table:table-cell>
          <table:table-cell office:value-type="float" office:value="-0.375170528888702" calcext:value-type="float">
            <text:p>-0.375170528888702</text:p>
          </table:table-cell>
          <table:table-cell office:value-type="float" office:value="0.796391427516937" calcext:value-type="float">
            <text:p>0.796391427516937</text:p>
          </table:table-cell>
          <table:table-cell office:value-type="float" office:value="3.03727531433105" calcext:value-type="float">
            <text:p>3.03727531433105</text:p>
          </table:table-cell>
          <table:table-cell table:formula="of:=SQRT([.C521]*[.C521]+[.D521]*[.D521])" office:value-type="float" office:value="3.13994914622311" calcext:value-type="float">
            <text:p>3.13994914622311</text:p>
          </table:table-cell>
          <table:table-cell table:number-columns-repeated="5"/>
        </table:table-row>
        <table:table-row table:style-name="ro1">
          <table:table-cell office:value-type="float" office:value="36.742259979248" calcext:value-type="float">
            <text:p>36.742259979248</text:p>
          </table:table-cell>
          <table:table-cell office:value-type="float" office:value="-0.374016672372818" calcext:value-type="float">
            <text:p>-0.374016672372818</text:p>
          </table:table-cell>
          <table:table-cell office:value-type="float" office:value="0.793053090572357" calcext:value-type="float">
            <text:p>0.793053090572357</text:p>
          </table:table-cell>
          <table:table-cell office:value-type="float" office:value="3.02814292907715" calcext:value-type="float">
            <text:p>3.02814292907715</text:p>
          </table:table-cell>
          <table:table-cell table:formula="of:=SQRT([.C522]*[.C522]+[.D522]*[.D522])" office:value-type="float" office:value="3.13026880688964" calcext:value-type="float">
            <text:p>3.13026880688964</text:p>
          </table:table-cell>
          <table:table-cell table:number-columns-repeated="5"/>
        </table:table-row>
        <table:table-row table:style-name="ro1">
          <table:table-cell office:value-type="float" office:value="36.812915802002" calcext:value-type="float">
            <text:p>36.812915802002</text:p>
          </table:table-cell>
          <table:table-cell office:value-type="float" office:value="-0.372855067253113" calcext:value-type="float">
            <text:p>-0.372855067253113</text:p>
          </table:table-cell>
          <table:table-cell office:value-type="float" office:value="0.789672434329987" calcext:value-type="float">
            <text:p>0.789672434329987</text:p>
          </table:table-cell>
          <table:table-cell office:value-type="float" office:value="3.01907920837402" calcext:value-type="float">
            <text:p>3.01907920837402</text:p>
          </table:table-cell>
          <table:table-cell table:formula="of:=SQRT([.C523]*[.C523]+[.D523]*[.D523])" office:value-type="float" office:value="3.12064445587397" calcext:value-type="float">
            <text:p>3.12064445587397</text:p>
          </table:table-cell>
          <table:table-cell table:number-columns-repeated="5"/>
        </table:table-row>
        <table:table-row table:style-name="ro1">
          <table:table-cell office:value-type="float" office:value="36.8835754394531" calcext:value-type="float">
            <text:p>36.8835754394531</text:p>
          </table:table-cell>
          <table:table-cell office:value-type="float" office:value="-0.3716801404953" calcext:value-type="float">
            <text:p>-0.3716801404953</text:p>
          </table:table-cell>
          <table:table-cell office:value-type="float" office:value="0.786014676094055" calcext:value-type="float">
            <text:p>0.786014676094055</text:p>
          </table:table-cell>
          <table:table-cell office:value-type="float" office:value="3.00988483428955" calcext:value-type="float">
            <text:p>3.00988483428955</text:p>
          </table:table-cell>
          <table:table-cell table:formula="of:=SQRT([.C524]*[.C524]+[.D524]*[.D524])" office:value-type="float" office:value="3.11082397231368" calcext:value-type="float">
            <text:p>3.11082397231368</text:p>
          </table:table-cell>
          <table:table-cell table:number-columns-repeated="5"/>
        </table:table-row>
        <table:table-row table:style-name="ro1">
          <table:table-cell office:value-type="float" office:value="36.954231262207" calcext:value-type="float">
            <text:p>36.954231262207</text:p>
          </table:table-cell>
          <table:table-cell office:value-type="float" office:value="-0.370501518249512" calcext:value-type="float">
            <text:p>-0.370501518249512</text:p>
          </table:table-cell>
          <table:table-cell office:value-type="float" office:value="0.782384634017944" calcext:value-type="float">
            <text:p>0.782384634017944</text:p>
          </table:table-cell>
          <table:table-cell office:value-type="float" office:value="3.00080442428589" calcext:value-type="float">
            <text:p>3.00080442428589</text:p>
          </table:table-cell>
          <table:table-cell table:formula="of:=SQRT([.C525]*[.C525]+[.D525]*[.D525])" office:value-type="float" office:value="3.10112123406376" calcext:value-type="float">
            <text:p>3.10112123406376</text:p>
          </table:table-cell>
          <table:table-cell table:number-columns-repeated="5"/>
        </table:table-row>
        <table:table-row table:style-name="ro1">
          <table:table-cell office:value-type="float" office:value="37.0248908996582" calcext:value-type="float">
            <text:p>37.0248908996582</text:p>
          </table:table-cell>
          <table:table-cell office:value-type="float" office:value="-0.369319319725037" calcext:value-type="float">
            <text:p>-0.369319319725037</text:p>
          </table:table-cell>
          <table:table-cell office:value-type="float" office:value="0.778781712055206" calcext:value-type="float">
            <text:p>0.778781712055206</text:p>
          </table:table-cell>
          <table:table-cell office:value-type="float" office:value="2.99183511734009" calcext:value-type="float">
            <text:p>2.99183511734009</text:p>
          </table:table-cell>
          <table:table-cell table:formula="of:=SQRT([.C526]*[.C526]+[.D526]*[.D526])" office:value-type="float" office:value="3.09153332901022" calcext:value-type="float">
            <text:p>3.09153332901022</text:p>
          </table:table-cell>
          <table:table-cell table:number-columns-repeated="5"/>
        </table:table-row>
        <table:table-row table:style-name="ro1">
          <table:table-cell office:value-type="float" office:value="37.0955505371094" calcext:value-type="float">
            <text:p>37.0955505371094</text:p>
          </table:table-cell>
          <table:table-cell office:value-type="float" office:value="-0.368133515119553" calcext:value-type="float">
            <text:p>-0.368133515119553</text:p>
          </table:table-cell>
          <table:table-cell office:value-type="float" office:value="0.775206208229065" calcext:value-type="float">
            <text:p>0.775206208229065</text:p>
          </table:table-cell>
          <table:table-cell office:value-type="float" office:value="2.9829785823822" calcext:value-type="float">
            <text:p>2.9829785823822</text:p>
          </table:table-cell>
          <table:table-cell table:formula="of:=SQRT([.C527]*[.C527]+[.D527]*[.D527])" office:value-type="float" office:value="3.08206195398921" calcext:value-type="float">
            <text:p>3.08206195398921</text:p>
          </table:table-cell>
          <table:table-cell table:number-columns-repeated="5"/>
        </table:table-row>
        <table:table-row table:style-name="ro1">
          <table:table-cell office:value-type="float" office:value="37.1662063598633" calcext:value-type="float">
            <text:p>37.1662063598633</text:p>
          </table:table-cell>
          <table:table-cell office:value-type="float" office:value="-0.366944044828415" calcext:value-type="float">
            <text:p>-0.366944044828415</text:p>
          </table:table-cell>
          <table:table-cell office:value-type="float" office:value="0.771658420562744" calcext:value-type="float">
            <text:p>0.771658420562744</text:p>
          </table:table-cell>
          <table:table-cell office:value-type="float" office:value="2.97423553466797" calcext:value-type="float">
            <text:p>2.97423553466797</text:p>
          </table:table-cell>
          <table:table-cell table:formula="of:=SQRT([.C528]*[.C528]+[.D528]*[.D528])" office:value-type="float" office:value="3.07270788291159" calcext:value-type="float">
            <text:p>3.07270788291159</text:p>
          </table:table-cell>
          <table:table-cell table:number-columns-repeated="5"/>
        </table:table-row>
        <table:table-row table:style-name="ro1">
          <table:table-cell office:value-type="float" office:value="37.2368659973145" calcext:value-type="float">
            <text:p>37.2368659973145</text:p>
          </table:table-cell>
          <table:table-cell office:value-type="float" office:value="-0.365750998258591" calcext:value-type="float">
            <text:p>-0.365750998258591</text:p>
          </table:table-cell>
          <table:table-cell office:value-type="float" office:value="0.768137693405151" calcext:value-type="float">
            <text:p>0.768137693405151</text:p>
          </table:table-cell>
          <table:table-cell office:value-type="float" office:value="2.9656035900116" calcext:value-type="float">
            <text:p>2.9656035900116</text:p>
          </table:table-cell>
          <table:table-cell table:formula="of:=SQRT([.C529]*[.C529]+[.D529]*[.D529])" office:value-type="float" office:value="3.06346864993254" calcext:value-type="float">
            <text:p>3.06346864993254</text:p>
          </table:table-cell>
          <table:table-cell table:number-columns-repeated="5"/>
        </table:table-row>
        <table:table-row table:style-name="ro1">
          <table:table-cell office:value-type="float" office:value="37.3075256347656" calcext:value-type="float">
            <text:p>37.3075256347656</text:p>
          </table:table-cell>
          <table:table-cell office:value-type="float" office:value="-0.364554345607758" calcext:value-type="float">
            <text:p>-0.364554345607758</text:p>
          </table:table-cell>
          <table:table-cell office:value-type="float" office:value="0.764644324779511" calcext:value-type="float">
            <text:p>0.764644324779511</text:p>
          </table:table-cell>
          <table:table-cell office:value-type="float" office:value="2.95708417892456" calcext:value-type="float">
            <text:p>2.95708417892456</text:p>
          </table:table-cell>
          <table:table-cell table:formula="of:=SQRT([.C530]*[.C530]+[.D530]*[.D530])" office:value-type="float" office:value="3.0543457212083" calcext:value-type="float">
            <text:p>3.0543457212083</text:p>
          </table:table-cell>
          <table:table-cell table:number-columns-repeated="5"/>
        </table:table-row>
        <table:table-row table:style-name="ro1">
          <table:table-cell office:value-type="float" office:value="37.3781814575195" calcext:value-type="float">
            <text:p>37.3781814575195</text:p>
          </table:table-cell>
          <table:table-cell office:value-type="float" office:value="-0.363354057073593" calcext:value-type="float">
            <text:p>-0.363354057073593</text:p>
          </table:table-cell>
          <table:table-cell office:value-type="float" office:value="0.761178255081177" calcext:value-type="float">
            <text:p>0.761178255081177</text:p>
          </table:table-cell>
          <table:table-cell office:value-type="float" office:value="2.9486768245697" calcext:value-type="float">
            <text:p>2.9486768245697</text:p>
          </table:table-cell>
          <table:table-cell table:formula="of:=SQRT([.C531]*[.C531]+[.D531]*[.D531])" office:value-type="float" office:value="3.04533862678075" calcext:value-type="float">
            <text:p>3.04533862678075</text:p>
          </table:table-cell>
          <table:table-cell table:number-columns-repeated="5"/>
        </table:table-row>
        <table:table-row table:style-name="ro1">
          <table:table-cell office:value-type="float" office:value="37.4488410949707" calcext:value-type="float">
            <text:p>37.4488410949707</text:p>
          </table:table-cell>
          <table:table-cell office:value-type="float" office:value="-0.362150132656097" calcext:value-type="float">
            <text:p>-0.362150132656097</text:p>
          </table:table-cell>
          <table:table-cell office:value-type="float" office:value="0.757739841938019" calcext:value-type="float">
            <text:p>0.757739841938019</text:p>
          </table:table-cell>
          <table:table-cell office:value-type="float" office:value="2.94038271903992" calcext:value-type="float">
            <text:p>2.94038271903992</text:p>
          </table:table-cell>
          <table:table-cell table:formula="of:=SQRT([.C532]*[.C532]+[.D532]*[.D532])" office:value-type="float" office:value="3.03644861680366" calcext:value-type="float">
            <text:p>3.03644861680366</text:p>
          </table:table-cell>
          <table:table-cell table:number-columns-repeated="5"/>
        </table:table-row>
        <table:table-row table:style-name="ro1">
          <table:table-cell office:value-type="float" office:value="37.5194969177246" calcext:value-type="float">
            <text:p>37.5194969177246</text:p>
          </table:table-cell>
          <table:table-cell office:value-type="float" office:value="-0.360942631959915" calcext:value-type="float">
            <text:p>-0.360942631959915</text:p>
          </table:table-cell>
          <table:table-cell office:value-type="float" office:value="0.754328429698944" calcext:value-type="float">
            <text:p>0.754328429698944</text:p>
          </table:table-cell>
          <table:table-cell office:value-type="float" office:value="2.93219971656799" calcext:value-type="float">
            <text:p>2.93219971656799</text:p>
          </table:table-cell>
          <table:table-cell table:formula="of:=SQRT([.C533]*[.C533]+[.D533]*[.D533])" office:value-type="float" office:value="3.02767345625209" calcext:value-type="float">
            <text:p>3.02767345625209</text:p>
          </table:table-cell>
          <table:table-cell table:number-columns-repeated="5"/>
        </table:table-row>
        <table:table-row table:style-name="ro1">
          <table:table-cell office:value-type="float" office:value="37.5901565551758" calcext:value-type="float">
            <text:p>37.5901565551758</text:p>
          </table:table-cell>
          <table:table-cell office:value-type="float" office:value="-0.359731525182724" calcext:value-type="float">
            <text:p>-0.359731525182724</text:p>
          </table:table-cell>
          <table:table-cell office:value-type="float" office:value="0.750944256782532" calcext:value-type="float">
            <text:p>0.750944256782532</text:p>
          </table:table-cell>
          <table:table-cell office:value-type="float" office:value="2.92412853240967" calcext:value-type="float">
            <text:p>2.92412853240967</text:p>
          </table:table-cell>
          <table:table-cell table:formula="of:=SQRT([.C534]*[.C534]+[.D534]*[.D534])" office:value-type="float" office:value="3.01901390371873" calcext:value-type="float">
            <text:p>3.01901390371873</text:p>
          </table:table-cell>
          <table:table-cell table:number-columns-repeated="5"/>
        </table:table-row>
        <table:table-row table:style-name="ro1">
          <table:table-cell office:value-type="float" office:value="37.660816192627" calcext:value-type="float">
            <text:p>37.660816192627</text:p>
          </table:table-cell>
          <table:table-cell office:value-type="float" office:value="-0.358645856380463" calcext:value-type="float">
            <text:p>-0.358645856380463</text:p>
          </table:table-cell>
          <table:table-cell office:value-type="float" office:value="0.747071146965027" calcext:value-type="float">
            <text:p>0.747071146965027</text:p>
          </table:table-cell>
          <table:table-cell office:value-type="float" office:value="2.91482377052307" calcext:value-type="float">
            <text:p>2.91482377052307</text:p>
          </table:table-cell>
          <table:table-cell table:formula="of:=SQRT([.C535]*[.C535]+[.D535]*[.D535])" office:value-type="float" office:value="3.00903853611647" calcext:value-type="float">
            <text:p>3.00903853611647</text:p>
          </table:table-cell>
          <table:table-cell table:number-columns-repeated="5"/>
        </table:table-row>
        <table:table-row table:style-name="ro1">
          <table:table-cell office:value-type="float" office:value="37.7314720153809" calcext:value-type="float">
            <text:p>37.7314720153809</text:p>
          </table:table-cell>
          <table:table-cell office:value-type="float" office:value="-0.357641905546188" calcext:value-type="float">
            <text:p>-0.357641905546188</text:p>
          </table:table-cell>
          <table:table-cell office:value-type="float" office:value="0.742926120758057" calcext:value-type="float">
            <text:p>0.742926120758057</text:p>
          </table:table-cell>
          <table:table-cell office:value-type="float" office:value="2.90483713150024" calcext:value-type="float">
            <text:p>2.90483713150024</text:p>
          </table:table-cell>
          <table:table-cell table:formula="of:=SQRT([.C536]*[.C536]+[.D536]*[.D536])" office:value-type="float" office:value="2.99833586868569" calcext:value-type="float">
            <text:p>2.99833586868569</text:p>
          </table:table-cell>
          <table:table-cell table:number-columns-repeated="5"/>
        </table:table-row>
        <table:table-row table:style-name="ro1">
          <table:table-cell office:value-type="float" office:value="37.802131652832" calcext:value-type="float">
            <text:p>37.802131652832</text:p>
          </table:table-cell>
          <table:table-cell office:value-type="float" office:value="-0.356640964746475" calcext:value-type="float">
            <text:p>-0.356640964746475</text:p>
          </table:table-cell>
          <table:table-cell office:value-type="float" office:value="0.738834261894226" calcext:value-type="float">
            <text:p>0.738834261894226</text:p>
          </table:table-cell>
          <table:table-cell office:value-type="float" office:value="2.89501333236694" calcext:value-type="float">
            <text:p>2.89501333236694</text:p>
          </table:table-cell>
          <table:table-cell table:formula="of:=SQRT([.C537]*[.C537]+[.D537]*[.D537])" office:value-type="float" office:value="2.98780492354021" calcext:value-type="float">
            <text:p>2.98780492354021</text:p>
          </table:table-cell>
          <table:table-cell table:number-columns-repeated="5"/>
        </table:table-row>
        <table:table-row table:style-name="ro1">
          <table:table-cell office:value-type="float" office:value="37.8727874755859" calcext:value-type="float">
            <text:p>37.8727874755859</text:p>
          </table:table-cell>
          <table:table-cell office:value-type="float" office:value="-0.355642974376678" calcext:value-type="float">
            <text:p>-0.355642974376678</text:p>
          </table:table-cell>
          <table:table-cell office:value-type="float" office:value="0.734795868396759" calcext:value-type="float">
            <text:p>0.734795868396759</text:p>
          </table:table-cell>
          <table:table-cell office:value-type="float" office:value="2.88535380363464" calcext:value-type="float">
            <text:p>2.88535380363464</text:p>
          </table:table-cell>
          <table:table-cell table:formula="of:=SQRT([.C538]*[.C538]+[.D538]*[.D538])" office:value-type="float" office:value="2.97744715156488" calcext:value-type="float">
            <text:p>2.97744715156488</text:p>
          </table:table-cell>
          <table:table-cell table:number-columns-repeated="5"/>
        </table:table-row>
        <table:table-row table:style-name="ro1">
          <table:table-cell office:value-type="float" office:value="37.9434471130371" calcext:value-type="float">
            <text:p>37.9434471130371</text:p>
          </table:table-cell>
          <table:table-cell office:value-type="float" office:value="-0.354648053646088" calcext:value-type="float">
            <text:p>-0.354648053646088</text:p>
          </table:table-cell>
          <table:table-cell office:value-type="float" office:value="0.730810225009918" calcext:value-type="float">
            <text:p>0.730810225009918</text:p>
          </table:table-cell>
          <table:table-cell office:value-type="float" office:value="2.8758556842804" calcext:value-type="float">
            <text:p>2.8758556842804</text:p>
          </table:table-cell>
          <table:table-cell table:formula="of:=SQRT([.C539]*[.C539]+[.D539]*[.D539])" office:value-type="float" office:value="2.96725959460694" calcext:value-type="float">
            <text:p>2.96725959460694</text:p>
          </table:table-cell>
          <table:table-cell table:number-columns-repeated="5"/>
        </table:table-row>
        <table:table-row table:style-name="ro1">
          <table:table-cell office:value-type="float" office:value="38.0141067504883" calcext:value-type="float">
            <text:p>38.0141067504883</text:p>
          </table:table-cell>
          <table:table-cell office:value-type="float" office:value="-0.35365617275238" calcext:value-type="float">
            <text:p>-0.35365617275238</text:p>
          </table:table-cell>
          <table:table-cell office:value-type="float" office:value="0.726877748966217" calcext:value-type="float">
            <text:p>0.726877748966217</text:p>
          </table:table-cell>
          <table:table-cell office:value-type="float" office:value="2.86652040481567" calcext:value-type="float">
            <text:p>2.86652040481567</text:p>
          </table:table-cell>
          <table:table-cell table:formula="of:=SQRT([.C540]*[.C540]+[.D540]*[.D540])" office:value-type="float" office:value="2.95724373245879" calcext:value-type="float">
            <text:p>2.95724373245879</text:p>
          </table:table-cell>
          <table:table-cell table:number-columns-repeated="5"/>
        </table:table-row>
        <table:table-row table:style-name="ro1">
          <table:table-cell office:value-type="float" office:value="38.0847625732422" calcext:value-type="float">
            <text:p>38.0847625732422</text:p>
          </table:table-cell>
          <table:table-cell office:value-type="float" office:value="-0.352667272090912" calcext:value-type="float">
            <text:p>-0.352667272090912</text:p>
          </table:table-cell>
          <table:table-cell office:value-type="float" office:value="0.722998380661011" calcext:value-type="float">
            <text:p>0.722998380661011</text:p>
          </table:table-cell>
          <table:table-cell office:value-type="float" office:value="2.85734796524048" calcext:value-type="float">
            <text:p>2.85734796524048</text:p>
          </table:table-cell>
          <table:table-cell table:formula="of:=SQRT([.C541]*[.C541]+[.D541]*[.D541])" office:value-type="float" office:value="2.94739954076511" calcext:value-type="float">
            <text:p>2.94739954076511</text:p>
          </table:table-cell>
          <table:table-cell table:number-columns-repeated="5"/>
        </table:table-row>
        <table:table-row table:style-name="ro1">
          <table:table-cell office:value-type="float" office:value="38.1554222106934" calcext:value-type="float">
            <text:p>38.1554222106934</text:p>
          </table:table-cell>
          <table:table-cell office:value-type="float" office:value="-0.351681351661682" calcext:value-type="float">
            <text:p>-0.351681351661682</text:p>
          </table:table-cell>
          <table:table-cell office:value-type="float" office:value="0.719172537326813" calcext:value-type="float">
            <text:p>0.719172537326813</text:p>
          </table:table-cell>
          <table:table-cell office:value-type="float" office:value="2.84833979606628" calcext:value-type="float">
            <text:p>2.84833979606628</text:p>
          </table:table-cell>
          <table:table-cell table:formula="of:=SQRT([.C542]*[.C542]+[.D542]*[.D542])" office:value-type="float" office:value="2.93772849873844" calcext:value-type="float">
            <text:p>2.93772849873844</text:p>
          </table:table-cell>
          <table:table-cell table:number-columns-repeated="5"/>
        </table:table-row>
        <table:table-row table:style-name="ro1">
          <table:table-cell office:value-type="float" office:value="38.2260818481445" calcext:value-type="float">
            <text:p>38.2260818481445</text:p>
          </table:table-cell>
          <table:table-cell office:value-type="float" office:value="-0.350698500871658" calcext:value-type="float">
            <text:p>-0.350698500871658</text:p>
          </table:table-cell>
          <table:table-cell office:value-type="float" office:value="0.715399444103241" calcext:value-type="float">
            <text:p>0.715399444103241</text:p>
          </table:table-cell>
          <table:table-cell office:value-type="float" office:value="2.83949303627014" calcext:value-type="float">
            <text:p>2.83949303627014</text:p>
          </table:table-cell>
          <table:table-cell table:formula="of:=SQRT([.C543]*[.C543]+[.D543]*[.D543])" office:value-type="float" office:value="2.92822763248519" calcext:value-type="float">
            <text:p>2.92822763248519</text:p>
          </table:table-cell>
          <table:table-cell table:number-columns-repeated="5"/>
        </table:table-row>
        <table:table-row table:style-name="ro1">
          <table:table-cell office:value-type="float" office:value="38.2967376708984" calcext:value-type="float">
            <text:p>38.2967376708984</text:p>
          </table:table-cell>
          <table:table-cell office:value-type="float" office:value="-0.350119262933731" calcext:value-type="float">
            <text:p>-0.350119262933731</text:p>
          </table:table-cell>
          <table:table-cell office:value-type="float" office:value="0.712356925010681" calcext:value-type="float">
            <text:p>0.712356925010681</text:p>
          </table:table-cell>
          <table:table-cell office:value-type="float" office:value="2.83173060417175" calcext:value-type="float">
            <text:p>2.83173060417175</text:p>
          </table:table-cell>
          <table:table-cell table:formula="of:=SQRT([.C544]*[.C544]+[.D544]*[.D544])" office:value-type="float" office:value="2.91995729475853" calcext:value-type="float">
            <text:p>2.91995729475853</text:p>
          </table:table-cell>
          <table:table-cell table:number-columns-repeated="5"/>
        </table:table-row>
        <table:table-row table:style-name="ro1">
          <table:table-cell office:value-type="float" office:value="38.3673973083496" calcext:value-type="float">
            <text:p>38.3673973083496</text:p>
          </table:table-cell>
          <table:table-cell office:value-type="float" office:value="-0.349620938301086" calcext:value-type="float">
            <text:p>-0.349620938301086</text:p>
          </table:table-cell>
          <table:table-cell office:value-type="float" office:value="0.709468603134155" calcext:value-type="float">
            <text:p>0.709468603134155</text:p>
          </table:table-cell>
          <table:table-cell office:value-type="float" office:value="2.82424521446228" calcext:value-type="float">
            <text:p>2.82424521446228</text:p>
          </table:table-cell>
          <table:table-cell table:formula="of:=SQRT([.C545]*[.C545]+[.D545]*[.D545])" office:value-type="float" office:value="2.91199360065338" calcext:value-type="float">
            <text:p>2.91199360065338</text:p>
          </table:table-cell>
          <table:table-cell table:number-columns-repeated="5"/>
        </table:table-row>
        <table:table-row table:style-name="ro1">
          <table:table-cell office:value-type="float" office:value="38.4380531311035" calcext:value-type="float">
            <text:p>38.4380531311035</text:p>
          </table:table-cell>
          <table:table-cell office:value-type="float" office:value="-0.349135249853134" calcext:value-type="float">
            <text:p>-0.349135249853134</text:p>
          </table:table-cell>
          <table:table-cell office:value-type="float" office:value="0.706615507602692" calcext:value-type="float">
            <text:p>0.706615507602692</text:p>
          </table:table-cell>
          <table:table-cell office:value-type="float" office:value="2.81687140464783" calcext:value-type="float">
            <text:p>2.81687140464783</text:p>
          </table:table-cell>
          <table:table-cell table:formula="of:=SQRT([.C546]*[.C546]+[.D546]*[.D546])" office:value-type="float" office:value="2.90414703241886" calcext:value-type="float">
            <text:p>2.90414703241886</text:p>
          </table:table-cell>
          <table:table-cell table:number-columns-repeated="5"/>
        </table:table-row>
        <table:table-row table:style-name="ro1">
          <table:table-cell office:value-type="float" office:value="38.5087127685547" calcext:value-type="float">
            <text:p>38.5087127685547</text:p>
          </table:table-cell>
          <table:table-cell office:value-type="float" office:value="-0.348662137985229" calcext:value-type="float">
            <text:p>-0.348662137985229</text:p>
          </table:table-cell>
          <table:table-cell office:value-type="float" office:value="0.703798115253449" calcext:value-type="float">
            <text:p>0.703798115253449</text:p>
          </table:table-cell>
          <table:table-cell office:value-type="float" office:value="2.80961036682129" calcext:value-type="float">
            <text:p>2.80961036682129</text:p>
          </table:table-cell>
          <table:table-cell table:formula="of:=SQRT([.C547]*[.C547]+[.D547]*[.D547])" office:value-type="float" office:value="2.89641885789745" calcext:value-type="float">
            <text:p>2.89641885789745</text:p>
          </table:table-cell>
          <table:table-cell table:number-columns-repeated="5"/>
        </table:table-row>
        <table:table-row table:style-name="ro1">
          <table:table-cell office:value-type="float" office:value="38.5793724060059" calcext:value-type="float">
            <text:p>38.5793724060059</text:p>
          </table:table-cell>
          <table:table-cell office:value-type="float" office:value="-0.348201513290405" calcext:value-type="float">
            <text:p>-0.348201513290405</text:p>
          </table:table-cell>
          <table:table-cell office:value-type="float" office:value="0.701016843318939" calcext:value-type="float">
            <text:p>0.701016843318939</text:p>
          </table:table-cell>
          <table:table-cell office:value-type="float" office:value="2.80246376991272" calcext:value-type="float">
            <text:p>2.80246376991272</text:p>
          </table:table-cell>
          <table:table-cell table:formula="of:=SQRT([.C548]*[.C548]+[.D548]*[.D548])" office:value-type="float" office:value="2.88881079274678" calcext:value-type="float">
            <text:p>2.88881079274678</text:p>
          </table:table-cell>
          <table:table-cell table:number-columns-repeated="5"/>
        </table:table-row>
        <table:table-row table:style-name="ro1">
          <table:table-cell office:value-type="float" office:value="38.6500282287598" calcext:value-type="float">
            <text:p>38.6500282287598</text:p>
          </table:table-cell>
          <table:table-cell office:value-type="float" office:value="-0.347753524780273" calcext:value-type="float">
            <text:p>-0.347753524780273</text:p>
          </table:table-cell>
          <table:table-cell office:value-type="float" office:value="0.698270797729492" calcext:value-type="float">
            <text:p>0.698270797729492</text:p>
          </table:table-cell>
          <table:table-cell office:value-type="float" office:value="2.79542851448059" calcext:value-type="float">
            <text:p>2.79542851448059</text:p>
          </table:table-cell>
          <table:table-cell table:formula="of:=SQRT([.C549]*[.C549]+[.D549]*[.D549])" office:value-type="float" office:value="2.88131960853581" calcext:value-type="float">
            <text:p>2.88131960853581</text:p>
          </table:table-cell>
          <table:table-cell table:number-columns-repeated="5"/>
        </table:table-row>
        <table:table-row table:style-name="ro1">
          <table:table-cell office:value-type="float" office:value="38.7206878662109" calcext:value-type="float">
            <text:p>38.7206878662109</text:p>
          </table:table-cell>
          <table:table-cell office:value-type="float" office:value="-0.347318112850189" calcext:value-type="float">
            <text:p>-0.347318112850189</text:p>
          </table:table-cell>
          <table:table-cell office:value-type="float" office:value="0.695560395717621" calcext:value-type="float">
            <text:p>0.695560395717621</text:p>
          </table:table-cell>
          <table:table-cell office:value-type="float" office:value="2.78850603103638" calcext:value-type="float">
            <text:p>2.78850603103638</text:p>
          </table:table-cell>
          <table:table-cell table:formula="of:=SQRT([.C550]*[.C550]+[.D550]*[.D550])" office:value-type="float" office:value="2.87394678955911" calcext:value-type="float">
            <text:p>2.87394678955911</text:p>
          </table:table-cell>
          <table:table-cell table:number-columns-repeated="5"/>
        </table:table-row>
        <table:table-row table:style-name="ro1">
          <table:table-cell office:value-type="float" office:value="38.7913436889648" calcext:value-type="float">
            <text:p>38.7913436889648</text:p>
          </table:table-cell>
          <table:table-cell office:value-type="float" office:value="-0.346895277500153" calcext:value-type="float">
            <text:p>-0.346895277500153</text:p>
          </table:table-cell>
          <table:table-cell office:value-type="float" office:value="0.69288569688797" calcext:value-type="float">
            <text:p>0.69288569688797</text:p>
          </table:table-cell>
          <table:table-cell office:value-type="float" office:value="2.78169679641724" calcext:value-type="float">
            <text:p>2.78169679641724</text:p>
          </table:table-cell>
          <table:table-cell table:formula="of:=SQRT([.C551]*[.C551]+[.D551]*[.D551])" office:value-type="float" office:value="2.866692808124" calcext:value-type="float">
            <text:p>2.866692808124</text:p>
          </table:table-cell>
          <table:table-cell table:number-columns-repeated="5"/>
        </table:table-row>
        <table:table-row table:style-name="ro1">
          <table:table-cell office:value-type="float" office:value="38.862003326416" calcext:value-type="float">
            <text:p>38.862003326416</text:p>
          </table:table-cell>
          <table:table-cell office:value-type="float" office:value="-0.34641095995903" calcext:value-type="float">
            <text:p>-0.34641095995903</text:p>
          </table:table-cell>
          <table:table-cell office:value-type="float" office:value="0.69028377532959" calcext:value-type="float">
            <text:p>0.69028377532959</text:p>
          </table:table-cell>
          <table:table-cell office:value-type="float" office:value="2.77494812011719" calcext:value-type="float">
            <text:p>2.77494812011719</text:p>
          </table:table-cell>
          <table:table-cell table:formula="of:=SQRT([.C552]*[.C552]+[.D552]*[.D552])" office:value-type="float" office:value="2.85951547640946" calcext:value-type="float">
            <text:p>2.85951547640946</text:p>
          </table:table-cell>
          <table:table-cell table:number-columns-repeated="5"/>
        </table:table-row>
        <table:table-row table:style-name="ro1">
          <table:table-cell office:value-type="float" office:value="38.9326629638672" calcext:value-type="float">
            <text:p>38.9326629638672</text:p>
          </table:table-cell>
          <table:table-cell office:value-type="float" office:value="-0.345169365406036" calcext:value-type="float">
            <text:p>-0.345169365406036</text:p>
          </table:table-cell>
          <table:table-cell office:value-type="float" office:value="0.688083529472351" calcext:value-type="float">
            <text:p>0.688083529472351</text:p>
          </table:table-cell>
          <table:table-cell office:value-type="float" office:value="2.76771879196167" calcext:value-type="float">
            <text:p>2.76771879196167</text:p>
          </table:table-cell>
          <table:table-cell table:formula="of:=SQRT([.C553]*[.C553]+[.D553]*[.D553])" office:value-type="float" office:value="2.85196883834815" calcext:value-type="float">
            <text:p>2.85196883834815</text:p>
          </table:table-cell>
          <table:table-cell table:number-columns-repeated="5"/>
        </table:table-row>
        <table:table-row table:style-name="ro1">
          <table:table-cell office:value-type="float" office:value="39.0033187866211" calcext:value-type="float">
            <text:p>39.0033187866211</text:p>
          </table:table-cell>
          <table:table-cell office:value-type="float" office:value="-0.343934088945389" calcext:value-type="float">
            <text:p>-0.343934088945389</text:p>
          </table:table-cell>
          <table:table-cell office:value-type="float" office:value="0.685895383358002" calcext:value-type="float">
            <text:p>0.685895383358002</text:p>
          </table:table-cell>
          <table:table-cell office:value-type="float" office:value="2.76054000854492" calcext:value-type="float">
            <text:p>2.76054000854492</text:p>
          </table:table-cell>
          <table:table-cell table:formula="of:=SQRT([.C554]*[.C554]+[.D554]*[.D554])" office:value-type="float" office:value="2.84447422482416" calcext:value-type="float">
            <text:p>2.84447422482416</text:p>
          </table:table-cell>
          <table:table-cell table:number-columns-repeated="5"/>
        </table:table-row>
        <table:table-row table:style-name="ro1">
          <table:table-cell office:value-type="float" office:value="39.0739784240723" calcext:value-type="float">
            <text:p>39.0739784240723</text:p>
          </table:table-cell>
          <table:table-cell office:value-type="float" office:value="-0.342705070972443" calcext:value-type="float">
            <text:p>-0.342705070972443</text:p>
          </table:table-cell>
          <table:table-cell office:value-type="float" office:value="0.683719635009766" calcext:value-type="float">
            <text:p>0.683719635009766</text:p>
          </table:table-cell>
          <table:table-cell office:value-type="float" office:value="2.75341272354126" calcext:value-type="float">
            <text:p>2.75341272354126</text:p>
          </table:table-cell>
          <table:table-cell table:formula="of:=SQRT([.C555]*[.C555]+[.D555]*[.D555])" office:value-type="float" office:value="2.83703263383712" calcext:value-type="float">
            <text:p>2.83703263383712</text:p>
          </table:table-cell>
          <table:table-cell table:number-columns-repeated="5"/>
        </table:table-row>
        <table:table-row table:style-name="ro1">
          <table:table-cell office:value-type="float" office:value="39.1446380615234" calcext:value-type="float">
            <text:p>39.1446380615234</text:p>
          </table:table-cell>
          <table:table-cell office:value-type="float" office:value="-0.341482430696487" calcext:value-type="float">
            <text:p>-0.341482430696487</text:p>
          </table:table-cell>
          <table:table-cell office:value-type="float" office:value="0.681555449962616" calcext:value-type="float">
            <text:p>0.681555449962616</text:p>
          </table:table-cell>
          <table:table-cell office:value-type="float" office:value="2.74633431434631" calcext:value-type="float">
            <text:p>2.74633431434631</text:p>
          </table:table-cell>
          <table:table-cell table:formula="of:=SQRT([.C556]*[.C556]+[.D556]*[.D556])" office:value-type="float" office:value="2.82964131958977" calcext:value-type="float">
            <text:p>2.82964131958977</text:p>
          </table:table-cell>
          <table:table-cell table:number-columns-repeated="5"/>
        </table:table-row>
        <table:table-row table:style-name="ro1">
          <table:table-cell office:value-type="float" office:value="39.2152938842773" calcext:value-type="float">
            <text:p>39.2152938842773</text:p>
          </table:table-cell>
          <table:table-cell office:value-type="float" office:value="-0.340266108512878" calcext:value-type="float">
            <text:p>-0.340266108512878</text:p>
          </table:table-cell>
          <table:table-cell office:value-type="float" office:value="0.679403305053711" calcext:value-type="float">
            <text:p>0.679403305053711</text:p>
          </table:table-cell>
          <table:table-cell office:value-type="float" office:value="2.73930597305298" calcext:value-type="float">
            <text:p>2.73930597305298</text:p>
          </table:table-cell>
          <table:table-cell table:formula="of:=SQRT([.C557]*[.C557]+[.D557]*[.D557])" office:value-type="float" office:value="2.82230155456883" calcext:value-type="float">
            <text:p>2.82230155456883</text:p>
          </table:table-cell>
          <table:table-cell table:number-columns-repeated="5"/>
        </table:table-row>
        <table:table-row table:style-name="ro1">
          <table:table-cell office:value-type="float" office:value="39.2859535217285" calcext:value-type="float">
            <text:p>39.2859535217285</text:p>
          </table:table-cell>
          <table:table-cell office:value-type="float" office:value="-0.339056104421616" calcext:value-type="float">
            <text:p>-0.339056104421616</text:p>
          </table:table-cell>
          <table:table-cell office:value-type="float" office:value="0.677263200283051" calcext:value-type="float">
            <text:p>0.677263200283051</text:p>
          </table:table-cell>
          <table:table-cell office:value-type="float" office:value="2.73232793807983" calcext:value-type="float">
            <text:p>2.73232793807983</text:p>
          </table:table-cell>
          <table:table-cell table:formula="of:=SQRT([.C558]*[.C558]+[.D558]*[.D558])" office:value-type="float" office:value="2.81501357077887" calcext:value-type="float">
            <text:p>2.81501357077887</text:p>
          </table:table-cell>
          <table:table-cell table:number-columns-repeated="5"/>
        </table:table-row>
        <table:table-row table:style-name="ro1">
          <table:table-cell office:value-type="float" office:value="39.3566093444824" calcext:value-type="float">
            <text:p>39.3566093444824</text:p>
          </table:table-cell>
          <table:table-cell office:value-type="float" office:value="-0.337852388620377" calcext:value-type="float">
            <text:p>-0.337852388620377</text:p>
          </table:table-cell>
          <table:table-cell office:value-type="float" office:value="0.675135493278503" calcext:value-type="float">
            <text:p>0.675135493278503</text:p>
          </table:table-cell>
          <table:table-cell office:value-type="float" office:value="2.72540187835693" calcext:value-type="float">
            <text:p>2.72540187835693</text:p>
          </table:table-cell>
          <table:table-cell table:formula="of:=SQRT([.C559]*[.C559]+[.D559]*[.D559])" office:value-type="float" office:value="2.8077790747913" calcext:value-type="float">
            <text:p>2.8077790747913</text:p>
          </table:table-cell>
          <table:table-cell table:number-columns-repeated="5"/>
        </table:table-row>
        <table:table-row table:style-name="ro1">
          <table:table-cell office:value-type="float" office:value="39.4272689819336" calcext:value-type="float">
            <text:p>39.4272689819336</text:p>
          </table:table-cell>
          <table:table-cell office:value-type="float" office:value="-0.336655020713806" calcext:value-type="float">
            <text:p>-0.336655020713806</text:p>
          </table:table-cell>
          <table:table-cell office:value-type="float" office:value="0.673019409179688" calcext:value-type="float">
            <text:p>0.673019409179688</text:p>
          </table:table-cell>
          <table:table-cell office:value-type="float" office:value="2.71852421760559" calcext:value-type="float">
            <text:p>2.71852421760559</text:p>
          </table:table-cell>
          <table:table-cell table:formula="of:=SQRT([.C560]*[.C560]+[.D560]*[.D560])" office:value-type="float" office:value="2.80059440955677" calcext:value-type="float">
            <text:p>2.80059440955677</text:p>
          </table:table-cell>
          <table:table-cell table:number-columns-repeated="5"/>
        </table:table-row>
        <table:table-row table:style-name="ro1">
          <table:table-cell office:value-type="float" office:value="39.4979286193848" calcext:value-type="float">
            <text:p>39.4979286193848</text:p>
          </table:table-cell>
          <table:table-cell office:value-type="float" office:value="-0.334905385971069" calcext:value-type="float">
            <text:p>-0.334905385971069</text:p>
          </table:table-cell>
          <table:table-cell office:value-type="float" office:value="0.670917868614197" calcext:value-type="float">
            <text:p>0.670917868614197</text:p>
          </table:table-cell>
          <table:table-cell office:value-type="float" office:value="2.71125841140747" calcext:value-type="float">
            <text:p>2.71125841140747</text:p>
          </table:table-cell>
          <table:table-cell table:formula="of:=SQRT([.C561]*[.C561]+[.D561]*[.D561])" office:value-type="float" office:value="2.79303651244547" calcext:value-type="float">
            <text:p>2.79303651244547</text:p>
          </table:table-cell>
          <table:table-cell table:number-columns-repeated="5"/>
        </table:table-row>
        <table:table-row table:style-name="ro1">
          <table:table-cell office:value-type="float" office:value="39.5685844421387" calcext:value-type="float">
            <text:p>39.5685844421387</text:p>
          </table:table-cell>
          <table:table-cell office:value-type="float" office:value="-0.33197894692421" calcext:value-type="float">
            <text:p>-0.33197894692421</text:p>
          </table:table-cell>
          <table:table-cell office:value-type="float" office:value="0.668830275535584" calcext:value-type="float">
            <text:p>0.668830275535584</text:p>
          </table:table-cell>
          <table:table-cell office:value-type="float" office:value="2.70308494567871" calcext:value-type="float">
            <text:p>2.70308494567871</text:p>
          </table:table-cell>
          <table:table-cell table:formula="of:=SQRT([.C562]*[.C562]+[.D562]*[.D562])" office:value-type="float" office:value="2.78460089797944" calcext:value-type="float">
            <text:p>2.78460089797944</text:p>
          </table:table-cell>
          <table:table-cell table:number-columns-repeated="5"/>
        </table:table-row>
        <table:table-row table:style-name="ro1">
          <table:table-cell office:value-type="float" office:value="39.6392440795898" calcext:value-type="float">
            <text:p>39.6392440795898</text:p>
          </table:table-cell>
          <table:table-cell office:value-type="float" office:value="-0.329037964344025" calcext:value-type="float">
            <text:p>-0.329037964344025</text:p>
          </table:table-cell>
          <table:table-cell office:value-type="float" office:value="0.666748285293579" calcext:value-type="float">
            <text:p>0.666748285293579</text:p>
          </table:table-cell>
          <table:table-cell office:value-type="float" office:value="2.69489669799805" calcext:value-type="float">
            <text:p>2.69489669799805</text:p>
          </table:table-cell>
          <table:table-cell table:formula="of:=SQRT([.C563]*[.C563]+[.D563]*[.D563])" office:value-type="float" office:value="2.77615228127398" calcext:value-type="float">
            <text:p>2.77615228127398</text:p>
          </table:table-cell>
          <table:table-cell table:number-columns-repeated="5"/>
        </table:table-row>
        <table:table-row table:style-name="ro1">
          <table:table-cell office:value-type="float" office:value="39.709903717041" calcext:value-type="float">
            <text:p>39.709903717041</text:p>
          </table:table-cell>
          <table:table-cell office:value-type="float" office:value="-0.326082408428192" calcext:value-type="float">
            <text:p>-0.326082408428192</text:p>
          </table:table-cell>
          <table:table-cell office:value-type="float" office:value="0.664672315120697" calcext:value-type="float">
            <text:p>0.664672315120697</text:p>
          </table:table-cell>
          <table:table-cell office:value-type="float" office:value="2.68669581413269" calcext:value-type="float">
            <text:p>2.68669581413269</text:p>
          </table:table-cell>
          <table:table-cell table:formula="of:=SQRT([.C564]*[.C564]+[.D564]*[.D564])" office:value-type="float" office:value="2.76769284498227" calcext:value-type="float">
            <text:p>2.76769284498227</text:p>
          </table:table-cell>
          <table:table-cell table:number-columns-repeated="5"/>
        </table:table-row>
        <table:table-row table:style-name="ro1">
          <table:table-cell office:value-type="float" office:value="39.7805595397949" calcext:value-type="float">
            <text:p>39.7805595397949</text:p>
          </table:table-cell>
          <table:table-cell office:value-type="float" office:value="-0.323112189769745" calcext:value-type="float">
            <text:p>-0.323112189769745</text:p>
          </table:table-cell>
          <table:table-cell office:value-type="float" office:value="0.66260290145874" calcext:value-type="float">
            <text:p>0.66260290145874</text:p>
          </table:table-cell>
          <table:table-cell office:value-type="float" office:value="2.67848372459412" calcext:value-type="float">
            <text:p>2.67848372459412</text:p>
          </table:table-cell>
          <table:table-cell table:formula="of:=SQRT([.C565]*[.C565]+[.D565]*[.D565])" office:value-type="float" office:value="2.75922410614599" calcext:value-type="float">
            <text:p>2.75922410614599</text:p>
          </table:table-cell>
          <table:table-cell table:number-columns-repeated="5"/>
        </table:table-row>
        <table:table-row table:style-name="ro1">
          <table:table-cell office:value-type="float" office:value="39.8512191772461" calcext:value-type="float">
            <text:p>39.8512191772461</text:p>
          </table:table-cell>
          <table:table-cell office:value-type="float" office:value="-0.320127487182617" calcext:value-type="float">
            <text:p>-0.320127487182617</text:p>
          </table:table-cell>
          <table:table-cell office:value-type="float" office:value="0.660539031028748" calcext:value-type="float">
            <text:p>0.660539031028748</text:p>
          </table:table-cell>
          <table:table-cell office:value-type="float" office:value="2.67025709152222" calcext:value-type="float">
            <text:p>2.67025709152222</text:p>
          </table:table-cell>
          <table:table-cell table:formula="of:=SQRT([.C566]*[.C566]+[.D566]*[.D566])" office:value-type="float" office:value="2.75074258089286" calcext:value-type="float">
            <text:p>2.75074258089286</text:p>
          </table:table-cell>
          <table:table-cell table:number-columns-repeated="5"/>
        </table:table-row>
        <table:table-row table:style-name="ro1">
          <table:table-cell office:value-type="float" office:value="39.921875" calcext:value-type="float">
            <text:p>39.921875</text:p>
          </table:table-cell>
          <table:table-cell office:value-type="float" office:value="-0.31712818145752" calcext:value-type="float">
            <text:p>-0.31712818145752</text:p>
          </table:table-cell>
          <table:table-cell office:value-type="float" office:value="0.658481240272522" calcext:value-type="float">
            <text:p>0.658481240272522</text:p>
          </table:table-cell>
          <table:table-cell office:value-type="float" office:value="2.66201782226562" calcext:value-type="float">
            <text:p>2.66201782226562</text:p>
          </table:table-cell>
          <table:table-cell table:formula="of:=SQRT([.C567]*[.C567]+[.D567]*[.D567])" office:value-type="float" office:value="2.7422502493118" calcext:value-type="float">
            <text:p>2.7422502493118</text:p>
          </table:table-cell>
          <table:table-cell table:number-columns-repeated="5"/>
        </table:table-row>
        <table:table-row table:style-name="ro1">
          <table:table-cell office:value-type="float" office:value="39.9925346374512" calcext:value-type="float">
            <text:p>39.9925346374512</text:p>
          </table:table-cell>
          <table:table-cell office:value-type="float" office:value="-0.314114272594452" calcext:value-type="float">
            <text:p>-0.314114272594452</text:p>
          </table:table-cell>
          <table:table-cell office:value-type="float" office:value="0.656429529190064" calcext:value-type="float">
            <text:p>0.656429529190064</text:p>
          </table:table-cell>
          <table:table-cell office:value-type="float" office:value="2.65376543998718" calcext:value-type="float">
            <text:p>2.65376543998718</text:p>
          </table:table-cell>
          <table:table-cell table:formula="of:=SQRT([.C568]*[.C568]+[.D568]*[.D568])" office:value-type="float" office:value="2.73374664833138" calcext:value-type="float">
            <text:p>2.73374664833138</text:p>
          </table:table-cell>
          <table:table-cell table:number-columns-repeated="5"/>
        </table:table-row>
        <table:table-row table:style-name="ro1">
          <table:table-cell office:value-type="float" office:value="40.0631942749024" calcext:value-type="float">
            <text:p>40.0631942749024</text:p>
          </table:table-cell>
          <table:table-cell office:value-type="float" office:value="-0.311085760593414" calcext:value-type="float">
            <text:p>-0.311085760593414</text:p>
          </table:table-cell>
          <table:table-cell office:value-type="float" office:value="0.654384315013886" calcext:value-type="float">
            <text:p>0.654384315013886</text:p>
          </table:table-cell>
          <table:table-cell office:value-type="float" office:value="2.6455020904541" calcext:value-type="float">
            <text:p>2.6455020904541</text:p>
          </table:table-cell>
          <table:table-cell table:formula="of:=SQRT([.C569]*[.C569]+[.D569]*[.D569])" office:value-type="float" office:value="2.72523396102669" calcext:value-type="float">
            <text:p>2.72523396102669</text:p>
          </table:table-cell>
          <table:table-cell table:number-columns-repeated="5"/>
        </table:table-row>
        <table:table-row table:style-name="ro1">
          <table:table-cell office:value-type="float" office:value="40.1338500976563" calcext:value-type="float">
            <text:p>40.1338500976563</text:p>
          </table:table-cell>
          <table:table-cell office:value-type="float" office:value="-0.307279825210571" calcext:value-type="float">
            <text:p>-0.307279825210571</text:p>
          </table:table-cell>
          <table:table-cell office:value-type="float" office:value="0.652060806751251" calcext:value-type="float">
            <text:p>0.652060806751251</text:p>
          </table:table-cell>
          <table:table-cell office:value-type="float" office:value="2.63667130470276" calcext:value-type="float">
            <text:p>2.63667130470276</text:p>
          </table:table-cell>
          <table:table-cell table:formula="of:=SQRT([.C570]*[.C570]+[.D570]*[.D570])" office:value-type="float" office:value="2.71610361818986" calcext:value-type="float">
            <text:p>2.71610361818986</text:p>
          </table:table-cell>
          <table:table-cell table:number-columns-repeated="5"/>
        </table:table-row>
        <table:table-row table:style-name="ro1">
          <table:table-cell office:value-type="float" office:value="40.2045097351074" calcext:value-type="float">
            <text:p>40.2045097351074</text:p>
          </table:table-cell>
          <table:table-cell office:value-type="float" office:value="-0.302841603755951" calcext:value-type="float">
            <text:p>-0.302841603755951</text:p>
          </table:table-cell>
          <table:table-cell office:value-type="float" office:value="0.649512946605682" calcext:value-type="float">
            <text:p>0.649512946605682</text:p>
          </table:table-cell>
          <table:table-cell office:value-type="float" office:value="2.62734532356262" calcext:value-type="float">
            <text:p>2.62734532356262</text:p>
          </table:table-cell>
          <table:table-cell table:formula="of:=SQRT([.C571]*[.C571]+[.D571]*[.D571])" office:value-type="float" office:value="2.70643871481598" calcext:value-type="float">
            <text:p>2.70643871481598</text:p>
          </table:table-cell>
          <table:table-cell table:number-columns-repeated="5"/>
        </table:table-row>
        <table:table-row table:style-name="ro1">
          <table:table-cell office:value-type="float" office:value="40.2751693725586" calcext:value-type="float">
            <text:p>40.2751693725586</text:p>
          </table:table-cell>
          <table:table-cell office:value-type="float" office:value="-0.298370391130447" calcext:value-type="float">
            <text:p>-0.298370391130447</text:p>
          </table:table-cell>
          <table:table-cell office:value-type="float" office:value="0.646963834762573" calcext:value-type="float">
            <text:p>0.646963834762573</text:p>
          </table:table-cell>
          <table:table-cell office:value-type="float" office:value="2.61794972419739" calcext:value-type="float">
            <text:p>2.61794972419739</text:p>
          </table:table-cell>
          <table:table-cell table:formula="of:=SQRT([.C572]*[.C572]+[.D572]*[.D572])" office:value-type="float" office:value="2.69670594650508" calcext:value-type="float">
            <text:p>2.69670594650508</text:p>
          </table:table-cell>
          <table:table-cell table:number-columns-repeated="5"/>
        </table:table-row>
        <table:table-row table:style-name="ro1">
          <table:table-cell office:value-type="float" office:value="40.3458251953125" calcext:value-type="float">
            <text:p>40.3458251953125</text:p>
          </table:table-cell>
          <table:table-cell office:value-type="float" office:value="-0.293866276741028" calcext:value-type="float">
            <text:p>-0.293866276741028</text:p>
          </table:table-cell>
          <table:table-cell office:value-type="float" office:value="0.644412636756897" calcext:value-type="float">
            <text:p>0.644412636756897</text:p>
          </table:table-cell>
          <table:table-cell office:value-type="float" office:value="2.60848116874695" calcext:value-type="float">
            <text:p>2.60848116874695</text:p>
          </table:table-cell>
          <table:table-cell table:formula="of:=SQRT([.C573]*[.C573]+[.D573]*[.D573])" office:value-type="float" office:value="2.68690186909002" calcext:value-type="float">
            <text:p>2.68690186909002</text:p>
          </table:table-cell>
          <table:table-cell table:number-columns-repeated="5"/>
        </table:table-row>
        <table:table-row table:style-name="ro1">
          <table:table-cell office:value-type="float" office:value="40.4164848327637" calcext:value-type="float">
            <text:p>40.4164848327637</text:p>
          </table:table-cell>
          <table:table-cell office:value-type="float" office:value="-0.28932923078537" calcext:value-type="float">
            <text:p>-0.28932923078537</text:p>
          </table:table-cell>
          <table:table-cell office:value-type="float" office:value="0.641859769821167" calcext:value-type="float">
            <text:p>0.641859769821167</text:p>
          </table:table-cell>
          <table:table-cell office:value-type="float" office:value="2.59894156455994" calcext:value-type="float">
            <text:p>2.59894156455994</text:p>
          </table:table-cell>
          <table:table-cell table:formula="of:=SQRT([.C574]*[.C574]+[.D574]*[.D574])" office:value-type="float" office:value="2.67702843094954" calcext:value-type="float">
            <text:p>2.67702843094954</text:p>
          </table:table-cell>
          <table:table-cell table:number-columns-repeated="5"/>
        </table:table-row>
        <table:table-row table:style-name="ro1">
          <table:table-cell office:value-type="float" office:value="40.4871406555176" calcext:value-type="float">
            <text:p>40.4871406555176</text:p>
          </table:table-cell>
          <table:table-cell office:value-type="float" office:value="-0.284759223461151" calcext:value-type="float">
            <text:p>-0.284759223461151</text:p>
          </table:table-cell>
          <table:table-cell office:value-type="float" office:value="0.639305174350739" calcext:value-type="float">
            <text:p>0.639305174350739</text:p>
          </table:table-cell>
          <table:table-cell office:value-type="float" office:value="2.58933067321777" calcext:value-type="float">
            <text:p>2.58933067321777</text:p>
          </table:table-cell>
          <table:table-cell table:formula="of:=SQRT([.C575]*[.C575]+[.D575]*[.D575])" office:value-type="float" office:value="2.66708538318855" calcext:value-type="float">
            <text:p>2.66708538318855</text:p>
          </table:table-cell>
          <table:table-cell table:number-columns-repeated="5"/>
        </table:table-row>
        <table:table-row table:style-name="ro1">
          <table:table-cell office:value-type="float" office:value="40.5578002929687" calcext:value-type="float">
            <text:p>40.5578002929687</text:p>
          </table:table-cell>
          <table:table-cell office:value-type="float" office:value="-0.280156195163727" calcext:value-type="float">
            <text:p>-0.280156195163727</text:p>
          </table:table-cell>
          <table:table-cell office:value-type="float" office:value="0.636749446392059" calcext:value-type="float">
            <text:p>0.636749446392059</text:p>
          </table:table-cell>
          <table:table-cell office:value-type="float" office:value="2.57965040206909" calcext:value-type="float">
            <text:p>2.57965040206909</text:p>
          </table:table-cell>
          <table:table-cell table:formula="of:=SQRT([.C576]*[.C576]+[.D576]*[.D576])" office:value-type="float" office:value="2.65707471749964" calcext:value-type="float">
            <text:p>2.65707471749964</text:p>
          </table:table-cell>
          <table:table-cell table:number-columns-repeated="5"/>
        </table:table-row>
        <table:table-row table:style-name="ro1">
          <table:table-cell office:value-type="float" office:value="40.6284599304199" calcext:value-type="float">
            <text:p>40.6284599304199</text:p>
          </table:table-cell>
          <table:table-cell office:value-type="float" office:value="-0.275520324707031" calcext:value-type="float">
            <text:p>-0.275520324707031</text:p>
          </table:table-cell>
          <table:table-cell office:value-type="float" office:value="0.634191632270813" calcext:value-type="float">
            <text:p>0.634191632270813</text:p>
          </table:table-cell>
          <table:table-cell office:value-type="float" office:value="2.5698971748352" calcext:value-type="float">
            <text:p>2.5698971748352</text:p>
          </table:table-cell>
          <table:table-cell table:formula="of:=SQRT([.C577]*[.C577]+[.D577]*[.D577])" office:value-type="float" office:value="2.64699273056581" calcext:value-type="float">
            <text:p>2.64699273056581</text:p>
          </table:table-cell>
          <table:table-cell table:number-columns-repeated="5"/>
        </table:table-row>
        <table:table-row table:style-name="ro1">
          <table:table-cell office:value-type="float" office:value="40.6991157531738" calcext:value-type="float">
            <text:p>40.6991157531738</text:p>
          </table:table-cell>
          <table:table-cell office:value-type="float" office:value="-0.270851463079453" calcext:value-type="float">
            <text:p>-0.270851463079453</text:p>
          </table:table-cell>
          <table:table-cell office:value-type="float" office:value="0.631632089614868" calcext:value-type="float">
            <text:p>0.631632089614868</text:p>
          </table:table-cell>
          <table:table-cell office:value-type="float" office:value="2.56007266044617" calcext:value-type="float">
            <text:p>2.56007266044617</text:p>
          </table:table-cell>
          <table:table-cell table:formula="of:=SQRT([.C578]*[.C578]+[.D578]*[.D578])" office:value-type="float" office:value="2.63684112592988" calcext:value-type="float">
            <text:p>2.63684112592988</text:p>
          </table:table-cell>
          <table:table-cell table:number-columns-repeated="5"/>
        </table:table-row>
        <table:table-row table:style-name="ro1">
          <table:table-cell office:value-type="float" office:value="40.769775390625" calcext:value-type="float">
            <text:p>40.769775390625</text:p>
          </table:table-cell>
          <table:table-cell office:value-type="float" office:value="-0.265838980674744" calcext:value-type="float">
            <text:p>-0.265838980674744</text:p>
          </table:table-cell>
          <table:table-cell office:value-type="float" office:value="0.628180623054504" calcext:value-type="float">
            <text:p>0.628180623054504</text:p>
          </table:table-cell>
          <table:table-cell office:value-type="float" office:value="2.54972791671753" calcext:value-type="float">
            <text:p>2.54972791671753</text:p>
          </table:table-cell>
          <table:table-cell table:formula="of:=SQRT([.C579]*[.C579]+[.D579]*[.D579])" office:value-type="float" office:value="2.62597093366813" calcext:value-type="float">
            <text:p>2.62597093366813</text:p>
          </table:table-cell>
          <table:table-cell table:number-columns-repeated="5"/>
        </table:table-row>
        <table:table-row table:style-name="ro1">
          <table:table-cell office:value-type="float" office:value="40.8404312133789" calcext:value-type="float">
            <text:p>40.8404312133789</text:p>
          </table:table-cell>
          <table:table-cell office:value-type="float" office:value="-0.260709792375565" calcext:value-type="float">
            <text:p>-0.260709792375565</text:p>
          </table:table-cell>
          <table:table-cell office:value-type="float" office:value="0.624476313591003" calcext:value-type="float">
            <text:p>0.624476313591003</text:p>
          </table:table-cell>
          <table:table-cell office:value-type="float" office:value="2.53915810585022" calcext:value-type="float">
            <text:p>2.53915810585022</text:p>
          </table:table-cell>
          <table:table-cell table:formula="of:=SQRT([.C580]*[.C580]+[.D580]*[.D580])" office:value-type="float" office:value="2.61482208816223" calcext:value-type="float">
            <text:p>2.61482208816223</text:p>
          </table:table-cell>
          <table:table-cell table:number-columns-repeated="5"/>
        </table:table-row>
        <table:table-row table:style-name="ro1">
          <table:table-cell office:value-type="float" office:value="40.9110908508301" calcext:value-type="float">
            <text:p>40.9110908508301</text:p>
          </table:table-cell>
          <table:table-cell office:value-type="float" office:value="-0.255544275045395" calcext:value-type="float">
            <text:p>-0.255544275045395</text:p>
          </table:table-cell>
          <table:table-cell office:value-type="float" office:value="0.620749056339264" calcext:value-type="float">
            <text:p>0.620749056339264</text:p>
          </table:table-cell>
          <table:table-cell office:value-type="float" office:value="2.52847838401794" calcext:value-type="float">
            <text:p>2.52847838401794</text:p>
          </table:table-cell>
          <table:table-cell table:formula="of:=SQRT([.C581]*[.C581]+[.D581]*[.D581])" office:value-type="float" office:value="2.60356147025417" calcext:value-type="float">
            <text:p>2.60356147025417</text:p>
          </table:table-cell>
          <table:table-cell table:number-columns-repeated="5"/>
        </table:table-row>
        <table:table-row table:style-name="ro1">
          <table:table-cell office:value-type="float" office:value="40.9817504882813" calcext:value-type="float">
            <text:p>40.9817504882813</text:p>
          </table:table-cell>
          <table:table-cell office:value-type="float" office:value="-0.250342339277267" calcext:value-type="float">
            <text:p>-0.250342339277267</text:p>
          </table:table-cell>
          <table:table-cell office:value-type="float" office:value="0.616999387741089" calcext:value-type="float">
            <text:p>0.616999387741089</text:p>
          </table:table-cell>
          <table:table-cell office:value-type="float" office:value="2.51769018173218" calcext:value-type="float">
            <text:p>2.51769018173218</text:p>
          </table:table-cell>
          <table:table-cell table:formula="of:=SQRT([.C582]*[.C582]+[.D582]*[.D582])" office:value-type="float" office:value="2.59219059786573" calcext:value-type="float">
            <text:p>2.59219059786573</text:p>
          </table:table-cell>
          <table:table-cell table:number-columns-repeated="5"/>
        </table:table-row>
        <table:table-row table:style-name="ro1">
          <table:table-cell office:value-type="float" office:value="41.0524063110352" calcext:value-type="float">
            <text:p>41.0524063110352</text:p>
          </table:table-cell>
          <table:table-cell office:value-type="float" office:value="-0.245104178786278" calcext:value-type="float">
            <text:p>-0.245104178786278</text:p>
          </table:table-cell>
          <table:table-cell office:value-type="float" office:value="0.613226354122162" calcext:value-type="float">
            <text:p>0.613226354122162</text:p>
          </table:table-cell>
          <table:table-cell office:value-type="float" office:value="2.50679063796997" calcext:value-type="float">
            <text:p>2.50679063796997</text:p>
          </table:table-cell>
          <table:table-cell table:formula="of:=SQRT([.C583]*[.C583]+[.D583]*[.D583])" office:value-type="float" office:value="2.58070646606774" calcext:value-type="float">
            <text:p>2.58070646606774</text:p>
          </table:table-cell>
          <table:table-cell table:number-columns-repeated="5"/>
        </table:table-row>
        <table:table-row table:style-name="ro1">
          <table:table-cell office:value-type="float" office:value="41.1230659484863" calcext:value-type="float">
            <text:p>41.1230659484863</text:p>
          </table:table-cell>
          <table:table-cell office:value-type="float" office:value="-0.239829674363136" calcext:value-type="float">
            <text:p>-0.239829674363136</text:p>
          </table:table-cell>
          <table:table-cell office:value-type="float" office:value="0.609430432319641" calcext:value-type="float">
            <text:p>0.609430432319641</text:p>
          </table:table-cell>
          <table:table-cell office:value-type="float" office:value="2.49578094482422" calcext:value-type="float">
            <text:p>2.49578094482422</text:p>
          </table:table-cell>
          <table:table-cell table:formula="of:=SQRT([.C584]*[.C584]+[.D584]*[.D584])" office:value-type="float" office:value="2.56911034725739" calcext:value-type="float">
            <text:p>2.56911034725739</text:p>
          </table:table-cell>
          <table:table-cell table:number-columns-repeated="5"/>
        </table:table-row>
        <table:table-row table:style-name="ro1">
          <table:table-cell office:value-type="float" office:value="41.1937255859375" calcext:value-type="float">
            <text:p>41.1937255859375</text:p>
          </table:table-cell>
          <table:table-cell office:value-type="float" office:value="-0.234518855810165" calcext:value-type="float">
            <text:p>-0.234518855810165</text:p>
          </table:table-cell>
          <table:table-cell office:value-type="float" office:value="0.605611622333527" calcext:value-type="float">
            <text:p>0.605611622333527</text:p>
          </table:table-cell>
          <table:table-cell office:value-type="float" office:value="2.4846613407135" calcext:value-type="float">
            <text:p>2.4846613407135</text:p>
          </table:table-cell>
          <table:table-cell table:formula="of:=SQRT([.C585]*[.C585]+[.D585]*[.D585])" office:value-type="float" office:value="2.55740247421904" calcext:value-type="float">
            <text:p>2.55740247421904</text:p>
          </table:table-cell>
          <table:table-cell table:number-columns-repeated="5"/>
        </table:table-row>
        <table:table-row table:style-name="ro1">
          <table:table-cell office:value-type="float" office:value="41.2643814086914" calcext:value-type="float">
            <text:p>41.2643814086914</text:p>
          </table:table-cell>
          <table:table-cell office:value-type="float" office:value="-0.229171559214592" calcext:value-type="float">
            <text:p>-0.229171559214592</text:p>
          </table:table-cell>
          <table:table-cell office:value-type="float" office:value="0.601770341396332" calcext:value-type="float">
            <text:p>0.601770341396332</text:p>
          </table:table-cell>
          <table:table-cell office:value-type="float" office:value="2.47343325614929" calcext:value-type="float">
            <text:p>2.47343325614929</text:p>
          </table:table-cell>
          <table:table-cell table:formula="of:=SQRT([.C586]*[.C586]+[.D586]*[.D586])" office:value-type="float" office:value="2.54558433692729" calcext:value-type="float">
            <text:p>2.54558433692729</text:p>
          </table:table-cell>
          <table:table-cell table:number-columns-repeated="5"/>
        </table:table-row>
        <table:table-row table:style-name="ro1">
          <table:table-cell office:value-type="float" office:value="41.3350410461426" calcext:value-type="float">
            <text:p>41.3350410461426</text:p>
          </table:table-cell>
          <table:table-cell office:value-type="float" office:value="-0.22380168735981" calcext:value-type="float">
            <text:p>-0.22380168735981</text:p>
          </table:table-cell>
          <table:table-cell office:value-type="float" office:value="0.597874343395233" calcext:value-type="float">
            <text:p>0.597874343395233</text:p>
          </table:table-cell>
          <table:table-cell office:value-type="float" office:value="2.46210885047913" calcext:value-type="float">
            <text:p>2.46210885047913</text:p>
          </table:table-cell>
          <table:table-cell table:formula="of:=SQRT([.C587]*[.C587]+[.D587]*[.D587])" office:value-type="float" office:value="2.53366014336926" calcext:value-type="float">
            <text:p>2.53366014336926</text:p>
          </table:table-cell>
          <table:table-cell table:number-columns-repeated="5"/>
        </table:table-row>
        <table:table-row table:style-name="ro1">
          <table:table-cell office:value-type="float" office:value="41.4056968688965" calcext:value-type="float">
            <text:p>41.4056968688965</text:p>
          </table:table-cell>
          <table:table-cell office:value-type="float" office:value="-0.218859314918518" calcext:value-type="float">
            <text:p>-0.218859314918518</text:p>
          </table:table-cell>
          <table:table-cell office:value-type="float" office:value="0.59287816286087" calcext:value-type="float">
            <text:p>0.59287816286087</text:p>
          </table:table-cell>
          <table:table-cell office:value-type="float" office:value="2.45116233825684" calcext:value-type="float">
            <text:p>2.45116233825684</text:p>
          </table:table-cell>
          <table:table-cell table:formula="of:=SQRT([.C588]*[.C588]+[.D588]*[.D588])" office:value-type="float" office:value="2.52184482561597" calcext:value-type="float">
            <text:p>2.52184482561597</text:p>
          </table:table-cell>
          <table:table-cell table:number-columns-repeated="5"/>
        </table:table-row>
        <table:table-row table:style-name="ro1">
          <table:table-cell office:value-type="float" office:value="41.4763565063477" calcext:value-type="float">
            <text:p>41.4763565063477</text:p>
          </table:table-cell>
          <table:table-cell office:value-type="float" office:value="-0.213886335492134" calcext:value-type="float">
            <text:p>-0.213886335492134</text:p>
          </table:table-cell>
          <table:table-cell office:value-type="float" office:value="0.58783221244812" calcext:value-type="float">
            <text:p>0.58783221244812</text:p>
          </table:table-cell>
          <table:table-cell office:value-type="float" office:value="2.44007134437561" calcext:value-type="float">
            <text:p>2.44007134437561</text:p>
          </table:table-cell>
          <table:table-cell table:formula="of:=SQRT([.C589]*[.C589]+[.D589]*[.D589])" office:value-type="float" office:value="2.50987945440307" calcext:value-type="float">
            <text:p>2.50987945440307</text:p>
          </table:table-cell>
          <table:table-cell table:number-columns-repeated="5"/>
        </table:table-row>
        <table:table-row table:style-name="ro1">
          <table:table-cell office:value-type="float" office:value="41.5470161437988" calcext:value-type="float">
            <text:p>41.5470161437988</text:p>
          </table:table-cell>
          <table:table-cell office:value-type="float" office:value="-0.208883062005043" calcext:value-type="float">
            <text:p>-0.208883062005043</text:p>
          </table:table-cell>
          <table:table-cell office:value-type="float" office:value="0.582735538482666" calcext:value-type="float">
            <text:p>0.582735538482666</text:p>
          </table:table-cell>
          <table:table-cell office:value-type="float" office:value="2.4288330078125" calcext:value-type="float">
            <text:p>2.4288330078125</text:p>
          </table:table-cell>
          <table:table-cell table:formula="of:=SQRT([.C590]*[.C590]+[.D590]*[.D590])" office:value-type="float" office:value="2.49776109499091" calcext:value-type="float">
            <text:p>2.49776109499091</text:p>
          </table:table-cell>
          <table:table-cell table:number-columns-repeated="5"/>
        </table:table-row>
        <table:table-row table:style-name="ro1">
          <table:table-cell office:value-type="float" office:value="41.6176719665527" calcext:value-type="float">
            <text:p>41.6176719665527</text:p>
          </table:table-cell>
          <table:table-cell office:value-type="float" office:value="-0.203849315643311" calcext:value-type="float">
            <text:p>-0.203849315643311</text:p>
          </table:table-cell>
          <table:table-cell office:value-type="float" office:value="0.577588617801666" calcext:value-type="float">
            <text:p>0.577588617801666</text:p>
          </table:table-cell>
          <table:table-cell office:value-type="float" office:value="2.4174485206604" calcext:value-type="float">
            <text:p>2.4174485206604</text:p>
          </table:table-cell>
          <table:table-cell table:formula="of:=SQRT([.C591]*[.C591]+[.D591]*[.D591])" office:value-type="float" office:value="2.48549109060105" calcext:value-type="float">
            <text:p>2.48549109060105</text:p>
          </table:table-cell>
          <table:table-cell table:number-columns-repeated="5"/>
        </table:table-row>
        <table:table-row table:style-name="ro1">
          <table:table-cell office:value-type="float" office:value="41.6883316040039" calcext:value-type="float">
            <text:p>41.6883316040039</text:p>
          </table:table-cell>
          <table:table-cell office:value-type="float" office:value="-0.198784977197647" calcext:value-type="float">
            <text:p>-0.198784977197647</text:p>
          </table:table-cell>
          <table:table-cell office:value-type="float" office:value="0.572391867637634" calcext:value-type="float">
            <text:p>0.572391867637634</text:p>
          </table:table-cell>
          <table:table-cell office:value-type="float" office:value="2.40591907501221" calcext:value-type="float">
            <text:p>2.40591907501221</text:p>
          </table:table-cell>
          <table:table-cell table:formula="of:=SQRT([.C592]*[.C592]+[.D592]*[.D592])" office:value-type="float" office:value="2.47307077246999" calcext:value-type="float">
            <text:p>2.47307077246999</text:p>
          </table:table-cell>
          <table:table-cell table:number-columns-repeated="5"/>
        </table:table-row>
        <table:table-row table:style-name="ro1">
          <table:table-cell office:value-type="float" office:value="41.7589874267578" calcext:value-type="float">
            <text:p>41.7589874267578</text:p>
          </table:table-cell>
          <table:table-cell office:value-type="float" office:value="-0.193690314888954" calcext:value-type="float">
            <text:p>-0.193690314888954</text:p>
          </table:table-cell>
          <table:table-cell office:value-type="float" office:value="0.567144393920898" calcext:value-type="float">
            <text:p>0.567144393920898</text:p>
          </table:table-cell>
          <table:table-cell office:value-type="float" office:value="2.39424228668213" calcext:value-type="float">
            <text:p>2.39424228668213</text:p>
          </table:table-cell>
          <table:table-cell table:formula="of:=SQRT([.C593]*[.C593]+[.D593]*[.D593])" office:value-type="float" office:value="2.46049769170645" calcext:value-type="float">
            <text:p>2.46049769170645</text:p>
          </table:table-cell>
          <table:table-cell table:number-columns-repeated="5"/>
        </table:table-row>
        <table:table-row table:style-name="ro1">
          <table:table-cell office:value-type="float" office:value="41.829647064209" calcext:value-type="float">
            <text:p>41.829647064209</text:p>
          </table:table-cell>
          <table:table-cell office:value-type="float" office:value="-0.18856517970562" calcext:value-type="float">
            <text:p>-0.18856517970562</text:p>
          </table:table-cell>
          <table:table-cell office:value-type="float" office:value="0.561846673488617" calcext:value-type="float">
            <text:p>0.561846673488617</text:p>
          </table:table-cell>
          <table:table-cell office:value-type="float" office:value="2.38241934776306" calcext:value-type="float">
            <text:p>2.38241934776306</text:p>
          </table:table-cell>
          <table:table-cell table:formula="of:=SQRT([.C594]*[.C594]+[.D594]*[.D594])" office:value-type="float" office:value="2.44777319886994" calcext:value-type="float">
            <text:p>2.44777319886994</text:p>
          </table:table-cell>
          <table:table-cell table:number-columns-repeated="5"/>
        </table:table-row>
        <table:table-row table:style-name="ro1">
          <table:table-cell office:value-type="float" office:value="41.9003067016602" calcext:value-type="float">
            <text:p>41.9003067016602</text:p>
          </table:table-cell>
          <table:table-cell office:value-type="float" office:value="-0.183409631252289" calcext:value-type="float">
            <text:p>-0.183409631252289</text:p>
          </table:table-cell>
          <table:table-cell office:value-type="float" office:value="0.55649870634079" calcext:value-type="float">
            <text:p>0.55649870634079</text:p>
          </table:table-cell>
          <table:table-cell office:value-type="float" office:value="2.37045049667358" calcext:value-type="float">
            <text:p>2.37045049667358</text:p>
          </table:table-cell>
          <table:table-cell table:formula="of:=SQRT([.C595]*[.C595]+[.D595]*[.D595])" office:value-type="float" office:value="2.4348976092105" calcext:value-type="float">
            <text:p>2.4348976092105</text:p>
          </table:table-cell>
          <table:table-cell table:number-columns-repeated="5"/>
        </table:table-row>
        <table:table-row table:style-name="ro1">
          <table:table-cell office:value-type="float" office:value="41.9709625244141" calcext:value-type="float">
            <text:p>41.9709625244141</text:p>
          </table:table-cell>
          <table:table-cell office:value-type="float" office:value="-0.178471937775612" calcext:value-type="float">
            <text:p>-0.178471937775612</text:p>
          </table:table-cell>
          <table:table-cell office:value-type="float" office:value="0.550952732563019" calcext:value-type="float">
            <text:p>0.550952732563019</text:p>
          </table:table-cell>
          <table:table-cell office:value-type="float" office:value="2.3588125705719" calcext:value-type="float">
            <text:p>2.3588125705719</text:p>
          </table:table-cell>
          <table:table-cell table:formula="of:=SQRT([.C596]*[.C596]+[.D596]*[.D596])" office:value-type="float" office:value="2.42230172699577" calcext:value-type="float">
            <text:p>2.42230172699577</text:p>
          </table:table-cell>
          <table:table-cell table:number-columns-repeated="5"/>
        </table:table-row>
        <table:table-row table:style-name="ro1">
          <table:table-cell office:value-type="float" office:value="42.0416221618652" calcext:value-type="float">
            <text:p>42.0416221618652</text:p>
          </table:table-cell>
          <table:table-cell office:value-type="float" office:value="-0.174202933907509" calcext:value-type="float">
            <text:p>-0.174202933907509</text:p>
          </table:table-cell>
          <table:table-cell office:value-type="float" office:value="0.544928669929504" calcext:value-type="float">
            <text:p>0.544928669929504</text:p>
          </table:table-cell>
          <table:table-cell office:value-type="float" office:value="2.34833216667175" calcext:value-type="float">
            <text:p>2.34833216667175</text:p>
          </table:table-cell>
          <table:table-cell table:formula="of:=SQRT([.C597]*[.C597]+[.D597]*[.D597])" office:value-type="float" office:value="2.41072835888583" calcext:value-type="float">
            <text:p>2.41072835888583</text:p>
          </table:table-cell>
          <table:table-cell table:number-columns-repeated="5"/>
        </table:table-row>
        <table:table-row table:style-name="ro1">
          <table:table-cell office:value-type="float" office:value="42.1122817993164" calcext:value-type="float">
            <text:p>42.1122817993164</text:p>
          </table:table-cell>
          <table:table-cell office:value-type="float" office:value="-0.169912874698639" calcext:value-type="float">
            <text:p>-0.169912874698639</text:p>
          </table:table-cell>
          <table:table-cell office:value-type="float" office:value="0.538831770420074" calcext:value-type="float">
            <text:p>0.538831770420074</text:p>
          </table:table-cell>
          <table:table-cell office:value-type="float" office:value="2.33767127990723" calcext:value-type="float">
            <text:p>2.33767127990723</text:p>
          </table:table-cell>
          <table:table-cell table:formula="of:=SQRT([.C598]*[.C598]+[.D598]*[.D598])" office:value-type="float" office:value="2.39896783840825" calcext:value-type="float">
            <text:p>2.39896783840825</text:p>
          </table:table-cell>
          <table:table-cell table:number-columns-repeated="5"/>
        </table:table-row>
        <table:table-row table:style-name="ro1">
          <table:table-cell office:value-type="float" office:value="42.1829376220703" calcext:value-type="float">
            <text:p>42.1829376220703</text:p>
          </table:table-cell>
          <table:table-cell office:value-type="float" office:value="-0.165601536631584" calcext:value-type="float">
            <text:p>-0.165601536631584</text:p>
          </table:table-cell>
          <table:table-cell office:value-type="float" office:value="0.532662272453308" calcext:value-type="float">
            <text:p>0.532662272453308</text:p>
          </table:table-cell>
          <table:table-cell office:value-type="float" office:value="2.32683110237122" calcext:value-type="float">
            <text:p>2.32683110237122</text:p>
          </table:table-cell>
          <table:table-cell table:formula="of:=SQRT([.C599]*[.C599]+[.D599]*[.D599])" office:value-type="float" office:value="2.38702159090721" calcext:value-type="float">
            <text:p>2.38702159090721</text:p>
          </table:table-cell>
          <table:table-cell table:number-columns-repeated="5"/>
        </table:table-row>
        <table:table-row table:style-name="ro1">
          <table:table-cell office:value-type="float" office:value="42.2535972595215" calcext:value-type="float">
            <text:p>42.2535972595215</text:p>
          </table:table-cell>
          <table:table-cell office:value-type="float" office:value="-0.161269247531891" calcext:value-type="float">
            <text:p>-0.161269247531891</text:p>
          </table:table-cell>
          <table:table-cell office:value-type="float" office:value="0.526419520378113" calcext:value-type="float">
            <text:p>0.526419520378113</text:p>
          </table:table-cell>
          <table:table-cell office:value-type="float" office:value="2.31580901145935" calcext:value-type="float">
            <text:p>2.31580901145935</text:p>
          </table:table-cell>
          <table:table-cell table:formula="of:=SQRT([.C600]*[.C600]+[.D600]*[.D600])" office:value-type="float" office:value="2.37488713184258" calcext:value-type="float">
            <text:p>2.37488713184258</text:p>
          </table:table-cell>
          <table:table-cell table:number-columns-repeated="5"/>
        </table:table-row>
        <table:table-row table:style-name="ro1">
          <table:table-cell office:value-type="float" office:value="42.3242568969727" calcext:value-type="float">
            <text:p>42.3242568969727</text:p>
          </table:table-cell>
          <table:table-cell office:value-type="float" office:value="-0.156915888190269" calcext:value-type="float">
            <text:p>-0.156915888190269</text:p>
          </table:table-cell>
          <table:table-cell office:value-type="float" office:value="0.520103931427002" calcext:value-type="float">
            <text:p>0.520103931427002</text:p>
          </table:table-cell>
          <table:table-cell office:value-type="float" office:value="2.30460643768311" calcext:value-type="float">
            <text:p>2.30460643768311</text:p>
          </table:table-cell>
          <table:table-cell table:formula="of:=SQRT([.C601]*[.C601]+[.D601]*[.D601])" office:value-type="float" office:value="2.36256617517822" calcext:value-type="float">
            <text:p>2.36256617517822</text:p>
          </table:table-cell>
          <table:table-cell table:number-columns-repeated="5"/>
        </table:table-row>
        <table:table-row table:style-name="ro1">
          <table:table-cell office:value-type="float" office:value="42.3949127197266" calcext:value-type="float">
            <text:p>42.3949127197266</text:p>
          </table:table-cell>
          <table:table-cell office:value-type="float" office:value="-0.152541428804398" calcext:value-type="float">
            <text:p>-0.152541428804398</text:p>
          </table:table-cell>
          <table:table-cell office:value-type="float" office:value="0.513715386390686" calcext:value-type="float">
            <text:p>0.513715386390686</text:p>
          </table:table-cell>
          <table:table-cell office:value-type="float" office:value="2.29322338104248" calcext:value-type="float">
            <text:p>2.29322338104248</text:p>
          </table:table-cell>
          <table:table-cell table:formula="of:=SQRT([.C602]*[.C602]+[.D602]*[.D602])" office:value-type="float" office:value="2.35005892980887" calcext:value-type="float">
            <text:p>2.35005892980887</text:p>
          </table:table-cell>
          <table:table-cell table:number-columns-repeated="5"/>
        </table:table-row>
        <table:table-row table:style-name="ro1">
          <table:table-cell office:value-type="float" office:value="42.4655723571777" calcext:value-type="float">
            <text:p>42.4655723571777</text:p>
          </table:table-cell>
          <table:table-cell office:value-type="float" office:value="-0.148145660758019" calcext:value-type="float">
            <text:p>-0.148145660758019</text:p>
          </table:table-cell>
          <table:table-cell office:value-type="float" office:value="0.507254242897034" calcext:value-type="float">
            <text:p>0.507254242897034</text:p>
          </table:table-cell>
          <table:table-cell office:value-type="float" office:value="2.28166055679321" calcext:value-type="float">
            <text:p>2.28166055679321</text:p>
          </table:table-cell>
          <table:table-cell table:formula="of:=SQRT([.C603]*[.C603]+[.D603]*[.D603])" office:value-type="float" office:value="2.33736641615365" calcext:value-type="float">
            <text:p>2.33736641615365</text:p>
          </table:table-cell>
          <table:table-cell table:number-columns-repeated="5"/>
        </table:table-row>
        <table:table-row table:style-name="ro1">
          <table:table-cell office:value-type="float" office:value="42.5362281799316" calcext:value-type="float">
            <text:p>42.5362281799316</text:p>
          </table:table-cell>
          <table:table-cell office:value-type="float" office:value="-0.143729001283646" calcext:value-type="float">
            <text:p>-0.143729001283646</text:p>
          </table:table-cell>
          <table:table-cell office:value-type="float" office:value="0.500719964504242" calcext:value-type="float">
            <text:p>0.500719964504242</text:p>
          </table:table-cell>
          <table:table-cell office:value-type="float" office:value="2.26991629600525" calcext:value-type="float">
            <text:p>2.26991629600525</text:p>
          </table:table-cell>
          <table:table-cell table:formula="of:=SQRT([.C604]*[.C604]+[.D604]*[.D604])" office:value-type="float" office:value="2.32448714208604" calcext:value-type="float">
            <text:p>2.32448714208604</text:p>
          </table:table-cell>
          <table:table-cell table:number-columns-repeated="5"/>
        </table:table-row>
        <table:table-row table:style-name="ro1">
          <table:table-cell office:value-type="float" office:value="42.6068878173828" calcext:value-type="float">
            <text:p>42.6068878173828</text:p>
          </table:table-cell>
          <table:table-cell office:value-type="float" office:value="-0.139735549688339" calcext:value-type="float">
            <text:p>-0.139735549688339</text:p>
          </table:table-cell>
          <table:table-cell office:value-type="float" office:value="0.494278341531754" calcext:value-type="float">
            <text:p>0.494278341531754</text:p>
          </table:table-cell>
          <table:table-cell office:value-type="float" office:value="2.25971603393555" calcext:value-type="float">
            <text:p>2.25971603393555</text:p>
          </table:table-cell>
          <table:table-cell table:formula="of:=SQRT([.C605]*[.C605]+[.D605]*[.D605])" office:value-type="float" office:value="2.31314237195482" calcext:value-type="float">
            <text:p>2.31314237195482</text:p>
          </table:table-cell>
          <table:table-cell table:number-columns-repeated="5"/>
        </table:table-row>
        <table:table-row table:style-name="ro1">
          <table:table-cell office:value-type="float" office:value="42.677547454834" calcext:value-type="float">
            <text:p>42.677547454834</text:p>
          </table:table-cell>
          <table:table-cell office:value-type="float" office:value="-0.135827943682671" calcext:value-type="float">
            <text:p>-0.135827943682671</text:p>
          </table:table-cell>
          <table:table-cell office:value-type="float" office:value="0.48843988776207" calcext:value-type="float">
            <text:p>0.48843988776207</text:p>
          </table:table-cell>
          <table:table-cell office:value-type="float" office:value="2.25262212753296" calcext:value-type="float">
            <text:p>2.25262212753296</text:p>
          </table:table-cell>
          <table:table-cell table:formula="of:=SQRT([.C606]*[.C606]+[.D606]*[.D606])" office:value-type="float" office:value="2.30496854065476" calcext:value-type="float">
            <text:p>2.30496854065476</text:p>
          </table:table-cell>
          <table:table-cell table:number-columns-repeated="5"/>
        </table:table-row>
        <table:table-row table:style-name="ro1">
          <table:table-cell office:value-type="float" office:value="42.7482032775879" calcext:value-type="float">
            <text:p>42.7482032775879</text:p>
          </table:table-cell>
          <table:table-cell office:value-type="float" office:value="-0.131900504231453" calcext:value-type="float">
            <text:p>-0.131900504231453</text:p>
          </table:table-cell>
          <table:table-cell office:value-type="float" office:value="0.482553988695145" calcext:value-type="float">
            <text:p>0.482553988695145</text:p>
          </table:table-cell>
          <table:table-cell office:value-type="float" office:value="2.24547290802002" calcext:value-type="float">
            <text:p>2.24547290802002</text:p>
          </table:table-cell>
          <table:table-cell table:formula="of:=SQRT([.C607]*[.C607]+[.D607]*[.D607])" office:value-type="float" office:value="2.2967383248114" calcext:value-type="float">
            <text:p>2.2967383248114</text:p>
          </table:table-cell>
          <table:table-cell table:number-columns-repeated="5"/>
        </table:table-row>
        <table:table-row table:style-name="ro1">
          <table:table-cell office:value-type="float" office:value="42.8188629150391" calcext:value-type="float">
            <text:p>42.8188629150391</text:p>
          </table:table-cell>
          <table:table-cell office:value-type="float" office:value="-0.127952918410301" calcext:value-type="float">
            <text:p>-0.127952918410301</text:p>
          </table:table-cell>
          <table:table-cell office:value-type="float" office:value="0.476621240377426" calcext:value-type="float">
            <text:p>0.476621240377426</text:p>
          </table:table-cell>
          <table:table-cell office:value-type="float" office:value="2.23827004432678" calcext:value-type="float">
            <text:p>2.23827004432678</text:p>
          </table:table-cell>
          <table:table-cell table:formula="of:=SQRT([.C608]*[.C608]+[.D608]*[.D608])" office:value-type="float" office:value="2.28845375703979" calcext:value-type="float">
            <text:p>2.28845375703979</text:p>
          </table:table-cell>
          <table:table-cell table:number-columns-repeated="5"/>
        </table:table-row>
        <table:table-row table:style-name="ro1">
          <table:table-cell office:value-type="float" office:value="42.889518737793" calcext:value-type="float">
            <text:p>42.889518737793</text:p>
          </table:table-cell>
          <table:table-cell office:value-type="float" office:value="-0.123984828591347" calcext:value-type="float">
            <text:p>-0.123984828591347</text:p>
          </table:table-cell>
          <table:table-cell office:value-type="float" office:value="0.47064208984375" calcext:value-type="float">
            <text:p>0.47064208984375</text:p>
          </table:table-cell>
          <table:table-cell office:value-type="float" office:value="2.2310152053833" calcext:value-type="float">
            <text:p>2.2310152053833</text:p>
          </table:table-cell>
          <table:table-cell table:formula="of:=SQRT([.C609]*[.C609]+[.D609]*[.D609])" office:value-type="float" office:value="2.28011684423934" calcext:value-type="float">
            <text:p>2.28011684423934</text:p>
          </table:table-cell>
          <table:table-cell table:number-columns-repeated="5"/>
        </table:table-row>
        <table:table-row table:style-name="ro1">
          <table:table-cell office:value-type="float" office:value="42.9601783752441" calcext:value-type="float">
            <text:p>42.9601783752441</text:p>
          </table:table-cell>
          <table:table-cell office:value-type="float" office:value="-0.119996897876263" calcext:value-type="float">
            <text:p>-0.119996897876263</text:p>
          </table:table-cell>
          <table:table-cell office:value-type="float" office:value="0.464615494012833" calcext:value-type="float">
            <text:p>0.464615494012833</text:p>
          </table:table-cell>
          <table:table-cell office:value-type="float" office:value="2.22370481491089" calcext:value-type="float">
            <text:p>2.22370481491089</text:p>
          </table:table-cell>
          <table:table-cell table:formula="of:=SQRT([.C610]*[.C610]+[.D610]*[.D610])" office:value-type="float" office:value="2.27172416044173" calcext:value-type="float">
            <text:p>2.27172416044173</text:p>
          </table:table-cell>
          <table:table-cell table:number-columns-repeated="5"/>
        </table:table-row>
        <table:table-row table:style-name="ro1">
          <table:table-cell office:value-type="float" office:value="43.0308380126953" calcext:value-type="float">
            <text:p>43.0308380126953</text:p>
          </table:table-cell>
          <table:table-cell office:value-type="float" office:value="-0.115988828241825" calcext:value-type="float">
            <text:p>-0.115988828241825</text:p>
          </table:table-cell>
          <table:table-cell office:value-type="float" office:value="0.458542048931122" calcext:value-type="float">
            <text:p>0.458542048931122</text:p>
          </table:table-cell>
          <table:table-cell office:value-type="float" office:value="2.21634101867676" calcext:value-type="float">
            <text:p>2.21634101867676</text:p>
          </table:table-cell>
          <table:table-cell table:formula="of:=SQRT([.C611]*[.C611]+[.D611]*[.D611])" office:value-type="float" office:value="2.26327822454666" calcext:value-type="float">
            <text:p>2.26327822454666</text:p>
          </table:table-cell>
          <table:table-cell table:number-columns-repeated="5"/>
        </table:table-row>
        <table:table-row table:style-name="ro1">
          <table:table-cell office:value-type="float" office:value="43.1014938354492" calcext:value-type="float">
            <text:p>43.1014938354492</text:p>
          </table:table-cell>
          <table:table-cell office:value-type="float" office:value="-0.111960589885712" calcext:value-type="float">
            <text:p>-0.111960589885712</text:p>
          </table:table-cell>
          <table:table-cell office:value-type="float" office:value="0.452421694993973" calcext:value-type="float">
            <text:p>0.452421694993973</text:p>
          </table:table-cell>
          <table:table-cell office:value-type="float" office:value="2.20892333984375" calcext:value-type="float">
            <text:p>2.20892333984375</text:p>
          </table:table-cell>
          <table:table-cell table:formula="of:=SQRT([.C612]*[.C612]+[.D612]*[.D612])" office:value-type="float" office:value="2.25477886086589" calcext:value-type="float">
            <text:p>2.25477886086589</text:p>
          </table:table-cell>
          <table:table-cell table:number-columns-repeated="5"/>
        </table:table-row>
        <table:table-row table:style-name="ro1">
          <table:table-cell office:value-type="float" office:value="43.1721534729004" calcext:value-type="float">
            <text:p>43.1721534729004</text:p>
          </table:table-cell>
          <table:table-cell office:value-type="float" office:value="-0.107911825180054" calcext:value-type="float">
            <text:p>-0.107911825180054</text:p>
          </table:table-cell>
          <table:table-cell office:value-type="float" office:value="0.446254849433899" calcext:value-type="float">
            <text:p>0.446254849433899</text:p>
          </table:table-cell>
          <table:table-cell office:value-type="float" office:value="2.20145344734192" calcext:value-type="float">
            <text:p>2.20145344734192</text:p>
          </table:table-cell>
          <table:table-cell table:formula="of:=SQRT([.C613]*[.C613]+[.D613]*[.D613])" office:value-type="float" office:value="2.24622809871502" calcext:value-type="float">
            <text:p>2.24622809871502</text:p>
          </table:table-cell>
          <table:table-cell table:number-columns-repeated="5"/>
        </table:table-row>
        <table:table-row table:style-name="ro1">
          <table:table-cell office:value-type="float" office:value="43.2428131103516" calcext:value-type="float">
            <text:p>43.2428131103516</text:p>
          </table:table-cell>
          <table:table-cell office:value-type="float" office:value="-0.104851074516773" calcext:value-type="float">
            <text:p>-0.104851074516773</text:p>
          </table:table-cell>
          <table:table-cell office:value-type="float" office:value="0.440291970968246" calcext:value-type="float">
            <text:p>0.440291970968246</text:p>
          </table:table-cell>
          <table:table-cell office:value-type="float" office:value="2.19578695297241" calcext:value-type="float">
            <text:p>2.19578695297241</text:p>
          </table:table-cell>
          <table:table-cell table:formula="of:=SQRT([.C614]*[.C614]+[.D614]*[.D614])" office:value-type="float" office:value="2.23949489004618" calcext:value-type="float">
            <text:p>2.23949489004618</text:p>
          </table:table-cell>
          <table:table-cell table:number-columns-repeated="5"/>
        </table:table-row>
        <table:table-row table:style-name="ro1">
          <table:table-cell office:value-type="float" office:value="43.3134689331055" calcext:value-type="float">
            <text:p>43.3134689331055</text:p>
          </table:table-cell>
          <table:table-cell office:value-type="float" office:value="-0.102163396775723" calcext:value-type="float">
            <text:p>-0.102163396775723</text:p>
          </table:table-cell>
          <table:table-cell office:value-type="float" office:value="0.434358596801758" calcext:value-type="float">
            <text:p>0.434358596801758</text:p>
          </table:table-cell>
          <table:table-cell office:value-type="float" office:value="2.19071626663208" calcext:value-type="float">
            <text:p>2.19071626663208</text:p>
          </table:table-cell>
          <table:table-cell table:formula="of:=SQRT([.C615]*[.C615]+[.D615]*[.D615])" office:value-type="float" office:value="2.2333618496567" calcext:value-type="float">
            <text:p>2.2333618496567</text:p>
          </table:table-cell>
          <table:table-cell table:number-columns-repeated="5"/>
        </table:table-row>
        <table:table-row table:style-name="ro1">
          <table:table-cell office:value-type="float" office:value="43.3841285705566" calcext:value-type="float">
            <text:p>43.3841285705566</text:p>
          </table:table-cell>
          <table:table-cell office:value-type="float" office:value="-0.0994879677891731" calcext:value-type="float">
            <text:p>-0.099487967789173</text:p>
          </table:table-cell>
          <table:table-cell office:value-type="float" office:value="0.428362011909485" calcext:value-type="float">
            <text:p>0.428362011909485</text:p>
          </table:table-cell>
          <table:table-cell office:value-type="float" office:value="2.18556714057922" calcext:value-type="float">
            <text:p>2.18556714057922</text:p>
          </table:table-cell>
          <table:table-cell table:formula="of:=SQRT([.C616]*[.C616]+[.D616]*[.D616])" office:value-type="float" office:value="2.22715013845649" calcext:value-type="float">
            <text:p>2.22715013845649</text:p>
          </table:table-cell>
          <table:table-cell table:number-columns-repeated="5"/>
        </table:table-row>
        <table:table-row table:style-name="ro1">
          <table:table-cell office:value-type="float" office:value="43.4547843933106" calcext:value-type="float">
            <text:p>43.4547843933106</text:p>
          </table:table-cell>
          <table:table-cell office:value-type="float" office:value="-0.0968255028128624" calcext:value-type="float">
            <text:p>-0.096825502812862</text:p>
          </table:table-cell>
          <table:table-cell office:value-type="float" office:value="0.422301292419434" calcext:value-type="float">
            <text:p>0.422301292419434</text:p>
          </table:table-cell>
          <table:table-cell office:value-type="float" office:value="2.18033623695374" calcext:value-type="float">
            <text:p>2.18033623695374</text:p>
          </table:table-cell>
          <table:table-cell table:formula="of:=SQRT([.C617]*[.C617]+[.D617]*[.D617])" office:value-type="float" office:value="2.22085670130982" calcext:value-type="float">
            <text:p>2.22085670130982</text:p>
          </table:table-cell>
          <table:table-cell table:number-columns-repeated="5"/>
        </table:table-row>
        <table:table-row table:style-name="ro1">
          <table:table-cell office:value-type="float" office:value="43.5254440307617" calcext:value-type="float">
            <text:p>43.5254440307617</text:p>
          </table:table-cell>
          <table:table-cell office:value-type="float" office:value="-0.0941756442189217" calcext:value-type="float">
            <text:p>-0.094175644218922</text:p>
          </table:table-cell>
          <table:table-cell office:value-type="float" office:value="0.416176944971085" calcext:value-type="float">
            <text:p>0.416176944971085</text:p>
          </table:table-cell>
          <table:table-cell office:value-type="float" office:value="2.17502498626709" calcext:value-type="float">
            <text:p>2.17502498626709</text:p>
          </table:table-cell>
          <table:table-cell table:formula="of:=SQRT([.C618]*[.C618]+[.D618]*[.D618])" office:value-type="float" office:value="2.21448344776194" calcext:value-type="float">
            <text:p>2.21448344776194</text:p>
          </table:table-cell>
          <table:table-cell table:number-columns-repeated="5"/>
        </table:table-row>
        <table:table-row table:style-name="ro1">
          <table:table-cell office:value-type="float" office:value="43.5961036682129" calcext:value-type="float">
            <text:p>43.5961036682129</text:p>
          </table:table-cell>
          <table:table-cell office:value-type="float" office:value="-0.0915383994579315" calcext:value-type="float">
            <text:p>-0.091538399457932</text:p>
          </table:table-cell>
          <table:table-cell office:value-type="float" office:value="0.409988939762116" calcext:value-type="float">
            <text:p>0.409988939762116</text:p>
          </table:table-cell>
          <table:table-cell office:value-type="float" office:value="2.16963338851929" calcext:value-type="float">
            <text:p>2.16963338851929</text:p>
          </table:table-cell>
          <table:table-cell table:formula="of:=SQRT([.C619]*[.C619]+[.D619]*[.D619])" office:value-type="float" office:value="2.20803079038879" calcext:value-type="float">
            <text:p>2.20803079038879</text:p>
          </table:table-cell>
          <table:table-cell table:number-columns-repeated="5"/>
        </table:table-row>
        <table:table-row table:style-name="ro1">
          <table:table-cell office:value-type="float" office:value="43.6667594909668" calcext:value-type="float">
            <text:p>43.6667594909668</text:p>
          </table:table-cell>
          <table:table-cell office:value-type="float" office:value="-0.0889134034514427" calcext:value-type="float">
            <text:p>-0.088913403451443</text:p>
          </table:table-cell>
          <table:table-cell office:value-type="float" office:value="0.403737634420395" calcext:value-type="float">
            <text:p>0.403737634420395</text:p>
          </table:table-cell>
          <table:table-cell office:value-type="float" office:value="2.16416335105896" calcext:value-type="float">
            <text:p>2.16416335105896</text:p>
          </table:table-cell>
          <table:table-cell table:formula="of:=SQRT([.C620]*[.C620]+[.D620]*[.D620])" office:value-type="float" office:value="2.20150109868565" calcext:value-type="float">
            <text:p>2.20150109868565</text:p>
          </table:table-cell>
          <table:table-cell table:number-columns-repeated="5"/>
        </table:table-row>
        <table:table-row table:style-name="ro1">
          <table:table-cell office:value-type="float" office:value="43.737419128418" calcext:value-type="float">
            <text:p>43.737419128418</text:p>
          </table:table-cell>
          <table:table-cell office:value-type="float" office:value="-0.0863013789057732" calcext:value-type="float">
            <text:p>-0.086301378905773</text:p>
          </table:table-cell>
          <table:table-cell office:value-type="float" office:value="0.397422313690186" calcext:value-type="float">
            <text:p>0.397422313690186</text:p>
          </table:table-cell>
          <table:table-cell office:value-type="float" office:value="2.15861129760742" calcext:value-type="float">
            <text:p>2.15861129760742</text:p>
          </table:table-cell>
          <table:table-cell table:formula="of:=SQRT([.C621]*[.C621]+[.D621]*[.D621])" office:value-type="float" office:value="2.19489116577047" calcext:value-type="float">
            <text:p>2.19489116577047</text:p>
          </table:table-cell>
          <table:table-cell table:number-columns-repeated="5"/>
        </table:table-row>
        <table:table-row table:style-name="ro1">
          <table:table-cell office:value-type="float" office:value="43.8080749511719" calcext:value-type="float">
            <text:p>43.8080749511719</text:p>
          </table:table-cell>
          <table:table-cell office:value-type="float" office:value="-0.083701953291893" calcext:value-type="float">
            <text:p>-0.083701953291893</text:p>
          </table:table-cell>
          <table:table-cell office:value-type="float" office:value="0.391043365001678" calcext:value-type="float">
            <text:p>0.391043365001678</text:p>
          </table:table-cell>
          <table:table-cell office:value-type="float" office:value="2.15297913551331" calcext:value-type="float">
            <text:p>2.15297913551331</text:p>
          </table:table-cell>
          <table:table-cell table:formula="of:=SQRT([.C622]*[.C622]+[.D622]*[.D622])" office:value-type="float" office:value="2.18820338891692" calcext:value-type="float">
            <text:p>2.18820338891692</text:p>
          </table:table-cell>
          <table:table-cell table:number-columns-repeated="5"/>
        </table:table-row>
        <table:table-row table:style-name="ro1">
          <table:table-cell office:value-type="float" office:value="43.878734588623" calcext:value-type="float">
            <text:p>43.878734588623</text:p>
          </table:table-cell>
          <table:table-cell office:value-type="float" office:value="-0.0825215876102448" calcext:value-type="float">
            <text:p>-0.082521587610245</text:p>
          </table:table-cell>
          <table:table-cell office:value-type="float" office:value="0.385465443134308" calcext:value-type="float">
            <text:p>0.385465443134308</text:p>
          </table:table-cell>
          <table:table-cell office:value-type="float" office:value="2.14985394477844" calcext:value-type="float">
            <text:p>2.14985394477844</text:p>
          </table:table-cell>
          <table:table-cell table:formula="of:=SQRT([.C623]*[.C623]+[.D623]*[.D623])" office:value-type="float" office:value="2.18413726485543" calcext:value-type="float">
            <text:p>2.18413726485543</text:p>
          </table:table-cell>
          <table:table-cell table:number-columns-repeated="5"/>
        </table:table-row>
        <table:table-row table:style-name="ro1">
          <table:table-cell office:value-type="float" office:value="43.9493942260742" calcext:value-type="float">
            <text:p>43.9493942260742</text:p>
          </table:table-cell>
          <table:table-cell office:value-type="float" office:value="-0.0814194306731224" calcext:value-type="float">
            <text:p>-0.081419430673122</text:p>
          </table:table-cell>
          <table:table-cell office:value-type="float" office:value="0.379838675260544" calcext:value-type="float">
            <text:p>0.379838675260544</text:p>
          </table:table-cell>
          <table:table-cell office:value-type="float" office:value="2.14671921730041" calcext:value-type="float">
            <text:p>2.14671921730041</text:p>
          </table:table-cell>
          <table:table-cell table:formula="of:=SQRT([.C624]*[.C624]+[.D624]*[.D624])" office:value-type="float" office:value="2.18006440665192" calcext:value-type="float">
            <text:p>2.18006440665192</text:p>
          </table:table-cell>
          <table:table-cell table:number-columns-repeated="5"/>
        </table:table-row>
        <table:table-row table:style-name="ro1">
          <table:table-cell office:value-type="float" office:value="44.0200500488281" calcext:value-type="float">
            <text:p>44.0200500488281</text:p>
          </table:table-cell>
          <table:table-cell office:value-type="float" office:value="-0.080350898206234" calcext:value-type="float">
            <text:p>-0.080350898206234</text:p>
          </table:table-cell>
          <table:table-cell office:value-type="float" office:value="0.374135851860046" calcext:value-type="float">
            <text:p>0.374135851860046</text:p>
          </table:table-cell>
          <table:table-cell office:value-type="float" office:value="2.14349508285522" calcext:value-type="float">
            <text:p>2.14349508285522</text:p>
          </table:table-cell>
          <table:table-cell table:formula="of:=SQRT([.C625]*[.C625]+[.D625]*[.D625])" office:value-type="float" office:value="2.17590183737032" calcext:value-type="float">
            <text:p>2.17590183737032</text:p>
          </table:table-cell>
          <table:table-cell table:number-columns-repeated="5"/>
        </table:table-row>
        <table:table-row table:style-name="ro1">
          <table:table-cell office:value-type="float" office:value="44.0907096862793" calcext:value-type="float">
            <text:p>44.0907096862793</text:p>
          </table:table-cell>
          <table:table-cell office:value-type="float" office:value="-0.0793156698346138" calcext:value-type="float">
            <text:p>-0.079315669834614</text:p>
          </table:table-cell>
          <table:table-cell office:value-type="float" office:value="0.368357330560684" calcext:value-type="float">
            <text:p>0.368357330560684</text:p>
          </table:table-cell>
          <table:table-cell office:value-type="float" office:value="2.14018249511719" calcext:value-type="float">
            <text:p>2.14018249511719</text:p>
          </table:table-cell>
          <table:table-cell table:formula="of:=SQRT([.C626]*[.C626]+[.D626]*[.D626])" office:value-type="float" office:value="2.17165103904468" calcext:value-type="float">
            <text:p>2.17165103904468</text:p>
          </table:table-cell>
          <table:table-cell table:number-columns-repeated="5"/>
        </table:table-row>
        <table:table-row table:style-name="ro1">
          <table:table-cell office:value-type="float" office:value="44.1613693237305" calcext:value-type="float">
            <text:p>44.1613693237305</text:p>
          </table:table-cell>
          <table:table-cell office:value-type="float" office:value="-0.0783144012093544" calcext:value-type="float">
            <text:p>-0.078314401209354</text:p>
          </table:table-cell>
          <table:table-cell office:value-type="float" office:value="0.362502336502075" calcext:value-type="float">
            <text:p>0.362502336502075</text:p>
          </table:table-cell>
          <table:table-cell office:value-type="float" office:value="2.13677859306335" calcext:value-type="float">
            <text:p>2.13677859306335</text:p>
          </table:table-cell>
          <table:table-cell table:formula="of:=SQRT([.C627]*[.C627]+[.D627]*[.D627])" office:value-type="float" office:value="2.16730955328104" calcext:value-type="float">
            <text:p>2.16730955328104</text:p>
          </table:table-cell>
          <table:table-cell table:number-columns-repeated="5"/>
        </table:table-row>
        <table:table-row table:style-name="ro1">
          <table:table-cell office:value-type="float" office:value="44.2320251464844" calcext:value-type="float">
            <text:p>44.2320251464844</text:p>
          </table:table-cell>
          <table:table-cell office:value-type="float" office:value="-0.0773467570543289" calcext:value-type="float">
            <text:p>-0.077346757054329</text:p>
          </table:table-cell>
          <table:table-cell office:value-type="float" office:value="0.356571286916733" calcext:value-type="float">
            <text:p>0.356571286916733</text:p>
          </table:table-cell>
          <table:table-cell office:value-type="float" office:value="2.1332848072052" calcext:value-type="float">
            <text:p>2.1332848072052</text:p>
          </table:table-cell>
          <table:table-cell table:formula="of:=SQRT([.C628]*[.C628]+[.D628]*[.D628])" office:value-type="float" office:value="2.16287936586995" calcext:value-type="float">
            <text:p>2.16287936586995</text:p>
          </table:table-cell>
          <table:table-cell table:number-columns-repeated="5"/>
        </table:table-row>
        <table:table-row table:style-name="ro1">
          <table:table-cell office:value-type="float" office:value="44.3026847839356" calcext:value-type="float">
            <text:p>44.3026847839356</text:p>
          </table:table-cell>
          <table:table-cell office:value-type="float" office:value="-0.076412744820118" calcext:value-type="float">
            <text:p>-0.076412744820118</text:p>
          </table:table-cell>
          <table:table-cell office:value-type="float" office:value="0.350564211606979" calcext:value-type="float">
            <text:p>0.350564211606979</text:p>
          </table:table-cell>
          <table:table-cell office:value-type="float" office:value="2.1297013759613" calcext:value-type="float">
            <text:p>2.1297013759613</text:p>
          </table:table-cell>
          <table:table-cell table:formula="of:=SQRT([.C629]*[.C629]+[.D629]*[.D629])" office:value-type="float" office:value="2.15836123418465" calcext:value-type="float">
            <text:p>2.15836123418465</text:p>
          </table:table-cell>
          <table:table-cell table:number-columns-repeated="5"/>
        </table:table-row>
        <table:table-row table:style-name="ro1">
          <table:table-cell office:value-type="float" office:value="44.3733444213867" calcext:value-type="float">
            <text:p>44.3733444213867</text:p>
          </table:table-cell>
          <table:table-cell office:value-type="float" office:value="-0.0755120515823364" calcext:value-type="float">
            <text:p>-0.075512051582336</text:p>
          </table:table-cell>
          <table:table-cell office:value-type="float" office:value="0.344481319189072" calcext:value-type="float">
            <text:p>0.344481319189072</text:p>
          </table:table-cell>
          <table:table-cell office:value-type="float" office:value="2.12602949142456" calcext:value-type="float">
            <text:p>2.12602949142456</text:p>
          </table:table-cell>
          <table:table-cell table:formula="of:=SQRT([.C630]*[.C630]+[.D630]*[.D630])" office:value-type="float" office:value="2.15375689846306" calcext:value-type="float">
            <text:p>2.15375689846306</text:p>
          </table:table-cell>
          <table:table-cell table:number-columns-repeated="5"/>
        </table:table-row>
        <table:table-row table:style-name="ro1">
          <table:table-cell office:value-type="float" office:value="44.4440002441406" calcext:value-type="float">
            <text:p>44.4440002441406</text:p>
          </table:table-cell>
          <table:table-cell office:value-type="float" office:value="-0.074859693646431" calcext:value-type="float">
            <text:p>-0.074859693646431</text:p>
          </table:table-cell>
          <table:table-cell office:value-type="float" office:value="0.338580369949341" calcext:value-type="float">
            <text:p>0.338580369949341</text:p>
          </table:table-cell>
          <table:table-cell office:value-type="float" office:value="2.12285470962524" calcext:value-type="float">
            <text:p>2.12285470962524</text:p>
          </table:table-cell>
          <table:table-cell table:formula="of:=SQRT([.C631]*[.C631]+[.D631]*[.D631])" office:value-type="float" office:value="2.149685741008" calcext:value-type="float">
            <text:p>2.149685741008</text:p>
          </table:table-cell>
          <table:table-cell table:number-columns-repeated="5"/>
        </table:table-row>
        <table:table-row table:style-name="ro1">
          <table:table-cell office:value-type="float" office:value="44.5146598815918" calcext:value-type="float">
            <text:p>44.5146598815918</text:p>
          </table:table-cell>
          <table:table-cell office:value-type="float" office:value="-0.0750768184661865" calcext:value-type="float">
            <text:p>-0.075076818466187</text:p>
          </table:table-cell>
          <table:table-cell office:value-type="float" office:value="0.333604514598846" calcext:value-type="float">
            <text:p>0.333604514598846</text:p>
          </table:table-cell>
          <table:table-cell office:value-type="float" office:value="2.12187194824219" calcext:value-type="float">
            <text:p>2.12187194824219</text:p>
          </table:table-cell>
          <table:table-cell table:formula="of:=SQRT([.C632]*[.C632]+[.D632]*[.D632])" office:value-type="float" office:value="2.14793680933538" calcext:value-type="float">
            <text:p>2.14793680933538</text:p>
          </table:table-cell>
          <table:table-cell table:number-columns-repeated="5"/>
        </table:table-row>
        <table:table-row table:style-name="ro1">
          <table:table-cell office:value-type="float" office:value="44.5853157043457" calcext:value-type="float">
            <text:p>44.5853157043457</text:p>
          </table:table-cell>
          <table:table-cell office:value-type="float" office:value="-0.0753306522965431" calcext:value-type="float">
            <text:p>-0.075330652296543</text:p>
          </table:table-cell>
          <table:table-cell office:value-type="float" office:value="0.328547060489655" calcext:value-type="float">
            <text:p>0.328547060489655</text:p>
          </table:table-cell>
          <table:table-cell office:value-type="float" office:value="2.12079167366028" calcext:value-type="float">
            <text:p>2.12079167366028</text:p>
          </table:table-cell>
          <table:table-cell table:formula="of:=SQRT([.C633]*[.C633]+[.D633]*[.D633])" office:value-type="float" office:value="2.14608958201263" calcext:value-type="float">
            <text:p>2.14608958201263</text:p>
          </table:table-cell>
          <table:table-cell table:number-columns-repeated="5"/>
        </table:table-row>
        <table:table-row table:style-name="ro1">
          <table:table-cell office:value-type="float" office:value="44.6559753417969" calcext:value-type="float">
            <text:p>44.6559753417969</text:p>
          </table:table-cell>
          <table:table-cell office:value-type="float" office:value="-0.0756217688322067" calcext:value-type="float">
            <text:p>-0.075621768832207</text:p>
          </table:table-cell>
          <table:table-cell office:value-type="float" office:value="0.323407530784607" calcext:value-type="float">
            <text:p>0.323407530784607</text:p>
          </table:table-cell>
          <table:table-cell office:value-type="float" office:value="2.11961126327515" calcext:value-type="float">
            <text:p>2.11961126327515</text:p>
          </table:table-cell>
          <table:table-cell table:formula="of:=SQRT([.C634]*[.C634]+[.D634]*[.D634])" office:value-type="float" office:value="2.14414186526243" calcext:value-type="float">
            <text:p>2.14414186526243</text:p>
          </table:table-cell>
          <table:table-cell table:number-columns-repeated="5"/>
        </table:table-row>
        <table:table-row table:style-name="ro1">
          <table:table-cell office:value-type="float" office:value="44.726634979248" calcext:value-type="float">
            <text:p>44.726634979248</text:p>
          </table:table-cell>
          <table:table-cell office:value-type="float" office:value="-0.0759498849511147" calcext:value-type="float">
            <text:p>-0.075949884951115</text:p>
          </table:table-cell>
          <table:table-cell office:value-type="float" office:value="0.31818613409996" calcext:value-type="float">
            <text:p>0.31818613409996</text:p>
          </table:table-cell>
          <table:table-cell office:value-type="float" office:value="2.11833167076111" calcext:value-type="float">
            <text:p>2.11833167076111</text:p>
          </table:table-cell>
          <table:table-cell table:formula="of:=SQRT([.C635]*[.C635]+[.D635]*[.D635])" office:value-type="float" office:value="2.1420951153679" calcext:value-type="float">
            <text:p>2.1420951153679</text:p>
          </table:table-cell>
          <table:table-cell table:number-columns-repeated="5"/>
        </table:table-row>
        <table:table-row table:style-name="ro1">
          <table:table-cell office:value-type="float" office:value="44.797290802002" calcext:value-type="float">
            <text:p>44.797290802002</text:p>
          </table:table-cell>
          <table:table-cell office:value-type="float" office:value="-0.0763149857521057" calcext:value-type="float">
            <text:p>-0.076314985752106</text:p>
          </table:table-cell>
          <table:table-cell office:value-type="float" office:value="0.312882930040359" calcext:value-type="float">
            <text:p>0.312882930040359</text:p>
          </table:table-cell>
          <table:table-cell office:value-type="float" office:value="2.11695313453674" calcext:value-type="float">
            <text:p>2.11695313453674</text:p>
          </table:table-cell>
          <table:table-cell table:formula="of:=SQRT([.C636]*[.C636]+[.D636]*[.D636])" office:value-type="float" office:value="2.13995006991649" calcext:value-type="float">
            <text:p>2.13995006991649</text:p>
          </table:table-cell>
          <table:table-cell table:number-columns-repeated="5"/>
        </table:table-row>
        <table:table-row table:style-name="ro1">
          <table:table-cell office:value-type="float" office:value="44.8679504394531" calcext:value-type="float">
            <text:p>44.8679504394531</text:p>
          </table:table-cell>
          <table:table-cell office:value-type="float" office:value="-0.0767168179154396" calcext:value-type="float">
            <text:p>-0.07671681791544</text:p>
          </table:table-cell>
          <table:table-cell office:value-type="float" office:value="0.307498097419739" calcext:value-type="float">
            <text:p>0.307498097419739</text:p>
          </table:table-cell>
          <table:table-cell office:value-type="float" office:value="2.1154773235321" calcext:value-type="float">
            <text:p>2.1154773235321</text:p>
          </table:table-cell>
          <table:table-cell table:formula="of:=SQRT([.C637]*[.C637]+[.D637]*[.D637])" office:value-type="float" office:value="2.1377089105618" calcext:value-type="float">
            <text:p>2.1377089105618</text:p>
          </table:table-cell>
          <table:table-cell table:number-columns-repeated="5"/>
        </table:table-row>
        <table:table-row table:style-name="ro1">
          <table:table-cell office:value-type="float" office:value="44.938606262207" calcext:value-type="float">
            <text:p>44.938606262207</text:p>
          </table:table-cell>
          <table:table-cell office:value-type="float" office:value="-0.0771559178829193" calcext:value-type="float">
            <text:p>-0.077155917882919</text:p>
          </table:table-cell>
          <table:table-cell office:value-type="float" office:value="0.302031219005585" calcext:value-type="float">
            <text:p>0.302031219005585</text:p>
          </table:table-cell>
          <table:table-cell office:value-type="float" office:value="2.11390089988708" calcext:value-type="float">
            <text:p>2.11390089988708</text:p>
          </table:table-cell>
          <table:table-cell table:formula="of:=SQRT([.C638]*[.C638]+[.D638]*[.D638])" office:value-type="float" office:value="2.13536879058335" calcext:value-type="float">
            <text:p>2.13536879058335</text:p>
          </table:table-cell>
          <table:table-cell table:number-columns-repeated="5"/>
        </table:table-row>
        <table:table-row table:style-name="ro1">
          <table:table-cell office:value-type="float" office:value="45.0092658996582" calcext:value-type="float">
            <text:p>45.0092658996582</text:p>
          </table:table-cell>
          <table:table-cell office:value-type="float" office:value="-0.0776320099830627" calcext:value-type="float">
            <text:p>-0.077632009983063</text:p>
          </table:table-cell>
          <table:table-cell office:value-type="float" office:value="0.296482473611832" calcext:value-type="float">
            <text:p>0.296482473611832</text:p>
          </table:table-cell>
          <table:table-cell office:value-type="float" office:value="2.11222577095032" calcext:value-type="float">
            <text:p>2.11222577095032</text:p>
          </table:table-cell>
          <table:table-cell table:formula="of:=SQRT([.C639]*[.C639]+[.D639]*[.D639])" office:value-type="float" office:value="2.13293215190396" calcext:value-type="float">
            <text:p>2.13293215190396</text:p>
          </table:table-cell>
          <table:table-cell table:number-columns-repeated="5"/>
        </table:table-row>
        <table:table-row table:style-name="ro1">
          <table:table-cell office:value-type="float" office:value="45.0799255371094" calcext:value-type="float">
            <text:p>45.0799255371094</text:p>
          </table:table-cell>
          <table:table-cell office:value-type="float" office:value="-0.0782977938652039" calcext:value-type="float">
            <text:p>-0.078297793865204</text:p>
          </table:table-cell>
          <table:table-cell office:value-type="float" office:value="0.291348040103912" calcext:value-type="float">
            <text:p>0.291348040103912</text:p>
          </table:table-cell>
          <table:table-cell office:value-type="float" office:value="2.11143016815186" calcext:value-type="float">
            <text:p>2.11143016815186</text:p>
          </table:table-cell>
          <table:table-cell table:formula="of:=SQRT([.C640]*[.C640]+[.D640]*[.D640])" office:value-type="float" office:value="2.13143637846739" calcext:value-type="float">
            <text:p>2.13143637846739</text:p>
          </table:table-cell>
          <table:table-cell table:number-columns-repeated="5"/>
        </table:table-row>
        <table:table-row table:style-name="ro1">
          <table:table-cell office:value-type="float" office:value="45.1505813598633" calcext:value-type="float">
            <text:p>45.1505813598633</text:p>
          </table:table-cell>
          <table:table-cell office:value-type="float" office:value="-0.0791920199990273" calcext:value-type="float">
            <text:p>-0.079192019999027</text:p>
          </table:table-cell>
          <table:table-cell office:value-type="float" office:value="0.286768585443497" calcext:value-type="float">
            <text:p>0.286768585443497</text:p>
          </table:table-cell>
          <table:table-cell office:value-type="float" office:value="2.11178255081177" calcext:value-type="float">
            <text:p>2.11178255081177</text:p>
          </table:table-cell>
          <table:table-cell table:formula="of:=SQRT([.C641]*[.C641]+[.D641]*[.D641])" office:value-type="float" office:value="2.13116441494089" calcext:value-type="float">
            <text:p>2.13116441494089</text:p>
          </table:table-cell>
          <table:table-cell table:number-columns-repeated="5"/>
        </table:table-row>
        <table:table-row table:style-name="ro1">
          <table:table-cell office:value-type="float" office:value="45.2212409973145" calcext:value-type="float">
            <text:p>45.2212409973145</text:p>
          </table:table-cell>
          <table:table-cell office:value-type="float" office:value="-0.0801179781556129" calcext:value-type="float">
            <text:p>-0.080117978155613</text:p>
          </table:table-cell>
          <table:table-cell office:value-type="float" office:value="0.282114058732986" calcext:value-type="float">
            <text:p>0.282114058732986</text:p>
          </table:table-cell>
          <table:table-cell office:value-type="float" office:value="2.11203908920288" calcext:value-type="float">
            <text:p>2.11203908920288</text:p>
          </table:table-cell>
          <table:table-cell table:formula="of:=SQRT([.C642]*[.C642]+[.D642]*[.D642])" office:value-type="float" office:value="2.13079737573889" calcext:value-type="float">
            <text:p>2.13079737573889</text:p>
          </table:table-cell>
          <table:table-cell table:number-columns-repeated="5"/>
        </table:table-row>
        <table:table-row table:style-name="ro1">
          <table:table-cell office:value-type="float" office:value="45.2919006347656" calcext:value-type="float">
            <text:p>45.2919006347656</text:p>
          </table:table-cell>
          <table:table-cell office:value-type="float" office:value="-0.0810754150152206" calcext:value-type="float">
            <text:p>-0.081075415015221</text:p>
          </table:table-cell>
          <table:table-cell office:value-type="float" office:value="0.277384579181671" calcext:value-type="float">
            <text:p>0.277384579181671</text:p>
          </table:table-cell>
          <table:table-cell office:value-type="float" office:value="2.11220097541809" calcext:value-type="float">
            <text:p>2.11220097541809</text:p>
          </table:table-cell>
          <table:table-cell table:formula="of:=SQRT([.C643]*[.C643]+[.D643]*[.D643])" office:value-type="float" office:value="2.13033686663047" calcext:value-type="float">
            <text:p>2.13033686663047</text:p>
          </table:table-cell>
          <table:table-cell table:number-columns-repeated="5"/>
        </table:table-row>
        <table:table-row table:style-name="ro1">
          <table:table-cell office:value-type="float" office:value="45.3625564575195" calcext:value-type="float">
            <text:p>45.3625564575195</text:p>
          </table:table-cell>
          <table:table-cell office:value-type="float" office:value="-0.0820648223161697" calcext:value-type="float">
            <text:p>-0.08206482231617</text:p>
          </table:table-cell>
          <table:table-cell office:value-type="float" office:value="0.272579789161682" calcext:value-type="float">
            <text:p>0.272579789161682</text:p>
          </table:table-cell>
          <table:table-cell office:value-type="float" office:value="2.11226582527161" calcext:value-type="float">
            <text:p>2.11226582527161</text:p>
          </table:table-cell>
          <table:table-cell table:formula="of:=SQRT([.C644]*[.C644]+[.D644]*[.D644])" office:value-type="float" office:value="2.12978089438087" calcext:value-type="float">
            <text:p>2.12978089438087</text:p>
          </table:table-cell>
          <table:table-cell table:number-columns-repeated="5"/>
        </table:table-row>
        <table:table-row table:style-name="ro1">
          <table:table-cell office:value-type="float" office:value="45.4332160949707" calcext:value-type="float">
            <text:p>45.4332160949707</text:p>
          </table:table-cell>
          <table:table-cell office:value-type="float" office:value="-0.0830859616398811" calcext:value-type="float">
            <text:p>-0.083085961639881</text:p>
          </table:table-cell>
          <table:table-cell office:value-type="float" office:value="0.267699927091598" calcext:value-type="float">
            <text:p>0.267699927091598</text:p>
          </table:table-cell>
          <table:table-cell office:value-type="float" office:value="2.11223459243774" calcext:value-type="float">
            <text:p>2.11223459243774</text:p>
          </table:table-cell>
          <table:table-cell table:formula="of:=SQRT([.C645]*[.C645]+[.D645]*[.D645])" office:value-type="float" office:value="2.12913086128013" calcext:value-type="float">
            <text:p>2.12913086128013</text:p>
          </table:table-cell>
          <table:table-cell table:number-columns-repeated="5"/>
        </table:table-row>
        <table:table-row table:style-name="ro1">
          <table:table-cell office:value-type="float" office:value="45.5038719177246" calcext:value-type="float">
            <text:p>45.5038719177246</text:p>
          </table:table-cell>
          <table:table-cell office:value-type="float" office:value="-0.0841388329863548" calcext:value-type="float">
            <text:p>-0.084138832986355</text:p>
          </table:table-cell>
          <table:table-cell office:value-type="float" office:value="0.262744933366776" calcext:value-type="float">
            <text:p>0.262744933366776</text:p>
          </table:table-cell>
          <table:table-cell office:value-type="float" office:value="2.11210751533508" calcext:value-type="float">
            <text:p>2.11210751533508</text:p>
          </table:table-cell>
          <table:table-cell table:formula="of:=SQRT([.C646]*[.C646]+[.D646]*[.D646])" office:value-type="float" office:value="2.12838743097793" calcext:value-type="float">
            <text:p>2.12838743097793</text:p>
          </table:table-cell>
          <table:table-cell table:number-columns-repeated="5"/>
        </table:table-row>
        <table:table-row table:style-name="ro1">
          <table:table-cell office:value-type="float" office:value="45.5745315551758" calcext:value-type="float">
            <text:p>45.5745315551758</text:p>
          </table:table-cell>
          <table:table-cell office:value-type="float" office:value="-0.0852231830358505" calcext:value-type="float">
            <text:p>-0.085223183035851</text:p>
          </table:table-cell>
          <table:table-cell office:value-type="float" office:value="0.25771501660347" calcext:value-type="float">
            <text:p>0.25771501660347</text:p>
          </table:table-cell>
          <table:table-cell office:value-type="float" office:value="2.11188578605652" calcext:value-type="float">
            <text:p>2.11188578605652</text:p>
          </table:table-cell>
          <table:table-cell table:formula="of:=SQRT([.C647]*[.C647]+[.D647]*[.D647])" office:value-type="float" office:value="2.12755225626317" calcext:value-type="float">
            <text:p>2.12755225626317</text:p>
          </table:table-cell>
          <table:table-cell table:number-columns-repeated="5"/>
        </table:table-row>
        <table:table-row table:style-name="ro1">
          <table:table-cell office:value-type="float" office:value="45.645191192627" calcext:value-type="float">
            <text:p>45.645191192627</text:p>
          </table:table-cell>
          <table:table-cell office:value-type="float" office:value="-0.086339496076107" calcext:value-type="float">
            <text:p>-0.086339496076107</text:p>
          </table:table-cell>
          <table:table-cell office:value-type="float" office:value="0.252609819173813" calcext:value-type="float">
            <text:p>0.252609819173813</text:p>
          </table:table-cell>
          <table:table-cell office:value-type="float" office:value="2.11156678199768" calcext:value-type="float">
            <text:p>2.11156678199768</text:p>
          </table:table-cell>
          <table:table-cell table:formula="of:=SQRT([.C648]*[.C648]+[.D648]*[.D648])" office:value-type="float" office:value="2.1266231437608" calcext:value-type="float">
            <text:p>2.1266231437608</text:p>
          </table:table-cell>
          <table:table-cell table:number-columns-repeated="5"/>
        </table:table-row>
        <table:table-row table:style-name="ro1">
          <table:table-cell office:value-type="float" office:value="45.7158470153809" calcext:value-type="float">
            <text:p>45.7158470153809</text:p>
          </table:table-cell>
          <table:table-cell office:value-type="float" office:value="-0.0874954909086227" calcext:value-type="float">
            <text:p>-0.087495490908623</text:p>
          </table:table-cell>
          <table:table-cell office:value-type="float" office:value="0.248078256845474" calcext:value-type="float">
            <text:p>0.248078256845474</text:p>
          </table:table-cell>
          <table:table-cell office:value-type="float" office:value="2.11232471466064" calcext:value-type="float">
            <text:p>2.11232471466064</text:p>
          </table:table-cell>
          <table:table-cell table:formula="of:=SQRT([.C649]*[.C649]+[.D649]*[.D649])" office:value-type="float" office:value="2.12684238289668" calcext:value-type="float">
            <text:p>2.12684238289668</text:p>
          </table:table-cell>
          <table:table-cell table:number-columns-repeated="5"/>
        </table:table-row>
        <table:table-row table:style-name="ro1">
          <table:table-cell office:value-type="float" office:value="45.786506652832" calcext:value-type="float">
            <text:p>45.786506652832</text:p>
          </table:table-cell>
          <table:table-cell office:value-type="float" office:value="-0.0886826738715172" calcext:value-type="float">
            <text:p>-0.088682673871517</text:p>
          </table:table-cell>
          <table:table-cell office:value-type="float" office:value="0.243797332048416" calcext:value-type="float">
            <text:p>0.243797332048416</text:p>
          </table:table-cell>
          <table:table-cell office:value-type="float" office:value="2.11356544494629" calcext:value-type="float">
            <text:p>2.11356544494629</text:p>
          </table:table-cell>
          <table:table-cell table:formula="of:=SQRT([.C650]*[.C650]+[.D650]*[.D650])" office:value-type="float" office:value="2.12757985259894" calcext:value-type="float">
            <text:p>2.12757985259894</text:p>
          </table:table-cell>
          <table:table-cell table:number-columns-repeated="5"/>
        </table:table-row>
        <table:table-row table:style-name="ro1">
          <table:table-cell office:value-type="float" office:value="45.8571662902832" calcext:value-type="float">
            <text:p>45.8571662902832</text:p>
          </table:table-cell>
          <table:table-cell office:value-type="float" office:value="-0.0898969098925591" calcext:value-type="float">
            <text:p>-0.089896909892559</text:p>
          </table:table-cell>
          <table:table-cell office:value-type="float" office:value="0.239456608891487" calcext:value-type="float">
            <text:p>0.239456608891487</text:p>
          </table:table-cell>
          <table:table-cell office:value-type="float" office:value="2.11472368240356" calcext:value-type="float">
            <text:p>2.11472368240356</text:p>
          </table:table-cell>
          <table:table-cell table:formula="of:=SQRT([.C651]*[.C651]+[.D651]*[.D651])" office:value-type="float" office:value="2.12823770299755" calcext:value-type="float">
            <text:p>2.12823770299755</text:p>
          </table:table-cell>
          <table:table-cell table:number-columns-repeated="5"/>
        </table:table-row>
        <table:table-row table:style-name="ro1">
          <table:table-cell office:value-type="float" office:value="45.9278221130371" calcext:value-type="float">
            <text:p>45.9278221130371</text:p>
          </table:table-cell>
          <table:table-cell office:value-type="float" office:value="-0.0911378934979439" calcext:value-type="float">
            <text:p>-0.091137893497944</text:p>
          </table:table-cell>
          <table:table-cell office:value-type="float" office:value="0.235056385397911" calcext:value-type="float">
            <text:p>0.235056385397911</text:p>
          </table:table-cell>
          <table:table-cell office:value-type="float" office:value="2.11580061912537" calcext:value-type="float">
            <text:p>2.11580061912537</text:p>
          </table:table-cell>
          <table:table-cell table:formula="of:=SQRT([.C652]*[.C652]+[.D652]*[.D652])" office:value-type="float" office:value="2.12881745676036" calcext:value-type="float">
            <text:p>2.12881745676036</text:p>
          </table:table-cell>
          <table:table-cell table:number-columns-repeated="5"/>
        </table:table-row>
        <table:table-row table:style-name="ro1">
          <table:table-cell office:value-type="float" office:value="45.9984817504883" calcext:value-type="float">
            <text:p>45.9984817504883</text:p>
          </table:table-cell>
          <table:table-cell office:value-type="float" office:value="-0.0924054533243179" calcext:value-type="float">
            <text:p>-0.092405453324318</text:p>
          </table:table-cell>
          <table:table-cell office:value-type="float" office:value="0.23059669137001" calcext:value-type="float">
            <text:p>0.23059669137001</text:p>
          </table:table-cell>
          <table:table-cell office:value-type="float" office:value="2.11679792404175" calcext:value-type="float">
            <text:p>2.11679792404175</text:p>
          </table:table-cell>
          <table:table-cell table:formula="of:=SQRT([.C653]*[.C653]+[.D653]*[.D653])" office:value-type="float" office:value="2.12932108553366" calcext:value-type="float">
            <text:p>2.12932108553366</text:p>
          </table:table-cell>
          <table:table-cell table:number-columns-repeated="5"/>
        </table:table-row>
        <table:table-row table:style-name="ro1">
          <table:table-cell office:value-type="float" office:value="46.0691375732422" calcext:value-type="float">
            <text:p>46.0691375732422</text:p>
          </table:table-cell>
          <table:table-cell office:value-type="float" office:value="-0.0937000140547752" calcext:value-type="float">
            <text:p>-0.093700014054775</text:p>
          </table:table-cell>
          <table:table-cell office:value-type="float" office:value="0.226077303290367" calcext:value-type="float">
            <text:p>0.226077303290367</text:p>
          </table:table-cell>
          <table:table-cell office:value-type="float" office:value="2.11771249771118" calcext:value-type="float">
            <text:p>2.11771249771118</text:p>
          </table:table-cell>
          <table:table-cell table:formula="of:=SQRT([.C654]*[.C654]+[.D654]*[.D654])" office:value-type="float" office:value="2.12974579939137" calcext:value-type="float">
            <text:p>2.12974579939137</text:p>
          </table:table-cell>
          <table:table-cell table:number-columns-repeated="5"/>
        </table:table-row>
        <table:table-row table:style-name="ro1">
          <table:table-cell office:value-type="float" office:value="46.1397972106934" calcext:value-type="float">
            <text:p>46.1397972106934</text:p>
          </table:table-cell>
          <table:table-cell office:value-type="float" office:value="-0.0950213596224785" calcext:value-type="float">
            <text:p>-0.095021359622479</text:p>
          </table:table-cell>
          <table:table-cell office:value-type="float" office:value="0.22149832546711" calcext:value-type="float">
            <text:p>0.22149832546711</text:p>
          </table:table-cell>
          <table:table-cell office:value-type="float" office:value="2.1185462474823" calcext:value-type="float">
            <text:p>2.1185462474823</text:p>
          </table:table-cell>
          <table:table-cell table:formula="of:=SQRT([.C655]*[.C655]+[.D655]*[.D655])" office:value-type="float" office:value="2.13009382678465" calcext:value-type="float">
            <text:p>2.13009382678465</text:p>
          </table:table-cell>
          <table:table-cell table:number-columns-repeated="5"/>
        </table:table-row>
        <table:table-row table:style-name="ro1">
          <table:table-cell office:value-type="float" office:value="46.2104530334473" calcext:value-type="float">
            <text:p>46.2104530334473</text:p>
          </table:table-cell>
          <table:table-cell office:value-type="float" office:value="-0.0963694900274277" calcext:value-type="float">
            <text:p>-0.096369490027428</text:p>
          </table:table-cell>
          <table:table-cell office:value-type="float" office:value="0.216859772801399" calcext:value-type="float">
            <text:p>0.216859772801399</text:p>
          </table:table-cell>
          <table:table-cell office:value-type="float" office:value="2.11929869651794" calcext:value-type="float">
            <text:p>2.11929869651794</text:p>
          </table:table-cell>
          <table:table-cell table:formula="of:=SQRT([.C656]*[.C656]+[.D656]*[.D656])" office:value-type="float" office:value="2.1303650218031" calcext:value-type="float">
            <text:p>2.1303650218031</text:p>
          </table:table-cell>
          <table:table-cell table:number-columns-repeated="5"/>
        </table:table-row>
        <table:table-row table:style-name="ro1">
          <table:table-cell office:value-type="float" office:value="46.2811126708984" calcext:value-type="float">
            <text:p>46.2811126708984</text:p>
          </table:table-cell>
          <table:table-cell office:value-type="float" office:value="-0.0977442041039467" calcext:value-type="float">
            <text:p>-0.097744204103947</text:p>
          </table:table-cell>
          <table:table-cell office:value-type="float" office:value="0.212161734700203" calcext:value-type="float">
            <text:p>0.212161734700203</text:p>
          </table:table-cell>
          <table:table-cell office:value-type="float" office:value="2.11997103691101" calcext:value-type="float">
            <text:p>2.11997103691101</text:p>
          </table:table-cell>
          <table:table-cell table:formula="of:=SQRT([.C657]*[.C657]+[.D657]*[.D657])" office:value-type="float" office:value="2.13056091182875" calcext:value-type="float">
            <text:p>2.13056091182875</text:p>
          </table:table-cell>
          <table:table-cell table:number-columns-repeated="5"/>
        </table:table-row>
        <table:table-row table:style-name="ro1">
          <table:table-cell office:value-type="float" office:value="46.3517723083496" calcext:value-type="float">
            <text:p>46.3517723083496</text:p>
          </table:table-cell>
          <table:table-cell office:value-type="float" office:value="-0.0992245152592659" calcext:value-type="float">
            <text:p>-0.099224515259266</text:p>
          </table:table-cell>
          <table:table-cell office:value-type="float" office:value="0.208194836974144" calcext:value-type="float">
            <text:p>0.208194836974144</text:p>
          </table:table-cell>
          <table:table-cell office:value-type="float" office:value="2.12196040153503" calcext:value-type="float">
            <text:p>2.12196040153503</text:p>
          </table:table-cell>
          <table:table-cell table:formula="of:=SQRT([.C658]*[.C658]+[.D658]*[.D658])" office:value-type="float" office:value="2.13214939341159" calcext:value-type="float">
            <text:p>2.13214939341159</text:p>
          </table:table-cell>
          <table:table-cell table:number-columns-repeated="5"/>
        </table:table-row>
        <table:table-row table:style-name="ro1">
          <table:table-cell office:value-type="float" office:value="46.4224281311035" calcext:value-type="float">
            <text:p>46.4224281311035</text:p>
          </table:table-cell>
          <table:table-cell office:value-type="float" office:value="-0.100735545158386" calcext:value-type="float">
            <text:p>-0.100735545158386</text:p>
          </table:table-cell>
          <table:table-cell office:value-type="float" office:value="0.204263061285019" calcext:value-type="float">
            <text:p>0.204263061285019</text:p>
          </table:table-cell>
          <table:table-cell office:value-type="float" office:value="2.1240234375" calcext:value-type="float">
            <text:p>2.1240234375</text:p>
          </table:table-cell>
          <table:table-cell table:formula="of:=SQRT([.C659]*[.C659]+[.D659]*[.D659])" office:value-type="float" office:value="2.13382261710172" calcext:value-type="float">
            <text:p>2.13382261710172</text:p>
          </table:table-cell>
          <table:table-cell table:number-columns-repeated="5"/>
        </table:table-row>
        <table:table-row table:style-name="ro1">
          <table:table-cell office:value-type="float" office:value="46.4930877685547" calcext:value-type="float">
            <text:p>46.4930877685547</text:p>
          </table:table-cell>
          <table:table-cell office:value-type="float" office:value="-0.102269187569618" calcext:value-type="float">
            <text:p>-0.102269187569618</text:p>
          </table:table-cell>
          <table:table-cell office:value-type="float" office:value="0.200289040803909" calcext:value-type="float">
            <text:p>0.200289040803909</text:p>
          </table:table-cell>
          <table:table-cell office:value-type="float" office:value="2.12602353096008" calcext:value-type="float">
            <text:p>2.12602353096008</text:p>
          </table:table-cell>
          <table:table-cell table:formula="of:=SQRT([.C660]*[.C660]+[.D660]*[.D660])" office:value-type="float" office:value="2.13543713418637" calcext:value-type="float">
            <text:p>2.13543713418637</text:p>
          </table:table-cell>
          <table:table-cell table:number-columns-repeated="5"/>
        </table:table-row>
        <table:table-row table:style-name="ro1">
          <table:table-cell office:value-type="float" office:value="46.5637474060059" calcext:value-type="float">
            <text:p>46.5637474060059</text:p>
          </table:table-cell>
          <table:table-cell office:value-type="float" office:value="-0.103825829923153" calcext:value-type="float">
            <text:p>-0.103825829923153</text:p>
          </table:table-cell>
          <table:table-cell office:value-type="float" office:value="0.196272611618042" calcext:value-type="float">
            <text:p>0.196272611618042</text:p>
          </table:table-cell>
          <table:table-cell office:value-type="float" office:value="2.12795829772949" calcext:value-type="float">
            <text:p>2.12795829772949</text:p>
          </table:table-cell>
          <table:table-cell table:formula="of:=SQRT([.C661]*[.C661]+[.D661]*[.D661])" office:value-type="float" office:value="2.13699074751089" calcext:value-type="float">
            <text:p>2.13699074751089</text:p>
          </table:table-cell>
          <table:table-cell table:number-columns-repeated="5"/>
        </table:table-row>
        <table:table-row table:style-name="ro1">
          <table:table-cell office:value-type="float" office:value="46.6344032287598" calcext:value-type="float">
            <text:p>46.6344032287598</text:p>
          </table:table-cell>
          <table:table-cell office:value-type="float" office:value="-0.105405285954475" calcext:value-type="float">
            <text:p>-0.105405285954475</text:p>
          </table:table-cell>
          <table:table-cell office:value-type="float" office:value="0.192213863134384" calcext:value-type="float">
            <text:p>0.192213863134384</text:p>
          </table:table-cell>
          <table:table-cell office:value-type="float" office:value="2.1298291683197" calcext:value-type="float">
            <text:p>2.1298291683197</text:p>
          </table:table-cell>
          <table:table-cell table:formula="of:=SQRT([.C662]*[.C662]+[.D662]*[.D662])" office:value-type="float" office:value="2.13848508421416" calcext:value-type="float">
            <text:p>2.13848508421416</text:p>
          </table:table-cell>
          <table:table-cell table:number-columns-repeated="5"/>
        </table:table-row>
        <table:table-row table:style-name="ro1">
          <table:table-cell office:value-type="float" office:value="46.7050628662109" calcext:value-type="float">
            <text:p>46.7050628662109</text:p>
          </table:table-cell>
          <table:table-cell office:value-type="float" office:value="-0.107007548213005" calcext:value-type="float">
            <text:p>-0.107007548213005</text:p>
          </table:table-cell>
          <table:table-cell office:value-type="float" office:value="0.188112795352936" calcext:value-type="float">
            <text:p>0.188112795352936</text:p>
          </table:table-cell>
          <table:table-cell office:value-type="float" office:value="2.13163590431213" calcext:value-type="float">
            <text:p>2.13163590431213</text:p>
          </table:table-cell>
          <table:table-cell table:formula="of:=SQRT([.C663]*[.C663]+[.D663]*[.D663])" office:value-type="float" office:value="2.1399201041927" calcext:value-type="float">
            <text:p>2.1399201041927</text:p>
          </table:table-cell>
          <table:table-cell table:number-columns-repeated="5"/>
        </table:table-row>
        <table:table-row table:style-name="ro1">
          <table:table-cell office:value-type="float" office:value="46.7757186889648" calcext:value-type="float">
            <text:p>46.7757186889648</text:p>
          </table:table-cell>
          <table:table-cell office:value-type="float" office:value="-0.108632437884808" calcext:value-type="float">
            <text:p>-0.108632437884808</text:p>
          </table:table-cell>
          <table:table-cell office:value-type="float" office:value="0.18396945297718" calcext:value-type="float">
            <text:p>0.18396945297718</text:p>
          </table:table-cell>
          <table:table-cell office:value-type="float" office:value="2.13337993621826" calcext:value-type="float">
            <text:p>2.13337993621826</text:p>
          </table:table-cell>
          <table:table-cell table:formula="of:=SQRT([.C664]*[.C664]+[.D664]*[.D664])" office:value-type="float" office:value="2.14129743657609" calcext:value-type="float">
            <text:p>2.14129743657609</text:p>
          </table:table-cell>
          <table:table-cell table:number-columns-repeated="5"/>
        </table:table-row>
        <table:table-row table:style-name="ro1">
          <table:table-cell office:value-type="float" office:value="46.846378326416" calcext:value-type="float">
            <text:p>46.846378326416</text:p>
          </table:table-cell>
          <table:table-cell office:value-type="float" office:value="-0.110280349850655" calcext:value-type="float">
            <text:p>-0.110280349850655</text:p>
          </table:table-cell>
          <table:table-cell office:value-type="float" office:value="0.179783686995506" calcext:value-type="float">
            <text:p>0.179783686995506</text:p>
          </table:table-cell>
          <table:table-cell office:value-type="float" office:value="2.13505864143372" calcext:value-type="float">
            <text:p>2.13505864143372</text:p>
          </table:table-cell>
          <table:table-cell table:formula="of:=SQRT([.C665]*[.C665]+[.D665]*[.D665])" office:value-type="float" office:value="2.14261465888538" calcext:value-type="float">
            <text:p>2.14261465888538</text:p>
          </table:table-cell>
          <table:table-cell table:number-columns-repeated="5"/>
        </table:table-row>
        <table:table-row table:style-name="ro1">
          <table:table-cell office:value-type="float" office:value="46.9170379638672" calcext:value-type="float">
            <text:p>46.9170379638672</text:p>
          </table:table-cell>
          <table:table-cell office:value-type="float" office:value="-0.111984319984913" calcext:value-type="float">
            <text:p>-0.111984319984913</text:p>
          </table:table-cell>
          <table:table-cell office:value-type="float" office:value="0.175673395395279" calcext:value-type="float">
            <text:p>0.175673395395279</text:p>
          </table:table-cell>
          <table:table-cell office:value-type="float" office:value="2.13687801361084" calcext:value-type="float">
            <text:p>2.13687801361084</text:p>
          </table:table-cell>
          <table:table-cell table:formula="of:=SQRT([.C666]*[.C666]+[.D666]*[.D666])" office:value-type="float" office:value="2.14408693548165" calcext:value-type="float">
            <text:p>2.14408693548165</text:p>
          </table:table-cell>
          <table:table-cell table:number-columns-repeated="5"/>
        </table:table-row>
        <table:table-row table:style-name="ro1">
          <table:table-cell office:value-type="float" office:value="46.9876937866211" calcext:value-type="float">
            <text:p>46.9876937866211</text:p>
          </table:table-cell>
          <table:table-cell office:value-type="float" office:value="-0.1139050796628" calcext:value-type="float">
            <text:p>-0.1139050796628</text:p>
          </table:table-cell>
          <table:table-cell office:value-type="float" office:value="0.17222273349762" calcext:value-type="float">
            <text:p>0.17222273349762</text:p>
          </table:table-cell>
          <table:table-cell office:value-type="float" office:value="2.13984823226929" calcext:value-type="float">
            <text:p>2.13984823226929</text:p>
          </table:table-cell>
          <table:table-cell table:formula="of:=SQRT([.C667]*[.C667]+[.D667]*[.D667])" office:value-type="float" office:value="2.14676759969015" calcext:value-type="float">
            <text:p>2.14676759969015</text:p>
          </table:table-cell>
          <table:table-cell table:number-columns-repeated="5"/>
        </table:table-row>
        <table:table-row table:style-name="ro1">
          <table:table-cell office:value-type="float" office:value="47.0583534240723" calcext:value-type="float">
            <text:p>47.0583534240723</text:p>
          </table:table-cell>
          <table:table-cell office:value-type="float" office:value="-0.115845628082752" calcext:value-type="float">
            <text:p>-0.115845628082752</text:p>
          </table:table-cell>
          <table:table-cell office:value-type="float" office:value="0.168744370341301" calcext:value-type="float">
            <text:p>0.168744370341301</text:p>
          </table:table-cell>
          <table:table-cell office:value-type="float" office:value="2.14277148246765" calcext:value-type="float">
            <text:p>2.14277148246765</text:p>
          </table:table-cell>
          <table:table-cell table:formula="of:=SQRT([.C668]*[.C668]+[.D668]*[.D668])" office:value-type="float" office:value="2.14940556633654" calcext:value-type="float">
            <text:p>2.14940556633654</text:p>
          </table:table-cell>
          <table:table-cell table:number-columns-repeated="5"/>
        </table:table-row>
        <table:table-row table:style-name="ro1">
          <table:table-cell office:value-type="float" office:value="47.1290130615234" calcext:value-type="float">
            <text:p>47.1290130615234</text:p>
          </table:table-cell>
          <table:table-cell office:value-type="float" office:value="-0.117805793881416" calcext:value-type="float">
            <text:p>-0.117805793881416</text:p>
          </table:table-cell>
          <table:table-cell office:value-type="float" office:value="0.165238350629807" calcext:value-type="float">
            <text:p>0.165238350629807</text:p>
          </table:table-cell>
          <table:table-cell office:value-type="float" office:value="2.14564847946167" calcext:value-type="float">
            <text:p>2.14564847946167</text:p>
          </table:table-cell>
          <table:table-cell table:formula="of:=SQRT([.C669]*[.C669]+[.D669]*[.D669])" office:value-type="float" office:value="2.15200165193594" calcext:value-type="float">
            <text:p>2.15200165193594</text:p>
          </table:table-cell>
          <table:table-cell table:number-columns-repeated="5"/>
        </table:table-row>
        <table:table-row table:style-name="ro1">
          <table:table-cell office:value-type="float" office:value="47.1996688842773" calcext:value-type="float">
            <text:p>47.1996688842773</text:p>
          </table:table-cell>
          <table:table-cell office:value-type="float" office:value="-0.119785398244858" calcext:value-type="float">
            <text:p>-0.119785398244858</text:p>
          </table:table-cell>
          <table:table-cell office:value-type="float" office:value="0.161704704165459" calcext:value-type="float">
            <text:p>0.161704704165459</text:p>
          </table:table-cell>
          <table:table-cell office:value-type="float" office:value="2.14848065376282" calcext:value-type="float">
            <text:p>2.14848065376282</text:p>
          </table:table-cell>
          <table:table-cell table:formula="of:=SQRT([.C670]*[.C670]+[.D670]*[.D670])" office:value-type="float" office:value="2.15455738631914" calcext:value-type="float">
            <text:p>2.15455738631914</text:p>
          </table:table-cell>
          <table:table-cell table:number-columns-repeated="5"/>
        </table:table-row>
        <table:table-row table:style-name="ro1">
          <table:table-cell office:value-type="float" office:value="47.2703285217285" calcext:value-type="float">
            <text:p>47.2703285217285</text:p>
          </table:table-cell>
          <table:table-cell office:value-type="float" office:value="-0.121784828603268" calcext:value-type="float">
            <text:p>-0.121784828603268</text:p>
          </table:table-cell>
          <table:table-cell office:value-type="float" office:value="0.158143326640129" calcext:value-type="float">
            <text:p>0.158143326640129</text:p>
          </table:table-cell>
          <table:table-cell office:value-type="float" office:value="2.15126538276672" calcext:value-type="float">
            <text:p>2.15126538276672</text:p>
          </table:table-cell>
          <table:table-cell table:formula="of:=SQRT([.C671]*[.C671]+[.D671]*[.D671])" office:value-type="float" office:value="2.15707024893749" calcext:value-type="float">
            <text:p>2.15707024893749</text:p>
          </table:table-cell>
          <table:table-cell table:number-columns-repeated="5"/>
        </table:table-row>
        <table:table-row table:style-name="ro1">
          <table:table-cell office:value-type="float" office:value="47.3409881591797" calcext:value-type="float">
            <text:p>47.3409881591797</text:p>
          </table:table-cell>
          <table:table-cell office:value-type="float" office:value="-0.123803824186325" calcext:value-type="float">
            <text:p>-0.123803824186325</text:p>
          </table:table-cell>
          <table:table-cell office:value-type="float" office:value="0.154554337263107" calcext:value-type="float">
            <text:p>0.154554337263107</text:p>
          </table:table-cell>
          <table:table-cell office:value-type="float" office:value="2.15400409698486" calcext:value-type="float">
            <text:p>2.15400409698486</text:p>
          </table:table-cell>
          <table:table-cell table:formula="of:=SQRT([.C672]*[.C672]+[.D672]*[.D672])" office:value-type="float" office:value="2.15954177847857" calcext:value-type="float">
            <text:p>2.15954177847857</text:p>
          </table:table-cell>
          <table:table-cell table:number-columns-repeated="5"/>
        </table:table-row>
        <table:table-row table:style-name="ro1">
          <table:table-cell office:value-type="float" office:value="47.4116439819336" calcext:value-type="float">
            <text:p>47.4116439819336</text:p>
          </table:table-cell>
          <table:table-cell office:value-type="float" office:value="-0.125842437148094" calcext:value-type="float">
            <text:p>-0.125842437148094</text:p>
          </table:table-cell>
          <table:table-cell office:value-type="float" office:value="0.150937706232071" calcext:value-type="float">
            <text:p>0.150937706232071</text:p>
          </table:table-cell>
          <table:table-cell office:value-type="float" office:value="2.15669679641724" calcext:value-type="float">
            <text:p>2.15669679641724</text:p>
          </table:table-cell>
          <table:table-cell table:formula="of:=SQRT([.C673]*[.C673]+[.D673]*[.D673])" office:value-type="float" office:value="2.16197207725701" calcext:value-type="float">
            <text:p>2.16197207725701</text:p>
          </table:table-cell>
          <table:table-cell table:number-columns-repeated="5"/>
        </table:table-row>
        <table:table-row table:style-name="ro1">
          <table:table-cell office:value-type="float" office:value="47.4823036193848" calcext:value-type="float">
            <text:p>47.4823036193848</text:p>
          </table:table-cell>
          <table:table-cell office:value-type="float" office:value="-0.127900511026382" calcext:value-type="float">
            <text:p>-0.127900511026382</text:p>
          </table:table-cell>
          <table:table-cell office:value-type="float" office:value="0.147293418645859" calcext:value-type="float">
            <text:p>0.147293418645859</text:p>
          </table:table-cell>
          <table:table-cell office:value-type="float" office:value="2.15934443473816" calcext:value-type="float">
            <text:p>2.15934443473816</text:p>
          </table:table-cell>
          <table:table-cell table:formula="of:=SQRT([.C674]*[.C674]+[.D674]*[.D674])" office:value-type="float" office:value="2.16436220143742" calcext:value-type="float">
            <text:p>2.16436220143742</text:p>
          </table:table-cell>
          <table:table-cell table:number-columns-repeated="5"/>
        </table:table-row>
        <table:table-row table:style-name="ro1">
          <table:table-cell office:value-type="float" office:value="47.5529594421387" calcext:value-type="float">
            <text:p>47.5529594421387</text:p>
          </table:table-cell>
          <table:table-cell office:value-type="float" office:value="-0.130034297704697" calcext:value-type="float">
            <text:p>-0.130034297704697</text:p>
          </table:table-cell>
          <table:table-cell office:value-type="float" office:value="0.143908753991127" calcext:value-type="float">
            <text:p>0.143908753991127</text:p>
          </table:table-cell>
          <table:table-cell office:value-type="float" office:value="2.16236519813538" calcext:value-type="float">
            <text:p>2.16236519813538</text:p>
          </table:table-cell>
          <table:table-cell table:formula="of:=SQRT([.C675]*[.C675]+[.D675]*[.D675])" office:value-type="float" office:value="2.16714858271932" calcext:value-type="float">
            <text:p>2.16714858271932</text:p>
          </table:table-cell>
          <table:table-cell table:number-columns-repeated="5"/>
        </table:table-row>
        <table:table-row table:style-name="ro1">
          <table:table-cell office:value-type="float" office:value="47.6236190795899" calcext:value-type="float">
            <text:p>47.6236190795899</text:p>
          </table:table-cell>
          <table:table-cell office:value-type="float" office:value="-0.13227690756321" calcext:value-type="float">
            <text:p>-0.13227690756321</text:p>
          </table:table-cell>
          <table:table-cell office:value-type="float" office:value="0.140971779823303" calcext:value-type="float">
            <text:p>0.140971779823303</text:p>
          </table:table-cell>
          <table:table-cell office:value-type="float" office:value="2.16603517532349" calcext:value-type="float">
            <text:p>2.16603517532349</text:p>
          </table:table-cell>
          <table:table-cell table:formula="of:=SQRT([.C676]*[.C676]+[.D676]*[.D676])" office:value-type="float" office:value="2.17061775157332" calcext:value-type="float">
            <text:p>2.17061775157332</text:p>
          </table:table-cell>
          <table:table-cell table:number-columns-repeated="5"/>
        </table:table-row>
        <table:table-row table:style-name="ro1">
          <table:table-cell office:value-type="float" office:value="47.694278717041" calcext:value-type="float">
            <text:p>47.694278717041</text:p>
          </table:table-cell>
          <table:table-cell office:value-type="float" office:value="-0.134349524974823" calcext:value-type="float">
            <text:p>-0.134349524974823</text:p>
          </table:table-cell>
          <table:table-cell office:value-type="float" office:value="0.138206019997597" calcext:value-type="float">
            <text:p>0.138206019997597</text:p>
          </table:table-cell>
          <table:table-cell office:value-type="float" office:value="2.1712760925293" calcext:value-type="float">
            <text:p>2.1712760925293</text:p>
          </table:table-cell>
          <table:table-cell table:formula="of:=SQRT([.C677]*[.C677]+[.D677]*[.D677])" office:value-type="float" office:value="2.17567018960891" calcext:value-type="float">
            <text:p>2.17567018960891</text:p>
          </table:table-cell>
          <table:table-cell table:number-columns-repeated="5"/>
        </table:table-row>
        <table:table-row table:style-name="ro1">
          <table:table-cell office:value-type="float" office:value="47.7649345397949" calcext:value-type="float">
            <text:p>47.7649345397949</text:p>
          </table:table-cell>
          <table:table-cell office:value-type="float" office:value="-0.136355668306351" calcext:value-type="float">
            <text:p>-0.136355668306351</text:p>
          </table:table-cell>
          <table:table-cell office:value-type="float" office:value="0.135513365268707" calcext:value-type="float">
            <text:p>0.135513365268707</text:p>
          </table:table-cell>
          <table:table-cell office:value-type="float" office:value="2.17733812332153" calcext:value-type="float">
            <text:p>2.17733812332153</text:p>
          </table:table-cell>
          <table:table-cell table:formula="of:=SQRT([.C678]*[.C678]+[.D678]*[.D678])" office:value-type="float" office:value="2.18155109393197" calcext:value-type="float">
            <text:p>2.18155109393197</text:p>
          </table:table-cell>
          <table:table-cell table:number-columns-repeated="5"/>
        </table:table-row>
        <table:table-row table:style-name="ro1">
          <table:table-cell office:value-type="float" office:value="47.8355941772461" calcext:value-type="float">
            <text:p>47.8355941772461</text:p>
          </table:table-cell>
          <table:table-cell office:value-type="float" office:value="-0.138395175337791" calcext:value-type="float">
            <text:p>-0.138395175337791</text:p>
          </table:table-cell>
          <table:table-cell office:value-type="float" office:value="0.132794097065926" calcext:value-type="float">
            <text:p>0.132794097065926</text:p>
          </table:table-cell>
          <table:table-cell office:value-type="float" office:value="2.18339085578918" calcext:value-type="float">
            <text:p>2.18339085578918</text:p>
          </table:table-cell>
          <table:table-cell table:formula="of:=SQRT([.C679]*[.C679]+[.D679]*[.D679])" office:value-type="float" office:value="2.18742540475312" calcext:value-type="float">
            <text:p>2.18742540475312</text:p>
          </table:table-cell>
          <table:table-cell table:number-columns-repeated="5"/>
        </table:table-row>
        <table:table-row table:style-name="ro1">
          <table:table-cell office:value-type="float" office:value="47.90625" calcext:value-type="float">
            <text:p>47.90625</text:p>
          </table:table-cell>
          <table:table-cell office:value-type="float" office:value="-0.140468120574951" calcext:value-type="float">
            <text:p>-0.140468120574951</text:p>
          </table:table-cell>
          <table:table-cell office:value-type="float" office:value="0.130048200488091" calcext:value-type="float">
            <text:p>0.130048200488091</text:p>
          </table:table-cell>
          <table:table-cell office:value-type="float" office:value="2.18943476676941" calcext:value-type="float">
            <text:p>2.18943476676941</text:p>
          </table:table-cell>
          <table:table-cell table:formula="of:=SQRT([.C680]*[.C680]+[.D680]*[.D680])" office:value-type="float" office:value="2.19329367217179" calcext:value-type="float">
            <text:p>2.19329367217179</text:p>
          </table:table-cell>
          <table:table-cell table:number-columns-repeated="5"/>
        </table:table-row>
        <table:table-row table:style-name="ro1">
          <table:table-cell office:value-type="float" office:value="47.9769096374512" calcext:value-type="float">
            <text:p>47.9769096374512</text:p>
          </table:table-cell>
          <table:table-cell office:value-type="float" office:value="-0.142574265599251" calcext:value-type="float">
            <text:p>-0.142574265599251</text:p>
          </table:table-cell>
          <table:table-cell office:value-type="float" office:value="0.127275705337524" calcext:value-type="float">
            <text:p>0.127275705337524</text:p>
          </table:table-cell>
          <table:table-cell office:value-type="float" office:value="2.19547128677368" calcext:value-type="float">
            <text:p>2.19547128677368</text:p>
          </table:table-cell>
          <table:table-cell table:formula="of:=SQRT([.C681]*[.C681]+[.D681]*[.D681])" office:value-type="float" office:value="2.1991574014192" calcext:value-type="float">
            <text:p>2.1991574014192</text:p>
          </table:table-cell>
          <table:table-cell table:number-columns-repeated="5"/>
        </table:table-row>
        <table:table-row table:style-name="ro1">
          <table:table-cell office:value-type="float" office:value="48.0475692749023" calcext:value-type="float">
            <text:p>48.0475692749023</text:p>
          </table:table-cell>
          <table:table-cell office:value-type="float" office:value="-0.144714057445526" calcext:value-type="float">
            <text:p>-0.144714057445526</text:p>
          </table:table-cell>
          <table:table-cell office:value-type="float" office:value="0.12447651475668" calcext:value-type="float">
            <text:p>0.12447651475668</text:p>
          </table:table-cell>
          <table:table-cell office:value-type="float" office:value="2.20149707794189" calcext:value-type="float">
            <text:p>2.20149707794189</text:p>
          </table:table-cell>
          <table:table-cell table:formula="of:=SQRT([.C682]*[.C682]+[.D682]*[.D682])" office:value-type="float" office:value="2.20501333032539" calcext:value-type="float">
            <text:p>2.20501333032539</text:p>
          </table:table-cell>
          <table:table-cell table:number-columns-repeated="5"/>
        </table:table-row>
        <table:table-row table:style-name="ro1">
          <table:table-cell office:value-type="float" office:value="48.1182250976562" calcext:value-type="float">
            <text:p>48.1182250976562</text:p>
          </table:table-cell>
          <table:table-cell office:value-type="float" office:value="-0.146887272596359" calcext:value-type="float">
            <text:p>-0.146887272596359</text:p>
          </table:table-cell>
          <table:table-cell office:value-type="float" office:value="0.121650673449039" calcext:value-type="float">
            <text:p>0.121650673449039</text:p>
          </table:table-cell>
          <table:table-cell office:value-type="float" office:value="2.20751404762268" calcext:value-type="float">
            <text:p>2.20751404762268</text:p>
          </table:table-cell>
          <table:table-cell table:formula="of:=SQRT([.C683]*[.C683]+[.D683]*[.D683])" office:value-type="float" office:value="2.21086344146401" calcext:value-type="float">
            <text:p>2.21086344146401</text:p>
          </table:table-cell>
          <table:table-cell table:number-columns-repeated="5"/>
        </table:table-row>
        <table:table-row table:style-name="ro1">
          <table:table-cell office:value-type="float" office:value="48.1888847351074" calcext:value-type="float">
            <text:p>48.1888847351074</text:p>
          </table:table-cell>
          <table:table-cell office:value-type="float" office:value="-0.14900678396225" calcext:value-type="float">
            <text:p>-0.14900678396225</text:p>
          </table:table-cell>
          <table:table-cell office:value-type="float" office:value="0.119210943579674" calcext:value-type="float">
            <text:p>0.119210943579674</text:p>
          </table:table-cell>
          <table:table-cell office:value-type="float" office:value="2.21385192871094" calcext:value-type="float">
            <text:p>2.21385192871094</text:p>
          </table:table-cell>
          <table:table-cell table:formula="of:=SQRT([.C684]*[.C684]+[.D684]*[.D684])" office:value-type="float" office:value="2.21705922594014" calcext:value-type="float">
            <text:p>2.21705922594014</text:p>
          </table:table-cell>
          <table:table-cell table:number-columns-repeated="5"/>
        </table:table-row>
        <table:table-row table:style-name="ro1">
          <table:table-cell office:value-type="float" office:value="48.2595443725586" calcext:value-type="float">
            <text:p>48.2595443725586</text:p>
          </table:table-cell>
          <table:table-cell office:value-type="float" office:value="-0.151100695133209" calcext:value-type="float">
            <text:p>-0.151100695133209</text:p>
          </table:table-cell>
          <table:table-cell office:value-type="float" office:value="0.117008425295353" calcext:value-type="float">
            <text:p>0.117008425295353</text:p>
          </table:table-cell>
          <table:table-cell office:value-type="float" office:value="2.2203848361969" calcext:value-type="float">
            <text:p>2.2203848361969</text:p>
          </table:table-cell>
          <table:table-cell table:formula="of:=SQRT([.C685]*[.C685]+[.D685]*[.D685])" office:value-type="float" office:value="2.22346571648929" calcext:value-type="float">
            <text:p>2.22346571648929</text:p>
          </table:table-cell>
          <table:table-cell table:number-columns-repeated="5"/>
        </table:table-row>
        <table:table-row table:style-name="ro1">
          <table:table-cell office:value-type="float" office:value="48.3302001953125" calcext:value-type="float">
            <text:p>48.3302001953125</text:p>
          </table:table-cell>
          <table:table-cell office:value-type="float" office:value="-0.153221875429153" calcext:value-type="float">
            <text:p>-0.153221875429153</text:p>
          </table:table-cell>
          <table:table-cell office:value-type="float" office:value="0.114787451922894" calcext:value-type="float">
            <text:p>0.114787451922894</text:p>
          </table:table-cell>
          <table:table-cell office:value-type="float" office:value="2.22690892219543" calcext:value-type="float">
            <text:p>2.22690892219543</text:p>
          </table:table-cell>
          <table:table-cell table:formula="of:=SQRT([.C686]*[.C686]+[.D686]*[.D686])" office:value-type="float" office:value="2.22986535622054" calcext:value-type="float">
            <text:p>2.22986535622054</text:p>
          </table:table-cell>
          <table:table-cell table:number-columns-repeated="5"/>
        </table:table-row>
        <table:table-row table:style-name="ro1">
          <table:table-cell office:value-type="float" office:value="48.4008598327637" calcext:value-type="float">
            <text:p>48.4008598327637</text:p>
          </table:table-cell>
          <table:table-cell office:value-type="float" office:value="-0.15537017583847" calcext:value-type="float">
            <text:p>-0.15537017583847</text:p>
          </table:table-cell>
          <table:table-cell office:value-type="float" office:value="0.112548053264618" calcext:value-type="float">
            <text:p>0.112548053264618</text:p>
          </table:table-cell>
          <table:table-cell office:value-type="float" office:value="2.23342609405518" calcext:value-type="float">
            <text:p>2.23342609405518</text:p>
          </table:table-cell>
          <table:table-cell table:formula="of:=SQRT([.C687]*[.C687]+[.D687]*[.D687])" office:value-type="float" office:value="2.23626008816064" calcext:value-type="float">
            <text:p>2.23626008816064</text:p>
          </table:table-cell>
          <table:table-cell table:number-columns-repeated="5"/>
        </table:table-row>
        <table:table-row table:style-name="ro1">
          <table:table-cell office:value-type="float" office:value="48.4715156555176" calcext:value-type="float">
            <text:p>48.4715156555176</text:p>
          </table:table-cell>
          <table:table-cell office:value-type="float" office:value="-0.157545924186707" calcext:value-type="float">
            <text:p>-0.157545924186707</text:p>
          </table:table-cell>
          <table:table-cell office:value-type="float" office:value="0.11029014736414" calcext:value-type="float">
            <text:p>0.11029014736414</text:p>
          </table:table-cell>
          <table:table-cell office:value-type="float" office:value="2.23993325233459" calcext:value-type="float">
            <text:p>2.23993325233459</text:p>
          </table:table-cell>
          <table:table-cell table:formula="of:=SQRT([.C688]*[.C688]+[.D688]*[.D688])" office:value-type="float" office:value="2.2426468494883" calcext:value-type="float">
            <text:p>2.2426468494883</text:p>
          </table:table-cell>
          <table:table-cell table:number-columns-repeated="5"/>
        </table:table-row>
        <table:table-row table:style-name="ro1">
          <table:table-cell office:value-type="float" office:value="48.5421752929688" calcext:value-type="float">
            <text:p>48.5421752929688</text:p>
          </table:table-cell>
          <table:table-cell office:value-type="float" office:value="-0.15974897146225" calcext:value-type="float">
            <text:p>-0.15974897146225</text:p>
          </table:table-cell>
          <table:table-cell office:value-type="float" office:value="0.108013786375523" calcext:value-type="float">
            <text:p>0.108013786375523</text:p>
          </table:table-cell>
          <table:table-cell office:value-type="float" office:value="2.24643182754517" calcext:value-type="float">
            <text:p>2.24643182754517</text:p>
          </table:table-cell>
          <table:table-cell table:formula="of:=SQRT([.C689]*[.C689]+[.D689]*[.D689])" office:value-type="float" office:value="2.24902710829708" calcext:value-type="float">
            <text:p>2.24902710829708</text:p>
          </table:table-cell>
          <table:table-cell table:number-columns-repeated="5"/>
        </table:table-row>
        <table:table-row table:style-name="ro1">
          <table:table-cell office:value-type="float" office:value="48.6128349304199" calcext:value-type="float">
            <text:p>48.6128349304199</text:p>
          </table:table-cell>
          <table:table-cell office:value-type="float" office:value="-0.161979287862778" calcext:value-type="float">
            <text:p>-0.161979287862778</text:p>
          </table:table-cell>
          <table:table-cell office:value-type="float" office:value="0.105718955397606" calcext:value-type="float">
            <text:p>0.105718955397606</text:p>
          </table:table-cell>
          <table:table-cell office:value-type="float" office:value="2.25292181968689" calcext:value-type="float">
            <text:p>2.25292181968689</text:p>
          </table:table-cell>
          <table:table-cell table:formula="of:=SQRT([.C690]*[.C690]+[.D690]*[.D690])" office:value-type="float" office:value="2.25540090076058" calcext:value-type="float">
            <text:p>2.25540090076058</text:p>
          </table:table-cell>
          <table:table-cell table:number-columns-repeated="5"/>
        </table:table-row>
        <table:table-row table:style-name="ro1">
          <table:table-cell office:value-type="float" office:value="48.6834907531738" calcext:value-type="float">
            <text:p>48.6834907531738</text:p>
          </table:table-cell>
          <table:table-cell office:value-type="float" office:value="-0.164236769080162" calcext:value-type="float">
            <text:p>-0.164236769080162</text:p>
          </table:table-cell>
          <table:table-cell office:value-type="float" office:value="0.103405669331551" calcext:value-type="float">
            <text:p>0.103405669331551</text:p>
          </table:table-cell>
          <table:table-cell office:value-type="float" office:value="2.25940489768982" calcext:value-type="float">
            <text:p>2.25940489768982</text:p>
          </table:table-cell>
          <table:table-cell table:formula="of:=SQRT([.C691]*[.C691]+[.D691]*[.D691])" office:value-type="float" office:value="2.26176993174696" calcext:value-type="float">
            <text:p>2.26176993174696</text:p>
          </table:table-cell>
          <table:table-cell table:number-columns-repeated="5"/>
        </table:table-row>
        <table:table-row table:style-name="ro1">
          <table:table-cell office:value-type="float" office:value="48.754150390625" calcext:value-type="float">
            <text:p>48.754150390625</text:p>
          </table:table-cell>
          <table:table-cell office:value-type="float" office:value="-0.166521653532982" calcext:value-type="float">
            <text:p>-0.166521653532982</text:p>
          </table:table-cell>
          <table:table-cell office:value-type="float" office:value="0.101073920726776" calcext:value-type="float">
            <text:p>0.101073920726776</text:p>
          </table:table-cell>
          <table:table-cell office:value-type="float" office:value="2.26587796211243" calcext:value-type="float">
            <text:p>2.26587796211243</text:p>
          </table:table-cell>
          <table:table-cell table:formula="of:=SQRT([.C692]*[.C692]+[.D692]*[.D692])" office:value-type="float" office:value="2.26813114185178" calcext:value-type="float">
            <text:p>2.26813114185178</text:p>
          </table:table-cell>
          <table:table-cell table:number-columns-repeated="5"/>
        </table:table-row>
        <table:table-row table:style-name="ro1">
          <table:table-cell office:value-type="float" office:value="48.8248100280762" calcext:value-type="float">
            <text:p>48.8248100280762</text:p>
          </table:table-cell>
          <table:table-cell office:value-type="float" office:value="-0.168644458055496" calcext:value-type="float">
            <text:p>-0.168644458055496</text:p>
          </table:table-cell>
          <table:table-cell office:value-type="float" office:value="0.0991222634911537" calcext:value-type="float">
            <text:p>0.099122263491154</text:p>
          </table:table-cell>
          <table:table-cell office:value-type="float" office:value="2.2725567817688" calcext:value-type="float">
            <text:p>2.2725567817688</text:p>
          </table:table-cell>
          <table:table-cell table:formula="of:=SQRT([.C693]*[.C693]+[.D693]*[.D693])" office:value-type="float" office:value="2.27471746585878" calcext:value-type="float">
            <text:p>2.27471746585878</text:p>
          </table:table-cell>
          <table:table-cell table:number-columns-repeated="5"/>
        </table:table-row>
        <table:table-row table:style-name="ro1">
          <table:table-cell office:value-type="float" office:value="48.8954658508301" calcext:value-type="float">
            <text:p>48.8954658508301</text:p>
          </table:table-cell>
          <table:table-cell office:value-type="float" office:value="-0.170755639672279" calcext:value-type="float">
            <text:p>-0.170755639672279</text:p>
          </table:table-cell>
          <table:table-cell office:value-type="float" office:value="0.0972283929586411" calcext:value-type="float">
            <text:p>0.097228392958641</text:p>
          </table:table-cell>
          <table:table-cell office:value-type="float" office:value="2.27926731109619" calcext:value-type="float">
            <text:p>2.27926731109619</text:p>
          </table:table-cell>
          <table:table-cell table:formula="of:=SQRT([.C694]*[.C694]+[.D694]*[.D694])" office:value-type="float" office:value="2.28134014031862" calcext:value-type="float">
            <text:p>2.28134014031862</text:p>
          </table:table-cell>
          <table:table-cell table:number-columns-repeated="5"/>
        </table:table-row>
        <table:table-row table:style-name="ro1">
          <table:table-cell office:value-type="float" office:value="48.9661254882813" calcext:value-type="float">
            <text:p>48.9661254882813</text:p>
          </table:table-cell>
          <table:table-cell office:value-type="float" office:value="-0.172888249158859" calcext:value-type="float">
            <text:p>-0.172888249158859</text:p>
          </table:table-cell>
          <table:table-cell office:value-type="float" office:value="0.0953229740262032" calcext:value-type="float">
            <text:p>0.095322974026203</text:p>
          </table:table-cell>
          <table:table-cell office:value-type="float" office:value="2.28596878051758" calcext:value-type="float">
            <text:p>2.28596878051758</text:p>
          </table:table-cell>
          <table:table-cell table:formula="of:=SQRT([.C695]*[.C695]+[.D695]*[.D695])" office:value-type="float" office:value="2.28795536120752" calcext:value-type="float">
            <text:p>2.28795536120752</text:p>
          </table:table-cell>
          <table:table-cell table:number-columns-repeated="5"/>
        </table:table-row>
        <table:table-row table:style-name="ro1">
          <table:table-cell office:value-type="float" office:value="49.0367813110352" calcext:value-type="float">
            <text:p>49.0367813110352</text:p>
          </table:table-cell>
          <table:table-cell office:value-type="float" office:value="-0.175042107701302" calcext:value-type="float">
            <text:p>-0.175042107701302</text:p>
          </table:table-cell>
          <table:table-cell office:value-type="float" office:value="0.0934060215950012" calcext:value-type="float">
            <text:p>0.093406021595001</text:p>
          </table:table-cell>
          <table:table-cell office:value-type="float" office:value="2.29266285896301" calcext:value-type="float">
            <text:p>2.29266285896301</text:p>
          </table:table-cell>
          <table:table-cell table:formula="of:=SQRT([.C696]*[.C696]+[.D696]*[.D696])" office:value-type="float" office:value="2.2945648105335" calcext:value-type="float">
            <text:p>2.2945648105335</text:p>
          </table:table-cell>
          <table:table-cell table:number-columns-repeated="5"/>
        </table:table-row>
        <table:table-row table:style-name="ro1">
          <table:table-cell office:value-type="float" office:value="49.1074409484863" calcext:value-type="float">
            <text:p>49.1074409484863</text:p>
          </table:table-cell>
          <table:table-cell office:value-type="float" office:value="-0.177217081189156" calcext:value-type="float">
            <text:p>-0.177217081189156</text:p>
          </table:table-cell>
          <table:table-cell office:value-type="float" office:value="0.0914775803685188" calcext:value-type="float">
            <text:p>0.091477580368519</text:p>
          </table:table-cell>
          <table:table-cell office:value-type="float" office:value="2.29935097694397" calcext:value-type="float">
            <text:p>2.29935097694397</text:p>
          </table:table-cell>
          <table:table-cell table:formula="of:=SQRT([.C697]*[.C697]+[.D697]*[.D697])" office:value-type="float" office:value="2.30116993350845" calcext:value-type="float">
            <text:p>2.30116993350845</text:p>
          </table:table-cell>
          <table:table-cell table:number-columns-repeated="5"/>
        </table:table-row>
        <table:table-row table:style-name="ro1">
          <table:table-cell office:value-type="float" office:value="49.1781005859375" calcext:value-type="float">
            <text:p>49.1781005859375</text:p>
          </table:table-cell>
          <table:table-cell office:value-type="float" office:value="-0.179413482546806" calcext:value-type="float">
            <text:p>-0.179413482546806</text:p>
          </table:table-cell>
          <table:table-cell office:value-type="float" office:value="0.0895375609397888" calcext:value-type="float">
            <text:p>0.089537560939789</text:p>
          </table:table-cell>
          <table:table-cell office:value-type="float" office:value="2.30602979660034" calcext:value-type="float">
            <text:p>2.30602979660034</text:p>
          </table:table-cell>
          <table:table-cell table:formula="of:=SQRT([.C698]*[.C698]+[.D698]*[.D698])" office:value-type="float" office:value="2.30776740544355" calcext:value-type="float">
            <text:p>2.30776740544355</text:p>
          </table:table-cell>
          <table:table-cell table:number-columns-repeated="5"/>
        </table:table-row>
        <table:table-row table:style-name="ro1">
          <table:table-cell office:value-type="float" office:value="49.2487564086914" calcext:value-type="float">
            <text:p>49.2487564086914</text:p>
          </table:table-cell>
          <table:table-cell office:value-type="float" office:value="-0.181631118059158" calcext:value-type="float">
            <text:p>-0.181631118059158</text:p>
          </table:table-cell>
          <table:table-cell office:value-type="float" office:value="0.0875860527157784" calcext:value-type="float">
            <text:p>0.087586052715778</text:p>
          </table:table-cell>
          <table:table-cell office:value-type="float" office:value="2.31270146369934" calcext:value-type="float">
            <text:p>2.31270146369934</text:p>
          </table:table-cell>
          <table:table-cell table:formula="of:=SQRT([.C699]*[.C699]+[.D699]*[.D699])" office:value-type="float" office:value="2.31435938800079" calcext:value-type="float">
            <text:p>2.31435938800079</text:p>
          </table:table-cell>
          <table:table-cell table:number-columns-repeated="5"/>
        </table:table-row>
        <table:table-row table:style-name="ro1">
          <table:table-cell office:value-type="float" office:value="49.3194160461426" calcext:value-type="float">
            <text:p>49.3194160461426</text:p>
          </table:table-cell>
          <table:table-cell office:value-type="float" office:value="-0.183870002627373" calcext:value-type="float">
            <text:p>-0.183870002627373</text:p>
          </table:table-cell>
          <table:table-cell office:value-type="float" office:value="0.0856230109930038" calcext:value-type="float">
            <text:p>0.085623010993004</text:p>
          </table:table-cell>
          <table:table-cell office:value-type="float" office:value="2.31936550140381" calcext:value-type="float">
            <text:p>2.31936550140381</text:p>
          </table:table-cell>
          <table:table-cell table:formula="of:=SQRT([.C700]*[.C700]+[.D700]*[.D700])" office:value-type="float" office:value="2.32094541709056" calcext:value-type="float">
            <text:p>2.32094541709056</text:p>
          </table:table-cell>
          <table:table-cell table:number-columns-repeated="5"/>
        </table:table-row>
        <table:table-row table:style-name="ro1">
          <table:table-cell office:value-type="float" office:value="49.3900718688965" calcext:value-type="float">
            <text:p>49.3900718688965</text:p>
          </table:table-cell>
          <table:table-cell office:value-type="float" office:value="-0.186126947402954" calcext:value-type="float">
            <text:p>-0.186126947402954</text:p>
          </table:table-cell>
          <table:table-cell office:value-type="float" office:value="0.0836761966347694" calcext:value-type="float">
            <text:p>0.083676196634769</text:p>
          </table:table-cell>
          <table:table-cell office:value-type="float" office:value="2.3260452747345" calcext:value-type="float">
            <text:p>2.3260452747345</text:p>
          </table:table-cell>
          <table:table-cell table:formula="of:=SQRT([.C701]*[.C701]+[.D701]*[.D701])" office:value-type="float" office:value="2.32754985467507" calcext:value-type="float">
            <text:p>2.32754985467507</text:p>
          </table:table-cell>
          <table:table-cell table:number-columns-repeated="5"/>
        </table:table-row>
        <table:table-row table:style-name="ro1">
          <table:table-cell office:value-type="float" office:value="49.4607315063477" calcext:value-type="float">
            <text:p>49.4607315063477</text:p>
          </table:table-cell>
          <table:table-cell office:value-type="float" office:value="-0.188370332121849" calcext:value-type="float">
            <text:p>-0.188370332121849</text:p>
          </table:table-cell>
          <table:table-cell office:value-type="float" office:value="0.0820157900452614" calcext:value-type="float">
            <text:p>0.082015790045261</text:p>
          </table:table-cell>
          <table:table-cell office:value-type="float" office:value="2.33294630050659" calcext:value-type="float">
            <text:p>2.33294630050659</text:p>
          </table:table-cell>
          <table:table-cell table:formula="of:=SQRT([.C702]*[.C702]+[.D702]*[.D702])" office:value-type="float" office:value="2.33438750657729" calcext:value-type="float">
            <text:p>2.33438750657729</text:p>
          </table:table-cell>
          <table:table-cell table:number-columns-repeated="5"/>
        </table:table-row>
        <table:table-row table:style-name="ro1">
          <table:table-cell office:value-type="float" office:value="49.5313911437988" calcext:value-type="float">
            <text:p>49.5313911437988</text:p>
          </table:table-cell>
          <table:table-cell office:value-type="float" office:value="-0.19063051044941" calcext:value-type="float">
            <text:p>-0.19063051044941</text:p>
          </table:table-cell>
          <table:table-cell office:value-type="float" office:value="0.0803493112325668" calcext:value-type="float">
            <text:p>0.080349311232567</text:p>
          </table:table-cell>
          <table:table-cell office:value-type="float" office:value="2.33983874320984" calcext:value-type="float">
            <text:p>2.33983874320984</text:p>
          </table:table-cell>
          <table:table-cell table:formula="of:=SQRT([.C703]*[.C703]+[.D703]*[.D703])" office:value-type="float" office:value="2.34121792151892" calcext:value-type="float">
            <text:p>2.34121792151892</text:p>
          </table:table-cell>
          <table:table-cell table:number-columns-repeated="5"/>
        </table:table-row>
        <table:table-row table:style-name="ro1">
          <table:table-cell office:value-type="float" office:value="49.6020469665527" calcext:value-type="float">
            <text:p>49.6020469665527</text:p>
          </table:table-cell>
          <table:table-cell office:value-type="float" office:value="-0.192907392978668" calcext:value-type="float">
            <text:p>-0.192907392978668</text:p>
          </table:table-cell>
          <table:table-cell office:value-type="float" office:value="0.0786767601966858" calcext:value-type="float">
            <text:p>0.078676760196686</text:p>
          </table:table-cell>
          <table:table-cell office:value-type="float" office:value="2.34672474861145" calcext:value-type="float">
            <text:p>2.34672474861145</text:p>
          </table:table-cell>
          <table:table-cell table:formula="of:=SQRT([.C704]*[.C704]+[.D704]*[.D704])" office:value-type="float" office:value="2.34804324456355" calcext:value-type="float">
            <text:p>2.34804324456355</text:p>
          </table:table-cell>
          <table:table-cell table:number-columns-repeated="5"/>
        </table:table-row>
        <table:table-row table:style-name="ro1">
          <table:table-cell office:value-type="float" office:value="49.6727066040039" calcext:value-type="float">
            <text:p>49.6727066040039</text:p>
          </table:table-cell>
          <table:table-cell office:value-type="float" office:value="-0.195201173424721" calcext:value-type="float">
            <text:p>-0.195201173424721</text:p>
          </table:table-cell>
          <table:table-cell office:value-type="float" office:value="0.07699815928936" calcext:value-type="float">
            <text:p>0.07699815928936</text:p>
          </table:table-cell>
          <table:table-cell office:value-type="float" office:value="2.35360074043274" calcext:value-type="float">
            <text:p>2.35360074043274</text:p>
          </table:table-cell>
          <table:table-cell table:formula="of:=SQRT([.C705]*[.C705]+[.D705]*[.D705])" office:value-type="float" office:value="2.35485990281789" calcext:value-type="float">
            <text:p>2.35485990281789</text:p>
          </table:table-cell>
          <table:table-cell table:number-columns-repeated="5"/>
        </table:table-row>
        <table:table-row table:style-name="ro1">
          <table:table-cell office:value-type="float" office:value="49.7433662414551" calcext:value-type="float">
            <text:p>49.7433662414551</text:p>
          </table:table-cell>
          <table:table-cell office:value-type="float" office:value="-0.1975117623806" calcext:value-type="float">
            <text:p>-0.1975117623806</text:p>
          </table:table-cell>
          <table:table-cell office:value-type="float" office:value="0.0753134861588478" calcext:value-type="float">
            <text:p>0.075313486158848</text:p>
          </table:table-cell>
          <table:table-cell office:value-type="float" office:value="2.36046814918518" calcext:value-type="float">
            <text:p>2.36046814918518</text:p>
          </table:table-cell>
          <table:table-cell table:formula="of:=SQRT([.C706]*[.C706]+[.D706]*[.D706])" office:value-type="float" office:value="2.36166932581916" calcext:value-type="float">
            <text:p>2.36166932581916</text:p>
          </table:table-cell>
          <table:table-cell table:number-columns-repeated="5"/>
        </table:table-row>
        <table:table-row table:style-name="ro1">
          <table:table-cell office:value-type="float" office:value="49.814022064209" calcext:value-type="float">
            <text:p>49.814022064209</text:p>
          </table:table-cell>
          <table:table-cell office:value-type="float" office:value="-0.199839130043983" calcext:value-type="float">
            <text:p>-0.199839130043983</text:p>
          </table:table-cell>
          <table:table-cell office:value-type="float" office:value="0.0736227482557297" calcext:value-type="float">
            <text:p>0.07362274825573</text:p>
          </table:table-cell>
          <table:table-cell office:value-type="float" office:value="2.36732745170593" calcext:value-type="float">
            <text:p>2.36732745170593</text:p>
          </table:table-cell>
          <table:table-cell table:formula="of:=SQRT([.C707]*[.C707]+[.D707]*[.D707])" office:value-type="float" office:value="2.3684719911076" calcext:value-type="float">
            <text:p>2.3684719911076</text:p>
          </table:table-cell>
          <table:table-cell table:number-columns-repeated="5"/>
        </table:table-row>
        <table:table-row table:style-name="ro1">
          <table:table-cell office:value-type="float" office:value="49.8846817016602" calcext:value-type="float">
            <text:p>49.8846817016602</text:p>
          </table:table-cell>
          <table:table-cell office:value-type="float" office:value="-0.202183187007904" calcext:value-type="float">
            <text:p>-0.202183187007904</text:p>
          </table:table-cell>
          <table:table-cell office:value-type="float" office:value="0.0719259679317474" calcext:value-type="float">
            <text:p>0.071925967931747</text:p>
          </table:table-cell>
          <table:table-cell office:value-type="float" office:value="2.37418007850647" calcext:value-type="float">
            <text:p>2.37418007850647</text:p>
          </table:table-cell>
          <table:table-cell table:formula="of:=SQRT([.C708]*[.C708]+[.D708]*[.D708])" office:value-type="float" office:value="2.37526933000026" calcext:value-type="float">
            <text:p>2.37526933000026</text:p>
          </table:table-cell>
          <table:table-cell table:number-columns-repeated="5"/>
        </table:table-row>
        <table:table-row table:style-name="ro1">
          <table:table-cell office:value-type="float" office:value="49.9553375244141" calcext:value-type="float">
            <text:p>49.9553375244141</text:p>
          </table:table-cell>
          <table:table-cell office:value-type="float" office:value="-0.20454415678978" calcext:value-type="float">
            <text:p>-0.20454415678978</text:p>
          </table:table-cell>
          <table:table-cell office:value-type="float" office:value="0.0702231004834175" calcext:value-type="float">
            <text:p>0.070223100483418</text:p>
          </table:table-cell>
          <table:table-cell office:value-type="float" office:value="2.38102245330811" calcext:value-type="float">
            <text:p>2.38102245330811</text:p>
          </table:table-cell>
          <table:table-cell table:formula="of:=SQRT([.C709]*[.C709]+[.D709]*[.D709])" office:value-type="float" office:value="2.38205776735135" calcext:value-type="float">
            <text:p>2.38205776735135</text:p>
          </table:table-cell>
          <table:table-cell table:number-columns-repeated="5"/>
        </table:table-row>
        <table:table-row table:style-name="ro1">
          <table:table-cell office:value-type="float" office:value="50.0259971618652" calcext:value-type="float">
            <text:p>50.0259971618652</text:p>
          </table:table-cell>
          <table:table-cell office:value-type="float" office:value="-0.206917092204094" calcext:value-type="float">
            <text:p>-0.206917092204094</text:p>
          </table:table-cell>
          <table:table-cell office:value-type="float" office:value="0.068590946495533" calcext:value-type="float">
            <text:p>0.068590946495533</text:p>
          </table:table-cell>
          <table:table-cell office:value-type="float" office:value="2.3879246711731" calcext:value-type="float">
            <text:p>2.3879246711731</text:p>
          </table:table-cell>
          <table:table-cell table:formula="of:=SQRT([.C710]*[.C710]+[.D710]*[.D710])" office:value-type="float" office:value="2.38890957408151" calcext:value-type="float">
            <text:p>2.38890957408151</text:p>
          </table:table-cell>
          <table:table-cell table:number-columns-repeated="5"/>
        </table:table-row>
        <table:table-row table:style-name="ro1">
          <table:table-cell office:value-type="float" office:value="50.0966567993164" calcext:value-type="float">
            <text:p>50.0966567993164</text:p>
          </table:table-cell>
          <table:table-cell office:value-type="float" office:value="-0.209294781088829" calcext:value-type="float">
            <text:p>-0.209294781088829</text:p>
          </table:table-cell>
          <table:table-cell office:value-type="float" office:value="0.0671163275837898" calcext:value-type="float">
            <text:p>0.06711632758379</text:p>
          </table:table-cell>
          <table:table-cell office:value-type="float" office:value="2.39496469497681" calcext:value-type="float">
            <text:p>2.39496469497681</text:p>
          </table:table-cell>
          <table:table-cell table:formula="of:=SQRT([.C711]*[.C711]+[.D711]*[.D711])" office:value-type="float" office:value="2.3959049421072" calcext:value-type="float">
            <text:p>2.3959049421072</text:p>
          </table:table-cell>
          <table:table-cell table:number-columns-repeated="5"/>
        </table:table-row>
        <table:table-row table:style-name="ro1">
          <table:table-cell office:value-type="float" office:value="50.1673126220703" calcext:value-type="float">
            <text:p>50.1673126220703</text:p>
          </table:table-cell>
          <table:table-cell office:value-type="float" office:value="-0.211686730384827" calcext:value-type="float">
            <text:p>-0.211686730384827</text:p>
          </table:table-cell>
          <table:table-cell office:value-type="float" office:value="0.0656372979283333" calcext:value-type="float">
            <text:p>0.065637297928333</text:p>
          </table:table-cell>
          <table:table-cell office:value-type="float" office:value="2.40199518203735" calcext:value-type="float">
            <text:p>2.40199518203735</text:p>
          </table:table-cell>
          <table:table-cell table:formula="of:=SQRT([.C712]*[.C712]+[.D712]*[.D712])" office:value-type="float" office:value="2.4028918222446" calcext:value-type="float">
            <text:p>2.4028918222446</text:p>
          </table:table-cell>
          <table:table-cell table:number-columns-repeated="5"/>
        </table:table-row>
        <table:table-row table:style-name="ro1">
          <table:table-cell office:value-type="float" office:value="50.2379722595215" calcext:value-type="float">
            <text:p>50.2379722595215</text:p>
          </table:table-cell>
          <table:table-cell office:value-type="float" office:value="-0.214092865586281" calcext:value-type="float">
            <text:p>-0.214092865586281</text:p>
          </table:table-cell>
          <table:table-cell office:value-type="float" office:value="0.0641538426280022" calcext:value-type="float">
            <text:p>0.064153842628002</text:p>
          </table:table-cell>
          <table:table-cell office:value-type="float" office:value="2.40901780128479" calcext:value-type="float">
            <text:p>2.40901780128479</text:p>
          </table:table-cell>
          <table:table-cell table:formula="of:=SQRT([.C713]*[.C713]+[.D713]*[.D713])" office:value-type="float" office:value="2.40987188091627" calcext:value-type="float">
            <text:p>2.40987188091627</text:p>
          </table:table-cell>
          <table:table-cell table:number-columns-repeated="5"/>
        </table:table-row>
        <table:table-row table:style-name="ro1">
          <table:table-cell office:value-type="float" office:value="50.3086318969727" calcext:value-type="float">
            <text:p>50.3086318969727</text:p>
          </table:table-cell>
          <table:table-cell office:value-type="float" office:value="-0.216513082385063" calcext:value-type="float">
            <text:p>-0.216513082385063</text:p>
          </table:table-cell>
          <table:table-cell office:value-type="float" office:value="0.0626659840345383" calcext:value-type="float">
            <text:p>0.062665984034538</text:p>
          </table:table-cell>
          <table:table-cell office:value-type="float" office:value="2.41603446006775" calcext:value-type="float">
            <text:p>2.41603446006775</text:p>
          </table:table-cell>
          <table:table-cell table:formula="of:=SQRT([.C714]*[.C714]+[.D714]*[.D714])" office:value-type="float" office:value="2.41684702407701" calcext:value-type="float">
            <text:p>2.41684702407701</text:p>
          </table:table-cell>
          <table:table-cell table:number-columns-repeated="5"/>
        </table:table-row>
        <table:table-row table:style-name="ro1">
          <table:table-cell office:value-type="float" office:value="50.3792877197266" calcext:value-type="float">
            <text:p>50.3792877197266</text:p>
          </table:table-cell>
          <table:table-cell office:value-type="float" office:value="-0.21894758939743" calcext:value-type="float">
            <text:p>-0.21894758939743</text:p>
          </table:table-cell>
          <table:table-cell office:value-type="float" office:value="0.0611736923456192" calcext:value-type="float">
            <text:p>0.061173692345619</text:p>
          </table:table-cell>
          <table:table-cell office:value-type="float" office:value="2.42304158210754" calcext:value-type="float">
            <text:p>2.42304158210754</text:p>
          </table:table-cell>
          <table:table-cell table:formula="of:=SQRT([.C715]*[.C715]+[.D715]*[.D715])" office:value-type="float" office:value="2.42381367461639" calcext:value-type="float">
            <text:p>2.42381367461639</text:p>
          </table:table-cell>
          <table:table-cell table:number-columns-repeated="5"/>
        </table:table-row>
        <table:table-row table:style-name="ro1">
          <table:table-cell office:value-type="float" office:value="50.4499473571777" calcext:value-type="float">
            <text:p>50.4499473571777</text:p>
          </table:table-cell>
          <table:table-cell office:value-type="float" office:value="-0.221396267414093" calcext:value-type="float">
            <text:p>-0.221396267414093</text:p>
          </table:table-cell>
          <table:table-cell office:value-type="float" office:value="0.0596769824624062" calcext:value-type="float">
            <text:p>0.059676982462406</text:p>
          </table:table-cell>
          <table:table-cell office:value-type="float" office:value="2.43004107475281" calcext:value-type="float">
            <text:p>2.43004107475281</text:p>
          </table:table-cell>
          <table:table-cell table:formula="of:=SQRT([.C716]*[.C716]+[.D716]*[.D716])" office:value-type="float" office:value="2.43077373838488" calcext:value-type="float">
            <text:p>2.43077373838488</text:p>
          </table:table-cell>
          <table:table-cell table:number-columns-repeated="5"/>
        </table:table-row>
        <table:table-row table:style-name="ro1">
          <table:table-cell office:value-type="float" office:value="50.5206031799316" calcext:value-type="float">
            <text:p>50.5206031799316</text:p>
          </table:table-cell>
          <table:table-cell office:value-type="float" office:value="-0.223859146237373" calcext:value-type="float">
            <text:p>-0.223859146237373</text:p>
          </table:table-cell>
          <table:table-cell office:value-type="float" office:value="0.0581758543848991" calcext:value-type="float">
            <text:p>0.058175854384899</text:p>
          </table:table-cell>
          <table:table-cell office:value-type="float" office:value="2.43703269958496" calcext:value-type="float">
            <text:p>2.43703269958496</text:p>
          </table:table-cell>
          <table:table-cell table:formula="of:=SQRT([.C717]*[.C717]+[.D717]*[.D717])" office:value-type="float" office:value="2.43772697586907" calcext:value-type="float">
            <text:p>2.43772697586907</text:p>
          </table:table-cell>
          <table:table-cell table:number-columns-repeated="5"/>
        </table:table-row>
        <table:table-row table:style-name="ro1">
          <table:table-cell office:value-type="float" office:value="50.5912628173828" calcext:value-type="float">
            <text:p>50.5912628173828</text:p>
          </table:table-cell>
          <table:table-cell office:value-type="float" office:value="-0.226336136460304" calcext:value-type="float">
            <text:p>-0.226336136460304</text:p>
          </table:table-cell>
          <table:table-cell office:value-type="float" office:value="0.0566702894866467" calcext:value-type="float">
            <text:p>0.056670289486647</text:p>
          </table:table-cell>
          <table:table-cell office:value-type="float" office:value="2.44401812553406" calcext:value-type="float">
            <text:p>2.44401812553406</text:p>
          </table:table-cell>
          <table:table-cell table:formula="of:=SQRT([.C718]*[.C718]+[.D718]*[.D718])" office:value-type="float" office:value="2.44467505399992" calcext:value-type="float">
            <text:p>2.44467505399992</text:p>
          </table:table-cell>
          <table:table-cell table:number-columns-repeated="5"/>
        </table:table-row>
        <table:table-row table:style-name="ro1">
          <table:table-cell office:value-type="float" office:value="50.661922454834" calcext:value-type="float">
            <text:p>50.661922454834</text:p>
          </table:table-cell>
          <table:table-cell office:value-type="float" office:value="-0.228661760687828" calcext:value-type="float">
            <text:p>-0.228661760687828</text:p>
          </table:table-cell>
          <table:table-cell office:value-type="float" office:value="0.0552112497389317" calcext:value-type="float">
            <text:p>0.055211249738932</text:p>
          </table:table-cell>
          <table:table-cell office:value-type="float" office:value="2.45099139213562" calcext:value-type="float">
            <text:p>2.45099139213562</text:p>
          </table:table-cell>
          <table:table-cell table:formula="of:=SQRT([.C719]*[.C719]+[.D719]*[.D719])" office:value-type="float" office:value="2.45161316002763" calcext:value-type="float">
            <text:p>2.45161316002763</text:p>
          </table:table-cell>
          <table:table-cell table:number-columns-repeated="5"/>
        </table:table-row>
        <table:table-row table:style-name="ro1">
          <table:table-cell office:value-type="float" office:value="50.7325782775879" calcext:value-type="float">
            <text:p>50.7325782775879</text:p>
          </table:table-cell>
          <table:table-cell office:value-type="float" office:value="-0.23086716234684" calcext:value-type="float">
            <text:p>-0.23086716234684</text:p>
          </table:table-cell>
          <table:table-cell office:value-type="float" office:value="0.0537888631224632" calcext:value-type="float">
            <text:p>0.053788863122463</text:p>
          </table:table-cell>
          <table:table-cell office:value-type="float" office:value="2.45795559883118" calcext:value-type="float">
            <text:p>2.45795559883118</text:p>
          </table:table-cell>
          <table:table-cell table:formula="of:=SQRT([.C720]*[.C720]+[.D720]*[.D720])" office:value-type="float" office:value="2.45854407477709" calcext:value-type="float">
            <text:p>2.45854407477709</text:p>
          </table:table-cell>
          <table:table-cell table:number-columns-repeated="5"/>
        </table:table-row>
        <table:table-row table:style-name="ro1">
          <table:table-cell office:value-type="float" office:value="50.8032379150391" calcext:value-type="float">
            <text:p>50.8032379150391</text:p>
          </table:table-cell>
          <table:table-cell office:value-type="float" office:value="-0.233084052801132" calcext:value-type="float">
            <text:p>-0.233084052801132</text:p>
          </table:table-cell>
          <table:table-cell office:value-type="float" office:value="0.0523625425994396" calcext:value-type="float">
            <text:p>0.05236254259944</text:p>
          </table:table-cell>
          <table:table-cell office:value-type="float" office:value="2.46491432189941" calcext:value-type="float">
            <text:p>2.46491432189941</text:p>
          </table:table-cell>
          <table:table-cell table:formula="of:=SQRT([.C721]*[.C721]+[.D721]*[.D721])" office:value-type="float" office:value="2.4654704318187" calcext:value-type="float">
            <text:p>2.4654704318187</text:p>
          </table:table-cell>
          <table:table-cell table:number-columns-repeated="5"/>
        </table:table-row>
        <table:table-row table:style-name="ro1">
          <table:table-cell office:value-type="float" office:value="50.873893737793" calcext:value-type="float">
            <text:p>50.873893737793</text:p>
          </table:table-cell>
          <table:table-cell office:value-type="float" office:value="-0.235312640666962" calcext:value-type="float">
            <text:p>-0.235312640666962</text:p>
          </table:table-cell>
          <table:table-cell office:value-type="float" office:value="0.0509322807192802" calcext:value-type="float">
            <text:p>0.05093228071928</text:p>
          </table:table-cell>
          <table:table-cell office:value-type="float" office:value="2.47186470031738" calcext:value-type="float">
            <text:p>2.47186470031738</text:p>
          </table:table-cell>
          <table:table-cell table:formula="of:=SQRT([.C722]*[.C722]+[.D722]*[.D722])" office:value-type="float" office:value="2.47238936939439" calcext:value-type="float">
            <text:p>2.47238936939439</text:p>
          </table:table-cell>
          <table:table-cell table:number-columns-repeated="5"/>
        </table:table-row>
        <table:table-row table:style-name="ro1">
          <table:table-cell office:value-type="float" office:value="50.9445533752441" calcext:value-type="float">
            <text:p>50.9445533752441</text:p>
          </table:table-cell>
          <table:table-cell office:value-type="float" office:value="-0.237552791833878" calcext:value-type="float">
            <text:p>-0.237552791833878</text:p>
          </table:table-cell>
          <table:table-cell office:value-type="float" office:value="0.0494980774819851" calcext:value-type="float">
            <text:p>0.049498077481985</text:p>
          </table:table-cell>
          <table:table-cell office:value-type="float" office:value="2.47880840301514" calcext:value-type="float">
            <text:p>2.47880840301514</text:p>
          </table:table-cell>
          <table:table-cell table:formula="of:=SQRT([.C723]*[.C723]+[.D723]*[.D723])" office:value-type="float" office:value="2.47930255485951" calcext:value-type="float">
            <text:p>2.47930255485951</text:p>
          </table:table-cell>
          <table:table-cell table:number-columns-repeated="5"/>
        </table:table-row>
        <table:table-row table:style-name="ro1">
          <table:table-cell office:value-type="float" office:value="51.0152130126953" calcext:value-type="float">
            <text:p>51.0152130126953</text:p>
          </table:table-cell>
          <table:table-cell office:value-type="float" office:value="-0.239804580807686" calcext:value-type="float">
            <text:p>-0.239804580807686</text:p>
          </table:table-cell>
          <table:table-cell office:value-type="float" office:value="0.0480599142611027" calcext:value-type="float">
            <text:p>0.048059914261103</text:p>
          </table:table-cell>
          <table:table-cell office:value-type="float" office:value="2.4857451915741" calcext:value-type="float">
            <text:p>2.4857451915741</text:p>
          </table:table-cell>
          <table:table-cell table:formula="of:=SQRT([.C724]*[.C724]+[.D724]*[.D724])" office:value-type="float" office:value="2.4862097483504" calcext:value-type="float">
            <text:p>2.4862097483504</text:p>
          </table:table-cell>
          <table:table-cell table:number-columns-repeated="5"/>
        </table:table-row>
        <table:table-row table:style-name="ro1">
          <table:table-cell office:value-type="float" office:value="51.0858688354492" calcext:value-type="float">
            <text:p>51.0858688354492</text:p>
          </table:table-cell>
          <table:table-cell office:value-type="float" office:value="-0.24206779897213" calcext:value-type="float">
            <text:p>-0.24206779897213</text:p>
          </table:table-cell>
          <table:table-cell office:value-type="float" office:value="0.0466178394854069" calcext:value-type="float">
            <text:p>0.046617839485407</text:p>
          </table:table-cell>
          <table:table-cell office:value-type="float" office:value="2.49267673492432" calcext:value-type="float">
            <text:p>2.49267673492432</text:p>
          </table:table-cell>
          <table:table-cell table:formula="of:=SQRT([.C725]*[.C725]+[.D725]*[.D725])" office:value-type="float" office:value="2.49311261835306" calcext:value-type="float">
            <text:p>2.49311261835306</text:p>
          </table:table-cell>
          <table:table-cell table:number-columns-repeated="5"/>
        </table:table-row>
        <table:table-row table:style-name="ro1">
          <table:table-cell office:value-type="float" office:value="51.1565284729004" calcext:value-type="float">
            <text:p>51.1565284729004</text:p>
          </table:table-cell>
          <table:table-cell office:value-type="float" office:value="-0.244342714548111" calcext:value-type="float">
            <text:p>-0.244342714548111</text:p>
          </table:table-cell>
          <table:table-cell office:value-type="float" office:value="0.045171819627285" calcext:value-type="float">
            <text:p>0.045171819627285</text:p>
          </table:table-cell>
          <table:table-cell office:value-type="float" office:value="2.49960017204285" calcext:value-type="float">
            <text:p>2.49960017204285</text:p>
          </table:table-cell>
          <table:table-cell table:formula="of:=SQRT([.C726]*[.C726]+[.D726]*[.D726])" office:value-type="float" office:value="2.50000830265923" calcext:value-type="float">
            <text:p>2.50000830265923</text:p>
          </table:table-cell>
          <table:table-cell table:number-columns-repeated="5"/>
        </table:table-row>
        <table:table-row table:style-name="ro1">
          <table:table-cell office:value-type="float" office:value="51.2271881103516" calcext:value-type="float">
            <text:p>51.2271881103516</text:p>
          </table:table-cell>
          <table:table-cell office:value-type="float" office:value="-0.24662920832634" calcext:value-type="float">
            <text:p>-0.24662920832634</text:p>
          </table:table-cell>
          <table:table-cell office:value-type="float" office:value="0.0437218621373177" calcext:value-type="float">
            <text:p>0.043721862137318</text:p>
          </table:table-cell>
          <table:table-cell office:value-type="float" office:value="2.506516456604" calcext:value-type="float">
            <text:p>2.506516456604</text:p>
          </table:table-cell>
          <table:table-cell table:formula="of:=SQRT([.C727]*[.C727]+[.D727]*[.D727])" office:value-type="float" office:value="2.50689775388934" calcext:value-type="float">
            <text:p>2.50689775388934</text:p>
          </table:table-cell>
          <table:table-cell table:number-columns-repeated="5"/>
        </table:table-row>
        <table:table-row table:style-name="ro1">
          <table:table-cell office:value-type="float" office:value="51.2978439331055" calcext:value-type="float">
            <text:p>51.2978439331055</text:p>
          </table:table-cell>
          <table:table-cell office:value-type="float" office:value="-0.248493805527687" calcext:value-type="float">
            <text:p>-0.248493805527687</text:p>
          </table:table-cell>
          <table:table-cell office:value-type="float" office:value="0.0422171130776405" calcext:value-type="float">
            <text:p>0.042217113077641</text:p>
          </table:table-cell>
          <table:table-cell office:value-type="float" office:value="2.51338911056519" calcext:value-type="float">
            <text:p>2.51338911056519</text:p>
          </table:table-cell>
          <table:table-cell table:formula="of:=SQRT([.C728]*[.C728]+[.D728]*[.D728])" office:value-type="float" office:value="2.51374364360097" calcext:value-type="float">
            <text:p>2.51374364360097</text:p>
          </table:table-cell>
          <table:table-cell table:number-columns-repeated="5"/>
        </table:table-row>
        <table:table-row table:style-name="ro1">
          <table:table-cell office:value-type="float" office:value="51.3685035705566" calcext:value-type="float">
            <text:p>51.3685035705566</text:p>
          </table:table-cell>
          <table:table-cell office:value-type="float" office:value="-0.250252664089203" calcext:value-type="float">
            <text:p>-0.250252664089203</text:p>
          </table:table-cell>
          <table:table-cell office:value-type="float" office:value="0.0406952425837517" calcext:value-type="float">
            <text:p>0.040695242583752</text:p>
          </table:table-cell>
          <table:table-cell office:value-type="float" office:value="2.52024483680725" calcext:value-type="float">
            <text:p>2.52024483680725</text:p>
          </table:table-cell>
          <table:table-cell table:formula="of:=SQRT([.C729]*[.C729]+[.D729]*[.D729])" office:value-type="float" office:value="2.52057337529034" calcext:value-type="float">
            <text:p>2.52057337529034</text:p>
          </table:table-cell>
          <table:table-cell table:number-columns-repeated="5"/>
        </table:table-row>
        <table:table-row table:style-name="ro1">
          <table:table-cell office:value-type="float" office:value="51.4391593933105" calcext:value-type="float">
            <text:p>51.4391593933105</text:p>
          </table:table-cell>
          <table:table-cell office:value-type="float" office:value="-0.252020090818405" calcext:value-type="float">
            <text:p>-0.252020090818405</text:p>
          </table:table-cell>
          <table:table-cell office:value-type="float" office:value="0.0391697399318218" calcext:value-type="float">
            <text:p>0.039169739931822</text:p>
          </table:table-cell>
          <table:table-cell office:value-type="float" office:value="2.52709579467773" calcext:value-type="float">
            <text:p>2.52709579467773</text:p>
          </table:table-cell>
          <table:table-cell table:formula="of:=SQRT([.C730]*[.C730]+[.D730]*[.D730])" office:value-type="float" office:value="2.52739934003398" calcext:value-type="float">
            <text:p>2.52739934003398</text:p>
          </table:table-cell>
          <table:table-cell table:number-columns-repeated="5"/>
        </table:table-row>
        <table:table-row table:style-name="ro1">
          <table:table-cell office:value-type="float" office:value="51.5098190307617" calcext:value-type="float">
            <text:p>51.5098190307617</text:p>
          </table:table-cell>
          <table:table-cell office:value-type="float" office:value="-0.253795981407166" calcext:value-type="float">
            <text:p>-0.253795981407166</text:p>
          </table:table-cell>
          <table:table-cell office:value-type="float" office:value="0.0376405902206898" calcext:value-type="float">
            <text:p>0.03764059022069</text:p>
          </table:table-cell>
          <table:table-cell office:value-type="float" office:value="2.53394389152527" calcext:value-type="float">
            <text:p>2.53394389152527</text:p>
          </table:table-cell>
          <table:table-cell table:formula="of:=SQRT([.C731]*[.C731]+[.D731]*[.D731])" office:value-type="float" office:value="2.5342234430749" calcext:value-type="float">
            <text:p>2.5342234430749</text:p>
          </table:table-cell>
          <table:table-cell table:number-columns-repeated="5"/>
        </table:table-row>
        <table:table-row table:style-name="ro1">
          <table:table-cell office:value-type="float" office:value="51.5804786682129" calcext:value-type="float">
            <text:p>51.5804786682129</text:p>
          </table:table-cell>
          <table:table-cell office:value-type="float" office:value="-0.255580514669418" calcext:value-type="float">
            <text:p>-0.255580514669418</text:p>
          </table:table-cell>
          <table:table-cell office:value-type="float" office:value="0.0361078307032585" calcext:value-type="float">
            <text:p>0.036107830703259</text:p>
          </table:table-cell>
          <table:table-cell office:value-type="float" office:value="2.54078555107117" calcext:value-type="float">
            <text:p>2.54078555107117</text:p>
          </table:table-cell>
          <table:table-cell table:formula="of:=SQRT([.C732]*[.C732]+[.D732]*[.D732])" office:value-type="float" office:value="2.5410421074768" calcext:value-type="float">
            <text:p>2.5410421074768</text:p>
          </table:table-cell>
          <table:table-cell table:number-columns-repeated="5"/>
        </table:table-row>
        <table:table-row table:style-name="ro1">
          <table:table-cell office:value-type="float" office:value="51.6511344909668" calcext:value-type="float">
            <text:p>51.6511344909668</text:p>
          </table:table-cell>
          <table:table-cell office:value-type="float" office:value="-0.257373571395874" calcext:value-type="float">
            <text:p>-0.257373571395874</text:p>
          </table:table-cell>
          <table:table-cell office:value-type="float" office:value="0.0345714390277863" calcext:value-type="float">
            <text:p>0.034571439027786</text:p>
          </table:table-cell>
          <table:table-cell office:value-type="float" office:value="2.54762244224548" calcext:value-type="float">
            <text:p>2.54762244224548</text:p>
          </table:table-cell>
          <table:table-cell table:formula="of:=SQRT([.C733]*[.C733]+[.D733]*[.D733])" office:value-type="float" office:value="2.54785700003538" calcext:value-type="float">
            <text:p>2.54785700003538</text:p>
          </table:table-cell>
          <table:table-cell table:number-columns-repeated="5"/>
        </table:table-row>
        <table:table-row table:style-name="ro1">
          <table:table-cell office:value-type="float" office:value="51.721794128418" calcext:value-type="float">
            <text:p>51.721794128418</text:p>
          </table:table-cell>
          <table:table-cell office:value-type="float" office:value="-0.259175151586533" calcext:value-type="float">
            <text:p>-0.259175151586533</text:p>
          </table:table-cell>
          <table:table-cell office:value-type="float" office:value="0.0330314189195633" calcext:value-type="float">
            <text:p>0.033031418919563</text:p>
          </table:table-cell>
          <table:table-cell office:value-type="float" office:value="2.55445456504822" calcext:value-type="float">
            <text:p>2.55445456504822</text:p>
          </table:table-cell>
          <table:table-cell table:formula="of:=SQRT([.C734]*[.C734]+[.D734]*[.D734])" office:value-type="float" office:value="2.55466811925376" calcext:value-type="float">
            <text:p>2.55466811925376</text:p>
          </table:table-cell>
          <table:table-cell table:number-columns-repeated="5"/>
        </table:table-row>
        <table:table-row table:style-name="ro1">
          <table:table-cell office:value-type="float" office:value="51.7924499511719" calcext:value-type="float">
            <text:p>51.7924499511719</text:p>
          </table:table-cell>
          <table:table-cell office:value-type="float" office:value="-0.260985225439072" calcext:value-type="float">
            <text:p>-0.260985225439072</text:p>
          </table:table-cell>
          <table:table-cell office:value-type="float" office:value="0.0314877666532993" calcext:value-type="float">
            <text:p>0.031487766653299</text:p>
          </table:table-cell>
          <table:table-cell office:value-type="float" office:value="2.56128358840942" calcext:value-type="float">
            <text:p>2.56128358840942</text:p>
          </table:table-cell>
          <table:table-cell table:formula="of:=SQRT([.C735]*[.C735]+[.D735]*[.D735])" office:value-type="float" office:value="2.56147713237972" calcext:value-type="float">
            <text:p>2.56147713237972</text:p>
          </table:table-cell>
          <table:table-cell table:number-columns-repeated="5"/>
        </table:table-row>
        <table:table-row table:style-name="ro1">
          <table:table-cell office:value-type="float" office:value="51.8631095886231" calcext:value-type="float">
            <text:p>51.8631095886231</text:p>
          </table:table-cell>
          <table:table-cell office:value-type="float" office:value="-0.262787699699402" calcext:value-type="float">
            <text:p>-0.262787699699402</text:p>
          </table:table-cell>
          <table:table-cell office:value-type="float" office:value="0.0299369134008884" calcext:value-type="float">
            <text:p>0.029936913400888</text:p>
          </table:table-cell>
          <table:table-cell office:value-type="float" office:value="2.56810665130615" calcext:value-type="float">
            <text:p>2.56810665130615</text:p>
          </table:table-cell>
          <table:table-cell table:formula="of:=SQRT([.C736]*[.C736]+[.D736]*[.D736])" office:value-type="float" office:value="2.56828113555873" calcext:value-type="float">
            <text:p>2.56828113555873</text:p>
          </table:table-cell>
          <table:table-cell table:number-columns-repeated="5"/>
        </table:table-row>
        <table:table-row table:style-name="ro1">
          <table:table-cell office:value-type="float" office:value="51.9337692260742" calcext:value-type="float">
            <text:p>51.9337692260742</text:p>
          </table:table-cell>
          <table:table-cell office:value-type="float" office:value="-0.264014571905136" calcext:value-type="float">
            <text:p>-0.264014571905136</text:p>
          </table:table-cell>
          <table:table-cell office:value-type="float" office:value="0.028253898024559" calcext:value-type="float">
            <text:p>0.028253898024559</text:p>
          </table:table-cell>
          <table:table-cell office:value-type="float" office:value="2.57493686676025" calcext:value-type="float">
            <text:p>2.57493686676025</text:p>
          </table:table-cell>
          <table:table-cell table:formula="of:=SQRT([.C737]*[.C737]+[.D737]*[.D737])" office:value-type="float" office:value="2.57509187225518" calcext:value-type="float">
            <text:p>2.57509187225518</text:p>
          </table:table-cell>
          <table:table-cell table:number-columns-repeated="5"/>
        </table:table-row>
        <table:table-row table:style-name="ro1">
          <table:table-cell office:value-type="float" office:value="52.0044250488281" calcext:value-type="float">
            <text:p>52.0044250488281</text:p>
          </table:table-cell>
          <table:table-cell office:value-type="float" office:value="-0.265247344970703" calcext:value-type="float">
            <text:p>-0.265247344970703</text:p>
          </table:table-cell>
          <table:table-cell office:value-type="float" office:value="0.0265668593347073" calcext:value-type="float">
            <text:p>0.026566859334707</text:p>
          </table:table-cell>
          <table:table-cell office:value-type="float" office:value="2.58176517486572" calcext:value-type="float">
            <text:p>2.58176517486572</text:p>
          </table:table-cell>
          <table:table-cell table:formula="of:=SQRT([.C738]*[.C738]+[.D738]*[.D738])" office:value-type="float" office:value="2.5819018602891" calcext:value-type="float">
            <text:p>2.5819018602891</text:p>
          </table:table-cell>
          <table:table-cell table:number-columns-repeated="5"/>
        </table:table-row>
        <table:table-row table:style-name="ro1">
          <table:table-cell office:value-type="float" office:value="52.0750846862793" calcext:value-type="float">
            <text:p>52.0750846862793</text:p>
          </table:table-cell>
          <table:table-cell office:value-type="float" office:value="-0.26648622751236" calcext:value-type="float">
            <text:p>-0.26648622751236</text:p>
          </table:table-cell>
          <table:table-cell office:value-type="float" office:value="0.0248757749795914" calcext:value-type="float">
            <text:p>0.024875774979591</text:p>
          </table:table-cell>
          <table:table-cell office:value-type="float" office:value="2.58858799934387" calcext:value-type="float">
            <text:p>2.58858799934387</text:p>
          </table:table-cell>
          <table:table-cell table:formula="of:=SQRT([.C739]*[.C739]+[.D739]*[.D739])" office:value-type="float" office:value="2.58870752201324" calcext:value-type="float">
            <text:p>2.58870752201324</text:p>
          </table:table-cell>
          <table:table-cell table:number-columns-repeated="5"/>
        </table:table-row>
        <table:table-row table:style-name="ro1">
          <table:table-cell office:value-type="float" office:value="52.1457443237305" calcext:value-type="float">
            <text:p>52.1457443237305</text:p>
          </table:table-cell>
          <table:table-cell office:value-type="float" office:value="-0.267731130123138" calcext:value-type="float">
            <text:p>-0.267731130123138</text:p>
          </table:table-cell>
          <table:table-cell office:value-type="float" office:value="0.0231806468218565" calcext:value-type="float">
            <text:p>0.023180646821857</text:p>
          </table:table-cell>
          <table:table-cell office:value-type="float" office:value="2.59540748596191" calcext:value-type="float">
            <text:p>2.59540748596191</text:p>
          </table:table-cell>
          <table:table-cell table:formula="of:=SQRT([.C740]*[.C740]+[.D740]*[.D740])" office:value-type="float" office:value="2.59551100182107" calcext:value-type="float">
            <text:p>2.59551100182107</text:p>
          </table:table-cell>
          <table:table-cell table:number-columns-repeated="5"/>
        </table:table-row>
        <table:table-row table:style-name="ro1">
          <table:table-cell office:value-type="float" office:value="52.2164001464844" calcext:value-type="float">
            <text:p>52.2164001464844</text:p>
          </table:table-cell>
          <table:table-cell office:value-type="float" office:value="-0.268982023000717" calcext:value-type="float">
            <text:p>-0.268982023000717</text:p>
          </table:table-cell>
          <table:table-cell office:value-type="float" office:value="0.0214814729988575" calcext:value-type="float">
            <text:p>0.021481472998858</text:p>
          </table:table-cell>
          <table:table-cell office:value-type="float" office:value="2.60222315788269" calcext:value-type="float">
            <text:p>2.60222315788269</text:p>
          </table:table-cell>
          <table:table-cell table:formula="of:=SQRT([.C741]*[.C741]+[.D741]*[.D741])" office:value-type="float" office:value="2.60231182165073" calcext:value-type="float">
            <text:p>2.60231182165073</text:p>
          </table:table-cell>
          <table:table-cell table:number-columns-repeated="5"/>
        </table:table-row>
        <table:table-row table:style-name="ro1">
          <table:table-cell office:value-type="float" office:value="52.2870597839355" calcext:value-type="float">
            <text:p>52.2870597839355</text:p>
          </table:table-cell>
          <table:table-cell office:value-type="float" office:value="-0.270238846540451" calcext:value-type="float">
            <text:p>-0.270238846540451</text:p>
          </table:table-cell>
          <table:table-cell office:value-type="float" office:value="0.0197782497853041" calcext:value-type="float">
            <text:p>0.019778249785304</text:p>
          </table:table-cell>
          <table:table-cell office:value-type="float" office:value="2.60903716087341" calcext:value-type="float">
            <text:p>2.60903716087341</text:p>
          </table:table-cell>
          <table:table-cell table:formula="of:=SQRT([.C742]*[.C742]+[.D742]*[.D742])" office:value-type="float" office:value="2.60911212598902" calcext:value-type="float">
            <text:p>2.60911212598902</text:p>
          </table:table-cell>
          <table:table-cell table:number-columns-repeated="5"/>
        </table:table-row>
        <table:table-row table:style-name="ro1">
          <table:table-cell office:value-type="float" office:value="52.3577156066895" calcext:value-type="float">
            <text:p>52.3577156066895</text:p>
          </table:table-cell>
          <table:table-cell office:value-type="float" office:value="-0.271501779556274" calcext:value-type="float">
            <text:p>-0.271501779556274</text:p>
          </table:table-cell>
          <table:table-cell office:value-type="float" office:value="0.0180709846317768" calcext:value-type="float">
            <text:p>0.018070984631777</text:p>
          </table:table-cell>
          <table:table-cell office:value-type="float" office:value="2.61584568023682" calcext:value-type="float">
            <text:p>2.61584568023682</text:p>
          </table:table-cell>
          <table:table-cell table:formula="of:=SQRT([.C743]*[.C743]+[.D743]*[.D743])" office:value-type="float" office:value="2.61590809916923" calcext:value-type="float">
            <text:p>2.61590809916923</text:p>
          </table:table-cell>
          <table:table-cell table:number-columns-repeated="5"/>
        </table:table-row>
        <table:table-row table:style-name="ro1">
          <table:table-cell office:value-type="float" office:value="52.4283752441406" calcext:value-type="float">
            <text:p>52.4283752441406</text:p>
          </table:table-cell>
          <table:table-cell office:value-type="float" office:value="-0.27277073264122" calcext:value-type="float">
            <text:p>-0.27277073264122</text:p>
          </table:table-cell>
          <table:table-cell office:value-type="float" office:value="0.0163596514612436" calcext:value-type="float">
            <text:p>0.016359651461244</text:p>
          </table:table-cell>
          <table:table-cell office:value-type="float" office:value="2.62265062332153" calcext:value-type="float">
            <text:p>2.62265062332153</text:p>
          </table:table-cell>
          <table:table-cell table:formula="of:=SQRT([.C744]*[.C744]+[.D744]*[.D744])" office:value-type="float" office:value="2.62270164719603" calcext:value-type="float">
            <text:p>2.62270164719603</text:p>
          </table:table-cell>
          <table:table-cell table:number-columns-repeated="5"/>
        </table:table-row>
        <table:table-row table:style-name="ro1">
          <table:table-cell office:value-type="float" office:value="52.4990348815918" calcext:value-type="float">
            <text:p>52.4990348815918</text:p>
          </table:table-cell>
          <table:table-cell office:value-type="float" office:value="-0.273894608020782" calcext:value-type="float">
            <text:p>-0.273894608020782</text:p>
          </table:table-cell>
          <table:table-cell office:value-type="float" office:value="0.0146223548799753" calcext:value-type="float">
            <text:p>0.014622354879975</text:p>
          </table:table-cell>
          <table:table-cell office:value-type="float" office:value="2.62947130203247" calcext:value-type="float">
            <text:p>2.62947130203247</text:p>
          </table:table-cell>
          <table:table-cell table:formula="of:=SQRT([.C745]*[.C745]+[.D745]*[.D745])" office:value-type="float" office:value="2.62951195880045" calcext:value-type="float">
            <text:p>2.62951195880045</text:p>
          </table:table-cell>
          <table:table-cell table:number-columns-repeated="5"/>
        </table:table-row>
        <table:table-row table:style-name="ro1">
          <table:table-cell office:value-type="float" office:value="52.5696907043457" calcext:value-type="float">
            <text:p>52.5696907043457</text:p>
          </table:table-cell>
          <table:table-cell office:value-type="float" office:value="-0.27459841966629" calcext:value-type="float">
            <text:p>-0.27459841966629</text:p>
          </table:table-cell>
          <table:table-cell office:value-type="float" office:value="0.0128204887732863" calcext:value-type="float">
            <text:p>0.012820488773286</text:p>
          </table:table-cell>
          <table:table-cell office:value-type="float" office:value="2.63633680343628" calcext:value-type="float">
            <text:p>2.63633680343628</text:p>
          </table:table-cell>
          <table:table-cell table:formula="of:=SQRT([.C746]*[.C746]+[.D746]*[.D746])" office:value-type="float" office:value="2.63636797622885" calcext:value-type="float">
            <text:p>2.63636797622885</text:p>
          </table:table-cell>
          <table:table-cell table:number-columns-repeated="5"/>
        </table:table-row>
        <table:table-row table:style-name="ro1">
          <table:table-cell office:value-type="float" office:value="52.6403503417969" calcext:value-type="float">
            <text:p>52.6403503417969</text:p>
          </table:table-cell>
          <table:table-cell office:value-type="float" office:value="-0.275306791067123" calcext:value-type="float">
            <text:p>-0.275306791067123</text:p>
          </table:table-cell>
          <table:table-cell office:value-type="float" office:value="0.0110165504738688" calcext:value-type="float">
            <text:p>0.011016550473869</text:p>
          </table:table-cell>
          <table:table-cell office:value-type="float" office:value="2.6431999206543" calcext:value-type="float">
            <text:p>2.6431999206543</text:p>
          </table:table-cell>
          <table:table-cell table:formula="of:=SQRT([.C747]*[.C747]+[.D747]*[.D747])" office:value-type="float" office:value="2.64322287840644" calcext:value-type="float">
            <text:p>2.64322287840644</text:p>
          </table:table-cell>
          <table:table-cell table:number-columns-repeated="5"/>
        </table:table-row>
        <table:table-row table:style-name="ro1">
          <table:table-cell office:value-type="float" office:value="52.7110099792481" calcext:value-type="float">
            <text:p>52.7110099792481</text:p>
          </table:table-cell>
          <table:table-cell office:value-type="float" office:value="-0.276001065969467" calcext:value-type="float">
            <text:p>-0.276001065969467</text:p>
          </table:table-cell>
          <table:table-cell office:value-type="float" office:value="0.00921151600778103" calcext:value-type="float">
            <text:p>0.009211516007781</text:p>
          </table:table-cell>
          <table:table-cell office:value-type="float" office:value="2.65009617805481" calcext:value-type="float">
            <text:p>2.65009617805481</text:p>
          </table:table-cell>
          <table:table-cell table:formula="of:=SQRT([.C748]*[.C748]+[.D748]*[.D748])" office:value-type="float" office:value="2.65011218724187" calcext:value-type="float">
            <text:p>2.65011218724187</text:p>
          </table:table-cell>
          <table:table-cell table:number-columns-repeated="5"/>
        </table:table-row>
        <table:table-row table:style-name="ro1">
          <table:table-cell office:value-type="float" office:value="52.781665802002" calcext:value-type="float">
            <text:p>52.781665802002</text:p>
          </table:table-cell>
          <table:table-cell office:value-type="float" office:value="-0.276513516902924" calcext:value-type="float">
            <text:p>-0.276513516902924</text:p>
          </table:table-cell>
          <table:table-cell office:value-type="float" office:value="0.00741488486528397" calcext:value-type="float">
            <text:p>0.007414884865284</text:p>
          </table:table-cell>
          <table:table-cell office:value-type="float" office:value="2.65732955932617" calcext:value-type="float">
            <text:p>2.65732955932617</text:p>
          </table:table-cell>
          <table:table-cell table:formula="of:=SQRT([.C749]*[.C749]+[.D749]*[.D749])" office:value-type="float" office:value="2.65733990437546" calcext:value-type="float">
            <text:p>2.65733990437546</text:p>
          </table:table-cell>
          <table:table-cell table:number-columns-repeated="5"/>
        </table:table-row>
        <table:table-row table:style-name="ro1">
          <table:table-cell office:value-type="float" office:value="52.8523254394531" calcext:value-type="float">
            <text:p>52.8523254394531</text:p>
          </table:table-cell>
          <table:table-cell office:value-type="float" office:value="-0.277033984661102" calcext:value-type="float">
            <text:p>-0.277033984661102</text:p>
          </table:table-cell>
          <table:table-cell office:value-type="float" office:value="0.00561707839369774" calcext:value-type="float">
            <text:p>0.005617078393698</text:p>
          </table:table-cell>
          <table:table-cell office:value-type="float" office:value="2.66455125808716" calcext:value-type="float">
            <text:p>2.66455125808716</text:p>
          </table:table-cell>
          <table:table-cell table:formula="of:=SQRT([.C750]*[.C750]+[.D750]*[.D750])" office:value-type="float" office:value="2.66455717869659" calcext:value-type="float">
            <text:p>2.66455717869659</text:p>
          </table:table-cell>
          <table:table-cell table:number-columns-repeated="5"/>
        </table:table-row>
        <table:table-row table:style-name="ro1">
          <table:table-cell office:value-type="float" office:value="52.9229850769043" calcext:value-type="float">
            <text:p>52.9229850769043</text:p>
          </table:table-cell>
          <table:table-cell office:value-type="float" office:value="-0.277562409639359" calcext:value-type="float">
            <text:p>-0.277562409639359</text:p>
          </table:table-cell>
          <table:table-cell office:value-type="float" office:value="0.00381807400844991" calcext:value-type="float">
            <text:p>0.00381807400845</text:p>
          </table:table-cell>
          <table:table-cell office:value-type="float" office:value="2.67176103591919" calcext:value-type="float">
            <text:p>2.67176103591919</text:p>
          </table:table-cell>
          <table:table-cell table:formula="of:=SQRT([.C751]*[.C751]+[.D751]*[.D751])" office:value-type="float" office:value="2.67176376402277" calcext:value-type="float">
            <text:p>2.67176376402277</text:p>
          </table:table-cell>
          <table:table-cell table:number-columns-repeated="5"/>
        </table:table-row>
        <table:table-row table:style-name="ro1">
          <table:table-cell office:value-type="float" office:value="52.9936408996582" calcext:value-type="float">
            <text:p>52.9936408996582</text:p>
          </table:table-cell>
          <table:table-cell office:value-type="float" office:value="-0.278098672628403" calcext:value-type="float">
            <text:p>-0.278098672628403</text:p>
          </table:table-cell>
          <table:table-cell office:value-type="float" office:value="0.00201791548170149" calcext:value-type="float">
            <text:p>0.002017915481701</text:p>
          </table:table-cell>
          <table:table-cell office:value-type="float" office:value="2.67896056175232" calcext:value-type="float">
            <text:p>2.67896056175232</text:p>
          </table:table-cell>
          <table:table-cell table:formula="of:=SQRT([.C752]*[.C752]+[.D752]*[.D752])" office:value-type="float" office:value="2.67896132174528" calcext:value-type="float">
            <text:p>2.67896132174528</text:p>
          </table:table-cell>
          <table:table-cell table:number-columns-repeated="5"/>
        </table:table-row>
        <table:table-row table:style-name="ro1">
          <table:table-cell office:value-type="float" office:value="53.0643005371094" calcext:value-type="float">
            <text:p>53.0643005371094</text:p>
          </table:table-cell>
          <table:table-cell office:value-type="float" office:value="-0.278643071651459" calcext:value-type="float">
            <text:p>-0.278643071651459</text:p>
          </table:table-cell>
          <table:table-cell office:value-type="float" office:value="0.000216586209717207" calcext:value-type="float">
            <text:p>0.000216586209717</text:p>
          </table:table-cell>
          <table:table-cell office:value-type="float" office:value="2.68614649772644" calcext:value-type="float">
            <text:p>2.68614649772644</text:p>
          </table:table-cell>
          <table:table-cell table:formula="of:=SQRT([.C753]*[.C753]+[.D753]*[.D753])" office:value-type="float" office:value="2.6861465064582" calcext:value-type="float">
            <text:p>2.6861465064582</text:p>
          </table:table-cell>
          <table:table-cell table:number-columns-repeated="5"/>
        </table:table-row>
        <table:table-row table:style-name="ro1">
          <table:table-cell office:value-type="float" office:value="53.1349563598633" calcext:value-type="float">
            <text:p>53.1349563598633</text:p>
          </table:table-cell>
          <table:table-cell office:value-type="float" office:value="-0.278873056173325" calcext:value-type="float">
            <text:p>-0.278873056173325</text:p>
          </table:table-cell>
          <table:table-cell office:value-type="float" office:value="-0.00157907162792981" calcext:value-type="float">
            <text:p>-0.00157907162793</text:p>
          </table:table-cell>
          <table:table-cell office:value-type="float" office:value="2.69330024719238" calcext:value-type="float">
            <text:p>2.69330024719238</text:p>
          </table:table-cell>
          <table:table-cell table:formula="of:=SQRT([.C754]*[.C754]+[.D754]*[.D754])" office:value-type="float" office:value="2.69330071009417" calcext:value-type="float">
            <text:p>2.69330071009417</text:p>
          </table:table-cell>
          <table:table-cell table:number-columns-repeated="5"/>
        </table:table-row>
        <table:table-row table:style-name="ro1">
          <table:table-cell office:value-type="float" office:value="53.2056159973145" calcext:value-type="float">
            <text:p>53.2056159973145</text:p>
          </table:table-cell>
          <table:table-cell office:value-type="float" office:value="-0.278784900903702" calcext:value-type="float">
            <text:p>-0.278784900903702</text:p>
          </table:table-cell>
          <table:table-cell office:value-type="float" office:value="-0.00336759188212454" calcext:value-type="float">
            <text:p>-0.003367591882125</text:p>
          </table:table-cell>
          <table:table-cell office:value-type="float" office:value="2.70042514801025" calcext:value-type="float">
            <text:p>2.70042514801025</text:p>
          </table:table-cell>
          <table:table-cell table:formula="of:=SQRT([.C755]*[.C755]+[.D755]*[.D755])" office:value-type="float" office:value="2.70042724780381" calcext:value-type="float">
            <text:p>2.70042724780381</text:p>
          </table:table-cell>
          <table:table-cell table:number-columns-repeated="5"/>
        </table:table-row>
        <table:table-row table:style-name="ro1">
          <table:table-cell office:value-type="float" office:value="53.2762718200684" calcext:value-type="float">
            <text:p>53.2762718200684</text:p>
          </table:table-cell>
          <table:table-cell office:value-type="float" office:value="-0.278705149888992" calcext:value-type="float">
            <text:p>-0.278705149888992</text:p>
          </table:table-cell>
          <table:table-cell office:value-type="float" office:value="-0.00515542970970273" calcext:value-type="float">
            <text:p>-0.005155429709703</text:p>
          </table:table-cell>
          <table:table-cell office:value-type="float" office:value="2.70753860473633" calcext:value-type="float">
            <text:p>2.70753860473633</text:p>
          </table:table-cell>
          <table:table-cell table:formula="of:=SQRT([.C756]*[.C756]+[.D756]*[.D756])" office:value-type="float" office:value="2.70754351296393" calcext:value-type="float">
            <text:p>2.70754351296393</text:p>
          </table:table-cell>
          <table:table-cell table:number-columns-repeated="5"/>
        </table:table-row>
        <table:table-row table:style-name="ro1">
          <table:table-cell office:value-type="float" office:value="53.3469314575195" calcext:value-type="float">
            <text:p>53.3469314575195</text:p>
          </table:table-cell>
          <table:table-cell office:value-type="float" office:value="-0.278633713722229" calcext:value-type="float">
            <text:p>-0.278633713722229</text:p>
          </table:table-cell>
          <table:table-cell office:value-type="float" office:value="-0.00694261258468032" calcext:value-type="float">
            <text:p>-0.00694261258468</text:p>
          </table:table-cell>
          <table:table-cell office:value-type="float" office:value="2.71464204788208" calcext:value-type="float">
            <text:p>2.71464204788208</text:p>
          </table:table-cell>
          <table:table-cell table:formula="of:=SQRT([.C757]*[.C757]+[.D757]*[.D757])" office:value-type="float" office:value="2.71465092562541" calcext:value-type="float">
            <text:p>2.71465092562541</text:p>
          </table:table-cell>
          <table:table-cell table:number-columns-repeated="5"/>
        </table:table-row>
        <table:table-row table:style-name="ro1">
          <table:table-cell office:value-type="float" office:value="53.4175910949707" calcext:value-type="float">
            <text:p>53.4175910949707</text:p>
          </table:table-cell>
          <table:table-cell office:value-type="float" office:value="-0.278570473194122" calcext:value-type="float">
            <text:p>-0.278570473194122</text:p>
          </table:table-cell>
          <table:table-cell office:value-type="float" office:value="-0.00872909650206566" calcext:value-type="float">
            <text:p>-0.008729096502066</text:p>
          </table:table-cell>
          <table:table-cell office:value-type="float" office:value="2.72173738479614" calcext:value-type="float">
            <text:p>2.72173738479614</text:p>
          </table:table-cell>
          <table:table-cell table:formula="of:=SQRT([.C758]*[.C758]+[.D758]*[.D758])" office:value-type="float" office:value="2.72175138264366" calcext:value-type="float">
            <text:p>2.72175138264366</text:p>
          </table:table-cell>
          <table:table-cell table:number-columns-repeated="5"/>
        </table:table-row>
        <table:table-row table:style-name="ro1">
          <table:table-cell office:value-type="float" office:value="53.4882469177246" calcext:value-type="float">
            <text:p>53.4882469177246</text:p>
          </table:table-cell>
          <table:table-cell office:value-type="float" office:value="-0.278515636920929" calcext:value-type="float">
            <text:p>-0.278515636920929</text:p>
          </table:table-cell>
          <table:table-cell office:value-type="float" office:value="-0.0105148982256651" calcext:value-type="float">
            <text:p>-0.010514898225665</text:p>
          </table:table-cell>
          <table:table-cell office:value-type="float" office:value="2.72882127761841" calcext:value-type="float">
            <text:p>2.72882127761841</text:p>
          </table:table-cell>
          <table:table-cell table:formula="of:=SQRT([.C759]*[.C759]+[.D759]*[.D759])" office:value-type="float" office:value="2.72884153593932" calcext:value-type="float">
            <text:p>2.72884153593932</text:p>
          </table:table-cell>
          <table:table-cell table:number-columns-repeated="5"/>
        </table:table-row>
        <table:table-row table:style-name="ro1">
          <table:table-cell office:value-type="float" office:value="53.5589065551758" calcext:value-type="float">
            <text:p>53.5589065551758</text:p>
          </table:table-cell>
          <table:table-cell office:value-type="float" office:value="-0.278469085693359" calcext:value-type="float">
            <text:p>-0.278469085693359</text:p>
          </table:table-cell>
          <table:table-cell office:value-type="float" office:value="-0.0123000210151076" calcext:value-type="float">
            <text:p>-0.012300021015108</text:p>
          </table:table-cell>
          <table:table-cell office:value-type="float" office:value="2.73589515686035" calcext:value-type="float">
            <text:p>2.73589515686035</text:p>
          </table:table-cell>
          <table:table-cell table:formula="of:=SQRT([.C760]*[.C760]+[.D760]*[.D760])" office:value-type="float" office:value="2.73592280590094" calcext:value-type="float">
            <text:p>2.73592280590094</text:p>
          </table:table-cell>
          <table:table-cell table:number-columns-repeated="5"/>
        </table:table-row>
        <table:table-row table:style-name="ro1">
          <table:table-cell office:value-type="float" office:value="53.629566192627" calcext:value-type="float">
            <text:p>53.629566192627</text:p>
          </table:table-cell>
          <table:table-cell office:value-type="float" office:value="-0.278430849313736" calcext:value-type="float">
            <text:p>-0.278430849313736</text:p>
          </table:table-cell>
          <table:table-cell office:value-type="float" office:value="-0.0140844648703933" calcext:value-type="float">
            <text:p>-0.014084464870393</text:p>
          </table:table-cell>
          <table:table-cell office:value-type="float" office:value="2.74295949935913" calcext:value-type="float">
            <text:p>2.74295949935913</text:p>
          </table:table-cell>
          <table:table-cell table:formula="of:=SQRT([.C761]*[.C761]+[.D761]*[.D761])" office:value-type="float" office:value="2.74299565936134" calcext:value-type="float">
            <text:p>2.74299565936134</text:p>
          </table:table-cell>
          <table:table-cell table:number-columns-repeated="5"/>
        </table:table-row>
        <table:table-row table:style-name="ro1">
          <table:table-cell office:value-type="float" office:value="53.7002220153809" calcext:value-type="float">
            <text:p>53.7002220153809</text:p>
          </table:table-cell>
          <table:table-cell office:value-type="float" office:value="-0.278400808572769" calcext:value-type="float">
            <text:p>-0.278400808572769</text:p>
          </table:table-cell>
          <table:table-cell office:value-type="float" office:value="-0.0158682335168123" calcext:value-type="float">
            <text:p>-0.015868233516812</text:p>
          </table:table-cell>
          <table:table-cell office:value-type="float" office:value="2.75001549720764" calcext:value-type="float">
            <text:p>2.75001549720764</text:p>
          </table:table-cell>
          <table:table-cell table:formula="of:=SQRT([.C762]*[.C762]+[.D762]*[.D762])" office:value-type="float" office:value="2.75006127853856" calcext:value-type="float">
            <text:p>2.75006127853856</text:p>
          </table:table-cell>
          <table:table-cell table:number-columns-repeated="5"/>
        </table:table-row>
        <table:table-row table:style-name="ro1">
          <table:table-cell office:value-type="float" office:value="53.770881652832" calcext:value-type="float">
            <text:p>53.770881652832</text:p>
          </table:table-cell>
          <table:table-cell office:value-type="float" office:value="-0.277896821498871" calcext:value-type="float">
            <text:p>-0.277896821498871</text:p>
          </table:table-cell>
          <table:table-cell office:value-type="float" office:value="-0.0176094397902489" calcext:value-type="float">
            <text:p>-0.017609439790249</text:p>
          </table:table-cell>
          <table:table-cell office:value-type="float" office:value="2.75697827339172" calcext:value-type="float">
            <text:p>2.75697827339172</text:p>
          </table:table-cell>
          <table:table-cell table:formula="of:=SQRT([.C763]*[.C763]+[.D763]*[.D763])" office:value-type="float" office:value="2.75703451054275" calcext:value-type="float">
            <text:p>2.75703451054275</text:p>
          </table:table-cell>
          <table:table-cell table:number-columns-repeated="5"/>
        </table:table-row>
        <table:table-row table:style-name="ro1">
          <table:table-cell office:value-type="float" office:value="53.8415374755859" calcext:value-type="float">
            <text:p>53.8415374755859</text:p>
          </table:table-cell>
          <table:table-cell office:value-type="float" office:value="-0.277223885059357" calcext:value-type="float">
            <text:p>-0.277223885059357</text:p>
          </table:table-cell>
          <table:table-cell office:value-type="float" office:value="-0.0193322598934174" calcext:value-type="float">
            <text:p>-0.019332259893417</text:p>
          </table:table-cell>
          <table:table-cell office:value-type="float" office:value="2.76390337944031" calcext:value-type="float">
            <text:p>2.76390337944031</text:p>
          </table:table-cell>
          <table:table-cell table:formula="of:=SQRT([.C764]*[.C764]+[.D764]*[.D764])" office:value-type="float" office:value="2.7639709888409" calcext:value-type="float">
            <text:p>2.7639709888409</text:p>
          </table:table-cell>
          <table:table-cell table:number-columns-repeated="5"/>
        </table:table-row>
        <table:table-row table:style-name="ro1">
          <table:table-cell office:value-type="float" office:value="53.9121971130371" calcext:value-type="float">
            <text:p>53.9121971130371</text:p>
          </table:table-cell>
          <table:table-cell office:value-type="float" office:value="-0.276558458805084" calcext:value-type="float">
            <text:p>-0.276558458805084</text:p>
          </table:table-cell>
          <table:table-cell office:value-type="float" office:value="-0.0210517756640911" calcext:value-type="float">
            <text:p>-0.021051775664091</text:p>
          </table:table-cell>
          <table:table-cell office:value-type="float" office:value="2.77082347869873" calcext:value-type="float">
            <text:p>2.77082347869873</text:p>
          </table:table-cell>
          <table:table-cell table:formula="of:=SQRT([.C765]*[.C765]+[.D765]*[.D765])" office:value-type="float" office:value="2.77090344966524" calcext:value-type="float">
            <text:p>2.77090344966524</text:p>
          </table:table-cell>
          <table:table-cell table:number-columns-repeated="5"/>
        </table:table-row>
        <table:table-row table:style-name="ro1">
          <table:table-cell office:value-type="float" office:value="53.9828567504883" calcext:value-type="float">
            <text:p>53.9828567504883</text:p>
          </table:table-cell>
          <table:table-cell office:value-type="float" office:value="-0.27590075135231" calcext:value-type="float">
            <text:p>-0.27590075135231</text:p>
          </table:table-cell>
          <table:table-cell office:value-type="float" office:value="-0.0227678902447224" calcext:value-type="float">
            <text:p>-0.022767890244722</text:p>
          </table:table-cell>
          <table:table-cell office:value-type="float" office:value="2.77773475646973" calcext:value-type="float">
            <text:p>2.77773475646973</text:p>
          </table:table-cell>
          <table:table-cell table:formula="of:=SQRT([.C766]*[.C766]+[.D766]*[.D766])" office:value-type="float" office:value="2.77782806417643" calcext:value-type="float">
            <text:p>2.77782806417643</text:p>
          </table:table-cell>
          <table:table-cell table:number-columns-repeated="5"/>
        </table:table-row>
        <table:table-row table:style-name="ro1">
          <table:table-cell office:value-type="float" office:value="54.0535125732422" calcext:value-type="float">
            <text:p>54.0535125732422</text:p>
          </table:table-cell>
          <table:table-cell office:value-type="float" office:value="-0.275250643491745" calcext:value-type="float">
            <text:p>-0.275250643491745</text:p>
          </table:table-cell>
          <table:table-cell office:value-type="float" office:value="-0.0244806986302137" calcext:value-type="float">
            <text:p>-0.024480698630214</text:p>
          </table:table-cell>
          <table:table-cell office:value-type="float" office:value="2.78463888168335" calcext:value-type="float">
            <text:p>2.78463888168335</text:p>
          </table:table-cell>
          <table:table-cell table:formula="of:=SQRT([.C767]*[.C767]+[.D767]*[.D767])" office:value-type="float" office:value="2.78474648863916" calcext:value-type="float">
            <text:p>2.78474648863916</text:p>
          </table:table-cell>
          <table:table-cell table:number-columns-repeated="5"/>
        </table:table-row>
        <table:table-row table:style-name="ro1">
          <table:table-cell office:value-type="float" office:value="54.1241722106934" calcext:value-type="float">
            <text:p>54.1241722106934</text:p>
          </table:table-cell>
          <table:table-cell office:value-type="float" office:value="-0.274608165025711" calcext:value-type="float">
            <text:p>-0.274608165025711</text:p>
          </table:table-cell>
          <table:table-cell office:value-type="float" office:value="-0.0261901542544365" calcext:value-type="float">
            <text:p>-0.026190154254437</text:p>
          </table:table-cell>
          <table:table-cell office:value-type="float" office:value="2.79153633117676" calcext:value-type="float">
            <text:p>2.79153633117676</text:p>
          </table:table-cell>
          <table:table-cell table:formula="of:=SQRT([.C768]*[.C768]+[.D768]*[.D768])" office:value-type="float" office:value="2.79165918630116" calcext:value-type="float">
            <text:p>2.79165918630116</text:p>
          </table:table-cell>
          <table:table-cell table:number-columns-repeated="5"/>
        </table:table-row>
        <table:table-row table:style-name="ro1">
          <table:table-cell office:value-type="float" office:value="54.1948318481445" calcext:value-type="float">
            <text:p>54.1948318481445</text:p>
          </table:table-cell>
          <table:table-cell office:value-type="float" office:value="-0.273973166942596" calcext:value-type="float">
            <text:p>-0.273973166942596</text:p>
          </table:table-cell>
          <table:table-cell office:value-type="float" office:value="-0.027896212413907" calcext:value-type="float">
            <text:p>-0.027896212413907</text:p>
          </table:table-cell>
          <table:table-cell office:value-type="float" office:value="2.79842829704285" calcext:value-type="float">
            <text:p>2.79842829704285</text:p>
          </table:table-cell>
          <table:table-cell table:formula="of:=SQRT([.C769]*[.C769]+[.D769]*[.D769])" office:value-type="float" office:value="2.79856733568395" calcext:value-type="float">
            <text:p>2.79856733568395</text:p>
          </table:table-cell>
          <table:table-cell table:number-columns-repeated="5"/>
        </table:table-row>
        <table:table-row table:style-name="ro1">
          <table:table-cell office:value-type="float" office:value="54.2654876708984" calcext:value-type="float">
            <text:p>54.2654876708984</text:p>
          </table:table-cell>
          <table:table-cell office:value-type="float" office:value="-0.273345917463303" calcext:value-type="float">
            <text:p>-0.273345917463303</text:p>
          </table:table-cell>
          <table:table-cell office:value-type="float" office:value="-0.0295989625155926" calcext:value-type="float">
            <text:p>-0.029598962515593</text:p>
          </table:table-cell>
          <table:table-cell office:value-type="float" office:value="2.80531144142151" calcext:value-type="float">
            <text:p>2.80531144142151</text:p>
          </table:table-cell>
          <table:table-cell table:formula="of:=SQRT([.C770]*[.C770]+[.D770]*[.D770])" office:value-type="float" office:value="2.80546758704363" calcext:value-type="float">
            <text:p>2.80546758704363</text:p>
          </table:table-cell>
          <table:table-cell table:number-columns-repeated="5"/>
        </table:table-row>
        <table:table-row table:style-name="ro1">
          <table:table-cell office:value-type="float" office:value="54.3361473083496" calcext:value-type="float">
            <text:p>54.3361473083496</text:p>
          </table:table-cell>
          <table:table-cell office:value-type="float" office:value="-0.272726267576218" calcext:value-type="float">
            <text:p>-0.272726267576218</text:p>
          </table:table-cell>
          <table:table-cell office:value-type="float" office:value="-0.0312983132898808" calcext:value-type="float">
            <text:p>-0.031298313289881</text:p>
          </table:table-cell>
          <table:table-cell office:value-type="float" office:value="2.81218767166138" calcext:value-type="float">
            <text:p>2.81218767166138</text:p>
          </table:table-cell>
          <table:table-cell table:formula="of:=SQRT([.C771]*[.C771]+[.D771]*[.D771])" office:value-type="float" office:value="2.81236183395008" calcext:value-type="float">
            <text:p>2.81236183395008</text:p>
          </table:table-cell>
          <table:table-cell table:number-columns-repeated="5"/>
        </table:table-row>
        <table:table-row table:style-name="ro1">
          <table:table-cell office:value-type="float" office:value="54.4068069458008" calcext:value-type="float">
            <text:p>54.4068069458008</text:p>
          </table:table-cell>
          <table:table-cell office:value-type="float" office:value="-0.271568208932877" calcext:value-type="float">
            <text:p>-0.271568208932877</text:p>
          </table:table-cell>
          <table:table-cell office:value-type="float" office:value="-0.0328798331320286" calcext:value-type="float">
            <text:p>-0.032879833132029</text:p>
          </table:table-cell>
          <table:table-cell office:value-type="float" office:value="2.8189868927002" calcext:value-type="float">
            <text:p>2.8189868927002</text:p>
          </table:table-cell>
          <table:table-cell table:formula="of:=SQRT([.C772]*[.C772]+[.D772]*[.D772])" office:value-type="float" office:value="2.8191786365256" calcext:value-type="float">
            <text:p>2.8191786365256</text:p>
          </table:table-cell>
          <table:table-cell table:number-columns-repeated="5"/>
        </table:table-row>
        <table:table-row table:style-name="ro1">
          <table:table-cell office:value-type="float" office:value="54.4774627685547" calcext:value-type="float">
            <text:p>54.4774627685547</text:p>
          </table:table-cell>
          <table:table-cell office:value-type="float" office:value="-0.27040046453476" calcext:value-type="float">
            <text:p>-0.27040046453476</text:p>
          </table:table-cell>
          <table:table-cell office:value-type="float" office:value="-0.0344525240361691" calcext:value-type="float">
            <text:p>-0.034452524036169</text:p>
          </table:table-cell>
          <table:table-cell office:value-type="float" office:value="2.82577967643738" calcext:value-type="float">
            <text:p>2.82577967643738</text:p>
          </table:table-cell>
          <table:table-cell table:formula="of:=SQRT([.C773]*[.C773]+[.D773]*[.D773])" office:value-type="float" office:value="2.82598969498811" calcext:value-type="float">
            <text:p>2.82598969498811</text:p>
          </table:table-cell>
          <table:table-cell table:number-columns-repeated="5"/>
        </table:table-row>
        <table:table-row table:style-name="ro1">
          <table:table-cell office:value-type="float" office:value="54.5481224060059" calcext:value-type="float">
            <text:p>54.5481224060059</text:p>
          </table:table-cell>
          <table:table-cell office:value-type="float" office:value="-0.269241601228714" calcext:value-type="float">
            <text:p>-0.269241601228714</text:p>
          </table:table-cell>
          <table:table-cell office:value-type="float" office:value="-0.0360203720629215" calcext:value-type="float">
            <text:p>-0.036020372062922</text:p>
          </table:table-cell>
          <table:table-cell office:value-type="float" office:value="2.83257007598877" calcext:value-type="float">
            <text:p>2.83257007598877</text:p>
          </table:table-cell>
          <table:table-cell table:formula="of:=SQRT([.C774]*[.C774]+[.D774]*[.D774])" office:value-type="float" office:value="2.83279909322751" calcext:value-type="float">
            <text:p>2.83279909322751</text:p>
          </table:table-cell>
          <table:table-cell table:number-columns-repeated="5"/>
        </table:table-row>
        <table:table-row table:style-name="ro1">
          <table:table-cell office:value-type="float" office:value="54.618782043457" calcext:value-type="float">
            <text:p>54.618782043457</text:p>
          </table:table-cell>
          <table:table-cell office:value-type="float" office:value="-0.268091529607773" calcext:value-type="float">
            <text:p>-0.268091529607773</text:p>
          </table:table-cell>
          <table:table-cell office:value-type="float" office:value="-0.0375833362340927" calcext:value-type="float">
            <text:p>-0.037583336234093</text:p>
          </table:table-cell>
          <table:table-cell office:value-type="float" office:value="2.83936023712158" calcext:value-type="float">
            <text:p>2.83936023712158</text:p>
          </table:table-cell>
          <table:table-cell table:formula="of:=SQRT([.C775]*[.C775]+[.D775]*[.D775])" office:value-type="float" office:value="2.83960896309855" calcext:value-type="float">
            <text:p>2.83960896309855</text:p>
          </table:table-cell>
          <table:table-cell table:number-columns-repeated="5"/>
        </table:table-row>
        <table:table-row table:style-name="ro1">
          <table:table-cell office:value-type="float" office:value="54.6894378662109" calcext:value-type="float">
            <text:p>54.6894378662109</text:p>
          </table:table-cell>
          <table:table-cell office:value-type="float" office:value="-0.266950458288193" calcext:value-type="float">
            <text:p>-0.266950458288193</text:p>
          </table:table-cell>
          <table:table-cell office:value-type="float" office:value="-0.0391413755714893" calcext:value-type="float">
            <text:p>-0.039141375571489</text:p>
          </table:table-cell>
          <table:table-cell office:value-type="float" office:value="2.84614634513855" calcext:value-type="float">
            <text:p>2.84614634513855</text:p>
          </table:table-cell>
          <table:table-cell table:formula="of:=SQRT([.C776]*[.C776]+[.D776]*[.D776])" office:value-type="float" office:value="2.84641547656472" calcext:value-type="float">
            <text:p>2.84641547656472</text:p>
          </table:table-cell>
          <table:table-cell table:number-columns-repeated="5"/>
        </table:table-row>
        <table:table-row table:style-name="ro1">
          <table:table-cell office:value-type="float" office:value="54.7600975036621" calcext:value-type="float">
            <text:p>54.7600975036621</text:p>
          </table:table-cell>
          <table:table-cell office:value-type="float" office:value="-0.265818297863007" calcext:value-type="float">
            <text:p>-0.265818297863007</text:p>
          </table:table-cell>
          <table:table-cell office:value-type="float" office:value="-0.040694572031498" calcext:value-type="float">
            <text:p>-0.040694572031498</text:p>
          </table:table-cell>
          <table:table-cell office:value-type="float" office:value="2.85293054580688" calcext:value-type="float">
            <text:p>2.85293054580688</text:p>
          </table:table-cell>
          <table:table-cell table:formula="of:=SQRT([.C777]*[.C777]+[.D777]*[.D777])" office:value-type="float" office:value="2.85322076737689" calcext:value-type="float">
            <text:p>2.85322076737689</text:p>
          </table:table-cell>
          <table:table-cell table:number-columns-repeated="5"/>
        </table:table-row>
        <table:table-row table:style-name="ro1">
          <table:table-cell office:value-type="float" office:value="54.830753326416" calcext:value-type="float">
            <text:p>54.830753326416</text:p>
          </table:table-cell>
          <table:table-cell office:value-type="float" office:value="-0.264695018529892" calcext:value-type="float">
            <text:p>-0.264695018529892</text:p>
          </table:table-cell>
          <table:table-cell office:value-type="float" office:value="-0.042242843657732" calcext:value-type="float">
            <text:p>-0.042242843657732</text:p>
          </table:table-cell>
          <table:table-cell office:value-type="float" office:value="2.85971236228943" calcext:value-type="float">
            <text:p>2.85971236228943</text:p>
          </table:table-cell>
          <table:table-cell table:formula="of:=SQRT([.C778]*[.C778]+[.D778]*[.D778])" office:value-type="float" office:value="2.86002434480395" calcext:value-type="float">
            <text:p>2.86002434480395</text:p>
          </table:table-cell>
          <table:table-cell table:number-columns-repeated="5"/>
        </table:table-row>
        <table:table-row table:style-name="ro1">
          <table:table-cell office:value-type="float" office:value="54.9014129638672" calcext:value-type="float">
            <text:p>54.9014129638672</text:p>
          </table:table-cell>
          <table:table-cell office:value-type="float" office:value="-0.263580530881882" calcext:value-type="float">
            <text:p>-0.263580530881882</text:p>
          </table:table-cell>
          <table:table-cell office:value-type="float" office:value="-0.0437862649559975" calcext:value-type="float">
            <text:p>-0.043786264955998</text:p>
          </table:table-cell>
          <table:table-cell office:value-type="float" office:value="2.86649370193481" calcext:value-type="float">
            <text:p>2.86649370193481</text:p>
          </table:table-cell>
          <table:table-cell table:formula="of:=SQRT([.C779]*[.C779]+[.D779]*[.D779])" office:value-type="float" office:value="2.86682810440925" calcext:value-type="float">
            <text:p>2.86682810440925</text:p>
          </table:table-cell>
          <table:table-cell table:number-columns-repeated="5"/>
        </table:table-row>
        <table:table-row table:style-name="ro1">
          <table:table-cell office:value-type="float" office:value="54.9720726013184" calcext:value-type="float">
            <text:p>54.9720726013184</text:p>
          </table:table-cell>
          <table:table-cell office:value-type="float" office:value="-0.262372940778732" calcext:value-type="float">
            <text:p>-0.262372940778732</text:p>
          </table:table-cell>
          <table:table-cell office:value-type="float" office:value="-0.0452693589031696" calcext:value-type="float">
            <text:p>-0.04526935890317</text:p>
          </table:table-cell>
          <table:table-cell office:value-type="float" office:value="2.87324643135071" calcext:value-type="float">
            <text:p>2.87324643135071</text:p>
          </table:table-cell>
          <table:table-cell table:formula="of:=SQRT([.C780]*[.C780]+[.D780]*[.D780])" office:value-type="float" office:value="2.87360302932139" calcext:value-type="float">
            <text:p>2.87360302932139</text:p>
          </table:table-cell>
          <table:table-cell table:number-columns-repeated="5"/>
        </table:table-row>
        <table:table-row table:style-name="ro1">
          <table:table-cell office:value-type="float" office:value="55.0427284240723" calcext:value-type="float">
            <text:p>55.0427284240723</text:p>
          </table:table-cell>
          <table:table-cell office:value-type="float" office:value="-0.260772198438644" calcext:value-type="float">
            <text:p>-0.260772198438644</text:p>
          </table:table-cell>
          <table:table-cell office:value-type="float" office:value="-0.0465286783874035" calcext:value-type="float">
            <text:p>-0.046528678387404</text:p>
          </table:table-cell>
          <table:table-cell office:value-type="float" office:value="2.87990164756775" calcext:value-type="float">
            <text:p>2.87990164756775</text:p>
          </table:table-cell>
          <table:table-cell table:formula="of:=SQRT([.C781]*[.C781]+[.D781]*[.D781])" office:value-type="float" office:value="2.88027748968323" calcext:value-type="float">
            <text:p>2.88027748968323</text:p>
          </table:table-cell>
          <table:table-cell table:number-columns-repeated="5"/>
        </table:table-row>
        <table:table-row table:style-name="ro1">
          <table:table-cell office:value-type="float" office:value="55.1133880615234" calcext:value-type="float">
            <text:p>55.1133880615234</text:p>
          </table:table-cell>
          <table:table-cell office:value-type="float" office:value="-0.259183436632156" calcext:value-type="float">
            <text:p>-0.259183436632156</text:p>
          </table:table-cell>
          <table:table-cell office:value-type="float" office:value="-0.0477839075028896" calcext:value-type="float">
            <text:p>-0.04778390750289</text:p>
          </table:table-cell>
          <table:table-cell office:value-type="float" office:value="2.88656187057495" calcext:value-type="float">
            <text:p>2.88656187057495</text:p>
          </table:table-cell>
          <table:table-cell table:formula="of:=SQRT([.C782]*[.C782]+[.D782]*[.D782])" office:value-type="float" office:value="2.8869573489183" calcext:value-type="float">
            <text:p>2.8869573489183</text:p>
          </table:table-cell>
          <table:table-cell table:number-columns-repeated="5"/>
        </table:table-row>
        <table:table-row table:style-name="ro1">
          <table:table-cell office:value-type="float" office:value="55.1840438842774" calcext:value-type="float">
            <text:p>55.1840438842774</text:p>
          </table:table-cell>
          <table:table-cell office:value-type="float" office:value="-0.257606863975525" calcext:value-type="float">
            <text:p>-0.257606863975525</text:p>
          </table:table-cell>
          <table:table-cell office:value-type="float" office:value="-0.0490349940955639" calcext:value-type="float">
            <text:p>-0.049034994095564</text:p>
          </table:table-cell>
          <table:table-cell office:value-type="float" office:value="2.89322376251221" calcext:value-type="float">
            <text:p>2.89322376251221</text:p>
          </table:table-cell>
          <table:table-cell table:formula="of:=SQRT([.C783]*[.C783]+[.D783]*[.D783])" office:value-type="float" office:value="2.89363926062169" calcext:value-type="float">
            <text:p>2.89363926062169</text:p>
          </table:table-cell>
          <table:table-cell table:number-columns-repeated="5"/>
        </table:table-row>
        <table:table-row table:style-name="ro1">
          <table:table-cell office:value-type="float" office:value="55.2547035217285" calcext:value-type="float">
            <text:p>55.2547035217285</text:p>
          </table:table-cell>
          <table:table-cell office:value-type="float" office:value="-0.256042331457138" calcext:value-type="float">
            <text:p>-0.256042331457138</text:p>
          </table:table-cell>
          <table:table-cell office:value-type="float" office:value="-0.050281997770071" calcext:value-type="float">
            <text:p>-0.050281997770071</text:p>
          </table:table-cell>
          <table:table-cell office:value-type="float" office:value="2.89988923072815" calcext:value-type="float">
            <text:p>2.89988923072815</text:p>
          </table:table-cell>
          <table:table-cell table:formula="of:=SQRT([.C784]*[.C784]+[.D784]*[.D784])" office:value-type="float" office:value="2.90032512484253" calcext:value-type="float">
            <text:p>2.90032512484253</text:p>
          </table:table-cell>
          <table:table-cell table:number-columns-repeated="5"/>
        </table:table-row>
        <table:table-row table:style-name="ro1">
          <table:table-cell office:value-type="float" office:value="55.3253593444824" calcext:value-type="float">
            <text:p>55.3253593444824</text:p>
          </table:table-cell>
          <table:table-cell office:value-type="float" office:value="-0.254489898681641" calcext:value-type="float">
            <text:p>-0.254489898681641</text:p>
          </table:table-cell>
          <table:table-cell office:value-type="float" office:value="-0.0515248477458954" calcext:value-type="float">
            <text:p>-0.051524847745895</text:p>
          </table:table-cell>
          <table:table-cell office:value-type="float" office:value="2.9065580368042" calcext:value-type="float">
            <text:p>2.9065580368042</text:p>
          </table:table-cell>
          <table:table-cell table:formula="of:=SQRT([.C785]*[.C785]+[.D785]*[.D785])" office:value-type="float" office:value="2.90701469401968" calcext:value-type="float">
            <text:p>2.90701469401968</text:p>
          </table:table-cell>
          <table:table-cell table:number-columns-repeated="5"/>
        </table:table-row>
        <table:table-row table:style-name="ro1">
          <table:table-cell office:value-type="float" office:value="55.3960189819336" calcext:value-type="float">
            <text:p>55.3960189819336</text:p>
          </table:table-cell>
          <table:table-cell office:value-type="float" office:value="-0.252949416637421" calcext:value-type="float">
            <text:p>-0.252949416637421</text:p>
          </table:table-cell>
          <table:table-cell office:value-type="float" office:value="-0.052763607352972" calcext:value-type="float">
            <text:p>-0.052763607352972</text:p>
          </table:table-cell>
          <table:table-cell office:value-type="float" office:value="2.91323208808899" calcext:value-type="float">
            <text:p>2.91323208808899</text:p>
          </table:table-cell>
          <table:table-cell table:formula="of:=SQRT([.C786]*[.C786]+[.D786]*[.D786])" office:value-type="float" office:value="2.91370986842071" calcext:value-type="float">
            <text:p>2.91370986842071</text:p>
          </table:table-cell>
          <table:table-cell table:number-columns-repeated="5"/>
        </table:table-row>
        <table:table-row table:style-name="ro1">
          <table:table-cell office:value-type="float" office:value="55.4666786193848" calcext:value-type="float">
            <text:p>55.4666786193848</text:p>
          </table:table-cell>
          <table:table-cell office:value-type="float" office:value="-0.251421123743057" calcext:value-type="float">
            <text:p>-0.251421123743057</text:p>
          </table:table-cell>
          <table:table-cell office:value-type="float" office:value="-0.0539982542395592" calcext:value-type="float">
            <text:p>-0.053998254239559</text:p>
          </table:table-cell>
          <table:table-cell office:value-type="float" office:value="2.91990780830383" calcext:value-type="float">
            <text:p>2.91990780830383</text:p>
          </table:table-cell>
          <table:table-cell table:formula="of:=SQRT([.C787]*[.C787]+[.D787]*[.D787])" office:value-type="float" office:value="2.9204070641701" calcext:value-type="float">
            <text:p>2.9204070641701</text:p>
          </table:table-cell>
          <table:table-cell table:number-columns-repeated="5"/>
        </table:table-row>
        <table:table-row table:style-name="ro1">
          <table:table-cell office:value-type="float" office:value="55.5373344421387" calcext:value-type="float">
            <text:p>55.5373344421387</text:p>
          </table:table-cell>
          <table:table-cell office:value-type="float" office:value="-0.249904900789261" calcext:value-type="float">
            <text:p>-0.249904900789261</text:p>
          </table:table-cell>
          <table:table-cell office:value-type="float" office:value="-0.0552287548780441" calcext:value-type="float">
            <text:p>-0.055228754878044</text:p>
          </table:table-cell>
          <table:table-cell office:value-type="float" office:value="2.92658686637878" calcext:value-type="float">
            <text:p>2.92658686637878</text:p>
          </table:table-cell>
          <table:table-cell table:formula="of:=SQRT([.C788]*[.C788]+[.D788]*[.D788])" office:value-type="float" office:value="2.92710794160826" calcext:value-type="float">
            <text:p>2.92710794160826</text:p>
          </table:table-cell>
          <table:table-cell table:number-columns-repeated="5"/>
        </table:table-row>
        <table:table-row table:style-name="ro1">
          <table:table-cell office:value-type="float" office:value="55.6079940795898" calcext:value-type="float">
            <text:p>55.6079940795898</text:p>
          </table:table-cell>
          <table:table-cell office:value-type="float" office:value="-0.24821138381958" calcext:value-type="float">
            <text:p>-0.24821138381958</text:p>
          </table:table-cell>
          <table:table-cell office:value-type="float" office:value="-0.0563126914203167" calcext:value-type="float">
            <text:p>-0.056312691420317</text:p>
          </table:table-cell>
          <table:table-cell office:value-type="float" office:value="2.93323302268982" calcext:value-type="float">
            <text:p>2.93323302268982</text:p>
          </table:table-cell>
          <table:table-cell table:formula="of:=SQRT([.C789]*[.C789]+[.D789]*[.D789])" office:value-type="float" office:value="2.93377352306088" calcext:value-type="float">
            <text:p>2.93377352306088</text:p>
          </table:table-cell>
          <table:table-cell table:number-columns-repeated="5"/>
        </table:table-row>
        <table:table-row table:style-name="ro1">
          <table:table-cell office:value-type="float" office:value="55.6786499023437" calcext:value-type="float">
            <text:p>55.6786499023437</text:p>
          </table:table-cell>
          <table:table-cell office:value-type="float" office:value="-0.246286779642105" calcext:value-type="float">
            <text:p>-0.246286779642105</text:p>
          </table:table-cell>
          <table:table-cell office:value-type="float" office:value="-0.0572098307311535" calcext:value-type="float">
            <text:p>-0.057209830731154</text:p>
          </table:table-cell>
          <table:table-cell office:value-type="float" office:value="2.93983483314514" calcext:value-type="float">
            <text:p>2.93983483314514</text:p>
          </table:table-cell>
          <table:table-cell table:formula="of:=SQRT([.C790]*[.C790]+[.D790]*[.D790])" office:value-type="float" office:value="2.94039143838126" calcext:value-type="float">
            <text:p>2.94039143838126</text:p>
          </table:table-cell>
          <table:table-cell table:number-columns-repeated="5"/>
        </table:table-row>
        <table:table-row table:style-name="ro1">
          <table:table-cell office:value-type="float" office:value="55.7493095397949" calcext:value-type="float">
            <text:p>55.7493095397949</text:p>
          </table:table-cell>
          <table:table-cell office:value-type="float" office:value="-0.244375333189964" calcext:value-type="float">
            <text:p>-0.244375333189964</text:p>
          </table:table-cell>
          <table:table-cell office:value-type="float" office:value="-0.0581043772399426" calcext:value-type="float">
            <text:p>-0.058104377239943</text:p>
          </table:table-cell>
          <table:table-cell office:value-type="float" office:value="2.946444272995" calcext:value-type="float">
            <text:p>2.946444272995</text:p>
          </table:table-cell>
          <table:table-cell table:formula="of:=SQRT([.C791]*[.C791]+[.D791]*[.D791])" office:value-type="float" office:value="2.94701713135833" calcext:value-type="float">
            <text:p>2.94701713135833</text:p>
          </table:table-cell>
          <table:table-cell table:number-columns-repeated="5"/>
        </table:table-row>
        <table:table-row table:style-name="ro1">
          <table:table-cell office:value-type="float" office:value="55.8199691772461" calcext:value-type="float">
            <text:p>55.8199691772461</text:p>
          </table:table-cell>
          <table:table-cell office:value-type="float" office:value="-0.242477059364319" calcext:value-type="float">
            <text:p>-0.242477059364319</text:p>
          </table:table-cell>
          <table:table-cell office:value-type="float" office:value="-0.0589962601661682" calcext:value-type="float">
            <text:p>-0.058996260166168</text:p>
          </table:table-cell>
          <table:table-cell office:value-type="float" office:value="2.95306348800659" calcext:value-type="float">
            <text:p>2.95306348800659</text:p>
          </table:table-cell>
          <table:table-cell table:formula="of:=SQRT([.C792]*[.C792]+[.D792]*[.D792])" office:value-type="float" office:value="2.95365274243795" calcext:value-type="float">
            <text:p>2.95365274243795</text:p>
          </table:table-cell>
          <table:table-cell table:number-columns-repeated="5"/>
        </table:table-row>
        <table:table-row table:style-name="ro1">
          <table:table-cell office:value-type="float" office:value="55.890625" calcext:value-type="float">
            <text:p>55.890625</text:p>
          </table:table-cell>
          <table:table-cell office:value-type="float" office:value="-0.240592032670975" calcext:value-type="float">
            <text:p>-0.240592032670975</text:p>
          </table:table-cell>
          <table:table-cell office:value-type="float" office:value="-0.0598855577409267" calcext:value-type="float">
            <text:p>-0.059885557740927</text:p>
          </table:table-cell>
          <table:table-cell office:value-type="float" office:value="2.95968842506409" calcext:value-type="float">
            <text:p>2.95968842506409</text:p>
          </table:table-cell>
          <table:table-cell table:formula="of:=SQRT([.C793]*[.C793]+[.D793]*[.D793])" office:value-type="float" office:value="2.96029421738521" calcext:value-type="float">
            <text:p>2.96029421738521</text:p>
          </table:table-cell>
          <table:table-cell table:number-columns-repeated="5"/>
        </table:table-row>
        <table:table-row table:style-name="ro1">
          <table:table-cell office:value-type="float" office:value="55.9612846374512" calcext:value-type="float">
            <text:p>55.9612846374512</text:p>
          </table:table-cell>
          <table:table-cell office:value-type="float" office:value="-0.238720208406448" calcext:value-type="float">
            <text:p>-0.238720208406448</text:p>
          </table:table-cell>
          <table:table-cell office:value-type="float" office:value="-0.0607722364366055" calcext:value-type="float">
            <text:p>-0.060772236436606</text:p>
          </table:table-cell>
          <table:table-cell office:value-type="float" office:value="2.96632146835327" calcext:value-type="float">
            <text:p>2.96632146835327</text:p>
          </table:table-cell>
          <table:table-cell table:formula="of:=SQRT([.C794]*[.C794]+[.D794]*[.D794])" office:value-type="float" office:value="2.96694393582606" calcext:value-type="float">
            <text:p>2.96694393582606</text:p>
          </table:table-cell>
          <table:table-cell table:number-columns-repeated="5"/>
        </table:table-row>
        <table:table-row table:style-name="ro1">
          <table:table-cell office:value-type="float" office:value="56.0319442749023" calcext:value-type="float">
            <text:p>56.0319442749023</text:p>
          </table:table-cell>
          <table:table-cell office:value-type="float" office:value="-0.236861631274223" calcext:value-type="float">
            <text:p>-0.236861631274223</text:p>
          </table:table-cell>
          <table:table-cell office:value-type="float" office:value="-0.0616562627255917" calcext:value-type="float">
            <text:p>-0.061656262725592</text:p>
          </table:table-cell>
          <table:table-cell office:value-type="float" office:value="2.97296214103699" calcext:value-type="float">
            <text:p>2.97296214103699</text:p>
          </table:table-cell>
          <table:table-cell table:formula="of:=SQRT([.C795]*[.C795]+[.D795]*[.D795])" office:value-type="float" office:value="2.97360141693074" calcext:value-type="float">
            <text:p>2.97360141693074</text:p>
          </table:table-cell>
          <table:table-cell table:number-columns-repeated="5"/>
        </table:table-row>
        <table:table-row table:style-name="ro1">
          <table:table-cell office:value-type="float" office:value="56.1026000976563" calcext:value-type="float">
            <text:p>56.1026000976563</text:p>
          </table:table-cell>
          <table:table-cell office:value-type="float" office:value="-0.235016152262688" calcext:value-type="float">
            <text:p>-0.235016152262688</text:p>
          </table:table-cell>
          <table:table-cell office:value-type="float" office:value="-0.0625376775860786" calcext:value-type="float">
            <text:p>-0.062537677586079</text:p>
          </table:table-cell>
          <table:table-cell office:value-type="float" office:value="2.97961235046387" calcext:value-type="float">
            <text:p>2.97961235046387</text:p>
          </table:table-cell>
          <table:table-cell table:formula="of:=SQRT([.C796]*[.C796]+[.D796]*[.D796])" office:value-type="float" office:value="2.98026856510528" calcext:value-type="float">
            <text:p>2.98026856510528</text:p>
          </table:table-cell>
          <table:table-cell table:number-columns-repeated="5"/>
        </table:table-row>
        <table:table-row table:style-name="ro1">
          <table:table-cell office:value-type="float" office:value="56.1732597351074" calcext:value-type="float">
            <text:p>56.1732597351074</text:p>
          </table:table-cell>
          <table:table-cell office:value-type="float" office:value="-0.233183979988098" calcext:value-type="float">
            <text:p>-0.233183979988098</text:p>
          </table:table-cell>
          <table:table-cell office:value-type="float" office:value="-0.0634164586663246" calcext:value-type="float">
            <text:p>-0.063416458666325</text:p>
          </table:table-cell>
          <table:table-cell office:value-type="float" office:value="2.98626852035522" calcext:value-type="float">
            <text:p>2.98626852035522</text:p>
          </table:table-cell>
          <table:table-cell table:formula="of:=SQRT([.C797]*[.C797]+[.D797]*[.D797])" office:value-type="float" office:value="2.98694180105578" calcext:value-type="float">
            <text:p>2.98694180105578</text:p>
          </table:table-cell>
          <table:table-cell table:number-columns-repeated="5"/>
        </table:table-row>
        <table:table-row table:style-name="ro1">
          <table:table-cell office:value-type="float" office:value="56.2439193725586" calcext:value-type="float">
            <text:p>56.2439193725586</text:p>
          </table:table-cell>
          <table:table-cell office:value-type="float" office:value="-0.231172889471054" calcext:value-type="float">
            <text:p>-0.231172889471054</text:p>
          </table:table-cell>
          <table:table-cell office:value-type="float" office:value="-0.0641097649931908" calcext:value-type="float">
            <text:p>-0.064109764993191</text:p>
          </table:table-cell>
          <table:table-cell office:value-type="float" office:value="2.99289464950562" calcext:value-type="float">
            <text:p>2.99289464950562</text:p>
          </table:table-cell>
          <table:table-cell table:formula="of:=SQRT([.C798]*[.C798]+[.D798]*[.D798])" office:value-type="float" office:value="2.9935812073513" calcext:value-type="float">
            <text:p>2.9935812073513</text:p>
          </table:table-cell>
          <table:table-cell table:number-columns-repeated="5"/>
        </table:table-row>
        <table:table-row table:style-name="ro1">
          <table:table-cell office:value-type="float" office:value="56.3145751953125" calcext:value-type="float">
            <text:p>56.3145751953125</text:p>
          </table:table-cell>
          <table:table-cell office:value-type="float" office:value="-0.229081183671951" calcext:value-type="float">
            <text:p>-0.229081183671951</text:p>
          </table:table-cell>
          <table:table-cell office:value-type="float" office:value="-0.0647128894925118" calcext:value-type="float">
            <text:p>-0.064712889492512</text:p>
          </table:table-cell>
          <table:table-cell office:value-type="float" office:value="2.99951219558716" calcext:value-type="float">
            <text:p>2.99951219558716</text:p>
          </table:table-cell>
          <table:table-cell table:formula="of:=SQRT([.C799]*[.C799]+[.D799]*[.D799])" office:value-type="float" office:value="3.00021018756063" calcext:value-type="float">
            <text:p>3.00021018756063</text:p>
          </table:table-cell>
          <table:table-cell table:number-columns-repeated="5"/>
        </table:table-row>
        <table:table-row table:style-name="ro1">
          <table:table-cell office:value-type="float" office:value="56.3852348327637" calcext:value-type="float">
            <text:p>56.3852348327637</text:p>
          </table:table-cell>
          <table:table-cell office:value-type="float" office:value="-0.22700209915638" calcext:value-type="float">
            <text:p>-0.22700209915638</text:p>
          </table:table-cell>
          <table:table-cell office:value-type="float" office:value="-0.065314956009388" calcext:value-type="float">
            <text:p>-0.065314956009388</text:p>
          </table:table-cell>
          <table:table-cell office:value-type="float" office:value="3.00613689422607" calcext:value-type="float">
            <text:p>3.00613689422607</text:p>
          </table:table-cell>
          <table:table-cell table:formula="of:=SQRT([.C800]*[.C800]+[.D800]*[.D800])" office:value-type="float" office:value="3.00684636626245" calcext:value-type="float">
            <text:p>3.00684636626245</text:p>
          </table:table-cell>
          <table:table-cell table:number-columns-repeated="5"/>
        </table:table-row>
        <table:table-row table:style-name="ro1">
          <table:table-cell office:value-type="float" office:value="56.4558944702148" calcext:value-type="float">
            <text:p>56.4558944702148</text:p>
          </table:table-cell>
          <table:table-cell office:value-type="float" office:value="-0.224935591220856" calcext:value-type="float">
            <text:p>-0.224935591220856</text:p>
          </table:table-cell>
          <table:table-cell office:value-type="float" office:value="-0.065915934741497" calcext:value-type="float">
            <text:p>-0.065915934741497</text:p>
          </table:table-cell>
          <table:table-cell office:value-type="float" office:value="3.01276993751526" calcext:value-type="float">
            <text:p>3.01276993751526</text:p>
          </table:table-cell>
          <table:table-cell table:formula="of:=SQRT([.C801]*[.C801]+[.D801]*[.D801])" office:value-type="float" office:value="3.01349093359322" calcext:value-type="float">
            <text:p>3.01349093359322</text:p>
          </table:table-cell>
          <table:table-cell table:number-columns-repeated="5"/>
        </table:table-row>
        <table:table-row table:style-name="ro1">
          <table:table-cell office:value-type="float" office:value="56.5265502929688" calcext:value-type="float">
            <text:p>56.5265502929688</text:p>
          </table:table-cell>
          <table:table-cell office:value-type="float" office:value="-0.222881659865379" calcext:value-type="float">
            <text:p>-0.222881659865379</text:p>
          </table:table-cell>
          <table:table-cell office:value-type="float" office:value="-0.066515788435936" calcext:value-type="float">
            <text:p>-0.066515788435936</text:p>
          </table:table-cell>
          <table:table-cell office:value-type="float" office:value="3.01941347122192" calcext:value-type="float">
            <text:p>3.01941347122192</text:p>
          </table:table-cell>
          <table:table-cell table:formula="of:=SQRT([.C802]*[.C802]+[.D802]*[.D802])" office:value-type="float" office:value="3.02014603294405" calcext:value-type="float">
            <text:p>3.02014603294405</text:p>
          </table:table-cell>
          <table:table-cell table:number-columns-repeated="5"/>
        </table:table-row>
        <table:table-row table:style-name="ro1">
          <table:table-cell office:value-type="float" office:value="56.5972099304199" calcext:value-type="float">
            <text:p>56.5972099304199</text:p>
          </table:table-cell>
          <table:table-cell office:value-type="float" office:value="-0.220840334892273" calcext:value-type="float">
            <text:p>-0.220840334892273</text:p>
          </table:table-cell>
          <table:table-cell office:value-type="float" office:value="-0.0671145915985107" calcext:value-type="float">
            <text:p>-0.067114591598511</text:p>
          </table:table-cell>
          <table:table-cell office:value-type="float" office:value="3.0260636806488" calcext:value-type="float">
            <text:p>3.0260636806488</text:p>
          </table:table-cell>
          <table:table-cell table:formula="of:=SQRT([.C803]*[.C803]+[.D803]*[.D803])" office:value-type="float" office:value="3.02680785114404" calcext:value-type="float">
            <text:p>3.02680785114404</text:p>
          </table:table-cell>
          <table:table-cell table:number-columns-repeated="5"/>
        </table:table-row>
        <table:table-row table:style-name="ro1">
          <table:table-cell office:value-type="float" office:value="56.6678657531738" calcext:value-type="float">
            <text:p>56.6678657531738</text:p>
          </table:table-cell>
          <table:table-cell office:value-type="float" office:value="-0.21881166100502" calcext:value-type="float">
            <text:p>-0.21881166100502</text:p>
          </table:table-cell>
          <table:table-cell office:value-type="float" office:value="-0.0677122920751572" calcext:value-type="float">
            <text:p>-0.067712292075157</text:p>
          </table:table-cell>
          <table:table-cell office:value-type="float" office:value="3.03272247314453" calcext:value-type="float">
            <text:p>3.03272247314453</text:p>
          </table:table-cell>
          <table:table-cell table:formula="of:=SQRT([.C804]*[.C804]+[.D804]*[.D804])" office:value-type="float" office:value="3.03347829291952" calcext:value-type="float">
            <text:p>3.03347829291952</text:p>
          </table:table-cell>
          <table:table-cell table:number-columns-repeated="5"/>
        </table:table-row>
        <table:table-row table:style-name="ro1">
          <table:table-cell office:value-type="float" office:value="56.738525390625" calcext:value-type="float">
            <text:p>56.738525390625</text:p>
          </table:table-cell>
          <table:table-cell office:value-type="float" office:value="-0.216795518994331" calcext:value-type="float">
            <text:p>-0.216795518994331</text:p>
          </table:table-cell>
          <table:table-cell office:value-type="float" office:value="-0.068308912217617" calcext:value-type="float">
            <text:p>-0.068308912217617</text:p>
          </table:table-cell>
          <table:table-cell office:value-type="float" office:value="3.03938961029053" calcext:value-type="float">
            <text:p>3.03938961029053</text:p>
          </table:table-cell>
          <table:table-cell table:formula="of:=SQRT([.C805]*[.C805]+[.D805]*[.D805])" office:value-type="float" office:value="3.04015711939866" calcext:value-type="float">
            <text:p>3.04015711939866</text:p>
          </table:table-cell>
          <table:table-cell table:number-columns-repeated="5"/>
        </table:table-row>
        <table:table-row table:style-name="ro1">
          <table:table-cell office:value-type="float" office:value="56.8091812133789" calcext:value-type="float">
            <text:p>56.8091812133789</text:p>
          </table:table-cell>
          <table:table-cell office:value-type="float" office:value="-0.21479195356369" calcext:value-type="float">
            <text:p>-0.21479195356369</text:p>
          </table:table-cell>
          <table:table-cell office:value-type="float" office:value="-0.068904422223568" calcext:value-type="float">
            <text:p>-0.068904422223568</text:p>
          </table:table-cell>
          <table:table-cell office:value-type="float" office:value="3.046067237854" calcext:value-type="float">
            <text:p>3.046067237854</text:p>
          </table:table-cell>
          <table:table-cell table:formula="of:=SQRT([.C806]*[.C806]+[.D806]*[.D806])" office:value-type="float" office:value="3.04684647413181" calcext:value-type="float">
            <text:p>3.04684647413181</text:p>
          </table:table-cell>
          <table:table-cell table:number-columns-repeated="5"/>
        </table:table-row>
        <table:table-row table:style-name="ro1">
          <table:table-cell office:value-type="float" office:value="56.8798408508301" calcext:value-type="float">
            <text:p>56.8798408508301</text:p>
          </table:table-cell>
          <table:table-cell office:value-type="float" office:value="-0.212720707058907" calcext:value-type="float">
            <text:p>-0.212720707058907</text:p>
          </table:table-cell>
          <table:table-cell office:value-type="float" office:value="-0.069316178560257" calcext:value-type="float">
            <text:p>-0.069316178560257</text:p>
          </table:table-cell>
          <table:table-cell office:value-type="float" office:value="3.05281329154968" calcext:value-type="float">
            <text:p>3.05281329154968</text:p>
          </table:table-cell>
          <table:table-cell table:formula="of:=SQRT([.C807]*[.C807]+[.D807]*[.D807])" office:value-type="float" office:value="3.05360012537211" calcext:value-type="float">
            <text:p>3.05360012537211</text:p>
          </table:table-cell>
          <table:table-cell table:number-columns-repeated="5"/>
        </table:table-row>
        <table:table-row table:style-name="ro1">
          <table:table-cell office:value-type="float" office:value="56.9505004882813" calcext:value-type="float">
            <text:p>56.9505004882813</text:p>
          </table:table-cell>
          <table:table-cell office:value-type="float" office:value="-0.210647627711296" calcext:value-type="float">
            <text:p>-0.210647627711296</text:p>
          </table:table-cell>
          <table:table-cell office:value-type="float" office:value="-0.0697382837533951" calcext:value-type="float">
            <text:p>-0.069738283753395</text:p>
          </table:table-cell>
          <table:table-cell office:value-type="float" office:value="3.05826330184937" calcext:value-type="float">
            <text:p>3.05826330184937</text:p>
          </table:table-cell>
          <table:table-cell table:formula="of:=SQRT([.C808]*[.C808]+[.D808]*[.D808])" office:value-type="float" office:value="3.05905832760009" calcext:value-type="float">
            <text:p>3.05905832760009</text:p>
          </table:table-cell>
          <table:table-cell table:number-columns-repeated="5"/>
        </table:table-row>
        <table:table-row table:style-name="ro1">
          <table:table-cell office:value-type="float" office:value="57.0211563110352" calcext:value-type="float">
            <text:p>57.0211563110352</text:p>
          </table:table-cell>
          <table:table-cell office:value-type="float" office:value="-0.208579644560814" calcext:value-type="float">
            <text:p>-0.208579644560814</text:p>
          </table:table-cell>
          <table:table-cell office:value-type="float" office:value="-0.0701932460069656" calcext:value-type="float">
            <text:p>-0.070193246006966</text:p>
          </table:table-cell>
          <table:table-cell office:value-type="float" office:value="3.06217098236084" calcext:value-type="float">
            <text:p>3.06217098236084</text:p>
          </table:table-cell>
          <table:table-cell table:formula="of:=SQRT([.C809]*[.C809]+[.D809]*[.D809])" office:value-type="float" office:value="3.06297538628663" calcext:value-type="float">
            <text:p>3.06297538628663</text:p>
          </table:table-cell>
          <table:table-cell table:number-columns-repeated="5"/>
        </table:table-row>
        <table:table-row table:style-name="ro1">
          <table:table-cell office:value-type="float" office:value="57.0918159484863" calcext:value-type="float">
            <text:p>57.0918159484863</text:p>
          </table:table-cell>
          <table:table-cell office:value-type="float" office:value="-0.206524148583412" calcext:value-type="float">
            <text:p>-0.206524148583412</text:p>
          </table:table-cell>
          <table:table-cell office:value-type="float" office:value="-0.070649765431881" calcext:value-type="float">
            <text:p>-0.070649765431881</text:p>
          </table:table-cell>
          <table:table-cell office:value-type="float" office:value="3.06607937812805" calcext:value-type="float">
            <text:p>3.06607937812805</text:p>
          </table:table-cell>
          <table:table-cell table:formula="of:=SQRT([.C810]*[.C810]+[.D810]*[.D810])" office:value-type="float" office:value="3.06689323947503" calcext:value-type="float">
            <text:p>3.06689323947503</text:p>
          </table:table-cell>
          <table:table-cell table:number-columns-repeated="5"/>
        </table:table-row>
        <table:table-row table:style-name="ro1">
          <table:table-cell office:value-type="float" office:value="57.1624717712402" calcext:value-type="float">
            <text:p>57.1624717712402</text:p>
          </table:table-cell>
          <table:table-cell office:value-type="float" office:value="-0.204481199383736" calcext:value-type="float">
            <text:p>-0.204481199383736</text:p>
          </table:table-cell>
          <table:table-cell office:value-type="float" office:value="-0.0711078196763992" calcext:value-type="float">
            <text:p>-0.071107819676399</text:p>
          </table:table-cell>
          <table:table-cell office:value-type="float" office:value="3.06998920440674" calcext:value-type="float">
            <text:p>3.06998920440674</text:p>
          </table:table-cell>
          <table:table-cell table:formula="of:=SQRT([.C811]*[.C811]+[.D811]*[.D811])" office:value-type="float" office:value="3.07081260209624" calcext:value-type="float">
            <text:p>3.07081260209624</text:p>
          </table:table-cell>
          <table:table-cell table:number-columns-repeated="5"/>
        </table:table-row>
        <table:table-row table:style-name="ro1">
          <table:table-cell office:value-type="float" office:value="57.2331314086914" calcext:value-type="float">
            <text:p>57.2331314086914</text:p>
          </table:table-cell>
          <table:table-cell office:value-type="float" office:value="-0.202450707554817" calcext:value-type="float">
            <text:p>-0.202450707554817</text:p>
          </table:table-cell>
          <table:table-cell office:value-type="float" office:value="-0.0715674236416817" calcext:value-type="float">
            <text:p>-0.071567423641682</text:p>
          </table:table-cell>
          <table:table-cell office:value-type="float" office:value="3.07390069961548" calcext:value-type="float">
            <text:p>3.07390069961548</text:p>
          </table:table-cell>
          <table:table-cell table:formula="of:=SQRT([.C812]*[.C812]+[.D812]*[.D812])" office:value-type="float" office:value="3.07473371322189" calcext:value-type="float">
            <text:p>3.07473371322189</text:p>
          </table:table-cell>
          <table:table-cell table:number-columns-repeated="5"/>
        </table:table-row>
        <table:table-row table:style-name="ro1">
          <table:table-cell office:value-type="float" office:value="57.3037910461426" calcext:value-type="float">
            <text:p>57.3037910461426</text:p>
          </table:table-cell>
          <table:table-cell office:value-type="float" office:value="-0.200432643294334" calcext:value-type="float">
            <text:p>-0.200432643294334</text:p>
          </table:table-cell>
          <table:table-cell office:value-type="float" office:value="-0.0720285773277283" calcext:value-type="float">
            <text:p>-0.072028577327728</text:p>
          </table:table-cell>
          <table:table-cell office:value-type="float" office:value="3.07781457901001" calcext:value-type="float">
            <text:p>3.07781457901001</text:p>
          </table:table-cell>
          <table:table-cell table:formula="of:=SQRT([.C813]*[.C813]+[.D813]*[.D813])" office:value-type="float" office:value="3.07865728828631" calcext:value-type="float">
            <text:p>3.07865728828631</text:p>
          </table:table-cell>
          <table:table-cell table:number-columns-repeated="5"/>
        </table:table-row>
        <table:table-row table:style-name="ro1">
          <table:table-cell office:value-type="float" office:value="57.3744468688965" calcext:value-type="float">
            <text:p>57.3744468688965</text:p>
          </table:table-cell>
          <table:table-cell office:value-type="float" office:value="-0.19842717051506" calcext:value-type="float">
            <text:p>-0.19842717051506</text:p>
          </table:table-cell>
          <table:table-cell office:value-type="float" office:value="-0.0724912658333778" calcext:value-type="float">
            <text:p>-0.072491265833378</text:p>
          </table:table-cell>
          <table:table-cell office:value-type="float" office:value="3.08172917366028" calcext:value-type="float">
            <text:p>3.08172917366028</text:p>
          </table:table-cell>
          <table:table-cell table:formula="of:=SQRT([.C814]*[.C814]+[.D814]*[.D814])" office:value-type="float" office:value="3.08258165883906" calcext:value-type="float">
            <text:p>3.08258165883906</text:p>
          </table:table-cell>
          <table:table-cell table:number-columns-repeated="5"/>
        </table:table-row>
        <table:table-row table:style-name="ro1">
          <table:table-cell office:value-type="float" office:value="57.4451065063477" calcext:value-type="float">
            <text:p>57.4451065063477</text:p>
          </table:table-cell>
          <table:table-cell office:value-type="float" office:value="-0.196436300873756" calcext:value-type="float">
            <text:p>-0.196436300873756</text:p>
          </table:table-cell>
          <table:table-cell office:value-type="float" office:value="-0.0729216933250427" calcext:value-type="float">
            <text:p>-0.072921693325043</text:p>
          </table:table-cell>
          <table:table-cell office:value-type="float" office:value="3.08566212654114" calcext:value-type="float">
            <text:p>3.08566212654114</text:p>
          </table:table-cell>
          <table:table-cell table:formula="of:=SQRT([.C815]*[.C815]+[.D815]*[.D815])" office:value-type="float" office:value="3.0865236646635" calcext:value-type="float">
            <text:p>3.0865236646635</text:p>
          </table:table-cell>
          <table:table-cell table:number-columns-repeated="5"/>
        </table:table-row>
        <table:table-row table:style-name="ro1">
          <table:table-cell office:value-type="float" office:value="57.5157661437988" calcext:value-type="float">
            <text:p>57.5157661437988</text:p>
          </table:table-cell>
          <table:table-cell office:value-type="float" office:value="-0.194471284747124" calcext:value-type="float">
            <text:p>-0.194471284747124</text:p>
          </table:table-cell>
          <table:table-cell office:value-type="float" office:value="-0.073151595890522" calcext:value-type="float">
            <text:p>-0.073151595890522</text:p>
          </table:table-cell>
          <table:table-cell office:value-type="float" office:value="3.08969759941101" calcext:value-type="float">
            <text:p>3.08969759941101</text:p>
          </table:table-cell>
          <table:table-cell table:formula="of:=SQRT([.C816]*[.C816]+[.D816]*[.D816])" office:value-type="float" office:value="3.09056344568227" calcext:value-type="float">
            <text:p>3.09056344568227</text:p>
          </table:table-cell>
          <table:table-cell table:number-columns-repeated="5"/>
        </table:table-row>
        <table:table-row table:style-name="ro1">
          <table:table-cell office:value-type="float" office:value="57.5864219665527" calcext:value-type="float">
            <text:p>57.5864219665527</text:p>
          </table:table-cell>
          <table:table-cell office:value-type="float" office:value="-0.192519664764404" calcext:value-type="float">
            <text:p>-0.192519664764404</text:p>
          </table:table-cell>
          <table:table-cell office:value-type="float" office:value="-0.0733840316534042" calcext:value-type="float">
            <text:p>-0.073384031653404</text:p>
          </table:table-cell>
          <table:table-cell office:value-type="float" office:value="3.0937340259552" calcext:value-type="float">
            <text:p>3.0937340259552</text:p>
          </table:table-cell>
          <table:table-cell table:formula="of:=SQRT([.C817]*[.C817]+[.D817]*[.D817])" office:value-type="float" office:value="3.0946042460151" calcext:value-type="float">
            <text:p>3.0946042460151</text:p>
          </table:table-cell>
          <table:table-cell table:number-columns-repeated="5"/>
        </table:table-row>
        <table:table-row table:style-name="ro1">
          <table:table-cell office:value-type="float" office:value="57.6570816040039" calcext:value-type="float">
            <text:p>57.6570816040039</text:p>
          </table:table-cell>
          <table:table-cell office:value-type="float" office:value="-0.190581515431404" calcext:value-type="float">
            <text:p>-0.190581515431404</text:p>
          </table:table-cell>
          <table:table-cell office:value-type="float" office:value="-0.0736190006136894" calcext:value-type="float">
            <text:p>-0.073619000613689</text:p>
          </table:table-cell>
          <table:table-cell office:value-type="float" office:value="3.09777235984802" calcext:value-type="float">
            <text:p>3.09777235984802</text:p>
          </table:table-cell>
          <table:table-cell table:formula="of:=SQRT([.C818]*[.C818]+[.D818]*[.D818])" office:value-type="float" office:value="3.09864701937632" calcext:value-type="float">
            <text:p>3.09864701937632</text:p>
          </table:table-cell>
          <table:table-cell table:number-columns-repeated="5"/>
        </table:table-row>
        <table:table-row table:style-name="ro1">
          <table:table-cell office:value-type="float" office:value="57.7277412414551" calcext:value-type="float">
            <text:p>57.7277412414551</text:p>
          </table:table-cell>
          <table:table-cell office:value-type="float" office:value="-0.188656687736511" calcext:value-type="float">
            <text:p>-0.188656687736511</text:p>
          </table:table-cell>
          <table:table-cell office:value-type="float" office:value="-0.0738565176725388" calcext:value-type="float">
            <text:p>-0.073856517672539</text:p>
          </table:table-cell>
          <table:table-cell office:value-type="float" office:value="3.10181331634521" calcext:value-type="float">
            <text:p>3.10181331634521</text:p>
          </table:table-cell>
          <table:table-cell table:formula="of:=SQRT([.C819]*[.C819]+[.D819]*[.D819])" office:value-type="float" office:value="3.1026924814843" calcext:value-type="float">
            <text:p>3.1026924814843</text:p>
          </table:table-cell>
          <table:table-cell table:number-columns-repeated="5"/>
        </table:table-row>
        <table:table-row table:style-name="ro1">
          <table:table-cell office:value-type="float" office:value="57.798397064209" calcext:value-type="float">
            <text:p>57.798397064209</text:p>
          </table:table-cell>
          <table:table-cell office:value-type="float" office:value="-0.186745300889015" calcext:value-type="float">
            <text:p>-0.186745300889015</text:p>
          </table:table-cell>
          <table:table-cell office:value-type="float" office:value="-0.074096567928791" calcext:value-type="float">
            <text:p>-0.074096567928791</text:p>
          </table:table-cell>
          <table:table-cell office:value-type="float" office:value="3.10585522651672" calcext:value-type="float">
            <text:p>3.10585522651672</text:p>
          </table:table-cell>
          <table:table-cell table:formula="of:=SQRT([.C820]*[.C820]+[.D820]*[.D820])" office:value-type="float" office:value="3.10673896384296" calcext:value-type="float">
            <text:p>3.10673896384296</text:p>
          </table:table-cell>
          <table:table-cell table:number-columns-repeated="5"/>
        </table:table-row>
        <table:table-row table:style-name="ro1">
          <table:table-cell office:value-type="float" office:value="57.8690567016602" calcext:value-type="float">
            <text:p>57.8690567016602</text:p>
          </table:table-cell>
          <table:table-cell office:value-type="float" office:value="-0.184847369790077" calcext:value-type="float">
            <text:p>-0.184847369790077</text:p>
          </table:table-cell>
          <table:table-cell office:value-type="float" office:value="-0.0743391513824463" calcext:value-type="float">
            <text:p>-0.074339151382446</text:p>
          </table:table-cell>
          <table:table-cell office:value-type="float" office:value="3.10989904403687" calcext:value-type="float">
            <text:p>3.10989904403687</text:p>
          </table:table-cell>
          <table:table-cell table:formula="of:=SQRT([.C821]*[.C821]+[.D821]*[.D821])" office:value-type="float" office:value="3.11078742017671" calcext:value-type="float">
            <text:p>3.11078742017671</text:p>
          </table:table-cell>
          <table:table-cell table:number-columns-repeated="5"/>
        </table:table-row>
        <table:table-row table:style-name="ro1">
          <table:table-cell office:value-type="float" office:value="57.9397163391113" calcext:value-type="float">
            <text:p>57.9397163391113</text:p>
          </table:table-cell>
          <table:table-cell office:value-type="float" office:value="-0.18296280503273" calcext:value-type="float">
            <text:p>-0.18296280503273</text:p>
          </table:table-cell>
          <table:table-cell office:value-type="float" office:value="-0.0745842754840851" calcext:value-type="float">
            <text:p>-0.074584275484085</text:p>
          </table:table-cell>
          <table:table-cell office:value-type="float" office:value="3.11394453048706" calcext:value-type="float">
            <text:p>3.11394453048706</text:p>
          </table:table-cell>
          <table:table-cell table:formula="of:=SQRT([.C822]*[.C822]+[.D822]*[.D822])" office:value-type="float" office:value="3.11483761263726" calcext:value-type="float">
            <text:p>3.11483761263726</text:p>
          </table:table-cell>
          <table:table-cell table:number-columns-repeated="5"/>
        </table:table-row>
        <table:table-row table:style-name="ro1">
          <table:table-cell office:value-type="float" office:value="58.0103721618652" calcext:value-type="float">
            <text:p>58.0103721618652</text:p>
          </table:table-cell>
          <table:table-cell office:value-type="float" office:value="-0.181091651320457" calcext:value-type="float">
            <text:p>-0.181091651320457</text:p>
          </table:table-cell>
          <table:table-cell office:value-type="float" office:value="-0.0748319327831268" calcext:value-type="float">
            <text:p>-0.074831932783127</text:p>
          </table:table-cell>
          <table:table-cell office:value-type="float" office:value="3.11799311637878" calcext:value-type="float">
            <text:p>3.11799311637878</text:p>
          </table:table-cell>
          <table:table-cell table:formula="of:=SQRT([.C823]*[.C823]+[.D823]*[.D823])" office:value-type="float" office:value="3.1188909714752" calcext:value-type="float">
            <text:p>3.1188909714752</text:p>
          </table:table-cell>
          <table:table-cell table:number-columns-repeated="5"/>
        </table:table-row>
        <table:table-row table:style-name="ro1">
          <table:table-cell office:value-type="float" office:value="58.0810317993164" calcext:value-type="float">
            <text:p>58.0810317993164</text:p>
          </table:table-cell>
          <table:table-cell office:value-type="float" office:value="-0.179249748587608" calcext:value-type="float">
            <text:p>-0.179249748587608</text:p>
          </table:table-cell>
          <table:table-cell office:value-type="float" office:value="-0.0750074237585068" calcext:value-type="float">
            <text:p>-0.075007423758507</text:p>
          </table:table-cell>
          <table:table-cell office:value-type="float" office:value="3.12209033966064" calcext:value-type="float">
            <text:p>3.12209033966064</text:p>
          </table:table-cell>
          <table:table-cell table:formula="of:=SQRT([.C824]*[.C824]+[.D824]*[.D824])" office:value-type="float" office:value="3.12299122679222" calcext:value-type="float">
            <text:p>3.12299122679222</text:p>
          </table:table-cell>
          <table:table-cell table:number-columns-repeated="5"/>
        </table:table-row>
        <table:table-row table:style-name="ro1">
          <table:table-cell office:value-type="float" office:value="58.1516876220703" calcext:value-type="float">
            <text:p>58.1516876220703</text:p>
          </table:table-cell>
          <table:table-cell office:value-type="float" office:value="-0.177447631955147" calcext:value-type="float">
            <text:p>-0.177447631955147</text:p>
          </table:table-cell>
          <table:table-cell office:value-type="float" office:value="-0.0750632882118225" calcext:value-type="float">
            <text:p>-0.075063288211823</text:p>
          </table:table-cell>
          <table:table-cell office:value-type="float" office:value="3.1262686252594" calcext:value-type="float">
            <text:p>3.1262686252594</text:p>
          </table:table-cell>
          <table:table-cell table:formula="of:=SQRT([.C825]*[.C825]+[.D825]*[.D825])" office:value-type="float" office:value="3.12716964914257" calcext:value-type="float">
            <text:p>3.12716964914257</text:p>
          </table:table-cell>
          <table:table-cell table:number-columns-repeated="5"/>
        </table:table-row>
        <table:table-row table:style-name="ro1">
          <table:table-cell office:value-type="float" office:value="58.2223472595215" calcext:value-type="float">
            <text:p>58.2223472595215</text:p>
          </table:table-cell>
          <table:table-cell office:value-type="float" office:value="-0.1756591796875" calcext:value-type="float">
            <text:p>-0.1756591796875</text:p>
          </table:table-cell>
          <table:table-cell office:value-type="float" office:value="-0.0751228332519531" calcext:value-type="float">
            <text:p>-0.075122833251953</text:p>
          </table:table-cell>
          <table:table-cell office:value-type="float" office:value="3.13045048713684" calcext:value-type="float">
            <text:p>3.13045048713684</text:p>
          </table:table-cell>
          <table:table-cell table:formula="of:=SQRT([.C826]*[.C826]+[.D826]*[.D826])" office:value-type="float" office:value="3.13135173567121" calcext:value-type="float">
            <text:p>3.13135173567121</text:p>
          </table:table-cell>
          <table:table-cell table:number-columns-repeated="5"/>
        </table:table-row>
        <table:table-row table:style-name="ro1">
          <table:table-cell office:value-type="float" office:value="58.2930068969727" calcext:value-type="float">
            <text:p>58.2930068969727</text:p>
          </table:table-cell>
          <table:table-cell office:value-type="float" office:value="-0.173884525895119" calcext:value-type="float">
            <text:p>-0.173884525895119</text:p>
          </table:table-cell>
          <table:table-cell office:value-type="float" office:value="-0.0751860439777374" calcext:value-type="float">
            <text:p>-0.075186043977737</text:p>
          </table:table-cell>
          <table:table-cell office:value-type="float" office:value="3.13463377952576" calcext:value-type="float">
            <text:p>3.13463377952576</text:p>
          </table:table-cell>
          <table:table-cell table:formula="of:=SQRT([.C827]*[.C827]+[.D827]*[.D827])" office:value-type="float" office:value="3.1355353407278" calcext:value-type="float">
            <text:p>3.1355353407278</text:p>
          </table:table-cell>
          <table:table-cell table:number-columns-repeated="5"/>
        </table:table-row>
        <table:table-row table:style-name="ro1">
          <table:table-cell office:value-type="float" office:value="58.3636627197266" calcext:value-type="float">
            <text:p>58.3636627197266</text:p>
          </table:table-cell>
          <table:table-cell office:value-type="float" office:value="-0.172123670578003" calcext:value-type="float">
            <text:p>-0.172123670578003</text:p>
          </table:table-cell>
          <table:table-cell office:value-type="float" office:value="-0.075252927839756" calcext:value-type="float">
            <text:p>-0.075252927839756</text:p>
          </table:table-cell>
          <table:table-cell office:value-type="float" office:value="3.13881945610046" calcext:value-type="float">
            <text:p>3.13881945610046</text:p>
          </table:table-cell>
          <table:table-cell table:formula="of:=SQRT([.C828]*[.C828]+[.D828]*[.D828])" office:value-type="float" office:value="3.13972141776038" calcext:value-type="float">
            <text:p>3.13972141776038</text:p>
          </table:table-cell>
          <table:table-cell table:number-columns-repeated="5"/>
        </table:table-row>
        <table:table-row table:style-name="ro1">
          <table:table-cell office:value-type="float" office:value="58.4343223571777" calcext:value-type="float">
            <text:p>58.4343223571777</text:p>
          </table:table-cell>
          <table:table-cell office:value-type="float" office:value="-0.170376509428024" calcext:value-type="float">
            <text:p>-0.170376509428024</text:p>
          </table:table-cell>
          <table:table-cell office:value-type="float" office:value="-0.0753234773874283" calcext:value-type="float">
            <text:p>-0.075323477387428</text:p>
          </table:table-cell>
          <table:table-cell office:value-type="float" office:value="3.14300775527954" calcext:value-type="float">
            <text:p>3.14300775527954</text:p>
          </table:table-cell>
          <table:table-cell table:formula="of:=SQRT([.C829]*[.C829]+[.D829]*[.D829])" office:value-type="float" office:value="3.14391020482346" calcext:value-type="float">
            <text:p>3.14391020482346</text:p>
          </table:table-cell>
          <table:table-cell table:number-columns-repeated="5"/>
        </table:table-row>
        <table:table-row table:style-name="ro1">
          <table:table-cell office:value-type="float" office:value="58.5049781799316" calcext:value-type="float">
            <text:p>58.5049781799316</text:p>
          </table:table-cell>
          <table:table-cell office:value-type="float" office:value="-0.168643146753311" calcext:value-type="float">
            <text:p>-0.168643146753311</text:p>
          </table:table-cell>
          <table:table-cell office:value-type="float" office:value="-0.075397714972496" calcext:value-type="float">
            <text:p>-0.075397714972496</text:p>
          </table:table-cell>
          <table:table-cell office:value-type="float" office:value="3.14719939231873" calcext:value-type="float">
            <text:p>3.14719939231873</text:p>
          </table:table-cell>
          <table:table-cell table:formula="of:=SQRT([.C830]*[.C830]+[.D830]*[.D830])" office:value-type="float" office:value="3.14810241739916" calcext:value-type="float">
            <text:p>3.14810241739916</text:p>
          </table:table-cell>
          <table:table-cell table:number-columns-repeated="5"/>
        </table:table-row>
        <table:table-row table:style-name="ro1">
          <table:table-cell office:value-type="float" office:value="58.5756378173828" calcext:value-type="float">
            <text:p>58.5756378173828</text:p>
          </table:table-cell>
          <table:table-cell office:value-type="float" office:value="-0.166923508048058" calcext:value-type="float">
            <text:p>-0.166923508048058</text:p>
          </table:table-cell>
          <table:table-cell office:value-type="float" office:value="-0.0754756182432175" calcext:value-type="float">
            <text:p>-0.075475618243218</text:p>
          </table:table-cell>
          <table:table-cell office:value-type="float" office:value="3.15139245986938" calcext:value-type="float">
            <text:p>3.15139245986938</text:p>
          </table:table-cell>
          <table:table-cell table:formula="of:=SQRT([.C831]*[.C831]+[.D831]*[.D831])" office:value-type="float" office:value="3.1522961480595" calcext:value-type="float">
            <text:p>3.1522961480595</text:p>
          </table:table-cell>
          <table:table-cell table:number-columns-repeated="5"/>
        </table:table-row>
        <table:table-row table:style-name="ro1">
          <table:table-cell office:value-type="float" office:value="58.6462936401367" calcext:value-type="float">
            <text:p>58.6462936401367</text:p>
          </table:table-cell>
          <table:table-cell office:value-type="float" office:value="-0.165217652916908" calcext:value-type="float">
            <text:p>-0.165217652916908</text:p>
          </table:table-cell>
          <table:table-cell office:value-type="float" office:value="-0.0755571871995926" calcext:value-type="float">
            <text:p>-0.075557187199593</text:p>
          </table:table-cell>
          <table:table-cell office:value-type="float" office:value="3.15558791160583" calcext:value-type="float">
            <text:p>3.15558791160583</text:p>
          </table:table-cell>
          <table:table-cell table:formula="of:=SQRT([.C832]*[.C832]+[.D832]*[.D832])" office:value-type="float" office:value="3.15649235012701" calcext:value-type="float">
            <text:p>3.15649235012701</text:p>
          </table:table-cell>
          <table:table-cell table:number-columns-repeated="5"/>
        </table:table-row>
        <table:table-row table:style-name="ro1">
          <table:table-cell office:value-type="float" office:value="58.7169532775879" calcext:value-type="float">
            <text:p>58.7169532775879</text:p>
          </table:table-cell>
          <table:table-cell office:value-type="float" office:value="-0.16357447206974" calcext:value-type="float">
            <text:p>-0.16357447206974</text:p>
          </table:table-cell>
          <table:table-cell office:value-type="float" office:value="-0.0756037905812264" calcext:value-type="float">
            <text:p>-0.075603790581226</text:p>
          </table:table-cell>
          <table:table-cell office:value-type="float" office:value="3.15986394882202" calcext:value-type="float">
            <text:p>3.15986394882202</text:p>
          </table:table-cell>
          <table:table-cell table:formula="of:=SQRT([.C833]*[.C833]+[.D833]*[.D833])" office:value-type="float" office:value="3.16076827815886" calcext:value-type="float">
            <text:p>3.16076827815886</text:p>
          </table:table-cell>
          <table:table-cell table:number-columns-repeated="5"/>
        </table:table-row>
        <table:table-row table:style-name="ro1">
          <table:table-cell office:value-type="float" office:value="58.7876129150391" calcext:value-type="float">
            <text:p>58.7876129150391</text:p>
          </table:table-cell>
          <table:table-cell office:value-type="float" office:value="-0.161973565816879" calcext:value-type="float">
            <text:p>-0.161973565816879</text:p>
          </table:table-cell>
          <table:table-cell office:value-type="float" office:value="-0.075628787279129" calcext:value-type="float">
            <text:p>-0.075628787279129</text:p>
          </table:table-cell>
          <table:table-cell office:value-type="float" office:value="3.16418957710266" calcext:value-type="float">
            <text:p>3.16418957710266</text:p>
          </table:table-cell>
          <table:table-cell table:formula="of:=SQRT([.C834]*[.C834]+[.D834]*[.D834])" office:value-type="float" office:value="3.16509326771115" calcext:value-type="float">
            <text:p>3.16509326771115</text:p>
          </table:table-cell>
          <table:table-cell table:number-columns-repeated="5"/>
        </table:table-row>
        <table:table-row table:style-name="ro1">
          <table:table-cell office:value-type="float" office:value="58.858268737793" calcext:value-type="float">
            <text:p>58.858268737793</text:p>
          </table:table-cell>
          <table:table-cell office:value-type="float" office:value="-0.160383492708206" calcext:value-type="float">
            <text:p>-0.160383492708206</text:p>
          </table:table-cell>
          <table:table-cell office:value-type="float" office:value="-0.0756563916802406" calcext:value-type="float">
            <text:p>-0.075656391680241</text:p>
          </table:table-cell>
          <table:table-cell office:value-type="float" office:value="3.16851711273193" calcext:value-type="float">
            <text:p>3.16851711273193</text:p>
          </table:table-cell>
          <table:table-cell table:formula="of:=SQRT([.C835]*[.C835]+[.D835]*[.D835])" office:value-type="float" office:value="3.16942022825582" calcext:value-type="float">
            <text:p>3.16942022825582</text:p>
          </table:table-cell>
          <table:table-cell table:number-columns-repeated="5"/>
        </table:table-row>
        <table:table-row table:style-name="ro1">
          <table:table-cell office:value-type="float" office:value="58.9289283752441" calcext:value-type="float">
            <text:p>58.9289283752441</text:p>
          </table:table-cell>
          <table:table-cell office:value-type="float" office:value="-0.158804148435593" calcext:value-type="float">
            <text:p>-0.158804148435593</text:p>
          </table:table-cell>
          <table:table-cell office:value-type="float" office:value="-0.075686626136303" calcext:value-type="float">
            <text:p>-0.075686626136303</text:p>
          </table:table-cell>
          <table:table-cell office:value-type="float" office:value="3.17284727096558" calcext:value-type="float">
            <text:p>3.17284727096558</text:p>
          </table:table-cell>
          <table:table-cell table:formula="of:=SQRT([.C836]*[.C836]+[.D836]*[.D836])" office:value-type="float" office:value="3.17374987518702" calcext:value-type="float">
            <text:p>3.17374987518702</text:p>
          </table:table-cell>
          <table:table-cell table:number-columns-repeated="5"/>
        </table:table-row>
        <table:table-row table:style-name="ro1">
          <table:table-cell office:value-type="float" office:value="58.9995880126953" calcext:value-type="float">
            <text:p>58.9995880126953</text:p>
          </table:table-cell>
          <table:table-cell office:value-type="float" office:value="-0.157235652208328" calcext:value-type="float">
            <text:p>-0.157235652208328</text:p>
          </table:table-cell>
          <table:table-cell office:value-type="float" office:value="-0.075719453394413" calcext:value-type="float">
            <text:p>-0.075719453394413</text:p>
          </table:table-cell>
          <table:table-cell office:value-type="float" office:value="3.17717814445496" calcext:value-type="float">
            <text:p>3.17717814445496</text:p>
          </table:table-cell>
          <table:table-cell table:formula="of:=SQRT([.C837]*[.C837]+[.D837]*[.D837])" office:value-type="float" office:value="3.17808030062562" calcext:value-type="float">
            <text:p>3.17808030062562</text:p>
          </table:table-cell>
          <table:table-cell table:number-columns-repeated="5"/>
        </table:table-row>
        <table:table-row table:style-name="ro1">
          <table:table-cell office:value-type="float" office:value="59.0702438354492" calcext:value-type="float">
            <text:p>59.0702438354492</text:p>
          </table:table-cell>
          <table:table-cell office:value-type="float" office:value="-0.155677899718285" calcext:value-type="float">
            <text:p>-0.155677899718285</text:p>
          </table:table-cell>
          <table:table-cell office:value-type="float" office:value="-0.0757549032568932" calcext:value-type="float">
            <text:p>-0.075754903256893</text:p>
          </table:table-cell>
          <table:table-cell office:value-type="float" office:value="3.18151068687439" calcext:value-type="float">
            <text:p>3.18151068687439</text:p>
          </table:table-cell>
          <table:table-cell table:formula="of:=SQRT([.C838]*[.C838]+[.D838]*[.D838])" office:value-type="float" office:value="3.18241245850745" calcext:value-type="float">
            <text:p>3.18241245850745</text:p>
          </table:table-cell>
          <table:table-cell table:number-columns-repeated="5"/>
        </table:table-row>
        <table:table-row table:style-name="ro1">
          <table:table-cell office:value-type="float" office:value="59.1409034729004" calcext:value-type="float">
            <text:p>59.1409034729004</text:p>
          </table:table-cell>
          <table:table-cell office:value-type="float" office:value="-0.154130965471268" calcext:value-type="float">
            <text:p>-0.154130965471268</text:p>
          </table:table-cell>
          <table:table-cell office:value-type="float" office:value="-0.0757929533720017" calcext:value-type="float">
            <text:p>-0.075792953372002</text:p>
          </table:table-cell>
          <table:table-cell office:value-type="float" office:value="3.18584513664246" calcext:value-type="float">
            <text:p>3.18584513664246</text:p>
          </table:table-cell>
          <table:table-cell table:formula="of:=SQRT([.C839]*[.C839]+[.D839]*[.D839])" office:value-type="float" office:value="3.18674658648115" calcext:value-type="float">
            <text:p>3.18674658648115</text:p>
          </table:table-cell>
          <table:table-cell table:number-columns-repeated="5"/>
        </table:table-row>
        <table:table-row table:style-name="ro1">
          <table:table-cell office:value-type="float" office:value="59.2115631103516" calcext:value-type="float">
            <text:p>59.2115631103516</text:p>
          </table:table-cell>
          <table:table-cell office:value-type="float" office:value="-0.15259476006031" calcext:value-type="float">
            <text:p>-0.15259476006031</text:p>
          </table:table-cell>
          <table:table-cell office:value-type="float" office:value="-0.0758336335420609" calcext:value-type="float">
            <text:p>-0.075833633542061</text:p>
          </table:table-cell>
          <table:table-cell office:value-type="float" office:value="3.19018220901489" calcext:value-type="float">
            <text:p>3.19018220901489</text:p>
          </table:table-cell>
          <table:table-cell table:formula="of:=SQRT([.C840]*[.C840]+[.D840]*[.D840])" office:value-type="float" office:value="3.19108340014662" calcext:value-type="float">
            <text:p>3.19108340014662</text:p>
          </table:table-cell>
          <table:table-cell table:number-columns-repeated="5"/>
        </table:table-row>
        <table:table-row table:style-name="ro1">
          <table:table-cell office:value-type="float" office:value="59.2822189331055" calcext:value-type="float">
            <text:p>59.2822189331055</text:p>
          </table:table-cell>
          <table:table-cell office:value-type="float" office:value="-0.151069357991219" calcext:value-type="float">
            <text:p>-0.151069357991219</text:p>
          </table:table-cell>
          <table:table-cell office:value-type="float" office:value="-0.0758769139647484" calcext:value-type="float">
            <text:p>-0.075876913964748</text:p>
          </table:table-cell>
          <table:table-cell office:value-type="float" office:value="3.19451999664307" calcext:value-type="float">
            <text:p>3.19451999664307</text:p>
          </table:table-cell>
          <table:table-cell table:formula="of:=SQRT([.C841]*[.C841]+[.D841]*[.D841])" office:value-type="float" office:value="3.1954209918296" calcext:value-type="float">
            <text:p>3.1954209918296</text:p>
          </table:table-cell>
          <table:table-cell table:number-columns-repeated="5"/>
        </table:table-row>
        <table:table-row table:style-name="ro1">
          <table:table-cell office:value-type="float" office:value="59.3528785705566" calcext:value-type="float">
            <text:p>59.3528785705566</text:p>
          </table:table-cell>
          <table:table-cell office:value-type="float" office:value="-0.149580419063568" calcext:value-type="float">
            <text:p>-0.149580419063568</text:p>
          </table:table-cell>
          <table:table-cell office:value-type="float" office:value="-0.0759275332093239" calcext:value-type="float">
            <text:p>-0.075927533209324</text:p>
          </table:table-cell>
          <table:table-cell office:value-type="float" office:value="3.19895648956299" calcext:value-type="float">
            <text:p>3.19895648956299</text:p>
          </table:table-cell>
          <table:table-cell table:formula="of:=SQRT([.C842]*[.C842]+[.D842]*[.D842])" office:value-type="float" office:value="3.19985743626438" calcext:value-type="float">
            <text:p>3.19985743626438</text:p>
          </table:table-cell>
          <table:table-cell table:number-columns-repeated="5"/>
        </table:table-row>
        <table:table-row table:style-name="ro1">
          <table:table-cell office:value-type="float" office:value="59.4235382080078" calcext:value-type="float">
            <text:p>59.4235382080078</text:p>
          </table:table-cell>
          <table:table-cell office:value-type="float" office:value="-0.148104220628738" calcext:value-type="float">
            <text:p>-0.148104220628738</text:p>
          </table:table-cell>
          <table:table-cell office:value-type="float" office:value="-0.0759793370962143" calcext:value-type="float">
            <text:p>-0.075979337096214</text:p>
          </table:table-cell>
          <table:table-cell office:value-type="float" office:value="3.20341014862061" calcext:value-type="float">
            <text:p>3.20341014862061</text:p>
          </table:table-cell>
          <table:table-cell table:formula="of:=SQRT([.C843]*[.C843]+[.D843]*[.D843])" office:value-type="float" office:value="3.20431107103401" calcext:value-type="float">
            <text:p>3.20431107103401</text:p>
          </table:table-cell>
          <table:table-cell table:number-columns-repeated="5"/>
        </table:table-row>
        <table:table-row table:style-name="ro1">
          <table:table-cell office:value-type="float" office:value="59.4941940307617" calcext:value-type="float">
            <text:p>59.4941940307617</text:p>
          </table:table-cell>
          <table:table-cell office:value-type="float" office:value="-0.14663602411747" calcext:value-type="float">
            <text:p>-0.14663602411747</text:p>
          </table:table-cell>
          <table:table-cell office:value-type="float" office:value="-0.0760312601923943" calcext:value-type="float">
            <text:p>-0.076031260192394</text:p>
          </table:table-cell>
          <table:table-cell office:value-type="float" office:value="3.20786166191101" calcext:value-type="float">
            <text:p>3.20786166191101</text:p>
          </table:table-cell>
          <table:table-cell table:formula="of:=SQRT([.C844]*[.C844]+[.D844]*[.D844])" office:value-type="float" office:value="3.20876256436728" calcext:value-type="float">
            <text:p>3.20876256436728</text:p>
          </table:table-cell>
          <table:table-cell table:number-columns-repeated="5"/>
        </table:table-row>
        <table:table-row table:style-name="ro1">
          <table:table-cell office:value-type="float" office:value="59.5648536682129" calcext:value-type="float">
            <text:p>59.5648536682129</text:p>
          </table:table-cell>
          <table:table-cell office:value-type="float" office:value="-0.145175755023956" calcext:value-type="float">
            <text:p>-0.145175755023956</text:p>
          </table:table-cell>
          <table:table-cell office:value-type="float" office:value="-0.0760833099484444" calcext:value-type="float">
            <text:p>-0.076083309948444</text:p>
          </table:table-cell>
          <table:table-cell office:value-type="float" office:value="3.21231198310852" calcext:value-type="float">
            <text:p>3.21231198310852</text:p>
          </table:table-cell>
          <table:table-cell table:formula="of:=SQRT([.C845]*[.C845]+[.D845]*[.D845])" office:value-type="float" office:value="3.21321286983532" calcext:value-type="float">
            <text:p>3.21321286983532</text:p>
          </table:table-cell>
          <table:table-cell table:number-columns-repeated="5"/>
        </table:table-row>
        <table:table-row table:style-name="ro1">
          <table:table-cell office:value-type="float" office:value="59.6355133056641" calcext:value-type="float">
            <text:p>59.6355133056641</text:p>
          </table:table-cell>
          <table:table-cell office:value-type="float" office:value="-0.14372344315052" calcext:value-type="float">
            <text:p>-0.14372344315052</text:p>
          </table:table-cell>
          <table:table-cell office:value-type="float" office:value="-0.0761354863643646" calcext:value-type="float">
            <text:p>-0.076135486364365</text:p>
          </table:table-cell>
          <table:table-cell office:value-type="float" office:value="3.21676111221313" calcext:value-type="float">
            <text:p>3.21676111221313</text:p>
          </table:table-cell>
          <table:table-cell table:formula="of:=SQRT([.C846]*[.C846]+[.D846]*[.D846])" office:value-type="float" office:value="3.21766198742668" calcext:value-type="float">
            <text:p>3.21766198742668</text:p>
          </table:table-cell>
          <table:table-cell table:number-columns-repeated="5"/>
        </table:table-row>
        <table:table-row table:style-name="ro1">
          <table:table-cell office:value-type="float" office:value="59.706169128418" calcext:value-type="float">
            <text:p>59.706169128418</text:p>
          </table:table-cell>
          <table:table-cell office:value-type="float" office:value="-0.142279118299484" calcext:value-type="float">
            <text:p>-0.142279118299484</text:p>
          </table:table-cell>
          <table:table-cell office:value-type="float" office:value="-0.0761878117918968" calcext:value-type="float">
            <text:p>-0.076187811791897</text:p>
          </table:table-cell>
          <table:table-cell office:value-type="float" office:value="3.22121000289917" calcext:value-type="float">
            <text:p>3.22121000289917</text:p>
          </table:table-cell>
          <table:table-cell table:formula="of:=SQRT([.C847]*[.C847]+[.D847]*[.D847])" office:value-type="float" office:value="3.22211087106625" calcext:value-type="float">
            <text:p>3.22211087106625</text:p>
          </table:table-cell>
          <table:table-cell table:number-columns-repeated="5"/>
        </table:table-row>
        <table:table-row table:style-name="ro1">
          <table:table-cell office:value-type="float" office:value="59.7768287658691" calcext:value-type="float">
            <text:p>59.7768287658691</text:p>
          </table:table-cell>
          <table:table-cell office:value-type="float" office:value="-0.140842735767365" calcext:value-type="float">
            <text:p>-0.140842735767365</text:p>
          </table:table-cell>
          <table:table-cell office:value-type="float" office:value="-0.0762402564287186" calcext:value-type="float">
            <text:p>-0.076240256428719</text:p>
          </table:table-cell>
          <table:table-cell office:value-type="float" office:value="3.22565674781799" calcext:value-type="float">
            <text:p>3.22565674781799</text:p>
          </table:table-cell>
          <table:table-cell table:formula="of:=SQRT([.C848]*[.C848]+[.D848]*[.D848])" office:value-type="float" office:value="3.2265576132225" calcext:value-type="float">
            <text:p>3.2265576132225</text:p>
          </table:table-cell>
          <table:table-cell table:number-columns-repeated="5"/>
        </table:table-row>
        <table:table-row table:style-name="ro1">
          <table:table-cell office:value-type="float" office:value="59.847484588623" calcext:value-type="float">
            <text:p>59.847484588623</text:p>
          </table:table-cell>
          <table:table-cell office:value-type="float" office:value="-0.139414340257645" calcext:value-type="float">
            <text:p>-0.139414340257645</text:p>
          </table:table-cell>
          <table:table-cell office:value-type="float" office:value="-0.0762928277254105" calcext:value-type="float">
            <text:p>-0.076292827725411</text:p>
          </table:table-cell>
          <table:table-cell office:value-type="float" office:value="3.23010206222534" calcext:value-type="float">
            <text:p>3.23010206222534</text:p>
          </table:table-cell>
          <table:table-cell table:formula="of:=SQRT([.C849]*[.C849]+[.D849]*[.D849])" office:value-type="float" office:value="3.23100292911578" calcext:value-type="float">
            <text:p>3.23100292911578</text:p>
          </table:table-cell>
          <table:table-cell table:number-columns-repeated="5"/>
        </table:table-row>
        <table:table-row table:style-name="ro1">
          <table:table-cell office:value-type="float" office:value="59.9181442260742" calcext:value-type="float">
            <text:p>59.9181442260742</text:p>
          </table:table-cell>
          <table:table-cell office:value-type="float" office:value="-0.137989968061447" calcext:value-type="float">
            <text:p>-0.137989968061447</text:p>
          </table:table-cell>
          <table:table-cell office:value-type="float" office:value="-0.0763393193483353" calcext:value-type="float">
            <text:p>-0.076339319348335</text:p>
          </table:table-cell>
          <table:table-cell office:value-type="float" office:value="3.23454451560974" calcext:value-type="float">
            <text:p>3.23454451560974</text:p>
          </table:table-cell>
          <table:table-cell table:formula="of:=SQRT([.C850]*[.C850]+[.D850]*[.D850])" office:value-type="float" office:value="3.23544524217914" calcext:value-type="float">
            <text:p>3.23544524217914</text:p>
          </table:table-cell>
          <table:table-cell table:number-columns-repeated="5"/>
        </table:table-row>
        <table:table-row table:style-name="ro1">
          <table:table-cell office:value-type="float" office:value="59.9888000488281" calcext:value-type="float">
            <text:p>59.9888000488281</text:p>
          </table:table-cell>
          <table:table-cell office:value-type="float" office:value="-0.136531174182892" calcext:value-type="float">
            <text:p>-0.136531174182892</text:p>
          </table:table-cell>
          <table:table-cell office:value-type="float" office:value="-0.0763173997402191" calcext:value-type="float">
            <text:p>-0.076317399740219</text:p>
          </table:table-cell>
          <table:table-cell office:value-type="float" office:value="3.23895192146301" calcext:value-type="float">
            <text:p>3.23895192146301</text:p>
          </table:table-cell>
          <table:table-cell table:formula="of:=SQRT([.C851]*[.C851]+[.D851]*[.D851])" office:value-type="float" office:value="3.23985090629986" calcext:value-type="float">
            <text:p>3.23985090629986</text:p>
          </table:table-cell>
          <table:table-cell table:number-columns-repeated="5"/>
        </table:table-row>
        <table:table-row table:style-name="ro1">
          <table:table-cell office:value-type="float" office:value="60.0594596862793" calcext:value-type="float">
            <text:p>60.0594596862793</text:p>
          </table:table-cell>
          <table:table-cell office:value-type="float" office:value="-0.135080233216286" calcext:value-type="float">
            <text:p>-0.135080233216286</text:p>
          </table:table-cell>
          <table:table-cell office:value-type="float" office:value="-0.0762941464781761" calcext:value-type="float">
            <text:p>-0.076294146478176</text:p>
          </table:table-cell>
          <table:table-cell office:value-type="float" office:value="3.24335622787476" calcext:value-type="float">
            <text:p>3.24335622787476</text:p>
          </table:table-cell>
          <table:table-cell table:formula="of:=SQRT([.C852]*[.C852]+[.D852]*[.D852])" office:value-type="float" office:value="3.24425344535239" calcext:value-type="float">
            <text:p>3.24425344535239</text:p>
          </table:table-cell>
          <table:table-cell table:number-columns-repeated="5"/>
        </table:table-row>
        <table:table-row table:style-name="ro1">
          <table:table-cell office:value-type="float" office:value="60.1301193237305" calcext:value-type="float">
            <text:p>60.1301193237305</text:p>
          </table:table-cell>
          <table:table-cell office:value-type="float" office:value="-0.133637189865112" calcext:value-type="float">
            <text:p>-0.133637189865112</text:p>
          </table:table-cell>
          <table:table-cell office:value-type="float" office:value="-0.0762695819139481" calcext:value-type="float">
            <text:p>-0.076269581913948</text:p>
          </table:table-cell>
          <table:table-cell office:value-type="float" office:value="3.24775862693787" calcext:value-type="float">
            <text:p>3.24775862693787</text:p>
          </table:table-cell>
          <table:table-cell table:formula="of:=SQRT([.C853]*[.C853]+[.D853]*[.D853])" office:value-type="float" office:value="3.24865405175354" calcext:value-type="float">
            <text:p>3.24865405175354</text:p>
          </table:table-cell>
          <table:table-cell table:number-columns-repeated="5"/>
        </table:table-row>
        <table:table-row table:style-name="ro1">
          <table:table-cell office:value-type="float" office:value="60.2007751464844" calcext:value-type="float">
            <text:p>60.2007751464844</text:p>
          </table:table-cell>
          <table:table-cell office:value-type="float" office:value="-0.132202073931694" calcext:value-type="float">
            <text:p>-0.132202073931694</text:p>
          </table:table-cell>
          <table:table-cell office:value-type="float" office:value="-0.0762436762452126" calcext:value-type="float">
            <text:p>-0.076243676245213</text:p>
          </table:table-cell>
          <table:table-cell office:value-type="float" office:value="3.25215721130371" calcext:value-type="float">
            <text:p>3.25215721130371</text:p>
          </table:table-cell>
          <table:table-cell table:formula="of:=SQRT([.C854]*[.C854]+[.D854]*[.D854])" office:value-type="float" office:value="3.25305081810938" calcext:value-type="float">
            <text:p>3.25305081810938</text:p>
          </table:table-cell>
          <table:table-cell table:number-columns-repeated="5"/>
        </table:table-row>
        <table:table-row table:style-name="ro1">
          <table:table-cell office:value-type="float" office:value="60.2714347839356" calcext:value-type="float">
            <text:p>60.2714347839356</text:p>
          </table:table-cell>
          <table:table-cell office:value-type="float" office:value="-0.130774810910225" calcext:value-type="float">
            <text:p>-0.130774810910225</text:p>
          </table:table-cell>
          <table:table-cell office:value-type="float" office:value="-0.0762164369225502" calcext:value-type="float">
            <text:p>-0.07621643692255</text:p>
          </table:table-cell>
          <table:table-cell office:value-type="float" office:value="3.25655269622803" calcext:value-type="float">
            <text:p>3.25655269622803</text:p>
          </table:table-cell>
          <table:table-cell table:formula="of:=SQRT([.C855]*[.C855]+[.D855]*[.D855])" office:value-type="float" office:value="3.25744445978243" calcext:value-type="float">
            <text:p>3.25744445978243</text:p>
          </table:table-cell>
          <table:table-cell table:number-columns-repeated="5"/>
        </table:table-row>
        <table:table-row table:style-name="ro1">
          <table:table-cell office:value-type="float" office:value="60.3420906066895" calcext:value-type="float">
            <text:p>60.3420906066895</text:p>
          </table:table-cell>
          <table:table-cell office:value-type="float" office:value="-0.129355475306511" calcext:value-type="float">
            <text:p>-0.129355475306511</text:p>
          </table:table-cell>
          <table:table-cell office:value-type="float" office:value="-0.0761878713965416" calcext:value-type="float">
            <text:p>-0.076187871396542</text:p>
          </table:table-cell>
          <table:table-cell office:value-type="float" office:value="3.26094532012939" calcext:value-type="float">
            <text:p>3.26094532012939</text:p>
          </table:table-cell>
          <table:table-cell table:formula="of:=SQRT([.C856]*[.C856]+[.D856]*[.D856])" office:value-type="float" office:value="3.26183521543037" calcext:value-type="float">
            <text:p>3.26183521543037</text:p>
          </table:table-cell>
          <table:table-cell table:number-columns-repeated="5"/>
        </table:table-row>
        <table:table-row table:style-name="ro1">
          <table:table-cell office:value-type="float" office:value="60.4127502441406" calcext:value-type="float">
            <text:p>60.4127502441406</text:p>
          </table:table-cell>
          <table:table-cell office:value-type="float" office:value="-0.127944007515907" calcext:value-type="float">
            <text:p>-0.127944007515907</text:p>
          </table:table-cell>
          <table:table-cell office:value-type="float" office:value="-0.0761579871177673" calcext:value-type="float">
            <text:p>-0.076157987117767</text:p>
          </table:table-cell>
          <table:table-cell office:value-type="float" office:value="3.26533603668213" calcext:value-type="float">
            <text:p>3.26533603668213</text:p>
          </table:table-cell>
          <table:table-cell table:formula="of:=SQRT([.C857]*[.C857]+[.D857]*[.D857])" office:value-type="float" office:value="3.26622403877272" calcext:value-type="float">
            <text:p>3.26622403877272</text:p>
          </table:table-cell>
          <table:table-cell table:number-columns-repeated="5"/>
        </table:table-row>
        <table:table-row table:style-name="ro1">
          <table:table-cell office:value-type="float" office:value="60.4834098815918" calcext:value-type="float">
            <text:p>60.4834098815918</text:p>
          </table:table-cell>
          <table:table-cell office:value-type="float" office:value="-0.126540467143059" calcext:value-type="float">
            <text:p>-0.126540467143059</text:p>
          </table:table-cell>
          <table:table-cell office:value-type="float" office:value="-0.0761267691850662" calcext:value-type="float">
            <text:p>-0.076126769185066</text:p>
          </table:table-cell>
          <table:table-cell office:value-type="float" office:value="3.26972270011902" calcext:value-type="float">
            <text:p>3.26972270011902</text:p>
          </table:table-cell>
          <table:table-cell table:formula="of:=SQRT([.C858]*[.C858]+[.D858]*[.D858])" office:value-type="float" office:value="3.27060878441005" calcext:value-type="float">
            <text:p>3.27060878441005</text:p>
          </table:table-cell>
          <table:table-cell table:number-columns-repeated="5"/>
        </table:table-row>
        <table:table-row table:style-name="ro1">
          <table:table-cell office:value-type="float" office:value="60.5540657043457" calcext:value-type="float">
            <text:p>60.5540657043457</text:p>
          </table:table-cell>
          <table:table-cell office:value-type="float" office:value="-0.125119313597679" calcext:value-type="float">
            <text:p>-0.125119313597679</text:p>
          </table:table-cell>
          <table:table-cell office:value-type="float" office:value="-0.0760638192296028" calcext:value-type="float">
            <text:p>-0.076063819229603</text:p>
          </table:table-cell>
          <table:table-cell office:value-type="float" office:value="3.27411508560181" calcext:value-type="float">
            <text:p>3.27411508560181</text:p>
          </table:table-cell>
          <table:table-cell table:formula="of:=SQRT([.C859]*[.C859]+[.D859]*[.D859])" office:value-type="float" office:value="3.27499851883343" calcext:value-type="float">
            <text:p>3.27499851883343</text:p>
          </table:table-cell>
          <table:table-cell table:number-columns-repeated="5"/>
        </table:table-row>
        <table:table-row table:style-name="ro1">
          <table:table-cell office:value-type="float" office:value="60.6247253417969" calcext:value-type="float">
            <text:p>60.6247253417969</text:p>
          </table:table-cell>
          <table:table-cell office:value-type="float" office:value="-0.123651899397373" calcext:value-type="float">
            <text:p>-0.123651899397373</text:p>
          </table:table-cell>
          <table:table-cell office:value-type="float" office:value="-0.0759347975254059" calcext:value-type="float">
            <text:p>-0.075934797525406</text:p>
          </table:table-cell>
          <table:table-cell office:value-type="float" office:value="3.27852392196655" calcext:value-type="float">
            <text:p>3.27852392196655</text:p>
          </table:table-cell>
          <table:table-cell table:formula="of:=SQRT([.C860]*[.C860]+[.D860]*[.D860])" office:value-type="float" office:value="3.27940317746723" calcext:value-type="float">
            <text:p>3.27940317746723</text:p>
          </table:table-cell>
          <table:table-cell table:number-columns-repeated="5"/>
        </table:table-row>
        <table:table-row table:style-name="ro1">
          <table:table-cell office:value-type="float" office:value="60.6953849792481" calcext:value-type="float">
            <text:p>60.6953849792481</text:p>
          </table:table-cell>
          <table:table-cell office:value-type="float" office:value="-0.122192583978176" calcext:value-type="float">
            <text:p>-0.122192583978176</text:p>
          </table:table-cell>
          <table:table-cell office:value-type="float" office:value="-0.0758045762777329" calcext:value-type="float">
            <text:p>-0.075804576277733</text:p>
          </table:table-cell>
          <table:table-cell office:value-type="float" office:value="3.28292775154114" calcext:value-type="float">
            <text:p>3.28292775154114</text:p>
          </table:table-cell>
          <table:table-cell table:formula="of:=SQRT([.C861]*[.C861]+[.D861]*[.D861])" office:value-type="float" office:value="3.2838028192362" calcext:value-type="float">
            <text:p>3.2838028192362</text:p>
          </table:table-cell>
          <table:table-cell table:number-columns-repeated="5"/>
        </table:table-row>
        <table:table-row table:style-name="ro1">
          <table:table-cell office:value-type="float" office:value="60.766040802002" calcext:value-type="float">
            <text:p>60.766040802002</text:p>
          </table:table-cell>
          <table:table-cell office:value-type="float" office:value="-0.120741300284863" calcext:value-type="float">
            <text:p>-0.120741300284863</text:p>
          </table:table-cell>
          <table:table-cell office:value-type="float" office:value="-0.0756731629371643" calcext:value-type="float">
            <text:p>-0.075673162937164</text:p>
          </table:table-cell>
          <table:table-cell office:value-type="float" office:value="3.28732800483704" calcext:value-type="float">
            <text:p>3.28732800483704</text:p>
          </table:table-cell>
          <table:table-cell table:formula="of:=SQRT([.C862]*[.C862]+[.D862]*[.D862])" office:value-type="float" office:value="3.28819887460822" calcext:value-type="float">
            <text:p>3.28819887460822</text:p>
          </table:table-cell>
          <table:table-cell table:number-columns-repeated="5"/>
        </table:table-row>
        <table:table-row table:style-name="ro1">
          <table:table-cell office:value-type="float" office:value="60.8367004394531" calcext:value-type="float">
            <text:p>60.8367004394531</text:p>
          </table:table-cell>
          <table:table-cell office:value-type="float" office:value="-0.1192981377244" calcext:value-type="float">
            <text:p>-0.1192981377244</text:p>
          </table:table-cell>
          <table:table-cell office:value-type="float" office:value="-0.0755405649542809" calcext:value-type="float">
            <text:p>-0.075540564954281</text:p>
          </table:table-cell>
          <table:table-cell office:value-type="float" office:value="3.29172539710999" calcext:value-type="float">
            <text:p>3.29172539710999</text:p>
          </table:table-cell>
          <table:table-cell table:formula="of:=SQRT([.C863]*[.C863]+[.D863]*[.D863])" office:value-type="float" office:value="3.29259205899129" calcext:value-type="float">
            <text:p>3.29259205899129</text:p>
          </table:table-cell>
          <table:table-cell table:number-columns-repeated="5"/>
        </table:table-row>
        <table:table-row table:style-name="ro1">
          <table:table-cell office:value-type="float" office:value="60.9073600769043" calcext:value-type="float">
            <text:p>60.9073600769043</text:p>
          </table:table-cell>
          <table:table-cell office:value-type="float" office:value="-0.11786299943924" calcext:value-type="float">
            <text:p>-0.11786299943924</text:p>
          </table:table-cell>
          <table:table-cell office:value-type="float" office:value="-0.0754067599773407" calcext:value-type="float">
            <text:p>-0.075406759977341</text:p>
          </table:table-cell>
          <table:table-cell office:value-type="float" office:value="3.29611802101135" calcext:value-type="float">
            <text:p>3.29611802101135</text:p>
          </table:table-cell>
          <table:table-cell table:formula="of:=SQRT([.C864]*[.C864]+[.D864]*[.D864])" office:value-type="float" office:value="3.29698046519631" calcext:value-type="float">
            <text:p>3.29698046519631</text:p>
          </table:table-cell>
          <table:table-cell table:number-columns-repeated="5"/>
        </table:table-row>
        <table:table-row table:style-name="ro1">
          <table:table-cell office:value-type="float" office:value="60.9780158996582" calcext:value-type="float">
            <text:p>60.9780158996582</text:p>
          </table:table-cell>
          <table:table-cell office:value-type="float" office:value="-0.116435974836349" calcext:value-type="float">
            <text:p>-0.116435974836349</text:p>
          </table:table-cell>
          <table:table-cell office:value-type="float" office:value="-0.0752717703580856" calcext:value-type="float">
            <text:p>-0.075271770358086</text:p>
          </table:table-cell>
          <table:table-cell office:value-type="float" office:value="3.30050683021545" calcext:value-type="float">
            <text:p>3.30050683021545</text:p>
          </table:table-cell>
          <table:table-cell table:formula="of:=SQRT([.C865]*[.C865]+[.D865]*[.D865])" office:value-type="float" office:value="3.30136504732689" calcext:value-type="float">
            <text:p>3.30136504732689</text:p>
          </table:table-cell>
          <table:table-cell table:number-columns-repeated="5"/>
        </table:table-row>
        <table:table-row table:style-name="ro1">
          <table:table-cell office:value-type="float" office:value="61.0486755371094" calcext:value-type="float">
            <text:p>61.0486755371094</text:p>
          </table:table-cell>
          <table:table-cell office:value-type="float" office:value="-0.115016974508762" calcext:value-type="float">
            <text:p>-0.115016974508762</text:p>
          </table:table-cell>
          <table:table-cell office:value-type="float" office:value="-0.0751355811953545" calcext:value-type="float">
            <text:p>-0.075135581195355</text:p>
          </table:table-cell>
          <table:table-cell office:value-type="float" office:value="3.30489182472229" calcext:value-type="float">
            <text:p>3.30489182472229</text:p>
          </table:table-cell>
          <table:table-cell table:formula="of:=SQRT([.C866]*[.C866]+[.D866]*[.D866])" office:value-type="float" office:value="3.30574580521216" calcext:value-type="float">
            <text:p>3.30574580521216</text:p>
          </table:table-cell>
          <table:table-cell table:number-columns-repeated="5"/>
        </table:table-row>
        <table:table-row table:style-name="ro1">
          <table:table-cell office:value-type="float" office:value="61.1193351745605" calcext:value-type="float">
            <text:p>61.1193351745605</text:p>
          </table:table-cell>
          <table:table-cell office:value-type="float" office:value="-0.113606072962284" calcext:value-type="float">
            <text:p>-0.113606072962284</text:p>
          </table:table-cell>
          <table:table-cell office:value-type="float" office:value="-0.0749982073903084" calcext:value-type="float">
            <text:p>-0.074998207390308</text:p>
          </table:table-cell>
          <table:table-cell office:value-type="float" office:value="3.30927419662476" calcext:value-type="float">
            <text:p>3.30927419662476</text:p>
          </table:table-cell>
          <table:table-cell table:formula="of:=SQRT([.C867]*[.C867]+[.D867]*[.D867])" office:value-type="float" office:value="3.31012393114793" calcext:value-type="float">
            <text:p>3.31012393114793</text:p>
          </table:table-cell>
          <table:table-cell table:number-columns-repeated="5"/>
        </table:table-row>
        <table:table-row table:style-name="ro1">
          <table:table-cell office:value-type="float" office:value="61.1899909973145" calcext:value-type="float">
            <text:p>61.1899909973145</text:p>
          </table:table-cell>
          <table:table-cell office:value-type="float" office:value="-0.112177215516567" calcext:value-type="float">
            <text:p>-0.112177215516567</text:p>
          </table:table-cell>
          <table:table-cell office:value-type="float" office:value="-0.0747256800532341" calcext:value-type="float">
            <text:p>-0.074725680053234</text:p>
          </table:table-cell>
          <table:table-cell office:value-type="float" office:value="3.31221842765808" calcext:value-type="float">
            <text:p>3.31221842765808</text:p>
          </table:table-cell>
          <table:table-cell table:formula="of:=SQRT([.C868]*[.C868]+[.D868]*[.D868])" office:value-type="float" office:value="3.3130612490229" calcext:value-type="float">
            <text:p>3.3130612490229</text:p>
          </table:table-cell>
          <table:table-cell table:number-columns-repeated="5"/>
        </table:table-row>
        <table:table-row table:style-name="ro1">
          <table:table-cell office:value-type="float" office:value="61.2606506347656" calcext:value-type="float">
            <text:p>61.2606506347656</text:p>
          </table:table-cell>
          <table:table-cell office:value-type="float" office:value="-0.110720708966255" calcext:value-type="float">
            <text:p>-0.110720708966255</text:p>
          </table:table-cell>
          <table:table-cell office:value-type="float" office:value="-0.0743513628840447" calcext:value-type="float">
            <text:p>-0.074351362884045</text:p>
          </table:table-cell>
          <table:table-cell office:value-type="float" office:value="3.31483507156372" calcext:value-type="float">
            <text:p>3.31483507156372</text:p>
          </table:table-cell>
          <table:table-cell table:formula="of:=SQRT([.C869]*[.C869]+[.D869]*[.D869])" office:value-type="float" office:value="3.31566881289908" calcext:value-type="float">
            <text:p>3.31566881289908</text:p>
          </table:table-cell>
          <table:table-cell table:number-columns-repeated="5"/>
        </table:table-row>
        <table:table-row table:style-name="ro1">
          <table:table-cell office:value-type="float" office:value="61.3313064575195" calcext:value-type="float">
            <text:p>61.3313064575195</text:p>
          </table:table-cell>
          <table:table-cell office:value-type="float" office:value="-0.109272062778473" calcext:value-type="float">
            <text:p>-0.109272062778473</text:p>
          </table:table-cell>
          <table:table-cell office:value-type="float" office:value="-0.0739763006567955" calcext:value-type="float">
            <text:p>-0.073976300656796</text:p>
          </table:table-cell>
          <table:table-cell office:value-type="float" office:value="3.31745028495789" calcext:value-type="float">
            <text:p>3.31745028495789</text:p>
          </table:table-cell>
          <table:table-cell table:formula="of:=SQRT([.C870]*[.C870]+[.D870]*[.D870])" office:value-type="float" office:value="3.3182749865293" calcext:value-type="float">
            <text:p>3.3182749865293</text:p>
          </table:table-cell>
          <table:table-cell table:number-columns-repeated="5"/>
        </table:table-row>
        <table:table-row table:style-name="ro1">
          <table:table-cell office:value-type="float" office:value="61.4019660949707" calcext:value-type="float">
            <text:p>61.4019660949707</text:p>
          </table:table-cell>
          <table:table-cell office:value-type="float" office:value="-0.107831120491028" calcext:value-type="float">
            <text:p>-0.107831120491028</text:p>
          </table:table-cell>
          <table:table-cell office:value-type="float" office:value="-0.0736004486680031" calcext:value-type="float">
            <text:p>-0.073600448668003</text:p>
          </table:table-cell>
          <table:table-cell office:value-type="float" office:value="3.32006287574768" calcext:value-type="float">
            <text:p>3.32006287574768</text:p>
          </table:table-cell>
          <table:table-cell table:formula="of:=SQRT([.C871]*[.C871]+[.D871]*[.D871])" office:value-type="float" office:value="3.32087857726869" calcext:value-type="float">
            <text:p>3.32087857726869</text:p>
          </table:table-cell>
          <table:table-cell table:number-columns-repeated="5"/>
        </table:table-row>
        <table:table-row table:style-name="ro1">
          <table:table-cell office:value-type="float" office:value="61.4726219177246" calcext:value-type="float">
            <text:p>61.4726219177246</text:p>
          </table:table-cell>
          <table:table-cell office:value-type="float" office:value="-0.10639800131321" calcext:value-type="float">
            <text:p>-0.10639800131321</text:p>
          </table:table-cell>
          <table:table-cell office:value-type="float" office:value="-0.0732238441705704" calcext:value-type="float">
            <text:p>-0.07322384417057</text:p>
          </table:table-cell>
          <table:table-cell office:value-type="float" office:value="3.32267355918884" calcext:value-type="float">
            <text:p>3.32267355918884</text:p>
          </table:table-cell>
          <table:table-cell table:formula="of:=SQRT([.C872]*[.C872]+[.D872]*[.D872])" office:value-type="float" office:value="3.32348030117342" calcext:value-type="float">
            <text:p>3.32348030117342</text:p>
          </table:table-cell>
          <table:table-cell table:number-columns-repeated="5"/>
        </table:table-row>
        <table:table-row table:style-name="ro1">
          <table:table-cell office:value-type="float" office:value="61.5432815551758" calcext:value-type="float">
            <text:p>61.5432815551758</text:p>
          </table:table-cell>
          <table:table-cell office:value-type="float" office:value="-0.104972623288631" calcext:value-type="float">
            <text:p>-0.104972623288631</text:p>
          </table:table-cell>
          <table:table-cell office:value-type="float" office:value="-0.0728464648127556" calcext:value-type="float">
            <text:p>-0.072846464812756</text:p>
          </table:table-cell>
          <table:table-cell office:value-type="float" office:value="3.32528209686279" calcext:value-type="float">
            <text:p>3.32528209686279</text:p>
          </table:table-cell>
          <table:table-cell table:formula="of:=SQRT([.C873]*[.C873]+[.D873]*[.D873])" office:value-type="float" office:value="3.3260799195377" calcext:value-type="float">
            <text:p>3.3260799195377</text:p>
          </table:table-cell>
          <table:table-cell table:number-columns-repeated="5"/>
        </table:table-row>
        <table:table-row table:style-name="ro1">
          <table:table-cell office:value-type="float" office:value="61.613941192627" calcext:value-type="float">
            <text:p>61.613941192627</text:p>
          </table:table-cell>
          <table:table-cell office:value-type="float" office:value="-0.103555053472519" calcext:value-type="float">
            <text:p>-0.103555053472519</text:p>
          </table:table-cell>
          <table:table-cell office:value-type="float" office:value="-0.0724683180451393" calcext:value-type="float">
            <text:p>-0.072468318045139</text:p>
          </table:table-cell>
          <table:table-cell office:value-type="float" office:value="3.32788920402527" calcext:value-type="float">
            <text:p>3.32788920402527</text:p>
          </table:table-cell>
          <table:table-cell table:formula="of:=SQRT([.C874]*[.C874]+[.D874]*[.D874])" office:value-type="float" office:value="3.328678147762" calcext:value-type="float">
            <text:p>3.328678147762</text:p>
          </table:table-cell>
          <table:table-cell table:number-columns-repeated="5"/>
        </table:table-row>
        <table:table-row table:style-name="ro1">
          <table:table-cell office:value-type="float" office:value="61.6845970153809" calcext:value-type="float">
            <text:p>61.6845970153809</text:p>
          </table:table-cell>
          <table:table-cell office:value-type="float" office:value="-0.102145276963711" calcext:value-type="float">
            <text:p>-0.102145276963711</text:p>
          </table:table-cell>
          <table:table-cell office:value-type="float" office:value="-0.0720894113183022" calcext:value-type="float">
            <text:p>-0.072089411318302</text:p>
          </table:table-cell>
          <table:table-cell office:value-type="float" office:value="3.33049368858337" calcext:value-type="float">
            <text:p>3.33049368858337</text:p>
          </table:table-cell>
          <table:table-cell table:formula="of:=SQRT([.C875]*[.C875]+[.D875]*[.D875])" office:value-type="float" office:value="3.33127379434922" calcext:value-type="float">
            <text:p>3.33127379434922</text:p>
          </table:table-cell>
          <table:table-cell table:number-columns-repeated="5"/>
        </table:table-row>
        <table:table-row table:style-name="ro1">
          <table:table-cell office:value-type="float" office:value="61.755256652832" calcext:value-type="float">
            <text:p>61.755256652832</text:p>
          </table:table-cell>
          <table:table-cell office:value-type="float" office:value="-0.100743241608143" calcext:value-type="float">
            <text:p>-0.100743241608143</text:p>
          </table:table-cell>
          <table:table-cell office:value-type="float" office:value="-0.0717097222805023" calcext:value-type="float">
            <text:p>-0.071709722280502</text:p>
          </table:table-cell>
          <table:table-cell office:value-type="float" office:value="3.33309626579285" calcext:value-type="float">
            <text:p>3.33309626579285</text:p>
          </table:table-cell>
          <table:table-cell table:formula="of:=SQRT([.C876]*[.C876]+[.D876]*[.D876])" office:value-type="float" office:value="3.33386757405146" calcext:value-type="float">
            <text:p>3.33386757405146</text:p>
          </table:table-cell>
          <table:table-cell table:number-columns-repeated="5"/>
        </table:table-row>
        <table:table-row table:style-name="ro1">
          <table:table-cell office:value-type="float" office:value="61.8259124755859" calcext:value-type="float">
            <text:p>61.8259124755859</text:p>
          </table:table-cell>
          <table:table-cell office:value-type="float" office:value="-0.0993039011955261" calcext:value-type="float">
            <text:p>-0.099303901195526</text:p>
          </table:table-cell>
          <table:table-cell office:value-type="float" office:value="-0.0712229460477829" calcext:value-type="float">
            <text:p>-0.071222946047783</text:p>
          </table:table-cell>
          <table:table-cell office:value-type="float" office:value="3.3356466293335" calcext:value-type="float">
            <text:p>3.3356466293335</text:p>
          </table:table-cell>
          <table:table-cell table:formula="of:=SQRT([.C877]*[.C877]+[.D877]*[.D877])" office:value-type="float" office:value="3.33640692119946" calcext:value-type="float">
            <text:p>3.33640692119946</text:p>
          </table:table-cell>
          <table:table-cell table:number-columns-repeated="5"/>
        </table:table-row>
        <table:table-row table:style-name="ro1">
          <table:table-cell office:value-type="float" office:value="61.8965721130371" calcext:value-type="float">
            <text:p>61.8965721130371</text:p>
          </table:table-cell>
          <table:table-cell office:value-type="float" office:value="-0.0978583469986916" calcext:value-type="float">
            <text:p>-0.097858346998692</text:p>
          </table:table-cell>
          <table:table-cell office:value-type="float" office:value="-0.0707065388560295" calcext:value-type="float">
            <text:p>-0.07070653885603</text:p>
          </table:table-cell>
          <table:table-cell office:value-type="float" office:value="3.33818173408508" calcext:value-type="float">
            <text:p>3.33818173408508</text:p>
          </table:table-cell>
          <table:table-cell table:formula="of:=SQRT([.C878]*[.C878]+[.D878]*[.D878])" office:value-type="float" office:value="3.33893047313302" calcext:value-type="float">
            <text:p>3.33893047313302</text:p>
          </table:table-cell>
          <table:table-cell table:number-columns-repeated="5"/>
        </table:table-row>
        <table:table-row table:style-name="ro1">
          <table:table-cell office:value-type="float" office:value="61.9672317504883" calcext:value-type="float">
            <text:p>61.9672317504883</text:p>
          </table:table-cell>
          <table:table-cell office:value-type="float" office:value="-0.096418522298336" calcext:value-type="float">
            <text:p>-0.096418522298336</text:p>
          </table:table-cell>
          <table:table-cell office:value-type="float" office:value="-0.0701889172196388" calcext:value-type="float">
            <text:p>-0.070188917219639</text:p>
          </table:table-cell>
          <table:table-cell office:value-type="float" office:value="3.34071612358093" calcext:value-type="float">
            <text:p>3.34071612358093</text:p>
          </table:table-cell>
          <table:table-cell table:formula="of:=SQRT([.C879]*[.C879]+[.D879]*[.D879])" office:value-type="float" office:value="3.34145338175682" calcext:value-type="float">
            <text:p>3.34145338175682</text:p>
          </table:table-cell>
          <table:table-cell table:number-columns-repeated="5"/>
        </table:table-row>
        <table:table-row table:style-name="ro1">
          <table:table-cell office:value-type="float" office:value="62.0378875732422" calcext:value-type="float">
            <text:p>62.0378875732422</text:p>
          </table:table-cell>
          <table:table-cell office:value-type="float" office:value="-0.0949845016002655" calcext:value-type="float">
            <text:p>-0.094984501600266</text:p>
          </table:table-cell>
          <table:table-cell office:value-type="float" office:value="-0.069670096039772" calcext:value-type="float">
            <text:p>-0.069670096039772</text:p>
          </table:table-cell>
          <table:table-cell office:value-type="float" office:value="3.3432502746582" calcext:value-type="float">
            <text:p>3.3432502746582</text:p>
          </table:table-cell>
          <table:table-cell table:formula="of:=SQRT([.C880]*[.C880]+[.D880]*[.D880])" office:value-type="float" office:value="3.34397612450871" calcext:value-type="float">
            <text:p>3.34397612450871</text:p>
          </table:table-cell>
          <table:table-cell table:number-columns-repeated="5"/>
        </table:table-row>
        <table:table-row table:style-name="ro1">
          <table:table-cell office:value-type="float" office:value="62.1085472106934" calcext:value-type="float">
            <text:p>62.1085472106934</text:p>
          </table:table-cell>
          <table:table-cell office:value-type="float" office:value="-0.093556135892868" calcext:value-type="float">
            <text:p>-0.093556135892868</text:p>
          </table:table-cell>
          <table:table-cell office:value-type="float" office:value="-0.0691500380635262" calcext:value-type="float">
            <text:p>-0.069150038063526</text:p>
          </table:table-cell>
          <table:table-cell office:value-type="float" office:value="3.34578275680542" calcext:value-type="float">
            <text:p>3.34578275680542</text:p>
          </table:table-cell>
          <table:table-cell table:formula="of:=SQRT([.C881]*[.C881]+[.D881]*[.D881])" office:value-type="float" office:value="3.34649727080431" calcext:value-type="float">
            <text:p>3.34649727080431</text:p>
          </table:table-cell>
          <table:table-cell table:number-columns-repeated="5"/>
        </table:table-row>
        <table:table-row table:style-name="ro1">
          <table:table-cell office:value-type="float" office:value="62.1792030334473" calcext:value-type="float">
            <text:p>62.1792030334473</text:p>
          </table:table-cell>
          <table:table-cell office:value-type="float" office:value="-0.0921335369348526" calcext:value-type="float">
            <text:p>-0.092133536934853</text:p>
          </table:table-cell>
          <table:table-cell office:value-type="float" office:value="-0.0686287730932236" calcext:value-type="float">
            <text:p>-0.068628773093224</text:p>
          </table:table-cell>
          <table:table-cell office:value-type="float" office:value="3.34831428527832" calcext:value-type="float">
            <text:p>3.34831428527832</text:p>
          </table:table-cell>
          <table:table-cell table:formula="of:=SQRT([.C882]*[.C882]+[.D882]*[.D882])" office:value-type="float" office:value="3.34901753675539" calcext:value-type="float">
            <text:p>3.34901753675539</text:p>
          </table:table-cell>
          <table:table-cell table:number-columns-repeated="5"/>
        </table:table-row>
        <table:table-row table:style-name="ro1">
          <table:table-cell office:value-type="float" office:value="62.2498626708984" calcext:value-type="float">
            <text:p>62.2498626708984</text:p>
          </table:table-cell>
          <table:table-cell office:value-type="float" office:value="-0.0907166227698326" calcext:value-type="float">
            <text:p>-0.090716622769833</text:p>
          </table:table-cell>
          <table:table-cell office:value-type="float" office:value="-0.0681062713265419" calcext:value-type="float">
            <text:p>-0.068106271326542</text:p>
          </table:table-cell>
          <table:table-cell office:value-type="float" office:value="3.3508448600769" calcext:value-type="float">
            <text:p>3.3508448600769</text:p>
          </table:table-cell>
          <table:table-cell table:formula="of:=SQRT([.C883]*[.C883]+[.D883]*[.D883])" office:value-type="float" office:value="3.35153692214449" calcext:value-type="float">
            <text:p>3.35153692214449</text:p>
          </table:table-cell>
          <table:table-cell table:number-columns-repeated="5"/>
        </table:table-row>
        <table:table-row table:style-name="ro1">
          <table:table-cell office:value-type="float" office:value="62.3205223083496" calcext:value-type="float">
            <text:p>62.3205223083496</text:p>
          </table:table-cell>
          <table:table-cell office:value-type="float" office:value="-0.0893055200576782" calcext:value-type="float">
            <text:p>-0.089305520057678</text:p>
          </table:table-cell>
          <table:table-cell office:value-type="float" office:value="-0.0675825774669647" calcext:value-type="float">
            <text:p>-0.067582577466965</text:p>
          </table:table-cell>
          <table:table-cell office:value-type="float" office:value="3.35337519645691" calcext:value-type="float">
            <text:p>3.35337519645691</text:p>
          </table:table-cell>
          <table:table-cell table:formula="of:=SQRT([.C884]*[.C884]+[.D884]*[.D884])" office:value-type="float" office:value="3.35405614338662" calcext:value-type="float">
            <text:p>3.35405614338662</text:p>
          </table:table-cell>
          <table:table-cell table:number-columns-repeated="5"/>
        </table:table-row>
        <table:table-row table:style-name="ro1">
          <table:table-cell office:value-type="float" office:value="62.3911781311035" calcext:value-type="float">
            <text:p>62.3911781311035</text:p>
          </table:table-cell>
          <table:table-cell office:value-type="float" office:value="-0.0879010558128357" calcext:value-type="float">
            <text:p>-0.087901055812836</text:p>
          </table:table-cell>
          <table:table-cell office:value-type="float" office:value="-0.067054308950901" calcext:value-type="float">
            <text:p>-0.067054308950901</text:p>
          </table:table-cell>
          <table:table-cell office:value-type="float" office:value="3.35590243339539" calcext:value-type="float">
            <text:p>3.35590243339539</text:p>
          </table:table-cell>
          <table:table-cell table:formula="of:=SQRT([.C885]*[.C885]+[.D885]*[.D885])" office:value-type="float" office:value="3.35657227284293" calcext:value-type="float">
            <text:p>3.35657227284293</text:p>
          </table:table-cell>
          <table:table-cell table:number-columns-repeated="5"/>
        </table:table-row>
        <table:table-row table:style-name="ro1">
          <table:table-cell office:value-type="float" office:value="62.4618377685547" calcext:value-type="float">
            <text:p>62.4618377685547</text:p>
          </table:table-cell>
          <table:table-cell office:value-type="float" office:value="-0.0865415558218956" calcext:value-type="float">
            <text:p>-0.086541555821896</text:p>
          </table:table-cell>
          <table:table-cell office:value-type="float" office:value="-0.0663902536034584" calcext:value-type="float">
            <text:p>-0.066390253603458</text:p>
          </table:table-cell>
          <table:table-cell office:value-type="float" office:value="3.35835647583008" calcext:value-type="float">
            <text:p>3.35835647583008</text:p>
          </table:table-cell>
          <table:table-cell table:formula="of:=SQRT([.C886]*[.C886]+[.D886]*[.D886])" office:value-type="float" office:value="3.35901263536227" calcext:value-type="float">
            <text:p>3.35901263536227</text:p>
          </table:table-cell>
          <table:table-cell table:number-columns-repeated="5"/>
        </table:table-row>
        <table:table-row table:style-name="ro1">
          <table:table-cell office:value-type="float" office:value="62.5324974060059" calcext:value-type="float">
            <text:p>62.5324974060059</text:p>
          </table:table-cell>
          <table:table-cell office:value-type="float" office:value="-0.085185132920742" calcext:value-type="float">
            <text:p>-0.085185132920742</text:p>
          </table:table-cell>
          <table:table-cell office:value-type="float" office:value="-0.0657268241047859" calcext:value-type="float">
            <text:p>-0.065726824104786</text:p>
          </table:table-cell>
          <table:table-cell office:value-type="float" office:value="3.36080861091614" calcext:value-type="float">
            <text:p>3.36080861091614</text:p>
          </table:table-cell>
          <table:table-cell table:formula="of:=SQRT([.C887]*[.C887]+[.D887]*[.D887])" office:value-type="float" office:value="3.36145125423752" calcext:value-type="float">
            <text:p>3.36145125423752</text:p>
          </table:table-cell>
          <table:table-cell table:number-columns-repeated="5"/>
        </table:table-row>
        <table:table-row table:style-name="ro1">
          <table:table-cell office:value-type="float" office:value="62.6031532287598" calcext:value-type="float">
            <text:p>62.6031532287598</text:p>
          </table:table-cell>
          <table:table-cell office:value-type="float" office:value="-0.0838316157460213" calcext:value-type="float">
            <text:p>-0.083831615746021</text:p>
          </table:table-cell>
          <table:table-cell office:value-type="float" office:value="-0.0650639906525612" calcext:value-type="float">
            <text:p>-0.065063990652561</text:p>
          </table:table-cell>
          <table:table-cell office:value-type="float" office:value="3.36325740814209" calcext:value-type="float">
            <text:p>3.36325740814209</text:p>
          </table:table-cell>
          <table:table-cell table:formula="of:=SQRT([.C888]*[.C888]+[.D888]*[.D888])" office:value-type="float" office:value="3.36388669789907" calcext:value-type="float">
            <text:p>3.36388669789907</text:p>
          </table:table-cell>
          <table:table-cell table:number-columns-repeated="5"/>
        </table:table-row>
        <table:table-row table:style-name="ro1">
          <table:table-cell office:value-type="float" office:value="62.6738128662109" calcext:value-type="float">
            <text:p>62.6738128662109</text:p>
          </table:table-cell>
          <table:table-cell office:value-type="float" office:value="-0.0824811309576035" calcext:value-type="float">
            <text:p>-0.082481130957604</text:p>
          </table:table-cell>
          <table:table-cell office:value-type="float" office:value="-0.0644017830491066" calcext:value-type="float">
            <text:p>-0.064401783049107</text:p>
          </table:table-cell>
          <table:table-cell office:value-type="float" office:value="3.36570358276367" calcext:value-type="float">
            <text:p>3.36570358276367</text:p>
          </table:table-cell>
          <table:table-cell table:formula="of:=SQRT([.C889]*[.C889]+[.D889]*[.D889])" office:value-type="float" office:value="3.36631968129709" calcext:value-type="float">
            <text:p>3.36631968129709</text:p>
          </table:table-cell>
          <table:table-cell table:number-columns-repeated="5"/>
        </table:table-row>
        <table:table-row table:style-name="ro1">
          <table:table-cell office:value-type="float" office:value="62.7444725036621" calcext:value-type="float">
            <text:p>62.7444725036621</text:p>
          </table:table-cell>
          <table:table-cell office:value-type="float" office:value="-0.081133596599102" calcext:value-type="float">
            <text:p>-0.081133596599102</text:p>
          </table:table-cell>
          <table:table-cell office:value-type="float" office:value="-0.0637401640415192" calcext:value-type="float">
            <text:p>-0.063740164041519</text:p>
          </table:table-cell>
          <table:table-cell office:value-type="float" office:value="3.3681468963623" calcext:value-type="float">
            <text:p>3.3681468963623</text:p>
          </table:table-cell>
          <table:table-cell table:formula="of:=SQRT([.C890]*[.C890]+[.D890]*[.D890])" office:value-type="float" office:value="3.36874996459919" calcext:value-type="float">
            <text:p>3.36874996459919</text:p>
          </table:table-cell>
          <table:table-cell table:number-columns-repeated="5"/>
        </table:table-row>
        <table:table-row table:style-name="ro1">
          <table:table-cell office:value-type="float" office:value="62.815128326416" calcext:value-type="float">
            <text:p>62.815128326416</text:p>
          </table:table-cell>
          <table:table-cell office:value-type="float" office:value="-0.0797891393303871" calcext:value-type="float">
            <text:p>-0.079789139330387</text:p>
          </table:table-cell>
          <table:table-cell office:value-type="float" office:value="-0.0630791857838631" calcext:value-type="float">
            <text:p>-0.063079185783863</text:p>
          </table:table-cell>
          <table:table-cell office:value-type="float" office:value="3.3705883026123" calcext:value-type="float">
            <text:p>3.3705883026123</text:p>
          </table:table-cell>
          <table:table-cell table:formula="of:=SQRT([.C891]*[.C891]+[.D891]*[.D891])" office:value-type="float" office:value="3.37117850156084" calcext:value-type="float">
            <text:p>3.37117850156084</text:p>
          </table:table-cell>
          <table:table-cell table:number-columns-repeated="5"/>
        </table:table-row>
        <table:table-row table:style-name="ro1">
          <table:table-cell office:value-type="float" office:value="62.8857879638672" calcext:value-type="float">
            <text:p>62.8857879638672</text:p>
          </table:table-cell>
          <table:table-cell office:value-type="float" office:value="-0.0784475952386856" calcext:value-type="float">
            <text:p>-0.078447595238686</text:p>
          </table:table-cell>
          <table:table-cell office:value-type="float" office:value="-0.0624187923967838" calcext:value-type="float">
            <text:p>-0.062418792396784</text:p>
          </table:table-cell>
          <table:table-cell office:value-type="float" office:value="3.3730263710022" calcext:value-type="float">
            <text:p>3.3730263710022</text:p>
          </table:table-cell>
          <table:table-cell table:formula="of:=SQRT([.C892]*[.C892]+[.D892]*[.D892])" office:value-type="float" office:value="3.37360386013541" calcext:value-type="float">
            <text:p>3.37360386013541</text:p>
          </table:table-cell>
          <table:table-cell table:number-columns-repeated="5"/>
        </table:table-row>
        <table:table-row table:style-name="ro1">
          <table:table-cell office:value-type="float" office:value="62.9564476013184" calcext:value-type="float">
            <text:p>62.9564476013184</text:p>
          </table:table-cell>
          <table:table-cell office:value-type="float" office:value="-0.0771090388298035" calcext:value-type="float">
            <text:p>-0.077109038829804</text:p>
          </table:table-cell>
          <table:table-cell office:value-type="float" office:value="-0.0617590099573135" calcext:value-type="float">
            <text:p>-0.061759009957314</text:p>
          </table:table-cell>
          <table:table-cell office:value-type="float" office:value="3.3754620552063" calcext:value-type="float">
            <text:p>3.3754620552063</text:p>
          </table:table-cell>
          <table:table-cell table:formula="of:=SQRT([.C893]*[.C893]+[.D893]*[.D893])" office:value-type="float" office:value="3.37602699359002" calcext:value-type="float">
            <text:p>3.37602699359002</text:p>
          </table:table-cell>
          <table:table-cell table:number-columns-repeated="5"/>
        </table:table-row>
        <table:table-row table:style-name="ro1">
          <table:table-cell office:value-type="float" office:value="63.0271034240723" calcext:value-type="float">
            <text:p>63.0271034240723</text:p>
          </table:table-cell>
          <table:table-cell office:value-type="float" office:value="-0.075820803642273" calcext:value-type="float">
            <text:p>-0.075820803642273</text:p>
          </table:table-cell>
          <table:table-cell office:value-type="float" office:value="-0.0610792972147465" calcext:value-type="float">
            <text:p>-0.061079297214747</text:p>
          </table:table-cell>
          <table:table-cell office:value-type="float" office:value="3.37791180610657" calcext:value-type="float">
            <text:p>3.37791180610657</text:p>
          </table:table-cell>
          <table:table-cell table:formula="of:=SQRT([.C894]*[.C894]+[.D894]*[.D894])" office:value-type="float" office:value="3.37846397796135" calcext:value-type="float">
            <text:p>3.37846397796135</text:p>
          </table:table-cell>
          <table:table-cell table:number-columns-repeated="5"/>
        </table:table-row>
        <table:table-row table:style-name="ro1">
          <table:table-cell office:value-type="float" office:value="63.0977630615234" calcext:value-type="float">
            <text:p>63.0977630615234</text:p>
          </table:table-cell>
          <table:table-cell office:value-type="float" office:value="-0.0746685862541199" calcext:value-type="float">
            <text:p>-0.07466858625412</text:p>
          </table:table-cell>
          <table:table-cell office:value-type="float" office:value="-0.0603427886962891" calcext:value-type="float">
            <text:p>-0.060342788696289</text:p>
          </table:table-cell>
          <table:table-cell office:value-type="float" office:value="3.38040494918823" calcext:value-type="float">
            <text:p>3.38040494918823</text:p>
          </table:table-cell>
          <table:table-cell table:formula="of:=SQRT([.C895]*[.C895]+[.D895]*[.D895])" office:value-type="float" office:value="3.38094348853156" calcext:value-type="float">
            <text:p>3.38094348853156</text:p>
          </table:table-cell>
          <table:table-cell table:number-columns-repeated="5"/>
        </table:table-row>
        <table:table-row table:style-name="ro1">
          <table:table-cell office:value-type="float" office:value="63.1684188842773" calcext:value-type="float">
            <text:p>63.1684188842773</text:p>
          </table:table-cell>
          <table:table-cell office:value-type="float" office:value="-0.0735160037875176" calcext:value-type="float">
            <text:p>-0.073516003787518</text:p>
          </table:table-cell>
          <table:table-cell office:value-type="float" office:value="-0.0596092343330383" calcext:value-type="float">
            <text:p>-0.059609234333038</text:p>
          </table:table-cell>
          <table:table-cell office:value-type="float" office:value="3.38289403915405" calcext:value-type="float">
            <text:p>3.38289403915405</text:p>
          </table:table-cell>
          <table:table-cell table:formula="of:=SQRT([.C896]*[.C896]+[.D896]*[.D896])" office:value-type="float" office:value="3.38341917902021" calcext:value-type="float">
            <text:p>3.38341917902021</text:p>
          </table:table-cell>
          <table:table-cell table:number-columns-repeated="5"/>
        </table:table-row>
        <table:table-row table:style-name="ro1">
          <table:table-cell office:value-type="float" office:value="63.2390785217285" calcext:value-type="float">
            <text:p>63.2390785217285</text:p>
          </table:table-cell>
          <table:table-cell office:value-type="float" office:value="-0.0723630413413048" calcext:value-type="float">
            <text:p>-0.072363041341305</text:p>
          </table:table-cell>
          <table:table-cell office:value-type="float" office:value="-0.0588786043226719" calcext:value-type="float">
            <text:p>-0.058878604322672</text:p>
          </table:table-cell>
          <table:table-cell office:value-type="float" office:value="3.38537979125977" calcext:value-type="float">
            <text:p>3.38537979125977</text:p>
          </table:table-cell>
          <table:table-cell table:formula="of:=SQRT([.C897]*[.C897]+[.D897]*[.D897])" office:value-type="float" office:value="3.3858917615773" calcext:value-type="float">
            <text:p>3.3858917615773</text:p>
          </table:table-cell>
          <table:table-cell table:number-columns-repeated="5"/>
        </table:table-row>
        <table:table-row table:style-name="ro1">
          <table:table-cell office:value-type="float" office:value="63.3097343444824" calcext:value-type="float">
            <text:p>63.3097343444824</text:p>
          </table:table-cell>
          <table:table-cell office:value-type="float" office:value="-0.0712096765637398" calcext:value-type="float">
            <text:p>-0.07120967656374</text:p>
          </table:table-cell>
          <table:table-cell office:value-type="float" office:value="-0.0581509284675121" calcext:value-type="float">
            <text:p>-0.058150928467512</text:p>
          </table:table-cell>
          <table:table-cell office:value-type="float" office:value="3.38786053657532" calcext:value-type="float">
            <text:p>3.38786053657532</text:p>
          </table:table-cell>
          <table:table-cell table:formula="of:=SQRT([.C898]*[.C898]+[.D898]*[.D898])" office:value-type="float" office:value="3.38835956559602" calcext:value-type="float">
            <text:p>3.38835956559602</text:p>
          </table:table-cell>
          <table:table-cell table:number-columns-repeated="5"/>
        </table:table-row>
        <table:table-row table:style-name="ro1">
          <table:table-cell office:value-type="float" office:value="63.3803939819336" calcext:value-type="float">
            <text:p>63.3803939819336</text:p>
          </table:table-cell>
          <table:table-cell office:value-type="float" office:value="-0.0700558722019196" calcext:value-type="float">
            <text:p>-0.07005587220192</text:p>
          </table:table-cell>
          <table:table-cell office:value-type="float" office:value="-0.0574261695146561" calcext:value-type="float">
            <text:p>-0.057426169514656</text:p>
          </table:table-cell>
          <table:table-cell office:value-type="float" office:value="3.3903374671936" calcext:value-type="float">
            <text:p>3.3903374671936</text:p>
          </table:table-cell>
          <table:table-cell table:formula="of:=SQRT([.C899]*[.C899]+[.D899]*[.D899])" office:value-type="float" office:value="3.39082377990981" calcext:value-type="float">
            <text:p>3.39082377990981</text:p>
          </table:table-cell>
          <table:table-cell table:number-columns-repeated="5"/>
        </table:table-row>
        <table:table-row table:style-name="ro1">
          <table:table-cell office:value-type="float" office:value="63.4510536193848" calcext:value-type="float">
            <text:p>63.4510536193848</text:p>
          </table:table-cell>
          <table:table-cell office:value-type="float" office:value="-0.0689016729593277" calcext:value-type="float">
            <text:p>-0.068901672959328</text:p>
          </table:table-cell>
          <table:table-cell office:value-type="float" office:value="-0.0567043498158455" calcext:value-type="float">
            <text:p>-0.056704349815846</text:p>
          </table:table-cell>
          <table:table-cell office:value-type="float" office:value="3.39281010627747" calcext:value-type="float">
            <text:p>3.39281010627747</text:p>
          </table:table-cell>
          <table:table-cell table:formula="of:=SQRT([.C900]*[.C900]+[.D900]*[.D900])" office:value-type="float" office:value="3.39328392571953" calcext:value-type="float">
            <text:p>3.39328392571953</text:p>
          </table:table-cell>
          <table:table-cell table:number-columns-repeated="5"/>
        </table:table-row>
        <table:table-row table:style-name="ro1">
          <table:table-cell office:value-type="float" office:value="63.5217094421387" calcext:value-type="float">
            <text:p>63.5217094421387</text:p>
          </table:table-cell>
          <table:table-cell office:value-type="float" office:value="-0.0677471682429314" calcext:value-type="float">
            <text:p>-0.067747168242931</text:p>
          </table:table-cell>
          <table:table-cell office:value-type="float" office:value="-0.0559854954481125" calcext:value-type="float">
            <text:p>-0.055985495448113</text:p>
          </table:table-cell>
          <table:table-cell office:value-type="float" office:value="3.39527940750122" calcext:value-type="float">
            <text:p>3.39527940750122</text:p>
          </table:table-cell>
          <table:table-cell table:formula="of:=SQRT([.C901]*[.C901]+[.D901]*[.D901])" office:value-type="float" office:value="3.39574095459333" calcext:value-type="float">
            <text:p>3.39574095459333</text:p>
          </table:table-cell>
          <table:table-cell table:number-columns-repeated="5"/>
        </table:table-row>
        <table:table-row table:style-name="ro1">
          <table:table-cell office:value-type="float" office:value="63.5923690795898" calcext:value-type="float">
            <text:p>63.5923690795898</text:p>
          </table:table-cell>
          <table:table-cell office:value-type="float" office:value="-0.0665921792387962" calcext:value-type="float">
            <text:p>-0.066592179238796</text:p>
          </table:table-cell>
          <table:table-cell office:value-type="float" office:value="-0.0552695505321026" calcext:value-type="float">
            <text:p>-0.055269550532103</text:p>
          </table:table-cell>
          <table:table-cell office:value-type="float" office:value="3.39774394035339" calcext:value-type="float">
            <text:p>3.39774394035339</text:p>
          </table:table-cell>
          <table:table-cell table:formula="of:=SQRT([.C902]*[.C902]+[.D902]*[.D902])" office:value-type="float" office:value="3.39819343290287" calcext:value-type="float">
            <text:p>3.39819343290287</text:p>
          </table:table-cell>
          <table:table-cell table:number-columns-repeated="5"/>
        </table:table-row>
        <table:table-row table:style-name="ro1">
          <table:table-cell office:value-type="float" office:value="63.6630249023438" calcext:value-type="float">
            <text:p>63.6630249023438</text:p>
          </table:table-cell>
          <table:table-cell office:value-type="float" office:value="-0.0655810385942459" calcext:value-type="float">
            <text:p>-0.065581038594246</text:p>
          </table:table-cell>
          <table:table-cell office:value-type="float" office:value="-0.0545332208275795" calcext:value-type="float">
            <text:p>-0.05453322082758</text:p>
          </table:table-cell>
          <table:table-cell office:value-type="float" office:value="3.40027713775635" calcext:value-type="float">
            <text:p>3.40027713775635</text:p>
          </table:table-cell>
          <table:table-cell table:formula="of:=SQRT([.C903]*[.C903]+[.D903]*[.D903])" office:value-type="float" office:value="3.40071440813873" calcext:value-type="float">
            <text:p>3.40071440813873</text:p>
          </table:table-cell>
          <table:table-cell table:number-columns-repeated="5"/>
        </table:table-row>
        <table:table-row table:style-name="ro1">
          <table:table-cell office:value-type="float" office:value="63.7336845397949" calcext:value-type="float">
            <text:p>63.7336845397949</text:p>
          </table:table-cell>
          <table:table-cell office:value-type="float" office:value="-0.0647143796086311" calcext:value-type="float">
            <text:p>-0.064714379608631</text:p>
          </table:table-cell>
          <table:table-cell office:value-type="float" office:value="-0.0537776239216328" calcext:value-type="float">
            <text:p>-0.053777623921633</text:p>
          </table:table-cell>
          <table:table-cell office:value-type="float" office:value="3.40288043022156" calcext:value-type="float">
            <text:p>3.40288043022156</text:p>
          </table:table-cell>
          <table:table-cell table:formula="of:=SQRT([.C904]*[.C904]+[.D904]*[.D904])" office:value-type="float" office:value="3.4033053426367" calcext:value-type="float">
            <text:p>3.4033053426367</text:p>
          </table:table-cell>
          <table:table-cell table:number-columns-repeated="5"/>
        </table:table-row>
        <table:table-row table:style-name="ro1">
          <table:table-cell office:value-type="float" office:value="63.8043441772461" calcext:value-type="float">
            <text:p>63.8043441772461</text:p>
          </table:table-cell>
          <table:table-cell office:value-type="float" office:value="-0.0638433769345284" calcext:value-type="float">
            <text:p>-0.063843376934528</text:p>
          </table:table-cell>
          <table:table-cell office:value-type="float" office:value="-0.0530273132026196" calcext:value-type="float">
            <text:p>-0.05302731320262</text:p>
          </table:table-cell>
          <table:table-cell office:value-type="float" office:value="3.40547728538513" calcext:value-type="float">
            <text:p>3.40547728538513</text:p>
          </table:table-cell>
          <table:table-cell table:formula="of:=SQRT([.C905]*[.C905]+[.D905]*[.D905])" office:value-type="float" office:value="3.40589010938691" calcext:value-type="float">
            <text:p>3.40589010938691</text:p>
          </table:table-cell>
          <table:table-cell table:number-columns-repeated="5"/>
        </table:table-row>
        <table:table-row table:style-name="ro1">
          <table:table-cell office:value-type="float" office:value="63.875" calcext:value-type="float">
            <text:p>63.875</text:p>
          </table:table-cell>
          <table:table-cell office:value-type="float" office:value="-0.062968023121357" calcext:value-type="float">
            <text:p>-0.062968023121357</text:p>
          </table:table-cell>
          <table:table-cell office:value-type="float" office:value="-0.0522822514176369" calcext:value-type="float">
            <text:p>-0.052282251417637</text:p>
          </table:table-cell>
          <table:table-cell office:value-type="float" office:value="3.40806865692139" calcext:value-type="float">
            <text:p>3.40806865692139</text:p>
          </table:table-cell>
          <table:table-cell table:formula="of:=SQRT([.C906]*[.C906]+[.D906]*[.D906])" office:value-type="float" office:value="3.40846965720736" calcext:value-type="float">
            <text:p>3.40846965720736</text:p>
          </table:table-cell>
          <table:table-cell table:number-columns-repeated="5"/>
        </table:table-row>
        <table:table-row table:style-name="ro1">
          <table:table-cell office:value-type="float" office:value="63.9456596374512" calcext:value-type="float">
            <text:p>63.9456596374512</text:p>
          </table:table-cell>
          <table:table-cell office:value-type="float" office:value="-0.0620883330702782" calcext:value-type="float">
            <text:p>-0.062088333070278</text:p>
          </table:table-cell>
          <table:table-cell office:value-type="float" office:value="-0.0515424571931362" calcext:value-type="float">
            <text:p>-0.051542457193136</text:p>
          </table:table-cell>
          <table:table-cell office:value-type="float" office:value="3.41065430641174" calcext:value-type="float">
            <text:p>3.41065430641174</text:p>
          </table:table-cell>
          <table:table-cell table:formula="of:=SQRT([.C907]*[.C907]+[.D907]*[.D907])" office:value-type="float" office:value="3.41104374389108" calcext:value-type="float">
            <text:p>3.41104374389108</text:p>
          </table:table-cell>
          <table:table-cell table:number-columns-repeated="5"/>
        </table:table-row>
        <table:table-row table:style-name="ro1">
          <table:table-cell office:value-type="float" office:value="64.0163192749023" calcext:value-type="float">
            <text:p>64.0163192749023</text:p>
          </table:table-cell>
          <table:table-cell office:value-type="float" office:value="-0.0612043850123882" calcext:value-type="float">
            <text:p>-0.061204385012388</text:p>
          </table:table-cell>
          <table:table-cell office:value-type="float" office:value="-0.05080796033144" calcext:value-type="float">
            <text:p>-0.05080796033144</text:p>
          </table:table-cell>
          <table:table-cell office:value-type="float" office:value="3.41323494911194" calcext:value-type="float">
            <text:p>3.41323494911194</text:p>
          </table:table-cell>
          <table:table-cell table:formula="of:=SQRT([.C908]*[.C908]+[.D908]*[.D908])" office:value-type="float" office:value="3.41361308098505" calcext:value-type="float">
            <text:p>3.41361308098505</text:p>
          </table:table-cell>
          <table:table-cell table:number-columns-repeated="5"/>
        </table:table-row>
        <table:table-row table:style-name="ro1">
          <table:table-cell office:value-type="float" office:value="64.0869750976563" calcext:value-type="float">
            <text:p>64.0869750976563</text:p>
          </table:table-cell>
          <table:table-cell office:value-type="float" office:value="-0.0603160373866558" calcext:value-type="float">
            <text:p>-0.060316037386656</text:p>
          </table:table-cell>
          <table:table-cell office:value-type="float" office:value="-0.0500787049531937" calcext:value-type="float">
            <text:p>-0.050078704953194</text:p>
          </table:table-cell>
          <table:table-cell office:value-type="float" office:value="3.41580939292908" calcext:value-type="float">
            <text:p>3.41580939292908</text:p>
          </table:table-cell>
          <table:table-cell table:formula="of:=SQRT([.C909]*[.C909]+[.D909]*[.D909])" office:value-type="float" office:value="3.41617647165838" calcext:value-type="float">
            <text:p>3.41617647165838</text:p>
          </table:table-cell>
          <table:table-cell table:number-columns-repeated="5"/>
        </table:table-row>
        <table:table-row table:style-name="ro1">
          <table:table-cell office:value-type="float" office:value="64.1576309204102" calcext:value-type="float">
            <text:p>64.1576309204102</text:p>
          </table:table-cell>
          <table:table-cell office:value-type="float" office:value="-0.059423390775919" calcext:value-type="float">
            <text:p>-0.059423390775919</text:p>
          </table:table-cell>
          <table:table-cell office:value-type="float" office:value="-0.0493547394871712" calcext:value-type="float">
            <text:p>-0.049354739487171</text:p>
          </table:table-cell>
          <table:table-cell office:value-type="float" office:value="3.41837811470032" calcext:value-type="float">
            <text:p>3.41837811470032</text:p>
          </table:table-cell>
          <table:table-cell table:formula="of:=SQRT([.C910]*[.C910]+[.D910]*[.D910])" office:value-type="float" office:value="3.41873438941547" calcext:value-type="float">
            <text:p>3.41873438941547</text:p>
          </table:table-cell>
          <table:table-cell table:number-columns-repeated="5"/>
        </table:table-row>
        <table:table-row table:style-name="ro1">
          <table:table-cell office:value-type="float" office:value="64.2282943725586" calcext:value-type="float">
            <text:p>64.2282943725586</text:p>
          </table:table-cell>
          <table:table-cell office:value-type="float" office:value="-0.0585264265537262" calcext:value-type="float">
            <text:p>-0.058526426553726</text:p>
          </table:table-cell>
          <table:table-cell office:value-type="float" office:value="-0.0486360341310501" calcext:value-type="float">
            <text:p>-0.04863603413105</text:p>
          </table:table-cell>
          <table:table-cell office:value-type="float" office:value="3.42094206809998" calcext:value-type="float">
            <text:p>3.42094206809998</text:p>
          </table:table-cell>
          <table:table-cell table:formula="of:=SQRT([.C911]*[.C911]+[.D911]*[.D911])" office:value-type="float" office:value="3.42128778343947" calcext:value-type="float">
            <text:p>3.42128778343947</text:p>
          </table:table-cell>
          <table:table-cell table:number-columns-repeated="5"/>
        </table:table-row>
        <table:table-row table:style-name="ro1">
          <table:table-cell office:value-type="float" office:value="64.2989501953125" calcext:value-type="float">
            <text:p>64.2989501953125</text:p>
          </table:table-cell>
          <table:table-cell office:value-type="float" office:value="-0.0578635260462761" calcext:value-type="float">
            <text:p>-0.057863526046276</text:p>
          </table:table-cell>
          <table:table-cell office:value-type="float" office:value="-0.0480077192187309" calcext:value-type="float">
            <text:p>-0.048007719218731</text:p>
          </table:table-cell>
          <table:table-cell office:value-type="float" office:value="3.42361974716187" calcext:value-type="float">
            <text:p>3.42361974716187</text:p>
          </table:table-cell>
          <table:table-cell table:formula="of:=SQRT([.C912]*[.C912]+[.D912]*[.D912])" office:value-type="float" office:value="3.42395632481802" calcext:value-type="float">
            <text:p>3.42395632481802</text:p>
          </table:table-cell>
          <table:table-cell table:number-columns-repeated="5"/>
        </table:table-row>
        <table:table-row table:style-name="ro1">
          <table:table-cell office:value-type="float" office:value="64.3696060180664" calcext:value-type="float">
            <text:p>64.3696060180664</text:p>
          </table:table-cell>
          <table:table-cell office:value-type="float" office:value="-0.0572805479168892" calcext:value-type="float">
            <text:p>-0.057280547916889</text:p>
          </table:table-cell>
          <table:table-cell office:value-type="float" office:value="-0.0474158190190792" calcext:value-type="float">
            <text:p>-0.047415819019079</text:p>
          </table:table-cell>
          <table:table-cell office:value-type="float" office:value="3.42633533477783" calcext:value-type="float">
            <text:p>3.42633533477783</text:p>
          </table:table-cell>
          <table:table-cell table:formula="of:=SQRT([.C913]*[.C913]+[.D913]*[.D913])" office:value-type="float" office:value="3.42666340428125" calcext:value-type="float">
            <text:p>3.42666340428125</text:p>
          </table:table-cell>
          <table:table-cell table:number-columns-repeated="5"/>
        </table:table-row>
        <table:table-row table:style-name="ro1">
          <table:table-cell office:value-type="float" office:value="64.4402694702148" calcext:value-type="float">
            <text:p>64.4402694702148</text:p>
          </table:table-cell>
          <table:table-cell office:value-type="float" office:value="-0.0566888600587845" calcext:value-type="float">
            <text:p>-0.056688860058785</text:p>
          </table:table-cell>
          <table:table-cell office:value-type="float" office:value="-0.0468288846313953" calcext:value-type="float">
            <text:p>-0.046828884631395</text:p>
          </table:table-cell>
          <table:table-cell office:value-type="float" office:value="3.4290452003479" calcext:value-type="float">
            <text:p>3.4290452003479</text:p>
          </table:table-cell>
          <table:table-cell table:formula="of:=SQRT([.C914]*[.C914]+[.D914]*[.D914])" office:value-type="float" office:value="3.42936494565171" calcext:value-type="float">
            <text:p>3.42936494565171</text:p>
          </table:table-cell>
          <table:table-cell table:number-columns-repeated="5"/>
        </table:table-row>
        <table:table-row table:style-name="ro1">
          <table:table-cell office:value-type="float" office:value="64.5109252929688" calcext:value-type="float">
            <text:p>64.5109252929688</text:p>
          </table:table-cell>
          <table:table-cell office:value-type="float" office:value="-0.0560884103178978" calcext:value-type="float">
            <text:p>-0.056088410317898</text:p>
          </table:table-cell>
          <table:table-cell office:value-type="float" office:value="-0.0462469011545181" calcext:value-type="float">
            <text:p>-0.046246901154518</text:p>
          </table:table-cell>
          <table:table-cell office:value-type="float" office:value="3.43174815177917" calcext:value-type="float">
            <text:p>3.43174815177917</text:p>
          </table:table-cell>
          <table:table-cell table:formula="of:=SQRT([.C915]*[.C915]+[.D915]*[.D915])" office:value-type="float" office:value="3.43205975372023" calcext:value-type="float">
            <text:p>3.43205975372023</text:p>
          </table:table-cell>
          <table:table-cell table:number-columns-repeated="5"/>
        </table:table-row>
        <table:table-row table:style-name="ro1">
          <table:table-cell office:value-type="float" office:value="64.5815811157227" calcext:value-type="float">
            <text:p>64.5815811157227</text:p>
          </table:table-cell>
          <table:table-cell office:value-type="float" office:value="-0.0554791986942291" calcext:value-type="float">
            <text:p>-0.055479198694229</text:p>
          </table:table-cell>
          <table:table-cell office:value-type="float" office:value="-0.0456698462367058" calcext:value-type="float">
            <text:p>-0.045669846236706</text:p>
          </table:table-cell>
          <table:table-cell office:value-type="float" office:value="3.43444442749023" calcext:value-type="float">
            <text:p>3.43444442749023</text:p>
          </table:table-cell>
          <table:table-cell table:formula="of:=SQRT([.C916]*[.C916]+[.D916]*[.D916])" office:value-type="float" office:value="3.43474806359564" calcext:value-type="float">
            <text:p>3.43474806359564</text:p>
          </table:table-cell>
          <table:table-cell table:number-columns-repeated="5"/>
        </table:table-row>
        <table:table-row table:style-name="ro1">
          <table:table-cell office:value-type="float" office:value="64.6522445678711" calcext:value-type="float">
            <text:p>64.6522445678711</text:p>
          </table:table-cell>
          <table:table-cell office:value-type="float" office:value="-0.0548578836023808" calcext:value-type="float">
            <text:p>-0.054857883602381</text:p>
          </table:table-cell>
          <table:table-cell office:value-type="float" office:value="-0.0450944155454636" calcext:value-type="float">
            <text:p>-0.045094415545464</text:p>
          </table:table-cell>
          <table:table-cell office:value-type="float" office:value="3.43693161010742" calcext:value-type="float">
            <text:p>3.43693161010742</text:p>
          </table:table-cell>
          <table:table-cell table:formula="of:=SQRT([.C917]*[.C917]+[.D917]*[.D917])" office:value-type="float" office:value="3.43722742902895" calcext:value-type="float">
            <text:p>3.43722742902895</text:p>
          </table:table-cell>
          <table:table-cell table:number-columns-repeated="5"/>
        </table:table-row>
        <table:table-row table:style-name="ro1">
          <table:table-cell office:value-type="float" office:value="64.722900390625" calcext:value-type="float">
            <text:p>64.722900390625</text:p>
          </table:table-cell>
          <table:table-cell office:value-type="float" office:value="-0.0542066916823387" calcext:value-type="float">
            <text:p>-0.054206691682339</text:p>
          </table:table-cell>
          <table:table-cell office:value-type="float" office:value="-0.0445021763443947" calcext:value-type="float">
            <text:p>-0.044502176344395</text:p>
          </table:table-cell>
          <table:table-cell office:value-type="float" office:value="3.43813490867615" calcext:value-type="float">
            <text:p>3.43813490867615</text:p>
          </table:table-cell>
          <table:table-cell table:formula="of:=SQRT([.C918]*[.C918]+[.D918]*[.D918])" office:value-type="float" office:value="3.43842290795605" calcext:value-type="float">
            <text:p>3.43842290795605</text:p>
          </table:table-cell>
          <table:table-cell table:number-columns-repeated="5"/>
        </table:table-row>
        <table:table-row table:style-name="ro1">
          <table:table-cell office:value-type="float" office:value="64.7935562133789" calcext:value-type="float">
            <text:p>64.7935562133789</text:p>
          </table:table-cell>
          <table:table-cell office:value-type="float" office:value="-0.0535469129681587" calcext:value-type="float">
            <text:p>-0.053546912968159</text:p>
          </table:table-cell>
          <table:table-cell office:value-type="float" office:value="-0.0439136512577534" calcext:value-type="float">
            <text:p>-0.043913651257753</text:p>
          </table:table-cell>
          <table:table-cell office:value-type="float" office:value="3.43932962417603" calcext:value-type="float">
            <text:p>3.43932962417603</text:p>
          </table:table-cell>
          <table:table-cell table:formula="of:=SQRT([.C919]*[.C919]+[.D919]*[.D919])" office:value-type="float" office:value="3.43960995935609" calcext:value-type="float">
            <text:p>3.43960995935609</text:p>
          </table:table-cell>
          <table:table-cell table:number-columns-repeated="5"/>
        </table:table-row>
        <table:table-row table:style-name="ro1">
          <table:table-cell office:value-type="float" office:value="64.8642196655274" calcext:value-type="float">
            <text:p>64.8642196655274</text:p>
          </table:table-cell>
          <table:table-cell office:value-type="float" office:value="-0.0528785958886147" calcext:value-type="float">
            <text:p>-0.052878595888615</text:p>
          </table:table-cell>
          <table:table-cell office:value-type="float" office:value="-0.0433288626372814" calcext:value-type="float">
            <text:p>-0.043328862637281</text:p>
          </table:table-cell>
          <table:table-cell office:value-type="float" office:value="3.44051575660706" calcext:value-type="float">
            <text:p>3.44051575660706</text:p>
          </table:table-cell>
          <table:table-cell table:formula="of:=SQRT([.C920]*[.C920]+[.D920]*[.D920])" office:value-type="float" office:value="3.44078858138638" calcext:value-type="float">
            <text:p>3.44078858138638</text:p>
          </table:table-cell>
          <table:table-cell table:number-columns-repeated="5"/>
        </table:table-row>
        <table:table-row table:style-name="ro1">
          <table:table-cell office:value-type="float" office:value="64.9348754882813" calcext:value-type="float">
            <text:p>64.9348754882813</text:p>
          </table:table-cell>
          <table:table-cell office:value-type="float" office:value="-0.0524639748036861" calcext:value-type="float">
            <text:p>-0.052463974803686</text:p>
          </table:table-cell>
          <table:table-cell office:value-type="float" office:value="-0.0430449806153774" calcext:value-type="float">
            <text:p>-0.043044980615377</text:p>
          </table:table-cell>
          <table:table-cell office:value-type="float" office:value="3.44183969497681" calcext:value-type="float">
            <text:p>3.44183969497681</text:p>
          </table:table-cell>
          <table:table-cell table:formula="of:=SQRT([.C921]*[.C921]+[.D921]*[.D921])" office:value-type="float" office:value="3.44210885305422" calcext:value-type="float">
            <text:p>3.44210885305422</text:p>
          </table:table-cell>
          <table:table-cell table:number-columns-repeated="5"/>
        </table:table-row>
        <table:table-row table:style-name="ro1">
          <table:table-cell office:value-type="float" office:value="65.0055313110352" calcext:value-type="float">
            <text:p>65.0055313110352</text:p>
          </table:table-cell>
          <table:table-cell office:value-type="float" office:value="-0.0520476847887039" calcext:value-type="float">
            <text:p>-0.052047684788704</text:p>
          </table:table-cell>
          <table:table-cell office:value-type="float" office:value="-0.0427748821675777" calcext:value-type="float">
            <text:p>-0.042774882167578</text:p>
          </table:table-cell>
          <table:table-cell office:value-type="float" office:value="3.4431586265564" calcext:value-type="float">
            <text:p>3.4431586265564</text:p>
          </table:table-cell>
          <table:table-cell table:formula="of:=SQRT([.C922]*[.C922]+[.D922]*[.D922])" office:value-type="float" office:value="3.44342431573197" calcext:value-type="float">
            <text:p>3.44342431573197</text:p>
          </table:table-cell>
          <table:table-cell table:number-columns-repeated="5"/>
        </table:table-row>
        <table:table-row table:style-name="ro1">
          <table:table-cell office:value-type="float" office:value="65.0761947631836" calcext:value-type="float">
            <text:p>65.0761947631836</text:p>
          </table:table-cell>
          <table:table-cell office:value-type="float" office:value="-0.0516202040016651" calcext:value-type="float">
            <text:p>-0.051620204001665</text:p>
          </table:table-cell>
          <table:table-cell office:value-type="float" office:value="-0.0425078198313713" calcext:value-type="float">
            <text:p>-0.042507819831371</text:p>
          </table:table-cell>
          <table:table-cell office:value-type="float" office:value="3.44446754455566" calcext:value-type="float">
            <text:p>3.44446754455566</text:p>
          </table:table-cell>
          <table:table-cell table:formula="of:=SQRT([.C923]*[.C923]+[.D923]*[.D923])" office:value-type="float" office:value="3.44472982688688" calcext:value-type="float">
            <text:p>3.44472982688688</text:p>
          </table:table-cell>
          <table:table-cell table:number-columns-repeated="5"/>
        </table:table-row>
        <table:table-row table:style-name="ro1">
          <table:table-cell office:value-type="float" office:value="65.1468505859375" calcext:value-type="float">
            <text:p>65.1468505859375</text:p>
          </table:table-cell>
          <table:table-cell office:value-type="float" office:value="-0.0511815845966339" calcext:value-type="float">
            <text:p>-0.051181584596634</text:p>
          </table:table-cell>
          <table:table-cell office:value-type="float" office:value="-0.0422438196837902" calcext:value-type="float">
            <text:p>-0.04224381968379</text:p>
          </table:table-cell>
          <table:table-cell office:value-type="float" office:value="3.44576644897461" calcext:value-type="float">
            <text:p>3.44576644897461</text:p>
          </table:table-cell>
          <table:table-cell table:formula="of:=SQRT([.C924]*[.C924]+[.D924]*[.D924])" office:value-type="float" office:value="3.44602538603252" calcext:value-type="float">
            <text:p>3.44602538603252</text:p>
          </table:table-cell>
          <table:table-cell table:number-columns-repeated="5"/>
        </table:table-row>
        <table:table-row table:style-name="ro1">
          <table:table-cell office:value-type="float" office:value="65.2175064086914" calcext:value-type="float">
            <text:p>65.2175064086914</text:p>
          </table:table-cell>
          <table:table-cell office:value-type="float" office:value="-0.0507317557930946" calcext:value-type="float">
            <text:p>-0.050731755793095</text:p>
          </table:table-cell>
          <table:table-cell office:value-type="float" office:value="-0.0419828444719315" calcext:value-type="float">
            <text:p>-0.041982844471932</text:p>
          </table:table-cell>
          <table:table-cell office:value-type="float" office:value="3.44705510139465" calcext:value-type="float">
            <text:p>3.44705510139465</text:p>
          </table:table-cell>
          <table:table-cell table:formula="of:=SQRT([.C925]*[.C925]+[.D925]*[.D925])" office:value-type="float" office:value="3.4473107535122" calcext:value-type="float">
            <text:p>3.4473107535122</text:p>
          </table:table-cell>
          <table:table-cell table:number-columns-repeated="5"/>
        </table:table-row>
        <table:table-row table:style-name="ro1">
          <table:table-cell office:value-type="float" office:value="65.2881698608398" calcext:value-type="float">
            <text:p>65.2881698608398</text:p>
          </table:table-cell>
          <table:table-cell office:value-type="float" office:value="-0.05027075111866" calcext:value-type="float">
            <text:p>-0.05027075111866</text:p>
          </table:table-cell>
          <table:table-cell office:value-type="float" office:value="-0.0417249128222466" calcext:value-type="float">
            <text:p>-0.041724912822247</text:p>
          </table:table-cell>
          <table:table-cell office:value-type="float" office:value="3.44833374023437" calcext:value-type="float">
            <text:p>3.44833374023437</text:p>
          </table:table-cell>
          <table:table-cell table:formula="of:=SQRT([.C926]*[.C926]+[.D926]*[.D926])" office:value-type="float" office:value="3.44858616716891" calcext:value-type="float">
            <text:p>3.44858616716891</text:p>
          </table:table-cell>
          <table:table-cell table:number-columns-repeated="5"/>
        </table:table-row>
        <table:table-row table:style-name="ro1">
          <table:table-cell office:value-type="float" office:value="65.3588256835937" calcext:value-type="float">
            <text:p>65.3588256835937</text:p>
          </table:table-cell>
          <table:table-cell office:value-type="float" office:value="-0.0497985891997814" calcext:value-type="float">
            <text:p>-0.049798589199781</text:p>
          </table:table-cell>
          <table:table-cell office:value-type="float" office:value="-0.0414700359106064" calcext:value-type="float">
            <text:p>-0.041470035910606</text:p>
          </table:table-cell>
          <table:table-cell office:value-type="float" office:value="3.44960236549377" calcext:value-type="float">
            <text:p>3.44960236549377</text:p>
          </table:table-cell>
          <table:table-cell table:formula="of:=SQRT([.C927]*[.C927]+[.D927]*[.D927])" office:value-type="float" office:value="3.44985162635999" calcext:value-type="float">
            <text:p>3.44985162635999</text:p>
          </table:table-cell>
          <table:table-cell table:number-columns-repeated="5"/>
        </table:table-row>
        <table:table-row table:style-name="ro1">
          <table:table-cell office:value-type="float" office:value="65.4294815063477" calcext:value-type="float">
            <text:p>65.4294815063477</text:p>
          </table:table-cell>
          <table:table-cell office:value-type="float" office:value="-0.0493152476847172" calcext:value-type="float">
            <text:p>-0.049315247684717</text:p>
          </table:table-cell>
          <table:table-cell office:value-type="float" office:value="-0.0412182062864304" calcext:value-type="float">
            <text:p>-0.04121820628643</text:p>
          </table:table-cell>
          <table:table-cell office:value-type="float" office:value="3.45086097717285" calcext:value-type="float">
            <text:p>3.45086097717285</text:p>
          </table:table-cell>
          <table:table-cell table:formula="of:=SQRT([.C928]*[.C928]+[.D928]*[.D928])" office:value-type="float" office:value="3.45110713022703" calcext:value-type="float">
            <text:p>3.45110713022703</text:p>
          </table:table-cell>
          <table:table-cell table:number-columns-repeated="5"/>
        </table:table-row>
        <table:table-row table:style-name="ro1">
          <table:table-cell office:value-type="float" office:value="65.5001373291016" calcext:value-type="float">
            <text:p>65.5001373291016</text:p>
          </table:table-cell>
          <table:table-cell office:value-type="float" office:value="-0.0488597862422466" calcext:value-type="float">
            <text:p>-0.048859786242247</text:p>
          </table:table-cell>
          <table:table-cell office:value-type="float" office:value="-0.0410467274487019" calcext:value-type="float">
            <text:p>-0.041046727448702</text:p>
          </table:table-cell>
          <table:table-cell office:value-type="float" office:value="3.45212364196777" calcext:value-type="float">
            <text:p>3.45212364196777</text:p>
          </table:table-cell>
          <table:table-cell table:formula="of:=SQRT([.C929]*[.C929]+[.D929]*[.D929])" office:value-type="float" office:value="3.4523676619484" calcext:value-type="float">
            <text:p>3.4523676619484</text:p>
          </table:table-cell>
          <table:table-cell table:number-columns-repeated="5"/>
        </table:table-row>
        <table:table-row table:style-name="ro1">
          <table:table-cell office:value-type="float" office:value="65.57080078125" calcext:value-type="float">
            <text:p>65.57080078125</text:p>
          </table:table-cell>
          <table:table-cell office:value-type="float" office:value="-0.0485490150749683" calcext:value-type="float">
            <text:p>-0.048549015074968</text:p>
          </table:table-cell>
          <table:table-cell office:value-type="float" office:value="-0.0411851406097412" calcext:value-type="float">
            <text:p>-0.041185140609741</text:p>
          </table:table-cell>
          <table:table-cell office:value-type="float" office:value="3.45343232154846" calcext:value-type="float">
            <text:p>3.45343232154846</text:p>
          </table:table-cell>
          <table:table-cell table:formula="of:=SQRT([.C930]*[.C930]+[.D930]*[.D930])" office:value-type="float" office:value="3.45367789686917" calcext:value-type="float">
            <text:p>3.45367789686917</text:p>
          </table:table-cell>
          <table:table-cell table:number-columns-repeated="5"/>
        </table:table-row>
        <table:table-row table:style-name="ro1">
          <table:table-cell office:value-type="float" office:value="65.6414566040039" calcext:value-type="float">
            <text:p>65.6414566040039</text:p>
          </table:table-cell>
          <table:table-cell office:value-type="float" office:value="-0.0482266657054424" calcext:value-type="float">
            <text:p>-0.048226665705442</text:p>
          </table:table-cell>
          <table:table-cell office:value-type="float" office:value="-0.0413228422403336" calcext:value-type="float">
            <text:p>-0.041322842240334</text:p>
          </table:table-cell>
          <table:table-cell office:value-type="float" office:value="3.45472931861877" calcext:value-type="float">
            <text:p>3.45472931861877</text:p>
          </table:table-cell>
          <table:table-cell table:formula="of:=SQRT([.C931]*[.C931]+[.D931]*[.D931])" office:value-type="float" office:value="3.45497644597108" calcext:value-type="float">
            <text:p>3.45497644597108</text:p>
          </table:table-cell>
          <table:table-cell table:number-columns-repeated="5"/>
        </table:table-row>
        <table:table-row table:style-name="ro1">
          <table:table-cell office:value-type="float" office:value="65.7121124267578" calcext:value-type="float">
            <text:p>65.7121124267578</text:p>
          </table:table-cell>
          <table:table-cell office:value-type="float" office:value="-0.0478926934301853" calcext:value-type="float">
            <text:p>-0.047892693430185</text:p>
          </table:table-cell>
          <table:table-cell office:value-type="float" office:value="-0.0414598062634468" calcext:value-type="float">
            <text:p>-0.041459806263447</text:p>
          </table:table-cell>
          <table:table-cell office:value-type="float" office:value="3.45601439476013" calcext:value-type="float">
            <text:p>3.45601439476013</text:p>
          </table:table-cell>
          <table:table-cell table:formula="of:=SQRT([.C932]*[.C932]+[.D932]*[.D932])" office:value-type="float" office:value="3.45626307047433" calcext:value-type="float">
            <text:p>3.45626307047433</text:p>
          </table:table-cell>
          <table:table-cell table:number-columns-repeated="5"/>
        </table:table-row>
        <table:table-row table:style-name="ro1">
          <table:table-cell office:value-type="float" office:value="65.7827758789063" calcext:value-type="float">
            <text:p>65.7827758789063</text:p>
          </table:table-cell>
          <table:table-cell office:value-type="float" office:value="-0.0475471206009388" calcext:value-type="float">
            <text:p>-0.047547120600939</text:p>
          </table:table-cell>
          <table:table-cell office:value-type="float" office:value="-0.0415960438549519" calcext:value-type="float">
            <text:p>-0.041596043854952</text:p>
          </table:table-cell>
          <table:table-cell office:value-type="float" office:value="3.45728754997253" calcext:value-type="float">
            <text:p>3.45728754997253</text:p>
          </table:table-cell>
          <table:table-cell table:formula="of:=SQRT([.C933]*[.C933]+[.D933]*[.D933])" office:value-type="float" office:value="3.45753777044582" calcext:value-type="float">
            <text:p>3.45753777044582</text:p>
          </table:table-cell>
          <table:table-cell table:number-columns-repeated="5"/>
        </table:table-row>
        <table:table-row table:style-name="ro1">
          <table:table-cell office:value-type="float" office:value="65.8534317016602" calcext:value-type="float">
            <text:p>65.8534317016602</text:p>
          </table:table-cell>
          <table:table-cell office:value-type="float" office:value="-0.0471899621188641" calcext:value-type="float">
            <text:p>-0.047189962118864</text:p>
          </table:table-cell>
          <table:table-cell office:value-type="float" office:value="-0.041731558740139" calcext:value-type="float">
            <text:p>-0.041731558740139</text:p>
          </table:table-cell>
          <table:table-cell office:value-type="float" office:value="3.45854878425598" calcext:value-type="float">
            <text:p>3.45854878425598</text:p>
          </table:table-cell>
          <table:table-cell table:formula="of:=SQRT([.C934]*[.C934]+[.D934]*[.D934])" office:value-type="float" office:value="3.45880054586462" calcext:value-type="float">
            <text:p>3.45880054586462</text:p>
          </table:table-cell>
          <table:table-cell table:number-columns-repeated="5"/>
        </table:table-row>
        <table:table-row table:style-name="ro1">
          <table:table-cell office:value-type="float" office:value="65.9240875244141" calcext:value-type="float">
            <text:p>65.9240875244141</text:p>
          </table:table-cell>
          <table:table-cell office:value-type="float" office:value="-0.0468211956322193" calcext:value-type="float">
            <text:p>-0.046821195632219</text:p>
          </table:table-cell>
          <table:table-cell office:value-type="float" office:value="-0.0418663658201695" calcext:value-type="float">
            <text:p>-0.04186636582017</text:p>
          </table:table-cell>
          <table:table-cell office:value-type="float" office:value="3.45979833602905" calcext:value-type="float">
            <text:p>3.45979833602905</text:p>
          </table:table-cell>
          <table:table-cell table:formula="of:=SQRT([.C935]*[.C935]+[.D935]*[.D935])" office:value-type="float" office:value="3.46005163524713" calcext:value-type="float">
            <text:p>3.46005163524713</text:p>
          </table:table-cell>
          <table:table-cell table:number-columns-repeated="5"/>
        </table:table-row>
        <table:table-row table:style-name="ro1">
          <table:table-cell office:value-type="float" office:value="65.994743347168" calcext:value-type="float">
            <text:p>65.994743347168</text:p>
          </table:table-cell>
          <table:table-cell office:value-type="float" office:value="-0.0464408323168755" calcext:value-type="float">
            <text:p>-0.046440832316876</text:p>
          </table:table-cell>
          <table:table-cell office:value-type="float" office:value="-0.0420004315674305" calcext:value-type="float">
            <text:p>-0.042000431567431</text:p>
          </table:table-cell>
          <table:table-cell office:value-type="float" office:value="3.46103596687317" calcext:value-type="float">
            <text:p>3.46103596687317</text:p>
          </table:table-cell>
          <table:table-cell table:formula="of:=SQRT([.C936]*[.C936]+[.D936]*[.D936])" office:value-type="float" office:value="3.4612907997222" calcext:value-type="float">
            <text:p>3.4612907997222</text:p>
          </table:table-cell>
          <table:table-cell table:number-columns-repeated="5"/>
        </table:table-row>
        <table:table-row table:style-name="ro1">
          <table:table-cell office:value-type="float" office:value="66.0654067993164" calcext:value-type="float">
            <text:p>66.0654067993164</text:p>
          </table:table-cell>
          <table:table-cell office:value-type="float" office:value="-0.0460488609969616" calcext:value-type="float">
            <text:p>-0.046048860996962</text:p>
          </table:table-cell>
          <table:table-cell office:value-type="float" office:value="-0.0421337746083736" calcext:value-type="float">
            <text:p>-0.042133774608374</text:p>
          </table:table-cell>
          <table:table-cell office:value-type="float" office:value="3.46226167678833" calcext:value-type="float">
            <text:p>3.46226167678833</text:p>
          </table:table-cell>
          <table:table-cell table:formula="of:=SQRT([.C937]*[.C937]+[.D937]*[.D937])" office:value-type="float" office:value="3.46251803945046" calcext:value-type="float">
            <text:p>3.46251803945046</text:p>
          </table:table-cell>
          <table:table-cell table:number-columns-repeated="5"/>
        </table:table-row>
        <table:table-row table:style-name="ro1">
          <table:table-cell office:value-type="float" office:value="66.1360626220703" calcext:value-type="float">
            <text:p>66.1360626220703</text:p>
          </table:table-cell>
          <table:table-cell office:value-type="float" office:value="-0.0456962510943413" calcext:value-type="float">
            <text:p>-0.045696251094341</text:p>
          </table:table-cell>
          <table:table-cell office:value-type="float" office:value="-0.0423806756734848" calcext:value-type="float">
            <text:p>-0.042380675673485</text:p>
          </table:table-cell>
          <table:table-cell office:value-type="float" office:value="3.46343088150024" calcext:value-type="float">
            <text:p>3.46343088150024</text:p>
          </table:table-cell>
          <table:table-cell table:formula="of:=SQRT([.C938]*[.C938]+[.D938]*[.D938])" office:value-type="float" office:value="3.46369016983333" calcext:value-type="float">
            <text:p>3.46369016983333</text:p>
          </table:table-cell>
          <table:table-cell table:number-columns-repeated="5"/>
        </table:table-row>
        <table:table-row table:style-name="ro1">
          <table:table-cell office:value-type="float" office:value="66.2067184448242" calcext:value-type="float">
            <text:p>66.2067184448242</text:p>
          </table:table-cell>
          <table:table-cell office:value-type="float" office:value="-0.0453990399837494" calcext:value-type="float">
            <text:p>-0.045399039983749</text:p>
          </table:table-cell>
          <table:table-cell office:value-type="float" office:value="-0.0427724607288837" calcext:value-type="float">
            <text:p>-0.042772460728884</text:p>
          </table:table-cell>
          <table:table-cell office:value-type="float" office:value="3.46452975273132" calcext:value-type="float">
            <text:p>3.46452975273132</text:p>
          </table:table-cell>
          <table:table-cell table:formula="of:=SQRT([.C939]*[.C939]+[.D939]*[.D939])" office:value-type="float" office:value="3.46479377322191" calcext:value-type="float">
            <text:p>3.46479377322191</text:p>
          </table:table-cell>
          <table:table-cell table:number-columns-repeated="5"/>
        </table:table-row>
        <table:table-row table:style-name="ro1">
          <table:table-cell office:value-type="float" office:value="66.2773818969727" calcext:value-type="float">
            <text:p>66.2773818969727</text:p>
          </table:table-cell>
          <table:table-cell office:value-type="float" office:value="-0.045091412961483" calcext:value-type="float">
            <text:p>-0.045091412961483</text:p>
          </table:table-cell>
          <table:table-cell office:value-type="float" office:value="-0.0431596450507641" calcext:value-type="float">
            <text:p>-0.043159645050764</text:p>
          </table:table-cell>
          <table:table-cell office:value-type="float" office:value="3.46561598777771" calcext:value-type="float">
            <text:p>3.46561598777771</text:p>
          </table:table-cell>
          <table:table-cell table:formula="of:=SQRT([.C940]*[.C940]+[.D940]*[.D940])" office:value-type="float" office:value="3.46588472539139" calcext:value-type="float">
            <text:p>3.46588472539139</text:p>
          </table:table-cell>
          <table:table-cell table:number-columns-repeated="5"/>
        </table:table-row>
        <table:table-row table:style-name="ro1">
          <table:table-cell office:value-type="float" office:value="66.3480377197266" calcext:value-type="float">
            <text:p>66.3480377197266</text:p>
          </table:table-cell>
          <table:table-cell office:value-type="float" office:value="-0.0447733774781227" calcext:value-type="float">
            <text:p>-0.044773377478123</text:p>
          </table:table-cell>
          <table:table-cell office:value-type="float" office:value="-0.0435422360897064" calcext:value-type="float">
            <text:p>-0.043542236089706</text:p>
          </table:table-cell>
          <table:table-cell office:value-type="float" office:value="3.46669030189514" calcext:value-type="float">
            <text:p>3.46669030189514</text:p>
          </table:table-cell>
          <table:table-cell table:formula="of:=SQRT([.C941]*[.C941]+[.D941]*[.D941])" office:value-type="float" office:value="3.46696374015903" calcext:value-type="float">
            <text:p>3.46696374015903</text:p>
          </table:table-cell>
          <table:table-cell table:number-columns-repeated="5"/>
        </table:table-row>
        <table:table-row table:style-name="ro1">
          <table:table-cell office:value-type="float" office:value="66.4186935424805" calcext:value-type="float">
            <text:p>66.4186935424805</text:p>
          </table:table-cell>
          <table:table-cell office:value-type="float" office:value="-0.0444449186325073" calcext:value-type="float">
            <text:p>-0.044444918632507</text:p>
          </table:table-cell>
          <table:table-cell office:value-type="float" office:value="-0.0439202226698399" calcext:value-type="float">
            <text:p>-0.04392022266984</text:p>
          </table:table-cell>
          <table:table-cell office:value-type="float" office:value="3.46775221824646" calcext:value-type="float">
            <text:p>3.46775221824646</text:p>
          </table:table-cell>
          <table:table-cell table:formula="of:=SQRT([.C942]*[.C942]+[.D942]*[.D942])" office:value-type="float" office:value="3.46803033912805" calcext:value-type="float">
            <text:p>3.46803033912805</text:p>
          </table:table-cell>
          <table:table-cell table:number-columns-repeated="5"/>
        </table:table-row>
        <table:table-row table:style-name="ro1">
          <table:table-cell office:value-type="float" office:value="66.4893569946289" calcext:value-type="float">
            <text:p>66.4893569946289</text:p>
          </table:table-cell>
          <table:table-cell office:value-type="float" office:value="-0.044106051325798" calcext:value-type="float">
            <text:p>-0.044106051325798</text:p>
          </table:table-cell>
          <table:table-cell office:value-type="float" office:value="-0.0442936085164547" calcext:value-type="float">
            <text:p>-0.044293608516455</text:p>
          </table:table-cell>
          <table:table-cell office:value-type="float" office:value="3.46880197525024" calcext:value-type="float">
            <text:p>3.46880197525024</text:p>
          </table:table-cell>
          <table:table-cell table:formula="of:=SQRT([.C943]*[.C943]+[.D943]*[.D943])" office:value-type="float" office:value="3.46908475930689" calcext:value-type="float">
            <text:p>3.46908475930689</text:p>
          </table:table-cell>
          <table:table-cell table:number-columns-repeated="5"/>
        </table:table-row>
        <table:table-row table:style-name="ro1">
          <table:table-cell office:value-type="float" office:value="66.5600128173828" calcext:value-type="float">
            <text:p>66.5600128173828</text:p>
          </table:table-cell>
          <table:table-cell office:value-type="float" office:value="-0.0437567606568337" calcext:value-type="float">
            <text:p>-0.043756760656834</text:p>
          </table:table-cell>
          <table:table-cell office:value-type="float" office:value="-0.0446624010801315" calcext:value-type="float">
            <text:p>-0.044662401080132</text:p>
          </table:table-cell>
          <table:table-cell office:value-type="float" office:value="3.46983909606934" calcext:value-type="float">
            <text:p>3.46983909606934</text:p>
          </table:table-cell>
          <table:table-cell table:formula="of:=SQRT([.C944]*[.C944]+[.D944]*[.D944])" office:value-type="float" office:value="3.47012652257544" calcext:value-type="float">
            <text:p>3.47012652257544</text:p>
          </table:table-cell>
          <table:table-cell table:number-columns-repeated="5"/>
        </table:table-row>
        <table:table-row table:style-name="ro1">
          <table:table-cell office:value-type="float" office:value="66.6306686401367" calcext:value-type="float">
            <text:p>66.6306686401367</text:p>
          </table:table-cell>
          <table:table-cell office:value-type="float" office:value="-0.0433970540761948" calcext:value-type="float">
            <text:p>-0.043397054076195</text:p>
          </table:table-cell>
          <table:table-cell office:value-type="float" office:value="-0.0450265966355801" calcext:value-type="float">
            <text:p>-0.04502659663558</text:p>
          </table:table-cell>
          <table:table-cell office:value-type="float" office:value="3.47086429595947" calcext:value-type="float">
            <text:p>3.47086429595947</text:p>
          </table:table-cell>
          <table:table-cell table:formula="of:=SQRT([.C945]*[.C945]+[.D945]*[.D945])" office:value-type="float" office:value="3.47115634268623" calcext:value-type="float">
            <text:p>3.47115634268623</text:p>
          </table:table-cell>
          <table:table-cell table:number-columns-repeated="5"/>
        </table:table-row>
        <table:table-row table:style-name="ro1">
          <table:table-cell office:value-type="float" office:value="66.7013320922852" calcext:value-type="float">
            <text:p>66.7013320922852</text:p>
          </table:table-cell>
          <table:table-cell office:value-type="float" office:value="-0.0430269278585911" calcext:value-type="float">
            <text:p>-0.043026927858591</text:p>
          </table:table-cell>
          <table:table-cell office:value-type="float" office:value="-0.0453861951828003" calcext:value-type="float">
            <text:p>-0.0453861951828</text:p>
          </table:table-cell>
          <table:table-cell office:value-type="float" office:value="3.4718770980835" calcext:value-type="float">
            <text:p>3.4718770980835</text:p>
          </table:table-cell>
          <table:table-cell table:formula="of:=SQRT([.C946]*[.C946]+[.D946]*[.D946])" office:value-type="float" office:value="3.47217374146368" calcext:value-type="float">
            <text:p>3.47217374146368</text:p>
          </table:table-cell>
          <table:table-cell table:number-columns-repeated="5"/>
        </table:table-row>
        <table:table-row table:style-name="ro1">
          <table:table-cell office:value-type="float" office:value="66.7719879150391" calcext:value-type="float">
            <text:p>66.7719879150391</text:p>
          </table:table-cell>
          <table:table-cell office:value-type="float" office:value="-0.042610626667738" calcext:value-type="float">
            <text:p>-0.042610626667738</text:p>
          </table:table-cell>
          <table:table-cell office:value-type="float" office:value="-0.0459023155272007" calcext:value-type="float">
            <text:p>-0.045902315527201</text:p>
          </table:table-cell>
          <table:table-cell office:value-type="float" office:value="3.47277164459229" calcext:value-type="float">
            <text:p>3.47277164459229</text:p>
          </table:table-cell>
          <table:table-cell table:formula="of:=SQRT([.C947]*[.C947]+[.D947]*[.D947])" office:value-type="float" office:value="3.47307499459125" calcext:value-type="float">
            <text:p>3.47307499459125</text:p>
          </table:table-cell>
          <table:table-cell table:number-columns-repeated="5"/>
        </table:table-row>
        <table:table-row table:style-name="ro1">
          <table:table-cell office:value-type="float" office:value="66.842643737793" calcext:value-type="float">
            <text:p>66.842643737793</text:p>
          </table:table-cell>
          <table:table-cell office:value-type="float" office:value="-0.042168103158474" calcext:value-type="float">
            <text:p>-0.042168103158474</text:p>
          </table:table-cell>
          <table:table-cell office:value-type="float" office:value="-0.0464911870658398" calcext:value-type="float">
            <text:p>-0.04649118706584</text:p>
          </table:table-cell>
          <table:table-cell office:value-type="float" office:value="3.4736020565033" calcext:value-type="float">
            <text:p>3.4736020565033</text:p>
          </table:table-cell>
          <table:table-cell table:formula="of:=SQRT([.C948]*[.C948]+[.D948]*[.D948])" office:value-type="float" office:value="3.47391316492205" calcext:value-type="float">
            <text:p>3.47391316492205</text:p>
          </table:table-cell>
          <table:table-cell table:number-columns-repeated="5"/>
        </table:table-row>
        <table:table-row table:style-name="ro1">
          <table:table-cell office:value-type="float" office:value="66.9133071899414" calcext:value-type="float">
            <text:p>66.9133071899414</text:p>
          </table:table-cell>
          <table:table-cell office:value-type="float" office:value="-0.0417173355817795" calcext:value-type="float">
            <text:p>-0.04171733558178</text:p>
          </table:table-cell>
          <table:table-cell office:value-type="float" office:value="-0.0470730662345886" calcext:value-type="float">
            <text:p>-0.047073066234589</text:p>
          </table:table-cell>
          <table:table-cell office:value-type="float" office:value="3.47442007064819" calcext:value-type="float">
            <text:p>3.47442007064819</text:p>
          </table:table-cell>
          <table:table-cell table:formula="of:=SQRT([.C949]*[.C949]+[.D949]*[.D949])" office:value-type="float" office:value="3.47473893996192" calcext:value-type="float">
            <text:p>3.47473893996192</text:p>
          </table:table-cell>
          <table:table-cell table:number-columns-repeated="5"/>
        </table:table-row>
        <table:table-row table:style-name="ro1">
          <table:table-cell office:value-type="float" office:value="66.9839630126953" calcext:value-type="float">
            <text:p>66.9839630126953</text:p>
          </table:table-cell>
          <table:table-cell office:value-type="float" office:value="-0.0412583351135254" calcext:value-type="float">
            <text:p>-0.041258335113525</text:p>
          </table:table-cell>
          <table:table-cell office:value-type="float" office:value="-0.0476479344069958" calcext:value-type="float">
            <text:p>-0.047647934406996</text:p>
          </table:table-cell>
          <table:table-cell office:value-type="float" office:value="3.47522616386414" calcext:value-type="float">
            <text:p>3.47522616386414</text:p>
          </table:table-cell>
          <table:table-cell table:formula="of:=SQRT([.C950]*[.C950]+[.D950]*[.D950])" office:value-type="float" office:value="3.47555279281715" calcext:value-type="float">
            <text:p>3.47555279281715</text:p>
          </table:table-cell>
          <table:table-cell table:number-columns-repeated="5"/>
        </table:table-row>
        <table:table-row table:style-name="ro1">
          <table:table-cell office:value-type="float" office:value="67.0546188354492" calcext:value-type="float">
            <text:p>67.0546188354492</text:p>
          </table:table-cell>
          <table:table-cell office:value-type="float" office:value="-0.0407910794019699" calcext:value-type="float">
            <text:p>-0.04079107940197</text:p>
          </table:table-cell>
          <table:table-cell office:value-type="float" office:value="-0.0482158176600933" calcext:value-type="float">
            <text:p>-0.048215817660093</text:p>
          </table:table-cell>
          <table:table-cell office:value-type="float" office:value="3.47602009773254" calcext:value-type="float">
            <text:p>3.47602009773254</text:p>
          </table:table-cell>
          <table:table-cell table:formula="of:=SQRT([.C951]*[.C951]+[.D951]*[.D951])" office:value-type="float" office:value="3.47635448205633" calcext:value-type="float">
            <text:p>3.47635448205633</text:p>
          </table:table-cell>
          <table:table-cell table:number-columns-repeated="5"/>
        </table:table-row>
        <table:table-row table:style-name="ro1">
          <table:table-cell office:value-type="float" office:value="67.1252822875977" calcext:value-type="float">
            <text:p>67.1252822875977</text:p>
          </table:table-cell>
          <table:table-cell office:value-type="float" office:value="-0.0403155647218227" calcext:value-type="float">
            <text:p>-0.040315564721823</text:p>
          </table:table-cell>
          <table:table-cell office:value-type="float" office:value="-0.0487767048180103" calcext:value-type="float">
            <text:p>-0.04877670481801</text:p>
          </table:table-cell>
          <table:table-cell office:value-type="float" office:value="3.476802110672" calcext:value-type="float">
            <text:p>3.476802110672</text:p>
          </table:table-cell>
          <table:table-cell table:formula="of:=SQRT([.C952]*[.C952]+[.D952]*[.D952])" office:value-type="float" office:value="3.47714424257985" calcext:value-type="float">
            <text:p>3.47714424257985</text:p>
          </table:table-cell>
          <table:table-cell table:number-columns-repeated="5"/>
        </table:table-row>
        <table:table-row table:style-name="ro1">
          <table:table-cell office:value-type="float" office:value="67.1959381103516" calcext:value-type="float">
            <text:p>67.1959381103516</text:p>
          </table:table-cell>
          <table:table-cell office:value-type="float" office:value="-0.0398318357765675" calcext:value-type="float">
            <text:p>-0.039831835776568</text:p>
          </table:table-cell>
          <table:table-cell office:value-type="float" office:value="-0.0493305772542954" calcext:value-type="float">
            <text:p>-0.049330577254295</text:p>
          </table:table-cell>
          <table:table-cell office:value-type="float" office:value="3.47757172584534" calcext:value-type="float">
            <text:p>3.47757172584534</text:p>
          </table:table-cell>
          <table:table-cell table:formula="of:=SQRT([.C953]*[.C953]+[.D953]*[.D953])" office:value-type="float" office:value="3.47792159403446" calcext:value-type="float">
            <text:p>3.47792159403446</text:p>
          </table:table-cell>
          <table:table-cell table:number-columns-repeated="5"/>
        </table:table-row>
        <table:table-row table:style-name="ro1">
          <table:table-cell office:value-type="float" office:value="67.2665939331055" calcext:value-type="float">
            <text:p>67.2665939331055</text:p>
          </table:table-cell>
          <table:table-cell office:value-type="float" office:value="-0.0393398478627205" calcext:value-type="float">
            <text:p>-0.039339847862721</text:p>
          </table:table-cell>
          <table:table-cell office:value-type="float" office:value="-0.0498774610459805" calcext:value-type="float">
            <text:p>-0.049877461045981</text:p>
          </table:table-cell>
          <table:table-cell office:value-type="float" office:value="3.47832942008972" calcext:value-type="float">
            <text:p>3.47832942008972</text:p>
          </table:table-cell>
          <table:table-cell table:formula="of:=SQRT([.C954]*[.C954]+[.D954]*[.D954])" office:value-type="float" office:value="3.47868701032187" calcext:value-type="float">
            <text:p>3.47868701032187</text:p>
          </table:table-cell>
          <table:table-cell table:number-columns-repeated="5"/>
        </table:table-row>
        <table:table-row table:style-name="ro1">
          <table:table-cell office:value-type="float" office:value="67.3372497558594" calcext:value-type="float">
            <text:p>67.3372497558594</text:p>
          </table:table-cell>
          <table:table-cell office:value-type="float" office:value="-0.0388396084308624" calcext:value-type="float">
            <text:p>-0.038839608430862</text:p>
          </table:table-cell>
          <table:table-cell office:value-type="float" office:value="-0.0504173375666142" calcext:value-type="float">
            <text:p>-0.050417337566614</text:p>
          </table:table-cell>
          <table:table-cell office:value-type="float" office:value="3.47907519340515" calcext:value-type="float">
            <text:p>3.47907519340515</text:p>
          </table:table-cell>
          <table:table-cell table:formula="of:=SQRT([.C955]*[.C955]+[.D955]*[.D955])" office:value-type="float" office:value="3.47944048796561" calcext:value-type="float">
            <text:p>3.47944048796561</text:p>
          </table:table-cell>
          <table:table-cell table:number-columns-repeated="5"/>
        </table:table-row>
        <table:table-row table:style-name="ro1">
          <table:table-cell office:value-type="float" office:value="67.4079132080078" calcext:value-type="float">
            <text:p>67.4079132080078</text:p>
          </table:table-cell>
          <table:table-cell office:value-type="float" office:value="-0.038134291768074" calcext:value-type="float">
            <text:p>-0.038134291768074</text:p>
          </table:table-cell>
          <table:table-cell office:value-type="float" office:value="-0.0510098114609718" calcext:value-type="float">
            <text:p>-0.051009811460972</text:p>
          </table:table-cell>
          <table:table-cell office:value-type="float" office:value="3.47949457168579" calcext:value-type="float">
            <text:p>3.47949457168579</text:p>
          </table:table-cell>
          <table:table-cell table:formula="of:=SQRT([.C956]*[.C956]+[.D956]*[.D956])" office:value-type="float" office:value="3.47986845660237" calcext:value-type="float">
            <text:p>3.47986845660237</text:p>
          </table:table-cell>
          <table:table-cell table:number-columns-repeated="5"/>
        </table:table-row>
        <table:table-row table:style-name="ro1">
          <table:table-cell office:value-type="float" office:value="67.4785690307617" calcext:value-type="float">
            <text:p>67.4785690307617</text:p>
          </table:table-cell>
          <table:table-cell office:value-type="float" office:value="-0.0374052263796329" calcext:value-type="float">
            <text:p>-0.037405226379633</text:p>
          </table:table-cell>
          <table:table-cell office:value-type="float" office:value="-0.0515992678701878" calcext:value-type="float">
            <text:p>-0.051599267870188</text:p>
          </table:table-cell>
          <table:table-cell office:value-type="float" office:value="3.47987198829651" calcext:value-type="float">
            <text:p>3.47987198829651</text:p>
          </table:table-cell>
          <table:table-cell table:formula="of:=SQRT([.C957]*[.C957]+[.D957]*[.D957])" office:value-type="float" office:value="3.48025452221177" calcext:value-type="float">
            <text:p>3.48025452221177</text:p>
          </table:table-cell>
          <table:table-cell table:number-columns-repeated="5"/>
        </table:table-row>
        <table:table-row table:style-name="ro1">
          <table:table-cell office:value-type="float" office:value="67.5492248535156" calcext:value-type="float">
            <text:p>67.5492248535156</text:p>
          </table:table-cell>
          <table:table-cell office:value-type="float" office:value="-0.036673292517662" calcext:value-type="float">
            <text:p>-0.036673292517662</text:p>
          </table:table-cell>
          <table:table-cell office:value-type="float" office:value="-0.0521793551743031" calcext:value-type="float">
            <text:p>-0.052179355174303</text:p>
          </table:table-cell>
          <table:table-cell office:value-type="float" office:value="3.48024082183838" calcext:value-type="float">
            <text:p>3.48024082183838</text:p>
          </table:table-cell>
          <table:table-cell table:formula="of:=SQRT([.C958]*[.C958]+[.D958]*[.D958])" office:value-type="float" office:value="3.48063196317805" calcext:value-type="float">
            <text:p>3.48063196317805</text:p>
          </table:table-cell>
          <table:table-cell table:number-columns-repeated="5"/>
        </table:table-row>
        <table:table-row table:style-name="ro1">
          <table:table-cell office:value-type="float" office:value="67.6198883056641" calcext:value-type="float">
            <text:p>67.6198883056641</text:p>
          </table:table-cell>
          <table:table-cell office:value-type="float" office:value="-0.0359385572373867" calcext:value-type="float">
            <text:p>-0.035938557237387</text:p>
          </table:table-cell>
          <table:table-cell office:value-type="float" office:value="-0.0527500696480274" calcext:value-type="float">
            <text:p>-0.052750069648027</text:p>
          </table:table-cell>
          <table:table-cell office:value-type="float" office:value="3.48060035705566" calcext:value-type="float">
            <text:p>3.48060035705566</text:p>
          </table:table-cell>
          <table:table-cell table:formula="of:=SQRT([.C959]*[.C959]+[.D959]*[.D959])" office:value-type="float" office:value="3.48100005966444" calcext:value-type="float">
            <text:p>3.48100005966444</text:p>
          </table:table-cell>
          <table:table-cell table:number-columns-repeated="5"/>
        </table:table-row>
        <table:table-row table:style-name="ro1">
          <table:table-cell office:value-type="float" office:value="67.690544128418" calcext:value-type="float">
            <text:p>67.690544128418</text:p>
          </table:table-cell>
          <table:table-cell office:value-type="float" office:value="-0.0352010130882263" calcext:value-type="float">
            <text:p>-0.035201013088226</text:p>
          </table:table-cell>
          <table:table-cell office:value-type="float" office:value="-0.0533113889396191" calcext:value-type="float">
            <text:p>-0.053311388939619</text:p>
          </table:table-cell>
          <table:table-cell office:value-type="float" office:value="3.48095107078552" calcext:value-type="float">
            <text:p>3.48095107078552</text:p>
          </table:table-cell>
          <table:table-cell table:formula="of:=SQRT([.C960]*[.C960]+[.D960]*[.D960])" office:value-type="float" office:value="3.48135928358357" calcext:value-type="float">
            <text:p>3.48135928358357</text:p>
          </table:table-cell>
          <table:table-cell table:number-columns-repeated="5"/>
        </table:table-row>
        <table:table-row table:style-name="ro1">
          <table:table-cell office:value-type="float" office:value="67.7611999511719" calcext:value-type="float">
            <text:p>67.7611999511719</text:p>
          </table:table-cell>
          <table:table-cell office:value-type="float" office:value="-0.0344606228172779" calcext:value-type="float">
            <text:p>-0.034460622817278</text:p>
          </table:table-cell>
          <table:table-cell office:value-type="float" office:value="-0.0538633428514004" calcext:value-type="float">
            <text:p>-0.0538633428514</text:p>
          </table:table-cell>
          <table:table-cell office:value-type="float" office:value="3.48129296302795" calcext:value-type="float">
            <text:p>3.48129296302795</text:p>
          </table:table-cell>
          <table:table-cell table:formula="of:=SQRT([.C961]*[.C961]+[.D961]*[.D961])" office:value-type="float" office:value="3.48170963093292" calcext:value-type="float">
            <text:p>3.48170963093292</text:p>
          </table:table-cell>
          <table:table-cell table:number-columns-repeated="5"/>
        </table:table-row>
        <table:table-row table:style-name="ro1">
          <table:table-cell office:value-type="float" office:value="67.8318634033203" calcext:value-type="float">
            <text:p>67.8318634033203</text:p>
          </table:table-cell>
          <table:table-cell office:value-type="float" office:value="-0.0337174013257027" calcext:value-type="float">
            <text:p>-0.033717401325703</text:p>
          </table:table-cell>
          <table:table-cell office:value-type="float" office:value="-0.0544058978557587" calcext:value-type="float">
            <text:p>-0.054405897855759</text:p>
          </table:table-cell>
          <table:table-cell office:value-type="float" office:value="3.48162603378296" calcext:value-type="float">
            <text:p>3.48162603378296</text:p>
          </table:table-cell>
          <table:table-cell table:formula="of:=SQRT([.C962]*[.C962]+[.D962]*[.D962])" office:value-type="float" office:value="3.48205109681589" calcext:value-type="float">
            <text:p>3.48205109681589</text:p>
          </table:table-cell>
          <table:table-cell table:number-columns-repeated="5"/>
        </table:table-row>
        <table:table-row table:style-name="ro1">
          <table:table-cell office:value-type="float" office:value="67.9025192260742" calcext:value-type="float">
            <text:p>67.9025192260742</text:p>
          </table:table-cell>
          <table:table-cell office:value-type="float" office:value="-0.0329713560640812" calcext:value-type="float">
            <text:p>-0.032971356064081</text:p>
          </table:table-cell>
          <table:table-cell office:value-type="float" office:value="-0.0549390986561775" calcext:value-type="float">
            <text:p>-0.054939098656178</text:p>
          </table:table-cell>
          <table:table-cell office:value-type="float" office:value="3.48195004463196" calcext:value-type="float">
            <text:p>3.48195004463196</text:p>
          </table:table-cell>
          <table:table-cell table:formula="of:=SQRT([.C963]*[.C963]+[.D963]*[.D963])" office:value-type="float" office:value="3.48238343923722" calcext:value-type="float">
            <text:p>3.48238343923722</text:p>
          </table:table-cell>
          <table:table-cell table:number-columns-repeated="5"/>
        </table:table-row>
        <table:table-row table:style-name="ro1">
          <table:table-cell office:value-type="float" office:value="67.9731750488281" calcext:value-type="float">
            <text:p>67.9731750488281</text:p>
          </table:table-cell>
          <table:table-cell office:value-type="float" office:value="-0.0321922823786736" calcext:value-type="float">
            <text:p>-0.032192282378674</text:p>
          </table:table-cell>
          <table:table-cell office:value-type="float" office:value="-0.0554552413523197" calcext:value-type="float">
            <text:p>-0.05545524135232</text:p>
          </table:table-cell>
          <table:table-cell office:value-type="float" office:value="3.48221755027771" calcext:value-type="float">
            <text:p>3.48221755027771</text:p>
          </table:table-cell>
          <table:table-cell table:formula="of:=SQRT([.C964]*[.C964]+[.D964]*[.D964])" office:value-type="float" office:value="3.48265909202373" calcext:value-type="float">
            <text:p>3.48265909202373</text:p>
          </table:table-cell>
          <table:table-cell table:number-columns-repeated="5"/>
        </table:table-row>
        <table:table-row table:style-name="ro1">
          <table:table-cell office:value-type="float" office:value="68.0438385009766" calcext:value-type="float">
            <text:p>68.0438385009766</text:p>
          </table:table-cell>
          <table:table-cell office:value-type="float" office:value="-0.0312306266278028" calcext:value-type="float">
            <text:p>-0.031230626627803</text:p>
          </table:table-cell>
          <table:table-cell office:value-type="float" office:value="-0.0559148713946343" calcext:value-type="float">
            <text:p>-0.055914871394634</text:p>
          </table:table-cell>
          <table:table-cell office:value-type="float" office:value="3.4821879863739" calcext:value-type="float">
            <text:p>3.4821879863739</text:p>
          </table:table-cell>
          <table:table-cell table:formula="of:=SQRT([.C965]*[.C965]+[.D965]*[.D965])" office:value-type="float" office:value="3.48263688105576" calcext:value-type="float">
            <text:p>3.48263688105576</text:p>
          </table:table-cell>
          <table:table-cell table:number-columns-repeated="5"/>
        </table:table-row>
        <table:table-row table:style-name="ro1">
          <table:table-cell office:value-type="float" office:value="68.1144943237305" calcext:value-type="float">
            <text:p>68.1144943237305</text:p>
          </table:table-cell>
          <table:table-cell office:value-type="float" office:value="-0.0302731543779373" calcext:value-type="float">
            <text:p>-0.030273154377937</text:p>
          </table:table-cell>
          <table:table-cell office:value-type="float" office:value="-0.0563640967011452" calcext:value-type="float">
            <text:p>-0.056364096701145</text:p>
          </table:table-cell>
          <table:table-cell office:value-type="float" office:value="3.48215413093567" calcext:value-type="float">
            <text:p>3.48215413093567</text:p>
          </table:table-cell>
          <table:table-cell table:formula="of:=SQRT([.C966]*[.C966]+[.D966]*[.D966])" office:value-type="float" office:value="3.48261027147588" calcext:value-type="float">
            <text:p>3.48261027147588</text:p>
          </table:table-cell>
          <table:table-cell table:number-columns-repeated="5"/>
        </table:table-row>
        <table:table-row table:style-name="ro1">
          <table:table-cell office:value-type="float" office:value="68.1851501464844" calcext:value-type="float">
            <text:p>68.1851501464844</text:p>
          </table:table-cell>
          <table:table-cell office:value-type="float" office:value="-0.0293258111923933" calcext:value-type="float">
            <text:p>-0.029325811192393</text:p>
          </table:table-cell>
          <table:table-cell office:value-type="float" office:value="-0.0567933917045593" calcext:value-type="float">
            <text:p>-0.056793391704559</text:p>
          </table:table-cell>
          <table:table-cell office:value-type="float" office:value="3.48153185844421" calcext:value-type="float">
            <text:p>3.48153185844421</text:p>
          </table:table-cell>
          <table:table-cell table:formula="of:=SQRT([.C967]*[.C967]+[.D967]*[.D967])" office:value-type="float" office:value="3.48199505609978" calcext:value-type="float">
            <text:p>3.48199505609978</text:p>
          </table:table-cell>
          <table:table-cell table:number-columns-repeated="5"/>
        </table:table-row>
        <table:table-row table:style-name="ro1">
          <table:table-cell office:value-type="float" office:value="68.2558135986328" calcext:value-type="float">
            <text:p>68.2558135986328</text:p>
          </table:table-cell>
          <table:table-cell office:value-type="float" office:value="-0.0283895805478096" calcext:value-type="float">
            <text:p>-0.02838958054781</text:p>
          </table:table-cell>
          <table:table-cell office:value-type="float" office:value="-0.0572007149457932" calcext:value-type="float">
            <text:p>-0.057200714945793</text:p>
          </table:table-cell>
          <table:table-cell office:value-type="float" office:value="3.48017764091492" calcext:value-type="float">
            <text:p>3.48017764091492</text:p>
          </table:table-cell>
          <table:table-cell table:formula="of:=SQRT([.C968]*[.C968]+[.D968]*[.D968])" office:value-type="float" office:value="3.48064768888126" calcext:value-type="float">
            <text:p>3.48064768888126</text:p>
          </table:table-cell>
          <table:table-cell table:number-columns-repeated="5"/>
        </table:table-row>
        <table:table-row table:style-name="ro1">
          <table:table-cell office:value-type="float" office:value="68.3264694213867" calcext:value-type="float">
            <text:p>68.3264694213867</text:p>
          </table:table-cell>
          <table:table-cell office:value-type="float" office:value="-0.027457045391202" calcext:value-type="float">
            <text:p>-0.027457045391202</text:p>
          </table:table-cell>
          <table:table-cell office:value-type="float" office:value="-0.0575979091227055" calcext:value-type="float">
            <text:p>-0.057597909122706</text:p>
          </table:table-cell>
          <table:table-cell office:value-type="float" office:value="3.47881317138672" calcext:value-type="float">
            <text:p>3.47881317138672</text:p>
          </table:table-cell>
          <table:table-cell table:formula="of:=SQRT([.C969]*[.C969]+[.D969]*[.D969])" office:value-type="float" office:value="3.47928995637746" calcext:value-type="float">
            <text:p>3.47928995637746</text:p>
          </table:table-cell>
          <table:table-cell table:number-columns-repeated="5"/>
        </table:table-row>
        <table:table-row table:style-name="ro1">
          <table:table-cell office:value-type="float" office:value="68.3971252441406" calcext:value-type="float">
            <text:p>68.3971252441406</text:p>
          </table:table-cell>
          <table:table-cell office:value-type="float" office:value="-0.0265281442552805" calcext:value-type="float">
            <text:p>-0.026528144255281</text:p>
          </table:table-cell>
          <table:table-cell office:value-type="float" office:value="-0.0579849742352963" calcext:value-type="float">
            <text:p>-0.057984974235296</text:p>
          </table:table-cell>
          <table:table-cell office:value-type="float" office:value="3.47743821144104" calcext:value-type="float">
            <text:p>3.47743821144104</text:p>
          </table:table-cell>
          <table:table-cell table:formula="of:=SQRT([.C970]*[.C970]+[.D970]*[.D970])" office:value-type="float" office:value="3.47792161665948" calcext:value-type="float">
            <text:p>3.47792161665948</text:p>
          </table:table-cell>
          <table:table-cell table:number-columns-repeated="5"/>
        </table:table-row>
        <table:table-row table:style-name="ro1">
          <table:table-cell office:value-type="float" office:value="68.4677810668945" calcext:value-type="float">
            <text:p>68.4677810668945</text:p>
          </table:table-cell>
          <table:table-cell office:value-type="float" office:value="-0.0256029218435287" calcext:value-type="float">
            <text:p>-0.025602921843529</text:p>
          </table:table-cell>
          <table:table-cell office:value-type="float" office:value="-0.058361891657114" calcext:value-type="float">
            <text:p>-0.058361891657114</text:p>
          </table:table-cell>
          <table:table-cell office:value-type="float" office:value="3.47605276107788" calcext:value-type="float">
            <text:p>3.47605276107788</text:p>
          </table:table-cell>
          <table:table-cell table:formula="of:=SQRT([.C971]*[.C971]+[.D971]*[.D971])" office:value-type="float" office:value="3.47654266595348" calcext:value-type="float">
            <text:p>3.47654266595348</text:p>
          </table:table-cell>
          <table:table-cell table:number-columns-repeated="5"/>
        </table:table-row>
        <table:table-row table:style-name="ro1">
          <table:table-cell office:value-type="float" office:value="68.538444519043" calcext:value-type="float">
            <text:p>68.538444519043</text:p>
          </table:table-cell>
          <table:table-cell office:value-type="float" office:value="-0.0246813166886568" calcext:value-type="float">
            <text:p>-0.024681316688657</text:p>
          </table:table-cell>
          <table:table-cell office:value-type="float" office:value="-0.0587286613881588" calcext:value-type="float">
            <text:p>-0.058728661388159</text:p>
          </table:table-cell>
          <table:table-cell office:value-type="float" office:value="3.47465658187866" calcext:value-type="float">
            <text:p>3.47465658187866</text:p>
          </table:table-cell>
          <table:table-cell table:formula="of:=SQRT([.C972]*[.C972]+[.D972]*[.D972])" office:value-type="float" office:value="3.47515286248837" calcext:value-type="float">
            <text:p>3.47515286248837</text:p>
          </table:table-cell>
          <table:table-cell table:number-columns-repeated="5"/>
        </table:table-row>
        <table:table-row table:style-name="ro1">
          <table:table-cell office:value-type="float" office:value="68.6091003417969" calcext:value-type="float">
            <text:p>68.6091003417969</text:p>
          </table:table-cell>
          <table:table-cell office:value-type="float" office:value="-0.0236960668116808" calcext:value-type="float">
            <text:p>-0.023696066811681</text:p>
          </table:table-cell>
          <table:table-cell office:value-type="float" office:value="-0.0590193867683411" calcext:value-type="float">
            <text:p>-0.059019386768341</text:p>
          </table:table-cell>
          <table:table-cell office:value-type="float" office:value="3.47295498847961" calcext:value-type="float">
            <text:p>3.47295498847961</text:p>
          </table:table-cell>
          <table:table-cell table:formula="of:=SQRT([.C973]*[.C973]+[.D973]*[.D973])" office:value-type="float" office:value="3.47345643991974" calcext:value-type="float">
            <text:p>3.47345643991974</text:p>
          </table:table-cell>
          <table:table-cell table:number-columns-repeated="5"/>
        </table:table-row>
        <table:table-row table:style-name="ro1">
          <table:table-cell office:value-type="float" office:value="68.6797561645508" calcext:value-type="float">
            <text:p>68.6797561645508</text:p>
          </table:table-cell>
          <table:table-cell office:value-type="float" office:value="-0.0226053316146135" calcext:value-type="float">
            <text:p>-0.022605331614614</text:p>
          </table:table-cell>
          <table:table-cell office:value-type="float" office:value="-0.0591896399855614" calcext:value-type="float">
            <text:p>-0.059189639985561</text:p>
          </table:table-cell>
          <table:table-cell office:value-type="float" office:value="3.47075414657593" calcext:value-type="float">
            <text:p>3.47075414657593</text:p>
          </table:table-cell>
          <table:table-cell table:formula="of:=SQRT([.C974]*[.C974]+[.D974]*[.D974])" office:value-type="float" office:value="3.47125881481857" calcext:value-type="float">
            <text:p>3.47125881481857</text:p>
          </table:table-cell>
          <table:table-cell table:number-columns-repeated="5"/>
        </table:table-row>
        <table:table-row table:style-name="ro1">
          <table:table-cell office:value-type="float" office:value="68.7504196166992" calcext:value-type="float">
            <text:p>68.7504196166992</text:p>
          </table:table-cell>
          <table:table-cell office:value-type="float" office:value="-0.0215217489749193" calcext:value-type="float">
            <text:p>-0.021521748974919</text:p>
          </table:table-cell>
          <table:table-cell office:value-type="float" office:value="-0.0593482442200184" calcext:value-type="float">
            <text:p>-0.059348244220018</text:p>
          </table:table-cell>
          <table:table-cell office:value-type="float" office:value="3.4685435295105" calcext:value-type="float">
            <text:p>3.4685435295105</text:p>
          </table:table-cell>
          <table:table-cell table:formula="of:=SQRT([.C975]*[.C975]+[.D975]*[.D975])" office:value-type="float" office:value="3.46905122911166" calcext:value-type="float">
            <text:p>3.46905122911166</text:p>
          </table:table-cell>
          <table:table-cell table:number-columns-repeated="5"/>
        </table:table-row>
        <table:table-row table:style-name="ro1">
          <table:table-cell office:value-type="float" office:value="68.8210754394531" calcext:value-type="float">
            <text:p>68.8210754394531</text:p>
          </table:table-cell>
          <table:table-cell office:value-type="float" office:value="-0.0204454027116299" calcext:value-type="float">
            <text:p>-0.02044540271163</text:p>
          </table:table-cell>
          <table:table-cell office:value-type="float" office:value="-0.0594952367246151" calcext:value-type="float">
            <text:p>-0.059495236724615</text:p>
          </table:table-cell>
          <table:table-cell office:value-type="float" office:value="3.4663233757019" calcext:value-type="float">
            <text:p>3.4663233757019</text:p>
          </table:table-cell>
          <table:table-cell table:formula="of:=SQRT([.C976]*[.C976]+[.D976]*[.D976])" office:value-type="float" office:value="3.46683391989439" calcext:value-type="float">
            <text:p>3.46683391989439</text:p>
          </table:table-cell>
          <table:table-cell table:number-columns-repeated="5"/>
        </table:table-row>
        <table:table-row table:style-name="ro1">
          <table:table-cell office:value-type="float" office:value="68.891731262207" calcext:value-type="float">
            <text:p>68.891731262207</text:p>
          </table:table-cell>
          <table:table-cell office:value-type="float" office:value="-0.0193762220442295" calcext:value-type="float">
            <text:p>-0.01937622204423</text:p>
          </table:table-cell>
          <table:table-cell office:value-type="float" office:value="-0.0596306063234806" calcext:value-type="float">
            <text:p>-0.059630606323481</text:p>
          </table:table-cell>
          <table:table-cell office:value-type="float" office:value="3.46409368515015" calcext:value-type="float">
            <text:p>3.46409368515015</text:p>
          </table:table-cell>
          <table:table-cell table:formula="of:=SQRT([.C977]*[.C977]+[.D977]*[.D977])" office:value-type="float" office:value="3.46460688516138" calcext:value-type="float">
            <text:p>3.46460688516138</text:p>
          </table:table-cell>
          <table:table-cell table:number-columns-repeated="5"/>
        </table:table-row>
        <table:table-row table:style-name="ro1">
          <table:table-cell office:value-type="float" office:value="68.9623870849609" calcext:value-type="float">
            <text:p>68.9623870849609</text:p>
          </table:table-cell>
          <table:table-cell office:value-type="float" office:value="-0.0183142628520727" calcext:value-type="float">
            <text:p>-0.018314262852073</text:p>
          </table:table-cell>
          <table:table-cell office:value-type="float" office:value="-0.0597543381154537" calcext:value-type="float">
            <text:p>-0.059754338115454</text:p>
          </table:table-cell>
          <table:table-cell office:value-type="float" office:value="3.46185445785522" calcext:value-type="float">
            <text:p>3.46185445785522</text:p>
          </table:table-cell>
          <table:table-cell table:formula="of:=SQRT([.C978]*[.C978]+[.D978]*[.D978])" office:value-type="float" office:value="3.46237012294984" calcext:value-type="float">
            <text:p>3.46237012294984</text:p>
          </table:table-cell>
          <table:table-cell table:number-columns-repeated="5"/>
        </table:table-row>
        <table:table-row table:style-name="ro1">
          <table:table-cell office:value-type="float" office:value="69.0330505371094" calcext:value-type="float">
            <text:p>69.0330505371094</text:p>
          </table:table-cell>
          <table:table-cell office:value-type="float" office:value="-0.0172594599425793" calcext:value-type="float">
            <text:p>-0.017259459942579</text:p>
          </table:table-cell>
          <table:table-cell office:value-type="float" office:value="-0.059866413474083" calcext:value-type="float">
            <text:p>-0.059866413474083</text:p>
          </table:table-cell>
          <table:table-cell office:value-type="float" office:value="3.45960545539856" calcext:value-type="float">
            <text:p>3.45960545539856</text:p>
          </table:table-cell>
          <table:table-cell table:formula="of:=SQRT([.C979]*[.C979]+[.D979]*[.D979])" office:value-type="float" office:value="3.46012339295663" calcext:value-type="float">
            <text:p>3.46012339295663</text:p>
          </table:table-cell>
          <table:table-cell table:number-columns-repeated="5"/>
        </table:table-row>
        <table:table-row table:style-name="ro1">
          <table:table-cell office:value-type="float" office:value="69.1037063598633" calcext:value-type="float">
            <text:p>69.1037063598633</text:p>
          </table:table-cell>
          <table:table-cell office:value-type="float" office:value="-0.0162118636071682" calcext:value-type="float">
            <text:p>-0.016211863607168</text:p>
          </table:table-cell>
          <table:table-cell office:value-type="float" office:value="-0.0599668920040131" calcext:value-type="float">
            <text:p>-0.059966892004013</text:p>
          </table:table-cell>
          <table:table-cell office:value-type="float" office:value="3.45734691619873" calcext:value-type="float">
            <text:p>3.45734691619873</text:p>
          </table:table-cell>
          <table:table-cell table:formula="of:=SQRT([.C980]*[.C980]+[.D980]*[.D980])" office:value-type="float" office:value="3.45786693310854" calcext:value-type="float">
            <text:p>3.45786693310854</text:p>
          </table:table-cell>
          <table:table-cell table:number-columns-repeated="5"/>
        </table:table-row>
        <table:table-row table:style-name="ro1">
          <table:table-cell office:value-type="float" office:value="69.1743621826172" calcext:value-type="float">
            <text:p>69.1743621826172</text:p>
          </table:table-cell>
          <table:table-cell office:value-type="float" office:value="-0.0151714868843555" calcext:value-type="float">
            <text:p>-0.015171486884356</text:p>
          </table:table-cell>
          <table:table-cell office:value-type="float" office:value="-0.0600557327270508" calcext:value-type="float">
            <text:p>-0.060055732727051</text:p>
          </table:table-cell>
          <table:table-cell office:value-type="float" office:value="3.45507884025574" calcext:value-type="float">
            <text:p>3.45507884025574</text:p>
          </table:table-cell>
          <table:table-cell table:formula="of:=SQRT([.C981]*[.C981]+[.D981]*[.D981])" office:value-type="float" office:value="3.45560074132072" calcext:value-type="float">
            <text:p>3.45560074132072</text:p>
          </table:table-cell>
          <table:table-cell table:number-columns-repeated="5"/>
        </table:table-row>
        <table:table-row table:style-name="ro1">
          <table:table-cell office:value-type="float" office:value="69.2450256347656" calcext:value-type="float">
            <text:p>69.2450256347656</text:p>
          </table:table-cell>
          <table:table-cell office:value-type="float" office:value="-0.0137215945869684" calcext:value-type="float">
            <text:p>-0.013721594586968</text:p>
          </table:table-cell>
          <table:table-cell office:value-type="float" office:value="-0.0599865205585957" calcext:value-type="float">
            <text:p>-0.059986520558596</text:p>
          </table:table-cell>
          <table:table-cell office:value-type="float" office:value="3.45299291610718" calcext:value-type="float">
            <text:p>3.45299291610718</text:p>
          </table:table-cell>
          <table:table-cell table:formula="of:=SQRT([.C982]*[.C982]+[.D982]*[.D982])" office:value-type="float" office:value="3.45351392951224" calcext:value-type="float">
            <text:p>3.45351392951224</text:p>
          </table:table-cell>
          <table:table-cell table:number-columns-repeated="5"/>
        </table:table-row>
        <table:table-row table:style-name="ro1">
          <table:table-cell office:value-type="float" office:value="69.3156814575195" calcext:value-type="float">
            <text:p>69.3156814575195</text:p>
          </table:table-cell>
          <table:table-cell office:value-type="float" office:value="-0.0120137166231871" calcext:value-type="float">
            <text:p>-0.012013716623187</text:p>
          </table:table-cell>
          <table:table-cell office:value-type="float" office:value="-0.0598177276551724" calcext:value-type="float">
            <text:p>-0.059817727655172</text:p>
          </table:table-cell>
          <table:table-cell office:value-type="float" office:value="3.45102262496948" calcext:value-type="float">
            <text:p>3.45102262496948</text:p>
          </table:table-cell>
          <table:table-cell table:formula="of:=SQRT([.C983]*[.C983]+[.D983]*[.D983])" office:value-type="float" office:value="3.45154100636123" calcext:value-type="float">
            <text:p>3.45154100636123</text:p>
          </table:table-cell>
          <table:table-cell table:number-columns-repeated="5"/>
        </table:table-row>
        <table:table-row table:style-name="ro1">
          <table:table-cell office:value-type="float" office:value="69.3863372802734" calcext:value-type="float">
            <text:p>69.3863372802734</text:p>
          </table:table-cell>
          <table:table-cell office:value-type="float" office:value="-0.0103128030896187" calcext:value-type="float">
            <text:p>-0.010312803089619</text:p>
          </table:table-cell>
          <table:table-cell office:value-type="float" office:value="-0.0596436969935894" calcext:value-type="float">
            <text:p>-0.059643696993589</text:p>
          </table:table-cell>
          <table:table-cell office:value-type="float" office:value="3.44904613494873" calcext:value-type="float">
            <text:p>3.44904613494873</text:p>
          </table:table-cell>
          <table:table-cell table:formula="of:=SQRT([.C984]*[.C984]+[.D984]*[.D984])" office:value-type="float" office:value="3.44956179993863" calcext:value-type="float">
            <text:p>3.44956179993863</text:p>
          </table:table-cell>
          <table:table-cell table:number-columns-repeated="5"/>
        </table:table-row>
        <table:table-row table:style-name="ro1">
          <table:table-cell office:value-type="float" office:value="69.4570007324219" calcext:value-type="float">
            <text:p>69.4570007324219</text:p>
          </table:table-cell>
          <table:table-cell office:value-type="float" office:value="-0.00861889496445656" calcext:value-type="float">
            <text:p>-0.008618894964457</text:p>
          </table:table-cell>
          <table:table-cell office:value-type="float" office:value="-0.0594643838703632" calcext:value-type="float">
            <text:p>-0.059464383870363</text:p>
          </table:table-cell>
          <table:table-cell office:value-type="float" office:value="3.4470636844635" calcext:value-type="float">
            <text:p>3.4470636844635</text:p>
          </table:table-cell>
          <table:table-cell table:formula="of:=SQRT([.C985]*[.C985]+[.D985]*[.D985])" office:value-type="float" office:value="3.4475765484897" calcext:value-type="float">
            <text:p>3.4475765484897</text:p>
          </table:table-cell>
          <table:table-cell table:number-columns-repeated="5"/>
        </table:table-row>
        <table:table-row table:style-name="ro1">
          <table:table-cell office:value-type="float" office:value="69.5276565551758" calcext:value-type="float">
            <text:p>69.5276565551758</text:p>
          </table:table-cell>
          <table:table-cell office:value-type="float" office:value="-0.00693204766139388" calcext:value-type="float">
            <text:p>-0.006932047661394</text:p>
          </table:table-cell>
          <table:table-cell office:value-type="float" office:value="-0.0592798739671707" calcext:value-type="float">
            <text:p>-0.059279873967171</text:p>
          </table:table-cell>
          <table:table-cell office:value-type="float" office:value="3.44507551193237" calcext:value-type="float">
            <text:p>3.44507551193237</text:p>
          </table:table-cell>
          <table:table-cell table:formula="of:=SQRT([.C986]*[.C986]+[.D986]*[.D986])" office:value-type="float" office:value="3.44558549253587" calcext:value-type="float">
            <text:p>3.44558549253587</text:p>
          </table:table-cell>
          <table:table-cell table:number-columns-repeated="5"/>
        </table:table-row>
        <table:table-row table:style-name="ro1">
          <table:table-cell office:value-type="float" office:value="69.5983123779297" calcext:value-type="float">
            <text:p>69.5983123779297</text:p>
          </table:table-cell>
          <table:table-cell office:value-type="float" office:value="-0.00525216432288289" calcext:value-type="float">
            <text:p>-0.005252164322883</text:p>
          </table:table-cell>
          <table:table-cell office:value-type="float" office:value="-0.059090118855238" calcext:value-type="float">
            <text:p>-0.059090118855238</text:p>
          </table:table-cell>
          <table:table-cell office:value-type="float" office:value="3.44308137893677" calcext:value-type="float">
            <text:p>3.44308137893677</text:p>
          </table:table-cell>
          <table:table-cell table:formula="of:=SQRT([.C987]*[.C987]+[.D987]*[.D987])" office:value-type="float" office:value="3.44358839354059" calcext:value-type="float">
            <text:p>3.44358839354059</text:p>
          </table:table-cell>
          <table:table-cell table:number-columns-repeated="5"/>
        </table:table-row>
        <table:table-row table:style-name="ro1">
          <table:table-cell office:value-type="float" office:value="69.6689758300781" calcext:value-type="float">
            <text:p>69.6689758300781</text:p>
          </table:table-cell>
          <table:table-cell office:value-type="float" office:value="-0.00357933668419719" calcext:value-type="float">
            <text:p>-0.003579336684197</text:p>
          </table:table-cell>
          <table:table-cell office:value-type="float" office:value="-0.0588951297104359" calcext:value-type="float">
            <text:p>-0.058895129710436</text:p>
          </table:table-cell>
          <table:table-cell office:value-type="float" office:value="3.44108152389526" calcext:value-type="float">
            <text:p>3.44108152389526</text:p>
          </table:table-cell>
          <table:table-cell table:formula="of:=SQRT([.C988]*[.C988]+[.D988]*[.D988])" office:value-type="float" office:value="3.44158549078719" calcext:value-type="float">
            <text:p>3.44158549078719</text:p>
          </table:table-cell>
          <table:table-cell table:number-columns-repeated="5"/>
        </table:table-row>
        <table:table-row table:style-name="ro1">
          <table:table-cell office:value-type="float" office:value="69.739631652832" calcext:value-type="float">
            <text:p>69.739631652832</text:p>
          </table:table-cell>
          <table:table-cell office:value-type="float" office:value="-0.00191347266081721" calcext:value-type="float">
            <text:p>-0.001913472660817</text:p>
          </table:table-cell>
          <table:table-cell office:value-type="float" office:value="-0.05869485065341" calcext:value-type="float">
            <text:p>-0.05869485065341</text:p>
          </table:table-cell>
          <table:table-cell office:value-type="float" office:value="3.43907523155212" calcext:value-type="float">
            <text:p>3.43907523155212</text:p>
          </table:table-cell>
          <table:table-cell table:formula="of:=SQRT([.C989]*[.C989]+[.D989]*[.D989])" office:value-type="float" office:value="3.43957606890275" calcext:value-type="float">
            <text:p>3.43957606890275</text:p>
          </table:table-cell>
          <table:table-cell table:number-columns-repeated="5"/>
        </table:table-row>
        <table:table-row table:style-name="ro1">
          <table:table-cell office:value-type="float" office:value="69.8102874755859" calcext:value-type="float">
            <text:p>69.8102874755859</text:p>
          </table:table-cell>
          <table:table-cell office:value-type="float" office:value="-0.000254665355896577" calcext:value-type="float">
            <text:p>-0.000254665355897</text:p>
          </table:table-cell>
          <table:table-cell office:value-type="float" office:value="-0.058489378541708" calcext:value-type="float">
            <text:p>-0.058489378541708</text:p>
          </table:table-cell>
          <table:table-cell office:value-type="float" office:value="3.43706345558166" calcext:value-type="float">
            <text:p>3.43706345558166</text:p>
          </table:table-cell>
          <table:table-cell table:formula="of:=SQRT([.C990]*[.C990]+[.D990]*[.D990])" office:value-type="float" office:value="3.43756108383504" calcext:value-type="float">
            <text:p>3.4375610838350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 style:data-style-name="N2" text:time-value="14:53: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24T15:07:39.338000000</dc:date>
    <meta:editing-duration>PT44M8S</meta:editing-duration>
    <meta:editing-cycles>4</meta:editing-cycles>
    <meta:generator>LibreOffice/7.1.1.2$Windows_X86_64 LibreOffice_project/fe0b08f4af1bacafe4c7ecc87ce55bb426164676</meta:generator>
    <meta:document-statistic meta:table-count="1" meta:cell-count="4903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scatter" chart:style-name="ch1">
        <chart:legend chart:legend-position="end" svg:x="14.475cm" svg:y="4.204cm" style:legend-expansion="high" chart:style-name="ch2"/>
        <chart:plot-area chart:style-name="ch3" table:cell-range-address="'Refined graph of velocity and Pressure'.A2:'Refined graph of velocity and Pressure'.B990 'Refined graph of velocity and Pressure'.B1:'Refined graph of velocity and Pressure'.B1" chart:data-source-has-labels="row" svg:x="0.32cm" svg:y="0.18cm" svg:width="13.835cm" svg:height="8.646cm">
          <chart:coordinate-region svg:x="1.153cm" svg:y="0.379cm" svg:width="12.815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Refined graph of velocity and Pressure'.B2:'Refined graph of velocity and Pressure'.B990" chart:label-cell-address="'Refined graph of velocity and Pressure'.B1:'Refined graph of velocity and Pressure'.B1" chart:class="chart:scatter">
            <chart:domain table:cell-range-address="'Refined graph of velocity and Pressure'.A2:'Refined graph of velocity and Pressure'.A990"/>
            <chart:data-point chart:repeated="98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</text:p>
                <draw:g>
                  <svg:desc>'Refined graph of velocity and Pressure'.B1:'Refined graph of velocity and Pressure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efined graph of velocity and Pressure'.A2:'Refined graph of velocity and Pressure'.A990</svg:desc>
                </draw:g>
              </table:table-cell>
              <table:table-cell office:value-type="float" office:value="NaN">
                <text:p>NaN</text:p>
                <draw:g>
                  <svg:desc>'Refined graph of velocity and Pressure'.B2:'Refined graph of velocity and Pressure'.B9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47900390625">
                <text:p>0.847900390625</text:p>
              </table:table-cell>
              <table:table-cell office:value-type="float" office:value="2.15161728858948">
                <text:p>2.151617288589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18557465076447">
                <text:p>0.918557465076447</text:p>
              </table:table-cell>
              <table:table-cell office:value-type="float" office:value="2.14966893196106">
                <text:p>2.149668931961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89214479923248">
                <text:p>0.989214479923248</text:p>
              </table:table-cell>
              <table:table-cell office:value-type="float" office:value="2.14772057533264">
                <text:p>2.147720575332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5987548828125">
                <text:p>1.05987548828125</text:p>
              </table:table-cell>
              <table:table-cell office:value-type="float" office:value="2.1457724571228">
                <text:p>2.14577245712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3053250312805">
                <text:p>1.13053250312805</text:p>
              </table:table-cell>
              <table:table-cell office:value-type="float" office:value="2.14382457733154">
                <text:p>2.143824577331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0118951797485">
                <text:p>1.20118951797485</text:p>
              </table:table-cell>
              <table:table-cell office:value-type="float" office:value="2.14187693595886">
                <text:p>2.141876935958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718505859375">
                <text:p>1.2718505859375</text:p>
              </table:table-cell>
              <table:table-cell office:value-type="float" office:value="2.13992929458618">
                <text:p>2.139929294586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425076007843">
                <text:p>1.3425076007843</text:p>
              </table:table-cell>
              <table:table-cell office:value-type="float" office:value="2.13484883308411">
                <text:p>2.134848833084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131646156311">
                <text:p>1.4131646156311</text:p>
              </table:table-cell>
              <table:table-cell office:value-type="float" office:value="2.12942123413086">
                <text:p>2.129421234130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8382186889648">
                <text:p>1.48382186889648</text:p>
              </table:table-cell>
              <table:table-cell office:value-type="float" office:value="2.12399435043335">
                <text:p>2.123994350433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5448269844055">
                <text:p>1.55448269844055</text:p>
              </table:table-cell>
              <table:table-cell office:value-type="float" office:value="2.11856770515442">
                <text:p>2.118567705154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62513971328735">
                <text:p>1.62513971328735</text:p>
              </table:table-cell>
              <table:table-cell office:value-type="float" office:value="2.11314177513123">
                <text:p>2.113141775131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69579684734344">
                <text:p>1.69579684734344</text:p>
              </table:table-cell>
              <table:table-cell office:value-type="float" office:value="2.10771632194519">
                <text:p>2.107716321945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7664577960968">
                <text:p>1.7664577960968</text:p>
              </table:table-cell>
              <table:table-cell office:value-type="float" office:value="2.10012865066528">
                <text:p>2.100128650665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83711493015289">
                <text:p>1.83711493015289</text:p>
              </table:table-cell>
              <table:table-cell office:value-type="float" office:value="2.09174227714539">
                <text:p>2.091742277145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90777194499969">
                <text:p>1.90777194499969</text:p>
              </table:table-cell>
              <table:table-cell office:value-type="float" office:value="2.08335638046265">
                <text:p>2.083356380462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97842919826508">
                <text:p>1.97842919826508</text:p>
              </table:table-cell>
              <table:table-cell office:value-type="float" office:value="2.07497096061707">
                <text:p>2.074970960617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04908990859985">
                <text:p>2.04908990859985</text:p>
              </table:table-cell>
              <table:table-cell office:value-type="float" office:value="2.06658530235291">
                <text:p>2.066585302352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11974692344666">
                <text:p>2.11974692344666</text:p>
              </table:table-cell>
              <table:table-cell office:value-type="float" office:value="2.05820059776306">
                <text:p>2.058200597763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19040393829346">
                <text:p>2.19040393829346</text:p>
              </table:table-cell>
              <table:table-cell office:value-type="float" office:value="2.0486273765564">
                <text:p>2.04862737655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2610650062561">
                <text:p>2.2610650062561</text:p>
              </table:table-cell>
              <table:table-cell office:value-type="float" office:value="2.03795623779297">
                <text:p>2.037956237792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33172202110291">
                <text:p>2.33172202110291</text:p>
              </table:table-cell>
              <table:table-cell office:value-type="float" office:value="2.02728509902954">
                <text:p>2.027285099029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40237903594971">
                <text:p>2.40237903594971</text:p>
              </table:table-cell>
              <table:table-cell office:value-type="float" office:value="2.01661372184753">
                <text:p>2.016613721847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47303628921509">
                <text:p>2.47303628921509</text:p>
              </table:table-cell>
              <table:table-cell office:value-type="float" office:value="2.00594210624695">
                <text:p>2.005942106246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54369711875916">
                <text:p>2.54369711875916</text:p>
              </table:table-cell>
              <table:table-cell office:value-type="float" office:value="1.99526929855347">
                <text:p>1.995269298553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61435413360596">
                <text:p>2.61435413360596</text:p>
              </table:table-cell>
              <table:table-cell office:value-type="float" office:value="1.98421156406403">
                <text:p>1.984211564064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68501138687134">
                <text:p>2.68501138687134</text:p>
              </table:table-cell>
              <table:table-cell office:value-type="float" office:value="1.97212684154511">
                <text:p>1.972126841545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75567221641541">
                <text:p>2.75567221641541</text:p>
              </table:table-cell>
              <table:table-cell office:value-type="float" office:value="1.96003198623657">
                <text:p>1.960031986236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82632923126221">
                <text:p>2.82632923126221</text:p>
              </table:table-cell>
              <table:table-cell office:value-type="float" office:value="1.94792568683624">
                <text:p>1.947925686836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89698648452759">
                <text:p>2.89698648452759</text:p>
              </table:table-cell>
              <table:table-cell office:value-type="float" office:value="1.9358069896698">
                <text:p>1.93580698966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96764373779297">
                <text:p>2.96764373779297</text:p>
              </table:table-cell>
              <table:table-cell office:value-type="float" office:value="1.92367625236511">
                <text:p>1.923676252365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03830432891846">
                <text:p>3.03830432891846</text:p>
              </table:table-cell>
              <table:table-cell office:value-type="float" office:value="1.91153252124786">
                <text:p>1.911532521247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10896158218384">
                <text:p>3.10896158218384</text:p>
              </table:table-cell>
              <table:table-cell office:value-type="float" office:value="1.89885032176971">
                <text:p>1.898850321769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17961883544922">
                <text:p>3.17961883544922</text:p>
              </table:table-cell>
              <table:table-cell office:value-type="float" office:value="1.88615036010742">
                <text:p>1.886150360107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25027942657471">
                <text:p>3.25027942657471</text:p>
              </table:table-cell>
              <table:table-cell office:value-type="float" office:value="1.87344551086426">
                <text:p>1.873445510864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32093667984009">
                <text:p>3.32093667984009</text:p>
              </table:table-cell>
              <table:table-cell office:value-type="float" office:value="1.86073708534241">
                <text:p>1.860737085342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39159369468689">
                <text:p>3.39159369468689</text:p>
              </table:table-cell>
              <table:table-cell office:value-type="float" office:value="1.84802448749542">
                <text:p>1.848024487495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46225094795227">
                <text:p>3.46225094795227</text:p>
              </table:table-cell>
              <table:table-cell office:value-type="float" office:value="1.83530759811401">
                <text:p>1.835307598114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53291177749634">
                <text:p>3.53291177749634</text:p>
              </table:table-cell>
              <table:table-cell office:value-type="float" office:value="1.82265138626099">
                <text:p>1.822651386260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60356879234314">
                <text:p>3.60356879234314</text:p>
              </table:table-cell>
              <table:table-cell office:value-type="float" office:value="1.8100323677063">
                <text:p>1.81003236770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67422604560852">
                <text:p>3.67422604560852</text:p>
              </table:table-cell>
              <table:table-cell office:value-type="float" office:value="1.79741370677948">
                <text:p>1.797413706779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74488687515259">
                <text:p>3.74488687515259</text:p>
              </table:table-cell>
              <table:table-cell office:value-type="float" office:value="1.78479480743408">
                <text:p>1.784794807434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81554388999939">
                <text:p>3.81554388999939</text:p>
              </table:table-cell>
              <table:table-cell office:value-type="float" office:value="1.77217698097229">
                <text:p>1.772176980972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88620114326477">
                <text:p>3.88620114326477</text:p>
              </table:table-cell>
              <table:table-cell office:value-type="float" office:value="1.75955951213837">
                <text:p>1.759559512138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95685815811157">
                <text:p>3.95685815811157</text:p>
              </table:table-cell>
              <table:table-cell office:value-type="float" office:value="1.74703621864319">
                <text:p>1.747036218643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02751874923706">
                <text:p>4.02751874923706</text:p>
              </table:table-cell>
              <table:table-cell office:value-type="float" office:value="1.73477780818939">
                <text:p>1.734777808189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09817600250244">
                <text:p>4.09817600250244</text:p>
              </table:table-cell>
              <table:table-cell office:value-type="float" office:value="1.72252130508423">
                <text:p>1.722521305084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16883325576782">
                <text:p>4.16883325576782</text:p>
              </table:table-cell>
              <table:table-cell office:value-type="float" office:value="1.71026611328125">
                <text:p>1.710266113281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23949384689331">
                <text:p>4.23949384689331</text:p>
              </table:table-cell>
              <table:table-cell office:value-type="float" office:value="1.69801139831543">
                <text:p>1.698011398315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31015110015869">
                <text:p>4.31015110015869</text:p>
              </table:table-cell>
              <table:table-cell office:value-type="float" office:value="1.68575847148895">
                <text:p>1.685758471488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38080835342407">
                <text:p>4.38080835342407</text:p>
              </table:table-cell>
              <table:table-cell office:value-type="float" office:value="1.67350685596466">
                <text:p>1.673506855964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4514651298523">
                <text:p>4.4514651298523</text:p>
              </table:table-cell>
              <table:table-cell office:value-type="float" office:value="1.66155290603638">
                <text:p>1.661552906036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52212619781494">
                <text:p>4.52212619781494</text:p>
              </table:table-cell>
              <table:table-cell office:value-type="float" office:value="1.64965498447418">
                <text:p>1.649654984474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59278345108032">
                <text:p>4.59278345108032</text:p>
              </table:table-cell>
              <table:table-cell office:value-type="float" office:value="1.63775050640106">
                <text:p>1.637750506401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66344022750855">
                <text:p>4.66344022750855</text:p>
              </table:table-cell>
              <table:table-cell office:value-type="float" office:value="1.62583756446838">
                <text:p>1.625837564468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73410129547119">
                <text:p>4.73410129547119</text:p>
              </table:table-cell>
              <table:table-cell office:value-type="float" office:value="1.6139212846756">
                <text:p>1.61392128467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80475807189941">
                <text:p>4.80475807189941</text:p>
              </table:table-cell>
              <table:table-cell office:value-type="float" office:value="1.60200321674347">
                <text:p>1.602003216743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8754153251648">
                <text:p>4.8754153251648</text:p>
              </table:table-cell>
              <table:table-cell office:value-type="float" office:value="1.59018743038178">
                <text:p>1.590187430381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94607257843018">
                <text:p>4.94607257843018</text:p>
              </table:table-cell>
              <table:table-cell office:value-type="float" office:value="1.57854330539703">
                <text:p>1.578543305397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01673316955566">
                <text:p>5.01673316955566</text:p>
              </table:table-cell>
              <table:table-cell office:value-type="float" office:value="1.56689429283142">
                <text:p>1.566894292831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08739042282105">
                <text:p>5.08739042282105</text:p>
              </table:table-cell>
              <table:table-cell office:value-type="float" office:value="1.55524158477783">
                <text:p>1.555241584777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15804767608643">
                <text:p>5.15804767608643</text:p>
              </table:table-cell>
              <table:table-cell office:value-type="float" office:value="1.54358446598053">
                <text:p>1.543584465980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22870826721191">
                <text:p>5.22870826721191</text:p>
              </table:table-cell>
              <table:table-cell office:value-type="float" office:value="1.53192257881165">
                <text:p>1.531922578811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2993655204773">
                <text:p>5.2993655204773</text:p>
              </table:table-cell>
              <table:table-cell office:value-type="float" office:value="1.52025699615479">
                <text:p>1.520256996154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37002277374268">
                <text:p>5.37002277374268</text:p>
              </table:table-cell>
              <table:table-cell office:value-type="float" office:value="1.50884449481964">
                <text:p>1.508844494819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44068145751953">
                <text:p>5.44068145751953</text:p>
              </table:table-cell>
              <table:table-cell office:value-type="float" office:value="1.49746906757355">
                <text:p>1.497469067573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51134061813355">
                <text:p>5.51134061813355</text:p>
              </table:table-cell>
              <table:table-cell office:value-type="float" office:value="1.4860907793045">
                <text:p>1.48609077930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58199787139893">
                <text:p>5.58199787139893</text:p>
              </table:table-cell>
              <table:table-cell office:value-type="float" office:value="1.47471022605896">
                <text:p>1.474710226058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65265655517578">
                <text:p>5.65265655517578</text:p>
              </table:table-cell>
              <table:table-cell office:value-type="float" office:value="1.4633264541626">
                <text:p>1.46332645416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72331380844116">
                <text:p>5.72331380844116</text:p>
              </table:table-cell>
              <table:table-cell office:value-type="float" office:value="1.45194041728973">
                <text:p>1.451940417289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79397296905518">
                <text:p>5.79397296905518</text:p>
              </table:table-cell>
              <table:table-cell office:value-type="float" office:value="1.44067931175232">
                <text:p>1.440679311752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86463022232056">
                <text:p>5.86463022232056</text:p>
              </table:table-cell>
              <table:table-cell office:value-type="float" office:value="1.42970192432404">
                <text:p>1.429701924324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93528890609741">
                <text:p>5.93528890609741</text:p>
              </table:table-cell>
              <table:table-cell office:value-type="float" office:value="1.41872465610504">
                <text:p>1.418724656105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00594806671143">
                <text:p>6.00594806671143</text:p>
              </table:table-cell>
              <table:table-cell office:value-type="float" office:value="1.40774786472321">
                <text:p>1.407747864723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07660531997681">
                <text:p>6.07660531997681</text:p>
              </table:table-cell>
              <table:table-cell office:value-type="float" office:value="1.3967719078064">
                <text:p>1.39677190780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14726400375366">
                <text:p>6.14726400375366</text:p>
              </table:table-cell>
              <table:table-cell office:value-type="float" office:value="1.38579618930817">
                <text:p>1.385796189308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.21792125701904">
                <text:p>6.21792125701904</text:p>
              </table:table-cell>
              <table:table-cell office:value-type="float" office:value="1.37482130527496">
                <text:p>1.374821305274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.28858041763306">
                <text:p>6.28858041763306</text:p>
              </table:table-cell>
              <table:table-cell office:value-type="float" office:value="1.36424911022186">
                <text:p>1.364249110221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.35923719406128">
                <text:p>6.35923719406128</text:p>
              </table:table-cell>
              <table:table-cell office:value-type="float" office:value="1.35384452342987">
                <text:p>1.353844523429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42989635467529">
                <text:p>6.42989635467529</text:p>
              </table:table-cell>
              <table:table-cell office:value-type="float" office:value="1.34344434738159">
                <text:p>1.343444347381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.50055503845215">
                <text:p>6.50055503845215</text:p>
              </table:table-cell>
              <table:table-cell office:value-type="float" office:value="1.33304142951965">
                <text:p>1.333041429519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.57121229171753">
                <text:p>6.57121229171753</text:p>
              </table:table-cell>
              <table:table-cell office:value-type="float" office:value="1.32261550426483">
                <text:p>1.322615504264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.64187145233154">
                <text:p>6.64187145233154</text:p>
              </table:table-cell>
              <table:table-cell office:value-type="float" office:value="1.31219518184662">
                <text:p>1.312195181846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.71252822875977">
                <text:p>6.71252822875977</text:p>
              </table:table-cell>
              <table:table-cell office:value-type="float" office:value="1.30182325839996">
                <text:p>1.301823258399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78318738937378">
                <text:p>6.78318738937378</text:p>
              </table:table-cell>
              <table:table-cell office:value-type="float" office:value="1.29209101200104">
                <text:p>1.292091012001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85384654998779">
                <text:p>6.85384654998779</text:p>
              </table:table-cell>
              <table:table-cell office:value-type="float" office:value="1.28236842155457">
                <text:p>1.282368421554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.92450332641602">
                <text:p>6.92450332641602</text:p>
              </table:table-cell>
              <table:table-cell office:value-type="float" office:value="1.27265560626984">
                <text:p>1.272655606269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99516248703003">
                <text:p>6.99516248703003</text:p>
              </table:table-cell>
              <table:table-cell office:value-type="float" office:value="1.26295220851898">
                <text:p>1.262952208518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06581974029541">
                <text:p>7.06581974029541</text:p>
              </table:table-cell>
              <table:table-cell office:value-type="float" office:value="1.25325858592987">
                <text:p>1.253258585929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.13647842407227">
                <text:p>7.13647842407227</text:p>
              </table:table-cell>
              <table:table-cell office:value-type="float" office:value="1.24357438087463">
                <text:p>1.243574380874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.20713567733765">
                <text:p>7.20713567733765</text:p>
              </table:table-cell>
              <table:table-cell office:value-type="float" office:value="1.23416030406952">
                <text:p>1.234160304069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.27779483795166">
                <text:p>7.27779483795166</text:p>
              </table:table-cell>
              <table:table-cell office:value-type="float" office:value="1.22521114349365">
                <text:p>1.225211143493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.34845352172852">
                <text:p>7.34845352172852</text:p>
              </table:table-cell>
              <table:table-cell office:value-type="float" office:value="1.21627295017242">
                <text:p>1.216272950172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.4191107749939">
                <text:p>7.4191107749939</text:p>
              </table:table-cell>
              <table:table-cell office:value-type="float" office:value="1.2073460817337">
                <text:p>1.20734608173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.48976993560791">
                <text:p>7.48976993560791</text:p>
              </table:table-cell>
              <table:table-cell office:value-type="float" office:value="1.19842982292175">
                <text:p>1.198429822921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56042671203613">
                <text:p>7.56042671203613</text:p>
              </table:table-cell>
              <table:table-cell office:value-type="float" office:value="1.18952488899231">
                <text:p>1.189524888992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63108587265015">
                <text:p>7.63108587265015</text:p>
              </table:table-cell>
              <table:table-cell office:value-type="float" office:value="1.18063056468964">
                <text:p>1.180630564689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.70174312591553">
                <text:p>7.70174312591553</text:p>
              </table:table-cell>
              <table:table-cell office:value-type="float" office:value="1.17216193675995">
                <text:p>1.172161936759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.77240180969238">
                <text:p>7.77240180969238</text:p>
              </table:table-cell>
              <table:table-cell office:value-type="float" office:value="1.16396355628967">
                <text:p>1.163963556289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.8430609703064">
                <text:p>7.8430609703064</text:p>
              </table:table-cell>
              <table:table-cell office:value-type="float" office:value="1.15577602386475">
                <text:p>1.155776023864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.91371774673462">
                <text:p>7.91371774673462</text:p>
              </table:table-cell>
              <table:table-cell office:value-type="float" office:value="1.14759922027588">
                <text:p>1.147599220275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98437690734863">
                <text:p>7.98437690734863</text:p>
              </table:table-cell>
              <table:table-cell office:value-type="float" office:value="1.13943290710449">
                <text:p>1.139432907104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.05503368377686">
                <text:p>8.05503368377686</text:p>
              </table:table-cell>
              <table:table-cell office:value-type="float" office:value="1.13127756118774">
                <text:p>1.131277561187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.12569332122803">
                <text:p>8.12569332122803</text:p>
              </table:table-cell>
              <table:table-cell office:value-type="float" office:value="1.12313258647919">
                <text:p>1.123132586479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.19635009765625">
                <text:p>8.19635009765625</text:p>
              </table:table-cell>
              <table:table-cell office:value-type="float" office:value="1.11547327041626">
                <text:p>1.115473270416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.26700878143311">
                <text:p>8.26700878143311</text:p>
              </table:table-cell>
              <table:table-cell office:value-type="float" office:value="1.10792827606201">
                <text:p>1.107928276062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.33766841888428">
                <text:p>8.33766841888428</text:p>
              </table:table-cell>
              <table:table-cell office:value-type="float" office:value="1.10039234161377">
                <text:p>1.100392341613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.4083251953125">
                <text:p>8.4083251953125</text:p>
              </table:table-cell>
              <table:table-cell office:value-type="float" office:value="1.09286034107208">
                <text:p>1.092860341072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.47898387908936">
                <text:p>8.47898387908936</text:p>
              </table:table-cell>
              <table:table-cell office:value-type="float" office:value="1.08532202243805">
                <text:p>1.085322022438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.54964160919189">
                <text:p>8.54964160919189</text:p>
              </table:table-cell>
              <table:table-cell office:value-type="float" office:value="1.0777941942215">
                <text:p>1.07779419422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.62030029296875">
                <text:p>8.62030029296875</text:p>
              </table:table-cell>
              <table:table-cell office:value-type="float" office:value="1.07027637958527">
                <text:p>1.070276379585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.69095706939697">
                <text:p>8.69095706939697</text:p>
              </table:table-cell>
              <table:table-cell office:value-type="float" office:value="1.06320667266846">
                <text:p>1.063206672668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.76161670684814">
                <text:p>8.76161670684814</text:p>
              </table:table-cell>
              <table:table-cell office:value-type="float" office:value="1.05615699291229">
                <text:p>1.056156992912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.832275390625">
                <text:p>8.832275390625</text:p>
              </table:table-cell>
              <table:table-cell office:value-type="float" office:value="1.04911410808563">
                <text:p>1.049114108085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.90293216705322">
                <text:p>8.90293216705322</text:p>
              </table:table-cell>
              <table:table-cell office:value-type="float" office:value="1.04207801818848">
                <text:p>1.042078018188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.97359180450439">
                <text:p>8.97359180450439</text:p>
              </table:table-cell>
              <table:table-cell office:value-type="float" office:value="1.03504860401154">
                <text:p>1.035048604011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.04424858093262">
                <text:p>9.04424858093262</text:p>
              </table:table-cell>
              <table:table-cell office:value-type="float" office:value="1.02802610397339">
                <text:p>1.028026103973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.11490726470947">
                <text:p>9.11490726470947</text:p>
              </table:table-cell>
              <table:table-cell office:value-type="float" office:value="1.02103245258331">
                <text:p>1.021032452583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.18556690216064">
                <text:p>9.18556690216064</text:p>
              </table:table-cell>
              <table:table-cell office:value-type="float" office:value="1.01432907581329">
                <text:p>1.014329075813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.25622367858887">
                <text:p>9.25622367858887</text:p>
              </table:table-cell>
              <table:table-cell office:value-type="float" office:value="1.00762856006622">
                <text:p>1.0076285600662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.32688236236572">
                <text:p>9.32688236236572</text:p>
              </table:table-cell>
              <table:table-cell office:value-type="float" office:value="1.00093019008636">
                <text:p>1.000930190086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.39754009246826">
                <text:p>9.39754009246826</text:p>
              </table:table-cell>
              <table:table-cell office:value-type="float" office:value="0.994234502315521">
                <text:p>0.9942345023155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.46819877624512">
                <text:p>9.46819877624512</text:p>
              </table:table-cell>
              <table:table-cell office:value-type="float" office:value="0.987541139125824">
                <text:p>0.9875411391258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.53885555267334">
                <text:p>9.53885555267334</text:p>
              </table:table-cell>
              <table:table-cell office:value-type="float" office:value="0.980850458145142">
                <text:p>0.9808504581451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.6095142364502">
                <text:p>9.6095142364502</text:p>
              </table:table-cell>
              <table:table-cell office:value-type="float" office:value="0.974183738231659">
                <text:p>0.9741837382316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.68017387390137">
                <text:p>9.68017387390137</text:p>
              </table:table-cell>
              <table:table-cell office:value-type="float" office:value="0.967670261859894">
                <text:p>0.9676702618598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.75083065032959">
                <text:p>9.75083065032959</text:p>
              </table:table-cell>
              <table:table-cell office:value-type="float" office:value="0.961154520511627">
                <text:p>0.9611545205116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.82148933410645">
                <text:p>9.82148933410645</text:p>
              </table:table-cell>
              <table:table-cell office:value-type="float" office:value="0.954636037349701">
                <text:p>0.9546360373497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.89214706420898">
                <text:p>9.89214706420898</text:p>
              </table:table-cell>
              <table:table-cell office:value-type="float" office:value="0.948115170001984">
                <text:p>0.9481151700019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.96280574798584">
                <text:p>9.96280574798584</text:p>
              </table:table-cell>
              <table:table-cell office:value-type="float" office:value="0.941591739654541">
                <text:p>0.9415917396545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.0334625244141">
                <text:p>10.0334625244141</text:p>
              </table:table-cell>
              <table:table-cell office:value-type="float" office:value="0.935065925121307">
                <text:p>0.9350659251213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.1041221618652">
                <text:p>10.1041221618652</text:p>
              </table:table-cell>
              <table:table-cell office:value-type="float" office:value="0.928542077541351">
                <text:p>0.9285420775413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.1747808456421">
                <text:p>10.1747808456421</text:p>
              </table:table-cell>
              <table:table-cell office:value-type="float" office:value="0.922045946121216">
                <text:p>0.9220459461212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.2454376220703">
                <text:p>10.2454376220703</text:p>
              </table:table-cell>
              <table:table-cell office:value-type="float" office:value="0.915541470050812">
                <text:p>0.9155414700508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.3160972595215">
                <text:p>10.3160972595215</text:p>
              </table:table-cell>
              <table:table-cell office:value-type="float" office:value="0.909019887447357">
                <text:p>0.9090198874473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.3867540359497">
                <text:p>10.3867540359497</text:p>
              </table:table-cell>
              <table:table-cell office:value-type="float" office:value="0.902481496334076">
                <text:p>0.9024814963340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.4574127197266">
                <text:p>10.4574127197266</text:p>
              </table:table-cell>
              <table:table-cell office:value-type="float" office:value="0.895933985710144">
                <text:p>0.8959339857101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.5280704498291">
                <text:p>10.5280704498291</text:p>
              </table:table-cell>
              <table:table-cell office:value-type="float" office:value="0.889377653598785">
                <text:p>0.8893776535987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.598729133606">
                <text:p>10.598729133606</text:p>
              </table:table-cell>
              <table:table-cell office:value-type="float" office:value="0.882807374000549">
                <text:p>0.88280737400054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.6693878173828">
                <text:p>10.6693878173828</text:p>
              </table:table-cell>
              <table:table-cell office:value-type="float" office:value="0.876149117946625">
                <text:p>0.8761491179466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.7400455474854">
                <text:p>10.7400455474854</text:p>
              </table:table-cell>
              <table:table-cell office:value-type="float" office:value="0.869474172592163">
                <text:p>0.8694741725921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.8107042312622">
                <text:p>10.8107042312622</text:p>
              </table:table-cell>
              <table:table-cell office:value-type="float" office:value="0.86278223991394">
                <text:p>0.8627822399139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.8813619613647">
                <text:p>10.8813619613647</text:p>
              </table:table-cell>
              <table:table-cell office:value-type="float" office:value="0.856073498725891">
                <text:p>0.8560734987258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.9520206451416">
                <text:p>10.9520206451416</text:p>
              </table:table-cell>
              <table:table-cell office:value-type="float" office:value="0.84934788942337">
                <text:p>0.8493478894233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.0226774215698">
                <text:p>11.0226774215698</text:p>
              </table:table-cell>
              <table:table-cell office:value-type="float" office:value="0.842605650424957">
                <text:p>0.8426056504249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.093337059021">
                <text:p>11.093337059021</text:p>
              </table:table-cell>
              <table:table-cell office:value-type="float" office:value="0.835846424102783">
                <text:p>0.8358464241027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.1639957427979">
                <text:p>11.1639957427979</text:p>
              </table:table-cell>
              <table:table-cell office:value-type="float" office:value="0.82887202501297">
                <text:p>0.8288720250129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.2346525192261">
                <text:p>11.2346525192261</text:p>
              </table:table-cell>
              <table:table-cell office:value-type="float" office:value="0.821856737136841">
                <text:p>0.8218567371368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.3053121566772">
                <text:p>11.3053121566772</text:p>
              </table:table-cell>
              <table:table-cell office:value-type="float" office:value="0.814814209938049">
                <text:p>0.8148142099380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.3759689331055">
                <text:p>11.3759689331055</text:p>
              </table:table-cell>
              <table:table-cell office:value-type="float" office:value="0.807745039463043">
                <text:p>0.8077450394630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.4466276168823">
                <text:p>11.4466276168823</text:p>
              </table:table-cell>
              <table:table-cell office:value-type="float" office:value="0.800648808479309">
                <text:p>0.80064880847930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.5172843933105">
                <text:p>11.5172843933105</text:p>
              </table:table-cell>
              <table:table-cell office:value-type="float" office:value="0.793525874614716">
                <text:p>0.7935258746147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.5879440307617">
                <text:p>11.5879440307617</text:p>
              </table:table-cell>
              <table:table-cell office:value-type="float" office:value="0.786375820636749">
                <text:p>0.78637582063674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.6586027145386">
                <text:p>11.6586027145386</text:p>
              </table:table-cell>
              <table:table-cell office:value-type="float" office:value="0.778950333595276">
                <text:p>0.7789503335952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.7292594909668">
                <text:p>11.7292594909668</text:p>
              </table:table-cell>
              <table:table-cell office:value-type="float" office:value="0.771407663822174">
                <text:p>0.77140766382217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.799919128418">
                <text:p>11.799919128418</text:p>
              </table:table-cell>
              <table:table-cell office:value-type="float" office:value="0.763829588890076">
                <text:p>0.7638295888900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.8705759048462">
                <text:p>11.8705759048462</text:p>
              </table:table-cell>
              <table:table-cell office:value-type="float" office:value="0.756216824054718">
                <text:p>0.7562168240547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.941234588623">
                <text:p>11.941234588623</text:p>
              </table:table-cell>
              <table:table-cell office:value-type="float" office:value="0.748568832874298">
                <text:p>0.7485688328742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.0118942260742">
                <text:p>12.0118942260742</text:p>
              </table:table-cell>
              <table:table-cell office:value-type="float" office:value="0.74088579416275">
                <text:p>0.740885794162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.0825510025024">
                <text:p>12.0825510025024</text:p>
              </table:table-cell>
              <table:table-cell office:value-type="float" office:value="0.733168125152588">
                <text:p>0.73316812515258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.1532096862793">
                <text:p>12.1532096862793</text:p>
              </table:table-cell>
              <table:table-cell office:value-type="float" office:value="0.725181758403778">
                <text:p>0.72518175840377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.2238674163818">
                <text:p>12.2238674163818</text:p>
              </table:table-cell>
              <table:table-cell office:value-type="float" office:value="0.716928362846375">
                <text:p>0.7169283628463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.2945261001587">
                <text:p>12.2945261001587</text:p>
              </table:table-cell>
              <table:table-cell office:value-type="float" office:value="0.708624243736267">
                <text:p>0.7086242437362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.3651828765869">
                <text:p>12.3651828765869</text:p>
              </table:table-cell>
              <table:table-cell office:value-type="float" office:value="0.700269997119904">
                <text:p>0.70026999711990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.4358425140381">
                <text:p>12.4358425140381</text:p>
              </table:table-cell>
              <table:table-cell office:value-type="float" office:value="0.691865205764771">
                <text:p>0.6918652057647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.5065011978149">
                <text:p>12.5065011978149</text:p>
              </table:table-cell>
              <table:table-cell office:value-type="float" office:value="0.683409988880158">
                <text:p>0.6834099888801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.5771579742432">
                <text:p>12.5771579742432</text:p>
              </table:table-cell>
              <table:table-cell office:value-type="float" office:value="0.674904823303223">
                <text:p>0.6749048233032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.6478176116943">
                <text:p>12.6478176116943</text:p>
              </table:table-cell>
              <table:table-cell office:value-type="float" office:value="0.666201770305634">
                <text:p>0.6662017703056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.7184743881226">
                <text:p>12.7184743881226</text:p>
              </table:table-cell>
              <table:table-cell office:value-type="float" office:value="0.656874656677246">
                <text:p>0.65687465667724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.7891330718994">
                <text:p>12.7891330718994</text:p>
              </table:table-cell>
              <table:table-cell office:value-type="float" office:value="0.647484600543976">
                <text:p>0.6474846005439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.859790802002">
                <text:p>12.859790802002</text:p>
              </table:table-cell>
              <table:table-cell office:value-type="float" office:value="0.63803243637085">
                <text:p>0.638032436370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.9304494857788">
                <text:p>12.9304494857788</text:p>
              </table:table-cell>
              <table:table-cell office:value-type="float" office:value="0.628517687320709">
                <text:p>0.6285176873207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.0011081695557">
                <text:p>13.0011081695557</text:p>
              </table:table-cell>
              <table:table-cell office:value-type="float" office:value="0.618940412998199">
                <text:p>0.61894041299819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.0717658996582">
                <text:p>13.0717658996582</text:p>
              </table:table-cell>
              <table:table-cell office:value-type="float" office:value="0.609301269054413">
                <text:p>0.6093012690544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.1424245834351">
                <text:p>13.1424245834351</text:p>
              </table:table-cell>
              <table:table-cell office:value-type="float" office:value="0.599599659442902">
                <text:p>0.5995996594429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.2130813598633">
                <text:p>13.2130813598633</text:p>
              </table:table-cell>
              <table:table-cell office:value-type="float" office:value="0.588912665843964">
                <text:p>0.5889126658439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.2837409973145">
                <text:p>13.2837409973145</text:p>
              </table:table-cell>
              <table:table-cell office:value-type="float" office:value="0.57798433303833">
                <text:p>0.577984333038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.3543977737427">
                <text:p>13.3543977737427</text:p>
              </table:table-cell>
              <table:table-cell office:value-type="float" office:value="0.566980302333832">
                <text:p>0.5669803023338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.4250564575195">
                <text:p>13.4250564575195</text:p>
              </table:table-cell>
              <table:table-cell office:value-type="float" office:value="0.555900156497955">
                <text:p>0.5559001564979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3.4957160949707">
                <text:p>13.4957160949707</text:p>
              </table:table-cell>
              <table:table-cell office:value-type="float" office:value="0.544743955135345">
                <text:p>0.54474395513534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3.5663728713989">
                <text:p>13.5663728713989</text:p>
              </table:table-cell>
              <table:table-cell office:value-type="float" office:value="0.533512532711029">
                <text:p>0.53351253271102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.6370315551758">
                <text:p>13.6370315551758</text:p>
              </table:table-cell>
              <table:table-cell office:value-type="float" office:value="0.522205233573914">
                <text:p>0.5222052335739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.7076892852783">
                <text:p>13.7076892852783</text:p>
              </table:table-cell>
              <table:table-cell office:value-type="float" office:value="0.510207831859589">
                <text:p>0.51020783185958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.7783479690552">
                <text:p>13.7783479690552</text:p>
              </table:table-cell>
              <table:table-cell office:value-type="float" office:value="0.49729797244072">
                <text:p>0.4972979724407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.8490047454834">
                <text:p>13.8490047454834</text:p>
              </table:table-cell>
              <table:table-cell office:value-type="float" office:value="0.484294831752777">
                <text:p>0.48429483175277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.9196634292603">
                <text:p>13.9196634292603</text:p>
              </table:table-cell>
              <table:table-cell office:value-type="float" office:value="0.471197843551636">
                <text:p>0.4711978435516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.9903230667114">
                <text:p>13.9903230667114</text:p>
              </table:table-cell>
              <table:table-cell office:value-type="float" office:value="0.457944333553314">
                <text:p>0.4579443335533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.0609798431396">
                <text:p>14.0609798431396</text:p>
              </table:table-cell>
              <table:table-cell office:value-type="float" office:value="0.444516152143478">
                <text:p>0.44451615214347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.1316385269165">
                <text:p>14.1316385269165</text:p>
              </table:table-cell>
              <table:table-cell office:value-type="float" office:value="0.43097648024559">
                <text:p>0.4309764802455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.202296257019">
                <text:p>14.202296257019</text:p>
              </table:table-cell>
              <table:table-cell office:value-type="float" office:value="0.417325735092163">
                <text:p>0.41732573509216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.2729549407959">
                <text:p>14.2729549407959</text:p>
              </table:table-cell>
              <table:table-cell office:value-type="float" office:value="0.401529580354691">
                <text:p>0.40152958035469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.3436136245728">
                <text:p>14.3436136245728</text:p>
              </table:table-cell>
              <table:table-cell office:value-type="float" office:value="0.385428458452225">
                <text:p>0.3854284584522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.4142713546753">
                <text:p>14.4142713546753</text:p>
              </table:table-cell>
              <table:table-cell office:value-type="float" office:value="0.369174212217331">
                <text:p>0.36917421221733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.4849300384521">
                <text:p>14.4849300384521</text:p>
              </table:table-cell>
              <table:table-cell office:value-type="float" office:value="0.352766692638397">
                <text:p>0.35276669263839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.5555868148804">
                <text:p>14.5555868148804</text:p>
              </table:table-cell>
              <table:table-cell office:value-type="float" office:value="0.336206585168838">
                <text:p>0.3362065851688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.6262464523315">
                <text:p>14.6262464523315</text:p>
              </table:table-cell>
              <table:table-cell office:value-type="float" office:value="0.31949320435524">
                <text:p>0.319493204355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.6969032287598">
                <text:p>14.6969032287598</text:p>
              </table:table-cell>
              <table:table-cell office:value-type="float" office:value="0.302627176046371">
                <text:p>0.30262717604637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.7675619125366">
                <text:p>14.7675619125366</text:p>
              </table:table-cell>
              <table:table-cell office:value-type="float" office:value="0.284632503986359">
                <text:p>0.28463250398635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.8382215499878">
                <text:p>14.8382215499878</text:p>
              </table:table-cell>
              <table:table-cell office:value-type="float" office:value="0.264675199985504">
                <text:p>0.26467519998550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.908878326416">
                <text:p>14.908878326416</text:p>
              </table:table-cell>
              <table:table-cell office:value-type="float" office:value="0.244536459445953">
                <text:p>0.24453645944595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.9795370101929">
                <text:p>14.9795370101929</text:p>
              </table:table-cell>
              <table:table-cell office:value-type="float" office:value="0.224216014146805">
                <text:p>0.2242160141468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.0501947402954">
                <text:p>15.0501947402954</text:p>
              </table:table-cell>
              <table:table-cell office:value-type="float" office:value="0.20371475815773">
                <text:p>0.2037147581577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.1208534240723">
                <text:p>15.1208534240723</text:p>
              </table:table-cell>
              <table:table-cell office:value-type="float" office:value="0.183031424880028">
                <text:p>0.18303142488002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.1915102005005">
                <text:p>15.1915102005005</text:p>
              </table:table-cell>
              <table:table-cell office:value-type="float" office:value="0.162167951464653">
                <text:p>0.1621679514646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.2621698379517">
                <text:p>15.2621698379517</text:p>
              </table:table-cell>
              <table:table-cell office:value-type="float" office:value="0.141123086214066">
                <text:p>0.14112308621406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.3328285217285">
                <text:p>15.3328285217285</text:p>
              </table:table-cell>
              <table:table-cell office:value-type="float" office:value="0.103117719292641">
                <text:p>0.10311771929264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.4034852981567">
                <text:p>15.4034852981567</text:p>
              </table:table-cell>
              <table:table-cell office:value-type="float" office:value="0.0565552525222302">
                <text:p>0.056555252522230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.4741449356079">
                <text:p>15.4741449356079</text:p>
              </table:table-cell>
              <table:table-cell office:value-type="float" office:value="0.00813376717269421">
                <text:p>0.0081337671726942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.5448017120361">
                <text:p>15.5448017120361</text:p>
              </table:table-cell>
              <table:table-cell office:value-type="float" office:value="-0.0421409942209721">
                <text:p>-0.042140994220972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.615460395813">
                <text:p>15.615460395813</text:p>
              </table:table-cell>
              <table:table-cell office:value-type="float" office:value="-0.0942693650722504">
                <text:p>-0.09426936507225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.6861181259155">
                <text:p>15.6861181259155</text:p>
              </table:table-cell>
              <table:table-cell office:value-type="float" office:value="-0.148244589567184">
                <text:p>-0.1482445895671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.7567768096924">
                <text:p>15.7567768096924</text:p>
              </table:table-cell>
              <table:table-cell office:value-type="float" office:value="-0.201769024133682">
                <text:p>-0.20176902413368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.8274354934692">
                <text:p>15.8274354934692</text:p>
              </table:table-cell>
              <table:table-cell office:value-type="float" office:value="-0.251934230327606">
                <text:p>-0.25193423032760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.8980932235718">
                <text:p>15.8980932235718</text:p>
              </table:table-cell>
              <table:table-cell office:value-type="float" office:value="-0.285720229148865">
                <text:p>-0.28572022914886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.9687519073486">
                <text:p>15.9687519073486</text:p>
              </table:table-cell>
              <table:table-cell office:value-type="float" office:value="-0.308733016252518">
                <text:p>-0.30873301625251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6.0394096374512">
                <text:p>16.0394096374512</text:p>
              </table:table-cell>
              <table:table-cell office:value-type="float" office:value="-0.331449776887894">
                <text:p>-0.33144977688789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.1100673675537">
                <text:p>16.1100673675537</text:p>
              </table:table-cell>
              <table:table-cell office:value-type="float" office:value="-0.353364080190659">
                <text:p>-0.35336408019065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.1807250976563">
                <text:p>16.1807250976563</text:p>
              </table:table-cell>
              <table:table-cell office:value-type="float" office:value="-0.374522924423218">
                <text:p>-0.3745229244232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.2513847351074">
                <text:p>16.2513847351074</text:p>
              </table:table-cell>
              <table:table-cell office:value-type="float" office:value="-0.396953344345093">
                <text:p>-0.39695334434509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.32204246521">
                <text:p>16.32204246521</text:p>
              </table:table-cell>
              <table:table-cell office:value-type="float" office:value="-0.423154711723328">
                <text:p>-0.42315471172332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.3927001953125">
                <text:p>16.3927001953125</text:p>
              </table:table-cell>
              <table:table-cell office:value-type="float" office:value="-0.455317497253418">
                <text:p>-0.45531749725341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6.4633598327637">
                <text:p>16.4633598327637</text:p>
              </table:table-cell>
              <table:table-cell office:value-type="float" office:value="-0.524395704269409">
                <text:p>-0.52439570426940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6.5340156555176">
                <text:p>16.5340156555176</text:p>
              </table:table-cell>
              <table:table-cell office:value-type="float" office:value="-0.572766065597534">
                <text:p>-0.57276606559753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.6046752929687">
                <text:p>16.6046752929687</text:p>
              </table:table-cell>
              <table:table-cell office:value-type="float" office:value="-0.620289444923401">
                <text:p>-0.62028944492340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.6753349304199">
                <text:p>16.6753349304199</text:p>
              </table:table-cell>
              <table:table-cell office:value-type="float" office:value="-0.661748766899109">
                <text:p>-0.66174876689910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.7459907531738">
                <text:p>16.7459907531738</text:p>
              </table:table-cell>
              <table:table-cell office:value-type="float" office:value="-0.670809209346771">
                <text:p>-0.6708092093467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.816650390625">
                <text:p>16.816650390625</text:p>
              </table:table-cell>
              <table:table-cell office:value-type="float" office:value="-0.670829772949219">
                <text:p>-0.67082977294921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.8873081207275">
                <text:p>16.8873081207275</text:p>
              </table:table-cell>
              <table:table-cell office:value-type="float" office:value="-0.663855075836182">
                <text:p>-0.6638550758361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.9579658508301">
                <text:p>16.9579658508301</text:p>
              </table:table-cell>
              <table:table-cell office:value-type="float" office:value="-0.574889898300171">
                <text:p>-0.57488989830017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7.0286235809326">
                <text:p>17.0286235809326</text:p>
              </table:table-cell>
              <table:table-cell office:value-type="float" office:value="-0.556840419769287">
                <text:p>-0.55684041976928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7.0992832183838">
                <text:p>17.0992832183838</text:p>
              </table:table-cell>
              <table:table-cell office:value-type="float" office:value="-0.534713864326477">
                <text:p>-0.53471386432647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7.1699409484863">
                <text:p>17.1699409484863</text:p>
              </table:table-cell>
              <table:table-cell office:value-type="float" office:value="-0.508497476577759">
                <text:p>-0.50849747657775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7.2405986785889">
                <text:p>17.2405986785889</text:p>
              </table:table-cell>
              <table:table-cell office:value-type="float" office:value="-0.478183954954147">
                <text:p>-0.47818395495414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7.31125831604">
                <text:p>17.31125831604</text:p>
              </table:table-cell>
              <table:table-cell office:value-type="float" office:value="-0.45581978559494">
                <text:p>-0.4558197855949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7.3819141387939">
                <text:p>17.3819141387939</text:p>
              </table:table-cell>
              <table:table-cell office:value-type="float" office:value="-0.436448127031326">
                <text:p>-0.43644812703132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7.4525737762451">
                <text:p>17.4525737762451</text:p>
              </table:table-cell>
              <table:table-cell office:value-type="float" office:value="-0.421066731214523">
                <text:p>-0.42106673121452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.5232315063477">
                <text:p>17.5232315063477</text:p>
              </table:table-cell>
              <table:table-cell office:value-type="float" office:value="-0.409692317247391">
                <text:p>-0.40969231724739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7.5938892364502">
                <text:p>17.5938892364502</text:p>
              </table:table-cell>
              <table:table-cell office:value-type="float" office:value="-0.400251835584641">
                <text:p>-0.40025183558464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7.6645488739014">
                <text:p>17.6645488739014</text:p>
              </table:table-cell>
              <table:table-cell office:value-type="float" office:value="-0.38455992937088">
                <text:p>-0.3845599293708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7.7352066040039">
                <text:p>17.7352066040039</text:p>
              </table:table-cell>
              <table:table-cell office:value-type="float" office:value="-0.370940357446671">
                <text:p>-0.37094035744667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7.8058643341064">
                <text:p>17.8058643341064</text:p>
              </table:table-cell>
              <table:table-cell office:value-type="float" office:value="-0.359399974346161">
                <text:p>-0.35939997434616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7.876522064209">
                <text:p>17.876522064209</text:p>
              </table:table-cell>
              <table:table-cell office:value-type="float" office:value="-0.349946081638336">
                <text:p>-0.34994608163833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7.9471817016602">
                <text:p>17.9471817016602</text:p>
              </table:table-cell>
              <table:table-cell office:value-type="float" office:value="-0.339990615844727">
                <text:p>-0.33999061584472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8.0178375244141">
                <text:p>18.0178375244141</text:p>
              </table:table-cell>
              <table:table-cell office:value-type="float" office:value="-0.32935044169426">
                <text:p>-0.3293504416942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8.0884971618652">
                <text:p>18.0884971618652</text:p>
              </table:table-cell>
              <table:table-cell office:value-type="float" office:value="-0.316970020532608">
                <text:p>-0.31697002053260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8.1591567993164">
                <text:p>18.1591567993164</text:p>
              </table:table-cell>
              <table:table-cell office:value-type="float" office:value="-0.306019753217697">
                <text:p>-0.30601975321769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8.2298126220703">
                <text:p>18.2298126220703</text:p>
              </table:table-cell>
              <table:table-cell office:value-type="float" office:value="-0.296445459127426">
                <text:p>-0.29644545912742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8.3004722595215">
                <text:p>18.3004722595215</text:p>
              </table:table-cell>
              <table:table-cell office:value-type="float" office:value="-0.287376403808594">
                <text:p>-0.28737640380859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8.371129989624">
                <text:p>18.371129989624</text:p>
              </table:table-cell>
              <table:table-cell office:value-type="float" office:value="-0.279527246952057">
                <text:p>-0.27952724695205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8.4417877197266">
                <text:p>18.4417877197266</text:p>
              </table:table-cell>
              <table:table-cell office:value-type="float" office:value="-0.272194147109985">
                <text:p>-0.27219414710998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8.5124454498291">
                <text:p>18.5124454498291</text:p>
              </table:table-cell>
              <table:table-cell office:value-type="float" office:value="-0.264818251132965">
                <text:p>-0.26481825113296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8.5831050872803">
                <text:p>18.5831050872803</text:p>
              </table:table-cell>
              <table:table-cell office:value-type="float" office:value="-0.258489280939102">
                <text:p>-0.25848928093910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8.6537628173828">
                <text:p>18.6537628173828</text:p>
              </table:table-cell>
              <table:table-cell office:value-type="float" office:value="-0.253113001585007">
                <text:p>-0.25311300158500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8.7244205474854">
                <text:p>18.7244205474854</text:p>
              </table:table-cell>
              <table:table-cell office:value-type="float" office:value="-0.24847811460495">
                <text:p>-0.2484781146049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8.7950801849365">
                <text:p>18.7950801849365</text:p>
              </table:table-cell>
              <table:table-cell office:value-type="float" office:value="-0.244586184620857">
                <text:p>-0.24458618462085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8.8657360076904">
                <text:p>18.8657360076904</text:p>
              </table:table-cell>
              <table:table-cell office:value-type="float" office:value="-0.241440609097481">
                <text:p>-0.24144060909748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8.9363956451416">
                <text:p>18.9363956451416</text:p>
              </table:table-cell>
              <table:table-cell office:value-type="float" office:value="-0.238548502326012">
                <text:p>-0.23854850232601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9.0070552825928">
                <text:p>19.0070552825928</text:p>
              </table:table-cell>
              <table:table-cell office:value-type="float" office:value="-0.233836814761162">
                <text:p>-0.23383681476116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9.0777111053467">
                <text:p>19.0777111053467</text:p>
              </table:table-cell>
              <table:table-cell office:value-type="float" office:value="-0.229636609554291">
                <text:p>-0.22963660955429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9.1483707427979">
                <text:p>19.1483707427979</text:p>
              </table:table-cell>
              <table:table-cell office:value-type="float" office:value="-0.22594977915287">
                <text:p>-0.2259497791528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9.2190284729004">
                <text:p>19.2190284729004</text:p>
              </table:table-cell>
              <table:table-cell office:value-type="float" office:value="-0.222778812050819">
                <text:p>-0.22277881205081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9.2896862030029">
                <text:p>19.2896862030029</text:p>
              </table:table-cell>
              <table:table-cell office:value-type="float" office:value="-0.219696044921875">
                <text:p>-0.2196960449218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9.3603439331055">
                <text:p>19.3603439331055</text:p>
              </table:table-cell>
              <table:table-cell office:value-type="float" office:value="-0.217030897736549">
                <text:p>-0.21703089773654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9.4310035705566">
                <text:p>19.4310035705566</text:p>
              </table:table-cell>
              <table:table-cell office:value-type="float" office:value="-0.215036183595657">
                <text:p>-0.21503618359565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9.5016613006592">
                <text:p>19.5016613006592</text:p>
              </table:table-cell>
              <table:table-cell office:value-type="float" office:value="-0.213096767663956">
                <text:p>-0.2130967676639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9.5723190307617">
                <text:p>19.5723190307617</text:p>
              </table:table-cell>
              <table:table-cell office:value-type="float" office:value="-0.211383208632469">
                <text:p>-0.21138320863246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9.6429767608643">
                <text:p>19.6429767608643</text:p>
              </table:table-cell>
              <table:table-cell office:value-type="float" office:value="-0.209695026278496">
                <text:p>-0.2096950262784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9.7136344909668">
                <text:p>19.7136344909668</text:p>
              </table:table-cell>
              <table:table-cell office:value-type="float" office:value="-0.208119437098503">
                <text:p>-0.20811943709850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9.784294128418">
                <text:p>19.784294128418</text:p>
              </table:table-cell>
              <table:table-cell office:value-type="float" office:value="-0.206997156143188">
                <text:p>-0.20699715614318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9.8549499511719">
                <text:p>19.8549499511719</text:p>
              </table:table-cell>
              <table:table-cell office:value-type="float" office:value="-0.206330373883247">
                <text:p>-0.20633037388324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9.925609588623">
                <text:p>19.925609588623</text:p>
              </table:table-cell>
              <table:table-cell office:value-type="float" office:value="-0.206121012568474">
                <text:p>-0.20612101256847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9.9962692260742">
                <text:p>19.9962692260742</text:p>
              </table:table-cell>
              <table:table-cell office:value-type="float" office:value="-0.20591014623642">
                <text:p>-0.2059101462364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0.0669250488281">
                <text:p>20.0669250488281</text:p>
              </table:table-cell>
              <table:table-cell office:value-type="float" office:value="-0.205625221133232">
                <text:p>-0.20562522113323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0.1375846862793">
                <text:p>20.1375846862793</text:p>
              </table:table-cell>
              <table:table-cell office:value-type="float" office:value="-0.204443588852882">
                <text:p>-0.20444358885288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.2082424163818">
                <text:p>20.2082424163818</text:p>
              </table:table-cell>
              <table:table-cell office:value-type="float" office:value="-0.202840283513069">
                <text:p>-0.20284028351306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0.2789001464844">
                <text:p>20.2789001464844</text:p>
              </table:table-cell>
              <table:table-cell office:value-type="float" office:value="-0.201513037085533">
                <text:p>-0.2015130370855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0.3495578765869">
                <text:p>20.3495578765869</text:p>
              </table:table-cell>
              <table:table-cell office:value-type="float" office:value="-0.200395703315735">
                <text:p>-0.20039570331573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0.4202175140381">
                <text:p>20.4202175140381</text:p>
              </table:table-cell>
              <table:table-cell office:value-type="float" office:value="-0.198551759123802">
                <text:p>-0.19855175912380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0.4908752441406">
                <text:p>20.4908752441406</text:p>
              </table:table-cell>
              <table:table-cell office:value-type="float" office:value="-0.197017803788185">
                <text:p>-0.19701780378818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0.5615329742432">
                <text:p>20.5615329742432</text:p>
              </table:table-cell>
              <table:table-cell office:value-type="float" office:value="-0.195795342326164">
                <text:p>-0.19579534232616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0.6321926116943">
                <text:p>20.6321926116943</text:p>
              </table:table-cell>
              <table:table-cell office:value-type="float" office:value="-0.194885641336441">
                <text:p>-0.19488564133644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.7028484344482">
                <text:p>20.7028484344482</text:p>
              </table:table-cell>
              <table:table-cell office:value-type="float" office:value="-0.194289118051529">
                <text:p>-0.19428911805152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0.7735080718994">
                <text:p>20.7735080718994</text:p>
              </table:table-cell>
              <table:table-cell office:value-type="float" office:value="-0.192884206771851">
                <text:p>-0.19288420677185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0.844165802002">
                <text:p>20.844165802002</text:p>
              </table:table-cell>
              <table:table-cell office:value-type="float" office:value="-0.191218167543411">
                <text:p>-0.1912181675434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0.9148235321045">
                <text:p>20.9148235321045</text:p>
              </table:table-cell>
              <table:table-cell office:value-type="float" office:value="-0.189848229289055">
                <text:p>-0.18984822928905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0.9854831695557">
                <text:p>20.9854831695557</text:p>
              </table:table-cell>
              <table:table-cell office:value-type="float" office:value="-0.188774734735489">
                <text:p>-0.18877473473548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1.0561408996582">
                <text:p>21.0561408996582</text:p>
              </table:table-cell>
              <table:table-cell office:value-type="float" office:value="-0.187999084591866">
                <text:p>-0.18799908459186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1.1267986297607">
                <text:p>21.1267986297607</text:p>
              </table:table-cell>
              <table:table-cell office:value-type="float" office:value="-0.187428966164589">
                <text:p>-0.18742896616458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1.1974563598633">
                <text:p>21.1974563598633</text:p>
              </table:table-cell>
              <table:table-cell office:value-type="float" office:value="-0.186567440629005">
                <text:p>-0.18656744062900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1.2681159973145">
                <text:p>21.2681159973145</text:p>
              </table:table-cell>
              <table:table-cell office:value-type="float" office:value="-0.186041742563248">
                <text:p>-0.18604174256324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1.338773727417">
                <text:p>21.338773727417</text:p>
              </table:table-cell>
              <table:table-cell office:value-type="float" office:value="-0.18585304915905">
                <text:p>-0.1858530491590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1.4094314575195">
                <text:p>21.4094314575195</text:p>
              </table:table-cell>
              <table:table-cell office:value-type="float" office:value="-0.186002895236015">
                <text:p>-0.18600289523601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1.4800910949707">
                <text:p>21.4800910949707</text:p>
              </table:table-cell>
              <table:table-cell office:value-type="float" office:value="-0.186491698026657">
                <text:p>-0.18649169802665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1.5507469177246">
                <text:p>21.5507469177246</text:p>
              </table:table-cell>
              <table:table-cell office:value-type="float" office:value="-0.186834588646889">
                <text:p>-0.18683458864688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1.6214065551758">
                <text:p>21.6214065551758</text:p>
              </table:table-cell>
              <table:table-cell office:value-type="float" office:value="-0.186585068702698">
                <text:p>-0.18658506870269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1.6920642852783">
                <text:p>21.6920642852783</text:p>
              </table:table-cell>
              <table:table-cell office:value-type="float" office:value="-0.185758471488953">
                <text:p>-0.18575847148895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1.7627220153809">
                <text:p>21.7627220153809</text:p>
              </table:table-cell>
              <table:table-cell office:value-type="float" office:value="-0.185094684362412">
                <text:p>-0.1850946843624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1.833381652832">
                <text:p>21.833381652832</text:p>
              </table:table-cell>
              <table:table-cell office:value-type="float" office:value="-0.184594556689262">
                <text:p>-0.18459455668926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1.9040393829346">
                <text:p>21.9040393829346</text:p>
              </table:table-cell>
              <table:table-cell office:value-type="float" office:value="-0.184257909655571">
                <text:p>-0.18425790965557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1.9746971130371">
                <text:p>21.9746971130371</text:p>
              </table:table-cell>
              <table:table-cell office:value-type="float" office:value="-0.183630496263504">
                <text:p>-0.18363049626350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2.0453567504883">
                <text:p>22.0453567504883</text:p>
              </table:table-cell>
              <table:table-cell office:value-type="float" office:value="-0.182995706796646">
                <text:p>-0.18299570679664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2.1160144805908">
                <text:p>22.1160144805908</text:p>
              </table:table-cell>
              <table:table-cell office:value-type="float" office:value="-0.182540699839592">
                <text:p>-0.18254069983959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2.1866722106934">
                <text:p>22.1866722106934</text:p>
              </table:table-cell>
              <table:table-cell office:value-type="float" office:value="-0.182265371084213">
                <text:p>-0.18226537108421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2.2573299407959">
                <text:p>22.2573299407959</text:p>
              </table:table-cell>
              <table:table-cell office:value-type="float" office:value="-0.182170644402504">
                <text:p>-0.18217064440250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2.3279876708984">
                <text:p>22.3279876708984</text:p>
              </table:table-cell>
              <table:table-cell office:value-type="float" office:value="-0.182257413864136">
                <text:p>-0.18225741386413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2.398645401001">
                <text:p>22.398645401001</text:p>
              </table:table-cell>
              <table:table-cell office:value-type="float" office:value="-0.181967377662659">
                <text:p>-0.18196737766265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2.4693050384521">
                <text:p>22.4693050384521</text:p>
              </table:table-cell>
              <table:table-cell office:value-type="float" office:value="-0.181780114769936">
                <text:p>-0.18178011476993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2.5399627685547">
                <text:p>22.5399627685547</text:p>
              </table:table-cell>
              <table:table-cell office:value-type="float" office:value="-0.181842148303986">
                <text:p>-0.18184214830398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2.6106204986572">
                <text:p>22.6106204986572</text:p>
              </table:table-cell>
              <table:table-cell office:value-type="float" office:value="-0.182004660367966">
                <text:p>-0.18200466036796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2.6812801361084">
                <text:p>22.6812801361084</text:p>
              </table:table-cell>
              <table:table-cell office:value-type="float" office:value="-0.18225871026516">
                <text:p>-0.182258710265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2.7519378662109">
                <text:p>22.7519378662109</text:p>
              </table:table-cell>
              <table:table-cell office:value-type="float" office:value="-0.182604596018791">
                <text:p>-0.18260459601879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2.8225955963135">
                <text:p>22.8225955963135</text:p>
              </table:table-cell>
              <table:table-cell office:value-type="float" office:value="-0.182409584522247">
                <text:p>-0.18240958452224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2.893253326416">
                <text:p>22.893253326416</text:p>
              </table:table-cell>
              <table:table-cell office:value-type="float" office:value="-0.182163327932358">
                <text:p>-0.18216332793235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2.9639110565186">
                <text:p>22.9639110565186</text:p>
              </table:table-cell>
              <table:table-cell office:value-type="float" office:value="-0.182053178548813">
                <text:p>-0.18205317854881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3.0345706939697">
                <text:p>23.0345706939697</text:p>
              </table:table-cell>
              <table:table-cell office:value-type="float" office:value="-0.182079821825027">
                <text:p>-0.18207982182502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3.1052284240723">
                <text:p>23.1052284240723</text:p>
              </table:table-cell>
              <table:table-cell office:value-type="float" office:value="-0.182243183255196">
                <text:p>-0.18224318325519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3.1758861541748">
                <text:p>23.1758861541748</text:p>
              </table:table-cell>
              <table:table-cell office:value-type="float" office:value="-0.182543933391571">
                <text:p>-0.18254393339157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3.2465438842773">
                <text:p>23.2465438842773</text:p>
              </table:table-cell>
              <table:table-cell office:value-type="float" office:value="-0.182608976960182">
                <text:p>-0.18260897696018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3.3172035217285">
                <text:p>23.3172035217285</text:p>
              </table:table-cell>
              <table:table-cell office:value-type="float" office:value="-0.182694405317307">
                <text:p>-0.18269440531730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3.3878612518311">
                <text:p>23.3878612518311</text:p>
              </table:table-cell>
              <table:table-cell office:value-type="float" office:value="-0.182951733469963">
                <text:p>-0.18295173346996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3.4585189819336">
                <text:p>23.4585189819336</text:p>
              </table:table-cell>
              <table:table-cell office:value-type="float" office:value="-0.183381721377373">
                <text:p>-0.18338172137737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3.5291786193848">
                <text:p>23.5291786193848</text:p>
              </table:table-cell>
              <table:table-cell office:value-type="float" office:value="-0.183985114097595">
                <text:p>-0.18398511409759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3.5998363494873">
                <text:p>23.5998363494873</text:p>
              </table:table-cell>
              <table:table-cell office:value-type="float" office:value="-0.184761956334114">
                <text:p>-0.18476195633411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3.6704940795898">
                <text:p>23.6704940795898</text:p>
              </table:table-cell>
              <table:table-cell office:value-type="float" office:value="-0.185360014438629">
                <text:p>-0.18536001443862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3.7411518096924">
                <text:p>23.7411518096924</text:p>
              </table:table-cell>
              <table:table-cell office:value-type="float" office:value="-0.185835376381874">
                <text:p>-0.18583537638187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3.8118095397949">
                <text:p>23.8118095397949</text:p>
              </table:table-cell>
              <table:table-cell office:value-type="float" office:value="-0.186403900384903">
                <text:p>-0.18640390038490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3.8824672698975">
                <text:p>23.8824672698975</text:p>
              </table:table-cell>
              <table:table-cell office:value-type="float" office:value="-0.187066078186035">
                <text:p>-0.18706607818603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3.9531269073486">
                <text:p>23.9531269073486</text:p>
              </table:table-cell>
              <table:table-cell office:value-type="float" office:value="-0.187822178006172">
                <text:p>-0.18782217800617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4.0237846374512">
                <text:p>24.0237846374512</text:p>
              </table:table-cell>
              <table:table-cell office:value-type="float" office:value="-0.188672721385956">
                <text:p>-0.18867272138595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4.0944423675537">
                <text:p>24.0944423675537</text:p>
              </table:table-cell>
              <table:table-cell office:value-type="float" office:value="-0.189617514610291">
                <text:p>-0.18961751461029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4.1651000976562">
                <text:p>24.1651000976562</text:p>
              </table:table-cell>
              <table:table-cell office:value-type="float" office:value="-0.190174728631973">
                <text:p>-0.19017472863197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4.2357597351074">
                <text:p>24.2357597351074</text:p>
              </table:table-cell>
              <table:table-cell office:value-type="float" office:value="-0.190791368484497">
                <text:p>-0.19079136848449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4.30641746521">
                <text:p>24.30641746521</text:p>
              </table:table-cell>
              <table:table-cell office:value-type="float" office:value="-0.191479489207268">
                <text:p>-0.19147948920726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4.3770751953125">
                <text:p>24.3770751953125</text:p>
              </table:table-cell>
              <table:table-cell office:value-type="float" office:value="-0.192239508032799">
                <text:p>-0.19223950803279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4.4477348327637">
                <text:p>24.4477348327637</text:p>
              </table:table-cell>
              <table:table-cell office:value-type="float" office:value="-0.193071633577347">
                <text:p>-0.19307163357734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4.5183925628662">
                <text:p>24.5183925628662</text:p>
              </table:table-cell>
              <table:table-cell office:value-type="float" office:value="-0.193976253271103">
                <text:p>-0.19397625327110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4.5890502929687">
                <text:p>24.5890502929687</text:p>
              </table:table-cell>
              <table:table-cell office:value-type="float" office:value="-0.194803729653358">
                <text:p>-0.19480372965335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4.6597080230713">
                <text:p>24.6597080230713</text:p>
              </table:table-cell>
              <table:table-cell office:value-type="float" office:value="-0.195329010486603">
                <text:p>-0.19532901048660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4.7303657531738">
                <text:p>24.7303657531738</text:p>
              </table:table-cell>
              <table:table-cell office:value-type="float" office:value="-0.195955157279968">
                <text:p>-0.19595515727996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4.8010234832764">
                <text:p>24.8010234832764</text:p>
              </table:table-cell>
              <table:table-cell office:value-type="float" office:value="-0.196682065725327">
                <text:p>-0.19668206572532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4.8716831207275">
                <text:p>24.8716831207275</text:p>
              </table:table-cell>
              <table:table-cell office:value-type="float" office:value="-0.197576820850372">
                <text:p>-0.19757682085037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4.9423408508301">
                <text:p>24.9423408508301</text:p>
              </table:table-cell>
              <table:table-cell office:value-type="float" office:value="-0.198680117726326">
                <text:p>-0.19868011772632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5.0129985809326">
                <text:p>25.0129985809326</text:p>
              </table:table-cell>
              <table:table-cell office:value-type="float" office:value="-0.199890106916428">
                <text:p>-0.19989010691642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5.0836582183838">
                <text:p>25.0836582183838</text:p>
              </table:table-cell>
              <table:table-cell office:value-type="float" office:value="-0.201017782092094">
                <text:p>-0.20101778209209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5.1543159484863">
                <text:p>25.1543159484863</text:p>
              </table:table-cell>
              <table:table-cell office:value-type="float" office:value="-0.202137321233749">
                <text:p>-0.20213732123374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5.2249736785889">
                <text:p>25.2249736785889</text:p>
              </table:table-cell>
              <table:table-cell office:value-type="float" office:value="-0.203346014022827">
                <text:p>-0.20334601402282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5.2956314086914">
                <text:p>25.2956314086914</text:p>
              </table:table-cell>
              <table:table-cell office:value-type="float" office:value="-0.204643785953522">
                <text:p>-0.20464378595352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5.3662910461426">
                <text:p>25.3662910461426</text:p>
              </table:table-cell>
              <table:table-cell office:value-type="float" office:value="-0.206030994653702">
                <text:p>-0.20603099465370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5.4369487762451">
                <text:p>25.4369487762451</text:p>
              </table:table-cell>
              <table:table-cell office:value-type="float" office:value="-0.207508012652397">
                <text:p>-0.20750801265239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5.5076065063477">
                <text:p>25.5076065063477</text:p>
              </table:table-cell>
              <table:table-cell office:value-type="float" office:value="-0.209074780344963">
                <text:p>-0.20907478034496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5.5782642364502">
                <text:p>25.5782642364502</text:p>
              </table:table-cell>
              <table:table-cell office:value-type="float" office:value="-0.210581541061401">
                <text:p>-0.21058154106140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5.6489219665527">
                <text:p>25.6489219665527</text:p>
              </table:table-cell>
              <table:table-cell office:value-type="float" office:value="-0.212077558040619">
                <text:p>-0.21207755804061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5.7195816040039">
                <text:p>25.7195816040039</text:p>
              </table:table-cell>
              <table:table-cell office:value-type="float" office:value="-0.213640093803406">
                <text:p>-0.21364009380340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5.7902393341064">
                <text:p>25.7902393341064</text:p>
              </table:table-cell>
              <table:table-cell office:value-type="float" office:value="-0.215269073843956">
                <text:p>-0.21526907384395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5.860897064209">
                <text:p>25.860897064209</text:p>
              </table:table-cell>
              <table:table-cell office:value-type="float" office:value="-0.216964781284332">
                <text:p>-0.21696478128433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5.9315567016602">
                <text:p>25.9315567016602</text:p>
              </table:table-cell>
              <table:table-cell office:value-type="float" office:value="-0.218727543950081">
                <text:p>-0.21872754395008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6.0022144317627">
                <text:p>26.0022144317627</text:p>
              </table:table-cell>
              <table:table-cell office:value-type="float" office:value="-0.220557242631912">
                <text:p>-0.22055724263191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6.0728721618652">
                <text:p>26.0728721618652</text:p>
              </table:table-cell>
              <table:table-cell office:value-type="float" office:value="-0.222156777977943">
                <text:p>-0.22215677797794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6.1435298919678">
                <text:p>26.1435298919678</text:p>
              </table:table-cell>
              <table:table-cell office:value-type="float" office:value="-0.223679453134537">
                <text:p>-0.22367945313453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6.2141876220703">
                <text:p>26.2141876220703</text:p>
              </table:table-cell>
              <table:table-cell office:value-type="float" office:value="-0.225234642624855">
                <text:p>-0.22523464262485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6.2848472595215">
                <text:p>26.2848472595215</text:p>
              </table:table-cell>
              <table:table-cell office:value-type="float" office:value="-0.226822569966316">
                <text:p>-0.22682256996631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6.355504989624">
                <text:p>26.355504989624</text:p>
              </table:table-cell>
              <table:table-cell office:value-type="float" office:value="-0.228443250060081">
                <text:p>-0.22844325006008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6.4261627197266">
                <text:p>26.4261627197266</text:p>
              </table:table-cell>
              <table:table-cell office:value-type="float" office:value="-0.23009692132473">
                <text:p>-0.2300969213247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6.4968204498291">
                <text:p>26.4968204498291</text:p>
              </table:table-cell>
              <table:table-cell office:value-type="float" office:value="-0.231783404946327">
                <text:p>-0.23178340494632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6.5674800872803">
                <text:p>26.5674800872803</text:p>
              </table:table-cell>
              <table:table-cell office:value-type="float" office:value="-0.233288183808327">
                <text:p>-0.23328818380832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6.6381378173828">
                <text:p>26.6381378173828</text:p>
              </table:table-cell>
              <table:table-cell office:value-type="float" office:value="-0.234470367431641">
                <text:p>-0.23447036743164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6.7087955474854">
                <text:p>26.7087955474854</text:p>
              </table:table-cell>
              <table:table-cell office:value-type="float" office:value="-0.235709592700005">
                <text:p>-0.23570959270000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6.7794551849365">
                <text:p>26.7794551849365</text:p>
              </table:table-cell>
              <table:table-cell office:value-type="float" office:value="-0.23700612783432">
                <text:p>-0.2370061278343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6.8501129150391">
                <text:p>26.8501129150391</text:p>
              </table:table-cell>
              <table:table-cell office:value-type="float" office:value="-0.238360211253166">
                <text:p>-0.23836021125316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6.9207706451416">
                <text:p>26.9207706451416</text:p>
              </table:table-cell>
              <table:table-cell office:value-type="float" office:value="-0.239771738648415">
                <text:p>-0.23977173864841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6.9914283752441">
                <text:p>26.9914283752441</text:p>
              </table:table-cell>
              <table:table-cell office:value-type="float" office:value="-0.241240993142128">
                <text:p>-0.24124099314212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7.0620861053467">
                <text:p>27.0620861053467</text:p>
              </table:table-cell>
              <table:table-cell office:value-type="float" office:value="-0.242711126804352">
                <text:p>-0.24271112680435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7.1327438354492">
                <text:p>27.1327438354492</text:p>
              </table:table-cell>
              <table:table-cell office:value-type="float" office:value="-0.243882045149803">
                <text:p>-0.24388204514980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7.2034034729004">
                <text:p>27.2034034729004</text:p>
              </table:table-cell>
              <table:table-cell office:value-type="float" office:value="-0.245106682181358">
                <text:p>-0.24510668218135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7.2740612030029">
                <text:p>27.2740612030029</text:p>
              </table:table-cell>
              <table:table-cell office:value-type="float" office:value="-0.246385216712952">
                <text:p>-0.24638521671295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7.3447189331055">
                <text:p>27.3447189331055</text:p>
              </table:table-cell>
              <table:table-cell office:value-type="float" office:value="-0.247717887163162">
                <text:p>-0.24771788716316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7.4153785705566">
                <text:p>27.4153785705566</text:p>
              </table:table-cell>
              <table:table-cell office:value-type="float" office:value="-0.249104604125023">
                <text:p>-0.24910460412502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7.4860363006592">
                <text:p>27.4860363006592</text:p>
              </table:table-cell>
              <table:table-cell office:value-type="float" office:value="-0.250545561313629">
                <text:p>-0.25054556131362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7.5566940307617">
                <text:p>27.5566940307617</text:p>
              </table:table-cell>
              <table:table-cell office:value-type="float" office:value="-0.252040863037109">
                <text:p>-0.25204086303710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7.6273517608643">
                <text:p>27.6273517608643</text:p>
              </table:table-cell>
              <table:table-cell office:value-type="float" office:value="-0.253430783748627">
                <text:p>-0.25343078374862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7.6980113983154">
                <text:p>27.6980113983154</text:p>
              </table:table-cell>
              <table:table-cell office:value-type="float" office:value="-0.254689991474152">
                <text:p>-0.25468999147415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7.768669128418">
                <text:p>27.768669128418</text:p>
              </table:table-cell>
              <table:table-cell office:value-type="float" office:value="-0.256011366844177">
                <text:p>-0.25601136684417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7.8393268585205">
                <text:p>27.8393268585205</text:p>
              </table:table-cell>
              <table:table-cell office:value-type="float" office:value="-0.257395148277283">
                <text:p>-0.25739514827728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7.909984588623">
                <text:p>27.909984588623</text:p>
              </table:table-cell>
              <table:table-cell office:value-type="float" office:value="-0.258841305971146">
                <text:p>-0.25884130597114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7.9806423187256">
                <text:p>27.9806423187256</text:p>
              </table:table-cell>
              <table:table-cell office:value-type="float" office:value="-0.260350078344345">
                <text:p>-0.26035007834434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8.0513019561768">
                <text:p>28.0513019561768</text:p>
              </table:table-cell>
              <table:table-cell office:value-type="float" office:value="-0.261921584606171">
                <text:p>-0.26192158460617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8.1219596862793">
                <text:p>28.1219596862793</text:p>
              </table:table-cell>
              <table:table-cell office:value-type="float" office:value="-0.263555914163589">
                <text:p>-0.26355591416358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8.1926174163818">
                <text:p>28.1926174163818</text:p>
              </table:table-cell>
              <table:table-cell office:value-type="float" office:value="-0.264895051717758">
                <text:p>-0.26489505171775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8.2632751464844">
                <text:p>28.2632751464844</text:p>
              </table:table-cell>
              <table:table-cell office:value-type="float" office:value="-0.266227006912231">
                <text:p>-0.26622700691223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8.3339347839355">
                <text:p>28.3339347839355</text:p>
              </table:table-cell>
              <table:table-cell office:value-type="float" office:value="-0.267613440752029">
                <text:p>-0.26761344075202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8.4045925140381">
                <text:p>28.4045925140381</text:p>
              </table:table-cell>
              <table:table-cell office:value-type="float" office:value="-0.269054412841797">
                <text:p>-0.26905441284179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8.4752502441406">
                <text:p>28.4752502441406</text:p>
              </table:table-cell>
              <table:table-cell office:value-type="float" office:value="-0.270549982786179">
                <text:p>-0.27054998278617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8.5459079742432">
                <text:p>28.5459079742432</text:p>
              </table:table-cell>
              <table:table-cell office:value-type="float" office:value="-0.272100359201431">
                <text:p>-0.27210035920143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8.6165676116943">
                <text:p>28.6165676116943</text:p>
              </table:table-cell>
              <table:table-cell office:value-type="float" office:value="-0.273705542087555">
                <text:p>-0.27370554208755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8.6872253417969">
                <text:p>28.6872253417969</text:p>
              </table:table-cell>
              <table:table-cell office:value-type="float" office:value="-0.27529039978981">
                <text:p>-0.2752903997898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8.7578830718994">
                <text:p>28.7578830718994</text:p>
              </table:table-cell>
              <table:table-cell office:value-type="float" office:value="-0.276467084884644">
                <text:p>-0.27646708488464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8.828540802002">
                <text:p>28.828540802002</text:p>
              </table:table-cell>
              <table:table-cell office:value-type="float" office:value="-0.277586191892624">
                <text:p>-0.27758619189262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8.8991985321045">
                <text:p>28.8991985321045</text:p>
              </table:table-cell>
              <table:table-cell office:value-type="float" office:value="-0.278741121292114">
                <text:p>-0.27874112129211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8.9698581695557">
                <text:p>28.9698581695557</text:p>
              </table:table-cell>
              <table:table-cell office:value-type="float" office:value="-0.279931932687759">
                <text:p>-0.27993193268775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9.0405158996582">
                <text:p>29.0405158996582</text:p>
              </table:table-cell>
              <table:table-cell office:value-type="float" office:value="-0.281158804893494">
                <text:p>-0.28115880489349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9.1111736297607">
                <text:p>29.1111736297607</text:p>
              </table:table-cell>
              <table:table-cell office:value-type="float" office:value="-0.282421678304672">
                <text:p>-0.28242167830467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9.1818332672119">
                <text:p>29.1818332672119</text:p>
              </table:table-cell>
              <table:table-cell office:value-type="float" office:value="-0.283720672130585">
                <text:p>-0.28372067213058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9.2524909973145">
                <text:p>29.2524909973145</text:p>
              </table:table-cell>
              <table:table-cell office:value-type="float" office:value="-0.285055845975876">
                <text:p>-0.28505584597587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9.323148727417">
                <text:p>29.323148727417</text:p>
              </table:table-cell>
              <table:table-cell office:value-type="float" office:value="-0.286046713590622">
                <text:p>-0.28604671359062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9.3938064575195">
                <text:p>29.3938064575195</text:p>
              </table:table-cell>
              <table:table-cell office:value-type="float" office:value="-0.286976516246796">
                <text:p>-0.28697651624679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9.4644641876221">
                <text:p>29.4644641876221</text:p>
              </table:table-cell>
              <table:table-cell office:value-type="float" office:value="-0.287938684225082">
                <text:p>-0.28793868422508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9.5351238250732">
                <text:p>29.5351238250732</text:p>
              </table:table-cell>
              <table:table-cell office:value-type="float" office:value="-0.288933277130127">
                <text:p>-0.28893327713012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9.6057815551758">
                <text:p>29.6057815551758</text:p>
              </table:table-cell>
              <table:table-cell office:value-type="float" office:value="-0.289960294961929">
                <text:p>-0.28996029496192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9.6764392852783">
                <text:p>29.6764392852783</text:p>
              </table:table-cell>
              <table:table-cell office:value-type="float" office:value="-0.291019827127457">
                <text:p>-0.29101982712745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9.7470970153809">
                <text:p>29.7470970153809</text:p>
              </table:table-cell>
              <table:table-cell office:value-type="float" office:value="-0.292111903429031">
                <text:p>-0.29211190342903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9.817756652832">
                <text:p>29.817756652832</text:p>
              </table:table-cell>
              <table:table-cell office:value-type="float" office:value="-0.293236583471298">
                <text:p>-0.29323658347129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9.8884143829346">
                <text:p>29.8884143829346</text:p>
              </table:table-cell>
              <table:table-cell office:value-type="float" office:value="-0.294369578361511">
                <text:p>-0.29436957836151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9.9590721130371">
                <text:p>29.9590721130371</text:p>
              </table:table-cell>
              <table:table-cell office:value-type="float" office:value="-0.295491337776184">
                <text:p>-0.29549133777618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0.0297298431396">
                <text:p>30.0297298431396</text:p>
              </table:table-cell>
              <table:table-cell office:value-type="float" office:value="-0.296655982732773">
                <text:p>-0.29665598273277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0.1003894805908">
                <text:p>30.1003894805908</text:p>
              </table:table-cell>
              <table:table-cell office:value-type="float" office:value="-0.2978635430336">
                <text:p>-0.297863543033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0.1710472106934">
                <text:p>30.1710472106934</text:p>
              </table:table-cell>
              <table:table-cell office:value-type="float" office:value="-0.29911407828331">
                <text:p>-0.2991140782833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0.2417049407959">
                <text:p>30.2417049407959</text:p>
              </table:table-cell>
              <table:table-cell office:value-type="float" office:value="-0.300407648086548">
                <text:p>-0.30040764808654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0.3123626708984">
                <text:p>30.3123626708984</text:p>
              </table:table-cell>
              <table:table-cell office:value-type="float" office:value="-0.301744341850281">
                <text:p>-0.30174434185028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0.3830223083496">
                <text:p>30.3830223083496</text:p>
              </table:table-cell>
              <table:table-cell office:value-type="float" office:value="-0.303124219179153">
                <text:p>-0.30312421917915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0.4536800384521">
                <text:p>30.4536800384521</text:p>
              </table:table-cell>
              <table:table-cell office:value-type="float" office:value="-0.304547309875488">
                <text:p>-0.30454730987548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0.5243377685547">
                <text:p>30.5243377685547</text:p>
              </table:table-cell>
              <table:table-cell office:value-type="float" office:value="-0.305731564760208">
                <text:p>-0.30573156476020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0.5949954986572">
                <text:p>30.5949954986572</text:p>
              </table:table-cell>
              <table:table-cell office:value-type="float" office:value="-0.306905150413513">
                <text:p>-0.30690515041351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0.6656532287598">
                <text:p>30.6656532287598</text:p>
              </table:table-cell>
              <table:table-cell office:value-type="float" office:value="-0.308093190193176">
                <text:p>-0.30809319019317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0.7363128662109">
                <text:p>30.7363128662109</text:p>
              </table:table-cell>
              <table:table-cell office:value-type="float" office:value="-0.309295773506165">
                <text:p>-0.30929577350616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0.8069705963135">
                <text:p>30.8069705963135</text:p>
              </table:table-cell>
              <table:table-cell office:value-type="float" office:value="-0.310512900352478">
                <text:p>-0.31051290035247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0.877628326416">
                <text:p>30.877628326416</text:p>
              </table:table-cell>
              <table:table-cell office:value-type="float" office:value="-0.311744600534439">
                <text:p>-0.31174460053443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0.9482860565186">
                <text:p>30.9482860565186</text:p>
              </table:table-cell>
              <table:table-cell office:value-type="float" office:value="-0.312990844249725">
                <text:p>-0.31299084424972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1.0189456939697">
                <text:p>31.0189456939697</text:p>
              </table:table-cell>
              <table:table-cell office:value-type="float" office:value="-0.314251691102982">
                <text:p>-0.31425169110298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1.0896034240723">
                <text:p>31.0896034240723</text:p>
              </table:table-cell>
              <table:table-cell office:value-type="float" office:value="-0.31552717089653">
                <text:p>-0.3155271708965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1.1602611541748">
                <text:p>31.1602611541748</text:p>
              </table:table-cell>
              <table:table-cell office:value-type="float" office:value="-0.317104279994965">
                <text:p>-0.31710427999496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1.2309188842773">
                <text:p>31.2309188842773</text:p>
              </table:table-cell>
              <table:table-cell office:value-type="float" office:value="-0.318695306777954">
                <text:p>-0.31869530677795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1.3015785217285">
                <text:p>31.3015785217285</text:p>
              </table:table-cell>
              <table:table-cell office:value-type="float" office:value="-0.320293188095093">
                <text:p>-0.32029318809509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1.3722362518311">
                <text:p>31.3722362518311</text:p>
              </table:table-cell>
              <table:table-cell office:value-type="float" office:value="-0.321897894144058">
                <text:p>-0.32189789414405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1.4428939819336">
                <text:p>31.4428939819336</text:p>
              </table:table-cell>
              <table:table-cell office:value-type="float" office:value="-0.323509454727173">
                <text:p>-0.32350945472717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1.5135536193848">
                <text:p>31.5135536193848</text:p>
              </table:table-cell>
              <table:table-cell office:value-type="float" office:value="-0.325127929449081">
                <text:p>-0.32512792944908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1.5842113494873">
                <text:p>31.5842113494873</text:p>
              </table:table-cell>
              <table:table-cell office:value-type="float" office:value="-0.326753258705139">
                <text:p>-0.32675325870513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1.6548690795898">
                <text:p>31.6548690795898</text:p>
              </table:table-cell>
              <table:table-cell office:value-type="float" office:value="-0.328385442495346">
                <text:p>-0.32838544249534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1.7255268096924">
                <text:p>31.7255268096924</text:p>
              </table:table-cell>
              <table:table-cell office:value-type="float" office:value="-0.330067485570908">
                <text:p>-0.33006748557090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1.7961845397949">
                <text:p>31.7961845397949</text:p>
              </table:table-cell>
              <table:table-cell office:value-type="float" office:value="-0.332165032625198">
                <text:p>-0.33216503262519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1.8668441772461">
                <text:p>31.8668441772461</text:p>
              </table:table-cell>
              <table:table-cell office:value-type="float" office:value="-0.334268003702164">
                <text:p>-0.33426800370216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1.9375019073486">
                <text:p>31.9375019073486</text:p>
              </table:table-cell>
              <table:table-cell office:value-type="float" office:value="-0.336376428604126">
                <text:p>-0.33637642860412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2.0081596374512">
                <text:p>32.0081596374512</text:p>
              </table:table-cell>
              <table:table-cell office:value-type="float" office:value="-0.33849036693573">
                <text:p>-0.3384903669357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2.0788192749023">
                <text:p>32.0788192749023</text:p>
              </table:table-cell>
              <table:table-cell office:value-type="float" office:value="-0.340609759092331">
                <text:p>-0.34060975909233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2.1494750976562">
                <text:p>32.1494750976562</text:p>
              </table:table-cell>
              <table:table-cell office:value-type="float" office:value="-0.342734575271606">
                <text:p>-0.34273457527160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2.2201347351074">
                <text:p>32.2201347351074</text:p>
              </table:table-cell>
              <table:table-cell office:value-type="float" office:value="-0.344864934682846">
                <text:p>-0.34486493468284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2.2907943725586">
                <text:p>32.2907943725586</text:p>
              </table:table-cell>
              <table:table-cell office:value-type="float" office:value="-0.347000747919083">
                <text:p>-0.34700074791908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2.3614501953125">
                <text:p>32.3614501953125</text:p>
              </table:table-cell>
              <table:table-cell office:value-type="float" office:value="-0.349142014980316">
                <text:p>-0.34914201498031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2.4321098327637">
                <text:p>32.4321098327637</text:p>
              </table:table-cell>
              <table:table-cell office:value-type="float" office:value="-0.351311862468719">
                <text:p>-0.35131186246871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2.5027656555176">
                <text:p>32.5027656555176</text:p>
              </table:table-cell>
              <table:table-cell office:value-type="float" office:value="-0.353493809700012">
                <text:p>-0.35349380970001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2.5734252929688">
                <text:p>32.5734252929688</text:p>
              </table:table-cell>
              <table:table-cell office:value-type="float" office:value="-0.355673521757126">
                <text:p>-0.35567352175712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2.6440849304199">
                <text:p>32.6440849304199</text:p>
              </table:table-cell>
              <table:table-cell office:value-type="float" office:value="-0.357850968837738">
                <text:p>-0.35785096883773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2.7147407531738">
                <text:p>32.7147407531738</text:p>
              </table:table-cell>
              <table:table-cell office:value-type="float" office:value="-0.360026210546494">
                <text:p>-0.36002621054649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2.785400390625">
                <text:p>32.785400390625</text:p>
              </table:table-cell>
              <table:table-cell office:value-type="float" office:value="-0.362199187278748">
                <text:p>-0.36219918727874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2.8560562133789">
                <text:p>32.8560562133789</text:p>
              </table:table-cell>
              <table:table-cell office:value-type="float" office:value="-0.3643698990345">
                <text:p>-0.364369899034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2.9267158508301">
                <text:p>32.9267158508301</text:p>
              </table:table-cell>
              <table:table-cell office:value-type="float" office:value="-0.366538375616074">
                <text:p>-0.36653837561607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2.9973754882812">
                <text:p>32.9973754882812</text:p>
              </table:table-cell>
              <table:table-cell office:value-type="float" office:value="-0.368704617023468">
                <text:p>-0.36870461702346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3.0680313110352">
                <text:p>33.0680313110352</text:p>
              </table:table-cell>
              <table:table-cell office:value-type="float" office:value="-0.370748192071915">
                <text:p>-0.37074819207191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3.1386909484863">
                <text:p>33.1386909484863</text:p>
              </table:table-cell>
              <table:table-cell office:value-type="float" office:value="-0.372378706932068">
                <text:p>-0.37237870693206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3.2093505859375">
                <text:p>33.2093505859375</text:p>
              </table:table-cell>
              <table:table-cell office:value-type="float" office:value="-0.374006122350693">
                <text:p>-0.37400612235069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3.2800064086914">
                <text:p>33.2800064086914</text:p>
              </table:table-cell>
              <table:table-cell office:value-type="float" office:value="-0.375630468130112">
                <text:p>-0.37563046813011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3.3506660461426">
                <text:p>33.3506660461426</text:p>
              </table:table-cell>
              <table:table-cell office:value-type="float" office:value="-0.377251654863358">
                <text:p>-0.37725165486335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3.4213218688965">
                <text:p>33.4213218688965</text:p>
              </table:table-cell>
              <table:table-cell office:value-type="float" office:value="-0.378869771957397">
                <text:p>-0.37886977195739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3.4919815063477">
                <text:p>33.4919815063477</text:p>
              </table:table-cell>
              <table:table-cell office:value-type="float" office:value="-0.380484044551849">
                <text:p>-0.38048404455184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3.5626411437988">
                <text:p>33.5626411437988</text:p>
              </table:table-cell>
              <table:table-cell office:value-type="float" office:value="-0.382094353437424">
                <text:p>-0.38209435343742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3.6332969665527">
                <text:p>33.6332969665527</text:p>
              </table:table-cell>
              <table:table-cell office:value-type="float" office:value="-0.383702903985977">
                <text:p>-0.38370290398597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3.7039566040039">
                <text:p>33.7039566040039</text:p>
              </table:table-cell>
              <table:table-cell office:value-type="float" office:value="-0.38530969619751">
                <text:p>-0.3853096961975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3.7746162414551">
                <text:p>33.7746162414551</text:p>
              </table:table-cell>
              <table:table-cell office:value-type="float" office:value="-0.386785805225372">
                <text:p>-0.38678580522537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3.845272064209">
                <text:p>33.845272064209</text:p>
              </table:table-cell>
              <table:table-cell office:value-type="float" office:value="-0.387689590454102">
                <text:p>-0.38768959045410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3.9159317016602">
                <text:p>33.9159317016602</text:p>
              </table:table-cell>
              <table:table-cell office:value-type="float" office:value="-0.38859236240387">
                <text:p>-0.3885923624038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3.9865875244141">
                <text:p>33.9865875244141</text:p>
              </table:table-cell>
              <table:table-cell office:value-type="float" office:value="-0.389494091272354">
                <text:p>-0.38949409127235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4.0572471618652">
                <text:p>34.0572471618652</text:p>
              </table:table-cell>
              <table:table-cell office:value-type="float" office:value="-0.390394777059555">
                <text:p>-0.39039477705955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4.1279067993164">
                <text:p>34.1279067993164</text:p>
              </table:table-cell>
              <table:table-cell office:value-type="float" office:value="-0.391294479370117">
                <text:p>-0.39129447937011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4.1985626220703">
                <text:p>34.1985626220703</text:p>
              </table:table-cell>
              <table:table-cell office:value-type="float" office:value="-0.392193108797073">
                <text:p>-0.39219310879707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4.2692222595215">
                <text:p>34.2692222595215</text:p>
              </table:table-cell>
              <table:table-cell office:value-type="float" office:value="-0.393090724945068">
                <text:p>-0.39309072494506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4.3398780822754">
                <text:p>34.3398780822754</text:p>
              </table:table-cell>
              <table:table-cell office:value-type="float" office:value="-0.39398729801178">
                <text:p>-0.3939872980117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4.4105377197266">
                <text:p>34.4105377197266</text:p>
              </table:table-cell>
              <table:table-cell office:value-type="float" office:value="-0.39488285779953">
                <text:p>-0.3948828577995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4.4811973571777">
                <text:p>34.4811973571777</text:p>
              </table:table-cell>
              <table:table-cell office:value-type="float" office:value="-0.395625114440918">
                <text:p>-0.39562511444091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4.5518531799316">
                <text:p>34.5518531799316</text:p>
              </table:table-cell>
              <table:table-cell office:value-type="float" office:value="-0.395573526620865">
                <text:p>-0.39557352662086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4.6225128173828">
                <text:p>34.6225128173828</text:p>
              </table:table-cell>
              <table:table-cell office:value-type="float" office:value="-0.395520806312561">
                <text:p>-0.39552080631256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4.693172454834">
                <text:p>34.693172454834</text:p>
              </table:table-cell>
              <table:table-cell office:value-type="float" office:value="-0.395466923713684">
                <text:p>-0.39546692371368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4.7638282775879">
                <text:p>34.7638282775879</text:p>
              </table:table-cell>
              <table:table-cell office:value-type="float" office:value="-0.395411849021912">
                <text:p>-0.39541184902191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4.8344879150391">
                <text:p>34.8344879150391</text:p>
              </table:table-cell>
              <table:table-cell office:value-type="float" office:value="-0.395355641841888">
                <text:p>-0.39535564184188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4.905143737793">
                <text:p>34.905143737793</text:p>
              </table:table-cell>
              <table:table-cell office:value-type="float" office:value="-0.39529824256897">
                <text:p>-0.3952982425689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4.9758033752441">
                <text:p>34.9758033752441</text:p>
              </table:table-cell>
              <table:table-cell office:value-type="float" office:value="-0.3952397108078">
                <text:p>-0.395239710807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5.0464630126953">
                <text:p>35.0464630126953</text:p>
              </table:table-cell>
              <table:table-cell office:value-type="float" office:value="-0.395179957151413">
                <text:p>-0.39517995715141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5.1171188354492">
                <text:p>35.1171188354492</text:p>
              </table:table-cell>
              <table:table-cell office:value-type="float" office:value="-0.395119100809097">
                <text:p>-0.39511910080909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5.1877784729004">
                <text:p>35.1877784729004</text:p>
              </table:table-cell>
              <table:table-cell office:value-type="float" office:value="-0.395057052373886">
                <text:p>-0.39505705237388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5.2584381103516">
                <text:p>35.2584381103516</text:p>
              </table:table-cell>
              <table:table-cell office:value-type="float" office:value="-0.394660890102386">
                <text:p>-0.39466089010238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5.3290939331055">
                <text:p>35.3290939331055</text:p>
              </table:table-cell>
              <table:table-cell office:value-type="float" office:value="-0.393838822841644">
                <text:p>-0.39383882284164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5.3997535705566">
                <text:p>35.3997535705566</text:p>
              </table:table-cell>
              <table:table-cell office:value-type="float" office:value="-0.393014848232269">
                <text:p>-0.39301484823226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5.4704093933105">
                <text:p>35.4704093933105</text:p>
              </table:table-cell>
              <table:table-cell office:value-type="float" office:value="-0.392188876867294">
                <text:p>-0.39218887686729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5.5410690307617">
                <text:p>35.5410690307617</text:p>
              </table:table-cell>
              <table:table-cell office:value-type="float" office:value="-0.391361027956009">
                <text:p>-0.39136102795600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5.6117286682129">
                <text:p>35.6117286682129</text:p>
              </table:table-cell>
              <table:table-cell office:value-type="float" office:value="-0.390531241893768">
                <text:p>-0.39053124189376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5.6823844909668">
                <text:p>35.6823844909668</text:p>
              </table:table-cell>
              <table:table-cell office:value-type="float" office:value="-0.389699548482895">
                <text:p>-0.38969954848289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5.753044128418">
                <text:p>35.753044128418</text:p>
              </table:table-cell>
              <table:table-cell office:value-type="float" office:value="-0.388865888118744">
                <text:p>-0.38886588811874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5.8236999511719">
                <text:p>35.8236999511719</text:p>
              </table:table-cell>
              <table:table-cell office:value-type="float" office:value="-0.388030350208282">
                <text:p>-0.38803035020828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5.894359588623">
                <text:p>35.894359588623</text:p>
              </table:table-cell>
              <table:table-cell office:value-type="float" office:value="-0.387192875146866">
                <text:p>-0.38719287514686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5.9650192260742">
                <text:p>35.9650192260742</text:p>
              </table:table-cell>
              <table:table-cell office:value-type="float" office:value="-0.386353433132172">
                <text:p>-0.38635343313217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6.0356750488281">
                <text:p>36.0356750488281</text:p>
              </table:table-cell>
              <table:table-cell office:value-type="float" office:value="-0.38531681895256">
                <text:p>-0.3853168189525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6.1063346862793">
                <text:p>36.1063346862793</text:p>
              </table:table-cell>
              <table:table-cell office:value-type="float" office:value="-0.384196817874908">
                <text:p>-0.38419681787490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6.1769943237305">
                <text:p>36.1769943237305</text:p>
              </table:table-cell>
              <table:table-cell office:value-type="float" office:value="-0.383088499307632">
                <text:p>-0.38308849930763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6.2476501464844">
                <text:p>36.2476501464844</text:p>
              </table:table-cell>
              <table:table-cell office:value-type="float" office:value="-0.381974399089813">
                <text:p>-0.38197439908981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6.3183097839355">
                <text:p>36.3183097839355</text:p>
              </table:table-cell>
              <table:table-cell office:value-type="float" office:value="-0.380854666233063">
                <text:p>-0.38085466623306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6.3889656066895">
                <text:p>36.3889656066895</text:p>
              </table:table-cell>
              <table:table-cell office:value-type="float" office:value="-0.379729241132736">
                <text:p>-0.37972924113273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6.4596252441406">
                <text:p>36.4596252441406</text:p>
              </table:table-cell>
              <table:table-cell office:value-type="float" office:value="-0.378598064184189">
                <text:p>-0.37859806418418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6.5302848815918">
                <text:p>36.5302848815918</text:p>
              </table:table-cell>
              <table:table-cell office:value-type="float" office:value="-0.37746125459671">
                <text:p>-0.3774612545967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6.6009407043457">
                <text:p>36.6009407043457</text:p>
              </table:table-cell>
              <table:table-cell office:value-type="float" office:value="-0.376318752765656">
                <text:p>-0.37631875276565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6.6716003417969">
                <text:p>36.6716003417969</text:p>
              </table:table-cell>
              <table:table-cell office:value-type="float" office:value="-0.375170528888702">
                <text:p>-0.37517052888870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6.742259979248">
                <text:p>36.742259979248</text:p>
              </table:table-cell>
              <table:table-cell office:value-type="float" office:value="-0.374016672372818">
                <text:p>-0.37401667237281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6.812915802002">
                <text:p>36.812915802002</text:p>
              </table:table-cell>
              <table:table-cell office:value-type="float" office:value="-0.372855067253113">
                <text:p>-0.37285506725311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6.8835754394531">
                <text:p>36.8835754394531</text:p>
              </table:table-cell>
              <table:table-cell office:value-type="float" office:value="-0.3716801404953">
                <text:p>-0.371680140495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6.954231262207">
                <text:p>36.954231262207</text:p>
              </table:table-cell>
              <table:table-cell office:value-type="float" office:value="-0.370501518249512">
                <text:p>-0.37050151824951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7.0248908996582">
                <text:p>37.0248908996582</text:p>
              </table:table-cell>
              <table:table-cell office:value-type="float" office:value="-0.369319319725037">
                <text:p>-0.36931931972503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7.0955505371094">
                <text:p>37.0955505371094</text:p>
              </table:table-cell>
              <table:table-cell office:value-type="float" office:value="-0.368133515119553">
                <text:p>-0.36813351511955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7.1662063598633">
                <text:p>37.1662063598633</text:p>
              </table:table-cell>
              <table:table-cell office:value-type="float" office:value="-0.366944044828415">
                <text:p>-0.36694404482841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7.2368659973145">
                <text:p>37.2368659973145</text:p>
              </table:table-cell>
              <table:table-cell office:value-type="float" office:value="-0.365750998258591">
                <text:p>-0.36575099825859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7.3075256347656">
                <text:p>37.3075256347656</text:p>
              </table:table-cell>
              <table:table-cell office:value-type="float" office:value="-0.364554345607758">
                <text:p>-0.36455434560775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7.3781814575195">
                <text:p>37.3781814575195</text:p>
              </table:table-cell>
              <table:table-cell office:value-type="float" office:value="-0.363354057073593">
                <text:p>-0.36335405707359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7.4488410949707">
                <text:p>37.4488410949707</text:p>
              </table:table-cell>
              <table:table-cell office:value-type="float" office:value="-0.362150132656097">
                <text:p>-0.36215013265609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7.5194969177246">
                <text:p>37.5194969177246</text:p>
              </table:table-cell>
              <table:table-cell office:value-type="float" office:value="-0.360942631959915">
                <text:p>-0.36094263195991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7.5901565551758">
                <text:p>37.5901565551758</text:p>
              </table:table-cell>
              <table:table-cell office:value-type="float" office:value="-0.359731525182724">
                <text:p>-0.35973152518272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7.660816192627">
                <text:p>37.660816192627</text:p>
              </table:table-cell>
              <table:table-cell office:value-type="float" office:value="-0.358645856380463">
                <text:p>-0.35864585638046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7.7314720153809">
                <text:p>37.7314720153809</text:p>
              </table:table-cell>
              <table:table-cell office:value-type="float" office:value="-0.357641905546188">
                <text:p>-0.35764190554618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7.802131652832">
                <text:p>37.802131652832</text:p>
              </table:table-cell>
              <table:table-cell office:value-type="float" office:value="-0.356640964746475">
                <text:p>-0.35664096474647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7.8727874755859">
                <text:p>37.8727874755859</text:p>
              </table:table-cell>
              <table:table-cell office:value-type="float" office:value="-0.355642974376678">
                <text:p>-0.35564297437667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7.9434471130371">
                <text:p>37.9434471130371</text:p>
              </table:table-cell>
              <table:table-cell office:value-type="float" office:value="-0.354648053646088">
                <text:p>-0.35464805364608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8.0141067504883">
                <text:p>38.0141067504883</text:p>
              </table:table-cell>
              <table:table-cell office:value-type="float" office:value="-0.35365617275238">
                <text:p>-0.3536561727523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8.0847625732422">
                <text:p>38.0847625732422</text:p>
              </table:table-cell>
              <table:table-cell office:value-type="float" office:value="-0.352667272090912">
                <text:p>-0.35266727209091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8.1554222106934">
                <text:p>38.1554222106934</text:p>
              </table:table-cell>
              <table:table-cell office:value-type="float" office:value="-0.351681351661682">
                <text:p>-0.35168135166168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8.2260818481445">
                <text:p>38.2260818481445</text:p>
              </table:table-cell>
              <table:table-cell office:value-type="float" office:value="-0.350698500871658">
                <text:p>-0.35069850087165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8.2967376708984">
                <text:p>38.2967376708984</text:p>
              </table:table-cell>
              <table:table-cell office:value-type="float" office:value="-0.350119262933731">
                <text:p>-0.35011926293373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8.3673973083496">
                <text:p>38.3673973083496</text:p>
              </table:table-cell>
              <table:table-cell office:value-type="float" office:value="-0.349620938301086">
                <text:p>-0.34962093830108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8.4380531311035">
                <text:p>38.4380531311035</text:p>
              </table:table-cell>
              <table:table-cell office:value-type="float" office:value="-0.349135249853134">
                <text:p>-0.34913524985313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8.5087127685547">
                <text:p>38.5087127685547</text:p>
              </table:table-cell>
              <table:table-cell office:value-type="float" office:value="-0.348662137985229">
                <text:p>-0.34866213798522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8.5793724060059">
                <text:p>38.5793724060059</text:p>
              </table:table-cell>
              <table:table-cell office:value-type="float" office:value="-0.348201513290405">
                <text:p>-0.34820151329040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8.6500282287598">
                <text:p>38.6500282287598</text:p>
              </table:table-cell>
              <table:table-cell office:value-type="float" office:value="-0.347753524780273">
                <text:p>-0.34775352478027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8.7206878662109">
                <text:p>38.7206878662109</text:p>
              </table:table-cell>
              <table:table-cell office:value-type="float" office:value="-0.347318112850189">
                <text:p>-0.34731811285018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8.7913436889648">
                <text:p>38.7913436889648</text:p>
              </table:table-cell>
              <table:table-cell office:value-type="float" office:value="-0.346895277500153">
                <text:p>-0.34689527750015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8.862003326416">
                <text:p>38.862003326416</text:p>
              </table:table-cell>
              <table:table-cell office:value-type="float" office:value="-0.34641095995903">
                <text:p>-0.3464109599590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8.9326629638672">
                <text:p>38.9326629638672</text:p>
              </table:table-cell>
              <table:table-cell office:value-type="float" office:value="-0.345169365406036">
                <text:p>-0.34516936540603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9.0033187866211">
                <text:p>39.0033187866211</text:p>
              </table:table-cell>
              <table:table-cell office:value-type="float" office:value="-0.343934088945389">
                <text:p>-0.34393408894538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9.0739784240723">
                <text:p>39.0739784240723</text:p>
              </table:table-cell>
              <table:table-cell office:value-type="float" office:value="-0.342705070972443">
                <text:p>-0.34270507097244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9.1446380615234">
                <text:p>39.1446380615234</text:p>
              </table:table-cell>
              <table:table-cell office:value-type="float" office:value="-0.341482430696487">
                <text:p>-0.34148243069648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9.2152938842773">
                <text:p>39.2152938842773</text:p>
              </table:table-cell>
              <table:table-cell office:value-type="float" office:value="-0.340266108512878">
                <text:p>-0.34026610851287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9.2859535217285">
                <text:p>39.2859535217285</text:p>
              </table:table-cell>
              <table:table-cell office:value-type="float" office:value="-0.339056104421616">
                <text:p>-0.33905610442161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9.3566093444824">
                <text:p>39.3566093444824</text:p>
              </table:table-cell>
              <table:table-cell office:value-type="float" office:value="-0.337852388620377">
                <text:p>-0.33785238862037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9.4272689819336">
                <text:p>39.4272689819336</text:p>
              </table:table-cell>
              <table:table-cell office:value-type="float" office:value="-0.336655020713806">
                <text:p>-0.33665502071380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9.4979286193848">
                <text:p>39.4979286193848</text:p>
              </table:table-cell>
              <table:table-cell office:value-type="float" office:value="-0.334905385971069">
                <text:p>-0.33490538597106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9.5685844421387">
                <text:p>39.5685844421387</text:p>
              </table:table-cell>
              <table:table-cell office:value-type="float" office:value="-0.33197894692421">
                <text:p>-0.3319789469242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9.6392440795898">
                <text:p>39.6392440795898</text:p>
              </table:table-cell>
              <table:table-cell office:value-type="float" office:value="-0.329037964344025">
                <text:p>-0.32903796434402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9.709903717041">
                <text:p>39.709903717041</text:p>
              </table:table-cell>
              <table:table-cell office:value-type="float" office:value="-0.326082408428192">
                <text:p>-0.32608240842819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9.7805595397949">
                <text:p>39.7805595397949</text:p>
              </table:table-cell>
              <table:table-cell office:value-type="float" office:value="-0.323112189769745">
                <text:p>-0.32311218976974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9.8512191772461">
                <text:p>39.8512191772461</text:p>
              </table:table-cell>
              <table:table-cell office:value-type="float" office:value="-0.320127487182617">
                <text:p>-0.32012748718261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9.921875">
                <text:p>39.921875</text:p>
              </table:table-cell>
              <table:table-cell office:value-type="float" office:value="-0.31712818145752">
                <text:p>-0.3171281814575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9.9925346374512">
                <text:p>39.9925346374512</text:p>
              </table:table-cell>
              <table:table-cell office:value-type="float" office:value="-0.314114272594452">
                <text:p>-0.31411427259445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0.0631942749024">
                <text:p>40.0631942749024</text:p>
              </table:table-cell>
              <table:table-cell office:value-type="float" office:value="-0.311085760593414">
                <text:p>-0.31108576059341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0.1338500976563">
                <text:p>40.1338500976563</text:p>
              </table:table-cell>
              <table:table-cell office:value-type="float" office:value="-0.307279825210571">
                <text:p>-0.30727982521057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0.2045097351074">
                <text:p>40.2045097351074</text:p>
              </table:table-cell>
              <table:table-cell office:value-type="float" office:value="-0.302841603755951">
                <text:p>-0.30284160375595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0.2751693725586">
                <text:p>40.2751693725586</text:p>
              </table:table-cell>
              <table:table-cell office:value-type="float" office:value="-0.298370391130447">
                <text:p>-0.29837039113044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0.3458251953125">
                <text:p>40.3458251953125</text:p>
              </table:table-cell>
              <table:table-cell office:value-type="float" office:value="-0.293866276741028">
                <text:p>-0.29386627674102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0.4164848327637">
                <text:p>40.4164848327637</text:p>
              </table:table-cell>
              <table:table-cell office:value-type="float" office:value="-0.28932923078537">
                <text:p>-0.2893292307853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0.4871406555176">
                <text:p>40.4871406555176</text:p>
              </table:table-cell>
              <table:table-cell office:value-type="float" office:value="-0.284759223461151">
                <text:p>-0.28475922346115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0.5578002929687">
                <text:p>40.5578002929687</text:p>
              </table:table-cell>
              <table:table-cell office:value-type="float" office:value="-0.280156195163727">
                <text:p>-0.28015619516372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0.6284599304199">
                <text:p>40.6284599304199</text:p>
              </table:table-cell>
              <table:table-cell office:value-type="float" office:value="-0.275520324707031">
                <text:p>-0.27552032470703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0.6991157531738">
                <text:p>40.6991157531738</text:p>
              </table:table-cell>
              <table:table-cell office:value-type="float" office:value="-0.270851463079453">
                <text:p>-0.27085146307945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0.769775390625">
                <text:p>40.769775390625</text:p>
              </table:table-cell>
              <table:table-cell office:value-type="float" office:value="-0.265838980674744">
                <text:p>-0.26583898067474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0.8404312133789">
                <text:p>40.8404312133789</text:p>
              </table:table-cell>
              <table:table-cell office:value-type="float" office:value="-0.260709792375565">
                <text:p>-0.26070979237556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0.9110908508301">
                <text:p>40.9110908508301</text:p>
              </table:table-cell>
              <table:table-cell office:value-type="float" office:value="-0.255544275045395">
                <text:p>-0.25554427504539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0.9817504882813">
                <text:p>40.9817504882813</text:p>
              </table:table-cell>
              <table:table-cell office:value-type="float" office:value="-0.250342339277267">
                <text:p>-0.25034233927726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1.0524063110352">
                <text:p>41.0524063110352</text:p>
              </table:table-cell>
              <table:table-cell office:value-type="float" office:value="-0.245104178786278">
                <text:p>-0.24510417878627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1.1230659484863">
                <text:p>41.1230659484863</text:p>
              </table:table-cell>
              <table:table-cell office:value-type="float" office:value="-0.239829674363136">
                <text:p>-0.23982967436313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1.1937255859375">
                <text:p>41.1937255859375</text:p>
              </table:table-cell>
              <table:table-cell office:value-type="float" office:value="-0.234518855810165">
                <text:p>-0.23451885581016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1.2643814086914">
                <text:p>41.2643814086914</text:p>
              </table:table-cell>
              <table:table-cell office:value-type="float" office:value="-0.229171559214592">
                <text:p>-0.22917155921459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1.3350410461426">
                <text:p>41.3350410461426</text:p>
              </table:table-cell>
              <table:table-cell office:value-type="float" office:value="-0.22380168735981">
                <text:p>-0.2238016873598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1.4056968688965">
                <text:p>41.4056968688965</text:p>
              </table:table-cell>
              <table:table-cell office:value-type="float" office:value="-0.218859314918518">
                <text:p>-0.21885931491851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1.4763565063477">
                <text:p>41.4763565063477</text:p>
              </table:table-cell>
              <table:table-cell office:value-type="float" office:value="-0.213886335492134">
                <text:p>-0.21388633549213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1.5470161437988">
                <text:p>41.5470161437988</text:p>
              </table:table-cell>
              <table:table-cell office:value-type="float" office:value="-0.208883062005043">
                <text:p>-0.20888306200504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1.6176719665527">
                <text:p>41.6176719665527</text:p>
              </table:table-cell>
              <table:table-cell office:value-type="float" office:value="-0.203849315643311">
                <text:p>-0.20384931564331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1.6883316040039">
                <text:p>41.6883316040039</text:p>
              </table:table-cell>
              <table:table-cell office:value-type="float" office:value="-0.198784977197647">
                <text:p>-0.19878497719764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1.7589874267578">
                <text:p>41.7589874267578</text:p>
              </table:table-cell>
              <table:table-cell office:value-type="float" office:value="-0.193690314888954">
                <text:p>-0.19369031488895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1.829647064209">
                <text:p>41.829647064209</text:p>
              </table:table-cell>
              <table:table-cell office:value-type="float" office:value="-0.18856517970562">
                <text:p>-0.1885651797056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1.9003067016602">
                <text:p>41.9003067016602</text:p>
              </table:table-cell>
              <table:table-cell office:value-type="float" office:value="-0.183409631252289">
                <text:p>-0.18340963125228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1.9709625244141">
                <text:p>41.9709625244141</text:p>
              </table:table-cell>
              <table:table-cell office:value-type="float" office:value="-0.178471937775612">
                <text:p>-0.17847193777561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2.0416221618652">
                <text:p>42.0416221618652</text:p>
              </table:table-cell>
              <table:table-cell office:value-type="float" office:value="-0.174202933907509">
                <text:p>-0.17420293390750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2.1122817993164">
                <text:p>42.1122817993164</text:p>
              </table:table-cell>
              <table:table-cell office:value-type="float" office:value="-0.169912874698639">
                <text:p>-0.16991287469863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2.1829376220703">
                <text:p>42.1829376220703</text:p>
              </table:table-cell>
              <table:table-cell office:value-type="float" office:value="-0.165601536631584">
                <text:p>-0.16560153663158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2.2535972595215">
                <text:p>42.2535972595215</text:p>
              </table:table-cell>
              <table:table-cell office:value-type="float" office:value="-0.161269247531891">
                <text:p>-0.16126924753189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2.3242568969727">
                <text:p>42.3242568969727</text:p>
              </table:table-cell>
              <table:table-cell office:value-type="float" office:value="-0.156915888190269">
                <text:p>-0.15691588819026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2.3949127197266">
                <text:p>42.3949127197266</text:p>
              </table:table-cell>
              <table:table-cell office:value-type="float" office:value="-0.152541428804398">
                <text:p>-0.15254142880439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2.4655723571777">
                <text:p>42.4655723571777</text:p>
              </table:table-cell>
              <table:table-cell office:value-type="float" office:value="-0.148145660758019">
                <text:p>-0.14814566075801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2.5362281799316">
                <text:p>42.5362281799316</text:p>
              </table:table-cell>
              <table:table-cell office:value-type="float" office:value="-0.143729001283646">
                <text:p>-0.14372900128364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2.6068878173828">
                <text:p>42.6068878173828</text:p>
              </table:table-cell>
              <table:table-cell office:value-type="float" office:value="-0.139735549688339">
                <text:p>-0.13973554968833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2.677547454834">
                <text:p>42.677547454834</text:p>
              </table:table-cell>
              <table:table-cell office:value-type="float" office:value="-0.135827943682671">
                <text:p>-0.13582794368267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2.7482032775879">
                <text:p>42.7482032775879</text:p>
              </table:table-cell>
              <table:table-cell office:value-type="float" office:value="-0.131900504231453">
                <text:p>-0.13190050423145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2.8188629150391">
                <text:p>42.8188629150391</text:p>
              </table:table-cell>
              <table:table-cell office:value-type="float" office:value="-0.127952918410301">
                <text:p>-0.12795291841030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2.889518737793">
                <text:p>42.889518737793</text:p>
              </table:table-cell>
              <table:table-cell office:value-type="float" office:value="-0.123984828591347">
                <text:p>-0.12398482859134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2.9601783752441">
                <text:p>42.9601783752441</text:p>
              </table:table-cell>
              <table:table-cell office:value-type="float" office:value="-0.119996897876263">
                <text:p>-0.11999689787626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3.0308380126953">
                <text:p>43.0308380126953</text:p>
              </table:table-cell>
              <table:table-cell office:value-type="float" office:value="-0.115988828241825">
                <text:p>-0.11598882824182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3.1014938354492">
                <text:p>43.1014938354492</text:p>
              </table:table-cell>
              <table:table-cell office:value-type="float" office:value="-0.111960589885712">
                <text:p>-0.11196058988571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3.1721534729004">
                <text:p>43.1721534729004</text:p>
              </table:table-cell>
              <table:table-cell office:value-type="float" office:value="-0.107911825180054">
                <text:p>-0.10791182518005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3.2428131103516">
                <text:p>43.2428131103516</text:p>
              </table:table-cell>
              <table:table-cell office:value-type="float" office:value="-0.104851074516773">
                <text:p>-0.10485107451677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3.3134689331055">
                <text:p>43.3134689331055</text:p>
              </table:table-cell>
              <table:table-cell office:value-type="float" office:value="-0.102163396775723">
                <text:p>-0.10216339677572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3.3841285705566">
                <text:p>43.3841285705566</text:p>
              </table:table-cell>
              <table:table-cell office:value-type="float" office:value="-0.0994879677891731">
                <text:p>-0.099487967789173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3.4547843933106">
                <text:p>43.4547843933106</text:p>
              </table:table-cell>
              <table:table-cell office:value-type="float" office:value="-0.0968255028128624">
                <text:p>-0.096825502812862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3.5254440307617">
                <text:p>43.5254440307617</text:p>
              </table:table-cell>
              <table:table-cell office:value-type="float" office:value="-0.0941756442189217">
                <text:p>-0.094175644218921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3.5961036682129">
                <text:p>43.5961036682129</text:p>
              </table:table-cell>
              <table:table-cell office:value-type="float" office:value="-0.0915383994579315">
                <text:p>-0.091538399457931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3.6667594909668">
                <text:p>43.6667594909668</text:p>
              </table:table-cell>
              <table:table-cell office:value-type="float" office:value="-0.0889134034514427">
                <text:p>-0.088913403451442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3.737419128418">
                <text:p>43.737419128418</text:p>
              </table:table-cell>
              <table:table-cell office:value-type="float" office:value="-0.0863013789057732">
                <text:p>-0.086301378905773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3.8080749511719">
                <text:p>43.8080749511719</text:p>
              </table:table-cell>
              <table:table-cell office:value-type="float" office:value="-0.083701953291893">
                <text:p>-0.08370195329189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3.878734588623">
                <text:p>43.878734588623</text:p>
              </table:table-cell>
              <table:table-cell office:value-type="float" office:value="-0.0825215876102448">
                <text:p>-0.082521587610244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3.9493942260742">
                <text:p>43.9493942260742</text:p>
              </table:table-cell>
              <table:table-cell office:value-type="float" office:value="-0.0814194306731224">
                <text:p>-0.081419430673122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4.0200500488281">
                <text:p>44.0200500488281</text:p>
              </table:table-cell>
              <table:table-cell office:value-type="float" office:value="-0.080350898206234">
                <text:p>-0.08035089820623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4.0907096862793">
                <text:p>44.0907096862793</text:p>
              </table:table-cell>
              <table:table-cell office:value-type="float" office:value="-0.0793156698346138">
                <text:p>-0.079315669834613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4.1613693237305">
                <text:p>44.1613693237305</text:p>
              </table:table-cell>
              <table:table-cell office:value-type="float" office:value="-0.0783144012093544">
                <text:p>-0.078314401209354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4.2320251464844">
                <text:p>44.2320251464844</text:p>
              </table:table-cell>
              <table:table-cell office:value-type="float" office:value="-0.0773467570543289">
                <text:p>-0.077346757054328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4.3026847839356">
                <text:p>44.3026847839356</text:p>
              </table:table-cell>
              <table:table-cell office:value-type="float" office:value="-0.076412744820118">
                <text:p>-0.07641274482011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4.3733444213867">
                <text:p>44.3733444213867</text:p>
              </table:table-cell>
              <table:table-cell office:value-type="float" office:value="-0.0755120515823364">
                <text:p>-0.075512051582336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4.4440002441406">
                <text:p>44.4440002441406</text:p>
              </table:table-cell>
              <table:table-cell office:value-type="float" office:value="-0.074859693646431">
                <text:p>-0.07485969364643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4.5146598815918">
                <text:p>44.5146598815918</text:p>
              </table:table-cell>
              <table:table-cell office:value-type="float" office:value="-0.0750768184661865">
                <text:p>-0.075076818466186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4.5853157043457">
                <text:p>44.5853157043457</text:p>
              </table:table-cell>
              <table:table-cell office:value-type="float" office:value="-0.0753306522965431">
                <text:p>-0.075330652296543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4.6559753417969">
                <text:p>44.6559753417969</text:p>
              </table:table-cell>
              <table:table-cell office:value-type="float" office:value="-0.0756217688322067">
                <text:p>-0.075621768832206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4.726634979248">
                <text:p>44.726634979248</text:p>
              </table:table-cell>
              <table:table-cell office:value-type="float" office:value="-0.0759498849511147">
                <text:p>-0.075949884951114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4.797290802002">
                <text:p>44.797290802002</text:p>
              </table:table-cell>
              <table:table-cell office:value-type="float" office:value="-0.0763149857521057">
                <text:p>-0.076314985752105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4.8679504394531">
                <text:p>44.8679504394531</text:p>
              </table:table-cell>
              <table:table-cell office:value-type="float" office:value="-0.0767168179154396">
                <text:p>-0.076716817915439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4.938606262207">
                <text:p>44.938606262207</text:p>
              </table:table-cell>
              <table:table-cell office:value-type="float" office:value="-0.0771559178829193">
                <text:p>-0.077155917882919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5.0092658996582">
                <text:p>45.0092658996582</text:p>
              </table:table-cell>
              <table:table-cell office:value-type="float" office:value="-0.0776320099830627">
                <text:p>-0.077632009983062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5.0799255371094">
                <text:p>45.0799255371094</text:p>
              </table:table-cell>
              <table:table-cell office:value-type="float" office:value="-0.0782977938652039">
                <text:p>-0.078297793865203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5.1505813598633">
                <text:p>45.1505813598633</text:p>
              </table:table-cell>
              <table:table-cell office:value-type="float" office:value="-0.0791920199990273">
                <text:p>-0.079192019999027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5.2212409973145">
                <text:p>45.2212409973145</text:p>
              </table:table-cell>
              <table:table-cell office:value-type="float" office:value="-0.0801179781556129">
                <text:p>-0.080117978155612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5.2919006347656">
                <text:p>45.2919006347656</text:p>
              </table:table-cell>
              <table:table-cell office:value-type="float" office:value="-0.0810754150152206">
                <text:p>-0.081075415015220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5.3625564575195">
                <text:p>45.3625564575195</text:p>
              </table:table-cell>
              <table:table-cell office:value-type="float" office:value="-0.0820648223161697">
                <text:p>-0.082064822316169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5.4332160949707">
                <text:p>45.4332160949707</text:p>
              </table:table-cell>
              <table:table-cell office:value-type="float" office:value="-0.0830859616398811">
                <text:p>-0.083085961639881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5.5038719177246">
                <text:p>45.5038719177246</text:p>
              </table:table-cell>
              <table:table-cell office:value-type="float" office:value="-0.0841388329863548">
                <text:p>-0.084138832986354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5.5745315551758">
                <text:p>45.5745315551758</text:p>
              </table:table-cell>
              <table:table-cell office:value-type="float" office:value="-0.0852231830358505">
                <text:p>-0.085223183035850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5.645191192627">
                <text:p>45.645191192627</text:p>
              </table:table-cell>
              <table:table-cell office:value-type="float" office:value="-0.086339496076107">
                <text:p>-0.08633949607610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5.7158470153809">
                <text:p>45.7158470153809</text:p>
              </table:table-cell>
              <table:table-cell office:value-type="float" office:value="-0.0874954909086227">
                <text:p>-0.087495490908622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5.786506652832">
                <text:p>45.786506652832</text:p>
              </table:table-cell>
              <table:table-cell office:value-type="float" office:value="-0.0886826738715172">
                <text:p>-0.088682673871517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5.8571662902832">
                <text:p>45.8571662902832</text:p>
              </table:table-cell>
              <table:table-cell office:value-type="float" office:value="-0.0898969098925591">
                <text:p>-0.089896909892559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5.9278221130371">
                <text:p>45.9278221130371</text:p>
              </table:table-cell>
              <table:table-cell office:value-type="float" office:value="-0.0911378934979439">
                <text:p>-0.091137893497943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5.9984817504883">
                <text:p>45.9984817504883</text:p>
              </table:table-cell>
              <table:table-cell office:value-type="float" office:value="-0.0924054533243179">
                <text:p>-0.092405453324317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6.0691375732422">
                <text:p>46.0691375732422</text:p>
              </table:table-cell>
              <table:table-cell office:value-type="float" office:value="-0.0937000140547752">
                <text:p>-0.093700014054775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6.1397972106934">
                <text:p>46.1397972106934</text:p>
              </table:table-cell>
              <table:table-cell office:value-type="float" office:value="-0.0950213596224785">
                <text:p>-0.095021359622478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6.2104530334473">
                <text:p>46.2104530334473</text:p>
              </table:table-cell>
              <table:table-cell office:value-type="float" office:value="-0.0963694900274277">
                <text:p>-0.096369490027427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6.2811126708984">
                <text:p>46.2811126708984</text:p>
              </table:table-cell>
              <table:table-cell office:value-type="float" office:value="-0.0977442041039467">
                <text:p>-0.097744204103946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6.3517723083496">
                <text:p>46.3517723083496</text:p>
              </table:table-cell>
              <table:table-cell office:value-type="float" office:value="-0.0992245152592659">
                <text:p>-0.099224515259265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6.4224281311035">
                <text:p>46.4224281311035</text:p>
              </table:table-cell>
              <table:table-cell office:value-type="float" office:value="-0.100735545158386">
                <text:p>-0.10073554515838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6.4930877685547">
                <text:p>46.4930877685547</text:p>
              </table:table-cell>
              <table:table-cell office:value-type="float" office:value="-0.102269187569618">
                <text:p>-0.10226918756961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6.5637474060059">
                <text:p>46.5637474060059</text:p>
              </table:table-cell>
              <table:table-cell office:value-type="float" office:value="-0.103825829923153">
                <text:p>-0.10382582992315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6.6344032287598">
                <text:p>46.6344032287598</text:p>
              </table:table-cell>
              <table:table-cell office:value-type="float" office:value="-0.105405285954475">
                <text:p>-0.10540528595447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6.7050628662109">
                <text:p>46.7050628662109</text:p>
              </table:table-cell>
              <table:table-cell office:value-type="float" office:value="-0.107007548213005">
                <text:p>-0.10700754821300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6.7757186889648">
                <text:p>46.7757186889648</text:p>
              </table:table-cell>
              <table:table-cell office:value-type="float" office:value="-0.108632437884808">
                <text:p>-0.10863243788480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6.846378326416">
                <text:p>46.846378326416</text:p>
              </table:table-cell>
              <table:table-cell office:value-type="float" office:value="-0.110280349850655">
                <text:p>-0.11028034985065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6.9170379638672">
                <text:p>46.9170379638672</text:p>
              </table:table-cell>
              <table:table-cell office:value-type="float" office:value="-0.111984319984913">
                <text:p>-0.11198431998491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6.9876937866211">
                <text:p>46.9876937866211</text:p>
              </table:table-cell>
              <table:table-cell office:value-type="float" office:value="-0.1139050796628">
                <text:p>-0.113905079662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7.0583534240723">
                <text:p>47.0583534240723</text:p>
              </table:table-cell>
              <table:table-cell office:value-type="float" office:value="-0.115845628082752">
                <text:p>-0.11584562808275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7.1290130615234">
                <text:p>47.1290130615234</text:p>
              </table:table-cell>
              <table:table-cell office:value-type="float" office:value="-0.117805793881416">
                <text:p>-0.11780579388141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7.1996688842773">
                <text:p>47.1996688842773</text:p>
              </table:table-cell>
              <table:table-cell office:value-type="float" office:value="-0.119785398244858">
                <text:p>-0.11978539824485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7.2703285217285">
                <text:p>47.2703285217285</text:p>
              </table:table-cell>
              <table:table-cell office:value-type="float" office:value="-0.121784828603268">
                <text:p>-0.12178482860326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7.3409881591797">
                <text:p>47.3409881591797</text:p>
              </table:table-cell>
              <table:table-cell office:value-type="float" office:value="-0.123803824186325">
                <text:p>-0.12380382418632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7.4116439819336">
                <text:p>47.4116439819336</text:p>
              </table:table-cell>
              <table:table-cell office:value-type="float" office:value="-0.125842437148094">
                <text:p>-0.12584243714809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7.4823036193848">
                <text:p>47.4823036193848</text:p>
              </table:table-cell>
              <table:table-cell office:value-type="float" office:value="-0.127900511026382">
                <text:p>-0.12790051102638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7.5529594421387">
                <text:p>47.5529594421387</text:p>
              </table:table-cell>
              <table:table-cell office:value-type="float" office:value="-0.130034297704697">
                <text:p>-0.13003429770469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7.6236190795899">
                <text:p>47.6236190795899</text:p>
              </table:table-cell>
              <table:table-cell office:value-type="float" office:value="-0.13227690756321">
                <text:p>-0.1322769075632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7.694278717041">
                <text:p>47.694278717041</text:p>
              </table:table-cell>
              <table:table-cell office:value-type="float" office:value="-0.134349524974823">
                <text:p>-0.13434952497482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7.7649345397949">
                <text:p>47.7649345397949</text:p>
              </table:table-cell>
              <table:table-cell office:value-type="float" office:value="-0.136355668306351">
                <text:p>-0.13635566830635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7.8355941772461">
                <text:p>47.8355941772461</text:p>
              </table:table-cell>
              <table:table-cell office:value-type="float" office:value="-0.138395175337791">
                <text:p>-0.13839517533779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7.90625">
                <text:p>47.90625</text:p>
              </table:table-cell>
              <table:table-cell office:value-type="float" office:value="-0.140468120574951">
                <text:p>-0.14046812057495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7.9769096374512">
                <text:p>47.9769096374512</text:p>
              </table:table-cell>
              <table:table-cell office:value-type="float" office:value="-0.142574265599251">
                <text:p>-0.14257426559925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8.0475692749023">
                <text:p>48.0475692749023</text:p>
              </table:table-cell>
              <table:table-cell office:value-type="float" office:value="-0.144714057445526">
                <text:p>-0.14471405744552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8.1182250976562">
                <text:p>48.1182250976562</text:p>
              </table:table-cell>
              <table:table-cell office:value-type="float" office:value="-0.146887272596359">
                <text:p>-0.14688727259635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8.1888847351074">
                <text:p>48.1888847351074</text:p>
              </table:table-cell>
              <table:table-cell office:value-type="float" office:value="-0.14900678396225">
                <text:p>-0.1490067839622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8.2595443725586">
                <text:p>48.2595443725586</text:p>
              </table:table-cell>
              <table:table-cell office:value-type="float" office:value="-0.151100695133209">
                <text:p>-0.15110069513320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8.3302001953125">
                <text:p>48.3302001953125</text:p>
              </table:table-cell>
              <table:table-cell office:value-type="float" office:value="-0.153221875429153">
                <text:p>-0.15322187542915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8.4008598327637">
                <text:p>48.4008598327637</text:p>
              </table:table-cell>
              <table:table-cell office:value-type="float" office:value="-0.15537017583847">
                <text:p>-0.1553701758384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8.4715156555176">
                <text:p>48.4715156555176</text:p>
              </table:table-cell>
              <table:table-cell office:value-type="float" office:value="-0.157545924186707">
                <text:p>-0.15754592418670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8.5421752929688">
                <text:p>48.5421752929688</text:p>
              </table:table-cell>
              <table:table-cell office:value-type="float" office:value="-0.15974897146225">
                <text:p>-0.1597489714622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8.6128349304199">
                <text:p>48.6128349304199</text:p>
              </table:table-cell>
              <table:table-cell office:value-type="float" office:value="-0.161979287862778">
                <text:p>-0.16197928786277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8.6834907531738">
                <text:p>48.6834907531738</text:p>
              </table:table-cell>
              <table:table-cell office:value-type="float" office:value="-0.164236769080162">
                <text:p>-0.16423676908016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8.754150390625">
                <text:p>48.754150390625</text:p>
              </table:table-cell>
              <table:table-cell office:value-type="float" office:value="-0.166521653532982">
                <text:p>-0.16652165353298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8.8248100280762">
                <text:p>48.8248100280762</text:p>
              </table:table-cell>
              <table:table-cell office:value-type="float" office:value="-0.168644458055496">
                <text:p>-0.16864445805549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8.8954658508301">
                <text:p>48.8954658508301</text:p>
              </table:table-cell>
              <table:table-cell office:value-type="float" office:value="-0.170755639672279">
                <text:p>-0.17075563967227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8.9661254882813">
                <text:p>48.9661254882813</text:p>
              </table:table-cell>
              <table:table-cell office:value-type="float" office:value="-0.172888249158859">
                <text:p>-0.17288824915885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9.0367813110352">
                <text:p>49.0367813110352</text:p>
              </table:table-cell>
              <table:table-cell office:value-type="float" office:value="-0.175042107701302">
                <text:p>-0.17504210770130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9.1074409484863">
                <text:p>49.1074409484863</text:p>
              </table:table-cell>
              <table:table-cell office:value-type="float" office:value="-0.177217081189156">
                <text:p>-0.17721708118915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9.1781005859375">
                <text:p>49.1781005859375</text:p>
              </table:table-cell>
              <table:table-cell office:value-type="float" office:value="-0.179413482546806">
                <text:p>-0.17941348254680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9.2487564086914">
                <text:p>49.2487564086914</text:p>
              </table:table-cell>
              <table:table-cell office:value-type="float" office:value="-0.181631118059158">
                <text:p>-0.18163111805915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9.3194160461426">
                <text:p>49.3194160461426</text:p>
              </table:table-cell>
              <table:table-cell office:value-type="float" office:value="-0.183870002627373">
                <text:p>-0.18387000262737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9.3900718688965">
                <text:p>49.3900718688965</text:p>
              </table:table-cell>
              <table:table-cell office:value-type="float" office:value="-0.186126947402954">
                <text:p>-0.18612694740295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9.4607315063477">
                <text:p>49.4607315063477</text:p>
              </table:table-cell>
              <table:table-cell office:value-type="float" office:value="-0.188370332121849">
                <text:p>-0.18837033212184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9.5313911437988">
                <text:p>49.5313911437988</text:p>
              </table:table-cell>
              <table:table-cell office:value-type="float" office:value="-0.19063051044941">
                <text:p>-0.1906305104494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9.6020469665527">
                <text:p>49.6020469665527</text:p>
              </table:table-cell>
              <table:table-cell office:value-type="float" office:value="-0.192907392978668">
                <text:p>-0.19290739297866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9.6727066040039">
                <text:p>49.6727066040039</text:p>
              </table:table-cell>
              <table:table-cell office:value-type="float" office:value="-0.195201173424721">
                <text:p>-0.19520117342472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9.7433662414551">
                <text:p>49.7433662414551</text:p>
              </table:table-cell>
              <table:table-cell office:value-type="float" office:value="-0.1975117623806">
                <text:p>-0.197511762380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9.814022064209">
                <text:p>49.814022064209</text:p>
              </table:table-cell>
              <table:table-cell office:value-type="float" office:value="-0.199839130043983">
                <text:p>-0.19983913004398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9.8846817016602">
                <text:p>49.8846817016602</text:p>
              </table:table-cell>
              <table:table-cell office:value-type="float" office:value="-0.202183187007904">
                <text:p>-0.20218318700790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9.9553375244141">
                <text:p>49.9553375244141</text:p>
              </table:table-cell>
              <table:table-cell office:value-type="float" office:value="-0.20454415678978">
                <text:p>-0.2045441567897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0.0259971618652">
                <text:p>50.0259971618652</text:p>
              </table:table-cell>
              <table:table-cell office:value-type="float" office:value="-0.206917092204094">
                <text:p>-0.20691709220409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0.0966567993164">
                <text:p>50.0966567993164</text:p>
              </table:table-cell>
              <table:table-cell office:value-type="float" office:value="-0.209294781088829">
                <text:p>-0.20929478108882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0.1673126220703">
                <text:p>50.1673126220703</text:p>
              </table:table-cell>
              <table:table-cell office:value-type="float" office:value="-0.211686730384827">
                <text:p>-0.21168673038482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0.2379722595215">
                <text:p>50.2379722595215</text:p>
              </table:table-cell>
              <table:table-cell office:value-type="float" office:value="-0.214092865586281">
                <text:p>-0.21409286558628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0.3086318969727">
                <text:p>50.3086318969727</text:p>
              </table:table-cell>
              <table:table-cell office:value-type="float" office:value="-0.216513082385063">
                <text:p>-0.21651308238506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0.3792877197266">
                <text:p>50.3792877197266</text:p>
              </table:table-cell>
              <table:table-cell office:value-type="float" office:value="-0.21894758939743">
                <text:p>-0.2189475893974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0.4499473571777">
                <text:p>50.4499473571777</text:p>
              </table:table-cell>
              <table:table-cell office:value-type="float" office:value="-0.221396267414093">
                <text:p>-0.22139626741409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0.5206031799316">
                <text:p>50.5206031799316</text:p>
              </table:table-cell>
              <table:table-cell office:value-type="float" office:value="-0.223859146237373">
                <text:p>-0.22385914623737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0.5912628173828">
                <text:p>50.5912628173828</text:p>
              </table:table-cell>
              <table:table-cell office:value-type="float" office:value="-0.226336136460304">
                <text:p>-0.22633613646030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0.661922454834">
                <text:p>50.661922454834</text:p>
              </table:table-cell>
              <table:table-cell office:value-type="float" office:value="-0.228661760687828">
                <text:p>-0.22866176068782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0.7325782775879">
                <text:p>50.7325782775879</text:p>
              </table:table-cell>
              <table:table-cell office:value-type="float" office:value="-0.23086716234684">
                <text:p>-0.2308671623468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0.8032379150391">
                <text:p>50.8032379150391</text:p>
              </table:table-cell>
              <table:table-cell office:value-type="float" office:value="-0.233084052801132">
                <text:p>-0.23308405280113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0.873893737793">
                <text:p>50.873893737793</text:p>
              </table:table-cell>
              <table:table-cell office:value-type="float" office:value="-0.235312640666962">
                <text:p>-0.23531264066696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50.9445533752441">
                <text:p>50.9445533752441</text:p>
              </table:table-cell>
              <table:table-cell office:value-type="float" office:value="-0.237552791833878">
                <text:p>-0.23755279183387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51.0152130126953">
                <text:p>51.0152130126953</text:p>
              </table:table-cell>
              <table:table-cell office:value-type="float" office:value="-0.239804580807686">
                <text:p>-0.23980458080768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51.0858688354492">
                <text:p>51.0858688354492</text:p>
              </table:table-cell>
              <table:table-cell office:value-type="float" office:value="-0.24206779897213">
                <text:p>-0.2420677989721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1.1565284729004">
                <text:p>51.1565284729004</text:p>
              </table:table-cell>
              <table:table-cell office:value-type="float" office:value="-0.244342714548111">
                <text:p>-0.24434271454811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1.2271881103516">
                <text:p>51.2271881103516</text:p>
              </table:table-cell>
              <table:table-cell office:value-type="float" office:value="-0.24662920832634">
                <text:p>-0.2466292083263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51.2978439331055">
                <text:p>51.2978439331055</text:p>
              </table:table-cell>
              <table:table-cell office:value-type="float" office:value="-0.248493805527687">
                <text:p>-0.24849380552768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51.3685035705566">
                <text:p>51.3685035705566</text:p>
              </table:table-cell>
              <table:table-cell office:value-type="float" office:value="-0.250252664089203">
                <text:p>-0.25025266408920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51.4391593933105">
                <text:p>51.4391593933105</text:p>
              </table:table-cell>
              <table:table-cell office:value-type="float" office:value="-0.252020090818405">
                <text:p>-0.25202009081840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51.5098190307617">
                <text:p>51.5098190307617</text:p>
              </table:table-cell>
              <table:table-cell office:value-type="float" office:value="-0.253795981407166">
                <text:p>-0.25379598140716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1.5804786682129">
                <text:p>51.5804786682129</text:p>
              </table:table-cell>
              <table:table-cell office:value-type="float" office:value="-0.255580514669418">
                <text:p>-0.25558051466941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51.6511344909668">
                <text:p>51.6511344909668</text:p>
              </table:table-cell>
              <table:table-cell office:value-type="float" office:value="-0.257373571395874">
                <text:p>-0.25737357139587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51.721794128418">
                <text:p>51.721794128418</text:p>
              </table:table-cell>
              <table:table-cell office:value-type="float" office:value="-0.259175151586533">
                <text:p>-0.25917515158653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51.7924499511719">
                <text:p>51.7924499511719</text:p>
              </table:table-cell>
              <table:table-cell office:value-type="float" office:value="-0.260985225439072">
                <text:p>-0.26098522543907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51.8631095886231">
                <text:p>51.8631095886231</text:p>
              </table:table-cell>
              <table:table-cell office:value-type="float" office:value="-0.262787699699402">
                <text:p>-0.26278769969940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51.9337692260742">
                <text:p>51.9337692260742</text:p>
              </table:table-cell>
              <table:table-cell office:value-type="float" office:value="-0.264014571905136">
                <text:p>-0.26401457190513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52.0044250488281">
                <text:p>52.0044250488281</text:p>
              </table:table-cell>
              <table:table-cell office:value-type="float" office:value="-0.265247344970703">
                <text:p>-0.26524734497070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52.0750846862793">
                <text:p>52.0750846862793</text:p>
              </table:table-cell>
              <table:table-cell office:value-type="float" office:value="-0.26648622751236">
                <text:p>-0.2664862275123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52.1457443237305">
                <text:p>52.1457443237305</text:p>
              </table:table-cell>
              <table:table-cell office:value-type="float" office:value="-0.267731130123138">
                <text:p>-0.26773113012313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52.2164001464844">
                <text:p>52.2164001464844</text:p>
              </table:table-cell>
              <table:table-cell office:value-type="float" office:value="-0.268982023000717">
                <text:p>-0.26898202300071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2.2870597839355">
                <text:p>52.2870597839355</text:p>
              </table:table-cell>
              <table:table-cell office:value-type="float" office:value="-0.270238846540451">
                <text:p>-0.27023884654045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52.3577156066895">
                <text:p>52.3577156066895</text:p>
              </table:table-cell>
              <table:table-cell office:value-type="float" office:value="-0.271501779556274">
                <text:p>-0.27150177955627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2.4283752441406">
                <text:p>52.4283752441406</text:p>
              </table:table-cell>
              <table:table-cell office:value-type="float" office:value="-0.27277073264122">
                <text:p>-0.2727707326412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2.4990348815918">
                <text:p>52.4990348815918</text:p>
              </table:table-cell>
              <table:table-cell office:value-type="float" office:value="-0.273894608020782">
                <text:p>-0.27389460802078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2.5696907043457">
                <text:p>52.5696907043457</text:p>
              </table:table-cell>
              <table:table-cell office:value-type="float" office:value="-0.27459841966629">
                <text:p>-0.2745984196662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52.6403503417969">
                <text:p>52.6403503417969</text:p>
              </table:table-cell>
              <table:table-cell office:value-type="float" office:value="-0.275306791067123">
                <text:p>-0.27530679106712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2.7110099792481">
                <text:p>52.7110099792481</text:p>
              </table:table-cell>
              <table:table-cell office:value-type="float" office:value="-0.276001065969467">
                <text:p>-0.27600106596946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52.781665802002">
                <text:p>52.781665802002</text:p>
              </table:table-cell>
              <table:table-cell office:value-type="float" office:value="-0.276513516902924">
                <text:p>-0.27651351690292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2.8523254394531">
                <text:p>52.8523254394531</text:p>
              </table:table-cell>
              <table:table-cell office:value-type="float" office:value="-0.277033984661102">
                <text:p>-0.27703398466110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2.9229850769043">
                <text:p>52.9229850769043</text:p>
              </table:table-cell>
              <table:table-cell office:value-type="float" office:value="-0.277562409639359">
                <text:p>-0.27756240963935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52.9936408996582">
                <text:p>52.9936408996582</text:p>
              </table:table-cell>
              <table:table-cell office:value-type="float" office:value="-0.278098672628403">
                <text:p>-0.27809867262840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3.0643005371094">
                <text:p>53.0643005371094</text:p>
              </table:table-cell>
              <table:table-cell office:value-type="float" office:value="-0.278643071651459">
                <text:p>-0.27864307165145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53.1349563598633">
                <text:p>53.1349563598633</text:p>
              </table:table-cell>
              <table:table-cell office:value-type="float" office:value="-0.278873056173325">
                <text:p>-0.27887305617332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53.2056159973145">
                <text:p>53.2056159973145</text:p>
              </table:table-cell>
              <table:table-cell office:value-type="float" office:value="-0.278784900903702">
                <text:p>-0.27878490090370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53.2762718200684">
                <text:p>53.2762718200684</text:p>
              </table:table-cell>
              <table:table-cell office:value-type="float" office:value="-0.278705149888992">
                <text:p>-0.27870514988899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53.3469314575195">
                <text:p>53.3469314575195</text:p>
              </table:table-cell>
              <table:table-cell office:value-type="float" office:value="-0.278633713722229">
                <text:p>-0.27863371372222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53.4175910949707">
                <text:p>53.4175910949707</text:p>
              </table:table-cell>
              <table:table-cell office:value-type="float" office:value="-0.278570473194122">
                <text:p>-0.27857047319412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53.4882469177246">
                <text:p>53.4882469177246</text:p>
              </table:table-cell>
              <table:table-cell office:value-type="float" office:value="-0.278515636920929">
                <text:p>-0.27851563692092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53.5589065551758">
                <text:p>53.5589065551758</text:p>
              </table:table-cell>
              <table:table-cell office:value-type="float" office:value="-0.278469085693359">
                <text:p>-0.27846908569335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53.629566192627">
                <text:p>53.629566192627</text:p>
              </table:table-cell>
              <table:table-cell office:value-type="float" office:value="-0.278430849313736">
                <text:p>-0.27843084931373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53.7002220153809">
                <text:p>53.7002220153809</text:p>
              </table:table-cell>
              <table:table-cell office:value-type="float" office:value="-0.278400808572769">
                <text:p>-0.27840080857276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53.770881652832">
                <text:p>53.770881652832</text:p>
              </table:table-cell>
              <table:table-cell office:value-type="float" office:value="-0.277896821498871">
                <text:p>-0.27789682149887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53.8415374755859">
                <text:p>53.8415374755859</text:p>
              </table:table-cell>
              <table:table-cell office:value-type="float" office:value="-0.277223885059357">
                <text:p>-0.27722388505935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53.9121971130371">
                <text:p>53.9121971130371</text:p>
              </table:table-cell>
              <table:table-cell office:value-type="float" office:value="-0.276558458805084">
                <text:p>-0.27655845880508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53.9828567504883">
                <text:p>53.9828567504883</text:p>
              </table:table-cell>
              <table:table-cell office:value-type="float" office:value="-0.27590075135231">
                <text:p>-0.2759007513523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54.0535125732422">
                <text:p>54.0535125732422</text:p>
              </table:table-cell>
              <table:table-cell office:value-type="float" office:value="-0.275250643491745">
                <text:p>-0.27525064349174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4.1241722106934">
                <text:p>54.1241722106934</text:p>
              </table:table-cell>
              <table:table-cell office:value-type="float" office:value="-0.274608165025711">
                <text:p>-0.27460816502571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54.1948318481445">
                <text:p>54.1948318481445</text:p>
              </table:table-cell>
              <table:table-cell office:value-type="float" office:value="-0.273973166942596">
                <text:p>-0.27397316694259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54.2654876708984">
                <text:p>54.2654876708984</text:p>
              </table:table-cell>
              <table:table-cell office:value-type="float" office:value="-0.273345917463303">
                <text:p>-0.27334591746330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4.3361473083496">
                <text:p>54.3361473083496</text:p>
              </table:table-cell>
              <table:table-cell office:value-type="float" office:value="-0.272726267576218">
                <text:p>-0.27272626757621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54.4068069458008">
                <text:p>54.4068069458008</text:p>
              </table:table-cell>
              <table:table-cell office:value-type="float" office:value="-0.271568208932877">
                <text:p>-0.27156820893287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4.4774627685547">
                <text:p>54.4774627685547</text:p>
              </table:table-cell>
              <table:table-cell office:value-type="float" office:value="-0.27040046453476">
                <text:p>-0.2704004645347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54.5481224060059">
                <text:p>54.5481224060059</text:p>
              </table:table-cell>
              <table:table-cell office:value-type="float" office:value="-0.269241601228714">
                <text:p>-0.26924160122871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54.618782043457">
                <text:p>54.618782043457</text:p>
              </table:table-cell>
              <table:table-cell office:value-type="float" office:value="-0.268091529607773">
                <text:p>-0.26809152960777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54.6894378662109">
                <text:p>54.6894378662109</text:p>
              </table:table-cell>
              <table:table-cell office:value-type="float" office:value="-0.266950458288193">
                <text:p>-0.26695045828819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54.7600975036621">
                <text:p>54.7600975036621</text:p>
              </table:table-cell>
              <table:table-cell office:value-type="float" office:value="-0.265818297863007">
                <text:p>-0.26581829786300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54.830753326416">
                <text:p>54.830753326416</text:p>
              </table:table-cell>
              <table:table-cell office:value-type="float" office:value="-0.264695018529892">
                <text:p>-0.26469501852989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54.9014129638672">
                <text:p>54.9014129638672</text:p>
              </table:table-cell>
              <table:table-cell office:value-type="float" office:value="-0.263580530881882">
                <text:p>-0.26358053088188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54.9720726013184">
                <text:p>54.9720726013184</text:p>
              </table:table-cell>
              <table:table-cell office:value-type="float" office:value="-0.262372940778732">
                <text:p>-0.26237294077873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5.0427284240723">
                <text:p>55.0427284240723</text:p>
              </table:table-cell>
              <table:table-cell office:value-type="float" office:value="-0.260772198438644">
                <text:p>-0.26077219843864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55.1133880615234">
                <text:p>55.1133880615234</text:p>
              </table:table-cell>
              <table:table-cell office:value-type="float" office:value="-0.259183436632156">
                <text:p>-0.25918343663215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55.1840438842774">
                <text:p>55.1840438842774</text:p>
              </table:table-cell>
              <table:table-cell office:value-type="float" office:value="-0.257606863975525">
                <text:p>-0.25760686397552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5.2547035217285">
                <text:p>55.2547035217285</text:p>
              </table:table-cell>
              <table:table-cell office:value-type="float" office:value="-0.256042331457138">
                <text:p>-0.25604233145713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55.3253593444824">
                <text:p>55.3253593444824</text:p>
              </table:table-cell>
              <table:table-cell office:value-type="float" office:value="-0.254489898681641">
                <text:p>-0.25448989868164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5.3960189819336">
                <text:p>55.3960189819336</text:p>
              </table:table-cell>
              <table:table-cell office:value-type="float" office:value="-0.252949416637421">
                <text:p>-0.25294941663742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5.4666786193848">
                <text:p>55.4666786193848</text:p>
              </table:table-cell>
              <table:table-cell office:value-type="float" office:value="-0.251421123743057">
                <text:p>-0.25142112374305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5.5373344421387">
                <text:p>55.5373344421387</text:p>
              </table:table-cell>
              <table:table-cell office:value-type="float" office:value="-0.249904900789261">
                <text:p>-0.24990490078926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5.6079940795898">
                <text:p>55.6079940795898</text:p>
              </table:table-cell>
              <table:table-cell office:value-type="float" office:value="-0.24821138381958">
                <text:p>-0.2482113838195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5.6786499023437">
                <text:p>55.6786499023437</text:p>
              </table:table-cell>
              <table:table-cell office:value-type="float" office:value="-0.246286779642105">
                <text:p>-0.24628677964210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5.7493095397949">
                <text:p>55.7493095397949</text:p>
              </table:table-cell>
              <table:table-cell office:value-type="float" office:value="-0.244375333189964">
                <text:p>-0.24437533318996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5.8199691772461">
                <text:p>55.8199691772461</text:p>
              </table:table-cell>
              <table:table-cell office:value-type="float" office:value="-0.242477059364319">
                <text:p>-0.24247705936431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5.890625">
                <text:p>55.890625</text:p>
              </table:table-cell>
              <table:table-cell office:value-type="float" office:value="-0.240592032670975">
                <text:p>-0.24059203267097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5.9612846374512">
                <text:p>55.9612846374512</text:p>
              </table:table-cell>
              <table:table-cell office:value-type="float" office:value="-0.238720208406448">
                <text:p>-0.23872020840644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56.0319442749023">
                <text:p>56.0319442749023</text:p>
              </table:table-cell>
              <table:table-cell office:value-type="float" office:value="-0.236861631274223">
                <text:p>-0.23686163127422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6.1026000976563">
                <text:p>56.1026000976563</text:p>
              </table:table-cell>
              <table:table-cell office:value-type="float" office:value="-0.235016152262688">
                <text:p>-0.23501615226268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6.1732597351074">
                <text:p>56.1732597351074</text:p>
              </table:table-cell>
              <table:table-cell office:value-type="float" office:value="-0.233183979988098">
                <text:p>-0.23318397998809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6.2439193725586">
                <text:p>56.2439193725586</text:p>
              </table:table-cell>
              <table:table-cell office:value-type="float" office:value="-0.231172889471054">
                <text:p>-0.23117288947105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6.3145751953125">
                <text:p>56.3145751953125</text:p>
              </table:table-cell>
              <table:table-cell office:value-type="float" office:value="-0.229081183671951">
                <text:p>-0.22908118367195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6.3852348327637">
                <text:p>56.3852348327637</text:p>
              </table:table-cell>
              <table:table-cell office:value-type="float" office:value="-0.22700209915638">
                <text:p>-0.2270020991563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6.4558944702148">
                <text:p>56.4558944702148</text:p>
              </table:table-cell>
              <table:table-cell office:value-type="float" office:value="-0.224935591220856">
                <text:p>-0.22493559122085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56.5265502929688">
                <text:p>56.5265502929688</text:p>
              </table:table-cell>
              <table:table-cell office:value-type="float" office:value="-0.222881659865379">
                <text:p>-0.22288165986537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56.5972099304199">
                <text:p>56.5972099304199</text:p>
              </table:table-cell>
              <table:table-cell office:value-type="float" office:value="-0.220840334892273">
                <text:p>-0.22084033489227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6.6678657531738">
                <text:p>56.6678657531738</text:p>
              </table:table-cell>
              <table:table-cell office:value-type="float" office:value="-0.21881166100502">
                <text:p>-0.2188116610050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6.738525390625">
                <text:p>56.738525390625</text:p>
              </table:table-cell>
              <table:table-cell office:value-type="float" office:value="-0.216795518994331">
                <text:p>-0.21679551899433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6.8091812133789">
                <text:p>56.8091812133789</text:p>
              </table:table-cell>
              <table:table-cell office:value-type="float" office:value="-0.21479195356369">
                <text:p>-0.2147919535636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6.8798408508301">
                <text:p>56.8798408508301</text:p>
              </table:table-cell>
              <table:table-cell office:value-type="float" office:value="-0.212720707058907">
                <text:p>-0.21272070705890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6.9505004882813">
                <text:p>56.9505004882813</text:p>
              </table:table-cell>
              <table:table-cell office:value-type="float" office:value="-0.210647627711296">
                <text:p>-0.21064762771129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7.0211563110352">
                <text:p>57.0211563110352</text:p>
              </table:table-cell>
              <table:table-cell office:value-type="float" office:value="-0.208579644560814">
                <text:p>-0.20857964456081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7.0918159484863">
                <text:p>57.0918159484863</text:p>
              </table:table-cell>
              <table:table-cell office:value-type="float" office:value="-0.206524148583412">
                <text:p>-0.20652414858341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7.1624717712402">
                <text:p>57.1624717712402</text:p>
              </table:table-cell>
              <table:table-cell office:value-type="float" office:value="-0.204481199383736">
                <text:p>-0.20448119938373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7.2331314086914">
                <text:p>57.2331314086914</text:p>
              </table:table-cell>
              <table:table-cell office:value-type="float" office:value="-0.202450707554817">
                <text:p>-0.20245070755481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7.3037910461426">
                <text:p>57.3037910461426</text:p>
              </table:table-cell>
              <table:table-cell office:value-type="float" office:value="-0.200432643294334">
                <text:p>-0.20043264329433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7.3744468688965">
                <text:p>57.3744468688965</text:p>
              </table:table-cell>
              <table:table-cell office:value-type="float" office:value="-0.19842717051506">
                <text:p>-0.1984271705150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7.4451065063477">
                <text:p>57.4451065063477</text:p>
              </table:table-cell>
              <table:table-cell office:value-type="float" office:value="-0.196436300873756">
                <text:p>-0.19643630087375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7.5157661437988">
                <text:p>57.5157661437988</text:p>
              </table:table-cell>
              <table:table-cell office:value-type="float" office:value="-0.194471284747124">
                <text:p>-0.19447128474712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57.5864219665527">
                <text:p>57.5864219665527</text:p>
              </table:table-cell>
              <table:table-cell office:value-type="float" office:value="-0.192519664764404">
                <text:p>-0.19251966476440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57.6570816040039">
                <text:p>57.6570816040039</text:p>
              </table:table-cell>
              <table:table-cell office:value-type="float" office:value="-0.190581515431404">
                <text:p>-0.19058151543140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57.7277412414551">
                <text:p>57.7277412414551</text:p>
              </table:table-cell>
              <table:table-cell office:value-type="float" office:value="-0.188656687736511">
                <text:p>-0.18865668773651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57.798397064209">
                <text:p>57.798397064209</text:p>
              </table:table-cell>
              <table:table-cell office:value-type="float" office:value="-0.186745300889015">
                <text:p>-0.18674530088901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7.8690567016602">
                <text:p>57.8690567016602</text:p>
              </table:table-cell>
              <table:table-cell office:value-type="float" office:value="-0.184847369790077">
                <text:p>-0.18484736979007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7.9397163391113">
                <text:p>57.9397163391113</text:p>
              </table:table-cell>
              <table:table-cell office:value-type="float" office:value="-0.18296280503273">
                <text:p>-0.1829628050327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58.0103721618652">
                <text:p>58.0103721618652</text:p>
              </table:table-cell>
              <table:table-cell office:value-type="float" office:value="-0.181091651320457">
                <text:p>-0.18109165132045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58.0810317993164">
                <text:p>58.0810317993164</text:p>
              </table:table-cell>
              <table:table-cell office:value-type="float" office:value="-0.179249748587608">
                <text:p>-0.17924974858760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58.1516876220703">
                <text:p>58.1516876220703</text:p>
              </table:table-cell>
              <table:table-cell office:value-type="float" office:value="-0.177447631955147">
                <text:p>-0.17744763195514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8.2223472595215">
                <text:p>58.2223472595215</text:p>
              </table:table-cell>
              <table:table-cell office:value-type="float" office:value="-0.1756591796875">
                <text:p>-0.175659179687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58.2930068969727">
                <text:p>58.2930068969727</text:p>
              </table:table-cell>
              <table:table-cell office:value-type="float" office:value="-0.173884525895119">
                <text:p>-0.17388452589511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58.3636627197266">
                <text:p>58.3636627197266</text:p>
              </table:table-cell>
              <table:table-cell office:value-type="float" office:value="-0.172123670578003">
                <text:p>-0.17212367057800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58.4343223571777">
                <text:p>58.4343223571777</text:p>
              </table:table-cell>
              <table:table-cell office:value-type="float" office:value="-0.170376509428024">
                <text:p>-0.17037650942802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8.5049781799316">
                <text:p>58.5049781799316</text:p>
              </table:table-cell>
              <table:table-cell office:value-type="float" office:value="-0.168643146753311">
                <text:p>-0.16864314675331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8.5756378173828">
                <text:p>58.5756378173828</text:p>
              </table:table-cell>
              <table:table-cell office:value-type="float" office:value="-0.166923508048058">
                <text:p>-0.16692350804805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8.6462936401367">
                <text:p>58.6462936401367</text:p>
              </table:table-cell>
              <table:table-cell office:value-type="float" office:value="-0.165217652916908">
                <text:p>-0.16521765291690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8.7169532775879">
                <text:p>58.7169532775879</text:p>
              </table:table-cell>
              <table:table-cell office:value-type="float" office:value="-0.16357447206974">
                <text:p>-0.1635744720697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58.7876129150391">
                <text:p>58.7876129150391</text:p>
              </table:table-cell>
              <table:table-cell office:value-type="float" office:value="-0.161973565816879">
                <text:p>-0.16197356581687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58.858268737793">
                <text:p>58.858268737793</text:p>
              </table:table-cell>
              <table:table-cell office:value-type="float" office:value="-0.160383492708206">
                <text:p>-0.16038349270820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58.9289283752441">
                <text:p>58.9289283752441</text:p>
              </table:table-cell>
              <table:table-cell office:value-type="float" office:value="-0.158804148435593">
                <text:p>-0.15880414843559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58.9995880126953">
                <text:p>58.9995880126953</text:p>
              </table:table-cell>
              <table:table-cell office:value-type="float" office:value="-0.157235652208328">
                <text:p>-0.15723565220832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59.0702438354492">
                <text:p>59.0702438354492</text:p>
              </table:table-cell>
              <table:table-cell office:value-type="float" office:value="-0.155677899718285">
                <text:p>-0.15567789971828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59.1409034729004">
                <text:p>59.1409034729004</text:p>
              </table:table-cell>
              <table:table-cell office:value-type="float" office:value="-0.154130965471268">
                <text:p>-0.15413096547126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9.2115631103516">
                <text:p>59.2115631103516</text:p>
              </table:table-cell>
              <table:table-cell office:value-type="float" office:value="-0.15259476006031">
                <text:p>-0.1525947600603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59.2822189331055">
                <text:p>59.2822189331055</text:p>
              </table:table-cell>
              <table:table-cell office:value-type="float" office:value="-0.151069357991219">
                <text:p>-0.15106935799121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59.3528785705566">
                <text:p>59.3528785705566</text:p>
              </table:table-cell>
              <table:table-cell office:value-type="float" office:value="-0.149580419063568">
                <text:p>-0.14958041906356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9.4235382080078">
                <text:p>59.4235382080078</text:p>
              </table:table-cell>
              <table:table-cell office:value-type="float" office:value="-0.148104220628738">
                <text:p>-0.14810422062873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9.4941940307617">
                <text:p>59.4941940307617</text:p>
              </table:table-cell>
              <table:table-cell office:value-type="float" office:value="-0.14663602411747">
                <text:p>-0.1466360241174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59.5648536682129">
                <text:p>59.5648536682129</text:p>
              </table:table-cell>
              <table:table-cell office:value-type="float" office:value="-0.145175755023956">
                <text:p>-0.14517575502395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59.6355133056641">
                <text:p>59.6355133056641</text:p>
              </table:table-cell>
              <table:table-cell office:value-type="float" office:value="-0.14372344315052">
                <text:p>-0.1437234431505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9.706169128418">
                <text:p>59.706169128418</text:p>
              </table:table-cell>
              <table:table-cell office:value-type="float" office:value="-0.142279118299484">
                <text:p>-0.14227911829948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59.7768287658691">
                <text:p>59.7768287658691</text:p>
              </table:table-cell>
              <table:table-cell office:value-type="float" office:value="-0.140842735767365">
                <text:p>-0.14084273576736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9.847484588623">
                <text:p>59.847484588623</text:p>
              </table:table-cell>
              <table:table-cell office:value-type="float" office:value="-0.139414340257645">
                <text:p>-0.13941434025764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59.9181442260742">
                <text:p>59.9181442260742</text:p>
              </table:table-cell>
              <table:table-cell office:value-type="float" office:value="-0.137989968061447">
                <text:p>-0.13798996806144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59.9888000488281">
                <text:p>59.9888000488281</text:p>
              </table:table-cell>
              <table:table-cell office:value-type="float" office:value="-0.136531174182892">
                <text:p>-0.13653117418289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60.0594596862793">
                <text:p>60.0594596862793</text:p>
              </table:table-cell>
              <table:table-cell office:value-type="float" office:value="-0.135080233216286">
                <text:p>-0.13508023321628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60.1301193237305">
                <text:p>60.1301193237305</text:p>
              </table:table-cell>
              <table:table-cell office:value-type="float" office:value="-0.133637189865112">
                <text:p>-0.13363718986511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60.2007751464844">
                <text:p>60.2007751464844</text:p>
              </table:table-cell>
              <table:table-cell office:value-type="float" office:value="-0.132202073931694">
                <text:p>-0.13220207393169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60.2714347839356">
                <text:p>60.2714347839356</text:p>
              </table:table-cell>
              <table:table-cell office:value-type="float" office:value="-0.130774810910225">
                <text:p>-0.13077481091022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60.3420906066895">
                <text:p>60.3420906066895</text:p>
              </table:table-cell>
              <table:table-cell office:value-type="float" office:value="-0.129355475306511">
                <text:p>-0.12935547530651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60.4127502441406">
                <text:p>60.4127502441406</text:p>
              </table:table-cell>
              <table:table-cell office:value-type="float" office:value="-0.127944007515907">
                <text:p>-0.12794400751590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60.4834098815918">
                <text:p>60.4834098815918</text:p>
              </table:table-cell>
              <table:table-cell office:value-type="float" office:value="-0.126540467143059">
                <text:p>-0.12654046714305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60.5540657043457">
                <text:p>60.5540657043457</text:p>
              </table:table-cell>
              <table:table-cell office:value-type="float" office:value="-0.125119313597679">
                <text:p>-0.12511931359767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60.6247253417969">
                <text:p>60.6247253417969</text:p>
              </table:table-cell>
              <table:table-cell office:value-type="float" office:value="-0.123651899397373">
                <text:p>-0.12365189939737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60.6953849792481">
                <text:p>60.6953849792481</text:p>
              </table:table-cell>
              <table:table-cell office:value-type="float" office:value="-0.122192583978176">
                <text:p>-0.12219258397817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60.766040802002">
                <text:p>60.766040802002</text:p>
              </table:table-cell>
              <table:table-cell office:value-type="float" office:value="-0.120741300284863">
                <text:p>-0.12074130028486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60.8367004394531">
                <text:p>60.8367004394531</text:p>
              </table:table-cell>
              <table:table-cell office:value-type="float" office:value="-0.1192981377244">
                <text:p>-0.119298137724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60.9073600769043">
                <text:p>60.9073600769043</text:p>
              </table:table-cell>
              <table:table-cell office:value-type="float" office:value="-0.11786299943924">
                <text:p>-0.1178629994392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60.9780158996582">
                <text:p>60.9780158996582</text:p>
              </table:table-cell>
              <table:table-cell office:value-type="float" office:value="-0.116435974836349">
                <text:p>-0.11643597483634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61.0486755371094">
                <text:p>61.0486755371094</text:p>
              </table:table-cell>
              <table:table-cell office:value-type="float" office:value="-0.115016974508762">
                <text:p>-0.11501697450876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61.1193351745605">
                <text:p>61.1193351745605</text:p>
              </table:table-cell>
              <table:table-cell office:value-type="float" office:value="-0.113606072962284">
                <text:p>-0.11360607296228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61.1899909973145">
                <text:p>61.1899909973145</text:p>
              </table:table-cell>
              <table:table-cell office:value-type="float" office:value="-0.112177215516567">
                <text:p>-0.11217721551656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61.2606506347656">
                <text:p>61.2606506347656</text:p>
              </table:table-cell>
              <table:table-cell office:value-type="float" office:value="-0.110720708966255">
                <text:p>-0.11072070896625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61.3313064575195">
                <text:p>61.3313064575195</text:p>
              </table:table-cell>
              <table:table-cell office:value-type="float" office:value="-0.109272062778473">
                <text:p>-0.10927206277847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61.4019660949707">
                <text:p>61.4019660949707</text:p>
              </table:table-cell>
              <table:table-cell office:value-type="float" office:value="-0.107831120491028">
                <text:p>-0.10783112049102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61.4726219177246">
                <text:p>61.4726219177246</text:p>
              </table:table-cell>
              <table:table-cell office:value-type="float" office:value="-0.10639800131321">
                <text:p>-0.1063980013132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61.5432815551758">
                <text:p>61.5432815551758</text:p>
              </table:table-cell>
              <table:table-cell office:value-type="float" office:value="-0.104972623288631">
                <text:p>-0.10497262328863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61.613941192627">
                <text:p>61.613941192627</text:p>
              </table:table-cell>
              <table:table-cell office:value-type="float" office:value="-0.103555053472519">
                <text:p>-0.10355505347251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61.6845970153809">
                <text:p>61.6845970153809</text:p>
              </table:table-cell>
              <table:table-cell office:value-type="float" office:value="-0.102145276963711">
                <text:p>-0.10214527696371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61.755256652832">
                <text:p>61.755256652832</text:p>
              </table:table-cell>
              <table:table-cell office:value-type="float" office:value="-0.100743241608143">
                <text:p>-0.10074324160814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61.8259124755859">
                <text:p>61.8259124755859</text:p>
              </table:table-cell>
              <table:table-cell office:value-type="float" office:value="-0.0993039011955261">
                <text:p>-0.099303901195526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1.8965721130371">
                <text:p>61.8965721130371</text:p>
              </table:table-cell>
              <table:table-cell office:value-type="float" office:value="-0.0978583469986916">
                <text:p>-0.097858346998691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61.9672317504883">
                <text:p>61.9672317504883</text:p>
              </table:table-cell>
              <table:table-cell office:value-type="float" office:value="-0.096418522298336">
                <text:p>-0.09641852229833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62.0378875732422">
                <text:p>62.0378875732422</text:p>
              </table:table-cell>
              <table:table-cell office:value-type="float" office:value="-0.0949845016002655">
                <text:p>-0.094984501600265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62.1085472106934">
                <text:p>62.1085472106934</text:p>
              </table:table-cell>
              <table:table-cell office:value-type="float" office:value="-0.093556135892868">
                <text:p>-0.09355613589286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62.1792030334473">
                <text:p>62.1792030334473</text:p>
              </table:table-cell>
              <table:table-cell office:value-type="float" office:value="-0.0921335369348526">
                <text:p>-0.092133536934852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62.2498626708984">
                <text:p>62.2498626708984</text:p>
              </table:table-cell>
              <table:table-cell office:value-type="float" office:value="-0.0907166227698326">
                <text:p>-0.090716622769832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62.3205223083496">
                <text:p>62.3205223083496</text:p>
              </table:table-cell>
              <table:table-cell office:value-type="float" office:value="-0.0893055200576782">
                <text:p>-0.089305520057678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62.3911781311035">
                <text:p>62.3911781311035</text:p>
              </table:table-cell>
              <table:table-cell office:value-type="float" office:value="-0.0879010558128357">
                <text:p>-0.087901055812835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62.4618377685547">
                <text:p>62.4618377685547</text:p>
              </table:table-cell>
              <table:table-cell office:value-type="float" office:value="-0.0865415558218956">
                <text:p>-0.086541555821895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62.5324974060059">
                <text:p>62.5324974060059</text:p>
              </table:table-cell>
              <table:table-cell office:value-type="float" office:value="-0.085185132920742">
                <text:p>-0.08518513292074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62.6031532287598">
                <text:p>62.6031532287598</text:p>
              </table:table-cell>
              <table:table-cell office:value-type="float" office:value="-0.0838316157460213">
                <text:p>-0.083831615746021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62.6738128662109">
                <text:p>62.6738128662109</text:p>
              </table:table-cell>
              <table:table-cell office:value-type="float" office:value="-0.0824811309576035">
                <text:p>-0.082481130957603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62.7444725036621">
                <text:p>62.7444725036621</text:p>
              </table:table-cell>
              <table:table-cell office:value-type="float" office:value="-0.081133596599102">
                <text:p>-0.08113359659910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62.815128326416">
                <text:p>62.815128326416</text:p>
              </table:table-cell>
              <table:table-cell office:value-type="float" office:value="-0.0797891393303871">
                <text:p>-0.079789139330387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62.8857879638672">
                <text:p>62.8857879638672</text:p>
              </table:table-cell>
              <table:table-cell office:value-type="float" office:value="-0.0784475952386856">
                <text:p>-0.078447595238685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62.9564476013184">
                <text:p>62.9564476013184</text:p>
              </table:table-cell>
              <table:table-cell office:value-type="float" office:value="-0.0771090388298035">
                <text:p>-0.077109038829803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63.0271034240723">
                <text:p>63.0271034240723</text:p>
              </table:table-cell>
              <table:table-cell office:value-type="float" office:value="-0.075820803642273">
                <text:p>-0.07582080364227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63.0977630615234">
                <text:p>63.0977630615234</text:p>
              </table:table-cell>
              <table:table-cell office:value-type="float" office:value="-0.0746685862541199">
                <text:p>-0.074668586254119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63.1684188842773">
                <text:p>63.1684188842773</text:p>
              </table:table-cell>
              <table:table-cell office:value-type="float" office:value="-0.0735160037875176">
                <text:p>-0.073516003787517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63.2390785217285">
                <text:p>63.2390785217285</text:p>
              </table:table-cell>
              <table:table-cell office:value-type="float" office:value="-0.0723630413413048">
                <text:p>-0.072363041341304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63.3097343444824">
                <text:p>63.3097343444824</text:p>
              </table:table-cell>
              <table:table-cell office:value-type="float" office:value="-0.0712096765637398">
                <text:p>-0.071209676563739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63.3803939819336">
                <text:p>63.3803939819336</text:p>
              </table:table-cell>
              <table:table-cell office:value-type="float" office:value="-0.0700558722019196">
                <text:p>-0.070055872201919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63.4510536193848">
                <text:p>63.4510536193848</text:p>
              </table:table-cell>
              <table:table-cell office:value-type="float" office:value="-0.0689016729593277">
                <text:p>-0.068901672959327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63.5217094421387">
                <text:p>63.5217094421387</text:p>
              </table:table-cell>
              <table:table-cell office:value-type="float" office:value="-0.0677471682429314">
                <text:p>-0.067747168242931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63.5923690795898">
                <text:p>63.5923690795898</text:p>
              </table:table-cell>
              <table:table-cell office:value-type="float" office:value="-0.0665921792387962">
                <text:p>-0.066592179238796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63.6630249023438">
                <text:p>63.6630249023438</text:p>
              </table:table-cell>
              <table:table-cell office:value-type="float" office:value="-0.0655810385942459">
                <text:p>-0.065581038594245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63.7336845397949">
                <text:p>63.7336845397949</text:p>
              </table:table-cell>
              <table:table-cell office:value-type="float" office:value="-0.0647143796086311">
                <text:p>-0.064714379608631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63.8043441772461">
                <text:p>63.8043441772461</text:p>
              </table:table-cell>
              <table:table-cell office:value-type="float" office:value="-0.0638433769345284">
                <text:p>-0.063843376934528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63.875">
                <text:p>63.875</text:p>
              </table:table-cell>
              <table:table-cell office:value-type="float" office:value="-0.062968023121357">
                <text:p>-0.06296802312135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63.9456596374512">
                <text:p>63.9456596374512</text:p>
              </table:table-cell>
              <table:table-cell office:value-type="float" office:value="-0.0620883330702782">
                <text:p>-0.062088333070278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64.0163192749023">
                <text:p>64.0163192749023</text:p>
              </table:table-cell>
              <table:table-cell office:value-type="float" office:value="-0.0612043850123882">
                <text:p>-0.061204385012388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64.0869750976563">
                <text:p>64.0869750976563</text:p>
              </table:table-cell>
              <table:table-cell office:value-type="float" office:value="-0.0603160373866558">
                <text:p>-0.060316037386655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64.1576309204102">
                <text:p>64.1576309204102</text:p>
              </table:table-cell>
              <table:table-cell office:value-type="float" office:value="-0.059423390775919">
                <text:p>-0.05942339077591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64.2282943725586">
                <text:p>64.2282943725586</text:p>
              </table:table-cell>
              <table:table-cell office:value-type="float" office:value="-0.0585264265537262">
                <text:p>-0.058526426553726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64.2989501953125">
                <text:p>64.2989501953125</text:p>
              </table:table-cell>
              <table:table-cell office:value-type="float" office:value="-0.0578635260462761">
                <text:p>-0.057863526046276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64.3696060180664">
                <text:p>64.3696060180664</text:p>
              </table:table-cell>
              <table:table-cell office:value-type="float" office:value="-0.0572805479168892">
                <text:p>-0.057280547916889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64.4402694702148">
                <text:p>64.4402694702148</text:p>
              </table:table-cell>
              <table:table-cell office:value-type="float" office:value="-0.0566888600587845">
                <text:p>-0.056688860058784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64.5109252929688">
                <text:p>64.5109252929688</text:p>
              </table:table-cell>
              <table:table-cell office:value-type="float" office:value="-0.0560884103178978">
                <text:p>-0.056088410317897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64.5815811157227">
                <text:p>64.5815811157227</text:p>
              </table:table-cell>
              <table:table-cell office:value-type="float" office:value="-0.0554791986942291">
                <text:p>-0.055479198694229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64.6522445678711">
                <text:p>64.6522445678711</text:p>
              </table:table-cell>
              <table:table-cell office:value-type="float" office:value="-0.0548578836023808">
                <text:p>-0.054857883602380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64.722900390625">
                <text:p>64.722900390625</text:p>
              </table:table-cell>
              <table:table-cell office:value-type="float" office:value="-0.0542066916823387">
                <text:p>-0.054206691682338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64.7935562133789">
                <text:p>64.7935562133789</text:p>
              </table:table-cell>
              <table:table-cell office:value-type="float" office:value="-0.0535469129681587">
                <text:p>-0.053546912968158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64.8642196655274">
                <text:p>64.8642196655274</text:p>
              </table:table-cell>
              <table:table-cell office:value-type="float" office:value="-0.0528785958886147">
                <text:p>-0.052878595888614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64.9348754882813">
                <text:p>64.9348754882813</text:p>
              </table:table-cell>
              <table:table-cell office:value-type="float" office:value="-0.0524639748036861">
                <text:p>-0.052463974803686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65.0055313110352">
                <text:p>65.0055313110352</text:p>
              </table:table-cell>
              <table:table-cell office:value-type="float" office:value="-0.0520476847887039">
                <text:p>-0.052047684788703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65.0761947631836">
                <text:p>65.0761947631836</text:p>
              </table:table-cell>
              <table:table-cell office:value-type="float" office:value="-0.0516202040016651">
                <text:p>-0.051620204001665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65.1468505859375">
                <text:p>65.1468505859375</text:p>
              </table:table-cell>
              <table:table-cell office:value-type="float" office:value="-0.0511815845966339">
                <text:p>-0.051181584596633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65.2175064086914">
                <text:p>65.2175064086914</text:p>
              </table:table-cell>
              <table:table-cell office:value-type="float" office:value="-0.0507317557930946">
                <text:p>-0.050731755793094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65.2881698608398">
                <text:p>65.2881698608398</text:p>
              </table:table-cell>
              <table:table-cell office:value-type="float" office:value="-0.05027075111866">
                <text:p>-0.0502707511186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65.3588256835937">
                <text:p>65.3588256835937</text:p>
              </table:table-cell>
              <table:table-cell office:value-type="float" office:value="-0.0497985891997814">
                <text:p>-0.049798589199781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65.4294815063477">
                <text:p>65.4294815063477</text:p>
              </table:table-cell>
              <table:table-cell office:value-type="float" office:value="-0.0493152476847172">
                <text:p>-0.049315247684717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65.5001373291016">
                <text:p>65.5001373291016</text:p>
              </table:table-cell>
              <table:table-cell office:value-type="float" office:value="-0.0488597862422466">
                <text:p>-0.048859786242246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65.57080078125">
                <text:p>65.57080078125</text:p>
              </table:table-cell>
              <table:table-cell office:value-type="float" office:value="-0.0485490150749683">
                <text:p>-0.048549015074968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65.6414566040039">
                <text:p>65.6414566040039</text:p>
              </table:table-cell>
              <table:table-cell office:value-type="float" office:value="-0.0482266657054424">
                <text:p>-0.048226665705442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65.7121124267578">
                <text:p>65.7121124267578</text:p>
              </table:table-cell>
              <table:table-cell office:value-type="float" office:value="-0.0478926934301853">
                <text:p>-0.047892693430185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65.7827758789063">
                <text:p>65.7827758789063</text:p>
              </table:table-cell>
              <table:table-cell office:value-type="float" office:value="-0.0475471206009388">
                <text:p>-0.047547120600938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65.8534317016602">
                <text:p>65.8534317016602</text:p>
              </table:table-cell>
              <table:table-cell office:value-type="float" office:value="-0.0471899621188641">
                <text:p>-0.047189962118864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65.9240875244141">
                <text:p>65.9240875244141</text:p>
              </table:table-cell>
              <table:table-cell office:value-type="float" office:value="-0.0468211956322193">
                <text:p>-0.046821195632219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65.994743347168">
                <text:p>65.994743347168</text:p>
              </table:table-cell>
              <table:table-cell office:value-type="float" office:value="-0.0464408323168755">
                <text:p>-0.046440832316875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66.0654067993164">
                <text:p>66.0654067993164</text:p>
              </table:table-cell>
              <table:table-cell office:value-type="float" office:value="-0.0460488609969616">
                <text:p>-0.046048860996961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66.1360626220703">
                <text:p>66.1360626220703</text:p>
              </table:table-cell>
              <table:table-cell office:value-type="float" office:value="-0.0456962510943413">
                <text:p>-0.045696251094341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66.2067184448242">
                <text:p>66.2067184448242</text:p>
              </table:table-cell>
              <table:table-cell office:value-type="float" office:value="-0.0453990399837494">
                <text:p>-0.045399039983749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66.2773818969727">
                <text:p>66.2773818969727</text:p>
              </table:table-cell>
              <table:table-cell office:value-type="float" office:value="-0.045091412961483">
                <text:p>-0.04509141296148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6.3480377197266">
                <text:p>66.3480377197266</text:p>
              </table:table-cell>
              <table:table-cell office:value-type="float" office:value="-0.0447733774781227">
                <text:p>-0.044773377478122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66.4186935424805">
                <text:p>66.4186935424805</text:p>
              </table:table-cell>
              <table:table-cell office:value-type="float" office:value="-0.0444449186325073">
                <text:p>-0.044444918632507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66.4893569946289">
                <text:p>66.4893569946289</text:p>
              </table:table-cell>
              <table:table-cell office:value-type="float" office:value="-0.044106051325798">
                <text:p>-0.04410605132579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66.5600128173828">
                <text:p>66.5600128173828</text:p>
              </table:table-cell>
              <table:table-cell office:value-type="float" office:value="-0.0437567606568337">
                <text:p>-0.043756760656833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66.6306686401367">
                <text:p>66.6306686401367</text:p>
              </table:table-cell>
              <table:table-cell office:value-type="float" office:value="-0.0433970540761948">
                <text:p>-0.043397054076194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66.7013320922852">
                <text:p>66.7013320922852</text:p>
              </table:table-cell>
              <table:table-cell office:value-type="float" office:value="-0.0430269278585911">
                <text:p>-0.043026927858591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66.7719879150391">
                <text:p>66.7719879150391</text:p>
              </table:table-cell>
              <table:table-cell office:value-type="float" office:value="-0.042610626667738">
                <text:p>-0.04261062666773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66.842643737793">
                <text:p>66.842643737793</text:p>
              </table:table-cell>
              <table:table-cell office:value-type="float" office:value="-0.042168103158474">
                <text:p>-0.04216810315847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66.9133071899414">
                <text:p>66.9133071899414</text:p>
              </table:table-cell>
              <table:table-cell office:value-type="float" office:value="-0.0417173355817795">
                <text:p>-0.041717335581779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66.9839630126953">
                <text:p>66.9839630126953</text:p>
              </table:table-cell>
              <table:table-cell office:value-type="float" office:value="-0.0412583351135254">
                <text:p>-0.041258335113525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67.0546188354492">
                <text:p>67.0546188354492</text:p>
              </table:table-cell>
              <table:table-cell office:value-type="float" office:value="-0.0407910794019699">
                <text:p>-0.040791079401969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67.1252822875977">
                <text:p>67.1252822875977</text:p>
              </table:table-cell>
              <table:table-cell office:value-type="float" office:value="-0.0403155647218227">
                <text:p>-0.040315564721822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67.1959381103516">
                <text:p>67.1959381103516</text:p>
              </table:table-cell>
              <table:table-cell office:value-type="float" office:value="-0.0398318357765675">
                <text:p>-0.039831835776567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67.2665939331055">
                <text:p>67.2665939331055</text:p>
              </table:table-cell>
              <table:table-cell office:value-type="float" office:value="-0.0393398478627205">
                <text:p>-0.039339847862720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67.3372497558594">
                <text:p>67.3372497558594</text:p>
              </table:table-cell>
              <table:table-cell office:value-type="float" office:value="-0.0388396084308624">
                <text:p>-0.038839608430862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67.4079132080078">
                <text:p>67.4079132080078</text:p>
              </table:table-cell>
              <table:table-cell office:value-type="float" office:value="-0.038134291768074">
                <text:p>-0.03813429176807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67.4785690307617">
                <text:p>67.4785690307617</text:p>
              </table:table-cell>
              <table:table-cell office:value-type="float" office:value="-0.0374052263796329">
                <text:p>-0.037405226379632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67.5492248535156">
                <text:p>67.5492248535156</text:p>
              </table:table-cell>
              <table:table-cell office:value-type="float" office:value="-0.036673292517662">
                <text:p>-0.03667329251766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67.6198883056641">
                <text:p>67.6198883056641</text:p>
              </table:table-cell>
              <table:table-cell office:value-type="float" office:value="-0.0359385572373867">
                <text:p>-0.035938557237386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67.690544128418">
                <text:p>67.690544128418</text:p>
              </table:table-cell>
              <table:table-cell office:value-type="float" office:value="-0.0352010130882263">
                <text:p>-0.035201013088226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67.7611999511719">
                <text:p>67.7611999511719</text:p>
              </table:table-cell>
              <table:table-cell office:value-type="float" office:value="-0.0344606228172779">
                <text:p>-0.034460622817277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67.8318634033203">
                <text:p>67.8318634033203</text:p>
              </table:table-cell>
              <table:table-cell office:value-type="float" office:value="-0.0337174013257027">
                <text:p>-0.033717401325702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67.9025192260742">
                <text:p>67.9025192260742</text:p>
              </table:table-cell>
              <table:table-cell office:value-type="float" office:value="-0.0329713560640812">
                <text:p>-0.032971356064081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67.9731750488281">
                <text:p>67.9731750488281</text:p>
              </table:table-cell>
              <table:table-cell office:value-type="float" office:value="-0.0321922823786736">
                <text:p>-0.032192282378673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68.0438385009766">
                <text:p>68.0438385009766</text:p>
              </table:table-cell>
              <table:table-cell office:value-type="float" office:value="-0.0312306266278028">
                <text:p>-0.031230626627802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68.1144943237305">
                <text:p>68.1144943237305</text:p>
              </table:table-cell>
              <table:table-cell office:value-type="float" office:value="-0.0302731543779373">
                <text:p>-0.030273154377937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68.1851501464844">
                <text:p>68.1851501464844</text:p>
              </table:table-cell>
              <table:table-cell office:value-type="float" office:value="-0.0293258111923933">
                <text:p>-0.029325811192393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68.2558135986328">
                <text:p>68.2558135986328</text:p>
              </table:table-cell>
              <table:table-cell office:value-type="float" office:value="-0.0283895805478096">
                <text:p>-0.028389580547809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68.3264694213867">
                <text:p>68.3264694213867</text:p>
              </table:table-cell>
              <table:table-cell office:value-type="float" office:value="-0.027457045391202">
                <text:p>-0.02745704539120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68.3971252441406">
                <text:p>68.3971252441406</text:p>
              </table:table-cell>
              <table:table-cell office:value-type="float" office:value="-0.0265281442552805">
                <text:p>-0.026528144255280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68.4677810668945">
                <text:p>68.4677810668945</text:p>
              </table:table-cell>
              <table:table-cell office:value-type="float" office:value="-0.0256029218435287">
                <text:p>-0.025602921843528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68.538444519043">
                <text:p>68.538444519043</text:p>
              </table:table-cell>
              <table:table-cell office:value-type="float" office:value="-0.0246813166886568">
                <text:p>-0.024681316688656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68.6091003417969">
                <text:p>68.6091003417969</text:p>
              </table:table-cell>
              <table:table-cell office:value-type="float" office:value="-0.0236960668116808">
                <text:p>-0.023696066811680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68.6797561645508">
                <text:p>68.6797561645508</text:p>
              </table:table-cell>
              <table:table-cell office:value-type="float" office:value="-0.0226053316146135">
                <text:p>-0.022605331614613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68.7504196166992">
                <text:p>68.7504196166992</text:p>
              </table:table-cell>
              <table:table-cell office:value-type="float" office:value="-0.0215217489749193">
                <text:p>-0.021521748974919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68.8210754394531">
                <text:p>68.8210754394531</text:p>
              </table:table-cell>
              <table:table-cell office:value-type="float" office:value="-0.0204454027116299">
                <text:p>-0.020445402711629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68.891731262207">
                <text:p>68.891731262207</text:p>
              </table:table-cell>
              <table:table-cell office:value-type="float" office:value="-0.0193762220442295">
                <text:p>-0.019376222044229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68.9623870849609">
                <text:p>68.9623870849609</text:p>
              </table:table-cell>
              <table:table-cell office:value-type="float" office:value="-0.0183142628520727">
                <text:p>-0.018314262852072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69.0330505371094">
                <text:p>69.0330505371094</text:p>
              </table:table-cell>
              <table:table-cell office:value-type="float" office:value="-0.0172594599425793">
                <text:p>-0.017259459942579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69.1037063598633">
                <text:p>69.1037063598633</text:p>
              </table:table-cell>
              <table:table-cell office:value-type="float" office:value="-0.0162118636071682">
                <text:p>-0.016211863607168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69.1743621826172">
                <text:p>69.1743621826172</text:p>
              </table:table-cell>
              <table:table-cell office:value-type="float" office:value="-0.0151714868843555">
                <text:p>-0.015171486884355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69.2450256347656">
                <text:p>69.2450256347656</text:p>
              </table:table-cell>
              <table:table-cell office:value-type="float" office:value="-0.0137215945869684">
                <text:p>-0.013721594586968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69.3156814575195">
                <text:p>69.3156814575195</text:p>
              </table:table-cell>
              <table:table-cell office:value-type="float" office:value="-0.0120137166231871">
                <text:p>-0.012013716623187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9.3863372802734">
                <text:p>69.3863372802734</text:p>
              </table:table-cell>
              <table:table-cell office:value-type="float" office:value="-0.0103128030896187">
                <text:p>-0.010312803089618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69.4570007324219">
                <text:p>69.4570007324219</text:p>
              </table:table-cell>
              <table:table-cell office:value-type="float" office:value="-0.00861889496445656">
                <text:p>-0.0086188949644565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69.5276565551758">
                <text:p>69.5276565551758</text:p>
              </table:table-cell>
              <table:table-cell office:value-type="float" office:value="-0.00693204766139388">
                <text:p>-0.0069320476613938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69.5983123779297">
                <text:p>69.5983123779297</text:p>
              </table:table-cell>
              <table:table-cell office:value-type="float" office:value="-0.00525216432288289">
                <text:p>-0.0052521643228828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69.6689758300781">
                <text:p>69.6689758300781</text:p>
              </table:table-cell>
              <table:table-cell office:value-type="float" office:value="-0.00357933668419719">
                <text:p>-0.0035793366841971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69.739631652832">
                <text:p>69.739631652832</text:p>
              </table:table-cell>
              <table:table-cell office:value-type="float" office:value="-0.00191347266081721">
                <text:p>-0.0019134726608172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69.8102874755859">
                <text:p>69.8102874755859</text:p>
              </table:table-cell>
              <table:table-cell office:value-type="float" office:value="-0.000254665355896577">
                <text:p>-0.0002546653558965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scatter" chart:style-name="ch1">
        <chart:legend chart:legend-position="end" svg:x="13.496cm" svg:y="4.204cm" style:legend-expansion="high" chart:style-name="ch2"/>
        <chart:plot-area chart:style-name="ch3" table:cell-range-address="'Refined graph of velocity and Pressure'.A2:'Refined graph of velocity and Pressure'.A990 'Refined graph of velocity and Pressure'.E1:'Refined graph of velocity and Pressure'.E990" chart:data-source-has-labels="row" svg:x="0.32cm" svg:y="0.18cm" svg:width="12.856cm" svg:height="8.646cm">
          <chart:coordinate-region svg:x="1.047cm" svg:y="0.379cm" svg:width="11.94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fined graph of velocity and Pressure'.E2:'Refined graph of velocity and Pressure'.E990" chart:label-cell-address="'Refined graph of velocity and Pressure'.E1:'Refined graph of velocity and Pressure'.E1" chart:class="chart:scatter">
            <chart:domain table:cell-range-address="'Refined graph of velocity and Pressure'.A2:'Refined graph of velocity and Pressure'.A990"/>
            <chart:data-point chart:repeated="98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elMag</text:p>
                <draw:g>
                  <svg:desc>'Refined graph of velocity and Pressure'.E1:'Refined graph of velocity and Pressure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efined graph of velocity and Pressure'.A2:'Refined graph of velocity and Pressure'.A990</svg:desc>
                </draw:g>
              </table:table-cell>
              <table:table-cell office:value-type="float" office:value="0">
                <text:p>0</text:p>
                <draw:g>
                  <svg:desc>'Refined graph of velocity and Pressure'.E2:'Refined graph of velocity and Pressure'.E9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47900390625">
                <text:p>0.847900390625</text:p>
              </table:table-cell>
              <table:table-cell office:value-type="float" office:value="3.00002241138891">
                <text:p>3.000022411388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18557465076447">
                <text:p>0.918557465076447</text:p>
              </table:table-cell>
              <table:table-cell office:value-type="float" office:value="3.00075225428879">
                <text:p>3.000752254288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89214479923248">
                <text:p>0.989214479923248</text:p>
              </table:table-cell>
              <table:table-cell office:value-type="float" office:value="3.00148621640668">
                <text:p>3.001486216406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5987548828125">
                <text:p>1.05987548828125</text:p>
              </table:table-cell>
              <table:table-cell office:value-type="float" office:value="3.00222403769932">
                <text:p>3.002224037699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3053250312805">
                <text:p>1.13053250312805</text:p>
              </table:table-cell>
              <table:table-cell office:value-type="float" office:value="3.00296569892338">
                <text:p>3.002965698923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0118951797485">
                <text:p>1.20118951797485</text:p>
              </table:table-cell>
              <table:table-cell office:value-type="float" office:value="3.00371118322449">
                <text:p>3.003711183224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718505859375">
                <text:p>1.2718505859375</text:p>
              </table:table-cell>
              <table:table-cell office:value-type="float" office:value="3.00446047609138">
                <text:p>3.004460476091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425076007843">
                <text:p>1.3425076007843</text:p>
              </table:table-cell>
              <table:table-cell office:value-type="float" office:value="3.00610871277284">
                <text:p>3.006108712772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131646156311">
                <text:p>1.4131646156311</text:p>
              </table:table-cell>
              <table:table-cell office:value-type="float" office:value="3.0078548987697">
                <text:p>3.00785489876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8382186889648">
                <text:p>1.48382186889648</text:p>
              </table:table-cell>
              <table:table-cell office:value-type="float" office:value="3.00959891034122">
                <text:p>3.009598910341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5448269844055">
                <text:p>1.55448269844055</text:p>
              </table:table-cell>
              <table:table-cell office:value-type="float" office:value="3.01134122544317">
                <text:p>3.011341225443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62513971328735">
                <text:p>1.62513971328735</text:p>
              </table:table-cell>
              <table:table-cell office:value-type="float" office:value="3.0130813695664">
                <text:p>3.01308136956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69579684734344">
                <text:p>1.69579684734344</text:p>
              </table:table-cell>
              <table:table-cell office:value-type="float" office:value="3.01481958484705">
                <text:p>3.014819584847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7664577960968">
                <text:p>1.7664577960968</text:p>
              </table:table-cell>
              <table:table-cell office:value-type="float" office:value="3.01725468074373">
                <text:p>3.017254680743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83711493015289">
                <text:p>1.83711493015289</text:p>
              </table:table-cell>
              <table:table-cell office:value-type="float" office:value="3.01994583284358">
                <text:p>3.019945832843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90777194499969">
                <text:p>1.90777194499969</text:p>
              </table:table-cell>
              <table:table-cell office:value-type="float" office:value="3.02263484017419">
                <text:p>3.022634840174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97842919826508">
                <text:p>1.97842919826508</text:p>
              </table:table-cell>
              <table:table-cell office:value-type="float" office:value="3.0253217086851">
                <text:p>3.02532170868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04908990859985">
                <text:p>2.04908990859985</text:p>
              </table:table-cell>
              <table:table-cell office:value-type="float" office:value="3.02800692192267">
                <text:p>3.028006921922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11974692344666">
                <text:p>2.11974692344666</text:p>
              </table:table-cell>
              <table:table-cell office:value-type="float" office:value="3.03069001030344">
                <text:p>3.030690010303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19040393829346">
                <text:p>2.19040393829346</text:p>
              </table:table-cell>
              <table:table-cell office:value-type="float" office:value="3.03379274261618">
                <text:p>3.033792742616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2610650062561">
                <text:p>2.2610650062561</text:p>
              </table:table-cell>
              <table:table-cell office:value-type="float" office:value="3.03728485546647">
                <text:p>3.037284855466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33172202110291">
                <text:p>2.33172202110291</text:p>
              </table:table-cell>
              <table:table-cell office:value-type="float" office:value="3.04077702100628">
                <text:p>3.040777021006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40237903594971">
                <text:p>2.40237903594971</text:p>
              </table:table-cell>
              <table:table-cell office:value-type="float" office:value="3.04426924480246">
                <text:p>3.044269244802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47303628921509">
                <text:p>2.47303628921509</text:p>
              </table:table-cell>
              <table:table-cell office:value-type="float" office:value="3.04776200947779">
                <text:p>3.047762009477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54369711875916">
                <text:p>2.54369711875916</text:p>
              </table:table-cell>
              <table:table-cell office:value-type="float" office:value="3.05125484402538">
                <text:p>3.051254844025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61435413360596">
                <text:p>2.61435413360596</text:p>
              </table:table-cell>
              <table:table-cell office:value-type="float" office:value="3.05486624117932">
                <text:p>3.054866241179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68501138687134">
                <text:p>2.68501138687134</text:p>
              </table:table-cell>
              <table:table-cell office:value-type="float" office:value="3.05885438999866">
                <text:p>3.058854389998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75567221641541">
                <text:p>2.75567221641541</text:p>
              </table:table-cell>
              <table:table-cell office:value-type="float" office:value="3.06285213908177">
                <text:p>3.062852139081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82632923126221">
                <text:p>2.82632923126221</text:p>
              </table:table-cell>
              <table:table-cell office:value-type="float" office:value="3.06685376714459">
                <text:p>3.066853767144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89698648452759">
                <text:p>2.89698648452759</text:p>
              </table:table-cell>
              <table:table-cell office:value-type="float" office:value="3.07085999026244">
                <text:p>3.070859990262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96764373779297">
                <text:p>2.96764373779297</text:p>
              </table:table-cell>
              <table:table-cell office:value-type="float" office:value="3.07487033256833">
                <text:p>3.074870332568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03830432891846">
                <text:p>3.03830432891846</text:p>
              </table:table-cell>
              <table:table-cell office:value-type="float" office:value="3.07888527142982">
                <text:p>3.078885271429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10896158218384">
                <text:p>3.10896158218384</text:p>
              </table:table-cell>
              <table:table-cell office:value-type="float" office:value="3.08304590069369">
                <text:p>3.083045900693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17961883544922">
                <text:p>3.17961883544922</text:p>
              </table:table-cell>
              <table:table-cell office:value-type="float" office:value="3.08721158849455">
                <text:p>3.087211588494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25027942657471">
                <text:p>3.25027942657471</text:p>
              </table:table-cell>
              <table:table-cell office:value-type="float" office:value="3.09137923533649">
                <text:p>3.091379235336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32093667984009">
                <text:p>3.32093667984009</text:p>
              </table:table-cell>
              <table:table-cell office:value-type="float" office:value="3.0955481253622">
                <text:p>3.09554812536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39159369468689">
                <text:p>3.39159369468689</text:p>
              </table:table-cell>
              <table:table-cell office:value-type="float" office:value="3.09971873462761">
                <text:p>3.099718734627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46225094795227">
                <text:p>3.46225094795227</text:p>
              </table:table-cell>
              <table:table-cell office:value-type="float" office:value="3.10389082419191">
                <text:p>3.103890824191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53291177749634">
                <text:p>3.53291177749634</text:p>
              </table:table-cell>
              <table:table-cell office:value-type="float" office:value="3.10802335036382">
                <text:p>3.108023350363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60356879234314">
                <text:p>3.60356879234314</text:p>
              </table:table-cell>
              <table:table-cell office:value-type="float" office:value="3.11213301275238">
                <text:p>3.112133012752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67422604560852">
                <text:p>3.67422604560852</text:p>
              </table:table-cell>
              <table:table-cell office:value-type="float" office:value="3.11624271764824">
                <text:p>3.116242717648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74488687515259">
                <text:p>3.74488687515259</text:p>
              </table:table-cell>
              <table:table-cell office:value-type="float" office:value="3.1203529406598">
                <text:p>3.12035294065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81554388999939">
                <text:p>3.81554388999939</text:p>
              </table:table-cell>
              <table:table-cell office:value-type="float" office:value="3.12446296616015">
                <text:p>3.124462966160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88620114326477">
                <text:p>3.88620114326477</text:p>
              </table:table-cell>
              <table:table-cell office:value-type="float" office:value="3.12857303222709">
                <text:p>3.128573032227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95685815811157">
                <text:p>3.95685815811157</text:p>
              </table:table-cell>
              <table:table-cell office:value-type="float" office:value="3.13264594414914">
                <text:p>3.132645944149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02751874923706">
                <text:p>4.02751874923706</text:p>
              </table:table-cell>
              <table:table-cell office:value-type="float" office:value="3.13661303910241">
                <text:p>3.136613039102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09817600250244">
                <text:p>4.09817600250244</text:p>
              </table:table-cell>
              <table:table-cell office:value-type="float" office:value="3.14057969952051">
                <text:p>3.140579699520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16883325576782">
                <text:p>4.16883325576782</text:p>
              </table:table-cell>
              <table:table-cell office:value-type="float" office:value="3.1445464023556">
                <text:p>3.14454640235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23949384689331">
                <text:p>4.23949384689331</text:p>
              </table:table-cell>
              <table:table-cell office:value-type="float" office:value="3.14851290821103">
                <text:p>3.148512908211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31015110015869">
                <text:p>4.31015110015869</text:p>
              </table:table-cell>
              <table:table-cell office:value-type="float" office:value="3.15247897878884">
                <text:p>3.152478978788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38080835342407">
                <text:p>4.38080835342407</text:p>
              </table:table-cell>
              <table:table-cell office:value-type="float" office:value="3.15644509107351">
                <text:p>3.156445091073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4514651298523">
                <text:p>4.4514651298523</text:p>
              </table:table-cell>
              <table:table-cell office:value-type="float" office:value="3.16029429909439">
                <text:p>3.160294299094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52212619781494">
                <text:p>4.52212619781494</text:p>
              </table:table-cell>
              <table:table-cell office:value-type="float" office:value="3.16412158112333">
                <text:p>3.16412158112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59278345108032">
                <text:p>4.59278345108032</text:p>
              </table:table-cell>
              <table:table-cell office:value-type="float" office:value="3.1679870467584">
                <text:p>3.16798704675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66344022750855">
                <text:p>4.66344022750855</text:p>
              </table:table-cell>
              <table:table-cell office:value-type="float" office:value="3.171889738535">
                <text:p>3.1718897385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73410129547119">
                <text:p>4.73410129547119</text:p>
              </table:table-cell>
              <table:table-cell office:value-type="float" office:value="3.17579388705465">
                <text:p>3.175793887054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80475807189941">
                <text:p>4.80475807189941</text:p>
              </table:table-cell>
              <table:table-cell office:value-type="float" office:value="3.17969901490053">
                <text:p>3.179699014900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8754153251648">
                <text:p>4.8754153251648</text:p>
              </table:table-cell>
              <table:table-cell office:value-type="float" office:value="3.18356283971451">
                <text:p>3.183562839714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94607257843018">
                <text:p>4.94607257843018</text:p>
              </table:table-cell>
              <table:table-cell office:value-type="float" office:value="3.18735620413656">
                <text:p>3.187356204136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01673316955566">
                <text:p>5.01673316955566</text:p>
              </table:table-cell>
              <table:table-cell office:value-type="float" office:value="3.19115171824453">
                <text:p>3.191151718244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08739042282105">
                <text:p>5.08739042282105</text:p>
              </table:table-cell>
              <table:table-cell office:value-type="float" office:value="3.19494890471526">
                <text:p>3.194948904715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15804767608643">
                <text:p>5.15804767608643</text:p>
              </table:table-cell>
              <table:table-cell office:value-type="float" office:value="3.19874752308909">
                <text:p>3.198747523089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22870826721191">
                <text:p>5.22870826721191</text:p>
              </table:table-cell>
              <table:table-cell office:value-type="float" office:value="3.20254828808252">
                <text:p>3.202548288082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2993655204773">
                <text:p>5.2993655204773</text:p>
              </table:table-cell>
              <table:table-cell office:value-type="float" office:value="3.2063504835288">
                <text:p>3.20635048352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37002277374268">
                <text:p>5.37002277374268</text:p>
              </table:table-cell>
              <table:table-cell office:value-type="float" office:value="3.21005361642269">
                <text:p>3.210053616422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44068145751953">
                <text:p>5.44068145751953</text:p>
              </table:table-cell>
              <table:table-cell office:value-type="float" office:value="3.21374260238428">
                <text:p>3.213742602384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51134061813355">
                <text:p>5.51134061813355</text:p>
              </table:table-cell>
              <table:table-cell office:value-type="float" office:value="3.21743275383709">
                <text:p>3.217432753837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58199787139893">
                <text:p>5.58199787139893</text:p>
              </table:table-cell>
              <table:table-cell office:value-type="float" office:value="3.22112407041123">
                <text:p>3.221124070411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65265655517578">
                <text:p>5.65265655517578</text:p>
              </table:table-cell>
              <table:table-cell office:value-type="float" office:value="3.22481702699149">
                <text:p>3.224817026991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72331380844116">
                <text:p>5.72331380844116</text:p>
              </table:table-cell>
              <table:table-cell office:value-type="float" office:value="3.22851090809887">
                <text:p>3.228510908098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79397296905518">
                <text:p>5.79397296905518</text:p>
              </table:table-cell>
              <table:table-cell office:value-type="float" office:value="3.23215913629362">
                <text:p>3.232159136293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86463022232056">
                <text:p>5.86463022232056</text:p>
              </table:table-cell>
              <table:table-cell office:value-type="float" office:value="3.23570294848895">
                <text:p>3.235702948488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93528890609741">
                <text:p>5.93528890609741</text:p>
              </table:table-cell>
              <table:table-cell office:value-type="float" office:value="3.23924695789039">
                <text:p>3.239246957890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00594806671143">
                <text:p>6.00594806671143</text:p>
              </table:table-cell>
              <table:table-cell office:value-type="float" office:value="3.24279116414275">
                <text:p>3.242791164142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07660531997681">
                <text:p>6.07660531997681</text:p>
              </table:table-cell>
              <table:table-cell office:value-type="float" office:value="3.24633556745527">
                <text:p>3.246335567455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14726400375366">
                <text:p>6.14726400375366</text:p>
              </table:table-cell>
              <table:table-cell office:value-type="float" office:value="3.24988016645365">
                <text:p>3.249880166453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.21792125701904">
                <text:p>6.21792125701904</text:p>
              </table:table-cell>
              <table:table-cell office:value-type="float" office:value="3.25342472309671">
                <text:p>3.253424723096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.28858041763306">
                <text:p>6.28858041763306</text:p>
              </table:table-cell>
              <table:table-cell office:value-type="float" office:value="3.25683194213649">
                <text:p>3.256831942136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.35923719406128">
                <text:p>6.35923719406128</text:p>
              </table:table-cell>
              <table:table-cell office:value-type="float" office:value="3.26018252743549">
                <text:p>3.260182527435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42989635467529">
                <text:p>6.42989635467529</text:p>
              </table:table-cell>
              <table:table-cell office:value-type="float" office:value="3.26353235212351">
                <text:p>3.263532352123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.50055503845215">
                <text:p>6.50055503845215</text:p>
              </table:table-cell>
              <table:table-cell office:value-type="float" office:value="3.26690071757686">
                <text:p>3.266900717576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.57121229171753">
                <text:p>6.57121229171753</text:p>
              </table:table-cell>
              <table:table-cell office:value-type="float" office:value="3.27034171430183">
                <text:p>3.270341714301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.64187145233154">
                <text:p>6.64187145233154</text:p>
              </table:table-cell>
              <table:table-cell office:value-type="float" office:value="3.27378171009197">
                <text:p>3.273781710091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.71252822875977">
                <text:p>6.71252822875977</text:p>
              </table:table-cell>
              <table:table-cell office:value-type="float" office:value="3.27720639951085">
                <text:p>3.277206399510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78318738937378">
                <text:p>6.78318738937378</text:p>
              </table:table-cell>
              <table:table-cell office:value-type="float" office:value="3.2804174007581">
                <text:p>3.28041740075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85384654998779">
                <text:p>6.85384654998779</text:p>
              </table:table-cell>
              <table:table-cell office:value-type="float" office:value="3.28362645563871">
                <text:p>3.283626455638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.92450332641602">
                <text:p>6.92450332641602</text:p>
              </table:table-cell>
              <table:table-cell office:value-type="float" office:value="3.28683308862028">
                <text:p>3.286833088620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99516248703003">
                <text:p>6.99516248703003</text:p>
              </table:table-cell>
              <table:table-cell office:value-type="float" office:value="3.29003777765082">
                <text:p>3.290037777650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06581974029541">
                <text:p>7.06581974029541</text:p>
              </table:table-cell>
              <table:table-cell office:value-type="float" office:value="3.29324004610682">
                <text:p>3.293240046106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.13647842407227">
                <text:p>7.13647842407227</text:p>
              </table:table-cell>
              <table:table-cell office:value-type="float" office:value="3.29644037206024">
                <text:p>3.296440372060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.20713567733765">
                <text:p>7.20713567733765</text:p>
              </table:table-cell>
              <table:table-cell office:value-type="float" office:value="3.29955408517133">
                <text:p>3.299554085171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.27779483795166">
                <text:p>7.27779483795166</text:p>
              </table:table-cell>
              <table:table-cell office:value-type="float" office:value="3.30251822286968">
                <text:p>3.302518222869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.34845352172852">
                <text:p>7.34845352172852</text:p>
              </table:table-cell>
              <table:table-cell office:value-type="float" office:value="3.30547923354757">
                <text:p>3.305479233547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.4191107749939">
                <text:p>7.4191107749939</text:p>
              </table:table-cell>
              <table:table-cell office:value-type="float" office:value="3.30843735719841">
                <text:p>3.308437357198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.48976993560791">
                <text:p>7.48976993560791</text:p>
              </table:table-cell>
              <table:table-cell office:value-type="float" office:value="3.31139283366136">
                <text:p>3.311392833661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56042671203613">
                <text:p>7.56042671203613</text:p>
              </table:table-cell>
              <table:table-cell office:value-type="float" office:value="3.31434518676137">
                <text:p>3.314345186761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63108587265015">
                <text:p>7.63108587265015</text:p>
              </table:table-cell>
              <table:table-cell office:value-type="float" office:value="3.31729489482813">
                <text:p>3.317294894828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.70174312591553">
                <text:p>7.70174312591553</text:p>
              </table:table-cell>
              <table:table-cell office:value-type="float" office:value="3.32010708754428">
                <text:p>3.320107087544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.77240180969238">
                <text:p>7.77240180969238</text:p>
              </table:table-cell>
              <table:table-cell office:value-type="float" office:value="3.32283228634268">
                <text:p>3.322832286342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.8430609703064">
                <text:p>7.8430609703064</text:p>
              </table:table-cell>
              <table:table-cell office:value-type="float" office:value="3.32555484793837">
                <text:p>3.325554847938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.91371774673462">
                <text:p>7.91371774673462</text:p>
              </table:table-cell>
              <table:table-cell office:value-type="float" office:value="3.32827477336073">
                <text:p>3.328274773360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98437690734863">
                <text:p>7.98437690734863</text:p>
              </table:table-cell>
              <table:table-cell office:value-type="float" office:value="3.33099206378129">
                <text:p>3.3309920637812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.05503368377686">
                <text:p>8.05503368377686</text:p>
              </table:table-cell>
              <table:table-cell office:value-type="float" office:value="3.33370648132049">
                <text:p>3.333706481320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.12569332122803">
                <text:p>8.12569332122803</text:p>
              </table:table-cell>
              <table:table-cell office:value-type="float" office:value="3.33641826562172">
                <text:p>3.336418265621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.19635009765625">
                <text:p>8.19635009765625</text:p>
              </table:table-cell>
              <table:table-cell office:value-type="float" office:value="3.33897813073048">
                <text:p>3.338978130730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.26700878143311">
                <text:p>8.26700878143311</text:p>
              </table:table-cell>
              <table:table-cell office:value-type="float" office:value="3.34150269675605">
                <text:p>3.341502696756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.33766841888428">
                <text:p>8.33766841888428</text:p>
              </table:table-cell>
              <table:table-cell office:value-type="float" office:value="3.34402535231467">
                <text:p>3.344025352314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.4083251953125">
                <text:p>8.4083251953125</text:p>
              </table:table-cell>
              <table:table-cell office:value-type="float" office:value="3.34656564771307">
                <text:p>3.346565647713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.47898387908936">
                <text:p>8.47898387908936</text:p>
              </table:table-cell>
              <table:table-cell office:value-type="float" office:value="3.34915838976316">
                <text:p>3.349158389763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.54964160919189">
                <text:p>8.54964160919189</text:p>
              </table:table-cell>
              <table:table-cell office:value-type="float" office:value="3.35174421535396">
                <text:p>3.351744215353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.62030029296875">
                <text:p>8.62030029296875</text:p>
              </table:table-cell>
              <table:table-cell office:value-type="float" office:value="3.35432312583389">
                <text:p>3.354323125833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.69095706939697">
                <text:p>8.69095706939697</text:p>
              </table:table-cell>
              <table:table-cell office:value-type="float" office:value="3.35675240955925">
                <text:p>3.356752409559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.76161670684814">
                <text:p>8.76161670684814</text:p>
              </table:table-cell>
              <table:table-cell office:value-type="float" office:value="3.35917192393284">
                <text:p>3.359171923932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.832275390625">
                <text:p>8.832275390625</text:p>
              </table:table-cell>
              <table:table-cell office:value-type="float" office:value="3.36158619699412">
                <text:p>3.361586196994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.90293216705322">
                <text:p>8.90293216705322</text:p>
              </table:table-cell>
              <table:table-cell office:value-type="float" office:value="3.36399499138782">
                <text:p>3.3639949913878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.97359180450439">
                <text:p>8.97359180450439</text:p>
              </table:table-cell>
              <table:table-cell office:value-type="float" office:value="3.36639854586152">
                <text:p>3.366398545861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.04424858093262">
                <text:p>9.04424858093262</text:p>
              </table:table-cell>
              <table:table-cell office:value-type="float" office:value="3.36879686154546">
                <text:p>3.368796861545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.11490726470947">
                <text:p>9.11490726470947</text:p>
              </table:table-cell>
              <table:table-cell office:value-type="float" office:value="3.37118182364645">
                <text:p>3.371181823646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.18556690216064">
                <text:p>9.18556690216064</text:p>
              </table:table-cell>
              <table:table-cell office:value-type="float" office:value="3.37345986559448">
                <text:p>3.373459865594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.25622367858887">
                <text:p>9.25622367858887</text:p>
              </table:table-cell>
              <table:table-cell office:value-type="float" office:value="3.37573196160515">
                <text:p>3.375731961605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.32688236236572">
                <text:p>9.32688236236572</text:p>
              </table:table-cell>
              <table:table-cell office:value-type="float" office:value="3.37799835124122">
                <text:p>3.377998351241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.39754009246826">
                <text:p>9.39754009246826</text:p>
              </table:table-cell>
              <table:table-cell office:value-type="float" office:value="3.38025879741116">
                <text:p>3.380258797411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.46819877624512">
                <text:p>9.46819877624512</text:p>
              </table:table-cell>
              <table:table-cell office:value-type="float" office:value="3.38251330077403">
                <text:p>3.382513300774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.53885555267334">
                <text:p>9.53885555267334</text:p>
              </table:table-cell>
              <table:table-cell office:value-type="float" office:value="3.384761862675">
                <text:p>3.3847618626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.6095142364502">
                <text:p>9.6095142364502</text:p>
              </table:table-cell>
              <table:table-cell office:value-type="float" office:value="3.38699733164039">
                <text:p>3.386997331640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.68017387390137">
                <text:p>9.68017387390137</text:p>
              </table:table-cell>
              <table:table-cell office:value-type="float" office:value="3.38917703461501">
                <text:p>3.389177034615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.75083065032959">
                <text:p>9.75083065032959</text:p>
              </table:table-cell>
              <table:table-cell office:value-type="float" office:value="3.39135366387369">
                <text:p>3.391353663873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.82148933410645">
                <text:p>9.82148933410645</text:p>
              </table:table-cell>
              <table:table-cell office:value-type="float" office:value="3.39352722016616">
                <text:p>3.393527220166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.89214706420898">
                <text:p>9.89214706420898</text:p>
              </table:table-cell>
              <table:table-cell office:value-type="float" office:value="3.39569746594091">
                <text:p>3.395697465940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.96280574798584">
                <text:p>9.96280574798584</text:p>
              </table:table-cell>
              <table:table-cell office:value-type="float" office:value="3.39786463999957">
                <text:p>3.397864639999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.0334625244141">
                <text:p>10.0334625244141</text:p>
              </table:table-cell>
              <table:table-cell office:value-type="float" office:value="3.40002874321775">
                <text:p>3.400028743217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.1041221618652">
                <text:p>10.1041221618652</text:p>
              </table:table-cell>
              <table:table-cell office:value-type="float" office:value="3.40218426903272">
                <text:p>3.402184269032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.1747808456421">
                <text:p>10.1747808456421</text:p>
              </table:table-cell>
              <table:table-cell office:value-type="float" office:value="3.40429865948425">
                <text:p>3.404298659484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.2454376220703">
                <text:p>10.2454376220703</text:p>
              </table:table-cell>
              <table:table-cell office:value-type="float" office:value="3.40640952594911">
                <text:p>3.406409525949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.3160972595215">
                <text:p>10.3160972595215</text:p>
              </table:table-cell>
              <table:table-cell office:value-type="float" office:value="3.40833827770691">
                <text:p>3.408338277706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.3867540359497">
                <text:p>10.3867540359497</text:p>
              </table:table-cell>
              <table:table-cell office:value-type="float" office:value="3.41008444380051">
                <text:p>3.410084443800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.4574127197266">
                <text:p>10.4574127197266</text:p>
              </table:table-cell>
              <table:table-cell office:value-type="float" office:value="3.41181398095426">
                <text:p>3.411813980954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.5280704498291">
                <text:p>10.5280704498291</text:p>
              </table:table-cell>
              <table:table-cell office:value-type="float" office:value="3.41352736721516">
                <text:p>3.413527367215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.598729133606">
                <text:p>10.598729133606</text:p>
              </table:table-cell>
              <table:table-cell office:value-type="float" office:value="3.41522674624328">
                <text:p>3.415226746243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.6693878173828">
                <text:p>10.6693878173828</text:p>
              </table:table-cell>
              <table:table-cell office:value-type="float" office:value="3.416950702936">
                <text:p>3.4169507029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.7400455474854">
                <text:p>10.7400455474854</text:p>
              </table:table-cell>
              <table:table-cell office:value-type="float" office:value="3.41866162800276">
                <text:p>3.418661628002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.8107042312622">
                <text:p>10.8107042312622</text:p>
              </table:table-cell>
              <table:table-cell office:value-type="float" office:value="3.42035952169752">
                <text:p>3.420359521697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.8813619613647">
                <text:p>10.8813619613647</text:p>
              </table:table-cell>
              <table:table-cell office:value-type="float" office:value="3.42204438435413">
                <text:p>3.422044384354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.9520206451416">
                <text:p>10.9520206451416</text:p>
              </table:table-cell>
              <table:table-cell office:value-type="float" office:value="3.42371621619424">
                <text:p>3.423716216194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.0226774215698">
                <text:p>11.0226774215698</text:p>
              </table:table-cell>
              <table:table-cell office:value-type="float" office:value="3.42537525596811">
                <text:p>3.425375255968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.093337059021">
                <text:p>11.093337059021</text:p>
              </table:table-cell>
              <table:table-cell office:value-type="float" office:value="3.42702102712122">
                <text:p>3.427021027121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.1639957427979">
                <text:p>11.1639957427979</text:p>
              </table:table-cell>
              <table:table-cell office:value-type="float" office:value="3.42864760265805">
                <text:p>3.428647602658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.2346525192261">
                <text:p>11.2346525192261</text:p>
              </table:table-cell>
              <table:table-cell office:value-type="float" office:value="3.43026216701529">
                <text:p>3.430262167015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.3053121566772">
                <text:p>11.3053121566772</text:p>
              </table:table-cell>
              <table:table-cell office:value-type="float" office:value="3.43186519553049">
                <text:p>3.431865195530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.3759689331055">
                <text:p>11.3759689331055</text:p>
              </table:table-cell>
              <table:table-cell office:value-type="float" office:value="3.43345716378187">
                <text:p>3.4334571637818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.4466276168823">
                <text:p>11.4466276168823</text:p>
              </table:table-cell>
              <table:table-cell office:value-type="float" office:value="3.43503759367265">
                <text:p>3.435037593672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.5172843933105">
                <text:p>11.5172843933105</text:p>
              </table:table-cell>
              <table:table-cell office:value-type="float" office:value="3.43660696072707">
                <text:p>3.4366069607270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.5879440307617">
                <text:p>11.5879440307617</text:p>
              </table:table-cell>
              <table:table-cell office:value-type="float" office:value="3.43816478683488">
                <text:p>3.438164786834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.6586027145386">
                <text:p>11.6586027145386</text:p>
              </table:table-cell>
              <table:table-cell office:value-type="float" office:value="3.43983521936521">
                <text:p>3.439835219365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.7292594909668">
                <text:p>11.7292594909668</text:p>
              </table:table-cell>
              <table:table-cell office:value-type="float" office:value="3.44154189974459">
                <text:p>3.4415418997445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.799919128418">
                <text:p>11.799919128418</text:p>
              </table:table-cell>
              <table:table-cell office:value-type="float" office:value="3.44324424419155">
                <text:p>3.443244244191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.8705759048462">
                <text:p>11.8705759048462</text:p>
              </table:table-cell>
              <table:table-cell office:value-type="float" office:value="3.44494201174012">
                <text:p>3.444942011740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.941234588623">
                <text:p>11.941234588623</text:p>
              </table:table-cell>
              <table:table-cell office:value-type="float" office:value="3.44663567662492">
                <text:p>3.4466356766249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.0118942260742">
                <text:p>12.0118942260742</text:p>
              </table:table-cell>
              <table:table-cell office:value-type="float" office:value="3.44832499759087">
                <text:p>3.4483249975908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.0825510025024">
                <text:p>12.0825510025024</text:p>
              </table:table-cell>
              <table:table-cell office:value-type="float" office:value="3.45000973384747">
                <text:p>3.4500097338474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.1532096862793">
                <text:p>12.1532096862793</text:p>
              </table:table-cell>
              <table:table-cell office:value-type="float" office:value="3.45097725764151">
                <text:p>3.4509772576415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.2238674163818">
                <text:p>12.2238674163818</text:p>
              </table:table-cell>
              <table:table-cell office:value-type="float" office:value="3.45056387347104">
                <text:p>3.450563873471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.2945261001587">
                <text:p>12.2945261001587</text:p>
              </table:table-cell>
              <table:table-cell office:value-type="float" office:value="3.45012424925019">
                <text:p>3.450124249250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.3651828765869">
                <text:p>12.3651828765869</text:p>
              </table:table-cell>
              <table:table-cell office:value-type="float" office:value="3.44965957668506">
                <text:p>3.449659576685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.4358425140381">
                <text:p>12.4358425140381</text:p>
              </table:table-cell>
              <table:table-cell office:value-type="float" office:value="3.44916914039133">
                <text:p>3.449169140391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.5065011978149">
                <text:p>12.5065011978149</text:p>
              </table:table-cell>
              <table:table-cell office:value-type="float" office:value="3.44865270128218">
                <text:p>3.448652701282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.5771579742432">
                <text:p>12.5771579742432</text:p>
              </table:table-cell>
              <table:table-cell office:value-type="float" office:value="3.44811121287501">
                <text:p>3.448111212875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.6478176116943">
                <text:p>12.6478176116943</text:p>
              </table:table-cell>
              <table:table-cell office:value-type="float" office:value="3.44761112542098">
                <text:p>3.447611125420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.7184743881226">
                <text:p>12.7184743881226</text:p>
              </table:table-cell>
              <table:table-cell office:value-type="float" office:value="3.44735251797508">
                <text:p>3.447352517975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.7891330718994">
                <text:p>12.7891330718994</text:p>
              </table:table-cell>
              <table:table-cell office:value-type="float" office:value="3.44708298931701">
                <text:p>3.447082989317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.859790802002">
                <text:p>12.859790802002</text:p>
              </table:table-cell>
              <table:table-cell office:value-type="float" office:value="3.44680348553996">
                <text:p>3.446803485539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.9304494857788">
                <text:p>12.9304494857788</text:p>
              </table:table-cell>
              <table:table-cell office:value-type="float" office:value="3.44651399950843">
                <text:p>3.446513999508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.0011081695557">
                <text:p>13.0011081695557</text:p>
              </table:table-cell>
              <table:table-cell office:value-type="float" office:value="3.44621356949503">
                <text:p>3.446213569495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.0717658996582">
                <text:p>13.0717658996582</text:p>
              </table:table-cell>
              <table:table-cell office:value-type="float" office:value="3.44590338053079">
                <text:p>3.445903380530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.1424245834351">
                <text:p>13.1424245834351</text:p>
              </table:table-cell>
              <table:table-cell office:value-type="float" office:value="3.44558294881175">
                <text:p>3.445582948811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.2130813598633">
                <text:p>13.2130813598633</text:p>
              </table:table-cell>
              <table:table-cell office:value-type="float" office:value="3.44548585523192">
                <text:p>3.445485855231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.2837409973145">
                <text:p>13.2837409973145</text:p>
              </table:table-cell>
              <table:table-cell office:value-type="float" office:value="3.44542914972349">
                <text:p>3.4454291497234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.3543977737427">
                <text:p>13.3543977737427</text:p>
              </table:table-cell>
              <table:table-cell office:value-type="float" office:value="3.44537039004775">
                <text:p>3.445370390047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.4250564575195">
                <text:p>13.4250564575195</text:p>
              </table:table-cell>
              <table:table-cell office:value-type="float" office:value="3.44530957852218">
                <text:p>3.445309578522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3.4957160949707">
                <text:p>13.4957160949707</text:p>
              </table:table-cell>
              <table:table-cell office:value-type="float" office:value="3.44524599985403">
                <text:p>3.4452459998540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3.5663728713989">
                <text:p>13.5663728713989</text:p>
              </table:table-cell>
              <table:table-cell office:value-type="float" office:value="3.44518132464583">
                <text:p>3.4451813246458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.6370315551758">
                <text:p>13.6370315551758</text:p>
              </table:table-cell>
              <table:table-cell office:value-type="float" office:value="3.44511436275024">
                <text:p>3.445114362750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.7076892852783">
                <text:p>13.7076892852783</text:p>
              </table:table-cell>
              <table:table-cell office:value-type="float" office:value="3.44536417844566">
                <text:p>3.445364178445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.7783479690552">
                <text:p>13.7783479690552</text:p>
              </table:table-cell>
              <table:table-cell office:value-type="float" office:value="3.4460606571873">
                <text:p>3.44606065718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.8490047454834">
                <text:p>13.8490047454834</text:p>
              </table:table-cell>
              <table:table-cell office:value-type="float" office:value="3.44678368610039">
                <text:p>3.4467836861003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.9196634292603">
                <text:p>13.9196634292603</text:p>
              </table:table-cell>
              <table:table-cell office:value-type="float" office:value="3.4475332542025">
                <text:p>3.44753325420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.9903230667114">
                <text:p>13.9903230667114</text:p>
              </table:table-cell>
              <table:table-cell office:value-type="float" office:value="3.44523913855844">
                <text:p>3.4452391385584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.0609798431396">
                <text:p>14.0609798431396</text:p>
              </table:table-cell>
              <table:table-cell office:value-type="float" office:value="3.43963780741864">
                <text:p>3.439637807418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.1316385269165">
                <text:p>14.1316385269165</text:p>
              </table:table-cell>
              <table:table-cell office:value-type="float" office:value="3.43408549231935">
                <text:p>3.4340854923193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.202296257019">
                <text:p>14.202296257019</text:p>
              </table:table-cell>
              <table:table-cell office:value-type="float" office:value="3.428579984539">
                <text:p>3.4285799845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.2729549407959">
                <text:p>14.2729549407959</text:p>
              </table:table-cell>
              <table:table-cell office:value-type="float" office:value="3.42364754334881">
                <text:p>3.4236475433488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.3436136245728">
                <text:p>14.3436136245728</text:p>
              </table:table-cell>
              <table:table-cell office:value-type="float" office:value="3.41884653352727">
                <text:p>3.4188465335272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.4142713546753">
                <text:p>14.4142713546753</text:p>
              </table:table-cell>
              <table:table-cell office:value-type="float" office:value="3.41413610638604">
                <text:p>3.414136106386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.4849300384521">
                <text:p>14.4849300384521</text:p>
              </table:table-cell>
              <table:table-cell office:value-type="float" office:value="3.40952120937588">
                <text:p>3.4095212093758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.5555868148804">
                <text:p>14.5555868148804</text:p>
              </table:table-cell>
              <table:table-cell office:value-type="float" office:value="3.40499938417659">
                <text:p>3.4049993841765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.6262464523315">
                <text:p>14.6262464523315</text:p>
              </table:table-cell>
              <table:table-cell office:value-type="float" office:value="3.40057008974641">
                <text:p>3.4005700897464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.6969032287598">
                <text:p>14.6969032287598</text:p>
              </table:table-cell>
              <table:table-cell office:value-type="float" office:value="3.39623134442928">
                <text:p>3.3962313444292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.7675619125366">
                <text:p>14.7675619125366</text:p>
              </table:table-cell>
              <table:table-cell office:value-type="float" office:value="3.39325774481633">
                <text:p>3.393257744816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.8382215499878">
                <text:p>14.8382215499878</text:p>
              </table:table-cell>
              <table:table-cell office:value-type="float" office:value="3.39282082240894">
                <text:p>3.3928208224089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.908878326416">
                <text:p>14.908878326416</text:p>
              </table:table-cell>
              <table:table-cell office:value-type="float" office:value="3.39264151917489">
                <text:p>3.392641519174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.9795370101929">
                <text:p>14.9795370101929</text:p>
              </table:table-cell>
              <table:table-cell office:value-type="float" office:value="3.39272464804327">
                <text:p>3.3927246480432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.0501947402954">
                <text:p>15.0501947402954</text:p>
              </table:table-cell>
              <table:table-cell office:value-type="float" office:value="3.39306666503621">
                <text:p>3.393066665036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.1208534240723">
                <text:p>15.1208534240723</text:p>
              </table:table-cell>
              <table:table-cell office:value-type="float" office:value="3.39366571184061">
                <text:p>3.3936657118406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.1915102005005">
                <text:p>15.1915102005005</text:p>
              </table:table-cell>
              <table:table-cell office:value-type="float" office:value="3.3945249591577">
                <text:p>3.394524959157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.2621698379517">
                <text:p>15.2621698379517</text:p>
              </table:table-cell>
              <table:table-cell office:value-type="float" office:value="3.39564280938505">
                <text:p>3.3956428093850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.3328285217285">
                <text:p>15.3328285217285</text:p>
              </table:table-cell>
              <table:table-cell office:value-type="float" office:value="3.38606363954114">
                <text:p>3.3860636395411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.4034852981567">
                <text:p>15.4034852981567</text:p>
              </table:table-cell>
              <table:table-cell office:value-type="float" office:value="3.37082887496629">
                <text:p>3.3708288749662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.4741449356079">
                <text:p>15.4741449356079</text:p>
              </table:table-cell>
              <table:table-cell office:value-type="float" office:value="3.35424097789624">
                <text:p>3.3542409778962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.5448017120361">
                <text:p>15.5448017120361</text:p>
              </table:table-cell>
              <table:table-cell office:value-type="float" office:value="3.33630117661363">
                <text:p>3.3363011766136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.615460395813">
                <text:p>15.615460395813</text:p>
              </table:table-cell>
              <table:table-cell office:value-type="float" office:value="3.31700887179167">
                <text:p>3.317008871791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.6861181259155">
                <text:p>15.6861181259155</text:p>
              </table:table-cell>
              <table:table-cell office:value-type="float" office:value="3.2963716399541">
                <text:p>3.296371639954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.7567768096924">
                <text:p>15.7567768096924</text:p>
              </table:table-cell>
              <table:table-cell office:value-type="float" office:value="3.27369512387367">
                <text:p>3.273695123873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.8274354934692">
                <text:p>15.8274354934692</text:p>
              </table:table-cell>
              <table:table-cell office:value-type="float" office:value="3.25043255357931">
                <text:p>3.2504325535793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.8980932235718">
                <text:p>15.8980932235718</text:p>
              </table:table-cell>
              <table:table-cell office:value-type="float" office:value="3.23680955374848">
                <text:p>3.236809553748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.9687519073486">
                <text:p>15.9687519073486</text:p>
              </table:table-cell>
              <table:table-cell office:value-type="float" office:value="3.23431404673987">
                <text:p>3.2343140467398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6.0394096374512">
                <text:p>16.0394096374512</text:p>
              </table:table-cell>
              <table:table-cell office:value-type="float" office:value="3.23205250041357">
                <text:p>3.232052500413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.1100673675537">
                <text:p>16.1100673675537</text:p>
              </table:table-cell>
              <table:table-cell office:value-type="float" office:value="3.23488816600499">
                <text:p>3.2348881660049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.1807250976563">
                <text:p>16.1807250976563</text:p>
              </table:table-cell>
              <table:table-cell office:value-type="float" office:value="3.25219167374633">
                <text:p>3.252191673746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.2513847351074">
                <text:p>16.2513847351074</text:p>
              </table:table-cell>
              <table:table-cell office:value-type="float" office:value="3.28039390996766">
                <text:p>3.2803939099676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.32204246521">
                <text:p>16.32204246521</text:p>
              </table:table-cell>
              <table:table-cell office:value-type="float" office:value="3.37245746151751">
                <text:p>3.3724574615175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.3927001953125">
                <text:p>16.3927001953125</text:p>
              </table:table-cell>
              <table:table-cell office:value-type="float" office:value="3.4376282140286">
                <text:p>3.437628214028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6.4633598327637">
                <text:p>16.4633598327637</text:p>
              </table:table-cell>
              <table:table-cell office:value-type="float" office:value="3.44461961897228">
                <text:p>3.4446196189722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6.5340156555176">
                <text:p>16.5340156555176</text:p>
              </table:table-cell>
              <table:table-cell office:value-type="float" office:value="3.44958636926078">
                <text:p>3.449586369260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.6046752929687">
                <text:p>16.6046752929687</text:p>
              </table:table-cell>
              <table:table-cell office:value-type="float" office:value="3.44702865792149">
                <text:p>3.4470286579214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.6753349304199">
                <text:p>16.6753349304199</text:p>
              </table:table-cell>
              <table:table-cell office:value-type="float" office:value="3.4232313806916">
                <text:p>3.42323138069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.7459907531738">
                <text:p>16.7459907531738</text:p>
              </table:table-cell>
              <table:table-cell office:value-type="float" office:value="3.40631833329078">
                <text:p>3.4063183332907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.816650390625">
                <text:p>16.816650390625</text:p>
              </table:table-cell>
              <table:table-cell office:value-type="float" office:value="3.39775516792148">
                <text:p>3.397755167921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.8873081207275">
                <text:p>16.8873081207275</text:p>
              </table:table-cell>
              <table:table-cell office:value-type="float" office:value="3.32858145087996">
                <text:p>3.3285814508799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.9579658508301">
                <text:p>16.9579658508301</text:p>
              </table:table-cell>
              <table:table-cell office:value-type="float" office:value="3.36683132126605">
                <text:p>3.3668313212660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7.0286235809326">
                <text:p>17.0286235809326</text:p>
              </table:table-cell>
              <table:table-cell office:value-type="float" office:value="3.3417992766477">
                <text:p>3.341799276647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7.0992832183838">
                <text:p>17.0992832183838</text:p>
              </table:table-cell>
              <table:table-cell office:value-type="float" office:value="3.32757343977484">
                <text:p>3.3275734397748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7.1699409484863">
                <text:p>17.1699409484863</text:p>
              </table:table-cell>
              <table:table-cell office:value-type="float" office:value="3.32421152520678">
                <text:p>3.3242115252067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7.2405986785889">
                <text:p>17.2405986785889</text:p>
              </table:table-cell>
              <table:table-cell office:value-type="float" office:value="3.33176088913475">
                <text:p>3.331760889134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7.31125831604">
                <text:p>17.31125831604</text:p>
              </table:table-cell>
              <table:table-cell office:value-type="float" office:value="3.30780817831821">
                <text:p>3.3078081783182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7.3819141387939">
                <text:p>17.3819141387939</text:p>
              </table:table-cell>
              <table:table-cell office:value-type="float" office:value="3.28704940551751">
                <text:p>3.2870494055175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7.4525737762451">
                <text:p>17.4525737762451</text:p>
              </table:table-cell>
              <table:table-cell office:value-type="float" office:value="3.28644005045047">
                <text:p>3.2864400504504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.5232315063477">
                <text:p>17.5232315063477</text:p>
              </table:table-cell>
              <table:table-cell office:value-type="float" office:value="3.30603702869837">
                <text:p>3.3060370286983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7.5938892364502">
                <text:p>17.5938892364502</text:p>
              </table:table-cell>
              <table:table-cell office:value-type="float" office:value="3.33389308927459">
                <text:p>3.3338930892745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7.6645488739014">
                <text:p>17.6645488739014</text:p>
              </table:table-cell>
              <table:table-cell office:value-type="float" office:value="3.29721426760122">
                <text:p>3.2972142676012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7.7352066040039">
                <text:p>17.7352066040039</text:p>
              </table:table-cell>
              <table:table-cell office:value-type="float" office:value="3.27666917164606">
                <text:p>3.2766691716460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7.8058643341064">
                <text:p>17.8058643341064</text:p>
              </table:table-cell>
              <table:table-cell office:value-type="float" office:value="3.27231293255596">
                <text:p>3.2723129325559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7.876522064209">
                <text:p>17.876522064209</text:p>
              </table:table-cell>
              <table:table-cell office:value-type="float" office:value="3.28421089194757">
                <text:p>3.2842108919475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7.9471817016602">
                <text:p>17.9471817016602</text:p>
              </table:table-cell>
              <table:table-cell office:value-type="float" office:value="3.28523735875503">
                <text:p>3.2852373587550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8.0178375244141">
                <text:p>18.0178375244141</text:p>
              </table:table-cell>
              <table:table-cell office:value-type="float" office:value="3.28691907770026">
                <text:p>3.2869190777002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8.0884971618652">
                <text:p>18.0884971618652</text:p>
              </table:table-cell>
              <table:table-cell office:value-type="float" office:value="3.2712513154247">
                <text:p>3.271251315424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8.1591567993164">
                <text:p>18.1591567993164</text:p>
              </table:table-cell>
              <table:table-cell office:value-type="float" office:value="3.26875532767569">
                <text:p>3.2687553276756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8.2298126220703">
                <text:p>18.2298126220703</text:p>
              </table:table-cell>
              <table:table-cell office:value-type="float" office:value="3.27718189548663">
                <text:p>3.2771818954866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8.3004722595215">
                <text:p>18.3004722595215</text:p>
              </table:table-cell>
              <table:table-cell office:value-type="float" office:value="3.27121329232206">
                <text:p>3.2712132923220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8.371129989624">
                <text:p>18.371129989624</text:p>
              </table:table-cell>
              <table:table-cell office:value-type="float" office:value="3.28574196332741">
                <text:p>3.2857419633274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8.4417877197266">
                <text:p>18.4417877197266</text:p>
              </table:table-cell>
              <table:table-cell office:value-type="float" office:value="3.29756129902349">
                <text:p>3.2975612990234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8.5124454498291">
                <text:p>18.5124454498291</text:p>
              </table:table-cell>
              <table:table-cell office:value-type="float" office:value="3.28705743532544">
                <text:p>3.2870574353254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8.5831050872803">
                <text:p>18.5831050872803</text:p>
              </table:table-cell>
              <table:table-cell office:value-type="float" office:value="3.27499500728009">
                <text:p>3.2749950072800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8.6537628173828">
                <text:p>18.6537628173828</text:p>
              </table:table-cell>
              <table:table-cell office:value-type="float" office:value="3.26017249950965">
                <text:p>3.2601724995096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8.7244205474854">
                <text:p>18.7244205474854</text:p>
              </table:table-cell>
              <table:table-cell office:value-type="float" office:value="3.25785808314192">
                <text:p>3.2578580831419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8.7950801849365">
                <text:p>18.7950801849365</text:p>
              </table:table-cell>
              <table:table-cell office:value-type="float" office:value="3.26810489452326">
                <text:p>3.2681048945232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8.8657360076904">
                <text:p>18.8657360076904</text:p>
              </table:table-cell>
              <table:table-cell office:value-type="float" office:value="3.29095476731086">
                <text:p>3.2909547673108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8.9363956451416">
                <text:p>18.9363956451416</text:p>
              </table:table-cell>
              <table:table-cell office:value-type="float" office:value="3.30726153162948">
                <text:p>3.3072615316294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9.0070552825928">
                <text:p>19.0070552825928</text:p>
              </table:table-cell>
              <table:table-cell office:value-type="float" office:value="3.28769219210377">
                <text:p>3.2876921921037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9.0777111053467">
                <text:p>19.0777111053467</text:p>
              </table:table-cell>
              <table:table-cell office:value-type="float" office:value="3.27794677658641">
                <text:p>3.2779467765864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9.1483707427979">
                <text:p>19.1483707427979</text:p>
              </table:table-cell>
              <table:table-cell office:value-type="float" office:value="3.27805642278861">
                <text:p>3.2780564227886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9.2190284729004">
                <text:p>19.2190284729004</text:p>
              </table:table-cell>
              <table:table-cell office:value-type="float" office:value="3.28805151736653">
                <text:p>3.2880515173665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9.2896862030029">
                <text:p>19.2896862030029</text:p>
              </table:table-cell>
              <table:table-cell office:value-type="float" office:value="3.29550120137062">
                <text:p>3.2955012013706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9.3603439331055">
                <text:p>19.3603439331055</text:p>
              </table:table-cell>
              <table:table-cell office:value-type="float" office:value="3.308090623097">
                <text:p>3.30809062309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9.4310035705566">
                <text:p>19.4310035705566</text:p>
              </table:table-cell>
              <table:table-cell office:value-type="float" office:value="3.33275944406947">
                <text:p>3.3327594440694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9.5016613006592">
                <text:p>19.5016613006592</text:p>
              </table:table-cell>
              <table:table-cell office:value-type="float" office:value="3.33128997594322">
                <text:p>3.3312899759432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9.5723190307617">
                <text:p>19.5723190307617</text:p>
              </table:table-cell>
              <table:table-cell office:value-type="float" office:value="3.32505727325057">
                <text:p>3.3250572732505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9.6429767608643">
                <text:p>19.6429767608643</text:p>
              </table:table-cell>
              <table:table-cell office:value-type="float" office:value="3.31597285243758">
                <text:p>3.3159728524375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9.7136344909668">
                <text:p>19.7136344909668</text:p>
              </table:table-cell>
              <table:table-cell office:value-type="float" office:value="3.30637994638593">
                <text:p>3.3063799463859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9.784294128418">
                <text:p>19.784294128418</text:p>
              </table:table-cell>
              <table:table-cell office:value-type="float" office:value="3.30453243389958">
                <text:p>3.3045324338995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9.8549499511719">
                <text:p>19.8549499511719</text:p>
              </table:table-cell>
              <table:table-cell office:value-type="float" office:value="3.31045628987845">
                <text:p>3.3104562898784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9.925609588623">
                <text:p>19.925609588623</text:p>
              </table:table-cell>
              <table:table-cell office:value-type="float" office:value="3.32417776412764">
                <text:p>3.3241777641276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9.9962692260742">
                <text:p>19.9962692260742</text:p>
              </table:table-cell>
              <table:table-cell office:value-type="float" office:value="3.33907124110799">
                <text:p>3.3390712411079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0.0669250488281">
                <text:p>20.0669250488281</text:p>
              </table:table-cell>
              <table:table-cell office:value-type="float" office:value="3.35407220836336">
                <text:p>3.3540722083633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0.1375846862793">
                <text:p>20.1375846862793</text:p>
              </table:table-cell>
              <table:table-cell office:value-type="float" office:value="3.35435747902129">
                <text:p>3.3543574790212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.2082424163818">
                <text:p>20.2082424163818</text:p>
              </table:table-cell>
              <table:table-cell office:value-type="float" office:value="3.34775183472654">
                <text:p>3.3477518347265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0.2789001464844">
                <text:p>20.2789001464844</text:p>
              </table:table-cell>
              <table:table-cell office:value-type="float" office:value="3.34579090345301">
                <text:p>3.3457909034530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0.3495578765869">
                <text:p>20.3495578765869</text:p>
              </table:table-cell>
              <table:table-cell office:value-type="float" office:value="3.34780856009434">
                <text:p>3.3478085600943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0.4202175140381">
                <text:p>20.4202175140381</text:p>
              </table:table-cell>
              <table:table-cell office:value-type="float" office:value="3.34516165404054">
                <text:p>3.3451616540405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0.4908752441406">
                <text:p>20.4908752441406</text:p>
              </table:table-cell>
              <table:table-cell office:value-type="float" office:value="3.34894649566082">
                <text:p>3.3489464956608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0.5615329742432">
                <text:p>20.5615329742432</text:p>
              </table:table-cell>
              <table:table-cell office:value-type="float" office:value="3.35918257406513">
                <text:p>3.3591825740651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0.6321926116943">
                <text:p>20.6321926116943</text:p>
              </table:table-cell>
              <table:table-cell office:value-type="float" office:value="3.37589038643753">
                <text:p>3.3758903864375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.7028484344482">
                <text:p>20.7028484344482</text:p>
              </table:table-cell>
              <table:table-cell office:value-type="float" office:value="3.39909492322007">
                <text:p>3.3990949232200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0.7735080718994">
                <text:p>20.7735080718994</text:p>
              </table:table-cell>
              <table:table-cell office:value-type="float" office:value="3.41239918216636">
                <text:p>3.4123991821663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0.844165802002">
                <text:p>20.844165802002</text:p>
              </table:table-cell>
              <table:table-cell office:value-type="float" office:value="3.40192581293193">
                <text:p>3.4019258129319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0.9148235321045">
                <text:p>20.9148235321045</text:p>
              </table:table-cell>
              <table:table-cell office:value-type="float" office:value="3.39450179807375">
                <text:p>3.3945017980737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0.9854831695557">
                <text:p>20.9854831695557</text:p>
              </table:table-cell>
              <table:table-cell office:value-type="float" office:value="3.39014000714403">
                <text:p>3.390140007144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1.0561408996582">
                <text:p>21.0561408996582</text:p>
              </table:table-cell>
              <table:table-cell office:value-type="float" office:value="3.38884918767">
                <text:p>3.388849187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1.1267986297607">
                <text:p>21.1267986297607</text:p>
              </table:table-cell>
              <table:table-cell office:value-type="float" office:value="3.38964223872209">
                <text:p>3.3896422387220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1.1974563598633">
                <text:p>21.1974563598633</text:p>
              </table:table-cell>
              <table:table-cell office:value-type="float" office:value="3.38761821811889">
                <text:p>3.3876182181188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1.2681159973145">
                <text:p>21.2681159973145</text:p>
              </table:table-cell>
              <table:table-cell office:value-type="float" office:value="3.38975457941504">
                <text:p>3.3897545794150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1.338773727417">
                <text:p>21.338773727417</text:p>
              </table:table-cell>
              <table:table-cell office:value-type="float" office:value="3.39606582037901">
                <text:p>3.396065820379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1.4094314575195">
                <text:p>21.4094314575195</text:p>
              </table:table-cell>
              <table:table-cell office:value-type="float" office:value="3.40656401479247">
                <text:p>3.4065640147924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1.4800910949707">
                <text:p>21.4800910949707</text:p>
              </table:table-cell>
              <table:table-cell office:value-type="float" office:value="3.42126836486165">
                <text:p>3.4212683648616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1.5507469177246">
                <text:p>21.5507469177246</text:p>
              </table:table-cell>
              <table:table-cell office:value-type="float" office:value="3.43561307690213">
                <text:p>3.4356130769021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1.6214065551758">
                <text:p>21.6214065551758</text:p>
              </table:table-cell>
              <table:table-cell office:value-type="float" office:value="3.44192114095312">
                <text:p>3.441921140953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1.6920642852783">
                <text:p>21.6920642852783</text:p>
              </table:table-cell>
              <table:table-cell office:value-type="float" office:value="3.43729504703313">
                <text:p>3.4372950470331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1.7627220153809">
                <text:p>21.7627220153809</text:p>
              </table:table-cell>
              <table:table-cell office:value-type="float" office:value="3.43481222287412">
                <text:p>3.434812222874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1.833381652832">
                <text:p>21.833381652832</text:p>
              </table:table-cell>
              <table:table-cell office:value-type="float" office:value="3.43447846584489">
                <text:p>3.4344784658448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1.9040393829346">
                <text:p>21.9040393829346</text:p>
              </table:table-cell>
              <table:table-cell office:value-type="float" office:value="3.43630298834953">
                <text:p>3.4363029883495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1.9746971130371">
                <text:p>21.9746971130371</text:p>
              </table:table-cell>
              <table:table-cell office:value-type="float" office:value="3.43661496815158">
                <text:p>3.4366149681515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2.0453567504883">
                <text:p>22.0453567504883</text:p>
              </table:table-cell>
              <table:table-cell office:value-type="float" office:value="3.43824325886671">
                <text:p>3.4382432588667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2.1160144805908">
                <text:p>22.1160144805908</text:p>
              </table:table-cell>
              <table:table-cell office:value-type="float" office:value="3.44278996208938">
                <text:p>3.4427899620893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2.1866722106934">
                <text:p>22.1866722106934</text:p>
              </table:table-cell>
              <table:table-cell office:value-type="float" office:value="3.45026739455885">
                <text:p>3.4502673945588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2.2573299407959">
                <text:p>22.2573299407959</text:p>
              </table:table-cell>
              <table:table-cell office:value-type="float" office:value="3.46068416983471">
                <text:p>3.4606841698347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2.3279876708984">
                <text:p>22.3279876708984</text:p>
              </table:table-cell>
              <table:table-cell office:value-type="float" office:value="3.47404768205993">
                <text:p>3.4740476820599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2.398645401001">
                <text:p>22.398645401001</text:p>
              </table:table-cell>
              <table:table-cell office:value-type="float" office:value="3.48484407651876">
                <text:p>3.4848440765187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2.4693050384521">
                <text:p>22.4693050384521</text:p>
              </table:table-cell>
              <table:table-cell office:value-type="float" office:value="3.49818740155407">
                <text:p>3.4981874015540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2.5399627685547">
                <text:p>22.5399627685547</text:p>
              </table:table-cell>
              <table:table-cell office:value-type="float" office:value="3.49496010532019">
                <text:p>3.4949601053201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2.6106204986572">
                <text:p>22.6106204986572</text:p>
              </table:table-cell>
              <table:table-cell office:value-type="float" office:value="3.49153425397329">
                <text:p>3.4915342539732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2.6812801361084">
                <text:p>22.6812801361084</text:p>
              </table:table-cell>
              <table:table-cell office:value-type="float" office:value="3.48936331348415">
                <text:p>3.4893633134841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2.7519378662109">
                <text:p>22.7519378662109</text:p>
              </table:table-cell>
              <table:table-cell office:value-type="float" office:value="3.48845126330862">
                <text:p>3.4884512633086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2.8225955963135">
                <text:p>22.8225955963135</text:p>
              </table:table-cell>
              <table:table-cell office:value-type="float" office:value="3.48683436258589">
                <text:p>3.4868343625858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2.893253326416">
                <text:p>22.893253326416</text:p>
              </table:table-cell>
              <table:table-cell office:value-type="float" office:value="3.48608394867579">
                <text:p>3.4860839486757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2.9639110565186">
                <text:p>22.9639110565186</text:p>
              </table:table-cell>
              <table:table-cell office:value-type="float" office:value="3.48678894722897">
                <text:p>3.4867889472289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3.0345706939697">
                <text:p>23.0345706939697</text:p>
              </table:table-cell>
              <table:table-cell office:value-type="float" office:value="3.48895308322553">
                <text:p>3.4889530832255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3.1052284240723">
                <text:p>23.1052284240723</text:p>
              </table:table-cell>
              <table:table-cell office:value-type="float" office:value="3.49258230110689">
                <text:p>3.4925823011068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3.1758861541748">
                <text:p>23.1758861541748</text:p>
              </table:table-cell>
              <table:table-cell office:value-type="float" office:value="3.49768079038487">
                <text:p>3.4976807903848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3.2465438842773">
                <text:p>23.2465438842773</text:p>
              </table:table-cell>
              <table:table-cell office:value-type="float" office:value="3.50145387014804">
                <text:p>3.5014538701480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3.3172035217285">
                <text:p>23.3172035217285</text:p>
              </table:table-cell>
              <table:table-cell office:value-type="float" office:value="3.50574174038511">
                <text:p>3.5057417403851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3.3878612518311">
                <text:p>23.3878612518311</text:p>
              </table:table-cell>
              <table:table-cell office:value-type="float" office:value="3.51167389698531">
                <text:p>3.5116738969853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3.4585189819336">
                <text:p>23.4585189819336</text:p>
              </table:table-cell>
              <table:table-cell office:value-type="float" office:value="3.51925451818841">
                <text:p>3.5192545181884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3.5291786193848">
                <text:p>23.5291786193848</text:p>
              </table:table-cell>
              <table:table-cell office:value-type="float" office:value="3.52848657597605">
                <text:p>3.5284865759760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3.5998363494873">
                <text:p>23.5998363494873</text:p>
              </table:table-cell>
              <table:table-cell office:value-type="float" office:value="3.53937798035576">
                <text:p>3.5393779803557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3.6704940795898">
                <text:p>23.6704940795898</text:p>
              </table:table-cell>
              <table:table-cell office:value-type="float" office:value="3.53952432269728">
                <text:p>3.5395243226972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3.7411518096924">
                <text:p>23.7411518096924</text:p>
              </table:table-cell>
              <table:table-cell office:value-type="float" office:value="3.53777810838364">
                <text:p>3.5377781083836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3.8118095397949">
                <text:p>23.8118095397949</text:p>
              </table:table-cell>
              <table:table-cell office:value-type="float" office:value="3.53686249366417">
                <text:p>3.5368624936641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3.8824672698975">
                <text:p>23.8824672698975</text:p>
              </table:table-cell>
              <table:table-cell office:value-type="float" office:value="3.53677953642889">
                <text:p>3.5367795364288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3.9531269073486">
                <text:p>23.9531269073486</text:p>
              </table:table-cell>
              <table:table-cell office:value-type="float" office:value="3.53753158370206">
                <text:p>3.5375315837020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4.0237846374512">
                <text:p>24.0237846374512</text:p>
              </table:table-cell>
              <table:table-cell office:value-type="float" office:value="3.53912064853508">
                <text:p>3.5391206485350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4.0944423675537">
                <text:p>24.0944423675537</text:p>
              </table:table-cell>
              <table:table-cell office:value-type="float" office:value="3.54155033481396">
                <text:p>3.5415503348139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4.1651000976562">
                <text:p>24.1651000976562</text:p>
              </table:table-cell>
              <table:table-cell office:value-type="float" office:value="3.54238931709418">
                <text:p>3.5423893170941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4.2357597351074">
                <text:p>24.2357597351074</text:p>
              </table:table-cell>
              <table:table-cell office:value-type="float" office:value="3.54409117658685">
                <text:p>3.5440911765868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4.30641746521">
                <text:p>24.30641746521</text:p>
              </table:table-cell>
              <table:table-cell office:value-type="float" office:value="3.5467247389698">
                <text:p>3.546724738969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4.3770751953125">
                <text:p>24.3770751953125</text:p>
              </table:table-cell>
              <table:table-cell office:value-type="float" office:value="3.55029205682819">
                <text:p>3.5502920568281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4.4477348327637">
                <text:p>24.4477348327637</text:p>
              </table:table-cell>
              <table:table-cell office:value-type="float" office:value="3.55479539724606">
                <text:p>3.5547953972460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4.5183925628662">
                <text:p>24.5183925628662</text:p>
              </table:table-cell>
              <table:table-cell office:value-type="float" office:value="3.56023724133275">
                <text:p>3.5602372413327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4.5890502929687">
                <text:p>24.5890502929687</text:p>
              </table:table-cell>
              <table:table-cell office:value-type="float" office:value="3.56636553284982">
                <text:p>3.5663655328498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4.6597080230713">
                <text:p>24.6597080230713</text:p>
              </table:table-cell>
              <table:table-cell office:value-type="float" office:value="3.57280270211263">
                <text:p>3.5728027021126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4.7303657531738">
                <text:p>24.7303657531738</text:p>
              </table:table-cell>
              <table:table-cell office:value-type="float" office:value="3.58024380679013">
                <text:p>3.5802438067901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4.8010234832764">
                <text:p>24.8010234832764</text:p>
              </table:table-cell>
              <table:table-cell office:value-type="float" office:value="3.58869380272456">
                <text:p>3.5886938027245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4.8716831207275">
                <text:p>24.8716831207275</text:p>
              </table:table-cell>
              <table:table-cell office:value-type="float" office:value="3.59385575447124">
                <text:p>3.5938557544712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4.9423408508301">
                <text:p>24.9423408508301</text:p>
              </table:table-cell>
              <table:table-cell office:value-type="float" office:value="3.5929027772917">
                <text:p>3.592902777291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5.0129985809326">
                <text:p>25.0129985809326</text:p>
              </table:table-cell>
              <table:table-cell office:value-type="float" office:value="3.59230928798493">
                <text:p>3.5923092879849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5.0836582183838">
                <text:p>25.0836582183838</text:p>
              </table:table-cell>
              <table:table-cell office:value-type="float" office:value="3.59127069913796">
                <text:p>3.5912706991379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5.1543159484863">
                <text:p>25.1543159484863</text:p>
              </table:table-cell>
              <table:table-cell office:value-type="float" office:value="3.59018391509665">
                <text:p>3.5901839150966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5.2249736785889">
                <text:p>25.2249736785889</text:p>
              </table:table-cell>
              <table:table-cell office:value-type="float" office:value="3.58947758629466">
                <text:p>3.5894775862946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5.2956314086914">
                <text:p>25.2956314086914</text:p>
              </table:table-cell>
              <table:table-cell office:value-type="float" office:value="3.58915392137719">
                <text:p>3.5891539213771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5.3662910461426">
                <text:p>25.3662910461426</text:p>
              </table:table-cell>
              <table:table-cell office:value-type="float" office:value="3.58921351552865">
                <text:p>3.5892135155286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5.4369487762451">
                <text:p>25.4369487762451</text:p>
              </table:table-cell>
              <table:table-cell office:value-type="float" office:value="3.58965662705833">
                <text:p>3.5896566270583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5.5076065063477">
                <text:p>25.5076065063477</text:p>
              </table:table-cell>
              <table:table-cell office:value-type="float" office:value="3.59048526494313">
                <text:p>3.5904852649431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5.5782642364502">
                <text:p>25.5782642364502</text:p>
              </table:table-cell>
              <table:table-cell office:value-type="float" office:value="3.59139998733132">
                <text:p>3.5913999873313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5.6489219665527">
                <text:p>25.6489219665527</text:p>
              </table:table-cell>
              <table:table-cell office:value-type="float" office:value="3.5925507620494">
                <text:p>3.592550762049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5.7195816040039">
                <text:p>25.7195816040039</text:p>
              </table:table-cell>
              <table:table-cell office:value-type="float" office:value="3.59410300206653">
                <text:p>3.5941030020665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5.7902393341064">
                <text:p>25.7902393341064</text:p>
              </table:table-cell>
              <table:table-cell office:value-type="float" office:value="3.59605876002547">
                <text:p>3.5960587600254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5.860897064209">
                <text:p>25.860897064209</text:p>
              </table:table-cell>
              <table:table-cell office:value-type="float" office:value="3.5984185376166">
                <text:p>3.598418537616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5.9315567016602">
                <text:p>25.9315567016602</text:p>
              </table:table-cell>
              <table:table-cell office:value-type="float" office:value="3.6011828982554">
                <text:p>3.601182898255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6.0022144317627">
                <text:p>26.0022144317627</text:p>
              </table:table-cell>
              <table:table-cell office:value-type="float" office:value="3.6043540793679">
                <text:p>3.604354079367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6.0728721618652">
                <text:p>26.0728721618652</text:p>
              </table:table-cell>
              <table:table-cell office:value-type="float" office:value="3.60716007436763">
                <text:p>3.6071600743676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6.1435298919678">
                <text:p>26.1435298919678</text:p>
              </table:table-cell>
              <table:table-cell office:value-type="float" office:value="3.61005373604342">
                <text:p>3.6100537360434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6.2141876220703">
                <text:p>26.2141876220703</text:p>
              </table:table-cell>
              <table:table-cell office:value-type="float" office:value="3.61333033993041">
                <text:p>3.6133303399304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6.2848472595215">
                <text:p>26.2848472595215</text:p>
              </table:table-cell>
              <table:table-cell office:value-type="float" office:value="3.61698993121326">
                <text:p>3.6169899312132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6.355504989624">
                <text:p>26.355504989624</text:p>
              </table:table-cell>
              <table:table-cell office:value-type="float" office:value="3.62103375255368">
                <text:p>3.6210337525536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6.4261627197266">
                <text:p>26.4261627197266</text:p>
              </table:table-cell>
              <table:table-cell office:value-type="float" office:value="3.62546181787301">
                <text:p>3.6254618178730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6.4968204498291">
                <text:p>26.4968204498291</text:p>
              </table:table-cell>
              <table:table-cell office:value-type="float" office:value="3.63027638348217">
                <text:p>3.6302763834821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6.5674800872803">
                <text:p>26.5674800872803</text:p>
              </table:table-cell>
              <table:table-cell office:value-type="float" office:value="3.63334727602267">
                <text:p>3.6333472760226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6.6381378173828">
                <text:p>26.6381378173828</text:p>
              </table:table-cell>
              <table:table-cell office:value-type="float" office:value="3.63192650781286">
                <text:p>3.6319265078128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6.7087955474854">
                <text:p>26.7087955474854</text:p>
              </table:table-cell>
              <table:table-cell office:value-type="float" office:value="3.63070510932091">
                <text:p>3.6307051093209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6.7794551849365">
                <text:p>26.7794551849365</text:p>
              </table:table-cell>
              <table:table-cell office:value-type="float" office:value="3.62968361121978">
                <text:p>3.6296836112197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6.8501129150391">
                <text:p>26.8501129150391</text:p>
              </table:table-cell>
              <table:table-cell office:value-type="float" office:value="3.6288625131215">
                <text:p>3.62886251312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6.9207706451416">
                <text:p>26.9207706451416</text:p>
              </table:table-cell>
              <table:table-cell office:value-type="float" office:value="3.62824231478828">
                <text:p>3.6282423147882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6.9914283752441">
                <text:p>26.9914283752441</text:p>
              </table:table-cell>
              <table:table-cell office:value-type="float" office:value="3.62782331743687">
                <text:p>3.6278233174368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7.0620861053467">
                <text:p>27.0620861053467</text:p>
              </table:table-cell>
              <table:table-cell office:value-type="float" office:value="3.62756227122502">
                <text:p>3.6275622712250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7.1327438354492">
                <text:p>27.1327438354492</text:p>
              </table:table-cell>
              <table:table-cell office:value-type="float" office:value="3.62720625345723">
                <text:p>3.6272062534572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7.2034034729004">
                <text:p>27.2034034729004</text:p>
              </table:table-cell>
              <table:table-cell office:value-type="float" office:value="3.62701224567112">
                <text:p>3.6270122456711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7.2740612030029">
                <text:p>27.2740612030029</text:p>
              </table:table-cell>
              <table:table-cell office:value-type="float" office:value="3.62698003641988">
                <text:p>3.6269800364198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7.3447189331055">
                <text:p>27.3447189331055</text:p>
              </table:table-cell>
              <table:table-cell office:value-type="float" office:value="3.62711033424394">
                <text:p>3.6271103342439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7.4153785705566">
                <text:p>27.4153785705566</text:p>
              </table:table-cell>
              <table:table-cell office:value-type="float" office:value="3.62740364908511">
                <text:p>3.6274036490851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7.4860363006592">
                <text:p>27.4860363006592</text:p>
              </table:table-cell>
              <table:table-cell office:value-type="float" office:value="3.62785999952214">
                <text:p>3.6278599995221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7.5566940307617">
                <text:p>27.5566940307617</text:p>
              </table:table-cell>
              <table:table-cell office:value-type="float" office:value="3.62847963411188">
                <text:p>3.6284796341118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7.6273517608643">
                <text:p>27.6273517608643</text:p>
              </table:table-cell>
              <table:table-cell office:value-type="float" office:value="3.62916713686005">
                <text:p>3.629167136860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7.6980113983154">
                <text:p>27.6980113983154</text:p>
              </table:table-cell>
              <table:table-cell office:value-type="float" office:value="3.62989444449845">
                <text:p>3.6298944444984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7.768669128418">
                <text:p>27.768669128418</text:p>
              </table:table-cell>
              <table:table-cell office:value-type="float" office:value="3.63077178561237">
                <text:p>3.6307717856123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7.8393268585205">
                <text:p>27.8393268585205</text:p>
              </table:table-cell>
              <table:table-cell office:value-type="float" office:value="3.63179965414736">
                <text:p>3.6317996541473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7.909984588623">
                <text:p>27.909984588623</text:p>
              </table:table-cell>
              <table:table-cell office:value-type="float" office:value="3.63297832995169">
                <text:p>3.6329783299516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7.9806423187256">
                <text:p>27.9806423187256</text:p>
              </table:table-cell>
              <table:table-cell office:value-type="float" office:value="3.63430827545619">
                <text:p>3.6343082754561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8.0513019561768">
                <text:p>28.0513019561768</text:p>
              </table:table-cell>
              <table:table-cell office:value-type="float" office:value="3.63578954068646">
                <text:p>3.6357895406864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8.1219596862793">
                <text:p>28.1219596862793</text:p>
              </table:table-cell>
              <table:table-cell office:value-type="float" office:value="3.63742284959715">
                <text:p>3.6374228495971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8.1926174163818">
                <text:p>28.1926174163818</text:p>
              </table:table-cell>
              <table:table-cell office:value-type="float" office:value="3.63882593236035">
                <text:p>3.6388259323603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8.2632751464844">
                <text:p>28.2632751464844</text:p>
              </table:table-cell>
              <table:table-cell office:value-type="float" office:value="3.64027477698829">
                <text:p>3.6402747769882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8.3339347839355">
                <text:p>28.3339347839355</text:p>
              </table:table-cell>
              <table:table-cell office:value-type="float" office:value="3.64183236844335">
                <text:p>3.6418323684433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8.4045925140381">
                <text:p>28.4045925140381</text:p>
              </table:table-cell>
              <table:table-cell office:value-type="float" office:value="3.6434994289047">
                <text:p>3.643499428904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8.4752502441406">
                <text:p>28.4752502441406</text:p>
              </table:table-cell>
              <table:table-cell office:value-type="float" office:value="3.64527595931292">
                <text:p>3.6452759593129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8.5459079742432">
                <text:p>28.5459079742432</text:p>
              </table:table-cell>
              <table:table-cell office:value-type="float" office:value="3.64716196061649">
                <text:p>3.6471619606164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8.6165676116943">
                <text:p>28.6165676116943</text:p>
              </table:table-cell>
              <table:table-cell office:value-type="float" office:value="3.64915794098564">
                <text:p>3.6491579409856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8.6872253417969">
                <text:p>28.6872253417969</text:p>
              </table:table-cell>
              <table:table-cell office:value-type="float" office:value="3.64895296352933">
                <text:p>3.6489529635293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8.7578830718994">
                <text:p>28.7578830718994</text:p>
              </table:table-cell>
              <table:table-cell office:value-type="float" office:value="3.64581666712226">
                <text:p>3.6458166671222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8.828540802002">
                <text:p>28.828540802002</text:p>
              </table:table-cell>
              <table:table-cell office:value-type="float" office:value="3.64274397305725">
                <text:p>3.6427439730572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8.8991985321045">
                <text:p>28.8991985321045</text:p>
              </table:table-cell>
              <table:table-cell office:value-type="float" office:value="3.6397616986031">
                <text:p>3.639761698603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8.9698581695557">
                <text:p>28.9698581695557</text:p>
              </table:table-cell>
              <table:table-cell office:value-type="float" office:value="3.63687079468705">
                <text:p>3.6368707946870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9.0405158996582">
                <text:p>29.0405158996582</text:p>
              </table:table-cell>
              <table:table-cell office:value-type="float" office:value="3.63407111064558">
                <text:p>3.6340711106455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9.1111736297607">
                <text:p>29.1111736297607</text:p>
              </table:table-cell>
              <table:table-cell office:value-type="float" office:value="3.63136258306892">
                <text:p>3.6313625830689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9.1818332672119">
                <text:p>29.1818332672119</text:p>
              </table:table-cell>
              <table:table-cell office:value-type="float" office:value="3.62874571920596">
                <text:p>3.6287457192059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9.2524909973145">
                <text:p>29.2524909973145</text:p>
              </table:table-cell>
              <table:table-cell office:value-type="float" office:value="3.62622079651962">
                <text:p>3.6262207965196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9.323148727417">
                <text:p>29.323148727417</text:p>
              </table:table-cell>
              <table:table-cell office:value-type="float" office:value="3.62405413147494">
                <text:p>3.6240541314749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9.3938064575195">
                <text:p>29.3938064575195</text:p>
              </table:table-cell>
              <table:table-cell office:value-type="float" office:value="3.62199810799242">
                <text:p>3.6219981079924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9.4644641876221">
                <text:p>29.4644641876221</text:p>
              </table:table-cell>
              <table:table-cell office:value-type="float" office:value="3.61998153837126">
                <text:p>3.6199815383712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9.5351238250732">
                <text:p>29.5351238250732</text:p>
              </table:table-cell>
              <table:table-cell office:value-type="float" office:value="3.61800511095959">
                <text:p>3.6180051109595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9.6057815551758">
                <text:p>29.6057815551758</text:p>
              </table:table-cell>
              <table:table-cell office:value-type="float" office:value="3.61606788938905">
                <text:p>3.6160678893890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9.6764392852783">
                <text:p>29.6764392852783</text:p>
              </table:table-cell>
              <table:table-cell office:value-type="float" office:value="3.61417082363151">
                <text:p>3.6141708236315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9.7470970153809">
                <text:p>29.7470970153809</text:p>
              </table:table-cell>
              <table:table-cell office:value-type="float" office:value="3.61231369861074">
                <text:p>3.6123136986107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9.817756652832">
                <text:p>29.817756652832</text:p>
              </table:table-cell>
              <table:table-cell office:value-type="float" office:value="3.61049625179511">
                <text:p>3.6104962517951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9.8884143829346">
                <text:p>29.8884143829346</text:p>
              </table:table-cell>
              <table:table-cell office:value-type="float" office:value="3.60863125047726">
                <text:p>3.6086312504772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9.9590721130371">
                <text:p>29.9590721130371</text:p>
              </table:table-cell>
              <table:table-cell office:value-type="float" office:value="3.60661397855149">
                <text:p>3.6066139785514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0.0297298431396">
                <text:p>30.0297298431396</text:p>
              </table:table-cell>
              <table:table-cell office:value-type="float" office:value="3.60462244028033">
                <text:p>3.6046224402803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0.1003894805908">
                <text:p>30.1003894805908</text:p>
              </table:table-cell>
              <table:table-cell office:value-type="float" office:value="3.60265589470012">
                <text:p>3.6026558947001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0.1710472106934">
                <text:p>30.1710472106934</text:p>
              </table:table-cell>
              <table:table-cell office:value-type="float" office:value="3.60071458366672">
                <text:p>3.6007145836667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0.2417049407959">
                <text:p>30.2417049407959</text:p>
              </table:table-cell>
              <table:table-cell office:value-type="float" office:value="3.59879925627198">
                <text:p>3.5987992562719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0.3123626708984">
                <text:p>30.3123626708984</text:p>
              </table:table-cell>
              <table:table-cell office:value-type="float" office:value="3.5969089102604">
                <text:p>3.596908910260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0.3830223083496">
                <text:p>30.3830223083496</text:p>
              </table:table-cell>
              <table:table-cell office:value-type="float" office:value="3.59504383500003">
                <text:p>3.5950438350000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0.4536800384521">
                <text:p>30.4536800384521</text:p>
              </table:table-cell>
              <table:table-cell office:value-type="float" office:value="3.59320473242533">
                <text:p>3.5932047324253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0.5243377685547">
                <text:p>30.5243377685547</text:p>
              </table:table-cell>
              <table:table-cell office:value-type="float" office:value="3.59178349583884">
                <text:p>3.5917834958388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0.5949954986572">
                <text:p>30.5949954986572</text:p>
              </table:table-cell>
              <table:table-cell office:value-type="float" office:value="3.59040027024123">
                <text:p>3.5904002702412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0.6656532287598">
                <text:p>30.6656532287598</text:p>
              </table:table-cell>
              <table:table-cell office:value-type="float" office:value="3.5890174785702">
                <text:p>3.589017478570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0.7363128662109">
                <text:p>30.7363128662109</text:p>
              </table:table-cell>
              <table:table-cell office:value-type="float" office:value="3.58763536386941">
                <text:p>3.5876353638694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0.8069705963135">
                <text:p>30.8069705963135</text:p>
              </table:table-cell>
              <table:table-cell office:value-type="float" office:value="3.58625320215449">
                <text:p>3.5862532021544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0.877628326416">
                <text:p>30.877628326416</text:p>
              </table:table-cell>
              <table:table-cell office:value-type="float" office:value="3.5848714664944">
                <text:p>3.584871466494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0.9482860565186">
                <text:p>30.9482860565186</text:p>
              </table:table-cell>
              <table:table-cell office:value-type="float" office:value="3.58349041574583">
                <text:p>3.5834904157458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1.0189456939697">
                <text:p>31.0189456939697</text:p>
              </table:table-cell>
              <table:table-cell office:value-type="float" office:value="3.58210931027662">
                <text:p>3.5821093102766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1.0896034240723">
                <text:p>31.0896034240723</text:p>
              </table:table-cell>
              <table:table-cell office:value-type="float" office:value="3.58072839328025">
                <text:p>3.5807283932802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1.1602611541748">
                <text:p>31.1602611541748</text:p>
              </table:table-cell>
              <table:table-cell office:value-type="float" office:value="3.57864805254381">
                <text:p>3.5786480525438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1.2309188842773">
                <text:p>31.2309188842773</text:p>
              </table:table-cell>
              <table:table-cell office:value-type="float" office:value="3.5765209327686">
                <text:p>3.576520932768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1.3015785217285">
                <text:p>31.3015785217285</text:p>
              </table:table-cell>
              <table:table-cell office:value-type="float" office:value="3.57436434136099">
                <text:p>3.5743643413609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1.3722362518311">
                <text:p>31.3722362518311</text:p>
              </table:table-cell>
              <table:table-cell office:value-type="float" office:value="3.57217786383094">
                <text:p>3.5721778638309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1.4428939819336">
                <text:p>31.4428939819336</text:p>
              </table:table-cell>
              <table:table-cell office:value-type="float" office:value="3.56996192744279">
                <text:p>3.5699619274427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1.5135536193848">
                <text:p>31.5135536193848</text:p>
              </table:table-cell>
              <table:table-cell office:value-type="float" office:value="3.56771584063496">
                <text:p>3.5677158406349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1.5842113494873">
                <text:p>31.5842113494873</text:p>
              </table:table-cell>
              <table:table-cell office:value-type="float" office:value="3.56544004642188">
                <text:p>3.5654400464218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1.6548690795898">
                <text:p>31.6548690795898</text:p>
              </table:table-cell>
              <table:table-cell office:value-type="float" office:value="3.56313459033728">
                <text:p>3.5631345903372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1.7255268096924">
                <text:p>31.7255268096924</text:p>
              </table:table-cell>
              <table:table-cell office:value-type="float" office:value="3.56084012714607">
                <text:p>3.5608401271460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1.7961845397949">
                <text:p>31.7961845397949</text:p>
              </table:table-cell>
              <table:table-cell office:value-type="float" office:value="3.55891179532876">
                <text:p>3.5589117953287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1.8668441772461">
                <text:p>31.8668441772461</text:p>
              </table:table-cell>
              <table:table-cell office:value-type="float" office:value="3.55696004401444">
                <text:p>3.5569600440144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1.9375019073486">
                <text:p>31.9375019073486</text:p>
              </table:table-cell>
              <table:table-cell office:value-type="float" office:value="3.55498465765402">
                <text:p>3.5549846576540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2.0081596374512">
                <text:p>32.0081596374512</text:p>
              </table:table-cell>
              <table:table-cell office:value-type="float" office:value="3.55298515932848">
                <text:p>3.5529851593284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2.0788192749023">
                <text:p>32.0788192749023</text:p>
              </table:table-cell>
              <table:table-cell office:value-type="float" office:value="3.55096202374599">
                <text:p>3.5509620237459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2.1494750976562">
                <text:p>32.1494750976562</text:p>
              </table:table-cell>
              <table:table-cell office:value-type="float" office:value="3.54891524982181">
                <text:p>3.5489152498218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2.2201347351074">
                <text:p>32.2201347351074</text:p>
              </table:table-cell>
              <table:table-cell office:value-type="float" office:value="3.54684459076779">
                <text:p>3.5468445907677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2.2907943725586">
                <text:p>32.2907943725586</text:p>
              </table:table-cell>
              <table:table-cell office:value-type="float" office:value="3.54475004551091">
                <text:p>3.5447500455109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2.3614501953125">
                <text:p>32.3614501953125</text:p>
              </table:table-cell>
              <table:table-cell office:value-type="float" office:value="3.54263185869682">
                <text:p>3.5426318586968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2.4321098327637">
                <text:p>32.4321098327637</text:p>
              </table:table-cell>
              <table:table-cell office:value-type="float" office:value="3.53977990527687">
                <text:p>3.5397799052768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2.5027656555176">
                <text:p>32.5027656555176</text:p>
              </table:table-cell>
              <table:table-cell office:value-type="float" office:value="3.53648756502665">
                <text:p>3.5364875650266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2.5734252929688">
                <text:p>32.5734252929688</text:p>
              </table:table-cell>
              <table:table-cell office:value-type="float" office:value="3.53315008479723">
                <text:p>3.5331500847972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2.6440849304199">
                <text:p>32.6440849304199</text:p>
              </table:table-cell>
              <table:table-cell office:value-type="float" office:value="3.52976772626457">
                <text:p>3.5297677262645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2.7147407531738">
                <text:p>32.7147407531738</text:p>
              </table:table-cell>
              <table:table-cell office:value-type="float" office:value="3.52633972166776">
                <text:p>3.5263397216677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2.785400390625">
                <text:p>32.785400390625</text:p>
              </table:table-cell>
              <table:table-cell office:value-type="float" office:value="3.52286682412908">
                <text:p>3.5228668241290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2.8560562133789">
                <text:p>32.8560562133789</text:p>
              </table:table-cell>
              <table:table-cell office:value-type="float" office:value="3.51934880389458">
                <text:p>3.5193488038945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2.9267158508301">
                <text:p>32.9267158508301</text:p>
              </table:table-cell>
              <table:table-cell office:value-type="float" office:value="3.51578515447129">
                <text:p>3.5157851544712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2.9973754882812">
                <text:p>32.9973754882812</text:p>
              </table:table-cell>
              <table:table-cell office:value-type="float" office:value="3.51217635226124">
                <text:p>3.5121763522612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3.0680313110352">
                <text:p>33.0680313110352</text:p>
              </table:table-cell>
              <table:table-cell office:value-type="float" office:value="3.50857483692988">
                <text:p>3.5085748369298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3.1386909484863">
                <text:p>33.1386909484863</text:p>
              </table:table-cell>
              <table:table-cell office:value-type="float" office:value="3.50512361506774">
                <text:p>3.5051236150677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3.2093505859375">
                <text:p>33.2093505859375</text:p>
              </table:table-cell>
              <table:table-cell office:value-type="float" office:value="3.50165143291649">
                <text:p>3.5016514329164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3.2800064086914">
                <text:p>33.2800064086914</text:p>
              </table:table-cell>
              <table:table-cell office:value-type="float" office:value="3.4981589971931">
                <text:p>3.498158997193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3.3506660461426">
                <text:p>33.3506660461426</text:p>
              </table:table-cell>
              <table:table-cell office:value-type="float" office:value="3.49464656963082">
                <text:p>3.4946465696308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3.4213218688965">
                <text:p>33.4213218688965</text:p>
              </table:table-cell>
              <table:table-cell office:value-type="float" office:value="3.49111318335767">
                <text:p>3.4911131833576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3.4919815063477">
                <text:p>33.4919815063477</text:p>
              </table:table-cell>
              <table:table-cell office:value-type="float" office:value="3.48709784297521">
                <text:p>3.4870978429752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3.5626411437988">
                <text:p>33.5626411437988</text:p>
              </table:table-cell>
              <table:table-cell office:value-type="float" office:value="3.4819381522539">
                <text:p>3.481938152253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3.6332969665527">
                <text:p>33.6332969665527</text:p>
              </table:table-cell>
              <table:table-cell office:value-type="float" office:value="3.47675523304161">
                <text:p>3.4767552330416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3.7039566040039">
                <text:p>33.7039566040039</text:p>
              </table:table-cell>
              <table:table-cell office:value-type="float" office:value="3.47155077464038">
                <text:p>3.4715507746403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3.7746162414551">
                <text:p>33.7746162414551</text:p>
              </table:table-cell>
              <table:table-cell office:value-type="float" office:value="3.465869804261">
                <text:p>3.46586980426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3.845272064209">
                <text:p>33.845272064209</text:p>
              </table:table-cell>
              <table:table-cell office:value-type="float" office:value="3.45815411555321">
                <text:p>3.4581541155532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3.9159317016602">
                <text:p>33.9159317016602</text:p>
              </table:table-cell>
              <table:table-cell office:value-type="float" office:value="3.45041357835417">
                <text:p>3.4504135783541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3.9865875244141">
                <text:p>33.9865875244141</text:p>
              </table:table-cell>
              <table:table-cell office:value-type="float" office:value="3.44265037343188">
                <text:p>3.4426503734318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4.0572471618652">
                <text:p>34.0572471618652</text:p>
              </table:table-cell>
              <table:table-cell office:value-type="float" office:value="3.4348657604274">
                <text:p>3.434865760427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4.1279067993164">
                <text:p>34.1279067993164</text:p>
              </table:table-cell>
              <table:table-cell office:value-type="float" office:value="3.42705674455546">
                <text:p>3.4270567445554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4.1985626220703">
                <text:p>34.1985626220703</text:p>
              </table:table-cell>
              <table:table-cell office:value-type="float" office:value="3.41922483118338">
                <text:p>3.4192248311833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4.2692222595215">
                <text:p>34.2692222595215</text:p>
              </table:table-cell>
              <table:table-cell office:value-type="float" office:value="3.41137151024306">
                <text:p>3.4113715102430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4.3398780822754">
                <text:p>34.3398780822754</text:p>
              </table:table-cell>
              <table:table-cell office:value-type="float" office:value="3.40349355667808">
                <text:p>3.4034935566780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4.4105377197266">
                <text:p>34.4105377197266</text:p>
              </table:table-cell>
              <table:table-cell office:value-type="float" office:value="3.39559292102314">
                <text:p>3.3955929210231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4.4811973571777">
                <text:p>34.4811973571777</text:p>
              </table:table-cell>
              <table:table-cell office:value-type="float" office:value="3.38802401746216">
                <text:p>3.3880240174621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4.5518531799316">
                <text:p>34.5518531799316</text:p>
              </table:table-cell>
              <table:table-cell office:value-type="float" office:value="3.38230322427856">
                <text:p>3.3823032242785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4.6225128173828">
                <text:p>34.6225128173828</text:p>
              </table:table-cell>
              <table:table-cell office:value-type="float" office:value="3.3765939931199">
                <text:p>3.376593993119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4.693172454834">
                <text:p>34.693172454834</text:p>
              </table:table-cell>
              <table:table-cell office:value-type="float" office:value="3.37089805938579">
                <text:p>3.3708980593857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4.7638282775879">
                <text:p>34.7638282775879</text:p>
              </table:table-cell>
              <table:table-cell office:value-type="float" office:value="3.3652171430599">
                <text:p>3.365217143059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4.8344879150391">
                <text:p>34.8344879150391</text:p>
              </table:table-cell>
              <table:table-cell office:value-type="float" office:value="3.3595477731386">
                <text:p>3.359547773138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4.905143737793">
                <text:p>34.905143737793</text:p>
              </table:table-cell>
              <table:table-cell office:value-type="float" office:value="3.35389194615087">
                <text:p>3.3538919461508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4.9758033752441">
                <text:p>34.9758033752441</text:p>
              </table:table-cell>
              <table:table-cell office:value-type="float" office:value="3.3482491551755">
                <text:p>3.348249155175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5.0464630126953">
                <text:p>35.0464630126953</text:p>
              </table:table-cell>
              <table:table-cell office:value-type="float" office:value="3.34262164244873">
                <text:p>3.3426216424487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5.1171188354492">
                <text:p>35.1171188354492</text:p>
              </table:table-cell>
              <table:table-cell office:value-type="float" office:value="3.33700543013081">
                <text:p>3.3370054301308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5.1877784729004">
                <text:p>35.1877784729004</text:p>
              </table:table-cell>
              <table:table-cell office:value-type="float" office:value="3.33140274506518">
                <text:p>3.3314027450651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5.2584381103516">
                <text:p>35.2584381103516</text:p>
              </table:table-cell>
              <table:table-cell office:value-type="float" office:value="3.32448529736091">
                <text:p>3.3244852973609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5.3290939331055">
                <text:p>35.3290939331055</text:p>
              </table:table-cell>
              <table:table-cell office:value-type="float" office:value="3.3158807223136">
                <text:p>3.315880722313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5.3997535705566">
                <text:p>35.3997535705566</text:p>
              </table:table-cell>
              <table:table-cell office:value-type="float" office:value="3.30728356799004">
                <text:p>3.3072835679900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5.4704093933105">
                <text:p>35.4704093933105</text:p>
              </table:table-cell>
              <table:table-cell office:value-type="float" office:value="3.29869603112505">
                <text:p>3.2986960311250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5.5410690307617">
                <text:p>35.5410690307617</text:p>
              </table:table-cell>
              <table:table-cell office:value-type="float" office:value="3.29011391961118">
                <text:p>3.2901139196111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5.6117286682129">
                <text:p>35.6117286682129</text:p>
              </table:table-cell>
              <table:table-cell office:value-type="float" office:value="3.28153970665904">
                <text:p>3.2815397066590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5.6823844909668">
                <text:p>35.6823844909668</text:p>
              </table:table-cell>
              <table:table-cell office:value-type="float" office:value="3.27297288608702">
                <text:p>3.2729728860870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5.753044128418">
                <text:p>35.753044128418</text:p>
              </table:table-cell>
              <table:table-cell office:value-type="float" office:value="3.26441547028027">
                <text:p>3.2644154702802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5.8236999511719">
                <text:p>35.8236999511719</text:p>
              </table:table-cell>
              <table:table-cell office:value-type="float" office:value="3.25586371265128">
                <text:p>3.2558637126512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5.894359588623">
                <text:p>35.894359588623</text:p>
              </table:table-cell>
              <table:table-cell office:value-type="float" office:value="3.24731961027389">
                <text:p>3.2473196102738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5.9650192260742">
                <text:p>35.9650192260742</text:p>
              </table:table-cell>
              <table:table-cell office:value-type="float" office:value="3.23878488388098">
                <text:p>3.2387848838809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6.0356750488281">
                <text:p>36.0356750488281</text:p>
              </table:table-cell>
              <table:table-cell office:value-type="float" office:value="3.23056008157463">
                <text:p>3.2305600815746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6.1063346862793">
                <text:p>36.1063346862793</text:p>
              </table:table-cell>
              <table:table-cell office:value-type="float" office:value="3.22209189672262">
                <text:p>3.2220918967226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6.1769943237305">
                <text:p>36.1769943237305</text:p>
              </table:table-cell>
              <table:table-cell office:value-type="float" office:value="3.21136577374032">
                <text:p>3.2113657737403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6.2476501464844">
                <text:p>36.2476501464844</text:p>
              </table:table-cell>
              <table:table-cell office:value-type="float" office:value="3.20077143226357">
                <text:p>3.2007714322635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6.3183097839355">
                <text:p>36.3183097839355</text:p>
              </table:table-cell>
              <table:table-cell office:value-type="float" office:value="3.1903071426878">
                <text:p>3.190307142687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6.3889656066895">
                <text:p>36.3889656066895</text:p>
              </table:table-cell>
              <table:table-cell office:value-type="float" office:value="3.17997366321602">
                <text:p>3.1799736632160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6.4596252441406">
                <text:p>36.4596252441406</text:p>
              </table:table-cell>
              <table:table-cell office:value-type="float" office:value="3.16977198260159">
                <text:p>3.1697719826015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6.5302848815918">
                <text:p>36.5302848815918</text:p>
              </table:table-cell>
              <table:table-cell office:value-type="float" office:value="3.15970012562974">
                <text:p>3.1597001256297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6.6009407043457">
                <text:p>36.6009407043457</text:p>
              </table:table-cell>
              <table:table-cell office:value-type="float" office:value="3.14975883542004">
                <text:p>3.1497588354200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6.6716003417969">
                <text:p>36.6716003417969</text:p>
              </table:table-cell>
              <table:table-cell office:value-type="float" office:value="3.13994914622311">
                <text:p>3.1399491462231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6.742259979248">
                <text:p>36.742259979248</text:p>
              </table:table-cell>
              <table:table-cell office:value-type="float" office:value="3.13026880688964">
                <text:p>3.1302688068896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6.812915802002">
                <text:p>36.812915802002</text:p>
              </table:table-cell>
              <table:table-cell office:value-type="float" office:value="3.12064445587397">
                <text:p>3.1206444558739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6.8835754394531">
                <text:p>36.8835754394531</text:p>
              </table:table-cell>
              <table:table-cell office:value-type="float" office:value="3.11082397231368">
                <text:p>3.1108239723136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6.954231262207">
                <text:p>36.954231262207</text:p>
              </table:table-cell>
              <table:table-cell office:value-type="float" office:value="3.10112123406376">
                <text:p>3.1011212340637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7.0248908996582">
                <text:p>37.0248908996582</text:p>
              </table:table-cell>
              <table:table-cell office:value-type="float" office:value="3.09153332901022">
                <text:p>3.0915333290102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7.0955505371094">
                <text:p>37.0955505371094</text:p>
              </table:table-cell>
              <table:table-cell office:value-type="float" office:value="3.08206195398921">
                <text:p>3.0820619539892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7.1662063598633">
                <text:p>37.1662063598633</text:p>
              </table:table-cell>
              <table:table-cell office:value-type="float" office:value="3.07270788291159">
                <text:p>3.0727078829115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7.2368659973145">
                <text:p>37.2368659973145</text:p>
              </table:table-cell>
              <table:table-cell office:value-type="float" office:value="3.06346864993254">
                <text:p>3.0634686499325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7.3075256347656">
                <text:p>37.3075256347656</text:p>
              </table:table-cell>
              <table:table-cell office:value-type="float" office:value="3.0543457212083">
                <text:p>3.054345721208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7.3781814575195">
                <text:p>37.3781814575195</text:p>
              </table:table-cell>
              <table:table-cell office:value-type="float" office:value="3.04533862678075">
                <text:p>3.0453386267807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7.4488410949707">
                <text:p>37.4488410949707</text:p>
              </table:table-cell>
              <table:table-cell office:value-type="float" office:value="3.03644861680366">
                <text:p>3.0364486168036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7.5194969177246">
                <text:p>37.5194969177246</text:p>
              </table:table-cell>
              <table:table-cell office:value-type="float" office:value="3.02767345625209">
                <text:p>3.0276734562520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7.5901565551758">
                <text:p>37.5901565551758</text:p>
              </table:table-cell>
              <table:table-cell office:value-type="float" office:value="3.01901390371873">
                <text:p>3.0190139037187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7.660816192627">
                <text:p>37.660816192627</text:p>
              </table:table-cell>
              <table:table-cell office:value-type="float" office:value="3.00903853611647">
                <text:p>3.0090385361164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7.7314720153809">
                <text:p>37.7314720153809</text:p>
              </table:table-cell>
              <table:table-cell office:value-type="float" office:value="2.99833586868569">
                <text:p>2.9983358686856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7.802131652832">
                <text:p>37.802131652832</text:p>
              </table:table-cell>
              <table:table-cell office:value-type="float" office:value="2.98780492354021">
                <text:p>2.9878049235402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7.8727874755859">
                <text:p>37.8727874755859</text:p>
              </table:table-cell>
              <table:table-cell office:value-type="float" office:value="2.97744715156488">
                <text:p>2.9774471515648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7.9434471130371">
                <text:p>37.9434471130371</text:p>
              </table:table-cell>
              <table:table-cell office:value-type="float" office:value="2.96725959460694">
                <text:p>2.9672595946069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8.0141067504883">
                <text:p>38.0141067504883</text:p>
              </table:table-cell>
              <table:table-cell office:value-type="float" office:value="2.95724373245879">
                <text:p>2.9572437324587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8.0847625732422">
                <text:p>38.0847625732422</text:p>
              </table:table-cell>
              <table:table-cell office:value-type="float" office:value="2.94739954076511">
                <text:p>2.9473995407651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8.1554222106934">
                <text:p>38.1554222106934</text:p>
              </table:table-cell>
              <table:table-cell office:value-type="float" office:value="2.93772849873844">
                <text:p>2.9377284987384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8.2260818481445">
                <text:p>38.2260818481445</text:p>
              </table:table-cell>
              <table:table-cell office:value-type="float" office:value="2.92822763248519">
                <text:p>2.9282276324851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8.2967376708984">
                <text:p>38.2967376708984</text:p>
              </table:table-cell>
              <table:table-cell office:value-type="float" office:value="2.91995729475853">
                <text:p>2.9199572947585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8.3673973083496">
                <text:p>38.3673973083496</text:p>
              </table:table-cell>
              <table:table-cell office:value-type="float" office:value="2.91199360065338">
                <text:p>2.9119936006533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8.4380531311035">
                <text:p>38.4380531311035</text:p>
              </table:table-cell>
              <table:table-cell office:value-type="float" office:value="2.90414703241886">
                <text:p>2.9041470324188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8.5087127685547">
                <text:p>38.5087127685547</text:p>
              </table:table-cell>
              <table:table-cell office:value-type="float" office:value="2.89641885789745">
                <text:p>2.8964188578974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8.5793724060059">
                <text:p>38.5793724060059</text:p>
              </table:table-cell>
              <table:table-cell office:value-type="float" office:value="2.88881079274678">
                <text:p>2.8888107927467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8.6500282287598">
                <text:p>38.6500282287598</text:p>
              </table:table-cell>
              <table:table-cell office:value-type="float" office:value="2.88131960853581">
                <text:p>2.8813196085358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8.7206878662109">
                <text:p>38.7206878662109</text:p>
              </table:table-cell>
              <table:table-cell office:value-type="float" office:value="2.87394678955911">
                <text:p>2.8739467895591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8.7913436889648">
                <text:p>38.7913436889648</text:p>
              </table:table-cell>
              <table:table-cell office:value-type="float" office:value="2.866692808124">
                <text:p>2.86669280812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8.862003326416">
                <text:p>38.862003326416</text:p>
              </table:table-cell>
              <table:table-cell office:value-type="float" office:value="2.85951547640946">
                <text:p>2.8595154764094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8.9326629638672">
                <text:p>38.9326629638672</text:p>
              </table:table-cell>
              <table:table-cell office:value-type="float" office:value="2.85196883834815">
                <text:p>2.8519688383481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9.0033187866211">
                <text:p>39.0033187866211</text:p>
              </table:table-cell>
              <table:table-cell office:value-type="float" office:value="2.84447422482416">
                <text:p>2.8444742248241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9.0739784240723">
                <text:p>39.0739784240723</text:p>
              </table:table-cell>
              <table:table-cell office:value-type="float" office:value="2.83703263383712">
                <text:p>2.8370326338371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9.1446380615234">
                <text:p>39.1446380615234</text:p>
              </table:table-cell>
              <table:table-cell office:value-type="float" office:value="2.82964131958977">
                <text:p>2.8296413195897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9.2152938842773">
                <text:p>39.2152938842773</text:p>
              </table:table-cell>
              <table:table-cell office:value-type="float" office:value="2.82230155456883">
                <text:p>2.8223015545688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9.2859535217285">
                <text:p>39.2859535217285</text:p>
              </table:table-cell>
              <table:table-cell office:value-type="float" office:value="2.81501357077887">
                <text:p>2.8150135707788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9.3566093444824">
                <text:p>39.3566093444824</text:p>
              </table:table-cell>
              <table:table-cell office:value-type="float" office:value="2.8077790747913">
                <text:p>2.807779074791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9.4272689819336">
                <text:p>39.4272689819336</text:p>
              </table:table-cell>
              <table:table-cell office:value-type="float" office:value="2.80059440955677">
                <text:p>2.8005944095567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9.4979286193848">
                <text:p>39.4979286193848</text:p>
              </table:table-cell>
              <table:table-cell office:value-type="float" office:value="2.79303651244547">
                <text:p>2.7930365124454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9.5685844421387">
                <text:p>39.5685844421387</text:p>
              </table:table-cell>
              <table:table-cell office:value-type="float" office:value="2.78460089797944">
                <text:p>2.7846008979794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9.6392440795898">
                <text:p>39.6392440795898</text:p>
              </table:table-cell>
              <table:table-cell office:value-type="float" office:value="2.77615228127398">
                <text:p>2.7761522812739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9.709903717041">
                <text:p>39.709903717041</text:p>
              </table:table-cell>
              <table:table-cell office:value-type="float" office:value="2.76769284498227">
                <text:p>2.7676928449822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9.7805595397949">
                <text:p>39.7805595397949</text:p>
              </table:table-cell>
              <table:table-cell office:value-type="float" office:value="2.75922410614599">
                <text:p>2.7592241061459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9.8512191772461">
                <text:p>39.8512191772461</text:p>
              </table:table-cell>
              <table:table-cell office:value-type="float" office:value="2.75074258089286">
                <text:p>2.7507425808928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9.921875">
                <text:p>39.921875</text:p>
              </table:table-cell>
              <table:table-cell office:value-type="float" office:value="2.7422502493118">
                <text:p>2.742250249311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9.9925346374512">
                <text:p>39.9925346374512</text:p>
              </table:table-cell>
              <table:table-cell office:value-type="float" office:value="2.73374664833138">
                <text:p>2.7337466483313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0.0631942749024">
                <text:p>40.0631942749024</text:p>
              </table:table-cell>
              <table:table-cell office:value-type="float" office:value="2.72523396102669">
                <text:p>2.7252339610266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0.1338500976563">
                <text:p>40.1338500976563</text:p>
              </table:table-cell>
              <table:table-cell office:value-type="float" office:value="2.71610361818986">
                <text:p>2.7161036181898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0.2045097351074">
                <text:p>40.2045097351074</text:p>
              </table:table-cell>
              <table:table-cell office:value-type="float" office:value="2.70643871481598">
                <text:p>2.7064387148159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0.2751693725586">
                <text:p>40.2751693725586</text:p>
              </table:table-cell>
              <table:table-cell office:value-type="float" office:value="2.69670594650508">
                <text:p>2.6967059465050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0.3458251953125">
                <text:p>40.3458251953125</text:p>
              </table:table-cell>
              <table:table-cell office:value-type="float" office:value="2.68690186909002">
                <text:p>2.6869018690900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0.4164848327637">
                <text:p>40.4164848327637</text:p>
              </table:table-cell>
              <table:table-cell office:value-type="float" office:value="2.67702843094954">
                <text:p>2.6770284309495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0.4871406555176">
                <text:p>40.4871406555176</text:p>
              </table:table-cell>
              <table:table-cell office:value-type="float" office:value="2.66708538318855">
                <text:p>2.6670853831885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0.5578002929687">
                <text:p>40.5578002929687</text:p>
              </table:table-cell>
              <table:table-cell office:value-type="float" office:value="2.65707471749964">
                <text:p>2.6570747174996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0.6284599304199">
                <text:p>40.6284599304199</text:p>
              </table:table-cell>
              <table:table-cell office:value-type="float" office:value="2.64699273056581">
                <text:p>2.6469927305658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0.6991157531738">
                <text:p>40.6991157531738</text:p>
              </table:table-cell>
              <table:table-cell office:value-type="float" office:value="2.63684112592988">
                <text:p>2.6368411259298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0.769775390625">
                <text:p>40.769775390625</text:p>
              </table:table-cell>
              <table:table-cell office:value-type="float" office:value="2.62597093366813">
                <text:p>2.6259709336681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0.8404312133789">
                <text:p>40.8404312133789</text:p>
              </table:table-cell>
              <table:table-cell office:value-type="float" office:value="2.61482208816223">
                <text:p>2.6148220881622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0.9110908508301">
                <text:p>40.9110908508301</text:p>
              </table:table-cell>
              <table:table-cell office:value-type="float" office:value="2.60356147025417">
                <text:p>2.6035614702541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0.9817504882813">
                <text:p>40.9817504882813</text:p>
              </table:table-cell>
              <table:table-cell office:value-type="float" office:value="2.59219059786573">
                <text:p>2.5921905978657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1.0524063110352">
                <text:p>41.0524063110352</text:p>
              </table:table-cell>
              <table:table-cell office:value-type="float" office:value="2.58070646606774">
                <text:p>2.5807064660677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1.1230659484863">
                <text:p>41.1230659484863</text:p>
              </table:table-cell>
              <table:table-cell office:value-type="float" office:value="2.56911034725739">
                <text:p>2.5691103472573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1.1937255859375">
                <text:p>41.1937255859375</text:p>
              </table:table-cell>
              <table:table-cell office:value-type="float" office:value="2.55740247421904">
                <text:p>2.5574024742190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1.2643814086914">
                <text:p>41.2643814086914</text:p>
              </table:table-cell>
              <table:table-cell office:value-type="float" office:value="2.54558433692729">
                <text:p>2.5455843369272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1.3350410461426">
                <text:p>41.3350410461426</text:p>
              </table:table-cell>
              <table:table-cell office:value-type="float" office:value="2.53366014336926">
                <text:p>2.5336601433692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1.4056968688965">
                <text:p>41.4056968688965</text:p>
              </table:table-cell>
              <table:table-cell office:value-type="float" office:value="2.52184482561597">
                <text:p>2.5218448256159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1.4763565063477">
                <text:p>41.4763565063477</text:p>
              </table:table-cell>
              <table:table-cell office:value-type="float" office:value="2.50987945440307">
                <text:p>2.5098794544030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1.5470161437988">
                <text:p>41.5470161437988</text:p>
              </table:table-cell>
              <table:table-cell office:value-type="float" office:value="2.49776109499091">
                <text:p>2.4977610949909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1.6176719665527">
                <text:p>41.6176719665527</text:p>
              </table:table-cell>
              <table:table-cell office:value-type="float" office:value="2.48549109060105">
                <text:p>2.4854910906010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1.6883316040039">
                <text:p>41.6883316040039</text:p>
              </table:table-cell>
              <table:table-cell office:value-type="float" office:value="2.47307077246999">
                <text:p>2.4730707724699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1.7589874267578">
                <text:p>41.7589874267578</text:p>
              </table:table-cell>
              <table:table-cell office:value-type="float" office:value="2.46049769170645">
                <text:p>2.4604976917064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1.829647064209">
                <text:p>41.829647064209</text:p>
              </table:table-cell>
              <table:table-cell office:value-type="float" office:value="2.44777319886994">
                <text:p>2.4477731988699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1.9003067016602">
                <text:p>41.9003067016602</text:p>
              </table:table-cell>
              <table:table-cell office:value-type="float" office:value="2.4348976092105">
                <text:p>2.434897609210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1.9709625244141">
                <text:p>41.9709625244141</text:p>
              </table:table-cell>
              <table:table-cell office:value-type="float" office:value="2.42230172699577">
                <text:p>2.4223017269957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2.0416221618652">
                <text:p>42.0416221618652</text:p>
              </table:table-cell>
              <table:table-cell office:value-type="float" office:value="2.41072835888583">
                <text:p>2.4107283588858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2.1122817993164">
                <text:p>42.1122817993164</text:p>
              </table:table-cell>
              <table:table-cell office:value-type="float" office:value="2.39896783840825">
                <text:p>2.3989678384082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2.1829376220703">
                <text:p>42.1829376220703</text:p>
              </table:table-cell>
              <table:table-cell office:value-type="float" office:value="2.38702159090721">
                <text:p>2.3870215909072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2.2535972595215">
                <text:p>42.2535972595215</text:p>
              </table:table-cell>
              <table:table-cell office:value-type="float" office:value="2.37488713184258">
                <text:p>2.3748871318425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2.3242568969727">
                <text:p>42.3242568969727</text:p>
              </table:table-cell>
              <table:table-cell office:value-type="float" office:value="2.36256617517822">
                <text:p>2.3625661751782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2.3949127197266">
                <text:p>42.3949127197266</text:p>
              </table:table-cell>
              <table:table-cell office:value-type="float" office:value="2.35005892980887">
                <text:p>2.3500589298088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2.4655723571777">
                <text:p>42.4655723571777</text:p>
              </table:table-cell>
              <table:table-cell office:value-type="float" office:value="2.33736641615365">
                <text:p>2.3373664161536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2.5362281799316">
                <text:p>42.5362281799316</text:p>
              </table:table-cell>
              <table:table-cell office:value-type="float" office:value="2.32448714208604">
                <text:p>2.3244871420860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2.6068878173828">
                <text:p>42.6068878173828</text:p>
              </table:table-cell>
              <table:table-cell office:value-type="float" office:value="2.31314237195482">
                <text:p>2.3131423719548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2.677547454834">
                <text:p>42.677547454834</text:p>
              </table:table-cell>
              <table:table-cell office:value-type="float" office:value="2.30496854065476">
                <text:p>2.3049685406547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2.7482032775879">
                <text:p>42.7482032775879</text:p>
              </table:table-cell>
              <table:table-cell office:value-type="float" office:value="2.2967383248114">
                <text:p>2.296738324811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2.8188629150391">
                <text:p>42.8188629150391</text:p>
              </table:table-cell>
              <table:table-cell office:value-type="float" office:value="2.28845375703979">
                <text:p>2.2884537570397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2.889518737793">
                <text:p>42.889518737793</text:p>
              </table:table-cell>
              <table:table-cell office:value-type="float" office:value="2.28011684423934">
                <text:p>2.2801168442393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2.9601783752441">
                <text:p>42.9601783752441</text:p>
              </table:table-cell>
              <table:table-cell office:value-type="float" office:value="2.27172416044173">
                <text:p>2.2717241604417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3.0308380126953">
                <text:p>43.0308380126953</text:p>
              </table:table-cell>
              <table:table-cell office:value-type="float" office:value="2.26327822454666">
                <text:p>2.2632782245466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3.1014938354492">
                <text:p>43.1014938354492</text:p>
              </table:table-cell>
              <table:table-cell office:value-type="float" office:value="2.25477886086589">
                <text:p>2.2547788608658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3.1721534729004">
                <text:p>43.1721534729004</text:p>
              </table:table-cell>
              <table:table-cell office:value-type="float" office:value="2.24622809871502">
                <text:p>2.2462280987150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3.2428131103516">
                <text:p>43.2428131103516</text:p>
              </table:table-cell>
              <table:table-cell office:value-type="float" office:value="2.23949489004618">
                <text:p>2.2394948900461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3.3134689331055">
                <text:p>43.3134689331055</text:p>
              </table:table-cell>
              <table:table-cell office:value-type="float" office:value="2.2333618496567">
                <text:p>2.233361849656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3.3841285705566">
                <text:p>43.3841285705566</text:p>
              </table:table-cell>
              <table:table-cell office:value-type="float" office:value="2.22715013845649">
                <text:p>2.2271501384564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3.4547843933106">
                <text:p>43.4547843933106</text:p>
              </table:table-cell>
              <table:table-cell office:value-type="float" office:value="2.22085670130982">
                <text:p>2.2208567013098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3.5254440307617">
                <text:p>43.5254440307617</text:p>
              </table:table-cell>
              <table:table-cell office:value-type="float" office:value="2.21448344776194">
                <text:p>2.2144834477619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3.5961036682129">
                <text:p>43.5961036682129</text:p>
              </table:table-cell>
              <table:table-cell office:value-type="float" office:value="2.20803079038879">
                <text:p>2.2080307903887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3.6667594909668">
                <text:p>43.6667594909668</text:p>
              </table:table-cell>
              <table:table-cell office:value-type="float" office:value="2.20150109868565">
                <text:p>2.2015010986856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3.737419128418">
                <text:p>43.737419128418</text:p>
              </table:table-cell>
              <table:table-cell office:value-type="float" office:value="2.19489116577047">
                <text:p>2.1948911657704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3.8080749511719">
                <text:p>43.8080749511719</text:p>
              </table:table-cell>
              <table:table-cell office:value-type="float" office:value="2.18820338891692">
                <text:p>2.1882033889169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3.878734588623">
                <text:p>43.878734588623</text:p>
              </table:table-cell>
              <table:table-cell office:value-type="float" office:value="2.18413726485543">
                <text:p>2.1841372648554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3.9493942260742">
                <text:p>43.9493942260742</text:p>
              </table:table-cell>
              <table:table-cell office:value-type="float" office:value="2.18006440665192">
                <text:p>2.1800644066519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4.0200500488281">
                <text:p>44.0200500488281</text:p>
              </table:table-cell>
              <table:table-cell office:value-type="float" office:value="2.17590183737032">
                <text:p>2.1759018373703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4.0907096862793">
                <text:p>44.0907096862793</text:p>
              </table:table-cell>
              <table:table-cell office:value-type="float" office:value="2.17165103904468">
                <text:p>2.1716510390446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4.1613693237305">
                <text:p>44.1613693237305</text:p>
              </table:table-cell>
              <table:table-cell office:value-type="float" office:value="2.16730955328104">
                <text:p>2.1673095532810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4.2320251464844">
                <text:p>44.2320251464844</text:p>
              </table:table-cell>
              <table:table-cell office:value-type="float" office:value="2.16287936586995">
                <text:p>2.1628793658699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4.3026847839356">
                <text:p>44.3026847839356</text:p>
              </table:table-cell>
              <table:table-cell office:value-type="float" office:value="2.15836123418465">
                <text:p>2.1583612341846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4.3733444213867">
                <text:p>44.3733444213867</text:p>
              </table:table-cell>
              <table:table-cell office:value-type="float" office:value="2.15375689846306">
                <text:p>2.1537568984630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4.4440002441406">
                <text:p>44.4440002441406</text:p>
              </table:table-cell>
              <table:table-cell office:value-type="float" office:value="2.149685741008">
                <text:p>2.14968574100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4.5146598815918">
                <text:p>44.5146598815918</text:p>
              </table:table-cell>
              <table:table-cell office:value-type="float" office:value="2.14793680933538">
                <text:p>2.1479368093353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4.5853157043457">
                <text:p>44.5853157043457</text:p>
              </table:table-cell>
              <table:table-cell office:value-type="float" office:value="2.14608958201263">
                <text:p>2.1460895820126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4.6559753417969">
                <text:p>44.6559753417969</text:p>
              </table:table-cell>
              <table:table-cell office:value-type="float" office:value="2.14414186526243">
                <text:p>2.1441418652624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4.726634979248">
                <text:p>44.726634979248</text:p>
              </table:table-cell>
              <table:table-cell office:value-type="float" office:value="2.1420951153679">
                <text:p>2.142095115367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4.797290802002">
                <text:p>44.797290802002</text:p>
              </table:table-cell>
              <table:table-cell office:value-type="float" office:value="2.13995006991649">
                <text:p>2.1399500699164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4.8679504394531">
                <text:p>44.8679504394531</text:p>
              </table:table-cell>
              <table:table-cell office:value-type="float" office:value="2.1377089105618">
                <text:p>2.137708910561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4.938606262207">
                <text:p>44.938606262207</text:p>
              </table:table-cell>
              <table:table-cell office:value-type="float" office:value="2.13536879058335">
                <text:p>2.1353687905833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5.0092658996582">
                <text:p>45.0092658996582</text:p>
              </table:table-cell>
              <table:table-cell office:value-type="float" office:value="2.13293215190396">
                <text:p>2.1329321519039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5.0799255371094">
                <text:p>45.0799255371094</text:p>
              </table:table-cell>
              <table:table-cell office:value-type="float" office:value="2.13143637846739">
                <text:p>2.1314363784673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5.1505813598633">
                <text:p>45.1505813598633</text:p>
              </table:table-cell>
              <table:table-cell office:value-type="float" office:value="2.13116441494089">
                <text:p>2.1311644149408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5.2212409973145">
                <text:p>45.2212409973145</text:p>
              </table:table-cell>
              <table:table-cell office:value-type="float" office:value="2.13079737573889">
                <text:p>2.1307973757388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5.2919006347656">
                <text:p>45.2919006347656</text:p>
              </table:table-cell>
              <table:table-cell office:value-type="float" office:value="2.13033686663047">
                <text:p>2.1303368666304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5.3625564575195">
                <text:p>45.3625564575195</text:p>
              </table:table-cell>
              <table:table-cell office:value-type="float" office:value="2.12978089438087">
                <text:p>2.1297808943808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5.4332160949707">
                <text:p>45.4332160949707</text:p>
              </table:table-cell>
              <table:table-cell office:value-type="float" office:value="2.12913086128013">
                <text:p>2.1291308612801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5.5038719177246">
                <text:p>45.5038719177246</text:p>
              </table:table-cell>
              <table:table-cell office:value-type="float" office:value="2.12838743097793">
                <text:p>2.1283874309779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5.5745315551758">
                <text:p>45.5745315551758</text:p>
              </table:table-cell>
              <table:table-cell office:value-type="float" office:value="2.12755225626317">
                <text:p>2.1275522562631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5.645191192627">
                <text:p>45.645191192627</text:p>
              </table:table-cell>
              <table:table-cell office:value-type="float" office:value="2.1266231437608">
                <text:p>2.126623143760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5.7158470153809">
                <text:p>45.7158470153809</text:p>
              </table:table-cell>
              <table:table-cell office:value-type="float" office:value="2.12684238289668">
                <text:p>2.1268423828966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5.786506652832">
                <text:p>45.786506652832</text:p>
              </table:table-cell>
              <table:table-cell office:value-type="float" office:value="2.12757985259894">
                <text:p>2.1275798525989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5.8571662902832">
                <text:p>45.8571662902832</text:p>
              </table:table-cell>
              <table:table-cell office:value-type="float" office:value="2.12823770299755">
                <text:p>2.1282377029975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5.9278221130371">
                <text:p>45.9278221130371</text:p>
              </table:table-cell>
              <table:table-cell office:value-type="float" office:value="2.12881745676036">
                <text:p>2.1288174567603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5.9984817504883">
                <text:p>45.9984817504883</text:p>
              </table:table-cell>
              <table:table-cell office:value-type="float" office:value="2.12932108553366">
                <text:p>2.1293210855336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6.0691375732422">
                <text:p>46.0691375732422</text:p>
              </table:table-cell>
              <table:table-cell office:value-type="float" office:value="2.12974579939137">
                <text:p>2.1297457993913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6.1397972106934">
                <text:p>46.1397972106934</text:p>
              </table:table-cell>
              <table:table-cell office:value-type="float" office:value="2.13009382678465">
                <text:p>2.1300938267846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6.2104530334473">
                <text:p>46.2104530334473</text:p>
              </table:table-cell>
              <table:table-cell office:value-type="float" office:value="2.1303650218031">
                <text:p>2.130365021803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6.2811126708984">
                <text:p>46.2811126708984</text:p>
              </table:table-cell>
              <table:table-cell office:value-type="float" office:value="2.13056091182875">
                <text:p>2.1305609118287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6.3517723083496">
                <text:p>46.3517723083496</text:p>
              </table:table-cell>
              <table:table-cell office:value-type="float" office:value="2.13214939341159">
                <text:p>2.1321493934115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6.4224281311035">
                <text:p>46.4224281311035</text:p>
              </table:table-cell>
              <table:table-cell office:value-type="float" office:value="2.13382261710172">
                <text:p>2.1338226171017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6.4930877685547">
                <text:p>46.4930877685547</text:p>
              </table:table-cell>
              <table:table-cell office:value-type="float" office:value="2.13543713418637">
                <text:p>2.1354371341863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6.5637474060059">
                <text:p>46.5637474060059</text:p>
              </table:table-cell>
              <table:table-cell office:value-type="float" office:value="2.13699074751089">
                <text:p>2.1369907475108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6.6344032287598">
                <text:p>46.6344032287598</text:p>
              </table:table-cell>
              <table:table-cell office:value-type="float" office:value="2.13848508421416">
                <text:p>2.1384850842141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6.7050628662109">
                <text:p>46.7050628662109</text:p>
              </table:table-cell>
              <table:table-cell office:value-type="float" office:value="2.1399201041927">
                <text:p>2.139920104192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6.7757186889648">
                <text:p>46.7757186889648</text:p>
              </table:table-cell>
              <table:table-cell office:value-type="float" office:value="2.14129743657609">
                <text:p>2.1412974365760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6.846378326416">
                <text:p>46.846378326416</text:p>
              </table:table-cell>
              <table:table-cell office:value-type="float" office:value="2.14261465888538">
                <text:p>2.1426146588853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6.9170379638672">
                <text:p>46.9170379638672</text:p>
              </table:table-cell>
              <table:table-cell office:value-type="float" office:value="2.14408693548165">
                <text:p>2.1440869354816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6.9876937866211">
                <text:p>46.9876937866211</text:p>
              </table:table-cell>
              <table:table-cell office:value-type="float" office:value="2.14676759969015">
                <text:p>2.1467675996901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7.0583534240723">
                <text:p>47.0583534240723</text:p>
              </table:table-cell>
              <table:table-cell office:value-type="float" office:value="2.14940556633654">
                <text:p>2.1494055663365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7.1290130615234">
                <text:p>47.1290130615234</text:p>
              </table:table-cell>
              <table:table-cell office:value-type="float" office:value="2.15200165193594">
                <text:p>2.1520016519359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7.1996688842773">
                <text:p>47.1996688842773</text:p>
              </table:table-cell>
              <table:table-cell office:value-type="float" office:value="2.15455738631914">
                <text:p>2.1545573863191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7.2703285217285">
                <text:p>47.2703285217285</text:p>
              </table:table-cell>
              <table:table-cell office:value-type="float" office:value="2.15707024893749">
                <text:p>2.1570702489374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7.3409881591797">
                <text:p>47.3409881591797</text:p>
              </table:table-cell>
              <table:table-cell office:value-type="float" office:value="2.15954177847857">
                <text:p>2.1595417784785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7.4116439819336">
                <text:p>47.4116439819336</text:p>
              </table:table-cell>
              <table:table-cell office:value-type="float" office:value="2.16197207725701">
                <text:p>2.1619720772570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7.4823036193848">
                <text:p>47.4823036193848</text:p>
              </table:table-cell>
              <table:table-cell office:value-type="float" office:value="2.16436220143742">
                <text:p>2.1643622014374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7.5529594421387">
                <text:p>47.5529594421387</text:p>
              </table:table-cell>
              <table:table-cell office:value-type="float" office:value="2.16714858271932">
                <text:p>2.1671485827193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7.6236190795899">
                <text:p>47.6236190795899</text:p>
              </table:table-cell>
              <table:table-cell office:value-type="float" office:value="2.17061775157332">
                <text:p>2.1706177515733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7.694278717041">
                <text:p>47.694278717041</text:p>
              </table:table-cell>
              <table:table-cell office:value-type="float" office:value="2.17567018960891">
                <text:p>2.1756701896089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7.7649345397949">
                <text:p>47.7649345397949</text:p>
              </table:table-cell>
              <table:table-cell office:value-type="float" office:value="2.18155109393197">
                <text:p>2.1815510939319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7.8355941772461">
                <text:p>47.8355941772461</text:p>
              </table:table-cell>
              <table:table-cell office:value-type="float" office:value="2.18742540475312">
                <text:p>2.1874254047531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7.90625">
                <text:p>47.90625</text:p>
              </table:table-cell>
              <table:table-cell office:value-type="float" office:value="2.19329367217179">
                <text:p>2.1932936721717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7.9769096374512">
                <text:p>47.9769096374512</text:p>
              </table:table-cell>
              <table:table-cell office:value-type="float" office:value="2.1991574014192">
                <text:p>2.199157401419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8.0475692749023">
                <text:p>48.0475692749023</text:p>
              </table:table-cell>
              <table:table-cell office:value-type="float" office:value="2.20501333032539">
                <text:p>2.2050133303253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8.1182250976562">
                <text:p>48.1182250976562</text:p>
              </table:table-cell>
              <table:table-cell office:value-type="float" office:value="2.21086344146401">
                <text:p>2.2108634414640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8.1888847351074">
                <text:p>48.1888847351074</text:p>
              </table:table-cell>
              <table:table-cell office:value-type="float" office:value="2.21705922594014">
                <text:p>2.2170592259401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8.2595443725586">
                <text:p>48.2595443725586</text:p>
              </table:table-cell>
              <table:table-cell office:value-type="float" office:value="2.22346571648929">
                <text:p>2.2234657164892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8.3302001953125">
                <text:p>48.3302001953125</text:p>
              </table:table-cell>
              <table:table-cell office:value-type="float" office:value="2.22986535622054">
                <text:p>2.2298653562205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8.4008598327637">
                <text:p>48.4008598327637</text:p>
              </table:table-cell>
              <table:table-cell office:value-type="float" office:value="2.23626008816064">
                <text:p>2.2362600881606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8.4715156555176">
                <text:p>48.4715156555176</text:p>
              </table:table-cell>
              <table:table-cell office:value-type="float" office:value="2.2426468494883">
                <text:p>2.242646849488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8.5421752929688">
                <text:p>48.5421752929688</text:p>
              </table:table-cell>
              <table:table-cell office:value-type="float" office:value="2.24902710829708">
                <text:p>2.2490271082970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8.6128349304199">
                <text:p>48.6128349304199</text:p>
              </table:table-cell>
              <table:table-cell office:value-type="float" office:value="2.25540090076058">
                <text:p>2.2554009007605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8.6834907531738">
                <text:p>48.6834907531738</text:p>
              </table:table-cell>
              <table:table-cell office:value-type="float" office:value="2.26176993174696">
                <text:p>2.2617699317469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8.754150390625">
                <text:p>48.754150390625</text:p>
              </table:table-cell>
              <table:table-cell office:value-type="float" office:value="2.26813114185178">
                <text:p>2.2681311418517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8.8248100280762">
                <text:p>48.8248100280762</text:p>
              </table:table-cell>
              <table:table-cell office:value-type="float" office:value="2.27471746585878">
                <text:p>2.2747174658587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8.8954658508301">
                <text:p>48.8954658508301</text:p>
              </table:table-cell>
              <table:table-cell office:value-type="float" office:value="2.28134014031862">
                <text:p>2.2813401403186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8.9661254882813">
                <text:p>48.9661254882813</text:p>
              </table:table-cell>
              <table:table-cell office:value-type="float" office:value="2.28795536120752">
                <text:p>2.2879553612075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9.0367813110352">
                <text:p>49.0367813110352</text:p>
              </table:table-cell>
              <table:table-cell office:value-type="float" office:value="2.2945648105335">
                <text:p>2.294564810533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9.1074409484863">
                <text:p>49.1074409484863</text:p>
              </table:table-cell>
              <table:table-cell office:value-type="float" office:value="2.30116993350845">
                <text:p>2.3011699335084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9.1781005859375">
                <text:p>49.1781005859375</text:p>
              </table:table-cell>
              <table:table-cell office:value-type="float" office:value="2.30776740544355">
                <text:p>2.3077674054435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9.2487564086914">
                <text:p>49.2487564086914</text:p>
              </table:table-cell>
              <table:table-cell office:value-type="float" office:value="2.31435938800079">
                <text:p>2.3143593880007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9.3194160461426">
                <text:p>49.3194160461426</text:p>
              </table:table-cell>
              <table:table-cell office:value-type="float" office:value="2.32094541709056">
                <text:p>2.3209454170905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9.3900718688965">
                <text:p>49.3900718688965</text:p>
              </table:table-cell>
              <table:table-cell office:value-type="float" office:value="2.32754985467507">
                <text:p>2.3275498546750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9.4607315063477">
                <text:p>49.4607315063477</text:p>
              </table:table-cell>
              <table:table-cell office:value-type="float" office:value="2.33438750657729">
                <text:p>2.3343875065772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9.5313911437988">
                <text:p>49.5313911437988</text:p>
              </table:table-cell>
              <table:table-cell office:value-type="float" office:value="2.34121792151892">
                <text:p>2.3412179215189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9.6020469665527">
                <text:p>49.6020469665527</text:p>
              </table:table-cell>
              <table:table-cell office:value-type="float" office:value="2.34804324456355">
                <text:p>2.3480432445635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9.6727066040039">
                <text:p>49.6727066040039</text:p>
              </table:table-cell>
              <table:table-cell office:value-type="float" office:value="2.35485990281789">
                <text:p>2.3548599028178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9.7433662414551">
                <text:p>49.7433662414551</text:p>
              </table:table-cell>
              <table:table-cell office:value-type="float" office:value="2.36166932581916">
                <text:p>2.3616693258191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9.814022064209">
                <text:p>49.814022064209</text:p>
              </table:table-cell>
              <table:table-cell office:value-type="float" office:value="2.3684719911076">
                <text:p>2.368471991107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9.8846817016602">
                <text:p>49.8846817016602</text:p>
              </table:table-cell>
              <table:table-cell office:value-type="float" office:value="2.37526933000026">
                <text:p>2.3752693300002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9.9553375244141">
                <text:p>49.9553375244141</text:p>
              </table:table-cell>
              <table:table-cell office:value-type="float" office:value="2.38205776735135">
                <text:p>2.3820577673513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0.0259971618652">
                <text:p>50.0259971618652</text:p>
              </table:table-cell>
              <table:table-cell office:value-type="float" office:value="2.38890957408151">
                <text:p>2.3889095740815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0.0966567993164">
                <text:p>50.0966567993164</text:p>
              </table:table-cell>
              <table:table-cell office:value-type="float" office:value="2.3959049421072">
                <text:p>2.395904942107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0.1673126220703">
                <text:p>50.1673126220703</text:p>
              </table:table-cell>
              <table:table-cell office:value-type="float" office:value="2.4028918222446">
                <text:p>2.402891822244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0.2379722595215">
                <text:p>50.2379722595215</text:p>
              </table:table-cell>
              <table:table-cell office:value-type="float" office:value="2.40987188091627">
                <text:p>2.4098718809162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0.3086318969727">
                <text:p>50.3086318969727</text:p>
              </table:table-cell>
              <table:table-cell office:value-type="float" office:value="2.41684702407701">
                <text:p>2.4168470240770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0.3792877197266">
                <text:p>50.3792877197266</text:p>
              </table:table-cell>
              <table:table-cell office:value-type="float" office:value="2.42381367461639">
                <text:p>2.4238136746163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0.4499473571777">
                <text:p>50.4499473571777</text:p>
              </table:table-cell>
              <table:table-cell office:value-type="float" office:value="2.43077373838488">
                <text:p>2.4307737383848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0.5206031799316">
                <text:p>50.5206031799316</text:p>
              </table:table-cell>
              <table:table-cell office:value-type="float" office:value="2.43772697586907">
                <text:p>2.4377269758690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0.5912628173828">
                <text:p>50.5912628173828</text:p>
              </table:table-cell>
              <table:table-cell office:value-type="float" office:value="2.44467505399992">
                <text:p>2.4446750539999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0.661922454834">
                <text:p>50.661922454834</text:p>
              </table:table-cell>
              <table:table-cell office:value-type="float" office:value="2.45161316002763">
                <text:p>2.4516131600276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0.7325782775879">
                <text:p>50.7325782775879</text:p>
              </table:table-cell>
              <table:table-cell office:value-type="float" office:value="2.45854407477709">
                <text:p>2.4585440747770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0.8032379150391">
                <text:p>50.8032379150391</text:p>
              </table:table-cell>
              <table:table-cell office:value-type="float" office:value="2.4654704318187">
                <text:p>2.465470431818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0.873893737793">
                <text:p>50.873893737793</text:p>
              </table:table-cell>
              <table:table-cell office:value-type="float" office:value="2.47238936939439">
                <text:p>2.4723893693943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50.9445533752441">
                <text:p>50.9445533752441</text:p>
              </table:table-cell>
              <table:table-cell office:value-type="float" office:value="2.47930255485951">
                <text:p>2.4793025548595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51.0152130126953">
                <text:p>51.0152130126953</text:p>
              </table:table-cell>
              <table:table-cell office:value-type="float" office:value="2.4862097483504">
                <text:p>2.486209748350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51.0858688354492">
                <text:p>51.0858688354492</text:p>
              </table:table-cell>
              <table:table-cell office:value-type="float" office:value="2.49311261835306">
                <text:p>2.4931126183530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1.1565284729004">
                <text:p>51.1565284729004</text:p>
              </table:table-cell>
              <table:table-cell office:value-type="float" office:value="2.50000830265923">
                <text:p>2.5000083026592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1.2271881103516">
                <text:p>51.2271881103516</text:p>
              </table:table-cell>
              <table:table-cell office:value-type="float" office:value="2.50689775388934">
                <text:p>2.5068977538893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51.2978439331055">
                <text:p>51.2978439331055</text:p>
              </table:table-cell>
              <table:table-cell office:value-type="float" office:value="2.51374364360097">
                <text:p>2.5137436436009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51.3685035705566">
                <text:p>51.3685035705566</text:p>
              </table:table-cell>
              <table:table-cell office:value-type="float" office:value="2.52057337529034">
                <text:p>2.5205733752903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51.4391593933105">
                <text:p>51.4391593933105</text:p>
              </table:table-cell>
              <table:table-cell office:value-type="float" office:value="2.52739934003398">
                <text:p>2.5273993400339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51.5098190307617">
                <text:p>51.5098190307617</text:p>
              </table:table-cell>
              <table:table-cell office:value-type="float" office:value="2.5342234430749">
                <text:p>2.534223443074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1.5804786682129">
                <text:p>51.5804786682129</text:p>
              </table:table-cell>
              <table:table-cell office:value-type="float" office:value="2.5410421074768">
                <text:p>2.541042107476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51.6511344909668">
                <text:p>51.6511344909668</text:p>
              </table:table-cell>
              <table:table-cell office:value-type="float" office:value="2.54785700003538">
                <text:p>2.5478570000353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51.721794128418">
                <text:p>51.721794128418</text:p>
              </table:table-cell>
              <table:table-cell office:value-type="float" office:value="2.55466811925376">
                <text:p>2.5546681192537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51.7924499511719">
                <text:p>51.7924499511719</text:p>
              </table:table-cell>
              <table:table-cell office:value-type="float" office:value="2.56147713237972">
                <text:p>2.5614771323797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51.8631095886231">
                <text:p>51.8631095886231</text:p>
              </table:table-cell>
              <table:table-cell office:value-type="float" office:value="2.56828113555873">
                <text:p>2.5682811355587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51.9337692260742">
                <text:p>51.9337692260742</text:p>
              </table:table-cell>
              <table:table-cell office:value-type="float" office:value="2.57509187225518">
                <text:p>2.5750918722551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52.0044250488281">
                <text:p>52.0044250488281</text:p>
              </table:table-cell>
              <table:table-cell office:value-type="float" office:value="2.5819018602891">
                <text:p>2.581901860289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52.0750846862793">
                <text:p>52.0750846862793</text:p>
              </table:table-cell>
              <table:table-cell office:value-type="float" office:value="2.58870752201324">
                <text:p>2.5887075220132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52.1457443237305">
                <text:p>52.1457443237305</text:p>
              </table:table-cell>
              <table:table-cell office:value-type="float" office:value="2.59551100182107">
                <text:p>2.5955110018210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52.2164001464844">
                <text:p>52.2164001464844</text:p>
              </table:table-cell>
              <table:table-cell office:value-type="float" office:value="2.60231182165073">
                <text:p>2.6023118216507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2.2870597839355">
                <text:p>52.2870597839355</text:p>
              </table:table-cell>
              <table:table-cell office:value-type="float" office:value="2.60911212598902">
                <text:p>2.6091121259890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52.3577156066895">
                <text:p>52.3577156066895</text:p>
              </table:table-cell>
              <table:table-cell office:value-type="float" office:value="2.61590809916923">
                <text:p>2.6159080991692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2.4283752441406">
                <text:p>52.4283752441406</text:p>
              </table:table-cell>
              <table:table-cell office:value-type="float" office:value="2.62270164719603">
                <text:p>2.6227016471960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2.4990348815918">
                <text:p>52.4990348815918</text:p>
              </table:table-cell>
              <table:table-cell office:value-type="float" office:value="2.62951195880045">
                <text:p>2.6295119588004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2.5696907043457">
                <text:p>52.5696907043457</text:p>
              </table:table-cell>
              <table:table-cell office:value-type="float" office:value="2.63636797622885">
                <text:p>2.6363679762288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52.6403503417969">
                <text:p>52.6403503417969</text:p>
              </table:table-cell>
              <table:table-cell office:value-type="float" office:value="2.64322287840644">
                <text:p>2.6432228784064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2.7110099792481">
                <text:p>52.7110099792481</text:p>
              </table:table-cell>
              <table:table-cell office:value-type="float" office:value="2.65011218724187">
                <text:p>2.6501121872418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52.781665802002">
                <text:p>52.781665802002</text:p>
              </table:table-cell>
              <table:table-cell office:value-type="float" office:value="2.65733990437546">
                <text:p>2.6573399043754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2.8523254394531">
                <text:p>52.8523254394531</text:p>
              </table:table-cell>
              <table:table-cell office:value-type="float" office:value="2.66455717869659">
                <text:p>2.6645571786965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2.9229850769043">
                <text:p>52.9229850769043</text:p>
              </table:table-cell>
              <table:table-cell office:value-type="float" office:value="2.67176376402277">
                <text:p>2.6717637640227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52.9936408996582">
                <text:p>52.9936408996582</text:p>
              </table:table-cell>
              <table:table-cell office:value-type="float" office:value="2.67896132174528">
                <text:p>2.6789613217452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3.0643005371094">
                <text:p>53.0643005371094</text:p>
              </table:table-cell>
              <table:table-cell office:value-type="float" office:value="2.6861465064582">
                <text:p>2.686146506458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53.1349563598633">
                <text:p>53.1349563598633</text:p>
              </table:table-cell>
              <table:table-cell office:value-type="float" office:value="2.69330071009417">
                <text:p>2.6933007100941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53.2056159973145">
                <text:p>53.2056159973145</text:p>
              </table:table-cell>
              <table:table-cell office:value-type="float" office:value="2.70042724780381">
                <text:p>2.7004272478038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53.2762718200684">
                <text:p>53.2762718200684</text:p>
              </table:table-cell>
              <table:table-cell office:value-type="float" office:value="2.70754351296393">
                <text:p>2.7075435129639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53.3469314575195">
                <text:p>53.3469314575195</text:p>
              </table:table-cell>
              <table:table-cell office:value-type="float" office:value="2.71465092562541">
                <text:p>2.7146509256254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53.4175910949707">
                <text:p>53.4175910949707</text:p>
              </table:table-cell>
              <table:table-cell office:value-type="float" office:value="2.72175138264366">
                <text:p>2.7217513826436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53.4882469177246">
                <text:p>53.4882469177246</text:p>
              </table:table-cell>
              <table:table-cell office:value-type="float" office:value="2.72884153593932">
                <text:p>2.7288415359393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53.5589065551758">
                <text:p>53.5589065551758</text:p>
              </table:table-cell>
              <table:table-cell office:value-type="float" office:value="2.73592280590094">
                <text:p>2.7359228059009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53.629566192627">
                <text:p>53.629566192627</text:p>
              </table:table-cell>
              <table:table-cell office:value-type="float" office:value="2.74299565936134">
                <text:p>2.7429956593613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53.7002220153809">
                <text:p>53.7002220153809</text:p>
              </table:table-cell>
              <table:table-cell office:value-type="float" office:value="2.75006127853856">
                <text:p>2.7500612785385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53.770881652832">
                <text:p>53.770881652832</text:p>
              </table:table-cell>
              <table:table-cell office:value-type="float" office:value="2.75703451054275">
                <text:p>2.7570345105427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53.8415374755859">
                <text:p>53.8415374755859</text:p>
              </table:table-cell>
              <table:table-cell office:value-type="float" office:value="2.7639709888409">
                <text:p>2.763970988840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53.9121971130371">
                <text:p>53.9121971130371</text:p>
              </table:table-cell>
              <table:table-cell office:value-type="float" office:value="2.77090344966524">
                <text:p>2.7709034496652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53.9828567504883">
                <text:p>53.9828567504883</text:p>
              </table:table-cell>
              <table:table-cell office:value-type="float" office:value="2.77782806417643">
                <text:p>2.7778280641764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54.0535125732422">
                <text:p>54.0535125732422</text:p>
              </table:table-cell>
              <table:table-cell office:value-type="float" office:value="2.78474648863916">
                <text:p>2.7847464886391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4.1241722106934">
                <text:p>54.1241722106934</text:p>
              </table:table-cell>
              <table:table-cell office:value-type="float" office:value="2.79165918630116">
                <text:p>2.7916591863011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54.1948318481445">
                <text:p>54.1948318481445</text:p>
              </table:table-cell>
              <table:table-cell office:value-type="float" office:value="2.79856733568395">
                <text:p>2.7985673356839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54.2654876708984">
                <text:p>54.2654876708984</text:p>
              </table:table-cell>
              <table:table-cell office:value-type="float" office:value="2.80546758704363">
                <text:p>2.8054675870436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4.3361473083496">
                <text:p>54.3361473083496</text:p>
              </table:table-cell>
              <table:table-cell office:value-type="float" office:value="2.81236183395008">
                <text:p>2.8123618339500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54.4068069458008">
                <text:p>54.4068069458008</text:p>
              </table:table-cell>
              <table:table-cell office:value-type="float" office:value="2.8191786365256">
                <text:p>2.819178636525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4.4774627685547">
                <text:p>54.4774627685547</text:p>
              </table:table-cell>
              <table:table-cell office:value-type="float" office:value="2.82598969498811">
                <text:p>2.8259896949881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54.5481224060059">
                <text:p>54.5481224060059</text:p>
              </table:table-cell>
              <table:table-cell office:value-type="float" office:value="2.83279909322751">
                <text:p>2.8327990932275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54.618782043457">
                <text:p>54.618782043457</text:p>
              </table:table-cell>
              <table:table-cell office:value-type="float" office:value="2.83960896309855">
                <text:p>2.8396089630985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54.6894378662109">
                <text:p>54.6894378662109</text:p>
              </table:table-cell>
              <table:table-cell office:value-type="float" office:value="2.84641547656472">
                <text:p>2.8464154765647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54.7600975036621">
                <text:p>54.7600975036621</text:p>
              </table:table-cell>
              <table:table-cell office:value-type="float" office:value="2.85322076737689">
                <text:p>2.8532207673768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54.830753326416">
                <text:p>54.830753326416</text:p>
              </table:table-cell>
              <table:table-cell office:value-type="float" office:value="2.86002434480395">
                <text:p>2.8600243448039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54.9014129638672">
                <text:p>54.9014129638672</text:p>
              </table:table-cell>
              <table:table-cell office:value-type="float" office:value="2.86682810440925">
                <text:p>2.8668281044092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54.9720726013184">
                <text:p>54.9720726013184</text:p>
              </table:table-cell>
              <table:table-cell office:value-type="float" office:value="2.87360302932139">
                <text:p>2.8736030293213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5.0427284240723">
                <text:p>55.0427284240723</text:p>
              </table:table-cell>
              <table:table-cell office:value-type="float" office:value="2.88027748968323">
                <text:p>2.8802774896832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55.1133880615234">
                <text:p>55.1133880615234</text:p>
              </table:table-cell>
              <table:table-cell office:value-type="float" office:value="2.8869573489183">
                <text:p>2.886957348918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55.1840438842774">
                <text:p>55.1840438842774</text:p>
              </table:table-cell>
              <table:table-cell office:value-type="float" office:value="2.89363926062169">
                <text:p>2.8936392606216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5.2547035217285">
                <text:p>55.2547035217285</text:p>
              </table:table-cell>
              <table:table-cell office:value-type="float" office:value="2.90032512484253">
                <text:p>2.9003251248425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55.3253593444824">
                <text:p>55.3253593444824</text:p>
              </table:table-cell>
              <table:table-cell office:value-type="float" office:value="2.90701469401968">
                <text:p>2.9070146940196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5.3960189819336">
                <text:p>55.3960189819336</text:p>
              </table:table-cell>
              <table:table-cell office:value-type="float" office:value="2.91370986842071">
                <text:p>2.9137098684207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5.4666786193848">
                <text:p>55.4666786193848</text:p>
              </table:table-cell>
              <table:table-cell office:value-type="float" office:value="2.9204070641701">
                <text:p>2.920407064170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5.5373344421387">
                <text:p>55.5373344421387</text:p>
              </table:table-cell>
              <table:table-cell office:value-type="float" office:value="2.92710794160826">
                <text:p>2.9271079416082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5.6079940795898">
                <text:p>55.6079940795898</text:p>
              </table:table-cell>
              <table:table-cell office:value-type="float" office:value="2.93377352306088">
                <text:p>2.9337735230608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5.6786499023437">
                <text:p>55.6786499023437</text:p>
              </table:table-cell>
              <table:table-cell office:value-type="float" office:value="2.94039143838126">
                <text:p>2.9403914383812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5.7493095397949">
                <text:p>55.7493095397949</text:p>
              </table:table-cell>
              <table:table-cell office:value-type="float" office:value="2.94701713135833">
                <text:p>2.9470171313583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5.8199691772461">
                <text:p>55.8199691772461</text:p>
              </table:table-cell>
              <table:table-cell office:value-type="float" office:value="2.95365274243795">
                <text:p>2.9536527424379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5.890625">
                <text:p>55.890625</text:p>
              </table:table-cell>
              <table:table-cell office:value-type="float" office:value="2.96029421738521">
                <text:p>2.9602942173852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5.9612846374512">
                <text:p>55.9612846374512</text:p>
              </table:table-cell>
              <table:table-cell office:value-type="float" office:value="2.96694393582606">
                <text:p>2.9669439358260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56.0319442749023">
                <text:p>56.0319442749023</text:p>
              </table:table-cell>
              <table:table-cell office:value-type="float" office:value="2.97360141693074">
                <text:p>2.9736014169307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6.1026000976563">
                <text:p>56.1026000976563</text:p>
              </table:table-cell>
              <table:table-cell office:value-type="float" office:value="2.98026856510528">
                <text:p>2.9802685651052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6.1732597351074">
                <text:p>56.1732597351074</text:p>
              </table:table-cell>
              <table:table-cell office:value-type="float" office:value="2.98694180105578">
                <text:p>2.9869418010557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6.2439193725586">
                <text:p>56.2439193725586</text:p>
              </table:table-cell>
              <table:table-cell office:value-type="float" office:value="2.9935812073513">
                <text:p>2.993581207351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6.3145751953125">
                <text:p>56.3145751953125</text:p>
              </table:table-cell>
              <table:table-cell office:value-type="float" office:value="3.00021018756063">
                <text:p>3.0002101875606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6.3852348327637">
                <text:p>56.3852348327637</text:p>
              </table:table-cell>
              <table:table-cell office:value-type="float" office:value="3.00684636626245">
                <text:p>3.0068463662624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6.4558944702148">
                <text:p>56.4558944702148</text:p>
              </table:table-cell>
              <table:table-cell office:value-type="float" office:value="3.01349093359322">
                <text:p>3.0134909335932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56.5265502929688">
                <text:p>56.5265502929688</text:p>
              </table:table-cell>
              <table:table-cell office:value-type="float" office:value="3.02014603294405">
                <text:p>3.0201460329440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56.5972099304199">
                <text:p>56.5972099304199</text:p>
              </table:table-cell>
              <table:table-cell office:value-type="float" office:value="3.02680785114404">
                <text:p>3.0268078511440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6.6678657531738">
                <text:p>56.6678657531738</text:p>
              </table:table-cell>
              <table:table-cell office:value-type="float" office:value="3.03347829291952">
                <text:p>3.0334782929195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6.738525390625">
                <text:p>56.738525390625</text:p>
              </table:table-cell>
              <table:table-cell office:value-type="float" office:value="3.04015711939866">
                <text:p>3.0401571193986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6.8091812133789">
                <text:p>56.8091812133789</text:p>
              </table:table-cell>
              <table:table-cell office:value-type="float" office:value="3.04684647413181">
                <text:p>3.0468464741318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6.8798408508301">
                <text:p>56.8798408508301</text:p>
              </table:table-cell>
              <table:table-cell office:value-type="float" office:value="3.05360012537211">
                <text:p>3.0536001253721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6.9505004882813">
                <text:p>56.9505004882813</text:p>
              </table:table-cell>
              <table:table-cell office:value-type="float" office:value="3.05905832760009">
                <text:p>3.0590583276000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7.0211563110352">
                <text:p>57.0211563110352</text:p>
              </table:table-cell>
              <table:table-cell office:value-type="float" office:value="3.06297538628663">
                <text:p>3.0629753862866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7.0918159484863">
                <text:p>57.0918159484863</text:p>
              </table:table-cell>
              <table:table-cell office:value-type="float" office:value="3.06689323947503">
                <text:p>3.0668932394750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7.1624717712402">
                <text:p>57.1624717712402</text:p>
              </table:table-cell>
              <table:table-cell office:value-type="float" office:value="3.07081260209624">
                <text:p>3.0708126020962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7.2331314086914">
                <text:p>57.2331314086914</text:p>
              </table:table-cell>
              <table:table-cell office:value-type="float" office:value="3.07473371322189">
                <text:p>3.0747337132218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7.3037910461426">
                <text:p>57.3037910461426</text:p>
              </table:table-cell>
              <table:table-cell office:value-type="float" office:value="3.07865728828631">
                <text:p>3.0786572882863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7.3744468688965">
                <text:p>57.3744468688965</text:p>
              </table:table-cell>
              <table:table-cell office:value-type="float" office:value="3.08258165883906">
                <text:p>3.0825816588390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7.4451065063477">
                <text:p>57.4451065063477</text:p>
              </table:table-cell>
              <table:table-cell office:value-type="float" office:value="3.0865236646635">
                <text:p>3.086523664663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7.5157661437988">
                <text:p>57.5157661437988</text:p>
              </table:table-cell>
              <table:table-cell office:value-type="float" office:value="3.09056344568227">
                <text:p>3.0905634456822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57.5864219665527">
                <text:p>57.5864219665527</text:p>
              </table:table-cell>
              <table:table-cell office:value-type="float" office:value="3.0946042460151">
                <text:p>3.094604246015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57.6570816040039">
                <text:p>57.6570816040039</text:p>
              </table:table-cell>
              <table:table-cell office:value-type="float" office:value="3.09864701937632">
                <text:p>3.0986470193763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57.7277412414551">
                <text:p>57.7277412414551</text:p>
              </table:table-cell>
              <table:table-cell office:value-type="float" office:value="3.1026924814843">
                <text:p>3.102692481484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57.798397064209">
                <text:p>57.798397064209</text:p>
              </table:table-cell>
              <table:table-cell office:value-type="float" office:value="3.10673896384296">
                <text:p>3.1067389638429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7.8690567016602">
                <text:p>57.8690567016602</text:p>
              </table:table-cell>
              <table:table-cell office:value-type="float" office:value="3.11078742017671">
                <text:p>3.1107874201767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7.9397163391113">
                <text:p>57.9397163391113</text:p>
              </table:table-cell>
              <table:table-cell office:value-type="float" office:value="3.11483761263726">
                <text:p>3.1148376126372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58.0103721618652">
                <text:p>58.0103721618652</text:p>
              </table:table-cell>
              <table:table-cell office:value-type="float" office:value="3.1188909714752">
                <text:p>3.118890971475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58.0810317993164">
                <text:p>58.0810317993164</text:p>
              </table:table-cell>
              <table:table-cell office:value-type="float" office:value="3.12299122679222">
                <text:p>3.1229912267922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58.1516876220703">
                <text:p>58.1516876220703</text:p>
              </table:table-cell>
              <table:table-cell office:value-type="float" office:value="3.12716964914257">
                <text:p>3.1271696491425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8.2223472595215">
                <text:p>58.2223472595215</text:p>
              </table:table-cell>
              <table:table-cell office:value-type="float" office:value="3.13135173567121">
                <text:p>3.1313517356712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58.2930068969727">
                <text:p>58.2930068969727</text:p>
              </table:table-cell>
              <table:table-cell office:value-type="float" office:value="3.1355353407278">
                <text:p>3.135535340727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58.3636627197266">
                <text:p>58.3636627197266</text:p>
              </table:table-cell>
              <table:table-cell office:value-type="float" office:value="3.13972141776038">
                <text:p>3.1397214177603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58.4343223571777">
                <text:p>58.4343223571777</text:p>
              </table:table-cell>
              <table:table-cell office:value-type="float" office:value="3.14391020482346">
                <text:p>3.1439102048234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8.5049781799316">
                <text:p>58.5049781799316</text:p>
              </table:table-cell>
              <table:table-cell office:value-type="float" office:value="3.14810241739916">
                <text:p>3.1481024173991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8.5756378173828">
                <text:p>58.5756378173828</text:p>
              </table:table-cell>
              <table:table-cell office:value-type="float" office:value="3.1522961480595">
                <text:p>3.152296148059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8.6462936401367">
                <text:p>58.6462936401367</text:p>
              </table:table-cell>
              <table:table-cell office:value-type="float" office:value="3.15649235012701">
                <text:p>3.1564923501270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8.7169532775879">
                <text:p>58.7169532775879</text:p>
              </table:table-cell>
              <table:table-cell office:value-type="float" office:value="3.16076827815886">
                <text:p>3.1607682781588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58.7876129150391">
                <text:p>58.7876129150391</text:p>
              </table:table-cell>
              <table:table-cell office:value-type="float" office:value="3.16509326771115">
                <text:p>3.1650932677111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58.858268737793">
                <text:p>58.858268737793</text:p>
              </table:table-cell>
              <table:table-cell office:value-type="float" office:value="3.16942022825582">
                <text:p>3.1694202282558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58.9289283752441">
                <text:p>58.9289283752441</text:p>
              </table:table-cell>
              <table:table-cell office:value-type="float" office:value="3.17374987518702">
                <text:p>3.1737498751870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58.9995880126953">
                <text:p>58.9995880126953</text:p>
              </table:table-cell>
              <table:table-cell office:value-type="float" office:value="3.17808030062562">
                <text:p>3.1780803006256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59.0702438354492">
                <text:p>59.0702438354492</text:p>
              </table:table-cell>
              <table:table-cell office:value-type="float" office:value="3.18241245850745">
                <text:p>3.1824124585074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59.1409034729004">
                <text:p>59.1409034729004</text:p>
              </table:table-cell>
              <table:table-cell office:value-type="float" office:value="3.18674658648115">
                <text:p>3.1867465864811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9.2115631103516">
                <text:p>59.2115631103516</text:p>
              </table:table-cell>
              <table:table-cell office:value-type="float" office:value="3.19108340014662">
                <text:p>3.1910834001466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59.2822189331055">
                <text:p>59.2822189331055</text:p>
              </table:table-cell>
              <table:table-cell office:value-type="float" office:value="3.1954209918296">
                <text:p>3.195420991829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59.3528785705566">
                <text:p>59.3528785705566</text:p>
              </table:table-cell>
              <table:table-cell office:value-type="float" office:value="3.19985743626438">
                <text:p>3.1998574362643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9.4235382080078">
                <text:p>59.4235382080078</text:p>
              </table:table-cell>
              <table:table-cell office:value-type="float" office:value="3.20431107103401">
                <text:p>3.2043110710340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9.4941940307617">
                <text:p>59.4941940307617</text:p>
              </table:table-cell>
              <table:table-cell office:value-type="float" office:value="3.20876256436728">
                <text:p>3.2087625643672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59.5648536682129">
                <text:p>59.5648536682129</text:p>
              </table:table-cell>
              <table:table-cell office:value-type="float" office:value="3.21321286983532">
                <text:p>3.2132128698353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59.6355133056641">
                <text:p>59.6355133056641</text:p>
              </table:table-cell>
              <table:table-cell office:value-type="float" office:value="3.21766198742668">
                <text:p>3.2176619874266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9.706169128418">
                <text:p>59.706169128418</text:p>
              </table:table-cell>
              <table:table-cell office:value-type="float" office:value="3.22211087106625">
                <text:p>3.2221108710662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59.7768287658691">
                <text:p>59.7768287658691</text:p>
              </table:table-cell>
              <table:table-cell office:value-type="float" office:value="3.2265576132225">
                <text:p>3.226557613222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9.847484588623">
                <text:p>59.847484588623</text:p>
              </table:table-cell>
              <table:table-cell office:value-type="float" office:value="3.23100292911578">
                <text:p>3.2310029291157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59.9181442260742">
                <text:p>59.9181442260742</text:p>
              </table:table-cell>
              <table:table-cell office:value-type="float" office:value="3.23544524217914">
                <text:p>3.2354452421791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59.9888000488281">
                <text:p>59.9888000488281</text:p>
              </table:table-cell>
              <table:table-cell office:value-type="float" office:value="3.23985090629986">
                <text:p>3.2398509062998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60.0594596862793">
                <text:p>60.0594596862793</text:p>
              </table:table-cell>
              <table:table-cell office:value-type="float" office:value="3.24425344535239">
                <text:p>3.2442534453523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60.1301193237305">
                <text:p>60.1301193237305</text:p>
              </table:table-cell>
              <table:table-cell office:value-type="float" office:value="3.24865405175354">
                <text:p>3.2486540517535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60.2007751464844">
                <text:p>60.2007751464844</text:p>
              </table:table-cell>
              <table:table-cell office:value-type="float" office:value="3.25305081810938">
                <text:p>3.2530508181093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60.2714347839356">
                <text:p>60.2714347839356</text:p>
              </table:table-cell>
              <table:table-cell office:value-type="float" office:value="3.25744445978243">
                <text:p>3.2574444597824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60.3420906066895">
                <text:p>60.3420906066895</text:p>
              </table:table-cell>
              <table:table-cell office:value-type="float" office:value="3.26183521543037">
                <text:p>3.2618352154303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60.4127502441406">
                <text:p>60.4127502441406</text:p>
              </table:table-cell>
              <table:table-cell office:value-type="float" office:value="3.26622403877272">
                <text:p>3.2662240387727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60.4834098815918">
                <text:p>60.4834098815918</text:p>
              </table:table-cell>
              <table:table-cell office:value-type="float" office:value="3.27060878441005">
                <text:p>3.2706087844100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60.5540657043457">
                <text:p>60.5540657043457</text:p>
              </table:table-cell>
              <table:table-cell office:value-type="float" office:value="3.27499851883343">
                <text:p>3.2749985188334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60.6247253417969">
                <text:p>60.6247253417969</text:p>
              </table:table-cell>
              <table:table-cell office:value-type="float" office:value="3.27940317746723">
                <text:p>3.2794031774672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60.6953849792481">
                <text:p>60.6953849792481</text:p>
              </table:table-cell>
              <table:table-cell office:value-type="float" office:value="3.2838028192362">
                <text:p>3.283802819236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60.766040802002">
                <text:p>60.766040802002</text:p>
              </table:table-cell>
              <table:table-cell office:value-type="float" office:value="3.28819887460822">
                <text:p>3.2881988746082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60.8367004394531">
                <text:p>60.8367004394531</text:p>
              </table:table-cell>
              <table:table-cell office:value-type="float" office:value="3.29259205899129">
                <text:p>3.2925920589912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60.9073600769043">
                <text:p>60.9073600769043</text:p>
              </table:table-cell>
              <table:table-cell office:value-type="float" office:value="3.29698046519631">
                <text:p>3.2969804651963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60.9780158996582">
                <text:p>60.9780158996582</text:p>
              </table:table-cell>
              <table:table-cell office:value-type="float" office:value="3.30136504732689">
                <text:p>3.3013650473268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61.0486755371094">
                <text:p>61.0486755371094</text:p>
              </table:table-cell>
              <table:table-cell office:value-type="float" office:value="3.30574580521216">
                <text:p>3.3057458052121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61.1193351745605">
                <text:p>61.1193351745605</text:p>
              </table:table-cell>
              <table:table-cell office:value-type="float" office:value="3.31012393114793">
                <text:p>3.3101239311479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61.1899909973145">
                <text:p>61.1899909973145</text:p>
              </table:table-cell>
              <table:table-cell office:value-type="float" office:value="3.3130612490229">
                <text:p>3.313061249022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61.2606506347656">
                <text:p>61.2606506347656</text:p>
              </table:table-cell>
              <table:table-cell office:value-type="float" office:value="3.31566881289908">
                <text:p>3.3156688128990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61.3313064575195">
                <text:p>61.3313064575195</text:p>
              </table:table-cell>
              <table:table-cell office:value-type="float" office:value="3.3182749865293">
                <text:p>3.318274986529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61.4019660949707">
                <text:p>61.4019660949707</text:p>
              </table:table-cell>
              <table:table-cell office:value-type="float" office:value="3.32087857726869">
                <text:p>3.3208785772686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61.4726219177246">
                <text:p>61.4726219177246</text:p>
              </table:table-cell>
              <table:table-cell office:value-type="float" office:value="3.32348030117342">
                <text:p>3.3234803011734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61.5432815551758">
                <text:p>61.5432815551758</text:p>
              </table:table-cell>
              <table:table-cell office:value-type="float" office:value="3.3260799195377">
                <text:p>3.326079919537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61.613941192627">
                <text:p>61.613941192627</text:p>
              </table:table-cell>
              <table:table-cell office:value-type="float" office:value="3.328678147762">
                <text:p>3.32867814776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61.6845970153809">
                <text:p>61.6845970153809</text:p>
              </table:table-cell>
              <table:table-cell office:value-type="float" office:value="3.33127379434922">
                <text:p>3.3312737943492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61.755256652832">
                <text:p>61.755256652832</text:p>
              </table:table-cell>
              <table:table-cell office:value-type="float" office:value="3.33386757405146">
                <text:p>3.3338675740514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61.8259124755859">
                <text:p>61.8259124755859</text:p>
              </table:table-cell>
              <table:table-cell office:value-type="float" office:value="3.33640692119946">
                <text:p>3.3364069211994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1.8965721130371">
                <text:p>61.8965721130371</text:p>
              </table:table-cell>
              <table:table-cell office:value-type="float" office:value="3.33893047313302">
                <text:p>3.3389304731330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61.9672317504883">
                <text:p>61.9672317504883</text:p>
              </table:table-cell>
              <table:table-cell office:value-type="float" office:value="3.34145338175682">
                <text:p>3.3414533817568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62.0378875732422">
                <text:p>62.0378875732422</text:p>
              </table:table-cell>
              <table:table-cell office:value-type="float" office:value="3.34397612450871">
                <text:p>3.3439761245087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62.1085472106934">
                <text:p>62.1085472106934</text:p>
              </table:table-cell>
              <table:table-cell office:value-type="float" office:value="3.34649727080431">
                <text:p>3.3464972708043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62.1792030334473">
                <text:p>62.1792030334473</text:p>
              </table:table-cell>
              <table:table-cell office:value-type="float" office:value="3.34901753675539">
                <text:p>3.3490175367553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62.2498626708984">
                <text:p>62.2498626708984</text:p>
              </table:table-cell>
              <table:table-cell office:value-type="float" office:value="3.35153692214449">
                <text:p>3.3515369221444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62.3205223083496">
                <text:p>62.3205223083496</text:p>
              </table:table-cell>
              <table:table-cell office:value-type="float" office:value="3.35405614338662">
                <text:p>3.3540561433866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62.3911781311035">
                <text:p>62.3911781311035</text:p>
              </table:table-cell>
              <table:table-cell office:value-type="float" office:value="3.35657227284293">
                <text:p>3.3565722728429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62.4618377685547">
                <text:p>62.4618377685547</text:p>
              </table:table-cell>
              <table:table-cell office:value-type="float" office:value="3.35901263536227">
                <text:p>3.3590126353622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62.5324974060059">
                <text:p>62.5324974060059</text:p>
              </table:table-cell>
              <table:table-cell office:value-type="float" office:value="3.36145125423752">
                <text:p>3.3614512542375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62.6031532287598">
                <text:p>62.6031532287598</text:p>
              </table:table-cell>
              <table:table-cell office:value-type="float" office:value="3.36388669789907">
                <text:p>3.3638866978990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62.6738128662109">
                <text:p>62.6738128662109</text:p>
              </table:table-cell>
              <table:table-cell office:value-type="float" office:value="3.36631968129709">
                <text:p>3.3663196812970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62.7444725036621">
                <text:p>62.7444725036621</text:p>
              </table:table-cell>
              <table:table-cell office:value-type="float" office:value="3.36874996459919">
                <text:p>3.3687499645991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62.815128326416">
                <text:p>62.815128326416</text:p>
              </table:table-cell>
              <table:table-cell office:value-type="float" office:value="3.37117850156084">
                <text:p>3.3711785015608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62.8857879638672">
                <text:p>62.8857879638672</text:p>
              </table:table-cell>
              <table:table-cell office:value-type="float" office:value="3.37360386013541">
                <text:p>3.3736038601354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62.9564476013184">
                <text:p>62.9564476013184</text:p>
              </table:table-cell>
              <table:table-cell office:value-type="float" office:value="3.37602699359002">
                <text:p>3.3760269935900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63.0271034240723">
                <text:p>63.0271034240723</text:p>
              </table:table-cell>
              <table:table-cell office:value-type="float" office:value="3.37846397796135">
                <text:p>3.3784639779613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63.0977630615234">
                <text:p>63.0977630615234</text:p>
              </table:table-cell>
              <table:table-cell office:value-type="float" office:value="3.38094348853156">
                <text:p>3.3809434885315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63.1684188842773">
                <text:p>63.1684188842773</text:p>
              </table:table-cell>
              <table:table-cell office:value-type="float" office:value="3.38341917902021">
                <text:p>3.3834191790202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63.2390785217285">
                <text:p>63.2390785217285</text:p>
              </table:table-cell>
              <table:table-cell office:value-type="float" office:value="3.3858917615773">
                <text:p>3.385891761577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63.3097343444824">
                <text:p>63.3097343444824</text:p>
              </table:table-cell>
              <table:table-cell office:value-type="float" office:value="3.38835956559602">
                <text:p>3.3883595655960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63.3803939819336">
                <text:p>63.3803939819336</text:p>
              </table:table-cell>
              <table:table-cell office:value-type="float" office:value="3.39082377990981">
                <text:p>3.3908237799098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63.4510536193848">
                <text:p>63.4510536193848</text:p>
              </table:table-cell>
              <table:table-cell office:value-type="float" office:value="3.39328392571953">
                <text:p>3.3932839257195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63.5217094421387">
                <text:p>63.5217094421387</text:p>
              </table:table-cell>
              <table:table-cell office:value-type="float" office:value="3.39574095459333">
                <text:p>3.3957409545933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63.5923690795898">
                <text:p>63.5923690795898</text:p>
              </table:table-cell>
              <table:table-cell office:value-type="float" office:value="3.39819343290287">
                <text:p>3.3981934329028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63.6630249023438">
                <text:p>63.6630249023438</text:p>
              </table:table-cell>
              <table:table-cell office:value-type="float" office:value="3.40071440813873">
                <text:p>3.4007144081387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63.7336845397949">
                <text:p>63.7336845397949</text:p>
              </table:table-cell>
              <table:table-cell office:value-type="float" office:value="3.4033053426367">
                <text:p>3.403305342636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63.8043441772461">
                <text:p>63.8043441772461</text:p>
              </table:table-cell>
              <table:table-cell office:value-type="float" office:value="3.40589010938691">
                <text:p>3.4058901093869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63.875">
                <text:p>63.875</text:p>
              </table:table-cell>
              <table:table-cell office:value-type="float" office:value="3.40846965720736">
                <text:p>3.4084696572073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63.9456596374512">
                <text:p>63.9456596374512</text:p>
              </table:table-cell>
              <table:table-cell office:value-type="float" office:value="3.41104374389108">
                <text:p>3.4110437438910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64.0163192749023">
                <text:p>64.0163192749023</text:p>
              </table:table-cell>
              <table:table-cell office:value-type="float" office:value="3.41361308098505">
                <text:p>3.4136130809850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64.0869750976563">
                <text:p>64.0869750976563</text:p>
              </table:table-cell>
              <table:table-cell office:value-type="float" office:value="3.41617647165838">
                <text:p>3.4161764716583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64.1576309204102">
                <text:p>64.1576309204102</text:p>
              </table:table-cell>
              <table:table-cell office:value-type="float" office:value="3.41873438941547">
                <text:p>3.4187343894154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64.2282943725586">
                <text:p>64.2282943725586</text:p>
              </table:table-cell>
              <table:table-cell office:value-type="float" office:value="3.42128778343947">
                <text:p>3.4212877834394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64.2989501953125">
                <text:p>64.2989501953125</text:p>
              </table:table-cell>
              <table:table-cell office:value-type="float" office:value="3.42395632481802">
                <text:p>3.4239563248180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64.3696060180664">
                <text:p>64.3696060180664</text:p>
              </table:table-cell>
              <table:table-cell office:value-type="float" office:value="3.42666340428125">
                <text:p>3.4266634042812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64.4402694702148">
                <text:p>64.4402694702148</text:p>
              </table:table-cell>
              <table:table-cell office:value-type="float" office:value="3.42936494565171">
                <text:p>3.4293649456517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64.5109252929688">
                <text:p>64.5109252929688</text:p>
              </table:table-cell>
              <table:table-cell office:value-type="float" office:value="3.43205975372023">
                <text:p>3.4320597537202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64.5815811157227">
                <text:p>64.5815811157227</text:p>
              </table:table-cell>
              <table:table-cell office:value-type="float" office:value="3.43474806359564">
                <text:p>3.4347480635956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64.6522445678711">
                <text:p>64.6522445678711</text:p>
              </table:table-cell>
              <table:table-cell office:value-type="float" office:value="3.43722742902895">
                <text:p>3.4372274290289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64.722900390625">
                <text:p>64.722900390625</text:p>
              </table:table-cell>
              <table:table-cell office:value-type="float" office:value="3.43842290795605">
                <text:p>3.4384229079560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64.7935562133789">
                <text:p>64.7935562133789</text:p>
              </table:table-cell>
              <table:table-cell office:value-type="float" office:value="3.43960995935609">
                <text:p>3.4396099593560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64.8642196655274">
                <text:p>64.8642196655274</text:p>
              </table:table-cell>
              <table:table-cell office:value-type="float" office:value="3.44078858138638">
                <text:p>3.4407885813863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64.9348754882813">
                <text:p>64.9348754882813</text:p>
              </table:table-cell>
              <table:table-cell office:value-type="float" office:value="3.44210885305422">
                <text:p>3.4421088530542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65.0055313110352">
                <text:p>65.0055313110352</text:p>
              </table:table-cell>
              <table:table-cell office:value-type="float" office:value="3.44342431573197">
                <text:p>3.4434243157319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65.0761947631836">
                <text:p>65.0761947631836</text:p>
              </table:table-cell>
              <table:table-cell office:value-type="float" office:value="3.44472982688688">
                <text:p>3.4447298268868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65.1468505859375">
                <text:p>65.1468505859375</text:p>
              </table:table-cell>
              <table:table-cell office:value-type="float" office:value="3.44602538603252">
                <text:p>3.4460253860325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65.2175064086914">
                <text:p>65.2175064086914</text:p>
              </table:table-cell>
              <table:table-cell office:value-type="float" office:value="3.4473107535122">
                <text:p>3.447310753512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65.2881698608398">
                <text:p>65.2881698608398</text:p>
              </table:table-cell>
              <table:table-cell office:value-type="float" office:value="3.44858616716891">
                <text:p>3.4485861671689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65.3588256835937">
                <text:p>65.3588256835937</text:p>
              </table:table-cell>
              <table:table-cell office:value-type="float" office:value="3.44985162635999">
                <text:p>3.4498516263599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65.4294815063477">
                <text:p>65.4294815063477</text:p>
              </table:table-cell>
              <table:table-cell office:value-type="float" office:value="3.45110713022703">
                <text:p>3.4511071302270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65.5001373291016">
                <text:p>65.5001373291016</text:p>
              </table:table-cell>
              <table:table-cell office:value-type="float" office:value="3.4523676619484">
                <text:p>3.452367661948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65.57080078125">
                <text:p>65.57080078125</text:p>
              </table:table-cell>
              <table:table-cell office:value-type="float" office:value="3.45367789686917">
                <text:p>3.4536778968691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65.6414566040039">
                <text:p>65.6414566040039</text:p>
              </table:table-cell>
              <table:table-cell office:value-type="float" office:value="3.45497644597108">
                <text:p>3.4549764459710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65.7121124267578">
                <text:p>65.7121124267578</text:p>
              </table:table-cell>
              <table:table-cell office:value-type="float" office:value="3.45626307047433">
                <text:p>3.4562630704743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65.7827758789063">
                <text:p>65.7827758789063</text:p>
              </table:table-cell>
              <table:table-cell office:value-type="float" office:value="3.45753777044582">
                <text:p>3.4575377704458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65.8534317016602">
                <text:p>65.8534317016602</text:p>
              </table:table-cell>
              <table:table-cell office:value-type="float" office:value="3.45880054586462">
                <text:p>3.4588005458646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65.9240875244141">
                <text:p>65.9240875244141</text:p>
              </table:table-cell>
              <table:table-cell office:value-type="float" office:value="3.46005163524713">
                <text:p>3.4600516352471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65.994743347168">
                <text:p>65.994743347168</text:p>
              </table:table-cell>
              <table:table-cell office:value-type="float" office:value="3.4612907997222">
                <text:p>3.461290799722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66.0654067993164">
                <text:p>66.0654067993164</text:p>
              </table:table-cell>
              <table:table-cell office:value-type="float" office:value="3.46251803945046">
                <text:p>3.4625180394504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66.1360626220703">
                <text:p>66.1360626220703</text:p>
              </table:table-cell>
              <table:table-cell office:value-type="float" office:value="3.46369016983333">
                <text:p>3.4636901698333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66.2067184448242">
                <text:p>66.2067184448242</text:p>
              </table:table-cell>
              <table:table-cell office:value-type="float" office:value="3.46479377322191">
                <text:p>3.4647937732219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66.2773818969727">
                <text:p>66.2773818969727</text:p>
              </table:table-cell>
              <table:table-cell office:value-type="float" office:value="3.46588472539139">
                <text:p>3.4658847253913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6.3480377197266">
                <text:p>66.3480377197266</text:p>
              </table:table-cell>
              <table:table-cell office:value-type="float" office:value="3.46696374015903">
                <text:p>3.4669637401590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66.4186935424805">
                <text:p>66.4186935424805</text:p>
              </table:table-cell>
              <table:table-cell office:value-type="float" office:value="3.46803033912805">
                <text:p>3.4680303391280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66.4893569946289">
                <text:p>66.4893569946289</text:p>
              </table:table-cell>
              <table:table-cell office:value-type="float" office:value="3.46908475930689">
                <text:p>3.4690847593068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66.5600128173828">
                <text:p>66.5600128173828</text:p>
              </table:table-cell>
              <table:table-cell office:value-type="float" office:value="3.47012652257544">
                <text:p>3.4701265225754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66.6306686401367">
                <text:p>66.6306686401367</text:p>
              </table:table-cell>
              <table:table-cell office:value-type="float" office:value="3.47115634268623">
                <text:p>3.4711563426862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66.7013320922852">
                <text:p>66.7013320922852</text:p>
              </table:table-cell>
              <table:table-cell office:value-type="float" office:value="3.47217374146368">
                <text:p>3.4721737414636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66.7719879150391">
                <text:p>66.7719879150391</text:p>
              </table:table-cell>
              <table:table-cell office:value-type="float" office:value="3.47307499459125">
                <text:p>3.4730749945912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66.842643737793">
                <text:p>66.842643737793</text:p>
              </table:table-cell>
              <table:table-cell office:value-type="float" office:value="3.47391316492205">
                <text:p>3.4739131649220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66.9133071899414">
                <text:p>66.9133071899414</text:p>
              </table:table-cell>
              <table:table-cell office:value-type="float" office:value="3.47473893996192">
                <text:p>3.4747389399619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66.9839630126953">
                <text:p>66.9839630126953</text:p>
              </table:table-cell>
              <table:table-cell office:value-type="float" office:value="3.47555279281715">
                <text:p>3.4755527928171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67.0546188354492">
                <text:p>67.0546188354492</text:p>
              </table:table-cell>
              <table:table-cell office:value-type="float" office:value="3.47635448205633">
                <text:p>3.4763544820563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67.1252822875977">
                <text:p>67.1252822875977</text:p>
              </table:table-cell>
              <table:table-cell office:value-type="float" office:value="3.47714424257985">
                <text:p>3.4771442425798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67.1959381103516">
                <text:p>67.1959381103516</text:p>
              </table:table-cell>
              <table:table-cell office:value-type="float" office:value="3.47792159403446">
                <text:p>3.4779215940344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67.2665939331055">
                <text:p>67.2665939331055</text:p>
              </table:table-cell>
              <table:table-cell office:value-type="float" office:value="3.47868701032187">
                <text:p>3.4786870103218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67.3372497558594">
                <text:p>67.3372497558594</text:p>
              </table:table-cell>
              <table:table-cell office:value-type="float" office:value="3.47944048796561">
                <text:p>3.4794404879656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67.4079132080078">
                <text:p>67.4079132080078</text:p>
              </table:table-cell>
              <table:table-cell office:value-type="float" office:value="3.47986845660237">
                <text:p>3.4798684566023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67.4785690307617">
                <text:p>67.4785690307617</text:p>
              </table:table-cell>
              <table:table-cell office:value-type="float" office:value="3.48025452221177">
                <text:p>3.4802545222117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67.5492248535156">
                <text:p>67.5492248535156</text:p>
              </table:table-cell>
              <table:table-cell office:value-type="float" office:value="3.48063196317805">
                <text:p>3.4806319631780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67.6198883056641">
                <text:p>67.6198883056641</text:p>
              </table:table-cell>
              <table:table-cell office:value-type="float" office:value="3.48100005966444">
                <text:p>3.4810000596644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67.690544128418">
                <text:p>67.690544128418</text:p>
              </table:table-cell>
              <table:table-cell office:value-type="float" office:value="3.48135928358357">
                <text:p>3.4813592835835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67.7611999511719">
                <text:p>67.7611999511719</text:p>
              </table:table-cell>
              <table:table-cell office:value-type="float" office:value="3.48170963093292">
                <text:p>3.4817096309329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67.8318634033203">
                <text:p>67.8318634033203</text:p>
              </table:table-cell>
              <table:table-cell office:value-type="float" office:value="3.48205109681589">
                <text:p>3.4820510968158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67.9025192260742">
                <text:p>67.9025192260742</text:p>
              </table:table-cell>
              <table:table-cell office:value-type="float" office:value="3.48238343923722">
                <text:p>3.4823834392372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67.9731750488281">
                <text:p>67.9731750488281</text:p>
              </table:table-cell>
              <table:table-cell office:value-type="float" office:value="3.48265909202373">
                <text:p>3.4826590920237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68.0438385009766">
                <text:p>68.0438385009766</text:p>
              </table:table-cell>
              <table:table-cell office:value-type="float" office:value="3.48263688105576">
                <text:p>3.4826368810557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68.1144943237305">
                <text:p>68.1144943237305</text:p>
              </table:table-cell>
              <table:table-cell office:value-type="float" office:value="3.48261027147588">
                <text:p>3.4826102714758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68.1851501464844">
                <text:p>68.1851501464844</text:p>
              </table:table-cell>
              <table:table-cell office:value-type="float" office:value="3.48199505609978">
                <text:p>3.4819950560997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68.2558135986328">
                <text:p>68.2558135986328</text:p>
              </table:table-cell>
              <table:table-cell office:value-type="float" office:value="3.48064768888126">
                <text:p>3.4806476888812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68.3264694213867">
                <text:p>68.3264694213867</text:p>
              </table:table-cell>
              <table:table-cell office:value-type="float" office:value="3.47928995637746">
                <text:p>3.4792899563774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68.3971252441406">
                <text:p>68.3971252441406</text:p>
              </table:table-cell>
              <table:table-cell office:value-type="float" office:value="3.47792161665948">
                <text:p>3.4779216166594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68.4677810668945">
                <text:p>68.4677810668945</text:p>
              </table:table-cell>
              <table:table-cell office:value-type="float" office:value="3.47654266595348">
                <text:p>3.4765426659534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68.538444519043">
                <text:p>68.538444519043</text:p>
              </table:table-cell>
              <table:table-cell office:value-type="float" office:value="3.47515286248837">
                <text:p>3.4751528624883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68.6091003417969">
                <text:p>68.6091003417969</text:p>
              </table:table-cell>
              <table:table-cell office:value-type="float" office:value="3.47345643991974">
                <text:p>3.4734564399197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68.6797561645508">
                <text:p>68.6797561645508</text:p>
              </table:table-cell>
              <table:table-cell office:value-type="float" office:value="3.47125881481857">
                <text:p>3.4712588148185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68.7504196166992">
                <text:p>68.7504196166992</text:p>
              </table:table-cell>
              <table:table-cell office:value-type="float" office:value="3.46905122911166">
                <text:p>3.4690512291116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68.8210754394531">
                <text:p>68.8210754394531</text:p>
              </table:table-cell>
              <table:table-cell office:value-type="float" office:value="3.46683391989439">
                <text:p>3.4668339198943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68.891731262207">
                <text:p>68.891731262207</text:p>
              </table:table-cell>
              <table:table-cell office:value-type="float" office:value="3.46460688516138">
                <text:p>3.4646068851613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68.9623870849609">
                <text:p>68.9623870849609</text:p>
              </table:table-cell>
              <table:table-cell office:value-type="float" office:value="3.46237012294984">
                <text:p>3.4623701229498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69.0330505371094">
                <text:p>69.0330505371094</text:p>
              </table:table-cell>
              <table:table-cell office:value-type="float" office:value="3.46012339295663">
                <text:p>3.4601233929566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69.1037063598633">
                <text:p>69.1037063598633</text:p>
              </table:table-cell>
              <table:table-cell office:value-type="float" office:value="3.45786693310854">
                <text:p>3.4578669331085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69.1743621826172">
                <text:p>69.1743621826172</text:p>
              </table:table-cell>
              <table:table-cell office:value-type="float" office:value="3.45560074132072">
                <text:p>3.4556007413207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69.2450256347656">
                <text:p>69.2450256347656</text:p>
              </table:table-cell>
              <table:table-cell office:value-type="float" office:value="3.45351392951224">
                <text:p>3.4535139295122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69.3156814575195">
                <text:p>69.3156814575195</text:p>
              </table:table-cell>
              <table:table-cell office:value-type="float" office:value="3.45154100636123">
                <text:p>3.4515410063612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9.3863372802734">
                <text:p>69.3863372802734</text:p>
              </table:table-cell>
              <table:table-cell office:value-type="float" office:value="3.44956179993863">
                <text:p>3.4495617999386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69.4570007324219">
                <text:p>69.4570007324219</text:p>
              </table:table-cell>
              <table:table-cell office:value-type="float" office:value="3.4475765484897">
                <text:p>3.447576548489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69.5276565551758">
                <text:p>69.5276565551758</text:p>
              </table:table-cell>
              <table:table-cell office:value-type="float" office:value="3.44558549253587">
                <text:p>3.4455854925358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69.5983123779297">
                <text:p>69.5983123779297</text:p>
              </table:table-cell>
              <table:table-cell office:value-type="float" office:value="3.44358839354059">
                <text:p>3.4435883935405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69.6689758300781">
                <text:p>69.6689758300781</text:p>
              </table:table-cell>
              <table:table-cell office:value-type="float" office:value="3.44158549078719">
                <text:p>3.4415854907871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69.739631652832">
                <text:p>69.739631652832</text:p>
              </table:table-cell>
              <table:table-cell office:value-type="float" office:value="3.43957606890275">
                <text:p>3.4395760689027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69.8102874755859">
                <text:p>69.8102874755859</text:p>
              </table:table-cell>
              <table:table-cell office:value-type="float" office:value="3.43756108383504">
                <text:p>3.437561083835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